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58" table:style-name="ta1">
        <table:shapes>
          <draw:frame draw:z-index="0" draw:style-name="gr1" draw:text-style-name="P1" svg:width="159.99mm" svg:height="89.99mm" svg:x="136.82mm" svg:y="88.99mm">
            <loext:p draw:notify-on-update-of-ranges="test158.B2:test158.B1148 test158.C1:test158.C1 test158.C2:test158.C1148 test158.D1:test158.D1 test158.D2:test158.D11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16.78mm" svg:y="0.01mm">
            <loext:p draw:notify-on-update-of-ranges="test158.B2:test158.B1148 test158.F1:test158.F1 test158.F2:test158.F11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2.64mm" svg:height="89.99mm" svg:x="325.85mm" svg:y="88.19mm">
            <loext:p draw:notify-on-update-of-ranges="test158.B2:test158.B1148 test158.G1:test158.G1 test158.G2:test158.G114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36.9mm" svg:y="1mm">
            <loext:p draw:notify-on-update-of-ranges="test158.G1:test158.G1 test158.G2:test158.G1148 test158.C1:test158.C1 test158.C2:test158.C1148 test158.G1:test158.G1 test158.G2:test158.G1148 test158.D1:test158.D1 test158.D2:test158.D11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33</text:p>
          </table:table-cell>
          <table:table-cell office:value-type="float" office:value="0.096677" calcext:value-type="float">
            <text:p>0.096677</text:p>
          </table:table-cell>
          <table:table-cell office:value-type="float" office:value="0.070981" calcext:value-type="float">
            <text:p>0.070981</text:p>
          </table:table-cell>
          <table:table-cell office:value-type="float" office:value="0" calcext:value-type="float">
            <text:p>0</text:p>
          </table:table-cell>
          <table:table-cell office:value-type="float" office:value="442812" calcext:value-type="float">
            <text:p>4428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34</text:p>
          </table:table-cell>
          <table:table-cell office:value-type="float" office:value="0.200403" calcext:value-type="float">
            <text:p>0.200403</text:p>
          </table:table-cell>
          <table:table-cell office:value-type="float" office:value="0.056056" calcext:value-type="float">
            <text:p>0.056056</text:p>
          </table:table-cell>
          <table:table-cell office:value-type="float" office:value="0" calcext:value-type="float">
            <text:p>0</text:p>
          </table:table-cell>
          <table:table-cell office:value-type="float" office:value="145588" calcext:value-type="float">
            <text:p>14558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35</text:p>
          </table:table-cell>
          <table:table-cell office:value-type="float" office:value="0.073718" calcext:value-type="float">
            <text:p>0.073718</text:p>
          </table:table-cell>
          <table:table-cell office:value-type="float" office:value="0.046869" calcext:value-type="float">
            <text:p>0.046869</text:p>
          </table:table-cell>
          <table:table-cell office:value-type="float" office:value="0" calcext:value-type="float">
            <text:p>0</text:p>
          </table:table-cell>
          <table:table-cell office:value-type="float" office:value="225869" calcext:value-type="float">
            <text:p>22586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36</text:p>
          </table:table-cell>
          <table:table-cell office:value-type="float" office:value="0.052899" calcext:value-type="float">
            <text:p>0.052899</text:p>
          </table:table-cell>
          <table:table-cell office:value-type="float" office:value="0.019857" calcext:value-type="float">
            <text:p>0.019857</text:p>
          </table:table-cell>
          <table:table-cell office:value-type="float" office:value="0" calcext:value-type="float">
            <text:p>0</text:p>
          </table:table-cell>
          <table:table-cell office:value-type="float" office:value="81794" calcext:value-type="float">
            <text:p>8179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37</text:p>
          </table:table-cell>
          <table:table-cell office:value-type="float" office:value="0.018264" calcext:value-type="float">
            <text:p>0.018264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0" calcext:value-type="float">
            <text:p>0</text:p>
          </table:table-cell>
          <table:table-cell office:value-type="float" office:value="75181" calcext:value-type="float">
            <text:p>7518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38</text:p>
          </table:table-cell>
          <table:table-cell office:value-type="float" office:value="0.187639" calcext:value-type="float">
            <text:p>0.187639</text:p>
          </table:table-cell>
          <table:table-cell office:value-type="float" office:value="0.102572" calcext:value-type="float">
            <text:p>0.102572</text:p>
          </table:table-cell>
          <table:table-cell office:value-type="float" office:value="0" calcext:value-type="float">
            <text:p>0</text:p>
          </table:table-cell>
          <table:table-cell office:value-type="float" office:value="283953" calcext:value-type="float">
            <text:p>28395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39</text:p>
          </table:table-cell>
          <table:table-cell office:value-type="float" office:value="0.138713" calcext:value-type="float">
            <text:p>0.138713</text:p>
          </table:table-cell>
          <table:table-cell office:value-type="float" office:value="0.04036" calcext:value-type="float">
            <text:p>0.04036</text:p>
          </table:table-cell>
          <table:table-cell office:value-type="float" office:value="0" calcext:value-type="float">
            <text:p>0</text:p>
          </table:table-cell>
          <table:table-cell office:value-type="float" office:value="128763" calcext:value-type="float">
            <text:p>12876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0</text:p>
          </table:table-cell>
          <table:table-cell office:value-type="float" office:value="0.017734" calcext:value-type="float">
            <text:p>0.01773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" calcext:value-type="float">
            <text:p>0</text:p>
          </table:table-cell>
          <table:table-cell office:value-type="float" office:value="62922" calcext:value-type="float">
            <text:p>6292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1</text:p>
          </table:table-cell>
          <table:table-cell office:value-type="float" office:value="0.080676" calcext:value-type="float">
            <text:p>0.080676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" calcext:value-type="float">
            <text:p>0</text:p>
          </table:table-cell>
          <table:table-cell office:value-type="float" office:value="186584" calcext:value-type="float">
            <text:p>18658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2</text:p>
          </table:table-cell>
          <table:table-cell office:value-type="float" office:value="0.201088" calcext:value-type="float">
            <text:p>0.201088</text:p>
          </table:table-cell>
          <table:table-cell office:value-type="float" office:value="0.078629" calcext:value-type="float">
            <text:p>0.078629</text:p>
          </table:table-cell>
          <table:table-cell office:value-type="float" office:value="0" calcext:value-type="float">
            <text:p>0</text:p>
          </table:table-cell>
          <table:table-cell office:value-type="float" office:value="243655" calcext:value-type="float">
            <text:p>243655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3</text:p>
          </table:table-cell>
          <table:table-cell office:value-type="float" office:value="0.581086" calcext:value-type="float">
            <text:p>0.581086</text:p>
          </table:table-cell>
          <table:table-cell office:value-type="float" office:value="0.48485" calcext:value-type="float">
            <text:p>0.48485</text:p>
          </table:table-cell>
          <table:table-cell office:value-type="float" office:value="0" calcext:value-type="float">
            <text:p>0</text:p>
          </table:table-cell>
          <table:table-cell office:value-type="float" office:value="501346" calcext:value-type="float">
            <text:p>50134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4</text:p>
          </table:table-cell>
          <table:table-cell office:value-type="float" office:value="0.665439" calcext:value-type="float">
            <text:p>0.665439</text:p>
          </table:table-cell>
          <table:table-cell office:value-type="float" office:value="0.746813" calcext:value-type="float">
            <text:p>0.746813</text:p>
          </table:table-cell>
          <table:table-cell office:value-type="float" office:value="0" calcext:value-type="float">
            <text:p>0</text:p>
          </table:table-cell>
          <table:table-cell office:value-type="float" office:value="478028" calcext:value-type="float">
            <text:p>478028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5</text:p>
          </table:table-cell>
          <table:table-cell office:value-type="float" office:value="0.69882" calcext:value-type="float">
            <text:p>0.69882</text:p>
          </table:table-cell>
          <table:table-cell office:value-type="float" office:value="1.020517" calcext:value-type="float">
            <text:p>1.020517</text:p>
          </table:table-cell>
          <table:table-cell office:value-type="float" office:value="0" calcext:value-type="float">
            <text:p>0</text:p>
          </table:table-cell>
          <table:table-cell office:value-type="float" office:value="503406" calcext:value-type="float">
            <text:p>50340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6</text:p>
          </table:table-cell>
          <table:table-cell office:value-type="float" office:value="0.429168" calcext:value-type="float">
            <text:p>0.429168</text:p>
          </table:table-cell>
          <table:table-cell office:value-type="float" office:value="0.889636" calcext:value-type="float">
            <text:p>0.889636</text:p>
          </table:table-cell>
          <table:table-cell office:value-type="float" office:value="0" calcext:value-type="float">
            <text:p>0</text:p>
          </table:table-cell>
          <table:table-cell office:value-type="float" office:value="390355" calcext:value-type="float">
            <text:p>39035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7</text:p>
          </table:table-cell>
          <table:table-cell office:value-type="float" office:value="0.27438" calcext:value-type="float">
            <text:p>0.27438</text:p>
          </table:table-cell>
          <table:table-cell office:value-type="float" office:value="0.342291" calcext:value-type="float">
            <text:p>0.342291</text:p>
          </table:table-cell>
          <table:table-cell office:value-type="float" office:value="0" calcext:value-type="float">
            <text:p>0</text:p>
          </table:table-cell>
          <table:table-cell office:value-type="float" office:value="179222" calcext:value-type="float">
            <text:p>17922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8</text:p>
          </table:table-cell>
          <table:table-cell office:value-type="float" office:value="0.498113" calcext:value-type="float">
            <text:p>0.498113</text:p>
          </table:table-cell>
          <table:table-cell office:value-type="float" office:value="0.437984" calcext:value-type="float">
            <text:p>0.437984</text:p>
          </table:table-cell>
          <table:table-cell office:value-type="float" office:value="0" calcext:value-type="float">
            <text:p>0</text:p>
          </table:table-cell>
          <table:table-cell office:value-type="float" office:value="271650" calcext:value-type="float">
            <text:p>27165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49</text:p>
          </table:table-cell>
          <table:table-cell office:value-type="float" office:value="0.174478" calcext:value-type="float">
            <text:p>0.174478</text:p>
          </table:table-cell>
          <table:table-cell office:value-type="float" office:value="0.081046" calcext:value-type="float">
            <text:p>0.081046</text:p>
          </table:table-cell>
          <table:table-cell office:value-type="float" office:value="0" calcext:value-type="float">
            <text:p>0</text:p>
          </table:table-cell>
          <table:table-cell office:value-type="float" office:value="81709" calcext:value-type="float">
            <text:p>8170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0</text:p>
          </table:table-cell>
          <table:table-cell office:value-type="float" office:value="0.383973" calcext:value-type="float">
            <text:p>0.383973</text:p>
          </table:table-cell>
          <table:table-cell office:value-type="float" office:value="0.624155" calcext:value-type="float">
            <text:p>0.624155</text:p>
          </table:table-cell>
          <table:table-cell office:value-type="float" office:value="0" calcext:value-type="float">
            <text:p>0</text:p>
          </table:table-cell>
          <table:table-cell office:value-type="float" office:value="372630" calcext:value-type="float">
            <text:p>372630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1</text:p>
          </table:table-cell>
          <table:table-cell office:value-type="float" office:value="0.680495" calcext:value-type="float">
            <text:p>0.680495</text:p>
          </table:table-cell>
          <table:table-cell office:value-type="float" office:value="1.075891" calcext:value-type="float">
            <text:p>1.075891</text:p>
          </table:table-cell>
          <table:table-cell office:value-type="float" office:value="0" calcext:value-type="float">
            <text:p>0</text:p>
          </table:table-cell>
          <table:table-cell office:value-type="float" office:value="476866" calcext:value-type="float">
            <text:p>4768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2</text:p>
          </table:table-cell>
          <table:table-cell office:value-type="float" office:value="0.610656" calcext:value-type="float">
            <text:p>0.610656</text:p>
          </table:table-cell>
          <table:table-cell office:value-type="float" office:value="1.020837" calcext:value-type="float">
            <text:p>1.020837</text:p>
          </table:table-cell>
          <table:table-cell office:value-type="float" office:value="0" calcext:value-type="float">
            <text:p>0</text:p>
          </table:table-cell>
          <table:table-cell office:value-type="float" office:value="486038" calcext:value-type="float">
            <text:p>48603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3</text:p>
          </table:table-cell>
          <table:table-cell office:value-type="float" office:value="0.455668" calcext:value-type="float">
            <text:p>0.455668</text:p>
          </table:table-cell>
          <table:table-cell office:value-type="float" office:value="0.586171" calcext:value-type="float">
            <text:p>0.586171</text:p>
          </table:table-cell>
          <table:table-cell office:value-type="float" office:value="0" calcext:value-type="float">
            <text:p>0</text:p>
          </table:table-cell>
          <table:table-cell office:value-type="float" office:value="304661" calcext:value-type="float">
            <text:p>304661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4</text:p>
          </table:table-cell>
          <table:table-cell office:value-type="float" office:value="0.442084" calcext:value-type="float">
            <text:p>0.442084</text:p>
          </table:table-cell>
          <table:table-cell office:value-type="float" office:value="0.501772" calcext:value-type="float">
            <text:p>0.501772</text:p>
          </table:table-cell>
          <table:table-cell office:value-type="float" office:value="0" calcext:value-type="float">
            <text:p>0</text:p>
          </table:table-cell>
          <table:table-cell office:value-type="float" office:value="306029" calcext:value-type="float">
            <text:p>30602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5</text:p>
          </table:table-cell>
          <table:table-cell office:value-type="float" office:value="0.201477" calcext:value-type="float">
            <text:p>0.201477</text:p>
          </table:table-cell>
          <table:table-cell office:value-type="float" office:value="0.149583" calcext:value-type="float">
            <text:p>0.149583</text:p>
          </table:table-cell>
          <table:table-cell office:value-type="float" office:value="0" calcext:value-type="float">
            <text:p>0</text:p>
          </table:table-cell>
          <table:table-cell office:value-type="float" office:value="117022" calcext:value-type="float">
            <text:p>11702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6</text:p>
          </table:table-cell>
          <table:table-cell office:value-type="float" office:value="0.178734" calcext:value-type="float">
            <text:p>0.178734</text:p>
          </table:table-cell>
          <table:table-cell office:value-type="float" office:value="0.075212" calcext:value-type="float">
            <text:p>0.075212</text:p>
          </table:table-cell>
          <table:table-cell office:value-type="float" office:value="0" calcext:value-type="float">
            <text:p>0</text:p>
          </table:table-cell>
          <table:table-cell office:value-type="float" office:value="127065" calcext:value-type="float">
            <text:p>12706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7</text:p>
          </table:table-cell>
          <table:table-cell office:value-type="float" office:value="0.247535" calcext:value-type="float">
            <text:p>0.247535</text:p>
          </table:table-cell>
          <table:table-cell office:value-type="float" office:value="0.061949" calcext:value-type="float">
            <text:p>0.061949</text:p>
          </table:table-cell>
          <table:table-cell office:value-type="float" office:value="0" calcext:value-type="float">
            <text:p>0</text:p>
          </table:table-cell>
          <table:table-cell office:value-type="float" office:value="253219" calcext:value-type="float">
            <text:p>253219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8</text:p>
          </table:table-cell>
          <table:table-cell office:value-type="float" office:value="0.110407" calcext:value-type="float">
            <text:p>0.110407</text:p>
          </table:table-cell>
          <table:table-cell office:value-type="float" office:value="0.032609" calcext:value-type="float">
            <text:p>0.032609</text:p>
          </table:table-cell>
          <table:table-cell office:value-type="float" office:value="0" calcext:value-type="float">
            <text:p>0</text:p>
          </table:table-cell>
          <table:table-cell office:value-type="float" office:value="208470" calcext:value-type="float">
            <text:p>20847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8:59</text:p>
          </table:table-cell>
          <table:table-cell office:value-type="float" office:value="5.37214" calcext:value-type="float">
            <text:p>5.37214</text:p>
          </table:table-cell>
          <table:table-cell office:value-type="float" office:value="11.687846" calcext:value-type="float">
            <text:p>11.687846</text:p>
          </table:table-cell>
          <table:table-cell office:value-type="float" office:value="0" calcext:value-type="float">
            <text:p>0</text:p>
          </table:table-cell>
          <table:table-cell office:value-type="float" office:value="5450828" calcext:value-type="float">
            <text:p>5450828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0</text:p>
          </table:table-cell>
          <table:table-cell office:value-type="float" office:value="3.846702" calcext:value-type="float">
            <text:p>3.846702</text:p>
          </table:table-cell>
          <table:table-cell office:value-type="float" office:value="6.510667" calcext:value-type="float">
            <text:p>6.510667</text:p>
          </table:table-cell>
          <table:table-cell office:value-type="float" office:value="0" calcext:value-type="float">
            <text:p>0</text:p>
          </table:table-cell>
          <table:table-cell office:value-type="float" office:value="2980496" calcext:value-type="float">
            <text:p>298049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1</text:p>
          </table:table-cell>
          <table:table-cell office:value-type="float" office:value="0.937808" calcext:value-type="float">
            <text:p>0.937808</text:p>
          </table:table-cell>
          <table:table-cell office:value-type="float" office:value="0.267476" calcext:value-type="float">
            <text:p>0.267476</text:p>
          </table:table-cell>
          <table:table-cell office:value-type="float" office:value="0" calcext:value-type="float">
            <text:p>0</text:p>
          </table:table-cell>
          <table:table-cell office:value-type="float" office:value="294273" calcext:value-type="float">
            <text:p>29427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2</text:p>
          </table:table-cell>
          <table:table-cell office:value-type="float" office:value="5.268873" calcext:value-type="float">
            <text:p>5.268873</text:p>
          </table:table-cell>
          <table:table-cell office:value-type="float" office:value="9.631501" calcext:value-type="float">
            <text:p>9.631501</text:p>
          </table:table-cell>
          <table:table-cell office:value-type="float" office:value="0" calcext:value-type="float">
            <text:p>0</text:p>
          </table:table-cell>
          <table:table-cell office:value-type="float" office:value="4119852" calcext:value-type="float">
            <text:p>411985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3</text:p>
          </table:table-cell>
          <table:table-cell office:value-type="float" office:value="3.467061" calcext:value-type="float">
            <text:p>3.467061</text:p>
          </table:table-cell>
          <table:table-cell office:value-type="float" office:value="5.8202" calcext:value-type="float">
            <text:p>5.8202</text:p>
          </table:table-cell>
          <table:table-cell office:value-type="float" office:value="0" calcext:value-type="float">
            <text:p>0</text:p>
          </table:table-cell>
          <table:table-cell office:value-type="float" office:value="2474620" calcext:value-type="float">
            <text:p>24746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4</text:p>
          </table:table-cell>
          <table:table-cell office:value-type="float" office:value="1.393044" calcext:value-type="float">
            <text:p>1.393044</text:p>
          </table:table-cell>
          <table:table-cell office:value-type="float" office:value="0.885249" calcext:value-type="float">
            <text:p>0.885249</text:p>
          </table:table-cell>
          <table:table-cell office:value-type="float" office:value="0" calcext:value-type="float">
            <text:p>0</text:p>
          </table:table-cell>
          <table:table-cell office:value-type="float" office:value="421137" calcext:value-type="float">
            <text:p>42113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5</text:p>
          </table:table-cell>
          <table:table-cell office:value-type="float" office:value="1.081644" calcext:value-type="float">
            <text:p>1.081644</text:p>
          </table:table-cell>
          <table:table-cell office:value-type="float" office:value="0.754597" calcext:value-type="float">
            <text:p>0.754597</text:p>
          </table:table-cell>
          <table:table-cell office:value-type="float" office:value="0" calcext:value-type="float">
            <text:p>0</text:p>
          </table:table-cell>
          <table:table-cell office:value-type="float" office:value="413281" calcext:value-type="float">
            <text:p>4132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6</text:p>
          </table:table-cell>
          <table:table-cell office:value-type="float" office:value="1.428365" calcext:value-type="float">
            <text:p>1.428365</text:p>
          </table:table-cell>
          <table:table-cell office:value-type="float" office:value="1.199619" calcext:value-type="float">
            <text:p>1.199619</text:p>
          </table:table-cell>
          <table:table-cell office:value-type="float" office:value="0" calcext:value-type="float">
            <text:p>0</text:p>
          </table:table-cell>
          <table:table-cell office:value-type="float" office:value="530926" calcext:value-type="float">
            <text:p>5309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7</text:p>
          </table:table-cell>
          <table:table-cell office:value-type="float" office:value="1.86402" calcext:value-type="float">
            <text:p>1.86402</text:p>
          </table:table-cell>
          <table:table-cell office:value-type="float" office:value="3.103959" calcext:value-type="float">
            <text:p>3.103959</text:p>
          </table:table-cell>
          <table:table-cell office:value-type="float" office:value="0" calcext:value-type="float">
            <text:p>0</text:p>
          </table:table-cell>
          <table:table-cell office:value-type="float" office:value="2150478" calcext:value-type="float">
            <text:p>215047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8</text:p>
          </table:table-cell>
          <table:table-cell office:value-type="float" office:value="11.600247" calcext:value-type="float">
            <text:p>11.600247</text:p>
          </table:table-cell>
          <table:table-cell office:value-type="float" office:value="23.581415" calcext:value-type="float">
            <text:p>23.581415</text:p>
          </table:table-cell>
          <table:table-cell office:value-type="float" office:value="0" calcext:value-type="float">
            <text:p>0</text:p>
          </table:table-cell>
          <table:table-cell office:value-type="float" office:value="10065574" calcext:value-type="float">
            <text:p>1006557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09</text:p>
          </table:table-cell>
          <table:table-cell office:value-type="float" office:value="5.195513" calcext:value-type="float">
            <text:p>5.195513</text:p>
          </table:table-cell>
          <table:table-cell office:value-type="float" office:value="4.359778" calcext:value-type="float">
            <text:p>4.359778</text:p>
          </table:table-cell>
          <table:table-cell office:value-type="float" office:value="0" calcext:value-type="float">
            <text:p>0</text:p>
          </table:table-cell>
          <table:table-cell office:value-type="float" office:value="1969067" calcext:value-type="float">
            <text:p>196906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0</text:p>
          </table:table-cell>
          <table:table-cell office:value-type="float" office:value="0.606277" calcext:value-type="float">
            <text:p>0.606277</text:p>
          </table:table-cell>
          <table:table-cell office:value-type="float" office:value="0.121771" calcext:value-type="float">
            <text:p>0.121771</text:p>
          </table:table-cell>
          <table:table-cell office:value-type="float" office:value="0" calcext:value-type="float">
            <text:p>0</text:p>
          </table:table-cell>
          <table:table-cell office:value-type="float" office:value="43216" calcext:value-type="float">
            <text:p>432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1</text:p>
          </table:table-cell>
          <table:table-cell office:value-type="float" office:value="1.216853" calcext:value-type="float">
            <text:p>1.216853</text:p>
          </table:table-cell>
          <table:table-cell office:value-type="float" office:value="0.075352" calcext:value-type="float">
            <text:p>0.075352</text:p>
          </table:table-cell>
          <table:table-cell office:value-type="float" office:value="0" calcext:value-type="float">
            <text:p>0</text:p>
          </table:table-cell>
          <table:table-cell office:value-type="float" office:value="21114" calcext:value-type="float">
            <text:p>211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2</text:p>
          </table:table-cell>
          <table:table-cell office:value-type="float" office:value="1.258582" calcext:value-type="float">
            <text:p>1.258582</text:p>
          </table:table-cell>
          <table:table-cell office:value-type="float" office:value="0.528533" calcext:value-type="float">
            <text:p>0.528533</text:p>
          </table:table-cell>
          <table:table-cell office:value-type="float" office:value="0" calcext:value-type="float">
            <text:p>0</text:p>
          </table:table-cell>
          <table:table-cell office:value-type="float" office:value="164644" calcext:value-type="float">
            <text:p>1646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3</text:p>
          </table:table-cell>
          <table:table-cell office:value-type="float" office:value="1.16161" calcext:value-type="float">
            <text:p>1.16161</text:p>
          </table:table-cell>
          <table:table-cell office:value-type="float" office:value="1.260564" calcext:value-type="float">
            <text:p>1.260564</text:p>
          </table:table-cell>
          <table:table-cell office:value-type="float" office:value="0" calcext:value-type="float">
            <text:p>0</text:p>
          </table:table-cell>
          <table:table-cell office:value-type="float" office:value="485465" calcext:value-type="float">
            <text:p>4854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4</text:p>
          </table:table-cell>
          <table:table-cell office:value-type="float" office:value="0.944197" calcext:value-type="float">
            <text:p>0.944197</text:p>
          </table:table-cell>
          <table:table-cell office:value-type="float" office:value="1.374123" calcext:value-type="float">
            <text:p>1.374123</text:p>
          </table:table-cell>
          <table:table-cell office:value-type="float" office:value="0" calcext:value-type="float">
            <text:p>0</text:p>
          </table:table-cell>
          <table:table-cell office:value-type="float" office:value="433715" calcext:value-type="float">
            <text:p>4337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5</text:p>
          </table:table-cell>
          <table:table-cell office:value-type="float" office:value="1.225756" calcext:value-type="float">
            <text:p>1.225756</text:p>
          </table:table-cell>
          <table:table-cell office:value-type="float" office:value="0.795245" calcext:value-type="float">
            <text:p>0.795245</text:p>
          </table:table-cell>
          <table:table-cell office:value-type="float" office:value="0" calcext:value-type="float">
            <text:p>0</text:p>
          </table:table-cell>
          <table:table-cell office:value-type="float" office:value="263694" calcext:value-type="float">
            <text:p>26369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6</text:p>
          </table:table-cell>
          <table:table-cell office:value-type="float" office:value="0.656321" calcext:value-type="float">
            <text:p>0.656321</text:p>
          </table:table-cell>
          <table:table-cell office:value-type="float" office:value="0.656488" calcext:value-type="float">
            <text:p>0.656488</text:p>
          </table:table-cell>
          <table:table-cell office:value-type="float" office:value="0" calcext:value-type="float">
            <text:p>0</text:p>
          </table:table-cell>
          <table:table-cell office:value-type="float" office:value="195646" calcext:value-type="float">
            <text:p>1956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7</text:p>
          </table:table-cell>
          <table:table-cell office:value-type="float" office:value="1.174601" calcext:value-type="float">
            <text:p>1.174601</text:p>
          </table:table-cell>
          <table:table-cell office:value-type="float" office:value="1.183835" calcext:value-type="float">
            <text:p>1.183835</text:p>
          </table:table-cell>
          <table:table-cell office:value-type="float" office:value="0" calcext:value-type="float">
            <text:p>0</text:p>
          </table:table-cell>
          <table:table-cell office:value-type="float" office:value="358511" calcext:value-type="float">
            <text:p>3585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8</text:p>
          </table:table-cell>
          <table:table-cell office:value-type="float" office:value="0.784309" calcext:value-type="float">
            <text:p>0.784309</text:p>
          </table:table-cell>
          <table:table-cell office:value-type="float" office:value="1.288004" calcext:value-type="float">
            <text:p>1.288004</text:p>
          </table:table-cell>
          <table:table-cell office:value-type="float" office:value="0" calcext:value-type="float">
            <text:p>0</text:p>
          </table:table-cell>
          <table:table-cell office:value-type="float" office:value="326249" calcext:value-type="float">
            <text:p>3262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19</text:p>
          </table:table-cell>
          <table:table-cell office:value-type="float" office:value="1.384264" calcext:value-type="float">
            <text:p>1.384264</text:p>
          </table:table-cell>
          <table:table-cell office:value-type="float" office:value="0.962966" calcext:value-type="float">
            <text:p>0.962966</text:p>
          </table:table-cell>
          <table:table-cell office:value-type="float" office:value="0" calcext:value-type="float">
            <text:p>0</text:p>
          </table:table-cell>
          <table:table-cell office:value-type="float" office:value="263144" calcext:value-type="float">
            <text:p>2631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0</text:p>
          </table:table-cell>
          <table:table-cell office:value-type="float" office:value="1.00441" calcext:value-type="float">
            <text:p>1.00441</text:p>
          </table:table-cell>
          <table:table-cell office:value-type="float" office:value="0.811512" calcext:value-type="float">
            <text:p>0.811512</text:p>
          </table:table-cell>
          <table:table-cell office:value-type="float" office:value="0" calcext:value-type="float">
            <text:p>0</text:p>
          </table:table-cell>
          <table:table-cell office:value-type="float" office:value="201460" calcext:value-type="float">
            <text:p>2014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1</text:p>
          </table:table-cell>
          <table:table-cell office:value-type="float" office:value="0.529763" calcext:value-type="float">
            <text:p>0.529763</text:p>
          </table:table-cell>
          <table:table-cell office:value-type="float" office:value="0.117856" calcext:value-type="float">
            <text:p>0.117856</text:p>
          </table:table-cell>
          <table:table-cell office:value-type="float" office:value="0" calcext:value-type="float">
            <text:p>0</text:p>
          </table:table-cell>
          <table:table-cell office:value-type="float" office:value="25897" calcext:value-type="float">
            <text:p>258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2</text:p>
          </table:table-cell>
          <table:table-cell office:value-type="float" office:value="1.394387" calcext:value-type="float">
            <text:p>1.394387</text:p>
          </table:table-cell>
          <table:table-cell office:value-type="float" office:value="1.60633" calcext:value-type="float">
            <text:p>1.60633</text:p>
          </table:table-cell>
          <table:table-cell office:value-type="float" office:value="0" calcext:value-type="float">
            <text:p>0</text:p>
          </table:table-cell>
          <table:table-cell office:value-type="float" office:value="509953" calcext:value-type="float">
            <text:p>50995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3</text:p>
          </table:table-cell>
          <table:table-cell office:value-type="float" office:value="0.566283" calcext:value-type="float">
            <text:p>0.566283</text:p>
          </table:table-cell>
          <table:table-cell office:value-type="float" office:value="1.742517" calcext:value-type="float">
            <text:p>1.742517</text:p>
          </table:table-cell>
          <table:table-cell office:value-type="float" office:value="0" calcext:value-type="float">
            <text:p>0</text:p>
          </table:table-cell>
          <table:table-cell office:value-type="float" office:value="492044" calcext:value-type="float">
            <text:p>4920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4</text:p>
          </table:table-cell>
          <table:table-cell office:value-type="float" office:value="0.956418" calcext:value-type="float">
            <text:p>0.956418</text:p>
          </table:table-cell>
          <table:table-cell office:value-type="float" office:value="1.864653" calcext:value-type="float">
            <text:p>1.864653</text:p>
          </table:table-cell>
          <table:table-cell office:value-type="float" office:value="0" calcext:value-type="float">
            <text:p>0</text:p>
          </table:table-cell>
          <table:table-cell office:value-type="float" office:value="500473" calcext:value-type="float">
            <text:p>5004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5</text:p>
          </table:table-cell>
          <table:table-cell office:value-type="float" office:value="0.662286" calcext:value-type="float">
            <text:p>0.662286</text:p>
          </table:table-cell>
          <table:table-cell office:value-type="float" office:value="0.505291" calcext:value-type="float">
            <text:p>0.505291</text:p>
          </table:table-cell>
          <table:table-cell office:value-type="float" office:value="0" calcext:value-type="float">
            <text:p>0</text:p>
          </table:table-cell>
          <table:table-cell office:value-type="float" office:value="149214" calcext:value-type="float">
            <text:p>14921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6</text:p>
          </table:table-cell>
          <table:table-cell office:value-type="float" office:value="0.395577" calcext:value-type="float">
            <text:p>0.395577</text:p>
          </table:table-cell>
          <table:table-cell office:value-type="float" office:value="0.229561" calcext:value-type="float">
            <text:p>0.229561</text:p>
          </table:table-cell>
          <table:table-cell office:value-type="float" office:value="0" calcext:value-type="float">
            <text:p>0</text:p>
          </table:table-cell>
          <table:table-cell office:value-type="float" office:value="69806" calcext:value-type="float">
            <text:p>6980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7</text:p>
          </table:table-cell>
          <table:table-cell office:value-type="float" office:value="0.488418" calcext:value-type="float">
            <text:p>0.488418</text:p>
          </table:table-cell>
          <table:table-cell office:value-type="float" office:value="0.627126" calcext:value-type="float">
            <text:p>0.627126</text:p>
          </table:table-cell>
          <table:table-cell office:value-type="float" office:value="0" calcext:value-type="float">
            <text:p>0</text:p>
          </table:table-cell>
          <table:table-cell office:value-type="float" office:value="188252" calcext:value-type="float">
            <text:p>1882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8</text:p>
          </table:table-cell>
          <table:table-cell office:value-type="float" office:value="0.517693" calcext:value-type="float">
            <text:p>0.517693</text:p>
          </table:table-cell>
          <table:table-cell office:value-type="float" office:value="1.073489" calcext:value-type="float">
            <text:p>1.073489</text:p>
          </table:table-cell>
          <table:table-cell office:value-type="float" office:value="0" calcext:value-type="float">
            <text:p>0</text:p>
          </table:table-cell>
          <table:table-cell office:value-type="float" office:value="311477" calcext:value-type="float">
            <text:p>31147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29</text:p>
          </table:table-cell>
          <table:table-cell office:value-type="float" office:value="0.486921" calcext:value-type="float">
            <text:p>0.486921</text:p>
          </table:table-cell>
          <table:table-cell office:value-type="float" office:value="0.86583" calcext:value-type="float">
            <text:p>0.86583</text:p>
          </table:table-cell>
          <table:table-cell office:value-type="float" office:value="0" calcext:value-type="float">
            <text:p>0</text:p>
          </table:table-cell>
          <table:table-cell office:value-type="float" office:value="297683" calcext:value-type="float">
            <text:p>29768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0</text:p>
          </table:table-cell>
          <table:table-cell office:value-type="float" office:value="1.146069" calcext:value-type="float">
            <text:p>1.146069</text:p>
          </table:table-cell>
          <table:table-cell office:value-type="float" office:value="5.327965" calcext:value-type="float">
            <text:p>5.327965</text:p>
          </table:table-cell>
          <table:table-cell office:value-type="float" office:value="0" calcext:value-type="float">
            <text:p>0</text:p>
          </table:table-cell>
          <table:table-cell office:value-type="float" office:value="4151896" calcext:value-type="float">
            <text:p>41518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1</text:p>
          </table:table-cell>
          <table:table-cell office:value-type="float" office:value="0.467705" calcext:value-type="float">
            <text:p>0.467705</text:p>
          </table:table-cell>
          <table:table-cell office:value-type="float" office:value="0.651632" calcext:value-type="float">
            <text:p>0.651632</text:p>
          </table:table-cell>
          <table:table-cell office:value-type="float" office:value="0" calcext:value-type="float">
            <text:p>0</text:p>
          </table:table-cell>
          <table:table-cell office:value-type="float" office:value="435687" calcext:value-type="float">
            <text:p>43568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2</text:p>
          </table:table-cell>
          <table:table-cell office:value-type="float" office:value="0.539911" calcext:value-type="float">
            <text:p>0.539911</text:p>
          </table:table-cell>
          <table:table-cell office:value-type="float" office:value="0.157157" calcext:value-type="float">
            <text:p>0.157157</text:p>
          </table:table-cell>
          <table:table-cell office:value-type="float" office:value="0" calcext:value-type="float">
            <text:p>0</text:p>
          </table:table-cell>
          <table:table-cell office:value-type="float" office:value="45571" calcext:value-type="float">
            <text:p>455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3</text:p>
          </table:table-cell>
          <table:table-cell office:value-type="float" office:value="0.357724" calcext:value-type="float">
            <text:p>0.357724</text:p>
          </table:table-cell>
          <table:table-cell office:value-type="float" office:value="0.82793" calcext:value-type="float">
            <text:p>0.82793</text:p>
          </table:table-cell>
          <table:table-cell office:value-type="float" office:value="0" calcext:value-type="float">
            <text:p>0</text:p>
          </table:table-cell>
          <table:table-cell office:value-type="float" office:value="491732" calcext:value-type="float">
            <text:p>49173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4</text:p>
          </table:table-cell>
          <table:table-cell office:value-type="float" office:value="1.56388" calcext:value-type="float">
            <text:p>1.56388</text:p>
          </table:table-cell>
          <table:table-cell office:value-type="float" office:value="1.447964" calcext:value-type="float">
            <text:p>1.447964</text:p>
          </table:table-cell>
          <table:table-cell office:value-type="float" office:value="0" calcext:value-type="float">
            <text:p>0</text:p>
          </table:table-cell>
          <table:table-cell office:value-type="float" office:value="1051518" calcext:value-type="float">
            <text:p>10515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5</text:p>
          </table:table-cell>
          <table:table-cell office:value-type="float" office:value="1.324949" calcext:value-type="float">
            <text:p>1.324949</text:p>
          </table:table-cell>
          <table:table-cell office:value-type="float" office:value="1.157811" calcext:value-type="float">
            <text:p>1.157811</text:p>
          </table:table-cell>
          <table:table-cell office:value-type="float" office:value="0" calcext:value-type="float">
            <text:p>0</text:p>
          </table:table-cell>
          <table:table-cell office:value-type="float" office:value="418162" calcext:value-type="float">
            <text:p>41816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6</text:p>
          </table:table-cell>
          <table:table-cell office:value-type="float" office:value="0.308379" calcext:value-type="float">
            <text:p>0.308379</text:p>
          </table:table-cell>
          <table:table-cell office:value-type="float" office:value="0.200148" calcext:value-type="float">
            <text:p>0.200148</text:p>
          </table:table-cell>
          <table:table-cell office:value-type="float" office:value="0" calcext:value-type="float">
            <text:p>0</text:p>
          </table:table-cell>
          <table:table-cell office:value-type="float" office:value="67597" calcext:value-type="float">
            <text:p>675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7</text:p>
          </table:table-cell>
          <table:table-cell office:value-type="float" office:value="0.233463" calcext:value-type="float">
            <text:p>0.233463</text:p>
          </table:table-cell>
          <table:table-cell office:value-type="float" office:value="0.030166" calcext:value-type="float">
            <text:p>0.030166</text:p>
          </table:table-cell>
          <table:table-cell office:value-type="float" office:value="0" calcext:value-type="float">
            <text:p>0</text:p>
          </table:table-cell>
          <table:table-cell office:value-type="float" office:value="6260" calcext:value-type="float">
            <text:p>626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8</text:p>
          </table:table-cell>
          <table:table-cell office:value-type="float" office:value="0.225355" calcext:value-type="float">
            <text:p>0.225355</text:p>
          </table:table-cell>
          <table:table-cell office:value-type="float" office:value="0.382149" calcext:value-type="float">
            <text:p>0.382149</text:p>
          </table:table-cell>
          <table:table-cell office:value-type="float" office:value="0" calcext:value-type="float">
            <text:p>0</text:p>
          </table:table-cell>
          <table:table-cell office:value-type="float" office:value="131962" calcext:value-type="float">
            <text:p>13196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39</text:p>
          </table:table-cell>
          <table:table-cell office:value-type="float" office:value="1.178924" calcext:value-type="float">
            <text:p>1.178924</text:p>
          </table:table-cell>
          <table:table-cell office:value-type="float" office:value="2.727052" calcext:value-type="float">
            <text:p>2.727052</text:p>
          </table:table-cell>
          <table:table-cell office:value-type="float" office:value="0" calcext:value-type="float">
            <text:p>0</text:p>
          </table:table-cell>
          <table:table-cell office:value-type="float" office:value="1120505" calcext:value-type="float">
            <text:p>112050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0</text:p>
          </table:table-cell>
          <table:table-cell office:value-type="float" office:value="0.6467" calcext:value-type="float">
            <text:p>0.6467</text:p>
          </table:table-cell>
          <table:table-cell office:value-type="float" office:value="1.348446" calcext:value-type="float">
            <text:p>1.348446</text:p>
          </table:table-cell>
          <table:table-cell office:value-type="float" office:value="0" calcext:value-type="float">
            <text:p>0</text:p>
          </table:table-cell>
          <table:table-cell office:value-type="float" office:value="427752" calcext:value-type="float">
            <text:p>42775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1</text:p>
          </table:table-cell>
          <table:table-cell office:value-type="float" office:value="0.495491" calcext:value-type="float">
            <text:p>0.495491</text:p>
          </table:table-cell>
          <table:table-cell office:value-type="float" office:value="0.80823" calcext:value-type="float">
            <text:p>0.80823</text:p>
          </table:table-cell>
          <table:table-cell office:value-type="float" office:value="0" calcext:value-type="float">
            <text:p>0</text:p>
          </table:table-cell>
          <table:table-cell office:value-type="float" office:value="240446" calcext:value-type="float">
            <text:p>24044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2</text:p>
          </table:table-cell>
          <table:table-cell office:value-type="float" office:value="0.250494" calcext:value-type="float">
            <text:p>0.250494</text:p>
          </table:table-cell>
          <table:table-cell office:value-type="float" office:value="0.260973" calcext:value-type="float">
            <text:p>0.260973</text:p>
          </table:table-cell>
          <table:table-cell office:value-type="float" office:value="0" calcext:value-type="float">
            <text:p>0</text:p>
          </table:table-cell>
          <table:table-cell office:value-type="float" office:value="85800" calcext:value-type="float">
            <text:p>8580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3</text:p>
          </table:table-cell>
          <table:table-cell office:value-type="float" office:value="0.574684" calcext:value-type="float">
            <text:p>0.574684</text:p>
          </table:table-cell>
          <table:table-cell office:value-type="float" office:value="1.033102" calcext:value-type="float">
            <text:p>1.033102</text:p>
          </table:table-cell>
          <table:table-cell office:value-type="float" office:value="0" calcext:value-type="float">
            <text:p>0</text:p>
          </table:table-cell>
          <table:table-cell office:value-type="float" office:value="340705" calcext:value-type="float">
            <text:p>3407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4</text:p>
          </table:table-cell>
          <table:table-cell office:value-type="float" office:value="0.586199" calcext:value-type="float">
            <text:p>0.586199</text:p>
          </table:table-cell>
          <table:table-cell office:value-type="float" office:value="1.181582" calcext:value-type="float">
            <text:p>1.181582</text:p>
          </table:table-cell>
          <table:table-cell office:value-type="float" office:value="0" calcext:value-type="float">
            <text:p>0</text:p>
          </table:table-cell>
          <table:table-cell office:value-type="float" office:value="473305" calcext:value-type="float">
            <text:p>47330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5</text:p>
          </table:table-cell>
          <table:table-cell office:value-type="float" office:value="0.310111" calcext:value-type="float">
            <text:p>0.310111</text:p>
          </table:table-cell>
          <table:table-cell office:value-type="float" office:value="0.220482" calcext:value-type="float">
            <text:p>0.220482</text:p>
          </table:table-cell>
          <table:table-cell office:value-type="float" office:value="0" calcext:value-type="float">
            <text:p>0</text:p>
          </table:table-cell>
          <table:table-cell office:value-type="float" office:value="70283" calcext:value-type="float">
            <text:p>7028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6</text:p>
          </table:table-cell>
          <table:table-cell office:value-type="float" office:value="0.495321" calcext:value-type="float">
            <text:p>0.495321</text:p>
          </table:table-cell>
          <table:table-cell office:value-type="float" office:value="0.332688" calcext:value-type="float">
            <text:p>0.332688</text:p>
          </table:table-cell>
          <table:table-cell office:value-type="float" office:value="0" calcext:value-type="float">
            <text:p>0</text:p>
          </table:table-cell>
          <table:table-cell office:value-type="float" office:value="115363" calcext:value-type="float">
            <text:p>1153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7</text:p>
          </table:table-cell>
          <table:table-cell office:value-type="float" office:value="0.430477" calcext:value-type="float">
            <text:p>0.430477</text:p>
          </table:table-cell>
          <table:table-cell office:value-type="float" office:value="0.533541" calcext:value-type="float">
            <text:p>0.533541</text:p>
          </table:table-cell>
          <table:table-cell office:value-type="float" office:value="0" calcext:value-type="float">
            <text:p>0</text:p>
          </table:table-cell>
          <table:table-cell office:value-type="float" office:value="190222" calcext:value-type="float">
            <text:p>19022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8</text:p>
          </table:table-cell>
          <table:table-cell office:value-type="float" office:value="0.305944" calcext:value-type="float">
            <text:p>0.305944</text:p>
          </table:table-cell>
          <table:table-cell office:value-type="float" office:value="0.346119" calcext:value-type="float">
            <text:p>0.346119</text:p>
          </table:table-cell>
          <table:table-cell office:value-type="float" office:value="0" calcext:value-type="float">
            <text:p>0</text:p>
          </table:table-cell>
          <table:table-cell office:value-type="float" office:value="139129" calcext:value-type="float">
            <text:p>13912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49</text:p>
          </table:table-cell>
          <table:table-cell office:value-type="float" office:value="0.426994" calcext:value-type="float">
            <text:p>0.426994</text:p>
          </table:table-cell>
          <table:table-cell office:value-type="float" office:value="0.447087" calcext:value-type="float">
            <text:p>0.447087</text:p>
          </table:table-cell>
          <table:table-cell office:value-type="float" office:value="0" calcext:value-type="float">
            <text:p>0</text:p>
          </table:table-cell>
          <table:table-cell office:value-type="float" office:value="163331" calcext:value-type="float">
            <text:p>16333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0</text:p>
          </table:table-cell>
          <table:table-cell office:value-type="float" office:value="0.273719" calcext:value-type="float">
            <text:p>0.273719</text:p>
          </table:table-cell>
          <table:table-cell office:value-type="float" office:value="0.362506" calcext:value-type="float">
            <text:p>0.362506</text:p>
          </table:table-cell>
          <table:table-cell office:value-type="float" office:value="0" calcext:value-type="float">
            <text:p>0</text:p>
          </table:table-cell>
          <table:table-cell office:value-type="float" office:value="159732" calcext:value-type="float">
            <text:p>15973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1</text:p>
          </table:table-cell>
          <table:table-cell office:value-type="float" office:value="0.307205" calcext:value-type="float">
            <text:p>0.307205</text:p>
          </table:table-cell>
          <table:table-cell office:value-type="float" office:value="0.090418" calcext:value-type="float">
            <text:p>0.090418</text:p>
          </table:table-cell>
          <table:table-cell office:value-type="float" office:value="0" calcext:value-type="float">
            <text:p>0</text:p>
          </table:table-cell>
          <table:table-cell office:value-type="float" office:value="42818" calcext:value-type="float">
            <text:p>428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2</text:p>
          </table:table-cell>
          <table:table-cell office:value-type="float" office:value="0.220471" calcext:value-type="float">
            <text:p>0.220471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0" calcext:value-type="float">
            <text:p>0</text:p>
          </table:table-cell>
          <table:table-cell office:value-type="float" office:value="66752" calcext:value-type="float">
            <text:p>6675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3</text:p>
          </table:table-cell>
          <table:table-cell office:value-type="float" office:value="0.25977" calcext:value-type="float">
            <text:p>0.25977</text:p>
          </table:table-cell>
          <table:table-cell office:value-type="float" office:value="0.233063" calcext:value-type="float">
            <text:p>0.233063</text:p>
          </table:table-cell>
          <table:table-cell office:value-type="float" office:value="0" calcext:value-type="float">
            <text:p>0</text:p>
          </table:table-cell>
          <table:table-cell office:value-type="float" office:value="131611" calcext:value-type="float">
            <text:p>13161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4</text:p>
          </table:table-cell>
          <table:table-cell office:value-type="float" office:value="0.20826" calcext:value-type="float">
            <text:p>0.20826</text:p>
          </table:table-cell>
          <table:table-cell office:value-type="float" office:value="0.200901" calcext:value-type="float">
            <text:p>0.200901</text:p>
          </table:table-cell>
          <table:table-cell office:value-type="float" office:value="0" calcext:value-type="float">
            <text:p>0</text:p>
          </table:table-cell>
          <table:table-cell office:value-type="float" office:value="123301" calcext:value-type="float">
            <text:p>123301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5</text:p>
          </table:table-cell>
          <table:table-cell office:value-type="float" office:value="0.232618" calcext:value-type="float">
            <text:p>0.232618</text:p>
          </table:table-cell>
          <table:table-cell office:value-type="float" office:value="0.134973" calcext:value-type="float">
            <text:p>0.134973</text:p>
          </table:table-cell>
          <table:table-cell office:value-type="float" office:value="0" calcext:value-type="float">
            <text:p>0</text:p>
          </table:table-cell>
          <table:table-cell office:value-type="float" office:value="84046" calcext:value-type="float">
            <text:p>8404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6</text:p>
          </table:table-cell>
          <table:table-cell office:value-type="float" office:value="0.138334" calcext:value-type="float">
            <text:p>0.138334</text:p>
          </table:table-cell>
          <table:table-cell office:value-type="float" office:value="0.084435" calcext:value-type="float">
            <text:p>0.084435</text:p>
          </table:table-cell>
          <table:table-cell office:value-type="float" office:value="0" calcext:value-type="float">
            <text:p>0</text:p>
          </table:table-cell>
          <table:table-cell office:value-type="float" office:value="78946" calcext:value-type="float">
            <text:p>78946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7</text:p>
          </table:table-cell>
          <table:table-cell office:value-type="float" office:value="0.173506" calcext:value-type="float">
            <text:p>0.173506</text:p>
          </table:table-cell>
          <table:table-cell office:value-type="float" office:value="0.061331" calcext:value-type="float">
            <text:p>0.061331</text:p>
          </table:table-cell>
          <table:table-cell office:value-type="float" office:value="0" calcext:value-type="float">
            <text:p>0</text:p>
          </table:table-cell>
          <table:table-cell office:value-type="float" office:value="60580" calcext:value-type="float">
            <text:p>6058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8</text:p>
          </table:table-cell>
          <table:table-cell office:value-type="float" office:value="0.197876" calcext:value-type="float">
            <text:p>0.197876</text:p>
          </table:table-cell>
          <table:table-cell office:value-type="float" office:value="0.073987" calcext:value-type="float">
            <text:p>0.073987</text:p>
          </table:table-cell>
          <table:table-cell office:value-type="float" office:value="0" calcext:value-type="float">
            <text:p>0</text:p>
          </table:table-cell>
          <table:table-cell office:value-type="float" office:value="94843" calcext:value-type="float">
            <text:p>9484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29:59</text:p>
          </table:table-cell>
          <table:table-cell office:value-type="float" office:value="0.154583" calcext:value-type="float">
            <text:p>0.154583</text:p>
          </table:table-cell>
          <table:table-cell office:value-type="float" office:value="0.063895" calcext:value-type="float">
            <text:p>0.063895</text:p>
          </table:table-cell>
          <table:table-cell office:value-type="float" office:value="0" calcext:value-type="float">
            <text:p>0</text:p>
          </table:table-cell>
          <table:table-cell office:value-type="float" office:value="92442" calcext:value-type="float">
            <text:p>92442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0</text:p>
          </table:table-cell>
          <table:table-cell office:value-type="float" office:value="0.133533" calcext:value-type="float">
            <text:p>0.133533</text:p>
          </table:table-cell>
          <table:table-cell office:value-type="float" office:value="0.062206" calcext:value-type="float">
            <text:p>0.062206</text:p>
          </table:table-cell>
          <table:table-cell office:value-type="float" office:value="0" calcext:value-type="float">
            <text:p>0</text:p>
          </table:table-cell>
          <table:table-cell office:value-type="float" office:value="96662" calcext:value-type="float">
            <text:p>9666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1</text:p>
          </table:table-cell>
          <table:table-cell office:value-type="float" office:value="0.485938" calcext:value-type="float">
            <text:p>0.485938</text:p>
          </table:table-cell>
          <table:table-cell office:value-type="float" office:value="0.357278" calcext:value-type="float">
            <text:p>0.357278</text:p>
          </table:table-cell>
          <table:table-cell office:value-type="float" office:value="0" calcext:value-type="float">
            <text:p>0</text:p>
          </table:table-cell>
          <table:table-cell office:value-type="float" office:value="436028" calcext:value-type="float">
            <text:p>43602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2</text:p>
          </table:table-cell>
          <table:table-cell office:value-type="float" office:value="1.602738" calcext:value-type="float">
            <text:p>1.602738</text:p>
          </table:table-cell>
          <table:table-cell office:value-type="float" office:value="2.610035" calcext:value-type="float">
            <text:p>2.610035</text:p>
          </table:table-cell>
          <table:table-cell office:value-type="float" office:value="0" calcext:value-type="float">
            <text:p>0</text:p>
          </table:table-cell>
          <table:table-cell office:value-type="float" office:value="2033839" calcext:value-type="float">
            <text:p>203383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3</text:p>
          </table:table-cell>
          <table:table-cell office:value-type="float" office:value="0.77642" calcext:value-type="float">
            <text:p>0.77642</text:p>
          </table:table-cell>
          <table:table-cell office:value-type="float" office:value="0.386762" calcext:value-type="float">
            <text:p>0.386762</text:p>
          </table:table-cell>
          <table:table-cell office:value-type="float" office:value="0" calcext:value-type="float">
            <text:p>0</text:p>
          </table:table-cell>
          <table:table-cell office:value-type="float" office:value="256835" calcext:value-type="float">
            <text:p>256835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4</text:p>
          </table:table-cell>
          <table:table-cell office:value-type="float" office:value="1.028147" calcext:value-type="float">
            <text:p>1.028147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0" calcext:value-type="float">
            <text:p>0</text:p>
          </table:table-cell>
          <table:table-cell office:value-type="float" office:value="515533" calcext:value-type="float">
            <text:p>51553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5</text:p>
          </table:table-cell>
          <table:table-cell office:value-type="float" office:value="0.964722" calcext:value-type="float">
            <text:p>0.964722</text:p>
          </table:table-cell>
          <table:table-cell office:value-type="float" office:value="1.081498" calcext:value-type="float">
            <text:p>1.081498</text:p>
          </table:table-cell>
          <table:table-cell office:value-type="float" office:value="0" calcext:value-type="float">
            <text:p>0</text:p>
          </table:table-cell>
          <table:table-cell office:value-type="float" office:value="517119" calcext:value-type="float">
            <text:p>51711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6</text:p>
          </table:table-cell>
          <table:table-cell office:value-type="float" office:value="0.748283" calcext:value-type="float">
            <text:p>0.748283</text:p>
          </table:table-cell>
          <table:table-cell office:value-type="float" office:value="0.996861" calcext:value-type="float">
            <text:p>0.996861</text:p>
          </table:table-cell>
          <table:table-cell office:value-type="float" office:value="0" calcext:value-type="float">
            <text:p>0</text:p>
          </table:table-cell>
          <table:table-cell office:value-type="float" office:value="424651" calcext:value-type="float">
            <text:p>42465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7</text:p>
          </table:table-cell>
          <table:table-cell office:value-type="float" office:value="0.82168" calcext:value-type="float">
            <text:p>0.82168</text:p>
          </table:table-cell>
          <table:table-cell office:value-type="float" office:value="1.035209" calcext:value-type="float">
            <text:p>1.035209</text:p>
          </table:table-cell>
          <table:table-cell office:value-type="float" office:value="0" calcext:value-type="float">
            <text:p>0</text:p>
          </table:table-cell>
          <table:table-cell office:value-type="float" office:value="468086" calcext:value-type="float">
            <text:p>46808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8</text:p>
          </table:table-cell>
          <table:table-cell office:value-type="float" office:value="0.364238" calcext:value-type="float">
            <text:p>0.364238</text:p>
          </table:table-cell>
          <table:table-cell office:value-type="float" office:value="0.304978" calcext:value-type="float">
            <text:p>0.304978</text:p>
          </table:table-cell>
          <table:table-cell office:value-type="float" office:value="0" calcext:value-type="float">
            <text:p>0</text:p>
          </table:table-cell>
          <table:table-cell office:value-type="float" office:value="116696" calcext:value-type="float">
            <text:p>11669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09</text:p>
          </table:table-cell>
          <table:table-cell office:value-type="float" office:value="0.355781" calcext:value-type="float">
            <text:p>0.355781</text:p>
          </table:table-cell>
          <table:table-cell office:value-type="float" office:value="0.194703" calcext:value-type="float">
            <text:p>0.194703</text:p>
          </table:table-cell>
          <table:table-cell office:value-type="float" office:value="0" calcext:value-type="float">
            <text:p>0</text:p>
          </table:table-cell>
          <table:table-cell office:value-type="float" office:value="83886" calcext:value-type="float">
            <text:p>8388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0</text:p>
          </table:table-cell>
          <table:table-cell office:value-type="float" office:value="0.237129" calcext:value-type="float">
            <text:p>0.237129</text:p>
          </table:table-cell>
          <table:table-cell office:value-type="float" office:value="0.271968" calcext:value-type="float">
            <text:p>0.271968</text:p>
          </table:table-cell>
          <table:table-cell office:value-type="float" office:value="0" calcext:value-type="float">
            <text:p>0</text:p>
          </table:table-cell>
          <table:table-cell office:value-type="float" office:value="106880" calcext:value-type="float">
            <text:p>10688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1</text:p>
          </table:table-cell>
          <table:table-cell office:value-type="float" office:value="0.221467" calcext:value-type="float">
            <text:p>0.221467</text:p>
          </table:table-cell>
          <table:table-cell office:value-type="float" office:value="0.154582" calcext:value-type="float">
            <text:p>0.154582</text:p>
          </table:table-cell>
          <table:table-cell office:value-type="float" office:value="0" calcext:value-type="float">
            <text:p>0</text:p>
          </table:table-cell>
          <table:table-cell office:value-type="float" office:value="80041" calcext:value-type="float">
            <text:p>8004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2</text:p>
          </table:table-cell>
          <table:table-cell office:value-type="float" office:value="0.232044" calcext:value-type="float">
            <text:p>0.232044</text:p>
          </table:table-cell>
          <table:table-cell office:value-type="float" office:value="0.154746" calcext:value-type="float">
            <text:p>0.154746</text:p>
          </table:table-cell>
          <table:table-cell office:value-type="float" office:value="0" calcext:value-type="float">
            <text:p>0</text:p>
          </table:table-cell>
          <table:table-cell office:value-type="float" office:value="94161" calcext:value-type="float">
            <text:p>9416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3</text:p>
          </table:table-cell>
          <table:table-cell office:value-type="float" office:value="0.268973" calcext:value-type="float">
            <text:p>0.268973</text:p>
          </table:table-cell>
          <table:table-cell office:value-type="float" office:value="0.211068" calcext:value-type="float">
            <text:p>0.211068</text:p>
          </table:table-cell>
          <table:table-cell office:value-type="float" office:value="0" calcext:value-type="float">
            <text:p>0</text:p>
          </table:table-cell>
          <table:table-cell office:value-type="float" office:value="120999" calcext:value-type="float">
            <text:p>12099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4</text:p>
          </table:table-cell>
          <table:table-cell office:value-type="float" office:value="0.254405" calcext:value-type="float">
            <text:p>0.254405</text:p>
          </table:table-cell>
          <table:table-cell office:value-type="float" office:value="0.170134" calcext:value-type="float">
            <text:p>0.170134</text:p>
          </table:table-cell>
          <table:table-cell office:value-type="float" office:value="0" calcext:value-type="float">
            <text:p>0</text:p>
          </table:table-cell>
          <table:table-cell office:value-type="float" office:value="117970" calcext:value-type="float">
            <text:p>11797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5</text:p>
          </table:table-cell>
          <table:table-cell office:value-type="float" office:value="0.292454" calcext:value-type="float">
            <text:p>0.292454</text:p>
          </table:table-cell>
          <table:table-cell office:value-type="float" office:value="0.161733" calcext:value-type="float">
            <text:p>0.161733</text:p>
          </table:table-cell>
          <table:table-cell office:value-type="float" office:value="0" calcext:value-type="float">
            <text:p>0</text:p>
          </table:table-cell>
          <table:table-cell office:value-type="float" office:value="140699" calcext:value-type="float">
            <text:p>14069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6</text:p>
          </table:table-cell>
          <table:table-cell office:value-type="float" office:value="0.394367" calcext:value-type="float">
            <text:p>0.394367</text:p>
          </table:table-cell>
          <table:table-cell office:value-type="float" office:value="0.344615" calcext:value-type="float">
            <text:p>0.344615</text:p>
          </table:table-cell>
          <table:table-cell office:value-type="float" office:value="0" calcext:value-type="float">
            <text:p>0</text:p>
          </table:table-cell>
          <table:table-cell office:value-type="float" office:value="403808" calcext:value-type="float">
            <text:p>40380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7</text:p>
          </table:table-cell>
          <table:table-cell office:value-type="float" office:value="0.089511" calcext:value-type="float">
            <text:p>0.089511</text:p>
          </table:table-cell>
          <table:table-cell office:value-type="float" office:value="0.02518" calcext:value-type="float">
            <text:p>0.02518</text:p>
          </table:table-cell>
          <table:table-cell office:value-type="float" office:value="0" calcext:value-type="float">
            <text:p>0</text:p>
          </table:table-cell>
          <table:table-cell office:value-type="float" office:value="18524" calcext:value-type="float">
            <text:p>18524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8</text:p>
          </table:table-cell>
          <table:table-cell office:value-type="float" office:value="0.096518" calcext:value-type="float">
            <text:p>0.096518</text:p>
          </table:table-cell>
          <table:table-cell office:value-type="float" office:value="0.026948" calcext:value-type="float">
            <text:p>0.026948</text:p>
          </table:table-cell>
          <table:table-cell office:value-type="float" office:value="0" calcext:value-type="float">
            <text:p>0</text:p>
          </table:table-cell>
          <table:table-cell office:value-type="float" office:value="48959" calcext:value-type="float">
            <text:p>4895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19</text:p>
          </table:table-cell>
          <table:table-cell office:value-type="float" office:value="0.085574" calcext:value-type="float">
            <text:p>0.085574</text:p>
          </table:table-cell>
          <table:table-cell office:value-type="float" office:value="0.04778" calcext:value-type="float">
            <text:p>0.04778</text:p>
          </table:table-cell>
          <table:table-cell office:value-type="float" office:value="0" calcext:value-type="float">
            <text:p>0</text:p>
          </table:table-cell>
          <table:table-cell office:value-type="float" office:value="151466" calcext:value-type="float">
            <text:p>1514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0</text:p>
          </table:table-cell>
          <table:table-cell office:value-type="float" office:value="0.068712" calcext:value-type="float">
            <text:p>0.068712</text:p>
          </table:table-cell>
          <table:table-cell office:value-type="float" office:value="0.015539" calcext:value-type="float">
            <text:p>0.015539</text:p>
          </table:table-cell>
          <table:table-cell office:value-type="float" office:value="0" calcext:value-type="float">
            <text:p>0</text:p>
          </table:table-cell>
          <table:table-cell office:value-type="float" office:value="56434" calcext:value-type="float">
            <text:p>5643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1</text:p>
          </table:table-cell>
          <table:table-cell office:value-type="float" office:value="0.055876" calcext:value-type="float">
            <text:p>0.055876</text:p>
          </table:table-cell>
          <table:table-cell office:value-type="float" office:value="0.011061" calcext:value-type="float">
            <text:p>0.011061</text:p>
          </table:table-cell>
          <table:table-cell office:value-type="float" office:value="0" calcext:value-type="float">
            <text:p>0</text:p>
          </table:table-cell>
          <table:table-cell office:value-type="float" office:value="54223" calcext:value-type="float">
            <text:p>5422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2</text:p>
          </table:table-cell>
          <table:table-cell office:value-type="float" office:value="0.071331" calcext:value-type="float">
            <text:p>0.071331</text:p>
          </table:table-cell>
          <table:table-cell office:value-type="float" office:value="0.012864" calcext:value-type="float">
            <text:p>0.012864</text:p>
          </table:table-cell>
          <table:table-cell office:value-type="float" office:value="0" calcext:value-type="float">
            <text:p>0</text:p>
          </table:table-cell>
          <table:table-cell office:value-type="float" office:value="64155" calcext:value-type="float">
            <text:p>6415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3</text:p>
          </table:table-cell>
          <table:table-cell office:value-type="float" office:value="0.298116" calcext:value-type="float">
            <text:p>0.298116</text:p>
          </table:table-cell>
          <table:table-cell office:value-type="float" office:value="0.13859" calcext:value-type="float">
            <text:p>0.13859</text:p>
          </table:table-cell>
          <table:table-cell office:value-type="float" office:value="0" calcext:value-type="float">
            <text:p>0</text:p>
          </table:table-cell>
          <table:table-cell office:value-type="float" office:value="314013" calcext:value-type="float">
            <text:p>314013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4</text:p>
          </table:table-cell>
          <table:table-cell office:value-type="float" office:value="0.09269" calcext:value-type="float">
            <text:p>0.09269</text:p>
          </table:table-cell>
          <table:table-cell office:value-type="float" office:value="0.016024" calcext:value-type="float">
            <text:p>0.016024</text:p>
          </table:table-cell>
          <table:table-cell office:value-type="float" office:value="0" calcext:value-type="float">
            <text:p>0</text:p>
          </table:table-cell>
          <table:table-cell office:value-type="float" office:value="71723" calcext:value-type="float">
            <text:p>71723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5</text:p>
          </table:table-cell>
          <table:table-cell office:value-type="float" office:value="0.092547" calcext:value-type="float">
            <text:p>0.092547</text:p>
          </table:table-cell>
          <table:table-cell office:value-type="float" office:value="0.008004" calcext:value-type="float">
            <text:p>0.008004</text:p>
          </table:table-cell>
          <table:table-cell office:value-type="float" office:value="0" calcext:value-type="float">
            <text:p>0</text:p>
          </table:table-cell>
          <table:table-cell office:value-type="float" office:value="50082" calcext:value-type="float">
            <text:p>5008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6</text:p>
          </table:table-cell>
          <table:table-cell office:value-type="float" office:value="0.017295" calcext:value-type="float">
            <text:p>0.017295</text:p>
          </table:table-cell>
          <table:table-cell office:value-type="float" office:value="0.004372" calcext:value-type="float">
            <text:p>0.004372</text:p>
          </table:table-cell>
          <table:table-cell office:value-type="float" office:value="0" calcext:value-type="float">
            <text:p>0</text:p>
          </table:table-cell>
          <table:table-cell office:value-type="float" office:value="55689" calcext:value-type="float">
            <text:p>55689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7</text:p>
          </table:table-cell>
          <table:table-cell office:value-type="float" office:value="0.021604" calcext:value-type="float">
            <text:p>0.021604</text:p>
          </table:table-cell>
          <table:table-cell office:value-type="float" office:value="0.008689" calcext:value-type="float">
            <text:p>0.008689</text:p>
          </table:table-cell>
          <table:table-cell office:value-type="float" office:value="0" calcext:value-type="float">
            <text:p>0</text:p>
          </table:table-cell>
          <table:table-cell office:value-type="float" office:value="79934" calcext:value-type="float">
            <text:p>7993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8</text:p>
          </table:table-cell>
          <table:table-cell office:value-type="float" office:value="0.016193" calcext:value-type="float">
            <text:p>0.016193</text:p>
          </table:table-cell>
          <table:table-cell office:value-type="float" office:value="0.006435" calcext:value-type="float">
            <text:p>0.006435</text:p>
          </table:table-cell>
          <table:table-cell office:value-type="float" office:value="0" calcext:value-type="float">
            <text:p>0</text:p>
          </table:table-cell>
          <table:table-cell office:value-type="float" office:value="90009" calcext:value-type="float">
            <text:p>9000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29</text:p>
          </table:table-cell>
          <table:table-cell office:value-type="float" office:value="0.085689" calcext:value-type="float">
            <text:p>0.085689</text:p>
          </table:table-cell>
          <table:table-cell office:value-type="float" office:value="0.033647" calcext:value-type="float">
            <text:p>0.033647</text:p>
          </table:table-cell>
          <table:table-cell office:value-type="float" office:value="0" calcext:value-type="float">
            <text:p>0</text:p>
          </table:table-cell>
          <table:table-cell office:value-type="float" office:value="163322" calcext:value-type="float">
            <text:p>16332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0</text:p>
          </table:table-cell>
          <table:table-cell office:value-type="float" office:value="0.014798" calcext:value-type="float">
            <text:p>0.014798</text:p>
          </table:table-cell>
          <table:table-cell office:value-type="float" office:value="0.003841" calcext:value-type="float">
            <text:p>0.003841</text:p>
          </table:table-cell>
          <table:table-cell office:value-type="float" office:value="0" calcext:value-type="float">
            <text:p>0</text:p>
          </table:table-cell>
          <table:table-cell office:value-type="float" office:value="60479" calcext:value-type="float">
            <text:p>604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1</text:p>
          </table:table-cell>
          <table:table-cell office:value-type="float" office:value="0.014212" calcext:value-type="float">
            <text:p>0.014212</text:p>
          </table:table-cell>
          <table:table-cell office:value-type="float" office:value="0.005623" calcext:value-type="float">
            <text:p>0.005623</text:p>
          </table:table-cell>
          <table:table-cell office:value-type="float" office:value="0" calcext:value-type="float">
            <text:p>0</text:p>
          </table:table-cell>
          <table:table-cell office:value-type="float" office:value="83783" calcext:value-type="float">
            <text:p>8378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2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02352" calcext:value-type="float">
            <text:p>0.002352</text:p>
          </table:table-cell>
          <table:table-cell office:value-type="float" office:value="0" calcext:value-type="float">
            <text:p>0</text:p>
          </table:table-cell>
          <table:table-cell office:value-type="float" office:value="45651" calcext:value-type="float">
            <text:p>456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3</text:p>
          </table:table-cell>
          <table:table-cell office:value-type="float" office:value="0.015086" calcext:value-type="float">
            <text:p>0.015086</text:p>
          </table:table-cell>
          <table:table-cell office:value-type="float" office:value="0.005711" calcext:value-type="float">
            <text:p>0.005711</text:p>
          </table:table-cell>
          <table:table-cell office:value-type="float" office:value="0" calcext:value-type="float">
            <text:p>0</text:p>
          </table:table-cell>
          <table:table-cell office:value-type="float" office:value="71568" calcext:value-type="float">
            <text:p>7156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4</text:p>
          </table:table-cell>
          <table:table-cell office:value-type="float" office:value="0.013784" calcext:value-type="float">
            <text:p>0.013784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0" calcext:value-type="float">
            <text:p>0</text:p>
          </table:table-cell>
          <table:table-cell office:value-type="float" office:value="51568" calcext:value-type="float">
            <text:p>515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5</text:p>
          </table:table-cell>
          <table:table-cell office:value-type="float" office:value="0.012247" calcext:value-type="float">
            <text:p>0.012247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" calcext:value-type="float">
            <text:p>0</text:p>
          </table:table-cell>
          <table:table-cell office:value-type="float" office:value="33602" calcext:value-type="float">
            <text:p>3360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6</text:p>
          </table:table-cell>
          <table:table-cell office:value-type="float" office:value="0.035956" calcext:value-type="float">
            <text:p>0.035956</text:p>
          </table:table-cell>
          <table:table-cell office:value-type="float" office:value="0.004427" calcext:value-type="float">
            <text:p>0.004427</text:p>
          </table:table-cell>
          <table:table-cell office:value-type="float" office:value="0" calcext:value-type="float">
            <text:p>0</text:p>
          </table:table-cell>
          <table:table-cell office:value-type="float" office:value="68119" calcext:value-type="float">
            <text:p>681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7</text:p>
          </table:table-cell>
          <table:table-cell office:value-type="float" office:value="0.01942" calcext:value-type="float">
            <text:p>0.01942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" calcext:value-type="float">
            <text:p>0</text:p>
          </table:table-cell>
          <table:table-cell office:value-type="float" office:value="88054" calcext:value-type="float">
            <text:p>8805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8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02705" calcext:value-type="float">
            <text:p>0.002705</text:p>
          </table:table-cell>
          <table:table-cell office:value-type="float" office:value="0" calcext:value-type="float">
            <text:p>0</text:p>
          </table:table-cell>
          <table:table-cell office:value-type="float" office:value="51106" calcext:value-type="float">
            <text:p>5110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39</text:p>
          </table:table-cell>
          <table:table-cell office:value-type="float" office:value="0.015562" calcext:value-type="float">
            <text:p>0.015562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" calcext:value-type="float">
            <text:p>0</text:p>
          </table:table-cell>
          <table:table-cell office:value-type="float" office:value="38310" calcext:value-type="float">
            <text:p>3831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0</text:p>
          </table:table-cell>
          <table:table-cell office:value-type="float" office:value="0.020876" calcext:value-type="float">
            <text:p>0.020876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" calcext:value-type="float">
            <text:p>0</text:p>
          </table:table-cell>
          <table:table-cell office:value-type="float" office:value="62357" calcext:value-type="float">
            <text:p>6235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1</text:p>
          </table:table-cell>
          <table:table-cell office:value-type="float" office:value="0.016054" calcext:value-type="float">
            <text:p>0.016054</text:p>
          </table:table-cell>
          <table:table-cell office:value-type="float" office:value="0.003876" calcext:value-type="float">
            <text:p>0.003876</text:p>
          </table:table-cell>
          <table:table-cell office:value-type="float" office:value="0" calcext:value-type="float">
            <text:p>0</text:p>
          </table:table-cell>
          <table:table-cell office:value-type="float" office:value="69546" calcext:value-type="float">
            <text:p>6954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2</text:p>
          </table:table-cell>
          <table:table-cell office:value-type="float" office:value="0.017322" calcext:value-type="float">
            <text:p>0.017322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0" calcext:value-type="float">
            <text:p>0</text:p>
          </table:table-cell>
          <table:table-cell office:value-type="float" office:value="87563" calcext:value-type="float">
            <text:p>8756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3</text:p>
          </table:table-cell>
          <table:table-cell office:value-type="float" office:value="0.062141" calcext:value-type="float">
            <text:p>0.062141</text:p>
          </table:table-cell>
          <table:table-cell office:value-type="float" office:value="0.019201" calcext:value-type="float">
            <text:p>0.019201</text:p>
          </table:table-cell>
          <table:table-cell office:value-type="float" office:value="0" calcext:value-type="float">
            <text:p>0</text:p>
          </table:table-cell>
          <table:table-cell office:value-type="float" office:value="138178" calcext:value-type="float">
            <text:p>1381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4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2107" calcext:value-type="float">
            <text:p>0.002107</text:p>
          </table:table-cell>
          <table:table-cell office:value-type="float" office:value="0" calcext:value-type="float">
            <text:p>0</text:p>
          </table:table-cell>
          <table:table-cell office:value-type="float" office:value="36290" calcext:value-type="float">
            <text:p>3629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5</text:p>
          </table:table-cell>
          <table:table-cell office:value-type="float" office:value="0.013165" calcext:value-type="float">
            <text:p>0.013165</text:p>
          </table:table-cell>
          <table:table-cell office:value-type="float" office:value="0.003148" calcext:value-type="float">
            <text:p>0.003148</text:p>
          </table:table-cell>
          <table:table-cell office:value-type="float" office:value="0" calcext:value-type="float">
            <text:p>0</text:p>
          </table:table-cell>
          <table:table-cell office:value-type="float" office:value="59675" calcext:value-type="float">
            <text:p>5967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6</text:p>
          </table:table-cell>
          <table:table-cell office:value-type="float" office:value="0.016524" calcext:value-type="float">
            <text:p>0.016524</text:p>
          </table:table-cell>
          <table:table-cell office:value-type="float" office:value="0.005475" calcext:value-type="float">
            <text:p>0.005475</text:p>
          </table:table-cell>
          <table:table-cell office:value-type="float" office:value="0" calcext:value-type="float">
            <text:p>0</text:p>
          </table:table-cell>
          <table:table-cell office:value-type="float" office:value="97286" calcext:value-type="float">
            <text:p>9728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7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.005939" calcext:value-type="float">
            <text:p>0.005939</text:p>
          </table:table-cell>
          <table:table-cell office:value-type="float" office:value="0" calcext:value-type="float">
            <text:p>0</text:p>
          </table:table-cell>
          <table:table-cell office:value-type="float" office:value="87021" calcext:value-type="float">
            <text:p>8702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8</text:p>
          </table:table-cell>
          <table:table-cell office:value-type="float" office:value="0.013395" calcext:value-type="float">
            <text:p>0.013395</text:p>
          </table:table-cell>
          <table:table-cell office:value-type="float" office:value="0.003287" calcext:value-type="float">
            <text:p>0.003287</text:p>
          </table:table-cell>
          <table:table-cell office:value-type="float" office:value="0" calcext:value-type="float">
            <text:p>0</text:p>
          </table:table-cell>
          <table:table-cell office:value-type="float" office:value="61712" calcext:value-type="float">
            <text:p>6171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49</text:p>
          </table:table-cell>
          <table:table-cell office:value-type="float" office:value="0.018216" calcext:value-type="float">
            <text:p>0.018216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0" calcext:value-type="float">
            <text:p>0</text:p>
          </table:table-cell>
          <table:table-cell office:value-type="float" office:value="96311" calcext:value-type="float">
            <text:p>963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0</text:p>
          </table:table-cell>
          <table:table-cell office:value-type="float" office:value="0.013605" calcext:value-type="float">
            <text:p>0.013605</text:p>
          </table:table-cell>
          <table:table-cell office:value-type="float" office:value="0.003645" calcext:value-type="float">
            <text:p>0.003645</text:p>
          </table:table-cell>
          <table:table-cell office:value-type="float" office:value="0" calcext:value-type="float">
            <text:p>0</text:p>
          </table:table-cell>
          <table:table-cell office:value-type="float" office:value="64252" calcext:value-type="float">
            <text:p>6425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1</text:p>
          </table:table-cell>
          <table:table-cell office:value-type="float" office:value="0.012607" calcext:value-type="float">
            <text:p>0.012607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" calcext:value-type="float">
            <text:p>0</text:p>
          </table:table-cell>
          <table:table-cell office:value-type="float" office:value="44521" calcext:value-type="float">
            <text:p>4452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2</text:p>
          </table:table-cell>
          <table:table-cell office:value-type="float" office:value="0.016023" calcext:value-type="float">
            <text:p>0.016023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0" calcext:value-type="float">
            <text:p>0</text:p>
          </table:table-cell>
          <table:table-cell office:value-type="float" office:value="52687" calcext:value-type="float">
            <text:p>526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3</text:p>
          </table:table-cell>
          <table:table-cell office:value-type="float" office:value="0.01606" calcext:value-type="float">
            <text:p>0.01606</text:p>
          </table:table-cell>
          <table:table-cell office:value-type="float" office:value="0.002913" calcext:value-type="float">
            <text:p>0.002913</text:p>
          </table:table-cell>
          <table:table-cell office:value-type="float" office:value="0" calcext:value-type="float">
            <text:p>0</text:p>
          </table:table-cell>
          <table:table-cell office:value-type="float" office:value="54587" calcext:value-type="float">
            <text:p>5458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4</text:p>
          </table:table-cell>
          <table:table-cell office:value-type="float" office:value="0.029276" calcext:value-type="float">
            <text:p>0.029276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0" calcext:value-type="float">
            <text:p>0</text:p>
          </table:table-cell>
          <table:table-cell office:value-type="float" office:value="95005" calcext:value-type="float">
            <text:p>950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5</text:p>
          </table:table-cell>
          <table:table-cell office:value-type="float" office:value="0.012534" calcext:value-type="float">
            <text:p>0.012534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0" calcext:value-type="float">
            <text:p>0</text:p>
          </table:table-cell>
          <table:table-cell office:value-type="float" office:value="47061" calcext:value-type="float">
            <text:p>4706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6</text:p>
          </table:table-cell>
          <table:table-cell office:value-type="float" office:value="0.078987" calcext:value-type="float">
            <text:p>0.078987</text:p>
          </table:table-cell>
          <table:table-cell office:value-type="float" office:value="0.008308" calcext:value-type="float">
            <text:p>0.008308</text:p>
          </table:table-cell>
          <table:table-cell office:value-type="float" office:value="0" calcext:value-type="float">
            <text:p>0</text:p>
          </table:table-cell>
          <table:table-cell office:value-type="float" office:value="113959" calcext:value-type="float">
            <text:p>11395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7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04645" calcext:value-type="float">
            <text:p>0.004645</text:p>
          </table:table-cell>
          <table:table-cell office:value-type="float" office:value="0" calcext:value-type="float">
            <text:p>0</text:p>
          </table:table-cell>
          <table:table-cell office:value-type="float" office:value="75851" calcext:value-type="float">
            <text:p>7585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8</text:p>
          </table:table-cell>
          <table:table-cell office:value-type="float" office:value="0.04846" calcext:value-type="float">
            <text:p>0.04846</text:p>
          </table:table-cell>
          <table:table-cell office:value-type="float" office:value="0.013171" calcext:value-type="float">
            <text:p>0.013171</text:p>
          </table:table-cell>
          <table:table-cell office:value-type="float" office:value="0" calcext:value-type="float">
            <text:p>0</text:p>
          </table:table-cell>
          <table:table-cell office:value-type="float" office:value="159669" calcext:value-type="float">
            <text:p>15966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0:59</text:p>
          </table:table-cell>
          <table:table-cell office:value-type="float" office:value="0.014506" calcext:value-type="float">
            <text:p>0.014506</text:p>
          </table:table-cell>
          <table:table-cell office:value-type="float" office:value="0.00298" calcext:value-type="float">
            <text:p>0.00298</text:p>
          </table:table-cell>
          <table:table-cell office:value-type="float" office:value="0" calcext:value-type="float">
            <text:p>0</text:p>
          </table:table-cell>
          <table:table-cell office:value-type="float" office:value="56463" calcext:value-type="float">
            <text:p>5646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0</text:p>
          </table:table-cell>
          <table:table-cell office:value-type="float" office:value="0.015803" calcext:value-type="float">
            <text:p>0.015803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" calcext:value-type="float">
            <text:p>0</text:p>
          </table:table-cell>
          <table:table-cell office:value-type="float" office:value="60584" calcext:value-type="float">
            <text:p>6058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1</text:p>
          </table:table-cell>
          <table:table-cell office:value-type="float" office:value="0.01269" calcext:value-type="float">
            <text:p>0.01269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" calcext:value-type="float">
            <text:p>0</text:p>
          </table:table-cell>
          <table:table-cell office:value-type="float" office:value="34944" calcext:value-type="float">
            <text:p>3494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2</text:p>
          </table:table-cell>
          <table:table-cell office:value-type="float" office:value="0.077212" calcext:value-type="float">
            <text:p>0.077212</text:p>
          </table:table-cell>
          <table:table-cell office:value-type="float" office:value="0.069208" calcext:value-type="float">
            <text:p>0.069208</text:p>
          </table:table-cell>
          <table:table-cell office:value-type="float" office:value="0" calcext:value-type="float">
            <text:p>0</text:p>
          </table:table-cell>
          <table:table-cell office:value-type="float" office:value="179070" calcext:value-type="float">
            <text:p>17907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3</text:p>
          </table:table-cell>
          <table:table-cell office:value-type="float" office:value="0.589039" calcext:value-type="float">
            <text:p>0.589039</text:p>
          </table:table-cell>
          <table:table-cell office:value-type="float" office:value="0.673748" calcext:value-type="float">
            <text:p>0.673748</text:p>
          </table:table-cell>
          <table:table-cell office:value-type="float" office:value="0" calcext:value-type="float">
            <text:p>0</text:p>
          </table:table-cell>
          <table:table-cell office:value-type="float" office:value="512228" calcext:value-type="float">
            <text:p>51222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4</text:p>
          </table:table-cell>
          <table:table-cell office:value-type="float" office:value="0.309976" calcext:value-type="float">
            <text:p>0.309976</text:p>
          </table:table-cell>
          <table:table-cell office:value-type="float" office:value="0.217342" calcext:value-type="float">
            <text:p>0.217342</text:p>
          </table:table-cell>
          <table:table-cell office:value-type="float" office:value="0" calcext:value-type="float">
            <text:p>0</text:p>
          </table:table-cell>
          <table:table-cell office:value-type="float" office:value="134998" calcext:value-type="float">
            <text:p>13499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5</text:p>
          </table:table-cell>
          <table:table-cell office:value-type="float" office:value="0.099965" calcext:value-type="float">
            <text:p>0.099965</text:p>
          </table:table-cell>
          <table:table-cell office:value-type="float" office:value="0.014317" calcext:value-type="float">
            <text:p>0.014317</text:p>
          </table:table-cell>
          <table:table-cell office:value-type="float" office:value="0" calcext:value-type="float">
            <text:p>0</text:p>
          </table:table-cell>
          <table:table-cell office:value-type="float" office:value="21040" calcext:value-type="float">
            <text:p>21040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6</text:p>
          </table:table-cell>
          <table:table-cell office:value-type="float" office:value="0.012456" calcext:value-type="float">
            <text:p>0.012456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0" calcext:value-type="float">
            <text:p>0</text:p>
          </table:table-cell>
          <table:table-cell office:value-type="float" office:value="15980" calcext:value-type="float">
            <text:p>1598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7</text:p>
          </table:table-cell>
          <table:table-cell office:value-type="float" office:value="0.029103" calcext:value-type="float">
            <text:p>0.029103</text:p>
          </table:table-cell>
          <table:table-cell office:value-type="float" office:value="0.003614" calcext:value-type="float">
            <text:p>0.003614</text:p>
          </table:table-cell>
          <table:table-cell office:value-type="float" office:value="0" calcext:value-type="float">
            <text:p>0</text:p>
          </table:table-cell>
          <table:table-cell office:value-type="float" office:value="65716" calcext:value-type="float">
            <text:p>6571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8</text:p>
          </table:table-cell>
          <table:table-cell office:value-type="float" office:value="0.015845" calcext:value-type="float">
            <text:p>0.015845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" calcext:value-type="float">
            <text:p>0</text:p>
          </table:table-cell>
          <table:table-cell office:value-type="float" office:value="70884" calcext:value-type="float">
            <text:p>7088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09</text:p>
          </table:table-cell>
          <table:table-cell office:value-type="float" office:value="0.015628" calcext:value-type="float">
            <text:p>0.015628</text:p>
          </table:table-cell>
          <table:table-cell office:value-type="float" office:value="0.003588" calcext:value-type="float">
            <text:p>0.003588</text:p>
          </table:table-cell>
          <table:table-cell office:value-type="float" office:value="0" calcext:value-type="float">
            <text:p>0</text:p>
          </table:table-cell>
          <table:table-cell office:value-type="float" office:value="56486" calcext:value-type="float">
            <text:p>5648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0</text:p>
          </table:table-cell>
          <table:table-cell office:value-type="float" office:value="0.029286" calcext:value-type="float">
            <text:p>0.029286</text:p>
          </table:table-cell>
          <table:table-cell office:value-type="float" office:value="0.011534" calcext:value-type="float">
            <text:p>0.011534</text:p>
          </table:table-cell>
          <table:table-cell office:value-type="float" office:value="0" calcext:value-type="float">
            <text:p>0</text:p>
          </table:table-cell>
          <table:table-cell office:value-type="float" office:value="113837" calcext:value-type="float">
            <text:p>11383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1</text:p>
          </table:table-cell>
          <table:table-cell office:value-type="float" office:value="0.012514" calcext:value-type="float">
            <text:p>0.012514</text:p>
          </table:table-cell>
          <table:table-cell office:value-type="float" office:value="0.001575" calcext:value-type="float">
            <text:p>0.001575</text:p>
          </table:table-cell>
          <table:table-cell office:value-type="float" office:value="0" calcext:value-type="float">
            <text:p>0</text:p>
          </table:table-cell>
          <table:table-cell office:value-type="float" office:value="31003" calcext:value-type="float">
            <text:p>3100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2</text:p>
          </table:table-cell>
          <table:table-cell office:value-type="float" office:value="0.013179" calcext:value-type="float">
            <text:p>0.013179</text:p>
          </table:table-cell>
          <table:table-cell office:value-type="float" office:value="0.002521" calcext:value-type="float">
            <text:p>0.002521</text:p>
          </table:table-cell>
          <table:table-cell office:value-type="float" office:value="0" calcext:value-type="float">
            <text:p>0</text:p>
          </table:table-cell>
          <table:table-cell office:value-type="float" office:value="49903" calcext:value-type="float">
            <text:p>4990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3</text:p>
          </table:table-cell>
          <table:table-cell office:value-type="float" office:value="0.016006" calcext:value-type="float">
            <text:p>0.016006</text:p>
          </table:table-cell>
          <table:table-cell office:value-type="float" office:value="0.00178" calcext:value-type="float">
            <text:p>0.00178</text:p>
          </table:table-cell>
          <table:table-cell office:value-type="float" office:value="0" calcext:value-type="float">
            <text:p>0</text:p>
          </table:table-cell>
          <table:table-cell office:value-type="float" office:value="35992" calcext:value-type="float">
            <text:p>359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4</text:p>
          </table:table-cell>
          <table:table-cell office:value-type="float" office:value="0.045279" calcext:value-type="float">
            <text:p>0.045279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0" calcext:value-type="float">
            <text:p>0</text:p>
          </table:table-cell>
          <table:table-cell office:value-type="float" office:value="94783" calcext:value-type="float">
            <text:p>9478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5</text:p>
          </table:table-cell>
          <table:table-cell office:value-type="float" office:value="0.028787" calcext:value-type="float">
            <text:p>0.02878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" calcext:value-type="float">
            <text:p>0</text:p>
          </table:table-cell>
          <table:table-cell office:value-type="float" office:value="102205" calcext:value-type="float">
            <text:p>10220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6</text:p>
          </table:table-cell>
          <table:table-cell office:value-type="float" office:value="0.042728" calcext:value-type="float">
            <text:p>0.042728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0" calcext:value-type="float">
            <text:p>0</text:p>
          </table:table-cell>
          <table:table-cell office:value-type="float" office:value="128057" calcext:value-type="float">
            <text:p>12805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7</text:p>
          </table:table-cell>
          <table:table-cell office:value-type="float" office:value="0.014845" calcext:value-type="float">
            <text:p>0.014845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" calcext:value-type="float">
            <text:p>0</text:p>
          </table:table-cell>
          <table:table-cell office:value-type="float" office:value="82066" calcext:value-type="float">
            <text:p>8206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8</text:p>
          </table:table-cell>
          <table:table-cell office:value-type="float" office:value="0.014906" calcext:value-type="float">
            <text:p>0.014906</text:p>
          </table:table-cell>
          <table:table-cell office:value-type="float" office:value="0.003543" calcext:value-type="float">
            <text:p>0.003543</text:p>
          </table:table-cell>
          <table:table-cell office:value-type="float" office:value="0" calcext:value-type="float">
            <text:p>0</text:p>
          </table:table-cell>
          <table:table-cell office:value-type="float" office:value="66889" calcext:value-type="float">
            <text:p>6688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19</text:p>
          </table:table-cell>
          <table:table-cell office:value-type="float" office:value="0.036052" calcext:value-type="float">
            <text:p>0.036052</text:p>
          </table:table-cell>
          <table:table-cell office:value-type="float" office:value="0.011475" calcext:value-type="float">
            <text:p>0.011475</text:p>
          </table:table-cell>
          <table:table-cell office:value-type="float" office:value="0" calcext:value-type="float">
            <text:p>0</text:p>
          </table:table-cell>
          <table:table-cell office:value-type="float" office:value="126516" calcext:value-type="float">
            <text:p>12651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0</text:p>
          </table:table-cell>
          <table:table-cell office:value-type="float" office:value="0.053369" calcext:value-type="float">
            <text:p>0.053369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0" calcext:value-type="float">
            <text:p>0</text:p>
          </table:table-cell>
          <table:table-cell office:value-type="float" office:value="170368" calcext:value-type="float">
            <text:p>1703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1</text:p>
          </table:table-cell>
          <table:table-cell office:value-type="float" office:value="0.015701" calcext:value-type="float">
            <text:p>0.015701</text:p>
          </table:table-cell>
          <table:table-cell office:value-type="float" office:value="0.006481" calcext:value-type="float">
            <text:p>0.006481</text:p>
          </table:table-cell>
          <table:table-cell office:value-type="float" office:value="0" calcext:value-type="float">
            <text:p>0</text:p>
          </table:table-cell>
          <table:table-cell office:value-type="float" office:value="83187" calcext:value-type="float">
            <text:p>8318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2</text:p>
          </table:table-cell>
          <table:table-cell office:value-type="float" office:value="0.017612" calcext:value-type="float">
            <text:p>0.017612</text:p>
          </table:table-cell>
          <table:table-cell office:value-type="float" office:value="0.005823" calcext:value-type="float">
            <text:p>0.005823</text:p>
          </table:table-cell>
          <table:table-cell office:value-type="float" office:value="0" calcext:value-type="float">
            <text:p>0</text:p>
          </table:table-cell>
          <table:table-cell office:value-type="float" office:value="74919" calcext:value-type="float">
            <text:p>7491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3</text:p>
          </table:table-cell>
          <table:table-cell office:value-type="float" office:value="0.021667" calcext:value-type="float">
            <text:p>0.021667</text:p>
          </table:table-cell>
          <table:table-cell office:value-type="float" office:value="0.008538" calcext:value-type="float">
            <text:p>0.008538</text:p>
          </table:table-cell>
          <table:table-cell office:value-type="float" office:value="0" calcext:value-type="float">
            <text:p>0</text:p>
          </table:table-cell>
          <table:table-cell office:value-type="float" office:value="124755" calcext:value-type="float">
            <text:p>12475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4</text:p>
          </table:table-cell>
          <table:table-cell office:value-type="float" office:value="0.02735" calcext:value-type="float">
            <text:p>0.02735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</text:p>
          </table:table-cell>
          <table:table-cell office:value-type="float" office:value="67379" calcext:value-type="float">
            <text:p>6737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5</text:p>
          </table:table-cell>
          <table:table-cell office:value-type="float" office:value="0.018129" calcext:value-type="float">
            <text:p>0.018129</text:p>
          </table:table-cell>
          <table:table-cell office:value-type="float" office:value="0.005315" calcext:value-type="float">
            <text:p>0.005315</text:p>
          </table:table-cell>
          <table:table-cell office:value-type="float" office:value="0" calcext:value-type="float">
            <text:p>0</text:p>
          </table:table-cell>
          <table:table-cell office:value-type="float" office:value="86571" calcext:value-type="float">
            <text:p>8657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6</text:p>
          </table:table-cell>
          <table:table-cell office:value-type="float" office:value="0.042874" calcext:value-type="float">
            <text:p>0.042874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" calcext:value-type="float">
            <text:p>0</text:p>
          </table:table-cell>
          <table:table-cell office:value-type="float" office:value="105888" calcext:value-type="float">
            <text:p>1058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7</text:p>
          </table:table-cell>
          <table:table-cell office:value-type="float" office:value="0.034485" calcext:value-type="float">
            <text:p>0.034485</text:p>
          </table:table-cell>
          <table:table-cell office:value-type="float" office:value="0.003866" calcext:value-type="float">
            <text:p>0.003866</text:p>
          </table:table-cell>
          <table:table-cell office:value-type="float" office:value="0" calcext:value-type="float">
            <text:p>0</text:p>
          </table:table-cell>
          <table:table-cell office:value-type="float" office:value="70655" calcext:value-type="float">
            <text:p>7065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8</text:p>
          </table:table-cell>
          <table:table-cell office:value-type="float" office:value="0.021082" calcext:value-type="float">
            <text:p>0.021082</text:p>
          </table:table-cell>
          <table:table-cell office:value-type="float" office:value="0.006945" calcext:value-type="float">
            <text:p>0.006945</text:p>
          </table:table-cell>
          <table:table-cell office:value-type="float" office:value="0" calcext:value-type="float">
            <text:p>0</text:p>
          </table:table-cell>
          <table:table-cell office:value-type="float" office:value="100919" calcext:value-type="float">
            <text:p>10091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29</text:p>
          </table:table-cell>
          <table:table-cell office:value-type="float" office:value="0.017972" calcext:value-type="float">
            <text:p>0.017972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" calcext:value-type="float">
            <text:p>0</text:p>
          </table:table-cell>
          <table:table-cell office:value-type="float" office:value="74338" calcext:value-type="float">
            <text:p>7433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0</text:p>
          </table:table-cell>
          <table:table-cell office:value-type="float" office:value="0.014855" calcext:value-type="float">
            <text:p>0.014855</text:p>
          </table:table-cell>
          <table:table-cell office:value-type="float" office:value="0.003419" calcext:value-type="float">
            <text:p>0.003419</text:p>
          </table:table-cell>
          <table:table-cell office:value-type="float" office:value="0" calcext:value-type="float">
            <text:p>0</text:p>
          </table:table-cell>
          <table:table-cell office:value-type="float" office:value="63275" calcext:value-type="float">
            <text:p>6327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1</text:p>
          </table:table-cell>
          <table:table-cell office:value-type="float" office:value="0.012464" calcext:value-type="float">
            <text:p>0.012464</text:p>
          </table:table-cell>
          <table:table-cell office:value-type="float" office:value="0.002111" calcext:value-type="float">
            <text:p>0.002111</text:p>
          </table:table-cell>
          <table:table-cell office:value-type="float" office:value="0" calcext:value-type="float">
            <text:p>0</text:p>
          </table:table-cell>
          <table:table-cell office:value-type="float" office:value="41635" calcext:value-type="float">
            <text:p>4163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2</text:p>
          </table:table-cell>
          <table:table-cell office:value-type="float" office:value="0.015668" calcext:value-type="float">
            <text:p>0.015668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0" calcext:value-type="float">
            <text:p>0</text:p>
          </table:table-cell>
          <table:table-cell office:value-type="float" office:value="73125" calcext:value-type="float">
            <text:p>7312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3</text:p>
          </table:table-cell>
          <table:table-cell office:value-type="float" office:value="0.063686" calcext:value-type="float">
            <text:p>0.063686</text:p>
          </table:table-cell>
          <table:table-cell office:value-type="float" office:value="0.024546" calcext:value-type="float">
            <text:p>0.024546</text:p>
          </table:table-cell>
          <table:table-cell office:value-type="float" office:value="0" calcext:value-type="float">
            <text:p>0</text:p>
          </table:table-cell>
          <table:table-cell office:value-type="float" office:value="145979" calcext:value-type="float">
            <text:p>1459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4</text:p>
          </table:table-cell>
          <table:table-cell office:value-type="float" office:value="0.124341" calcext:value-type="float">
            <text:p>0.124341</text:p>
          </table:table-cell>
          <table:table-cell office:value-type="float" office:value="0.042517" calcext:value-type="float">
            <text:p>0.042517</text:p>
          </table:table-cell>
          <table:table-cell office:value-type="float" office:value="0" calcext:value-type="float">
            <text:p>0</text:p>
          </table:table-cell>
          <table:table-cell office:value-type="float" office:value="142230" calcext:value-type="float">
            <text:p>14223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5</text:p>
          </table:table-cell>
          <table:table-cell office:value-type="float" office:value="0.020829" calcext:value-type="float">
            <text:p>0.020829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" calcext:value-type="float">
            <text:p>0</text:p>
          </table:table-cell>
          <table:table-cell office:value-type="float" office:value="89586" calcext:value-type="float">
            <text:p>8958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6</text:p>
          </table:table-cell>
          <table:table-cell office:value-type="float" office:value="0.066306" calcext:value-type="float">
            <text:p>0.066306</text:p>
          </table:table-cell>
          <table:table-cell office:value-type="float" office:value="0.008981" calcext:value-type="float">
            <text:p>0.008981</text:p>
          </table:table-cell>
          <table:table-cell office:value-type="float" office:value="0" calcext:value-type="float">
            <text:p>0</text:p>
          </table:table-cell>
          <table:table-cell office:value-type="float" office:value="111276" calcext:value-type="float">
            <text:p>11127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7</text:p>
          </table:table-cell>
          <table:table-cell office:value-type="float" office:value="0.01452" calcext:value-type="float">
            <text:p>0.01452</text:p>
          </table:table-cell>
          <table:table-cell office:value-type="float" office:value="0.004184" calcext:value-type="float">
            <text:p>0.004184</text:p>
          </table:table-cell>
          <table:table-cell office:value-type="float" office:value="0" calcext:value-type="float">
            <text:p>0</text:p>
          </table:table-cell>
          <table:table-cell office:value-type="float" office:value="76076" calcext:value-type="float">
            <text:p>7607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8</text:p>
          </table:table-cell>
          <table:table-cell office:value-type="float" office:value="0.029309" calcext:value-type="float">
            <text:p>0.029309</text:p>
          </table:table-cell>
          <table:table-cell office:value-type="float" office:value="0.005732" calcext:value-type="float">
            <text:p>0.005732</text:p>
          </table:table-cell>
          <table:table-cell office:value-type="float" office:value="0" calcext:value-type="float">
            <text:p>0</text:p>
          </table:table-cell>
          <table:table-cell office:value-type="float" office:value="72890" calcext:value-type="float">
            <text:p>7289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39</text:p>
          </table:table-cell>
          <table:table-cell office:value-type="float" office:value="0.013026" calcext:value-type="float">
            <text:p>0.013026</text:p>
          </table:table-cell>
          <table:table-cell office:value-type="float" office:value="0.002883" calcext:value-type="float">
            <text:p>0.002883</text:p>
          </table:table-cell>
          <table:table-cell office:value-type="float" office:value="0" calcext:value-type="float">
            <text:p>0</text:p>
          </table:table-cell>
          <table:table-cell office:value-type="float" office:value="53476" calcext:value-type="float">
            <text:p>5347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0</text:p>
          </table:table-cell>
          <table:table-cell office:value-type="float" office:value="0.040152" calcext:value-type="float">
            <text:p>0.040152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0" calcext:value-type="float">
            <text:p>0</text:p>
          </table:table-cell>
          <table:table-cell office:value-type="float" office:value="85532" calcext:value-type="float">
            <text:p>8553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1</text:p>
          </table:table-cell>
          <table:table-cell office:value-type="float" office:value="0.043746" calcext:value-type="float">
            <text:p>0.043746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0" calcext:value-type="float">
            <text:p>0</text:p>
          </table:table-cell>
          <table:table-cell office:value-type="float" office:value="103465" calcext:value-type="float">
            <text:p>10346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2</text:p>
          </table:table-cell>
          <table:table-cell office:value-type="float" office:value="0.013766" calcext:value-type="float">
            <text:p>0.013766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" calcext:value-type="float">
            <text:p>0</text:p>
          </table:table-cell>
          <table:table-cell office:value-type="float" office:value="54790" calcext:value-type="float">
            <text:p>547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3</text:p>
          </table:table-cell>
          <table:table-cell office:value-type="float" office:value="0.020509" calcext:value-type="float">
            <text:p>0.020509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0" calcext:value-type="float">
            <text:p>0</text:p>
          </table:table-cell>
          <table:table-cell office:value-type="float" office:value="75031" calcext:value-type="float">
            <text:p>7503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4</text:p>
          </table:table-cell>
          <table:table-cell office:value-type="float" office:value="0.016558" calcext:value-type="float">
            <text:p>0.016558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" calcext:value-type="float">
            <text:p>0</text:p>
          </table:table-cell>
          <table:table-cell office:value-type="float" office:value="66185" calcext:value-type="float">
            <text:p>6618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5</text:p>
          </table:table-cell>
          <table:table-cell office:value-type="float" office:value="0.388457" calcext:value-type="float">
            <text:p>0.388457</text:p>
          </table:table-cell>
          <table:table-cell office:value-type="float" office:value="0.299357" calcext:value-type="float">
            <text:p>0.299357</text:p>
          </table:table-cell>
          <table:table-cell office:value-type="float" office:value="0" calcext:value-type="float">
            <text:p>0</text:p>
          </table:table-cell>
          <table:table-cell office:value-type="float" office:value="618371" calcext:value-type="float">
            <text:p>61837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6</text:p>
          </table:table-cell>
          <table:table-cell office:value-type="float" office:value="0.432587" calcext:value-type="float">
            <text:p>0.432587</text:p>
          </table:table-cell>
          <table:table-cell office:value-type="float" office:value="0.108983" calcext:value-type="float">
            <text:p>0.108983</text:p>
          </table:table-cell>
          <table:table-cell office:value-type="float" office:value="0" calcext:value-type="float">
            <text:p>0</text:p>
          </table:table-cell>
          <table:table-cell office:value-type="float" office:value="124322" calcext:value-type="float">
            <text:p>12432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7</text:p>
          </table:table-cell>
          <table:table-cell office:value-type="float" office:value="0.238218" calcext:value-type="float">
            <text:p>0.238218</text:p>
          </table:table-cell>
          <table:table-cell office:value-type="float" office:value="0.051115" calcext:value-type="float">
            <text:p>0.051115</text:p>
          </table:table-cell>
          <table:table-cell office:value-type="float" office:value="0" calcext:value-type="float">
            <text:p>0</text:p>
          </table:table-cell>
          <table:table-cell office:value-type="float" office:value="55980" calcext:value-type="float">
            <text:p>55980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8</text:p>
          </table:table-cell>
          <table:table-cell office:value-type="float" office:value="0.040016" calcext:value-type="float">
            <text:p>0.040016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0" calcext:value-type="float">
            <text:p>0</text:p>
          </table:table-cell>
          <table:table-cell office:value-type="float" office:value="37069" calcext:value-type="float">
            <text:p>3706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49</text:p>
          </table:table-cell>
          <table:table-cell office:value-type="float" office:value="0.031255" calcext:value-type="float">
            <text:p>0.031255</text:p>
          </table:table-cell>
          <table:table-cell office:value-type="float" office:value="0.004649" calcext:value-type="float">
            <text:p>0.004649</text:p>
          </table:table-cell>
          <table:table-cell office:value-type="float" office:value="0" calcext:value-type="float">
            <text:p>0</text:p>
          </table:table-cell>
          <table:table-cell office:value-type="float" office:value="70371" calcext:value-type="float">
            <text:p>7037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0</text:p>
          </table:table-cell>
          <table:table-cell office:value-type="float" office:value="0.032309" calcext:value-type="float">
            <text:p>0.032309</text:p>
          </table:table-cell>
          <table:table-cell office:value-type="float" office:value="0.008865" calcext:value-type="float">
            <text:p>0.008865</text:p>
          </table:table-cell>
          <table:table-cell office:value-type="float" office:value="0" calcext:value-type="float">
            <text:p>0</text:p>
          </table:table-cell>
          <table:table-cell office:value-type="float" office:value="114638" calcext:value-type="float">
            <text:p>11463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1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07034" calcext:value-type="float">
            <text:p>0.007034</text:p>
          </table:table-cell>
          <table:table-cell office:value-type="float" office:value="0" calcext:value-type="float">
            <text:p>0</text:p>
          </table:table-cell>
          <table:table-cell office:value-type="float" office:value="88383" calcext:value-type="float">
            <text:p>88383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2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291" calcext:value-type="float">
            <text:p>0.003291</text:p>
          </table:table-cell>
          <table:table-cell office:value-type="float" office:value="0" calcext:value-type="float">
            <text:p>0</text:p>
          </table:table-cell>
          <table:table-cell office:value-type="float" office:value="61023" calcext:value-type="float">
            <text:p>6102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3</text:p>
          </table:table-cell>
          <table:table-cell office:value-type="float" office:value="0.013201" calcext:value-type="float">
            <text:p>0.013201</text:p>
          </table:table-cell>
          <table:table-cell office:value-type="float" office:value="0.00279" calcext:value-type="float">
            <text:p>0.00279</text:p>
          </table:table-cell>
          <table:table-cell office:value-type="float" office:value="0" calcext:value-type="float">
            <text:p>0</text:p>
          </table:table-cell>
          <table:table-cell office:value-type="float" office:value="52765" calcext:value-type="float">
            <text:p>5276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4</text:p>
          </table:table-cell>
          <table:table-cell office:value-type="float" office:value="0.014803" calcext:value-type="float">
            <text:p>0.014803</text:p>
          </table:table-cell>
          <table:table-cell office:value-type="float" office:value="0.002833" calcext:value-type="float">
            <text:p>0.002833</text:p>
          </table:table-cell>
          <table:table-cell office:value-type="float" office:value="0" calcext:value-type="float">
            <text:p>0</text:p>
          </table:table-cell>
          <table:table-cell office:value-type="float" office:value="54479" calcext:value-type="float">
            <text:p>5447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5</text:p>
          </table:table-cell>
          <table:table-cell office:value-type="float" office:value="0.02663" calcext:value-type="float">
            <text:p>0.02663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" calcext:value-type="float">
            <text:p>0</text:p>
          </table:table-cell>
          <table:table-cell office:value-type="float" office:value="43626" calcext:value-type="float">
            <text:p>4362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6</text:p>
          </table:table-cell>
          <table:table-cell office:value-type="float" office:value="0.017007" calcext:value-type="float">
            <text:p>0.017007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0" calcext:value-type="float">
            <text:p>0</text:p>
          </table:table-cell>
          <table:table-cell office:value-type="float" office:value="62406" calcext:value-type="float">
            <text:p>6240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7</text:p>
          </table:table-cell>
          <table:table-cell office:value-type="float" office:value="0.035521" calcext:value-type="float">
            <text:p>0.035521</text:p>
          </table:table-cell>
          <table:table-cell office:value-type="float" office:value="0.006302" calcext:value-type="float">
            <text:p>0.006302</text:p>
          </table:table-cell>
          <table:table-cell office:value-type="float" office:value="0" calcext:value-type="float">
            <text:p>0</text:p>
          </table:table-cell>
          <table:table-cell office:value-type="float" office:value="86518" calcext:value-type="float">
            <text:p>8651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8</text:p>
          </table:table-cell>
          <table:table-cell office:value-type="float" office:value="0.030429" calcext:value-type="float">
            <text:p>0.030429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" calcext:value-type="float">
            <text:p>0</text:p>
          </table:table-cell>
          <table:table-cell office:value-type="float" office:value="77506" calcext:value-type="float">
            <text:p>7750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1:59</text:p>
          </table:table-cell>
          <table:table-cell office:value-type="float" office:value="0.025364" calcext:value-type="float">
            <text:p>0.025364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0" calcext:value-type="float">
            <text:p>0</text:p>
          </table:table-cell>
          <table:table-cell office:value-type="float" office:value="71847" calcext:value-type="float">
            <text:p>7184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0</text:p>
          </table:table-cell>
          <table:table-cell office:value-type="float" office:value="0.042419" calcext:value-type="float">
            <text:p>0.042419</text:p>
          </table:table-cell>
          <table:table-cell office:value-type="float" office:value="0.011614" calcext:value-type="float">
            <text:p>0.011614</text:p>
          </table:table-cell>
          <table:table-cell office:value-type="float" office:value="0" calcext:value-type="float">
            <text:p>0</text:p>
          </table:table-cell>
          <table:table-cell office:value-type="float" office:value="119210" calcext:value-type="float">
            <text:p>11921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1</text:p>
          </table:table-cell>
          <table:table-cell office:value-type="float" office:value="0.013126" calcext:value-type="float">
            <text:p>0.013126</text:p>
          </table:table-cell>
          <table:table-cell office:value-type="float" office:value="0.002508" calcext:value-type="float">
            <text:p>0.002508</text:p>
          </table:table-cell>
          <table:table-cell office:value-type="float" office:value="0" calcext:value-type="float">
            <text:p>0</text:p>
          </table:table-cell>
          <table:table-cell office:value-type="float" office:value="46378" calcext:value-type="float">
            <text:p>4637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2</text:p>
          </table:table-cell>
          <table:table-cell office:value-type="float" office:value="0.027837" calcext:value-type="float">
            <text:p>0.027837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" calcext:value-type="float">
            <text:p>0</text:p>
          </table:table-cell>
          <table:table-cell office:value-type="float" office:value="60828" calcext:value-type="float">
            <text:p>6082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3</text:p>
          </table:table-cell>
          <table:table-cell office:value-type="float" office:value="0.017142" calcext:value-type="float">
            <text:p>0.017142</text:p>
          </table:table-cell>
          <table:table-cell office:value-type="float" office:value="0.004746" calcext:value-type="float">
            <text:p>0.004746</text:p>
          </table:table-cell>
          <table:table-cell office:value-type="float" office:value="0" calcext:value-type="float">
            <text:p>0</text:p>
          </table:table-cell>
          <table:table-cell office:value-type="float" office:value="67697" calcext:value-type="float">
            <text:p>6769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4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" calcext:value-type="float">
            <text:p>0</text:p>
          </table:table-cell>
          <table:table-cell office:value-type="float" office:value="39642" calcext:value-type="float">
            <text:p>3964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5</text:p>
          </table:table-cell>
          <table:table-cell office:value-type="float" office:value="0.013204" calcext:value-type="float">
            <text:p>0.013204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" calcext:value-type="float">
            <text:p>0</text:p>
          </table:table-cell>
          <table:table-cell office:value-type="float" office:value="49498" calcext:value-type="float">
            <text:p>4949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6</text:p>
          </table:table-cell>
          <table:table-cell office:value-type="float" office:value="0.020695" calcext:value-type="float">
            <text:p>0.020695</text:p>
          </table:table-cell>
          <table:table-cell office:value-type="float" office:value="0.005176" calcext:value-type="float">
            <text:p>0.005176</text:p>
          </table:table-cell>
          <table:table-cell office:value-type="float" office:value="0" calcext:value-type="float">
            <text:p>0</text:p>
          </table:table-cell>
          <table:table-cell office:value-type="float" office:value="91329" calcext:value-type="float">
            <text:p>9132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7</text:p>
          </table:table-cell>
          <table:table-cell office:value-type="float" office:value="0.029778" calcext:value-type="float">
            <text:p>0.029778</text:p>
          </table:table-cell>
          <table:table-cell office:value-type="float" office:value="0.010285" calcext:value-type="float">
            <text:p>0.010285</text:p>
          </table:table-cell>
          <table:table-cell office:value-type="float" office:value="0" calcext:value-type="float">
            <text:p>0</text:p>
          </table:table-cell>
          <table:table-cell office:value-type="float" office:value="131097" calcext:value-type="float">
            <text:p>1310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8</text:p>
          </table:table-cell>
          <table:table-cell office:value-type="float" office:value="0.016998" calcext:value-type="float">
            <text:p>0.016998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" calcext:value-type="float">
            <text:p>0</text:p>
          </table:table-cell>
          <table:table-cell office:value-type="float" office:value="58976" calcext:value-type="float">
            <text:p>5897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09</text:p>
          </table:table-cell>
          <table:table-cell office:value-type="float" office:value="0.015535" calcext:value-type="float">
            <text:p>0.015535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" calcext:value-type="float">
            <text:p>0</text:p>
          </table:table-cell>
          <table:table-cell office:value-type="float" office:value="62601" calcext:value-type="float">
            <text:p>6260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0</text:p>
          </table:table-cell>
          <table:table-cell office:value-type="float" office:value="0.014591" calcext:value-type="float">
            <text:p>0.014591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" calcext:value-type="float">
            <text:p>0</text:p>
          </table:table-cell>
          <table:table-cell office:value-type="float" office:value="45142" calcext:value-type="float">
            <text:p>4514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1</text:p>
          </table:table-cell>
          <table:table-cell office:value-type="float" office:value="0.037526" calcext:value-type="float">
            <text:p>0.037526</text:p>
          </table:table-cell>
          <table:table-cell office:value-type="float" office:value="0.005321" calcext:value-type="float">
            <text:p>0.005321</text:p>
          </table:table-cell>
          <table:table-cell office:value-type="float" office:value="0" calcext:value-type="float">
            <text:p>0</text:p>
          </table:table-cell>
          <table:table-cell office:value-type="float" office:value="85767" calcext:value-type="float">
            <text:p>8576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2</text:p>
          </table:table-cell>
          <table:table-cell office:value-type="float" office:value="0.027883" calcext:value-type="float">
            <text:p>0.027883</text:p>
          </table:table-cell>
          <table:table-cell office:value-type="float" office:value="0.003785" calcext:value-type="float">
            <text:p>0.003785</text:p>
          </table:table-cell>
          <table:table-cell office:value-type="float" office:value="0" calcext:value-type="float">
            <text:p>0</text:p>
          </table:table-cell>
          <table:table-cell office:value-type="float" office:value="69402" calcext:value-type="float">
            <text:p>6940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3</text:p>
          </table:table-cell>
          <table:table-cell office:value-type="float" office:value="0.028406" calcext:value-type="float">
            <text:p>0.028406</text:p>
          </table:table-cell>
          <table:table-cell office:value-type="float" office:value="0.004447" calcext:value-type="float">
            <text:p>0.004447</text:p>
          </table:table-cell>
          <table:table-cell office:value-type="float" office:value="0" calcext:value-type="float">
            <text:p>0</text:p>
          </table:table-cell>
          <table:table-cell office:value-type="float" office:value="81899" calcext:value-type="float">
            <text:p>8189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4</text:p>
          </table:table-cell>
          <table:table-cell office:value-type="float" office:value="0.027809" calcext:value-type="float">
            <text:p>0.027809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" calcext:value-type="float">
            <text:p>0</text:p>
          </table:table-cell>
          <table:table-cell office:value-type="float" office:value="57649" calcext:value-type="float">
            <text:p>5764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5</text:p>
          </table:table-cell>
          <table:table-cell office:value-type="float" office:value="0.014955" calcext:value-type="float">
            <text:p>0.014955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" calcext:value-type="float">
            <text:p>0</text:p>
          </table:table-cell>
          <table:table-cell office:value-type="float" office:value="67047" calcext:value-type="float">
            <text:p>6704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6</text:p>
          </table:table-cell>
          <table:table-cell office:value-type="float" office:value="0.021441" calcext:value-type="float">
            <text:p>0.021441</text:p>
          </table:table-cell>
          <table:table-cell office:value-type="float" office:value="0.008264" calcext:value-type="float">
            <text:p>0.008264</text:p>
          </table:table-cell>
          <table:table-cell office:value-type="float" office:value="0" calcext:value-type="float">
            <text:p>0</text:p>
          </table:table-cell>
          <table:table-cell office:value-type="float" office:value="89440" calcext:value-type="float">
            <text:p>8944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7</text:p>
          </table:table-cell>
          <table:table-cell office:value-type="float" office:value="0.017676" calcext:value-type="float">
            <text:p>0.017676</text:p>
          </table:table-cell>
          <table:table-cell office:value-type="float" office:value="0.004932" calcext:value-type="float">
            <text:p>0.004932</text:p>
          </table:table-cell>
          <table:table-cell office:value-type="float" office:value="0" calcext:value-type="float">
            <text:p>0</text:p>
          </table:table-cell>
          <table:table-cell office:value-type="float" office:value="91008" calcext:value-type="float">
            <text:p>9100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8</text:p>
          </table:table-cell>
          <table:table-cell office:value-type="float" office:value="0.016741" calcext:value-type="float">
            <text:p>0.016741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" calcext:value-type="float">
            <text:p>0</text:p>
          </table:table-cell>
          <table:table-cell office:value-type="float" office:value="93400" calcext:value-type="float">
            <text:p>9340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19</text:p>
          </table:table-cell>
          <table:table-cell office:value-type="float" office:value="0.029007" calcext:value-type="float">
            <text:p>0.029007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0" calcext:value-type="float">
            <text:p>0</text:p>
          </table:table-cell>
          <table:table-cell office:value-type="float" office:value="77005" calcext:value-type="float">
            <text:p>7700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0</text:p>
          </table:table-cell>
          <table:table-cell office:value-type="float" office:value="0.014694" calcext:value-type="float">
            <text:p>0.014694</text:p>
          </table:table-cell>
          <table:table-cell office:value-type="float" office:value="0.004038" calcext:value-type="float">
            <text:p>0.004038</text:p>
          </table:table-cell>
          <table:table-cell office:value-type="float" office:value="0" calcext:value-type="float">
            <text:p>0</text:p>
          </table:table-cell>
          <table:table-cell office:value-type="float" office:value="74563" calcext:value-type="float">
            <text:p>7456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1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684" calcext:value-type="float">
            <text:p>0.003684</text:p>
          </table:table-cell>
          <table:table-cell office:value-type="float" office:value="0" calcext:value-type="float">
            <text:p>0</text:p>
          </table:table-cell>
          <table:table-cell office:value-type="float" office:value="67322" calcext:value-type="float">
            <text:p>673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2</text:p>
          </table:table-cell>
          <table:table-cell office:value-type="float" office:value="0.025558" calcext:value-type="float">
            <text:p>0.025558</text:p>
          </table:table-cell>
          <table:table-cell office:value-type="float" office:value="0.002971" calcext:value-type="float">
            <text:p>0.002971</text:p>
          </table:table-cell>
          <table:table-cell office:value-type="float" office:value="0" calcext:value-type="float">
            <text:p>0</text:p>
          </table:table-cell>
          <table:table-cell office:value-type="float" office:value="44298" calcext:value-type="float">
            <text:p>4429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3</text:p>
          </table:table-cell>
          <table:table-cell office:value-type="float" office:value="0.014542" calcext:value-type="float">
            <text:p>0.014542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" calcext:value-type="float">
            <text:p>0</text:p>
          </table:table-cell>
          <table:table-cell office:value-type="float" office:value="57722" calcext:value-type="float">
            <text:p>5772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4</text:p>
          </table:table-cell>
          <table:table-cell office:value-type="float" office:value="0.014363" calcext:value-type="float">
            <text:p>0.014363</text:p>
          </table:table-cell>
          <table:table-cell office:value-type="float" office:value="0.003345" calcext:value-type="float">
            <text:p>0.003345</text:p>
          </table:table-cell>
          <table:table-cell office:value-type="float" office:value="0" calcext:value-type="float">
            <text:p>0</text:p>
          </table:table-cell>
          <table:table-cell office:value-type="float" office:value="63090" calcext:value-type="float">
            <text:p>6309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5</text:p>
          </table:table-cell>
          <table:table-cell office:value-type="float" office:value="0.015511" calcext:value-type="float">
            <text:p>0.015511</text:p>
          </table:table-cell>
          <table:table-cell office:value-type="float" office:value="0.001758" calcext:value-type="float">
            <text:p>0.001758</text:p>
          </table:table-cell>
          <table:table-cell office:value-type="float" office:value="0" calcext:value-type="float">
            <text:p>0</text:p>
          </table:table-cell>
          <table:table-cell office:value-type="float" office:value="34046" calcext:value-type="float">
            <text:p>3404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6</text:p>
          </table:table-cell>
          <table:table-cell office:value-type="float" office:value="0.054994" calcext:value-type="float">
            <text:p>0.054994</text:p>
          </table:table-cell>
          <table:table-cell office:value-type="float" office:value="0.010263" calcext:value-type="float">
            <text:p>0.010263</text:p>
          </table:table-cell>
          <table:table-cell office:value-type="float" office:value="0" calcext:value-type="float">
            <text:p>0</text:p>
          </table:table-cell>
          <table:table-cell office:value-type="float" office:value="144031" calcext:value-type="float">
            <text:p>14403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7</text:p>
          </table:table-cell>
          <table:table-cell office:value-type="float" office:value="0.018397" calcext:value-type="float">
            <text:p>0.018397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0" calcext:value-type="float">
            <text:p>0</text:p>
          </table:table-cell>
          <table:table-cell office:value-type="float" office:value="92122" calcext:value-type="float">
            <text:p>921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8</text:p>
          </table:table-cell>
          <table:table-cell office:value-type="float" office:value="0.017843" calcext:value-type="float">
            <text:p>0.017843</text:p>
          </table:table-cell>
          <table:table-cell office:value-type="float" office:value="0.004709" calcext:value-type="float">
            <text:p>0.004709</text:p>
          </table:table-cell>
          <table:table-cell office:value-type="float" office:value="0" calcext:value-type="float">
            <text:p>0</text:p>
          </table:table-cell>
          <table:table-cell office:value-type="float" office:value="77334" calcext:value-type="float">
            <text:p>7733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29</text:p>
          </table:table-cell>
          <table:table-cell office:value-type="float" office:value="0.032172" calcext:value-type="float">
            <text:p>0.032172</text:p>
          </table:table-cell>
          <table:table-cell office:value-type="float" office:value="0.006782" calcext:value-type="float">
            <text:p>0.006782</text:p>
          </table:table-cell>
          <table:table-cell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0</text:p>
          </table:table-cell>
          <table:table-cell office:value-type="float" office:value="0.057399" calcext:value-type="float">
            <text:p>0.057399</text:p>
          </table:table-cell>
          <table:table-cell office:value-type="float" office:value="0.005268" calcext:value-type="float">
            <text:p>0.005268</text:p>
          </table:table-cell>
          <table:table-cell office:value-type="float" office:value="0" calcext:value-type="float">
            <text:p>0</text:p>
          </table:table-cell>
          <table:table-cell office:value-type="float" office:value="75991" calcext:value-type="float">
            <text:p>7599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1</text:p>
          </table:table-cell>
          <table:table-cell office:value-type="float" office:value="0.740397" calcext:value-type="float">
            <text:p>0.740397</text:p>
          </table:table-cell>
          <table:table-cell office:value-type="float" office:value="0.589007" calcext:value-type="float">
            <text:p>0.589007</text:p>
          </table:table-cell>
          <table:table-cell office:value-type="float" office:value="0" calcext:value-type="float">
            <text:p>0</text:p>
          </table:table-cell>
          <table:table-cell office:value-type="float" office:value="871138" calcext:value-type="float">
            <text:p>87113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2</text:p>
          </table:table-cell>
          <table:table-cell office:value-type="float" office:value="0.326871" calcext:value-type="float">
            <text:p>0.326871</text:p>
          </table:table-cell>
          <table:table-cell office:value-type="float" office:value="0.092991" calcext:value-type="float">
            <text:p>0.092991</text:p>
          </table:table-cell>
          <table:table-cell office:value-type="float" office:value="0" calcext:value-type="float">
            <text:p>0</text:p>
          </table:table-cell>
          <table:table-cell office:value-type="float" office:value="74600" calcext:value-type="float">
            <text:p>7460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3</text:p>
          </table:table-cell>
          <table:table-cell office:value-type="float" office:value="0.351628" calcext:value-type="float">
            <text:p>0.351628</text:p>
          </table:table-cell>
          <table:table-cell office:value-type="float" office:value="0.121748" calcext:value-type="float">
            <text:p>0.121748</text:p>
          </table:table-cell>
          <table:table-cell office:value-type="float" office:value="0" calcext:value-type="float">
            <text:p>0</text:p>
          </table:table-cell>
          <table:table-cell office:value-type="float" office:value="116585" calcext:value-type="float">
            <text:p>11658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4</text:p>
          </table:table-cell>
          <table:table-cell office:value-type="float" office:value="0.348088" calcext:value-type="float">
            <text:p>0.348088</text:p>
          </table:table-cell>
          <table:table-cell office:value-type="float" office:value="0.183936" calcext:value-type="float">
            <text:p>0.183936</text:p>
          </table:table-cell>
          <table:table-cell office:value-type="float" office:value="0" calcext:value-type="float">
            <text:p>0</text:p>
          </table:table-cell>
          <table:table-cell office:value-type="float" office:value="187749" calcext:value-type="float">
            <text:p>187749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5</text:p>
          </table:table-cell>
          <table:table-cell office:value-type="float" office:value="0.129632" calcext:value-type="float">
            <text:p>0.129632</text:p>
          </table:table-cell>
          <table:table-cell office:value-type="float" office:value="0.053977" calcext:value-type="float">
            <text:p>0.053977</text:p>
          </table:table-cell>
          <table:table-cell office:value-type="float" office:value="0" calcext:value-type="float">
            <text:p>0</text:p>
          </table:table-cell>
          <table:table-cell office:value-type="float" office:value="136798" calcext:value-type="float">
            <text:p>136798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6</text:p>
          </table:table-cell>
          <table:table-cell office:value-type="float" office:value="0.139975" calcext:value-type="float">
            <text:p>0.139975</text:p>
          </table:table-cell>
          <table:table-cell office:value-type="float" office:value="0.04241" calcext:value-type="float">
            <text:p>0.04241</text:p>
          </table:table-cell>
          <table:table-cell office:value-type="float" office:value="0" calcext:value-type="float">
            <text:p>0</text:p>
          </table:table-cell>
          <table:table-cell office:value-type="float" office:value="237775" calcext:value-type="float">
            <text:p>237775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7</text:p>
          </table:table-cell>
          <table:table-cell office:value-type="float" office:value="0.080564" calcext:value-type="float">
            <text:p>0.080564</text:p>
          </table:table-cell>
          <table:table-cell office:value-type="float" office:value="0.009987" calcext:value-type="float">
            <text:p>0.009987</text:p>
          </table:table-cell>
          <table:table-cell office:value-type="float" office:value="0" calcext:value-type="float">
            <text:p>0</text:p>
          </table:table-cell>
          <table:table-cell office:value-type="float" office:value="97173" calcext:value-type="float">
            <text:p>97173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8</text:p>
          </table:table-cell>
          <table:table-cell office:value-type="float" office:value="0.564353" calcext:value-type="float">
            <text:p>0.564353</text:p>
          </table:table-cell>
          <table:table-cell office:value-type="float" office:value="0.537414" calcext:value-type="float">
            <text:p>0.537414</text:p>
          </table:table-cell>
          <table:table-cell office:value-type="float" office:value="0" calcext:value-type="float">
            <text:p>0</text:p>
          </table:table-cell>
          <table:table-cell office:value-type="float" office:value="575631" calcext:value-type="float">
            <text:p>57563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39</text:p>
          </table:table-cell>
          <table:table-cell office:value-type="float" office:value="0.619884" calcext:value-type="float">
            <text:p>0.619884</text:p>
          </table:table-cell>
          <table:table-cell office:value-type="float" office:value="0.312246" calcext:value-type="float">
            <text:p>0.312246</text:p>
          </table:table-cell>
          <table:table-cell office:value-type="float" office:value="0" calcext:value-type="float">
            <text:p>0</text:p>
          </table:table-cell>
          <table:table-cell office:value-type="float" office:value="289895" calcext:value-type="float">
            <text:p>289895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0</text:p>
          </table:table-cell>
          <table:table-cell office:value-type="float" office:value="0.445705" calcext:value-type="float">
            <text:p>0.445705</text:p>
          </table:table-cell>
          <table:table-cell office:value-type="float" office:value="0.258755" calcext:value-type="float">
            <text:p>0.258755</text:p>
          </table:table-cell>
          <table:table-cell office:value-type="float" office:value="0" calcext:value-type="float">
            <text:p>0</text:p>
          </table:table-cell>
          <table:table-cell office:value-type="float" office:value="214196" calcext:value-type="float">
            <text:p>21419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1</text:p>
          </table:table-cell>
          <table:table-cell office:value-type="float" office:value="0.210336" calcext:value-type="float">
            <text:p>0.210336</text:p>
          </table:table-cell>
          <table:table-cell office:value-type="float" office:value="0.096796" calcext:value-type="float">
            <text:p>0.096796</text:p>
          </table:table-cell>
          <table:table-cell office:value-type="float" office:value="0" calcext:value-type="float">
            <text:p>0</text:p>
          </table:table-cell>
          <table:table-cell office:value-type="float" office:value="126277" calcext:value-type="float">
            <text:p>12627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2</text:p>
          </table:table-cell>
          <table:table-cell office:value-type="float" office:value="0.029982" calcext:value-type="float">
            <text:p>0.029982</text:p>
          </table:table-cell>
          <table:table-cell office:value-type="float" office:value="0.010798" calcext:value-type="float">
            <text:p>0.010798</text:p>
          </table:table-cell>
          <table:table-cell office:value-type="float" office:value="0" calcext:value-type="float">
            <text:p>0</text:p>
          </table:table-cell>
          <table:table-cell office:value-type="float" office:value="95943" calcext:value-type="float">
            <text:p>95943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3</text:p>
          </table:table-cell>
          <table:table-cell office:value-type="float" office:value="0.013903" calcext:value-type="float">
            <text:p>0.013903</text:p>
          </table:table-cell>
          <table:table-cell office:value-type="float" office:value="0.002757" calcext:value-type="float">
            <text:p>0.002757</text:p>
          </table:table-cell>
          <table:table-cell office:value-type="float" office:value="0" calcext:value-type="float">
            <text:p>0</text:p>
          </table:table-cell>
          <table:table-cell office:value-type="float" office:value="50684" calcext:value-type="float">
            <text:p>5068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4</text:p>
          </table:table-cell>
          <table:table-cell office:value-type="float" office:value="0.081709" calcext:value-type="float">
            <text:p>0.081709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" calcext:value-type="float">
            <text:p>0</text:p>
          </table:table-cell>
          <table:table-cell office:value-type="float" office:value="163635" calcext:value-type="float">
            <text:p>16363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5</text:p>
          </table:table-cell>
          <table:table-cell office:value-type="float" office:value="0.047607" calcext:value-type="float">
            <text:p>0.047607</text:p>
          </table:table-cell>
          <table:table-cell office:value-type="float" office:value="0.007515" calcext:value-type="float">
            <text:p>0.007515</text:p>
          </table:table-cell>
          <table:table-cell office:value-type="float" office:value="0" calcext:value-type="float">
            <text:p>0</text:p>
          </table:table-cell>
          <table:table-cell office:value-type="float" office:value="78729" calcext:value-type="float">
            <text:p>7872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6</text:p>
          </table:table-cell>
          <table:table-cell office:value-type="float" office:value="0.018049" calcext:value-type="float">
            <text:p>0.018049</text:p>
          </table:table-cell>
          <table:table-cell office:value-type="float" office:value="0.005782" calcext:value-type="float">
            <text:p>0.005782</text:p>
          </table:table-cell>
          <table:table-cell office:value-type="float" office:value="0" calcext:value-type="float">
            <text:p>0</text:p>
          </table:table-cell>
          <table:table-cell office:value-type="float" office:value="96394" calcext:value-type="float">
            <text:p>9639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7</text:p>
          </table:table-cell>
          <table:table-cell office:value-type="float" office:value="0.149024" calcext:value-type="float">
            <text:p>0.149024</text:p>
          </table:table-cell>
          <table:table-cell office:value-type="float" office:value="0.055247" calcext:value-type="float">
            <text:p>0.055247</text:p>
          </table:table-cell>
          <table:table-cell office:value-type="float" office:value="0" calcext:value-type="float">
            <text:p>0</text:p>
          </table:table-cell>
          <table:table-cell office:value-type="float" office:value="218317" calcext:value-type="float">
            <text:p>21831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8</text:p>
          </table:table-cell>
          <table:table-cell office:value-type="float" office:value="0.039702" calcext:value-type="float">
            <text:p>0.039702</text:p>
          </table:table-cell>
          <table:table-cell office:value-type="float" office:value="0.009372" calcext:value-type="float">
            <text:p>0.009372</text:p>
          </table:table-cell>
          <table:table-cell office:value-type="float" office:value="0" calcext:value-type="float">
            <text:p>0</text:p>
          </table:table-cell>
          <table:table-cell office:value-type="float" office:value="142268" calcext:value-type="float">
            <text:p>14226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49</text:p>
          </table:table-cell>
          <table:table-cell office:value-type="float" office:value="0.013759" calcext:value-type="float">
            <text:p>0.013759</text:p>
          </table:table-cell>
          <table:table-cell office:value-type="float" office:value="0.004105" calcext:value-type="float">
            <text:p>0.004105</text:p>
          </table:table-cell>
          <table:table-cell office:value-type="float" office:value="0" calcext:value-type="float">
            <text:p>0</text:p>
          </table:table-cell>
          <table:table-cell office:value-type="float" office:value="77265" calcext:value-type="float">
            <text:p>7726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0</text:p>
          </table:table-cell>
          <table:table-cell office:value-type="float" office:value="0.016708" calcext:value-type="float">
            <text:p>0.016708</text:p>
          </table:table-cell>
          <table:table-cell office:value-type="float" office:value="0.006849" calcext:value-type="float">
            <text:p>0.006849</text:p>
          </table:table-cell>
          <table:table-cell office:value-type="float" office:value="0" calcext:value-type="float">
            <text:p>0</text:p>
          </table:table-cell>
          <table:table-cell office:value-type="float" office:value="103623" calcext:value-type="float">
            <text:p>10362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1</text:p>
          </table:table-cell>
          <table:table-cell office:value-type="float" office:value="0.053007" calcext:value-type="float">
            <text:p>0.053007</text:p>
          </table:table-cell>
          <table:table-cell office:value-type="float" office:value="0.012606" calcext:value-type="float">
            <text:p>0.012606</text:p>
          </table:table-cell>
          <table:table-cell office:value-type="float" office:value="0" calcext:value-type="float">
            <text:p>0</text:p>
          </table:table-cell>
          <table:table-cell office:value-type="float" office:value="149236" calcext:value-type="float">
            <text:p>14923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2</text:p>
          </table:table-cell>
          <table:table-cell office:value-type="float" office:value="0.022764" calcext:value-type="float">
            <text:p>0.022764</text:p>
          </table:table-cell>
          <table:table-cell office:value-type="float" office:value="0.007583" calcext:value-type="float">
            <text:p>0.007583</text:p>
          </table:table-cell>
          <table:table-cell office:value-type="float" office:value="0" calcext:value-type="float">
            <text:p>0</text:p>
          </table:table-cell>
          <table:table-cell office:value-type="float" office:value="117967" calcext:value-type="float">
            <text:p>11796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3</text:p>
          </table:table-cell>
          <table:table-cell office:value-type="float" office:value="0.121298" calcext:value-type="float">
            <text:p>0.121298</text:p>
          </table:table-cell>
          <table:table-cell office:value-type="float" office:value="0.041092" calcext:value-type="float">
            <text:p>0.041092</text:p>
          </table:table-cell>
          <table:table-cell office:value-type="float" office:value="0" calcext:value-type="float">
            <text:p>0</text:p>
          </table:table-cell>
          <table:table-cell office:value-type="float" office:value="201221" calcext:value-type="float">
            <text:p>20122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4</text:p>
          </table:table-cell>
          <table:table-cell office:value-type="float" office:value="0.068804" calcext:value-type="float">
            <text:p>0.068804</text:p>
          </table:table-cell>
          <table:table-cell office:value-type="float" office:value="0.017456" calcext:value-type="float">
            <text:p>0.017456</text:p>
          </table:table-cell>
          <table:table-cell office:value-type="float" office:value="0" calcext:value-type="float">
            <text:p>0</text:p>
          </table:table-cell>
          <table:table-cell office:value-type="float" office:value="133380" calcext:value-type="float">
            <text:p>13338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5</text:p>
          </table:table-cell>
          <table:table-cell office:value-type="float" office:value="0.089759" calcext:value-type="float">
            <text:p>0.089759</text:p>
          </table:table-cell>
          <table:table-cell office:value-type="float" office:value="0.012747" calcext:value-type="float">
            <text:p>0.012747</text:p>
          </table:table-cell>
          <table:table-cell office:value-type="float" office:value="0" calcext:value-type="float">
            <text:p>0</text:p>
          </table:table-cell>
          <table:table-cell office:value-type="float" office:value="143030" calcext:value-type="float">
            <text:p>14303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6</text:p>
          </table:table-cell>
          <table:table-cell office:value-type="float" office:value="0.434843" calcext:value-type="float">
            <text:p>0.434843</text:p>
          </table:table-cell>
          <table:table-cell office:value-type="float" office:value="0.403183" calcext:value-type="float">
            <text:p>0.403183</text:p>
          </table:table-cell>
          <table:table-cell office:value-type="float" office:value="0" calcext:value-type="float">
            <text:p>0</text:p>
          </table:table-cell>
          <table:table-cell office:value-type="float" office:value="549866" calcext:value-type="float">
            <text:p>5498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7</text:p>
          </table:table-cell>
          <table:table-cell office:value-type="float" office:value="0.829455" calcext:value-type="float">
            <text:p>0.829455</text:p>
          </table:table-cell>
          <table:table-cell office:value-type="float" office:value="0.735335" calcext:value-type="float">
            <text:p>0.735335</text:p>
          </table:table-cell>
          <table:table-cell office:value-type="float" office:value="0" calcext:value-type="float">
            <text:p>0</text:p>
          </table:table-cell>
          <table:table-cell office:value-type="float" office:value="604178" calcext:value-type="float">
            <text:p>60417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8</text:p>
          </table:table-cell>
          <table:table-cell office:value-type="float" office:value="0.376703" calcext:value-type="float">
            <text:p>0.376703</text:p>
          </table:table-cell>
          <table:table-cell office:value-type="float" office:value="0.125002" calcext:value-type="float">
            <text:p>0.125002</text:p>
          </table:table-cell>
          <table:table-cell office:value-type="float" office:value="0" calcext:value-type="float">
            <text:p>0</text:p>
          </table:table-cell>
          <table:table-cell office:value-type="float" office:value="63839" calcext:value-type="float">
            <text:p>6383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2:59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129063" calcext:value-type="float">
            <text:p>0.129063</text:p>
          </table:table-cell>
          <table:table-cell office:value-type="float" office:value="0" calcext:value-type="float">
            <text:p>0</text:p>
          </table:table-cell>
          <table:table-cell office:value-type="float" office:value="99984" calcext:value-type="float">
            <text:p>9998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0</text:p>
          </table:table-cell>
          <table:table-cell office:value-type="float" office:value="0.169499" calcext:value-type="float">
            <text:p>0.169499</text:p>
          </table:table-cell>
          <table:table-cell office:value-type="float" office:value="0.055506" calcext:value-type="float">
            <text:p>0.055506</text:p>
          </table:table-cell>
          <table:table-cell office:value-type="float" office:value="0" calcext:value-type="float">
            <text:p>0</text:p>
          </table:table-cell>
          <table:table-cell office:value-type="float" office:value="129045" calcext:value-type="float">
            <text:p>12904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1</text:p>
          </table:table-cell>
          <table:table-cell office:value-type="float" office:value="0.065537" calcext:value-type="float">
            <text:p>0.065537</text:p>
          </table:table-cell>
          <table:table-cell office:value-type="float" office:value="0.023051" calcext:value-type="float">
            <text:p>0.023051</text:p>
          </table:table-cell>
          <table:table-cell office:value-type="float" office:value="0" calcext:value-type="float">
            <text:p>0</text:p>
          </table:table-cell>
          <table:table-cell office:value-type="float" office:value="142435" calcext:value-type="float">
            <text:p>142435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2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05798" calcext:value-type="float">
            <text:p>0.005798</text:p>
          </table:table-cell>
          <table:table-cell office:value-type="float" office:value="0" calcext:value-type="float">
            <text:p>0</text:p>
          </table:table-cell>
          <table:table-cell office:value-type="float" office:value="91088" calcext:value-type="float">
            <text:p>9108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3</text:p>
          </table:table-cell>
          <table:table-cell office:value-type="float" office:value="0.014092" calcext:value-type="float">
            <text:p>0.014092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" calcext:value-type="float">
            <text:p>0</text:p>
          </table:table-cell>
          <table:table-cell office:value-type="float" office:value="60669" calcext:value-type="float">
            <text:p>60669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4</text:p>
          </table:table-cell>
          <table:table-cell office:value-type="float" office:value="0.06724" calcext:value-type="float">
            <text:p>0.06724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" calcext:value-type="float">
            <text:p>0</text:p>
          </table:table-cell>
          <table:table-cell office:value-type="float" office:value="164727" calcext:value-type="float">
            <text:p>16472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5</text:p>
          </table:table-cell>
          <table:table-cell office:value-type="float" office:value="0.108191" calcext:value-type="float">
            <text:p>0.108191</text:p>
          </table:table-cell>
          <table:table-cell office:value-type="float" office:value="0.01973" calcext:value-type="float">
            <text:p>0.01973</text:p>
          </table:table-cell>
          <table:table-cell office:value-type="float" office:value="0" calcext:value-type="float">
            <text:p>0</text:p>
          </table:table-cell>
          <table:table-cell office:value-type="float" office:value="171309" calcext:value-type="float">
            <text:p>17130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6</text:p>
          </table:table-cell>
          <table:table-cell office:value-type="float" office:value="0.012854" calcext:value-type="float">
            <text:p>0.012854</text:p>
          </table:table-cell>
          <table:table-cell office:value-type="float" office:value="0.001649" calcext:value-type="float">
            <text:p>0.001649</text:p>
          </table:table-cell>
          <table:table-cell office:value-type="float" office:value="0" calcext:value-type="float">
            <text:p>0</text:p>
          </table:table-cell>
          <table:table-cell office:value-type="float" office:value="32011" calcext:value-type="float">
            <text:p>3201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7</text:p>
          </table:table-cell>
          <table:table-cell office:value-type="float" office:value="0.013347" calcext:value-type="float">
            <text:p>0.013347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" calcext:value-type="float">
            <text:p>0</text:p>
          </table:table-cell>
          <table:table-cell office:value-type="float" office:value="32286" calcext:value-type="float">
            <text:p>3228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8</text:p>
          </table:table-cell>
          <table:table-cell office:value-type="float" office:value="0.028505" calcext:value-type="float">
            <text:p>0.028505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" calcext:value-type="float">
            <text:p>0</text:p>
          </table:table-cell>
          <table:table-cell office:value-type="float" office:value="89317" calcext:value-type="float">
            <text:p>8931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09</text:p>
          </table:table-cell>
          <table:table-cell office:value-type="float" office:value="0.186744" calcext:value-type="float">
            <text:p>0.186744</text:p>
          </table:table-cell>
          <table:table-cell office:value-type="float" office:value="0.052923" calcext:value-type="float">
            <text:p>0.052923</text:p>
          </table:table-cell>
          <table:table-cell office:value-type="float" office:value="0" calcext:value-type="float">
            <text:p>0</text:p>
          </table:table-cell>
          <table:table-cell office:value-type="float" office:value="209749" calcext:value-type="float">
            <text:p>20974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0</text:p>
          </table:table-cell>
          <table:table-cell office:value-type="float" office:value="0.014292" calcext:value-type="float">
            <text:p>0.014292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" calcext:value-type="float">
            <text:p>0</text:p>
          </table:table-cell>
          <table:table-cell office:value-type="float" office:value="17943" calcext:value-type="float">
            <text:p>1794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1</text:p>
          </table:table-cell>
          <table:table-cell office:value-type="float" office:value="0.044741" calcext:value-type="float">
            <text:p>0.044741</text:p>
          </table:table-cell>
          <table:table-cell office:value-type="float" office:value="0.008739" calcext:value-type="float">
            <text:p>0.008739</text:p>
          </table:table-cell>
          <table:table-cell office:value-type="float" office:value="0" calcext:value-type="float">
            <text:p>0</text:p>
          </table:table-cell>
          <table:table-cell office:value-type="float" office:value="112190" calcext:value-type="float">
            <text:p>11219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2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05544" calcext:value-type="float">
            <text:p>0.005544</text:p>
          </table:table-cell>
          <table:table-cell office:value-type="float" office:value="0" calcext:value-type="float">
            <text:p>0</text:p>
          </table:table-cell>
          <table:table-cell office:value-type="float" office:value="80232" calcext:value-type="float">
            <text:p>8023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3</text:p>
          </table:table-cell>
          <table:table-cell office:value-type="float" office:value="0.278483" calcext:value-type="float">
            <text:p>0.278483</text:p>
          </table:table-cell>
          <table:table-cell office:value-type="float" office:value="0.13351" calcext:value-type="float">
            <text:p>0.13351</text:p>
          </table:table-cell>
          <table:table-cell office:value-type="float" office:value="0" calcext:value-type="float">
            <text:p>0</text:p>
          </table:table-cell>
          <table:table-cell office:value-type="float" office:value="322623" calcext:value-type="float">
            <text:p>322623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4</text:p>
          </table:table-cell>
          <table:table-cell office:value-type="float" office:value="0.214833" calcext:value-type="float">
            <text:p>0.214833</text:p>
          </table:table-cell>
          <table:table-cell office:value-type="float" office:value="0.130414" calcext:value-type="float">
            <text:p>0.130414</text:p>
          </table:table-cell>
          <table:table-cell office:value-type="float" office:value="0" calcext:value-type="float">
            <text:p>0</text:p>
          </table:table-cell>
          <table:table-cell office:value-type="float" office:value="246847" calcext:value-type="float">
            <text:p>246847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5</text:p>
          </table:table-cell>
          <table:table-cell office:value-type="float" office:value="0.252194" calcext:value-type="float">
            <text:p>0.252194</text:p>
          </table:table-cell>
          <table:table-cell office:value-type="float" office:value="0.115326" calcext:value-type="float">
            <text:p>0.115326</text:p>
          </table:table-cell>
          <table:table-cell office:value-type="float" office:value="0" calcext:value-type="float">
            <text:p>0</text:p>
          </table:table-cell>
          <table:table-cell office:value-type="float" office:value="203534" calcext:value-type="float">
            <text:p>20353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6</text:p>
          </table:table-cell>
          <table:table-cell office:value-type="float" office:value="0.082948" calcext:value-type="float">
            <text:p>0.082948</text:p>
          </table:table-cell>
          <table:table-cell office:value-type="float" office:value="0.025607" calcext:value-type="float">
            <text:p>0.025607</text:p>
          </table:table-cell>
          <table:table-cell office:value-type="float" office:value="0" calcext:value-type="float">
            <text:p>0</text:p>
          </table:table-cell>
          <table:table-cell office:value-type="float" office:value="180496" calcext:value-type="float">
            <text:p>180496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7</text:p>
          </table:table-cell>
          <table:table-cell office:value-type="float" office:value="0.212657" calcext:value-type="float">
            <text:p>0.212657</text:p>
          </table:table-cell>
          <table:table-cell office:value-type="float" office:value="0.137446" calcext:value-type="float">
            <text:p>0.137446</text:p>
          </table:table-cell>
          <table:table-cell office:value-type="float" office:value="0" calcext:value-type="float">
            <text:p>0</text:p>
          </table:table-cell>
          <table:table-cell office:value-type="float" office:value="340746" calcext:value-type="float">
            <text:p>340746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8</text:p>
          </table:table-cell>
          <table:table-cell office:value-type="float" office:value="0.292036" calcext:value-type="float">
            <text:p>0.292036</text:p>
          </table:table-cell>
          <table:table-cell office:value-type="float" office:value="0.127161" calcext:value-type="float">
            <text:p>0.127161</text:p>
          </table:table-cell>
          <table:table-cell office:value-type="float" office:value="0" calcext:value-type="float">
            <text:p>0</text:p>
          </table:table-cell>
          <table:table-cell office:value-type="float" office:value="162371" calcext:value-type="float">
            <text:p>16237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19</text:p>
          </table:table-cell>
          <table:table-cell office:value-type="float" office:value="0.05844" calcext:value-type="float">
            <text:p>0.05844</text:p>
          </table:table-cell>
          <table:table-cell office:value-type="float" office:value="0.011309" calcext:value-type="float">
            <text:p>0.011309</text:p>
          </table:table-cell>
          <table:table-cell office:value-type="float" office:value="0" calcext:value-type="float">
            <text:p>0</text:p>
          </table:table-cell>
          <table:table-cell office:value-type="float" office:value="62768" calcext:value-type="float">
            <text:p>6276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0</text:p>
          </table:table-cell>
          <table:table-cell office:value-type="float" office:value="0.017175" calcext:value-type="float">
            <text:p>0.017175</text:p>
          </table:table-cell>
          <table:table-cell office:value-type="float" office:value="0.004467" calcext:value-type="float">
            <text:p>0.004467</text:p>
          </table:table-cell>
          <table:table-cell office:value-type="float" office:value="0" calcext:value-type="float">
            <text:p>0</text:p>
          </table:table-cell>
          <table:table-cell office:value-type="float" office:value="79747" calcext:value-type="float">
            <text:p>7974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1</text:p>
          </table:table-cell>
          <table:table-cell office:value-type="float" office:value="0.015502" calcext:value-type="float">
            <text:p>0.015502</text:p>
          </table:table-cell>
          <table:table-cell office:value-type="float" office:value="0.004899" calcext:value-type="float">
            <text:p>0.004899</text:p>
          </table:table-cell>
          <table:table-cell office:value-type="float" office:value="0" calcext:value-type="float">
            <text:p>0</text:p>
          </table:table-cell>
          <table:table-cell office:value-type="float" office:value="78910" calcext:value-type="float">
            <text:p>78910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2</text:p>
          </table:table-cell>
          <table:table-cell office:value-type="float" office:value="0.014507" calcext:value-type="float">
            <text:p>0.014507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3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" calcext:value-type="float">
            <text:p>0</text:p>
          </table:table-cell>
          <table:table-cell office:value-type="float" office:value="33907" calcext:value-type="float">
            <text:p>3390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4</text:p>
          </table:table-cell>
          <table:table-cell office:value-type="float" office:value="0.046751" calcext:value-type="float">
            <text:p>0.046751</text:p>
          </table:table-cell>
          <table:table-cell office:value-type="float" office:value="0.010044" calcext:value-type="float">
            <text:p>0.010044</text:p>
          </table:table-cell>
          <table:table-cell office:value-type="float" office:value="0" calcext:value-type="float">
            <text:p>0</text:p>
          </table:table-cell>
          <table:table-cell office:value-type="float" office:value="96377" calcext:value-type="float">
            <text:p>9637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5</text:p>
          </table:table-cell>
          <table:table-cell office:value-type="float" office:value="0.110587" calcext:value-type="float">
            <text:p>0.110587</text:p>
          </table:table-cell>
          <table:table-cell office:value-type="float" office:value="0.019336" calcext:value-type="float">
            <text:p>0.019336</text:p>
          </table:table-cell>
          <table:table-cell office:value-type="float" office:value="0" calcext:value-type="float">
            <text:p>0</text:p>
          </table:table-cell>
          <table:table-cell office:value-type="float" office:value="185733" calcext:value-type="float">
            <text:p>18573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6</text:p>
          </table:table-cell>
          <table:table-cell office:value-type="float" office:value="0.038963" calcext:value-type="float">
            <text:p>0.038963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" calcext:value-type="float">
            <text:p>0</text:p>
          </table:table-cell>
          <table:table-cell office:value-type="float" office:value="105089" calcext:value-type="float">
            <text:p>10508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7</text:p>
          </table:table-cell>
          <table:table-cell office:value-type="float" office:value="0.039712" calcext:value-type="float">
            <text:p>0.039712</text:p>
          </table:table-cell>
          <table:table-cell office:value-type="float" office:value="0.007065" calcext:value-type="float">
            <text:p>0.007065</text:p>
          </table:table-cell>
          <table:table-cell office:value-type="float" office:value="0" calcext:value-type="float">
            <text:p>0</text:p>
          </table:table-cell>
          <table:table-cell office:value-type="float" office:value="122898" calcext:value-type="float">
            <text:p>12289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8</text:p>
          </table:table-cell>
          <table:table-cell office:value-type="float" office:value="0.033307" calcext:value-type="float">
            <text:p>0.033307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" calcext:value-type="float">
            <text:p>0</text:p>
          </table:table-cell>
          <table:table-cell office:value-type="float" office:value="90769" calcext:value-type="float">
            <text:p>9076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29</text:p>
          </table:table-cell>
          <table:table-cell office:value-type="float" office:value="0.01739" calcext:value-type="float">
            <text:p>0.01739</text:p>
          </table:table-cell>
          <table:table-cell office:value-type="float" office:value="0.004809" calcext:value-type="float">
            <text:p>0.004809</text:p>
          </table:table-cell>
          <table:table-cell office:value-type="float" office:value="0" calcext:value-type="float">
            <text:p>0</text:p>
          </table:table-cell>
          <table:table-cell office:value-type="float" office:value="87545" calcext:value-type="float">
            <text:p>8754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0</text:p>
          </table:table-cell>
          <table:table-cell office:value-type="float" office:value="0.029212" calcext:value-type="float">
            <text:p>0.029212</text:p>
          </table:table-cell>
          <table:table-cell office:value-type="float" office:value="0.007941" calcext:value-type="float">
            <text:p>0.007941</text:p>
          </table:table-cell>
          <table:table-cell office:value-type="float" office:value="0" calcext:value-type="float">
            <text:p>0</text:p>
          </table:table-cell>
          <table:table-cell office:value-type="float" office:value="121382" calcext:value-type="float">
            <text:p>12138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1</text:p>
          </table:table-cell>
          <table:table-cell office:value-type="float" office:value="0.044375" calcext:value-type="float">
            <text:p>0.044375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" calcext:value-type="float">
            <text:p>0</text:p>
          </table:table-cell>
          <table:table-cell office:value-type="float" office:value="91568" calcext:value-type="float">
            <text:p>9156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2</text:p>
          </table:table-cell>
          <table:table-cell office:value-type="float" office:value="0.017402" calcext:value-type="float">
            <text:p>0.017402</text:p>
          </table:table-cell>
          <table:table-cell office:value-type="float" office:value="0.006145" calcext:value-type="float">
            <text:p>0.006145</text:p>
          </table:table-cell>
          <table:table-cell office:value-type="float" office:value="0" calcext:value-type="float">
            <text:p>0</text:p>
          </table:table-cell>
          <table:table-cell office:value-type="float" office:value="108255" calcext:value-type="float">
            <text:p>10825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3</text:p>
          </table:table-cell>
          <table:table-cell office:value-type="float" office:value="0.055189" calcext:value-type="float">
            <text:p>0.055189</text:p>
          </table:table-cell>
          <table:table-cell office:value-type="float" office:value="0.033879" calcext:value-type="float">
            <text:p>0.033879</text:p>
          </table:table-cell>
          <table:table-cell office:value-type="float" office:value="0" calcext:value-type="float">
            <text:p>0</text:p>
          </table:table-cell>
          <table:table-cell office:value-type="float" office:value="340488" calcext:value-type="float">
            <text:p>3404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4</text:p>
          </table:table-cell>
          <table:table-cell office:value-type="float" office:value="0.238997" calcext:value-type="float">
            <text:p>0.238997</text:p>
          </table:table-cell>
          <table:table-cell office:value-type="float" office:value="0.023551" calcext:value-type="float">
            <text:p>0.023551</text:p>
          </table:table-cell>
          <table:table-cell office:value-type="float" office:value="0" calcext:value-type="float">
            <text:p>0</text:p>
          </table:table-cell>
          <table:table-cell office:value-type="float" office:value="66598" calcext:value-type="float">
            <text:p>6659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5</text:p>
          </table:table-cell>
          <table:table-cell office:value-type="float" office:value="0.045737" calcext:value-type="float">
            <text:p>0.045737</text:p>
          </table:table-cell>
          <table:table-cell office:value-type="float" office:value="0.010214" calcext:value-type="float">
            <text:p>0.010214</text:p>
          </table:table-cell>
          <table:table-cell office:value-type="float" office:value="0" calcext:value-type="float">
            <text:p>0</text:p>
          </table:table-cell>
          <table:table-cell office:value-type="float" office:value="83476" calcext:value-type="float">
            <text:p>8347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6</text:p>
          </table:table-cell>
          <table:table-cell office:value-type="float" office:value="0.025284" calcext:value-type="float">
            <text:p>0.025284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0" calcext:value-type="float">
            <text:p>0</text:p>
          </table:table-cell>
          <table:table-cell office:value-type="float" office:value="141028" calcext:value-type="float">
            <text:p>14102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7</text:p>
          </table:table-cell>
          <table:table-cell office:value-type="float" office:value="0.098869" calcext:value-type="float">
            <text:p>0.098869</text:p>
          </table:table-cell>
          <table:table-cell office:value-type="float" office:value="0.042284" calcext:value-type="float">
            <text:p>0.042284</text:p>
          </table:table-cell>
          <table:table-cell office:value-type="float" office:value="0" calcext:value-type="float">
            <text:p>0</text:p>
          </table:table-cell>
          <table:table-cell office:value-type="float" office:value="231259" calcext:value-type="float">
            <text:p>231259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8</text:p>
          </table:table-cell>
          <table:table-cell office:value-type="float" office:value="0.023303" calcext:value-type="float">
            <text:p>0.023303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134940" calcext:value-type="float">
            <text:p>134940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39</text:p>
          </table:table-cell>
          <table:table-cell office:value-type="float" office:value="0.036314" calcext:value-type="float">
            <text:p>0.036314</text:p>
          </table:table-cell>
          <table:table-cell office:value-type="float" office:value="0.006694" calcext:value-type="float">
            <text:p>0.006694</text:p>
          </table:table-cell>
          <table:table-cell office:value-type="float" office:value="0" calcext:value-type="float">
            <text:p>0</text:p>
          </table:table-cell>
          <table:table-cell office:value-type="float" office:value="94358" calcext:value-type="float">
            <text:p>9435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0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" calcext:value-type="float">
            <text:p>0</text:p>
          </table:table-cell>
          <table:table-cell office:value-type="float" office:value="33963" calcext:value-type="float">
            <text:p>3396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1</text:p>
          </table:table-cell>
          <table:table-cell office:value-type="float" office:value="0.017067" calcext:value-type="float">
            <text:p>0.017067</text:p>
          </table:table-cell>
          <table:table-cell office:value-type="float" office:value="0.002228" calcext:value-type="float">
            <text:p>0.002228</text:p>
          </table:table-cell>
          <table:table-cell office:value-type="float" office:value="0" calcext:value-type="float">
            <text:p>0</text:p>
          </table:table-cell>
          <table:table-cell office:value-type="float" office:value="31323" calcext:value-type="float">
            <text:p>3132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2</text:p>
          </table:table-cell>
          <table:table-cell office:value-type="float" office:value="0.208644" calcext:value-type="float">
            <text:p>0.208644</text:p>
          </table:table-cell>
          <table:table-cell office:value-type="float" office:value="0.115906" calcext:value-type="float">
            <text:p>0.115906</text:p>
          </table:table-cell>
          <table:table-cell office:value-type="float" office:value="0" calcext:value-type="float">
            <text:p>0</text:p>
          </table:table-cell>
          <table:table-cell office:value-type="float" office:value="325367" calcext:value-type="float">
            <text:p>32536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3</text:p>
          </table:table-cell>
          <table:table-cell office:value-type="float" office:value="0.524696" calcext:value-type="float">
            <text:p>0.524696</text:p>
          </table:table-cell>
          <table:table-cell office:value-type="float" office:value="0.681824" calcext:value-type="float">
            <text:p>0.681824</text:p>
          </table:table-cell>
          <table:table-cell office:value-type="float" office:value="0" calcext:value-type="float">
            <text:p>0</text:p>
          </table:table-cell>
          <table:table-cell office:value-type="float" office:value="601527" calcext:value-type="float">
            <text:p>60152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4</text:p>
          </table:table-cell>
          <table:table-cell office:value-type="float" office:value="0.913394" calcext:value-type="float">
            <text:p>0.913394</text:p>
          </table:table-cell>
          <table:table-cell office:value-type="float" office:value="0.858614" calcext:value-type="float">
            <text:p>0.858614</text:p>
          </table:table-cell>
          <table:table-cell office:value-type="float" office:value="0" calcext:value-type="float">
            <text:p>0</text:p>
          </table:table-cell>
          <table:table-cell office:value-type="float" office:value="561939" calcext:value-type="float">
            <text:p>561939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5</text:p>
          </table:table-cell>
          <table:table-cell office:value-type="float" office:value="0.654475" calcext:value-type="float">
            <text:p>0.654475</text:p>
          </table:table-cell>
          <table:table-cell office:value-type="float" office:value="0.401432" calcext:value-type="float">
            <text:p>0.401432</text:p>
          </table:table-cell>
          <table:table-cell office:value-type="float" office:value="0" calcext:value-type="float">
            <text:p>0</text:p>
          </table:table-cell>
          <table:table-cell office:value-type="float" office:value="302671" calcext:value-type="float">
            <text:p>3026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6</text:p>
          </table:table-cell>
          <table:table-cell office:value-type="float" office:value="0.15062" calcext:value-type="float">
            <text:p>0.15062</text:p>
          </table:table-cell>
          <table:table-cell office:value-type="float" office:value="0.057865" calcext:value-type="float">
            <text:p>0.057865</text:p>
          </table:table-cell>
          <table:table-cell office:value-type="float" office:value="0" calcext:value-type="float">
            <text:p>0</text:p>
          </table:table-cell>
          <table:table-cell office:value-type="float" office:value="28746" calcext:value-type="float">
            <text:p>287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7</text:p>
          </table:table-cell>
          <table:table-cell office:value-type="float" office:value="0.140012" calcext:value-type="float">
            <text:p>0.140012</text:p>
          </table:table-cell>
          <table:table-cell office:value-type="float" office:value="0.067818" calcext:value-type="float">
            <text:p>0.067818</text:p>
          </table:table-cell>
          <table:table-cell office:value-type="float" office:value="0" calcext:value-type="float">
            <text:p>0</text:p>
          </table:table-cell>
          <table:table-cell office:value-type="float" office:value="86224" calcext:value-type="float">
            <text:p>8622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8</text:p>
          </table:table-cell>
          <table:table-cell office:value-type="float" office:value="0.042685" calcext:value-type="float">
            <text:p>0.042685</text:p>
          </table:table-cell>
          <table:table-cell office:value-type="float" office:value="0.008263" calcext:value-type="float">
            <text:p>0.008263</text:p>
          </table:table-cell>
          <table:table-cell office:value-type="float" office:value="0" calcext:value-type="float">
            <text:p>0</text:p>
          </table:table-cell>
          <table:table-cell office:value-type="float" office:value="29957" calcext:value-type="float">
            <text:p>29957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49</text:p>
          </table:table-cell>
          <table:table-cell office:value-type="float" office:value="0.016547" calcext:value-type="float">
            <text:p>0.016547</text:p>
          </table:table-cell>
          <table:table-cell office:value-type="float" office:value="0.005622" calcext:value-type="float">
            <text:p>0.005622</text:p>
          </table:table-cell>
          <table:table-cell office:value-type="float" office:value="0" calcext:value-type="float">
            <text:p>0</text:p>
          </table:table-cell>
          <table:table-cell office:value-type="float" office:value="88807" calcext:value-type="float">
            <text:p>88807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0</text:p>
          </table:table-cell>
          <table:table-cell office:value-type="float" office:value="0.030003" calcext:value-type="float">
            <text:p>0.030003</text:p>
          </table:table-cell>
          <table:table-cell office:value-type="float" office:value="0.004874" calcext:value-type="float">
            <text:p>0.004874</text:p>
          </table:table-cell>
          <table:table-cell office:value-type="float" office:value="0" calcext:value-type="float">
            <text:p>0</text:p>
          </table:table-cell>
          <table:table-cell office:value-type="float" office:value="82534" calcext:value-type="float">
            <text:p>8253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1</text:p>
          </table:table-cell>
          <table:table-cell office:value-type="float" office:value="0.012309" calcext:value-type="float">
            <text:p>0.012309</text:p>
          </table:table-cell>
          <table:table-cell office:value-type="float" office:value="0.001554" calcext:value-type="float">
            <text:p>0.001554</text:p>
          </table:table-cell>
          <table:table-cell office:value-type="float" office:value="0" calcext:value-type="float">
            <text:p>0</text:p>
          </table:table-cell>
          <table:table-cell office:value-type="float" office:value="29551" calcext:value-type="float">
            <text:p>2955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2</text:p>
          </table:table-cell>
          <table:table-cell office:value-type="float" office:value="0.01373" calcext:value-type="float">
            <text:p>0.01373</text:p>
          </table:table-cell>
          <table:table-cell office:value-type="float" office:value="0.002412" calcext:value-type="float">
            <text:p>0.002412</text:p>
          </table:table-cell>
          <table:table-cell office:value-type="float" office:value="0" calcext:value-type="float">
            <text:p>0</text:p>
          </table:table-cell>
          <table:table-cell office:value-type="float" office:value="44968" calcext:value-type="float">
            <text:p>449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3</text:p>
          </table:table-cell>
          <table:table-cell office:value-type="float" office:value="0.081109" calcext:value-type="float">
            <text:p>0.081109</text:p>
          </table:table-cell>
          <table:table-cell office:value-type="float" office:value="0.032355" calcext:value-type="float">
            <text:p>0.032355</text:p>
          </table:table-cell>
          <table:table-cell office:value-type="float" office:value="0" calcext:value-type="float">
            <text:p>0</text:p>
          </table:table-cell>
          <table:table-cell office:value-type="float" office:value="164772" calcext:value-type="float">
            <text:p>16477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4</text:p>
          </table:table-cell>
          <table:table-cell office:value-type="float" office:value="0.015412" calcext:value-type="float">
            <text:p>0.015412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" calcext:value-type="float">
            <text:p>0</text:p>
          </table:table-cell>
          <table:table-cell office:value-type="float" office:value="64835" calcext:value-type="float">
            <text:p>6483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5</text:p>
          </table:table-cell>
          <table:table-cell office:value-type="float" office:value="0.040851" calcext:value-type="float">
            <text:p>0.04085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" calcext:value-type="float">
            <text:p>0</text:p>
          </table:table-cell>
          <table:table-cell office:value-type="float" office:value="122779" calcext:value-type="float">
            <text:p>12277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6</text:p>
          </table:table-cell>
          <table:table-cell office:value-type="float" office:value="0.014909" calcext:value-type="float">
            <text:p>0.014909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" calcext:value-type="float">
            <text:p>0</text:p>
          </table:table-cell>
          <table:table-cell office:value-type="float" office:value="50169" calcext:value-type="float">
            <text:p>5016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7</text:p>
          </table:table-cell>
          <table:table-cell office:value-type="float" office:value="0.04747" calcext:value-type="float">
            <text:p>0.04747</text:p>
          </table:table-cell>
          <table:table-cell office:value-type="float" office:value="0.009149" calcext:value-type="float">
            <text:p>0.009149</text:p>
          </table:table-cell>
          <table:table-cell office:value-type="float" office:value="0" calcext:value-type="float">
            <text:p>0</text:p>
          </table:table-cell>
          <table:table-cell office:value-type="float" office:value="111155" calcext:value-type="float">
            <text:p>11115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8</text:p>
          </table:table-cell>
          <table:table-cell office:value-type="float" office:value="0.049377" calcext:value-type="float">
            <text:p>0.049377</text:p>
          </table:table-cell>
          <table:table-cell office:value-type="float" office:value="0.010669" calcext:value-type="float">
            <text:p>0.010669</text:p>
          </table:table-cell>
          <table:table-cell office:value-type="float" office:value="0" calcext:value-type="float">
            <text:p>0</text:p>
          </table:table-cell>
          <table:table-cell office:value-type="float" office:value="113567" calcext:value-type="float">
            <text:p>11356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3:59</text:p>
          </table:table-cell>
          <table:table-cell office:value-type="float" office:value="0.030457" calcext:value-type="float">
            <text:p>0.030457</text:p>
          </table:table-cell>
          <table:table-cell office:value-type="float" office:value="0.004699" calcext:value-type="float">
            <text:p>0.004699</text:p>
          </table:table-cell>
          <table:table-cell office:value-type="float" office:value="0" calcext:value-type="float">
            <text:p>0</text:p>
          </table:table-cell>
          <table:table-cell office:value-type="float" office:value="85055" calcext:value-type="float">
            <text:p>8505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0</text:p>
          </table:table-cell>
          <table:table-cell office:value-type="float" office:value="0.03776" calcext:value-type="float">
            <text:p>0.03776</text:p>
          </table:table-cell>
          <table:table-cell office:value-type="float" office:value="0.008186" calcext:value-type="float">
            <text:p>0.008186</text:p>
          </table:table-cell>
          <table:table-cell office:value-type="float" office:value="0" calcext:value-type="float">
            <text:p>0</text:p>
          </table:table-cell>
          <table:table-cell office:value-type="float" office:value="133478" calcext:value-type="float">
            <text:p>13347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1</text:p>
          </table:table-cell>
          <table:table-cell office:value-type="float" office:value="0.017486" calcext:value-type="float">
            <text:p>0.017486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" calcext:value-type="float">
            <text:p>0</text:p>
          </table:table-cell>
          <table:table-cell office:value-type="float" office:value="62080" calcext:value-type="float">
            <text:p>6208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2</text:p>
          </table:table-cell>
          <table:table-cell office:value-type="float" office:value="0.016243" calcext:value-type="float">
            <text:p>0.016243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" calcext:value-type="float">
            <text:p>0</text:p>
          </table:table-cell>
          <table:table-cell office:value-type="float" office:value="100908" calcext:value-type="float">
            <text:p>10090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3</text:p>
          </table:table-cell>
          <table:table-cell office:value-type="float" office:value="0.012793" calcext:value-type="float">
            <text:p>0.012793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" calcext:value-type="float">
            <text:p>0</text:p>
          </table:table-cell>
          <table:table-cell office:value-type="float" office:value="16645" calcext:value-type="float">
            <text:p>1664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4</text:p>
          </table:table-cell>
          <table:table-cell office:value-type="float" office:value="0.012507" calcext:value-type="float">
            <text:p>0.012507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" calcext:value-type="float">
            <text:p>0</text:p>
          </table:table-cell>
          <table:table-cell office:value-type="float" office:value="12128" calcext:value-type="float">
            <text:p>1212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5</text:p>
          </table:table-cell>
          <table:table-cell office:value-type="float" office:value="0.012146" calcext:value-type="float">
            <text:p>0.012146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" calcext:value-type="float">
            <text:p>0</text:p>
          </table:table-cell>
          <table:table-cell office:value-type="float" office:value="15047" calcext:value-type="float">
            <text:p>1504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6</text:p>
          </table:table-cell>
          <table:table-cell office:value-type="float" office:value="0.015597" calcext:value-type="float">
            <text:p>0.015597</text:p>
          </table:table-cell>
          <table:table-cell office:value-type="float" office:value="0.004459" calcext:value-type="float">
            <text:p>0.004459</text:p>
          </table:table-cell>
          <table:table-cell office:value-type="float" office:value="0" calcext:value-type="float">
            <text:p>0</text:p>
          </table:table-cell>
          <table:table-cell office:value-type="float" office:value="62841" calcext:value-type="float">
            <text:p>628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7</text:p>
          </table:table-cell>
          <table:table-cell office:value-type="float" office:value="0.061189" calcext:value-type="float">
            <text:p>0.061189</text:p>
          </table:table-cell>
          <table:table-cell office:value-type="float" office:value="0.009377" calcext:value-type="float">
            <text:p>0.009377</text:p>
          </table:table-cell>
          <table:table-cell office:value-type="float" office:value="0" calcext:value-type="float">
            <text:p>0</text:p>
          </table:table-cell>
          <table:table-cell office:value-type="float" office:value="124423" calcext:value-type="float">
            <text:p>12442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8</text:p>
          </table:table-cell>
          <table:table-cell office:value-type="float" office:value="0.02908" calcext:value-type="float">
            <text:p>0.02908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" calcext:value-type="float">
            <text:p>0</text:p>
          </table:table-cell>
          <table:table-cell office:value-type="float" office:value="68090" calcext:value-type="float">
            <text:p>6809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09</text:p>
          </table:table-cell>
          <table:table-cell office:value-type="float" office:value="0.01689" calcext:value-type="float">
            <text:p>0.01689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" calcext:value-type="float">
            <text:p>0</text:p>
          </table:table-cell>
          <table:table-cell office:value-type="float" office:value="43669" calcext:value-type="float">
            <text:p>4366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0</text:p>
          </table:table-cell>
          <table:table-cell office:value-type="float" office:value="0.018857" calcext:value-type="float">
            <text:p>0.018857</text:p>
          </table:table-cell>
          <table:table-cell office:value-type="float" office:value="0.003985" calcext:value-type="float">
            <text:p>0.003985</text:p>
          </table:table-cell>
          <table:table-cell office:value-type="float" office:value="0" calcext:value-type="float">
            <text:p>0</text:p>
          </table:table-cell>
          <table:table-cell office:value-type="float" office:value="60653" calcext:value-type="float">
            <text:p>6065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1</text:p>
          </table:table-cell>
          <table:table-cell office:value-type="float" office:value="0.013941" calcext:value-type="float">
            <text:p>0.013941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" calcext:value-type="float">
            <text:p>0</text:p>
          </table:table-cell>
          <table:table-cell office:value-type="float" office:value="40550" calcext:value-type="float">
            <text:p>4055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2</text:p>
          </table:table-cell>
          <table:table-cell office:value-type="float" office:value="0.013782" calcext:value-type="float">
            <text:p>0.013782</text:p>
          </table:table-cell>
          <table:table-cell office:value-type="float" office:value="0.002262" calcext:value-type="float">
            <text:p>0.002262</text:p>
          </table:table-cell>
          <table:table-cell office:value-type="float" office:value="0" calcext:value-type="float">
            <text:p>0</text:p>
          </table:table-cell>
          <table:table-cell office:value-type="float" office:value="42226" calcext:value-type="float">
            <text:p>4222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3</text:p>
          </table:table-cell>
          <table:table-cell office:value-type="float" office:value="0.029226" calcext:value-type="float">
            <text:p>0.029226</text:p>
          </table:table-cell>
          <table:table-cell office:value-type="float" office:value="0.004719" calcext:value-type="float">
            <text:p>0.004719</text:p>
          </table:table-cell>
          <table:table-cell office:value-type="float" office:value="0" calcext:value-type="float">
            <text:p>0</text:p>
          </table:table-cell>
          <table:table-cell office:value-type="float" office:value="72573" calcext:value-type="float">
            <text:p>7257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4</text:p>
          </table:table-cell>
          <table:table-cell office:value-type="float" office:value="0.012888" calcext:value-type="float">
            <text:p>0.012888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" calcext:value-type="float">
            <text:p>0</text:p>
          </table:table-cell>
          <table:table-cell office:value-type="float" office:value="32873" calcext:value-type="float">
            <text:p>3287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5</text:p>
          </table:table-cell>
          <table:table-cell office:value-type="float" office:value="0.047105" calcext:value-type="float">
            <text:p>0.047105</text:p>
          </table:table-cell>
          <table:table-cell office:value-type="float" office:value="0.007131" calcext:value-type="float">
            <text:p>0.007131</text:p>
          </table:table-cell>
          <table:table-cell office:value-type="float" office:value="0" calcext:value-type="float">
            <text:p>0</text:p>
          </table:table-cell>
          <table:table-cell office:value-type="float" office:value="83747" calcext:value-type="float">
            <text:p>8374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6</text:p>
          </table:table-cell>
          <table:table-cell office:value-type="float" office:value="0.013243" calcext:value-type="float">
            <text:p>0.013243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" calcext:value-type="float">
            <text:p>0</text:p>
          </table:table-cell>
          <table:table-cell office:value-type="float" office:value="51499" calcext:value-type="float">
            <text:p>514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7</text:p>
          </table:table-cell>
          <table:table-cell office:value-type="float" office:value="0.011485" calcext:value-type="float">
            <text:p>0.011485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" calcext:value-type="float">
            <text:p>0</text:p>
          </table:table-cell>
          <table:table-cell office:value-type="float" office:value="24281" calcext:value-type="float">
            <text:p>2428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8</text:p>
          </table:table-cell>
          <table:table-cell office:value-type="float" office:value="0.05078" calcext:value-type="float">
            <text:p>0.05078</text:p>
          </table:table-cell>
          <table:table-cell office:value-type="float" office:value="0.008117" calcext:value-type="float">
            <text:p>0.008117</text:p>
          </table:table-cell>
          <table:table-cell office:value-type="float" office:value="0" calcext:value-type="float">
            <text:p>0</text:p>
          </table:table-cell>
          <table:table-cell office:value-type="float" office:value="79108" calcext:value-type="float">
            <text:p>7910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19</text:p>
          </table:table-cell>
          <table:table-cell office:value-type="float" office:value="0.024185" calcext:value-type="float">
            <text:p>0.024185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0" calcext:value-type="float">
            <text:p>0</text:p>
          </table:table-cell>
          <table:table-cell office:value-type="float" office:value="75047" calcext:value-type="float">
            <text:p>7504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0</text:p>
          </table:table-cell>
          <table:table-cell office:value-type="float" office:value="0.045933" calcext:value-type="float">
            <text:p>0.045933</text:p>
          </table:table-cell>
          <table:table-cell office:value-type="float" office:value="0.004487" calcext:value-type="float">
            <text:p>0.004487</text:p>
          </table:table-cell>
          <table:table-cell office:value-type="float" office:value="0" calcext:value-type="float">
            <text:p>0</text:p>
          </table:table-cell>
          <table:table-cell office:value-type="float" office:value="76614" calcext:value-type="float">
            <text:p>7661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1</text:p>
          </table:table-cell>
          <table:table-cell office:value-type="float" office:value="0.013731" calcext:value-type="float">
            <text:p>0.013731</text:p>
          </table:table-cell>
          <table:table-cell office:value-type="float" office:value="0.002129" calcext:value-type="float">
            <text:p>0.002129</text:p>
          </table:table-cell>
          <table:table-cell office:value-type="float" office:value="0" calcext:value-type="float">
            <text:p>0</text:p>
          </table:table-cell>
          <table:table-cell office:value-type="float" office:value="41122" calcext:value-type="float">
            <text:p>4112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2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002787" calcext:value-type="float">
            <text:p>0.002787</text:p>
          </table:table-cell>
          <table:table-cell office:value-type="float" office:value="0" calcext:value-type="float">
            <text:p>0</text:p>
          </table:table-cell>
          <table:table-cell office:value-type="float" office:value="55499" calcext:value-type="float">
            <text:p>5549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3</text:p>
          </table:table-cell>
          <table:table-cell office:value-type="float" office:value="0.017895" calcext:value-type="float">
            <text:p>0.017895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" calcext:value-type="float">
            <text:p>0</text:p>
          </table:table-cell>
          <table:table-cell office:value-type="float" office:value="94168" calcext:value-type="float">
            <text:p>9416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4</text:p>
          </table:table-cell>
          <table:table-cell office:value-type="float" office:value="0.015537" calcext:value-type="float">
            <text:p>0.015537</text:p>
          </table:table-cell>
          <table:table-cell office:value-type="float" office:value="0.004048" calcext:value-type="float">
            <text:p>0.004048</text:p>
          </table:table-cell>
          <table:table-cell office:value-type="float" office:value="0" calcext:value-type="float">
            <text:p>0</text:p>
          </table:table-cell>
          <table:table-cell office:value-type="float" office:value="61348" calcext:value-type="float">
            <text:p>6134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5</text:p>
          </table:table-cell>
          <table:table-cell office:value-type="float" office:value="0.018812" calcext:value-type="float">
            <text:p>0.018812</text:p>
          </table:table-cell>
          <table:table-cell office:value-type="float" office:value="0.00549" calcext:value-type="float">
            <text:p>0.00549</text:p>
          </table:table-cell>
          <table:table-cell office:value-type="float" office:value="0" calcext:value-type="float">
            <text:p>0</text:p>
          </table:table-cell>
          <table:table-cell office:value-type="float" office:value="82424" calcext:value-type="float">
            <text:p>824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6</text:p>
          </table:table-cell>
          <table:table-cell office:value-type="float" office:value="0.068768" calcext:value-type="float">
            <text:p>0.068768</text:p>
          </table:table-cell>
          <table:table-cell office:value-type="float" office:value="0.012517" calcext:value-type="float">
            <text:p>0.012517</text:p>
          </table:table-cell>
          <table:table-cell office:value-type="float" office:value="0" calcext:value-type="float">
            <text:p>0</text:p>
          </table:table-cell>
          <table:table-cell office:value-type="float" office:value="125598" calcext:value-type="float">
            <text:p>1255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7</text:p>
          </table:table-cell>
          <table:table-cell office:value-type="float" office:value="0.01957" calcext:value-type="float">
            <text:p>0.01957</text:p>
          </table:table-cell>
          <table:table-cell office:value-type="float" office:value="0.006363" calcext:value-type="float">
            <text:p>0.006363</text:p>
          </table:table-cell>
          <table:table-cell office:value-type="float" office:value="0" calcext:value-type="float">
            <text:p>0</text:p>
          </table:table-cell>
          <table:table-cell office:value-type="float" office:value="89657" calcext:value-type="float">
            <text:p>8965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8</text:p>
          </table:table-cell>
          <table:table-cell office:value-type="float" office:value="0.018223" calcext:value-type="float">
            <text:p>0.018223</text:p>
          </table:table-cell>
          <table:table-cell office:value-type="float" office:value="0.007736" calcext:value-type="float">
            <text:p>0.007736</text:p>
          </table:table-cell>
          <table:table-cell office:value-type="float" office:value="0" calcext:value-type="float">
            <text:p>0</text:p>
          </table:table-cell>
          <table:table-cell office:value-type="float" office:value="93100" calcext:value-type="float">
            <text:p>931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29</text:p>
          </table:table-cell>
          <table:table-cell office:value-type="float" office:value="0.035481" calcext:value-type="float">
            <text:p>0.035481</text:p>
          </table:table-cell>
          <table:table-cell office:value-type="float" office:value="0.006828" calcext:value-type="float">
            <text:p>0.006828</text:p>
          </table:table-cell>
          <table:table-cell office:value-type="float" office:value="0" calcext:value-type="float">
            <text:p>0</text:p>
          </table:table-cell>
          <table:table-cell office:value-type="float" office:value="91696" calcext:value-type="float">
            <text:p>9169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0</text:p>
          </table:table-cell>
          <table:table-cell office:value-type="float" office:value="0.030659" calcext:value-type="float">
            <text:p>0.030659</text:p>
          </table:table-cell>
          <table:table-cell office:value-type="float" office:value="0.005265" calcext:value-type="float">
            <text:p>0.005265</text:p>
          </table:table-cell>
          <table:table-cell office:value-type="float" office:value="0" calcext:value-type="float">
            <text:p>0</text:p>
          </table:table-cell>
          <table:table-cell office:value-type="float" office:value="85956" calcext:value-type="float">
            <text:p>8595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1</text:p>
          </table:table-cell>
          <table:table-cell office:value-type="float" office:value="0.016979" calcext:value-type="float">
            <text:p>0.016979</text:p>
          </table:table-cell>
          <table:table-cell office:value-type="float" office:value="0.005931" calcext:value-type="float">
            <text:p>0.005931</text:p>
          </table:table-cell>
          <table:table-cell office:value-type="float" office:value="0" calcext:value-type="float">
            <text:p>0</text:p>
          </table:table-cell>
          <table:table-cell office:value-type="float" office:value="105894" calcext:value-type="float">
            <text:p>10589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2</text:p>
          </table:table-cell>
          <table:table-cell office:value-type="float" office:value="0.033357" calcext:value-type="float">
            <text:p>0.033357</text:p>
          </table:table-cell>
          <table:table-cell office:value-type="float" office:value="0.006348" calcext:value-type="float">
            <text:p>0.006348</text:p>
          </table:table-cell>
          <table:table-cell office:value-type="float" office:value="0" calcext:value-type="float">
            <text:p>0</text:p>
          </table:table-cell>
          <table:table-cell office:value-type="float" office:value="91561" calcext:value-type="float">
            <text:p>915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3</text:p>
          </table:table-cell>
          <table:table-cell office:value-type="float" office:value="0.065093" calcext:value-type="float">
            <text:p>0.065093</text:p>
          </table:table-cell>
          <table:table-cell office:value-type="float" office:value="0.00796" calcext:value-type="float">
            <text:p>0.00796</text:p>
          </table:table-cell>
          <table:table-cell office:value-type="float" office:value="0" calcext:value-type="float">
            <text:p>0</text:p>
          </table:table-cell>
          <table:table-cell office:value-type="float" office:value="84354" calcext:value-type="float">
            <text:p>843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4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0.011428" calcext:value-type="float">
            <text:p>0.011428</text:p>
          </table:table-cell>
          <table:table-cell office:value-type="float" office:value="0" calcext:value-type="float">
            <text:p>0</text:p>
          </table:table-cell>
          <table:table-cell office:value-type="float" office:value="135261" calcext:value-type="float">
            <text:p>13526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5</text:p>
          </table:table-cell>
          <table:table-cell office:value-type="float" office:value="0.113995" calcext:value-type="float">
            <text:p>0.113995</text:p>
          </table:table-cell>
          <table:table-cell office:value-type="float" office:value="0.01921" calcext:value-type="float">
            <text:p>0.01921</text:p>
          </table:table-cell>
          <table:table-cell office:value-type="float" office:value="0" calcext:value-type="float">
            <text:p>0</text:p>
          </table:table-cell>
          <table:table-cell office:value-type="float" office:value="104323" calcext:value-type="float">
            <text:p>10432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6</text:p>
          </table:table-cell>
          <table:table-cell office:value-type="float" office:value="0.016187" calcext:value-type="float">
            <text:p>0.016187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" calcext:value-type="float">
            <text:p>0</text:p>
          </table:table-cell>
          <table:table-cell office:value-type="float" office:value="42242" calcext:value-type="float">
            <text:p>4224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7</text:p>
          </table:table-cell>
          <table:table-cell office:value-type="float" office:value="0.133765" calcext:value-type="float">
            <text:p>0.133765</text:p>
          </table:table-cell>
          <table:table-cell office:value-type="float" office:value="0.048979" calcext:value-type="float">
            <text:p>0.048979</text:p>
          </table:table-cell>
          <table:table-cell office:value-type="float" office:value="0" calcext:value-type="float">
            <text:p>0</text:p>
          </table:table-cell>
          <table:table-cell office:value-type="float" office:value="222408" calcext:value-type="float">
            <text:p>2224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8</text:p>
          </table:table-cell>
          <table:table-cell office:value-type="float" office:value="0.100367" calcext:value-type="float">
            <text:p>0.100367</text:p>
          </table:table-cell>
          <table:table-cell office:value-type="float" office:value="0.031986" calcext:value-type="float">
            <text:p>0.031986</text:p>
          </table:table-cell>
          <table:table-cell office:value-type="float" office:value="0" calcext:value-type="float">
            <text:p>0</text:p>
          </table:table-cell>
          <table:table-cell office:value-type="float" office:value="214878" calcext:value-type="float">
            <text:p>21487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39</text:p>
          </table:table-cell>
          <table:table-cell office:value-type="float" office:value="0.150775" calcext:value-type="float">
            <text:p>0.150775</text:p>
          </table:table-cell>
          <table:table-cell office:value-type="float" office:value="0.036577" calcext:value-type="float">
            <text:p>0.036577</text:p>
          </table:table-cell>
          <table:table-cell office:value-type="float" office:value="0" calcext:value-type="float">
            <text:p>0</text:p>
          </table:table-cell>
          <table:table-cell office:value-type="float" office:value="217003" calcext:value-type="float">
            <text:p>21700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0</text:p>
          </table:table-cell>
          <table:table-cell office:value-type="float" office:value="0.096718" calcext:value-type="float">
            <text:p>0.096718</text:p>
          </table:table-cell>
          <table:table-cell office:value-type="float" office:value="0.022698" calcext:value-type="float">
            <text:p>0.022698</text:p>
          </table:table-cell>
          <table:table-cell office:value-type="float" office:value="0" calcext:value-type="float">
            <text:p>0</text:p>
          </table:table-cell>
          <table:table-cell office:value-type="float" office:value="198145" calcext:value-type="float">
            <text:p>19814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1</text:p>
          </table:table-cell>
          <table:table-cell office:value-type="float" office:value="0.118922" calcext:value-type="float">
            <text:p>0.118922</text:p>
          </table:table-cell>
          <table:table-cell office:value-type="float" office:value="0.025634" calcext:value-type="float">
            <text:p>0.025634</text:p>
          </table:table-cell>
          <table:table-cell office:value-type="float" office:value="0" calcext:value-type="float">
            <text:p>0</text:p>
          </table:table-cell>
          <table:table-cell office:value-type="float" office:value="153148" calcext:value-type="float">
            <text:p>153148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2</text:p>
          </table:table-cell>
          <table:table-cell office:value-type="float" office:value="0.026972" calcext:value-type="float">
            <text:p>0.026972</text:p>
          </table:table-cell>
          <table:table-cell office:value-type="float" office:value="0.011641" calcext:value-type="float">
            <text:p>0.011641</text:p>
          </table:table-cell>
          <table:table-cell office:value-type="float" office:value="0" calcext:value-type="float">
            <text:p>0</text:p>
          </table:table-cell>
          <table:table-cell office:value-type="float" office:value="89360" calcext:value-type="float">
            <text:p>8936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3</text:p>
          </table:table-cell>
          <table:table-cell office:value-type="float" office:value="0.452049" calcext:value-type="float">
            <text:p>0.452049</text:p>
          </table:table-cell>
          <table:table-cell office:value-type="float" office:value="0.211593" calcext:value-type="float">
            <text:p>0.211593</text:p>
          </table:table-cell>
          <table:table-cell office:value-type="float" office:value="0" calcext:value-type="float">
            <text:p>0</text:p>
          </table:table-cell>
          <table:table-cell office:value-type="float" office:value="428254" calcext:value-type="float">
            <text:p>42825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4</text:p>
          </table:table-cell>
          <table:table-cell office:value-type="float" office:value="0.531657" calcext:value-type="float">
            <text:p>0.531657</text:p>
          </table:table-cell>
          <table:table-cell office:value-type="float" office:value="0.19568" calcext:value-type="float">
            <text:p>0.19568</text:p>
          </table:table-cell>
          <table:table-cell office:value-type="float" office:value="0" calcext:value-type="float">
            <text:p>0</text:p>
          </table:table-cell>
          <table:table-cell office:value-type="float" office:value="389075" calcext:value-type="float">
            <text:p>38907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5</text:p>
          </table:table-cell>
          <table:table-cell office:value-type="float" office:value="0.323414" calcext:value-type="float">
            <text:p>0.323414</text:p>
          </table:table-cell>
          <table:table-cell office:value-type="float" office:value="0.060814" calcext:value-type="float">
            <text:p>0.060814</text:p>
          </table:table-cell>
          <table:table-cell office:value-type="float" office:value="0" calcext:value-type="float">
            <text:p>0</text:p>
          </table:table-cell>
          <table:table-cell office:value-type="float" office:value="124429" calcext:value-type="float">
            <text:p>12442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6</text:p>
          </table:table-cell>
          <table:table-cell office:value-type="float" office:value="0.110451" calcext:value-type="float">
            <text:p>0.110451</text:p>
          </table:table-cell>
          <table:table-cell office:value-type="float" office:value="0.017179" calcext:value-type="float">
            <text:p>0.017179</text:p>
          </table:table-cell>
          <table:table-cell office:value-type="float" office:value="0" calcext:value-type="float">
            <text:p>0</text:p>
          </table:table-cell>
          <table:table-cell office:value-type="float" office:value="67538" calcext:value-type="float">
            <text:p>6753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7</text:p>
          </table:table-cell>
          <table:table-cell office:value-type="float" office:value="0.041539" calcext:value-type="float">
            <text:p>0.041539</text:p>
          </table:table-cell>
          <table:table-cell office:value-type="float" office:value="0.008348" calcext:value-type="float">
            <text:p>0.008348</text:p>
          </table:table-cell>
          <table:table-cell office:value-type="float" office:value="0" calcext:value-type="float">
            <text:p>0</text:p>
          </table:table-cell>
          <table:table-cell office:value-type="float" office:value="130129" calcext:value-type="float">
            <text:p>13012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8</text:p>
          </table:table-cell>
          <table:table-cell office:value-type="float" office:value="0.091587" calcext:value-type="float">
            <text:p>0.091587</text:p>
          </table:table-cell>
          <table:table-cell office:value-type="float" office:value="0.017228" calcext:value-type="float">
            <text:p>0.017228</text:p>
          </table:table-cell>
          <table:table-cell office:value-type="float" office:value="0" calcext:value-type="float">
            <text:p>0</text:p>
          </table:table-cell>
          <table:table-cell office:value-type="float" office:value="176281" calcext:value-type="float">
            <text:p>17628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49</text:p>
          </table:table-cell>
          <table:table-cell office:value-type="float" office:value="0.030163" calcext:value-type="float">
            <text:p>0.030163</text:p>
          </table:table-cell>
          <table:table-cell office:value-type="float" office:value="0.005416" calcext:value-type="float">
            <text:p>0.005416</text:p>
          </table:table-cell>
          <table:table-cell office:value-type="float" office:value="0" calcext:value-type="float">
            <text:p>0</text:p>
          </table:table-cell>
          <table:table-cell office:value-type="float" office:value="84116" calcext:value-type="float">
            <text:p>84116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0</text:p>
          </table:table-cell>
          <table:table-cell office:value-type="float" office:value="0.144186" calcext:value-type="float">
            <text:p>0.144186</text:p>
          </table:table-cell>
          <table:table-cell office:value-type="float" office:value="0.019457" calcext:value-type="float">
            <text:p>0.019457</text:p>
          </table:table-cell>
          <table:table-cell office:value-type="float" office:value="0" calcext:value-type="float">
            <text:p>0</text:p>
          </table:table-cell>
          <table:table-cell office:value-type="float" office:value="151078" calcext:value-type="float">
            <text:p>15107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1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06702" calcext:value-type="float">
            <text:p>0.006702</text:p>
          </table:table-cell>
          <table:table-cell office:value-type="float" office:value="0" calcext:value-type="float">
            <text:p>0</text:p>
          </table:table-cell>
          <table:table-cell office:value-type="float" office:value="80856" calcext:value-type="float">
            <text:p>8085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2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" calcext:value-type="float">
            <text:p>0</text:p>
          </table:table-cell>
          <table:table-cell office:value-type="float" office:value="27857" calcext:value-type="float">
            <text:p>2785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3</text:p>
          </table:table-cell>
          <table:table-cell office:value-type="float" office:value="0.012726" calcext:value-type="float">
            <text:p>0.012726</text:p>
          </table:table-cell>
          <table:table-cell office:value-type="float" office:value="0.00077" calcext:value-type="float">
            <text:p>0.00077</text:p>
          </table:table-cell>
          <table:table-cell office:value-type="float" office:value="0" calcext:value-type="float">
            <text:p>0</text:p>
          </table:table-cell>
          <table:table-cell office:value-type="float" office:value="16725" calcext:value-type="float">
            <text:p>1672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4</text:p>
          </table:table-cell>
          <table:table-cell office:value-type="float" office:value="0.020967" calcext:value-type="float">
            <text:p>0.020967</text:p>
          </table:table-cell>
          <table:table-cell office:value-type="float" office:value="0.006198" calcext:value-type="float">
            <text:p>0.006198</text:p>
          </table:table-cell>
          <table:table-cell office:value-type="float" office:value="0" calcext:value-type="float">
            <text:p>0</text:p>
          </table:table-cell>
          <table:table-cell office:value-type="float" office:value="92029" calcext:value-type="float">
            <text:p>9202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5</text:p>
          </table:table-cell>
          <table:table-cell office:value-type="float" office:value="0.061484" calcext:value-type="float">
            <text:p>0.061484</text:p>
          </table:table-cell>
          <table:table-cell office:value-type="float" office:value="0.01138" calcext:value-type="float">
            <text:p>0.01138</text:p>
          </table:table-cell>
          <table:table-cell office:value-type="float" office:value="0" calcext:value-type="float">
            <text:p>0</text:p>
          </table:table-cell>
          <table:table-cell office:value-type="float" office:value="132019" calcext:value-type="float">
            <text:p>13201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6</text:p>
          </table:table-cell>
          <table:table-cell office:value-type="float" office:value="0.030151" calcext:value-type="float">
            <text:p>0.030151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" calcext:value-type="float">
            <text:p>0</text:p>
          </table:table-cell>
          <table:table-cell office:value-type="float" office:value="75130" calcext:value-type="float">
            <text:p>7513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7</text:p>
          </table:table-cell>
          <table:table-cell office:value-type="float" office:value="0.014524" calcext:value-type="float">
            <text:p>0.014524</text:p>
          </table:table-cell>
          <table:table-cell office:value-type="float" office:value="0.002837" calcext:value-type="float">
            <text:p>0.002837</text:p>
          </table:table-cell>
          <table:table-cell office:value-type="float" office:value="0" calcext:value-type="float">
            <text:p>0</text:p>
          </table:table-cell>
          <table:table-cell office:value-type="float" office:value="41912" calcext:value-type="float">
            <text:p>4191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8</text:p>
          </table:table-cell>
          <table:table-cell office:value-type="float" office:value="0.015296" calcext:value-type="float">
            <text:p>0.015296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" calcext:value-type="float">
            <text:p>0</text:p>
          </table:table-cell>
          <table:table-cell office:value-type="float" office:value="86606" calcext:value-type="float">
            <text:p>8660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4:59</text:p>
          </table:table-cell>
          <table:table-cell office:value-type="float" office:value="0.013773" calcext:value-type="float">
            <text:p>0.013773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" calcext:value-type="float">
            <text:p>0</text:p>
          </table:table-cell>
          <table:table-cell office:value-type="float" office:value="38195" calcext:value-type="float">
            <text:p>381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0</text:p>
          </table:table-cell>
          <table:table-cell office:value-type="float" office:value="0.017104" calcext:value-type="float">
            <text:p>0.017104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" calcext:value-type="float">
            <text:p>0</text:p>
          </table:table-cell>
          <table:table-cell office:value-type="float" office:value="56389" calcext:value-type="float">
            <text:p>5638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1</text:p>
          </table:table-cell>
          <table:table-cell office:value-type="float" office:value="0.029435" calcext:value-type="float">
            <text:p>0.029435</text:p>
          </table:table-cell>
          <table:table-cell office:value-type="float" office:value="0.004437" calcext:value-type="float">
            <text:p>0.004437</text:p>
          </table:table-cell>
          <table:table-cell office:value-type="float" office:value="0" calcext:value-type="float">
            <text:p>0</text:p>
          </table:table-cell>
          <table:table-cell office:value-type="float" office:value="71559" calcext:value-type="float">
            <text:p>7155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2</text:p>
          </table:table-cell>
          <table:table-cell office:value-type="float" office:value="0.09837" calcext:value-type="float">
            <text:p>0.09837</text:p>
          </table:table-cell>
          <table:table-cell office:value-type="float" office:value="0.052063" calcext:value-type="float">
            <text:p>0.052063</text:p>
          </table:table-cell>
          <table:table-cell office:value-type="float" office:value="0" calcext:value-type="float">
            <text:p>0</text:p>
          </table:table-cell>
          <table:table-cell office:value-type="float" office:value="220902" calcext:value-type="float">
            <text:p>22090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3</text:p>
          </table:table-cell>
          <table:table-cell office:value-type="float" office:value="0.153755" calcext:value-type="float">
            <text:p>0.153755</text:p>
          </table:table-cell>
          <table:table-cell office:value-type="float" office:value="0.035401" calcext:value-type="float">
            <text:p>0.035401</text:p>
          </table:table-cell>
          <table:table-cell office:value-type="float" office:value="0" calcext:value-type="float">
            <text:p>0</text:p>
          </table:table-cell>
          <table:table-cell office:value-type="float" office:value="229199" calcext:value-type="float">
            <text:p>22919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4</text:p>
          </table:table-cell>
          <table:table-cell office:value-type="float" office:value="0.050434" calcext:value-type="float">
            <text:p>0.050434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" calcext:value-type="float">
            <text:p>0</text:p>
          </table:table-cell>
          <table:table-cell office:value-type="float" office:value="97982" calcext:value-type="float">
            <text:p>9798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5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03459" calcext:value-type="float">
            <text:p>0.003459</text:p>
          </table:table-cell>
          <table:table-cell office:value-type="float" office:value="0" calcext:value-type="float">
            <text:p>0</text:p>
          </table:table-cell>
          <table:table-cell office:value-type="float" office:value="63339" calcext:value-type="float">
            <text:p>6333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6</text:p>
          </table:table-cell>
          <table:table-cell office:value-type="float" office:value="0.014236" calcext:value-type="float">
            <text:p>0.014236</text:p>
          </table:table-cell>
          <table:table-cell office:value-type="float" office:value="0.003755" calcext:value-type="float">
            <text:p>0.003755</text:p>
          </table:table-cell>
          <table:table-cell office:value-type="float" office:value="0" calcext:value-type="float">
            <text:p>0</text:p>
          </table:table-cell>
          <table:table-cell office:value-type="float" office:value="71461" calcext:value-type="float">
            <text:p>7146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7</text:p>
          </table:table-cell>
          <table:table-cell office:value-type="float" office:value="0.056168" calcext:value-type="float">
            <text:p>0.056168</text:p>
          </table:table-cell>
          <table:table-cell office:value-type="float" office:value="0.020946" calcext:value-type="float">
            <text:p>0.020946</text:p>
          </table:table-cell>
          <table:table-cell office:value-type="float" office:value="0" calcext:value-type="float">
            <text:p>0</text:p>
          </table:table-cell>
          <table:table-cell office:value-type="float" office:value="189779" calcext:value-type="float">
            <text:p>18977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8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4028" calcext:value-type="float">
            <text:p>0.004028</text:p>
          </table:table-cell>
          <table:table-cell office:value-type="float" office:value="0" calcext:value-type="float">
            <text:p>0</text:p>
          </table:table-cell>
          <table:table-cell office:value-type="float" office:value="63519" calcext:value-type="float">
            <text:p>6351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09</text:p>
          </table:table-cell>
          <table:table-cell office:value-type="float" office:value="0.02075" calcext:value-type="float">
            <text:p>0.02075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" calcext:value-type="float">
            <text:p>0</text:p>
          </table:table-cell>
          <table:table-cell office:value-type="float" office:value="50316" calcext:value-type="float">
            <text:p>5031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0</text:p>
          </table:table-cell>
          <table:table-cell office:value-type="float" office:value="0.098166" calcext:value-type="float">
            <text:p>0.098166</text:p>
          </table:table-cell>
          <table:table-cell office:value-type="float" office:value="0.043233" calcext:value-type="float">
            <text:p>0.043233</text:p>
          </table:table-cell>
          <table:table-cell office:value-type="float" office:value="0" calcext:value-type="float">
            <text:p>0</text:p>
          </table:table-cell>
          <table:table-cell office:value-type="float" office:value="195102" calcext:value-type="float">
            <text:p>19510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1</text:p>
          </table:table-cell>
          <table:table-cell office:value-type="float" office:value="0.074335" calcext:value-type="float">
            <text:p>0.074335</text:p>
          </table:table-cell>
          <table:table-cell office:value-type="float" office:value="0.026734" calcext:value-type="float">
            <text:p>0.026734</text:p>
          </table:table-cell>
          <table:table-cell office:value-type="float" office:value="0" calcext:value-type="float">
            <text:p>0</text:p>
          </table:table-cell>
          <table:table-cell office:value-type="float" office:value="140026" calcext:value-type="float">
            <text:p>14002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2</text:p>
          </table:table-cell>
          <table:table-cell office:value-type="float" office:value="0.022287" calcext:value-type="float">
            <text:p>0.022287</text:p>
          </table:table-cell>
          <table:table-cell office:value-type="float" office:value="0.005407" calcext:value-type="float">
            <text:p>0.005407</text:p>
          </table:table-cell>
          <table:table-cell office:value-type="float" office:value="0" calcext:value-type="float">
            <text:p>0</text:p>
          </table:table-cell>
          <table:table-cell office:value-type="float" office:value="79677" calcext:value-type="float">
            <text:p>7967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3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" calcext:value-type="float">
            <text:p>0</text:p>
          </table:table-cell>
          <table:table-cell office:value-type="float" office:value="45306" calcext:value-type="float">
            <text:p>4530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4</text:p>
          </table:table-cell>
          <table:table-cell office:value-type="float" office:value="0.021022" calcext:value-type="float">
            <text:p>0.021022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0" calcext:value-type="float">
            <text:p>0</text:p>
          </table:table-cell>
          <table:table-cell office:value-type="float" office:value="103876" calcext:value-type="float">
            <text:p>10387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5</text:p>
          </table:table-cell>
          <table:table-cell office:value-type="float" office:value="1.084133" calcext:value-type="float">
            <text:p>1.084133</text:p>
          </table:table-cell>
          <table:table-cell office:value-type="float" office:value="1.495736" calcext:value-type="float">
            <text:p>1.495736</text:p>
          </table:table-cell>
          <table:table-cell office:value-type="float" office:value="0" calcext:value-type="float">
            <text:p>0</text:p>
          </table:table-cell>
          <table:table-cell office:value-type="float" office:value="1394366" calcext:value-type="float">
            <text:p>139436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6</text:p>
          </table:table-cell>
          <table:table-cell office:value-type="float" office:value="0.598123" calcext:value-type="float">
            <text:p>0.598123</text:p>
          </table:table-cell>
          <table:table-cell office:value-type="float" office:value="0.193325" calcext:value-type="float">
            <text:p>0.193325</text:p>
          </table:table-cell>
          <table:table-cell office:value-type="float" office:value="0" calcext:value-type="float">
            <text:p>0</text:p>
          </table:table-cell>
          <table:table-cell office:value-type="float" office:value="106106" calcext:value-type="float">
            <text:p>10610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7</text:p>
          </table:table-cell>
          <table:table-cell office:value-type="float" office:value="0.502388" calcext:value-type="float">
            <text:p>0.502388</text:p>
          </table:table-cell>
          <table:table-cell office:value-type="float" office:value="0.23136" calcext:value-type="float">
            <text:p>0.23136</text:p>
          </table:table-cell>
          <table:table-cell office:value-type="float" office:value="0" calcext:value-type="float">
            <text:p>0</text:p>
          </table:table-cell>
          <table:table-cell office:value-type="float" office:value="96123" calcext:value-type="float">
            <text:p>96123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8</text:p>
          </table:table-cell>
          <table:table-cell office:value-type="float" office:value="0.371671" calcext:value-type="float">
            <text:p>0.371671</text:p>
          </table:table-cell>
          <table:table-cell office:value-type="float" office:value="0.330745" calcext:value-type="float">
            <text:p>0.330745</text:p>
          </table:table-cell>
          <table:table-cell office:value-type="float" office:value="0" calcext:value-type="float">
            <text:p>0</text:p>
          </table:table-cell>
          <table:table-cell office:value-type="float" office:value="153289" calcext:value-type="float">
            <text:p>15328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19</text:p>
          </table:table-cell>
          <table:table-cell office:value-type="float" office:value="0.282299" calcext:value-type="float">
            <text:p>0.282299</text:p>
          </table:table-cell>
          <table:table-cell office:value-type="float" office:value="0.213582" calcext:value-type="float">
            <text:p>0.213582</text:p>
          </table:table-cell>
          <table:table-cell office:value-type="float" office:value="0" calcext:value-type="float">
            <text:p>0</text:p>
          </table:table-cell>
          <table:table-cell office:value-type="float" office:value="131420" calcext:value-type="float">
            <text:p>13142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0</text:p>
          </table:table-cell>
          <table:table-cell office:value-type="float" office:value="0.165934" calcext:value-type="float">
            <text:p>0.165934</text:p>
          </table:table-cell>
          <table:table-cell office:value-type="float" office:value="0.097777" calcext:value-type="float">
            <text:p>0.097777</text:p>
          </table:table-cell>
          <table:table-cell office:value-type="float" office:value="0" calcext:value-type="float">
            <text:p>0</text:p>
          </table:table-cell>
          <table:table-cell office:value-type="float" office:value="79689" calcext:value-type="float">
            <text:p>7968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1</text:p>
          </table:table-cell>
          <table:table-cell office:value-type="float" office:value="0.203191" calcext:value-type="float">
            <text:p>0.203191</text:p>
          </table:table-cell>
          <table:table-cell office:value-type="float" office:value="0.071799" calcext:value-type="float">
            <text:p>0.071799</text:p>
          </table:table-cell>
          <table:table-cell office:value-type="float" office:value="0" calcext:value-type="float">
            <text:p>0</text:p>
          </table:table-cell>
          <table:table-cell office:value-type="float" office:value="99887" calcext:value-type="float">
            <text:p>9988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2</text:p>
          </table:table-cell>
          <table:table-cell office:value-type="float" office:value="0.111187" calcext:value-type="float">
            <text:p>0.111187</text:p>
          </table:table-cell>
          <table:table-cell office:value-type="float" office:value="0.014222" calcext:value-type="float">
            <text:p>0.014222</text:p>
          </table:table-cell>
          <table:table-cell office:value-type="float" office:value="0" calcext:value-type="float">
            <text:p>0</text:p>
          </table:table-cell>
          <table:table-cell office:value-type="float" office:value="60244" calcext:value-type="float">
            <text:p>6024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3</text:p>
          </table:table-cell>
          <table:table-cell office:value-type="float" office:value="0.018691" calcext:value-type="float">
            <text:p>0.018691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0" calcext:value-type="float">
            <text:p>0</text:p>
          </table:table-cell>
          <table:table-cell office:value-type="float" office:value="92937" calcext:value-type="float">
            <text:p>9293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4</text:p>
          </table:table-cell>
          <table:table-cell office:value-type="float" office:value="0.040254" calcext:value-type="float">
            <text:p>0.040254</text:p>
          </table:table-cell>
          <table:table-cell office:value-type="float" office:value="0.009403" calcext:value-type="float">
            <text:p>0.009403</text:p>
          </table:table-cell>
          <table:table-cell office:value-type="float" office:value="0" calcext:value-type="float">
            <text:p>0</text:p>
          </table:table-cell>
          <table:table-cell office:value-type="float" office:value="129275" calcext:value-type="float">
            <text:p>129275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5</text:p>
          </table:table-cell>
          <table:table-cell office:value-type="float" office:value="0.038647" calcext:value-type="float">
            <text:p>0.038647</text:p>
          </table:table-cell>
          <table:table-cell office:value-type="float" office:value="0.025157" calcext:value-type="float">
            <text:p>0.025157</text:p>
          </table:table-cell>
          <table:table-cell office:value-type="float" office:value="0" calcext:value-type="float">
            <text:p>0</text:p>
          </table:table-cell>
          <table:table-cell office:value-type="float" office:value="210772" calcext:value-type="float">
            <text:p>21077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6</text:p>
          </table:table-cell>
          <table:table-cell office:value-type="float" office:value="0.200293" calcext:value-type="float">
            <text:p>0.200293</text:p>
          </table:table-cell>
          <table:table-cell office:value-type="float" office:value="0.108951" calcext:value-type="float">
            <text:p>0.108951</text:p>
          </table:table-cell>
          <table:table-cell office:value-type="float" office:value="0" calcext:value-type="float">
            <text:p>0</text:p>
          </table:table-cell>
          <table:table-cell office:value-type="float" office:value="258205" calcext:value-type="float">
            <text:p>25820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7</text:p>
          </table:table-cell>
          <table:table-cell office:value-type="float" office:value="0.018261" calcext:value-type="float">
            <text:p>0.018261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" calcext:value-type="float">
            <text:p>0</text:p>
          </table:table-cell>
          <table:table-cell office:value-type="float" office:value="27542" calcext:value-type="float">
            <text:p>2754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8</text:p>
          </table:table-cell>
          <table:table-cell office:value-type="float" office:value="0.046283" calcext:value-type="float">
            <text:p>0.046283</text:p>
          </table:table-cell>
          <table:table-cell office:value-type="float" office:value="0.006998" calcext:value-type="float">
            <text:p>0.006998</text:p>
          </table:table-cell>
          <table:table-cell office:value-type="float" office:value="0" calcext:value-type="float">
            <text:p>0</text:p>
          </table:table-cell>
          <table:table-cell office:value-type="float" office:value="110598" calcext:value-type="float">
            <text:p>11059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29</text:p>
          </table:table-cell>
          <table:table-cell office:value-type="float" office:value="0.041627" calcext:value-type="float">
            <text:p>0.041627</text:p>
          </table:table-cell>
          <table:table-cell office:value-type="float" office:value="0.021326" calcext:value-type="float">
            <text:p>0.021326</text:p>
          </table:table-cell>
          <table:table-cell office:value-type="float" office:value="0" calcext:value-type="float">
            <text:p>0</text:p>
          </table:table-cell>
          <table:table-cell office:value-type="float" office:value="163650" calcext:value-type="float">
            <text:p>16365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0</text:p>
          </table:table-cell>
          <table:table-cell office:value-type="float" office:value="0.127566" calcext:value-type="float">
            <text:p>0.127566</text:p>
          </table:table-cell>
          <table:table-cell office:value-type="float" office:value="0.037762" calcext:value-type="float">
            <text:p>0.037762</text:p>
          </table:table-cell>
          <table:table-cell office:value-type="float" office:value="0" calcext:value-type="float">
            <text:p>0</text:p>
          </table:table-cell>
          <table:table-cell office:value-type="float" office:value="203768" calcext:value-type="float">
            <text:p>20376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1</text:p>
          </table:table-cell>
          <table:table-cell office:value-type="float" office:value="0.041038" calcext:value-type="float">
            <text:p>0.041038</text:p>
          </table:table-cell>
          <table:table-cell office:value-type="float" office:value="0.014515" calcext:value-type="float">
            <text:p>0.014515</text:p>
          </table:table-cell>
          <table:table-cell office:value-type="float" office:value="0" calcext:value-type="float">
            <text:p>0</text:p>
          </table:table-cell>
          <table:table-cell office:value-type="float" office:value="131146" calcext:value-type="float">
            <text:p>13114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2</text:p>
          </table:table-cell>
          <table:table-cell office:value-type="float" office:value="0.031425" calcext:value-type="float">
            <text:p>0.031425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0" calcext:value-type="float">
            <text:p>0</text:p>
          </table:table-cell>
          <table:table-cell office:value-type="float" office:value="92469" calcext:value-type="float">
            <text:p>9246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3</text:p>
          </table:table-cell>
          <table:table-cell office:value-type="float" office:value="0.055584" calcext:value-type="float">
            <text:p>0.055584</text:p>
          </table:table-cell>
          <table:table-cell office:value-type="float" office:value="0.008487" calcext:value-type="float">
            <text:p>0.008487</text:p>
          </table:table-cell>
          <table:table-cell office:value-type="float" office:value="0" calcext:value-type="float">
            <text:p>0</text:p>
          </table:table-cell>
          <table:table-cell office:value-type="float" office:value="110731" calcext:value-type="float">
            <text:p>11073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4</text:p>
          </table:table-cell>
          <table:table-cell office:value-type="float" office:value="0.015898" calcext:value-type="float">
            <text:p>0.015898</text:p>
          </table:table-cell>
          <table:table-cell office:value-type="float" office:value="0.004335" calcext:value-type="float">
            <text:p>0.004335</text:p>
          </table:table-cell>
          <table:table-cell office:value-type="float" office:value="0" calcext:value-type="float">
            <text:p>0</text:p>
          </table:table-cell>
          <table:table-cell office:value-type="float" office:value="78751" calcext:value-type="float">
            <text:p>7875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5</text:p>
          </table:table-cell>
          <table:table-cell office:value-type="float" office:value="0.028238" calcext:value-type="float">
            <text:p>0.028238</text:p>
          </table:table-cell>
          <table:table-cell office:value-type="float" office:value="0.015342" calcext:value-type="float">
            <text:p>0.015342</text:p>
          </table:table-cell>
          <table:table-cell office:value-type="float" office:value="0" calcext:value-type="float">
            <text:p>0</text:p>
          </table:table-cell>
          <table:table-cell office:value-type="float" office:value="124183" calcext:value-type="float">
            <text:p>12418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6</text:p>
          </table:table-cell>
          <table:table-cell office:value-type="float" office:value="0.016074" calcext:value-type="float">
            <text:p>0.016074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0" calcext:value-type="float">
            <text:p>0</text:p>
          </table:table-cell>
          <table:table-cell office:value-type="float" office:value="74475" calcext:value-type="float">
            <text:p>7447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7</text:p>
          </table:table-cell>
          <table:table-cell office:value-type="float" office:value="0.095564" calcext:value-type="float">
            <text:p>0.095564</text:p>
          </table:table-cell>
          <table:table-cell office:value-type="float" office:value="0.070432" calcext:value-type="float">
            <text:p>0.070432</text:p>
          </table:table-cell>
          <table:table-cell office:value-type="float" office:value="0" calcext:value-type="float">
            <text:p>0</text:p>
          </table:table-cell>
          <table:table-cell office:value-type="float" office:value="172305" calcext:value-type="float">
            <text:p>17230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8</text:p>
          </table:table-cell>
          <table:table-cell office:value-type="float" office:value="0.369089" calcext:value-type="float">
            <text:p>0.369089</text:p>
          </table:table-cell>
          <table:table-cell office:value-type="float" office:value="0.296514" calcext:value-type="float">
            <text:p>0.296514</text:p>
          </table:table-cell>
          <table:table-cell office:value-type="float" office:value="0" calcext:value-type="float">
            <text:p>0</text:p>
          </table:table-cell>
          <table:table-cell office:value-type="float" office:value="310162" calcext:value-type="float">
            <text:p>31016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39</text:p>
          </table:table-cell>
          <table:table-cell office:value-type="float" office:value="0.589483" calcext:value-type="float">
            <text:p>0.589483</text:p>
          </table:table-cell>
          <table:table-cell office:value-type="float" office:value="0.620131" calcext:value-type="float">
            <text:p>0.620131</text:p>
          </table:table-cell>
          <table:table-cell office:value-type="float" office:value="0" calcext:value-type="float">
            <text:p>0</text:p>
          </table:table-cell>
          <table:table-cell office:value-type="float" office:value="384299" calcext:value-type="float">
            <text:p>384299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0</text:p>
          </table:table-cell>
          <table:table-cell office:value-type="float" office:value="0.348683" calcext:value-type="float">
            <text:p>0.348683</text:p>
          </table:table-cell>
          <table:table-cell office:value-type="float" office:value="0.284305" calcext:value-type="float">
            <text:p>0.284305</text:p>
          </table:table-cell>
          <table:table-cell office:value-type="float" office:value="0" calcext:value-type="float">
            <text:p>0</text:p>
          </table:table-cell>
          <table:table-cell office:value-type="float" office:value="189260" calcext:value-type="float">
            <text:p>18926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1</text:p>
          </table:table-cell>
          <table:table-cell office:value-type="float" office:value="0.646647" calcext:value-type="float">
            <text:p>0.646647</text:p>
          </table:table-cell>
          <table:table-cell office:value-type="float" office:value="1.491403" calcext:value-type="float">
            <text:p>1.491403</text:p>
          </table:table-cell>
          <table:table-cell office:value-type="float" office:value="0" calcext:value-type="float">
            <text:p>0</text:p>
          </table:table-cell>
          <table:table-cell office:value-type="float" office:value="565516" calcext:value-type="float">
            <text:p>56551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2</text:p>
          </table:table-cell>
          <table:table-cell office:value-type="float" office:value="0.680664" calcext:value-type="float">
            <text:p>0.680664</text:p>
          </table:table-cell>
          <table:table-cell office:value-type="float" office:value="1.962627" calcext:value-type="float">
            <text:p>1.962627</text:p>
          </table:table-cell>
          <table:table-cell office:value-type="float" office:value="0" calcext:value-type="float">
            <text:p>0</text:p>
          </table:table-cell>
          <table:table-cell office:value-type="float" office:value="666221" calcext:value-type="float">
            <text:p>6662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3</text:p>
          </table:table-cell>
          <table:table-cell office:value-type="float" office:value="0.585917" calcext:value-type="float">
            <text:p>0.585917</text:p>
          </table:table-cell>
          <table:table-cell office:value-type="float" office:value="2.117358" calcext:value-type="float">
            <text:p>2.117358</text:p>
          </table:table-cell>
          <table:table-cell office:value-type="float" office:value="0" calcext:value-type="float">
            <text:p>0</text:p>
          </table:table-cell>
          <table:table-cell office:value-type="float" office:value="657629" calcext:value-type="float">
            <text:p>657629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4</text:p>
          </table:table-cell>
          <table:table-cell office:value-type="float" office:value="0.590644" calcext:value-type="float">
            <text:p>0.590644</text:p>
          </table:table-cell>
          <table:table-cell office:value-type="float" office:value="1.955667" calcext:value-type="float">
            <text:p>1.955667</text:p>
          </table:table-cell>
          <table:table-cell office:value-type="float" office:value="0" calcext:value-type="float">
            <text:p>0</text:p>
          </table:table-cell>
          <table:table-cell office:value-type="float" office:value="661300" calcext:value-type="float">
            <text:p>66130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5</text:p>
          </table:table-cell>
          <table:table-cell office:value-type="float" office:value="0.573156" calcext:value-type="float">
            <text:p>0.573156</text:p>
          </table:table-cell>
          <table:table-cell office:value-type="float" office:value="1.76387" calcext:value-type="float">
            <text:p>1.76387</text:p>
          </table:table-cell>
          <table:table-cell office:value-type="float" office:value="0" calcext:value-type="float">
            <text:p>0</text:p>
          </table:table-cell>
          <table:table-cell office:value-type="float" office:value="591889" calcext:value-type="float">
            <text:p>59188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6</text:p>
          </table:table-cell>
          <table:table-cell office:value-type="float" office:value="0.557142" calcext:value-type="float">
            <text:p>0.557142</text:p>
          </table:table-cell>
          <table:table-cell office:value-type="float" office:value="1.348192" calcext:value-type="float">
            <text:p>1.348192</text:p>
          </table:table-cell>
          <table:table-cell office:value-type="float" office:value="0" calcext:value-type="float">
            <text:p>0</text:p>
          </table:table-cell>
          <table:table-cell office:value-type="float" office:value="511442" calcext:value-type="float">
            <text:p>5114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7</text:p>
          </table:table-cell>
          <table:table-cell office:value-type="float" office:value="0.392361" calcext:value-type="float">
            <text:p>0.392361</text:p>
          </table:table-cell>
          <table:table-cell office:value-type="float" office:value="0.574683" calcext:value-type="float">
            <text:p>0.574683</text:p>
          </table:table-cell>
          <table:table-cell office:value-type="float" office:value="0" calcext:value-type="float">
            <text:p>0</text:p>
          </table:table-cell>
          <table:table-cell office:value-type="float" office:value="233708" calcext:value-type="float">
            <text:p>23370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8</text:p>
          </table:table-cell>
          <table:table-cell office:value-type="float" office:value="0.535992" calcext:value-type="float">
            <text:p>0.535992</text:p>
          </table:table-cell>
          <table:table-cell office:value-type="float" office:value="0.703551" calcext:value-type="float">
            <text:p>0.703551</text:p>
          </table:table-cell>
          <table:table-cell office:value-type="float" office:value="0" calcext:value-type="float">
            <text:p>0</text:p>
          </table:table-cell>
          <table:table-cell office:value-type="float" office:value="306193" calcext:value-type="float">
            <text:p>30619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49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1.55456" calcext:value-type="float">
            <text:p>1.55456</text:p>
          </table:table-cell>
          <table:table-cell office:value-type="float" office:value="0" calcext:value-type="float">
            <text:p>0</text:p>
          </table:table-cell>
          <table:table-cell office:value-type="float" office:value="602919" calcext:value-type="float">
            <text:p>602919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0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285287" calcext:value-type="float">
            <text:p>1.285287</text:p>
          </table:table-cell>
          <table:table-cell office:value-type="float" office:value="0" calcext:value-type="float">
            <text:p>0</text:p>
          </table:table-cell>
          <table:table-cell office:value-type="float" office:value="496092" calcext:value-type="float">
            <text:p>49609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1</text:p>
          </table:table-cell>
          <table:table-cell office:value-type="float" office:value="0.467656" calcext:value-type="float">
            <text:p>0.467656</text:p>
          </table:table-cell>
          <table:table-cell office:value-type="float" office:value="0.851833" calcext:value-type="float">
            <text:p>0.851833</text:p>
          </table:table-cell>
          <table:table-cell office:value-type="float" office:value="0" calcext:value-type="float">
            <text:p>0</text:p>
          </table:table-cell>
          <table:table-cell office:value-type="float" office:value="366911" calcext:value-type="float">
            <text:p>3669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2</text:p>
          </table:table-cell>
          <table:table-cell office:value-type="float" office:value="0.383921" calcext:value-type="float">
            <text:p>0.383921</text:p>
          </table:table-cell>
          <table:table-cell office:value-type="float" office:value="0.585986" calcext:value-type="float">
            <text:p>0.585986</text:p>
          </table:table-cell>
          <table:table-cell office:value-type="float" office:value="0" calcext:value-type="float">
            <text:p>0</text:p>
          </table:table-cell>
          <table:table-cell office:value-type="float" office:value="318310" calcext:value-type="float">
            <text:p>31831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3</text:p>
          </table:table-cell>
          <table:table-cell office:value-type="float" office:value="0.245324" calcext:value-type="float">
            <text:p>0.245324</text:p>
          </table:table-cell>
          <table:table-cell office:value-type="float" office:value="0.130706" calcext:value-type="float">
            <text:p>0.130706</text:p>
          </table:table-cell>
          <table:table-cell office:value-type="float" office:value="0" calcext:value-type="float">
            <text:p>0</text:p>
          </table:table-cell>
          <table:table-cell office:value-type="float" office:value="102121" calcext:value-type="float">
            <text:p>10212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4</text:p>
          </table:table-cell>
          <table:table-cell office:value-type="float" office:value="0.038017" calcext:value-type="float">
            <text:p>0.038017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" calcext:value-type="float">
            <text:p>0</text:p>
          </table:table-cell>
          <table:table-cell office:value-type="float" office:value="68566" calcext:value-type="float">
            <text:p>6856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5</text:p>
          </table:table-cell>
          <table:table-cell office:value-type="float" office:value="0.01181" calcext:value-type="float">
            <text:p>0.01181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0" calcext:value-type="float">
            <text:p>0</text:p>
          </table:table-cell>
          <table:table-cell office:value-type="float" office:value="16184" calcext:value-type="float">
            <text:p>16184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6</text:p>
          </table:table-cell>
          <table:table-cell office:value-type="float" office:value="0.012473" calcext:value-type="float">
            <text:p>0.012473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" calcext:value-type="float">
            <text:p>0</text:p>
          </table:table-cell>
          <table:table-cell office:value-type="float" office:value="23901" calcext:value-type="float">
            <text:p>23901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7</text:p>
          </table:table-cell>
          <table:table-cell office:value-type="float" office:value="0.026463" calcext:value-type="float">
            <text:p>0.026463</text:p>
          </table:table-cell>
          <table:table-cell office:value-type="float" office:value="0.002356" calcext:value-type="float">
            <text:p>0.002356</text:p>
          </table:table-cell>
          <table:table-cell office:value-type="float" office:value="0" calcext:value-type="float">
            <text:p>0</text:p>
          </table:table-cell>
          <table:table-cell office:value-type="float" office:value="39589" calcext:value-type="float">
            <text:p>3958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8</text:p>
          </table:table-cell>
          <table:table-cell office:value-type="float" office:value="0.017763" calcext:value-type="float">
            <text:p>0.017763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" calcext:value-type="float">
            <text:p>0</text:p>
          </table:table-cell>
          <table:table-cell office:value-type="float" office:value="62989" calcext:value-type="float">
            <text:p>62989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5:59</text:p>
          </table:table-cell>
          <table:table-cell office:value-type="float" office:value="0.311424" calcext:value-type="float">
            <text:p>0.311424</text:p>
          </table:table-cell>
          <table:table-cell office:value-type="float" office:value="0.297169" calcext:value-type="float">
            <text:p>0.297169</text:p>
          </table:table-cell>
          <table:table-cell office:value-type="float" office:value="0" calcext:value-type="float">
            <text:p>0</text:p>
          </table:table-cell>
          <table:table-cell office:value-type="float" office:value="338345" calcext:value-type="float">
            <text:p>33834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0</text:p>
          </table:table-cell>
          <table:table-cell office:value-type="float" office:value="0.33541" calcext:value-type="float">
            <text:p>0.33541</text:p>
          </table:table-cell>
          <table:table-cell office:value-type="float" office:value="0.255031" calcext:value-type="float">
            <text:p>0.255031</text:p>
          </table:table-cell>
          <table:table-cell office:value-type="float" office:value="0" calcext:value-type="float">
            <text:p>0</text:p>
          </table:table-cell>
          <table:table-cell office:value-type="float" office:value="212817" calcext:value-type="float">
            <text:p>21281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1</text:p>
          </table:table-cell>
          <table:table-cell office:value-type="float" office:value="0.823656" calcext:value-type="float">
            <text:p>0.823656</text:p>
          </table:table-cell>
          <table:table-cell office:value-type="float" office:value="1.428655" calcext:value-type="float">
            <text:p>1.428655</text:p>
          </table:table-cell>
          <table:table-cell office:value-type="float" office:value="0" calcext:value-type="float">
            <text:p>0</text:p>
          </table:table-cell>
          <table:table-cell office:value-type="float" office:value="591641" calcext:value-type="float">
            <text:p>59164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2</text:p>
          </table:table-cell>
          <table:table-cell office:value-type="float" office:value="0.830152" calcext:value-type="float">
            <text:p>0.830152</text:p>
          </table:table-cell>
          <table:table-cell office:value-type="float" office:value="1.995491" calcext:value-type="float">
            <text:p>1.995491</text:p>
          </table:table-cell>
          <table:table-cell office:value-type="float" office:value="0" calcext:value-type="float">
            <text:p>0</text:p>
          </table:table-cell>
          <table:table-cell office:value-type="float" office:value="673685" calcext:value-type="float">
            <text:p>67368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3</text:p>
          </table:table-cell>
          <table:table-cell office:value-type="float" office:value="0.544699" calcext:value-type="float">
            <text:p>0.544699</text:p>
          </table:table-cell>
          <table:table-cell office:value-type="float" office:value="2.104305" calcext:value-type="float">
            <text:p>2.104305</text:p>
          </table:table-cell>
          <table:table-cell office:value-type="float" office:value="0" calcext:value-type="float">
            <text:p>0</text:p>
          </table:table-cell>
          <table:table-cell office:value-type="float" office:value="679270" calcext:value-type="float">
            <text:p>67927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4</text:p>
          </table:table-cell>
          <table:table-cell office:value-type="float" office:value="0.744695" calcext:value-type="float">
            <text:p>0.744695</text:p>
          </table:table-cell>
          <table:table-cell office:value-type="float" office:value="2.185708" calcext:value-type="float">
            <text:p>2.185708</text:p>
          </table:table-cell>
          <table:table-cell office:value-type="float" office:value="0" calcext:value-type="float">
            <text:p>0</text:p>
          </table:table-cell>
          <table:table-cell office:value-type="float" office:value="778173" calcext:value-type="float">
            <text:p>77817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5</text:p>
          </table:table-cell>
          <table:table-cell office:value-type="float" office:value="0.434259" calcext:value-type="float">
            <text:p>0.434259</text:p>
          </table:table-cell>
          <table:table-cell office:value-type="float" office:value="1.767159" calcext:value-type="float">
            <text:p>1.767159</text:p>
          </table:table-cell>
          <table:table-cell office:value-type="float" office:value="0" calcext:value-type="float">
            <text:p>0</text:p>
          </table:table-cell>
          <table:table-cell office:value-type="float" office:value="630024" calcext:value-type="float">
            <text:p>63002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6</text:p>
          </table:table-cell>
          <table:table-cell office:value-type="float" office:value="0.439369" calcext:value-type="float">
            <text:p>0.439369</text:p>
          </table:table-cell>
          <table:table-cell office:value-type="float" office:value="1.021008" calcext:value-type="float">
            <text:p>1.021008</text:p>
          </table:table-cell>
          <table:table-cell office:value-type="float" office:value="0" calcext:value-type="float">
            <text:p>0</text:p>
          </table:table-cell>
          <table:table-cell office:value-type="float" office:value="342359" calcext:value-type="float">
            <text:p>34235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7</text:p>
          </table:table-cell>
          <table:table-cell office:value-type="float" office:value="0.422081" calcext:value-type="float">
            <text:p>0.422081</text:p>
          </table:table-cell>
          <table:table-cell office:value-type="float" office:value="0.844989" calcext:value-type="float">
            <text:p>0.844989</text:p>
          </table:table-cell>
          <table:table-cell office:value-type="float" office:value="0" calcext:value-type="float">
            <text:p>0</text:p>
          </table:table-cell>
          <table:table-cell office:value-type="float" office:value="310214" calcext:value-type="float">
            <text:p>31021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8</text:p>
          </table:table-cell>
          <table:table-cell office:value-type="float" office:value="0.506011" calcext:value-type="float">
            <text:p>0.506011</text:p>
          </table:table-cell>
          <table:table-cell office:value-type="float" office:value="0.888962" calcext:value-type="float">
            <text:p>0.888962</text:p>
          </table:table-cell>
          <table:table-cell office:value-type="float" office:value="0" calcext:value-type="float">
            <text:p>0</text:p>
          </table:table-cell>
          <table:table-cell office:value-type="float" office:value="325302" calcext:value-type="float">
            <text:p>32530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09</text:p>
          </table:table-cell>
          <table:table-cell office:value-type="float" office:value="0.676661" calcext:value-type="float">
            <text:p>0.676661</text:p>
          </table:table-cell>
          <table:table-cell office:value-type="float" office:value="1.057957" calcext:value-type="float">
            <text:p>1.057957</text:p>
          </table:table-cell>
          <table:table-cell office:value-type="float" office:value="0" calcext:value-type="float">
            <text:p>0</text:p>
          </table:table-cell>
          <table:table-cell office:value-type="float" office:value="442372" calcext:value-type="float">
            <text:p>44237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0</text:p>
          </table:table-cell>
          <table:table-cell office:value-type="float" office:value="0.477328" calcext:value-type="float">
            <text:p>0.477328</text:p>
          </table:table-cell>
          <table:table-cell office:value-type="float" office:value="0.881385" calcext:value-type="float">
            <text:p>0.881385</text:p>
          </table:table-cell>
          <table:table-cell office:value-type="float" office:value="0" calcext:value-type="float">
            <text:p>0</text:p>
          </table:table-cell>
          <table:table-cell office:value-type="float" office:value="368530" calcext:value-type="float">
            <text:p>36853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1</text:p>
          </table:table-cell>
          <table:table-cell office:value-type="float" office:value="0.748425" calcext:value-type="float">
            <text:p>0.748425</text:p>
          </table:table-cell>
          <table:table-cell office:value-type="float" office:value="0.96429" calcext:value-type="float">
            <text:p>0.96429</text:p>
          </table:table-cell>
          <table:table-cell office:value-type="float" office:value="0" calcext:value-type="float">
            <text:p>0</text:p>
          </table:table-cell>
          <table:table-cell office:value-type="float" office:value="383381" calcext:value-type="float">
            <text:p>38338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2</text:p>
          </table:table-cell>
          <table:table-cell office:value-type="float" office:value="0.403389" calcext:value-type="float">
            <text:p>0.403389</text:p>
          </table:table-cell>
          <table:table-cell office:value-type="float" office:value="0.953389" calcext:value-type="float">
            <text:p>0.953389</text:p>
          </table:table-cell>
          <table:table-cell office:value-type="float" office:value="0" calcext:value-type="float">
            <text:p>0</text:p>
          </table:table-cell>
          <table:table-cell office:value-type="float" office:value="348724" calcext:value-type="float">
            <text:p>34872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3</text:p>
          </table:table-cell>
          <table:table-cell office:value-type="float" office:value="0.697253" calcext:value-type="float">
            <text:p>0.697253</text:p>
          </table:table-cell>
          <table:table-cell office:value-type="float" office:value="1.725878" calcext:value-type="float">
            <text:p>1.725878</text:p>
          </table:table-cell>
          <table:table-cell office:value-type="float" office:value="0" calcext:value-type="float">
            <text:p>0</text:p>
          </table:table-cell>
          <table:table-cell office:value-type="float" office:value="600785" calcext:value-type="float">
            <text:p>60078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4</text:p>
          </table:table-cell>
          <table:table-cell office:value-type="float" office:value="0.503331" calcext:value-type="float">
            <text:p>0.503331</text:p>
          </table:table-cell>
          <table:table-cell office:value-type="float" office:value="1.786064" calcext:value-type="float">
            <text:p>1.786064</text:p>
          </table:table-cell>
          <table:table-cell office:value-type="float" office:value="0" calcext:value-type="float">
            <text:p>0</text:p>
          </table:table-cell>
          <table:table-cell office:value-type="float" office:value="614333" calcext:value-type="float">
            <text:p>61433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5</text:p>
          </table:table-cell>
          <table:table-cell office:value-type="float" office:value="0.752375" calcext:value-type="float">
            <text:p>0.752375</text:p>
          </table:table-cell>
          <table:table-cell office:value-type="float" office:value="1.644323" calcext:value-type="float">
            <text:p>1.644323</text:p>
          </table:table-cell>
          <table:table-cell office:value-type="float" office:value="0" calcext:value-type="float">
            <text:p>0</text:p>
          </table:table-cell>
          <table:table-cell office:value-type="float" office:value="610456" calcext:value-type="float">
            <text:p>61045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6</text:p>
          </table:table-cell>
          <table:table-cell office:value-type="float" office:value="0.275475" calcext:value-type="float">
            <text:p>0.275475</text:p>
          </table:table-cell>
          <table:table-cell office:value-type="float" office:value="0.432683" calcext:value-type="float">
            <text:p>0.432683</text:p>
          </table:table-cell>
          <table:table-cell office:value-type="float" office:value="0" calcext:value-type="float">
            <text:p>0</text:p>
          </table:table-cell>
          <table:table-cell office:value-type="float" office:value="177519" calcext:value-type="float">
            <text:p>17751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7</text:p>
          </table:table-cell>
          <table:table-cell office:value-type="float" office:value="0.404092" calcext:value-type="float">
            <text:p>0.404092</text:p>
          </table:table-cell>
          <table:table-cell office:value-type="float" office:value="0.714862" calcext:value-type="float">
            <text:p>0.714862</text:p>
          </table:table-cell>
          <table:table-cell office:value-type="float" office:value="0" calcext:value-type="float">
            <text:p>0</text:p>
          </table:table-cell>
          <table:table-cell office:value-type="float" office:value="288535" calcext:value-type="float">
            <text:p>288535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8</text:p>
          </table:table-cell>
          <table:table-cell office:value-type="float" office:value="0.457903" calcext:value-type="float">
            <text:p>0.457903</text:p>
          </table:table-cell>
          <table:table-cell office:value-type="float" office:value="0.848157" calcext:value-type="float">
            <text:p>0.848157</text:p>
          </table:table-cell>
          <table:table-cell office:value-type="float" office:value="0" calcext:value-type="float">
            <text:p>0</text:p>
          </table:table-cell>
          <table:table-cell office:value-type="float" office:value="328672" calcext:value-type="float">
            <text:p>32867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19</text:p>
          </table:table-cell>
          <table:table-cell office:value-type="float" office:value="0.509454" calcext:value-type="float">
            <text:p>0.509454</text:p>
          </table:table-cell>
          <table:table-cell office:value-type="float" office:value="1.021046" calcext:value-type="float">
            <text:p>1.021046</text:p>
          </table:table-cell>
          <table:table-cell office:value-type="float" office:value="0" calcext:value-type="float">
            <text:p>0</text:p>
          </table:table-cell>
          <table:table-cell office:value-type="float" office:value="384471" calcext:value-type="float">
            <text:p>384471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0</text:p>
          </table:table-cell>
          <table:table-cell office:value-type="float" office:value="0.636244" calcext:value-type="float">
            <text:p>0.636244</text:p>
          </table:table-cell>
          <table:table-cell office:value-type="float" office:value="1.278724" calcext:value-type="float">
            <text:p>1.278724</text:p>
          </table:table-cell>
          <table:table-cell office:value-type="float" office:value="0" calcext:value-type="float">
            <text:p>0</text:p>
          </table:table-cell>
          <table:table-cell office:value-type="float" office:value="489679" calcext:value-type="float">
            <text:p>489679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1</text:p>
          </table:table-cell>
          <table:table-cell office:value-type="float" office:value="0.647491" calcext:value-type="float">
            <text:p>0.647491</text:p>
          </table:table-cell>
          <table:table-cell office:value-type="float" office:value="0.936044" calcext:value-type="float">
            <text:p>0.936044</text:p>
          </table:table-cell>
          <table:table-cell office:value-type="float" office:value="0" calcext:value-type="float">
            <text:p>0</text:p>
          </table:table-cell>
          <table:table-cell office:value-type="float" office:value="362819" calcext:value-type="float">
            <text:p>36281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2</text:p>
          </table:table-cell>
          <table:table-cell office:value-type="float" office:value="0.444175" calcext:value-type="float">
            <text:p>0.444175</text:p>
          </table:table-cell>
          <table:table-cell office:value-type="float" office:value="1.017423" calcext:value-type="float">
            <text:p>1.017423</text:p>
          </table:table-cell>
          <table:table-cell office:value-type="float" office:value="0" calcext:value-type="float">
            <text:p>0</text:p>
          </table:table-cell>
          <table:table-cell office:value-type="float" office:value="416658" calcext:value-type="float">
            <text:p>41665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3</text:p>
          </table:table-cell>
          <table:table-cell office:value-type="float" office:value="0.378848" calcext:value-type="float">
            <text:p>0.378848</text:p>
          </table:table-cell>
          <table:table-cell office:value-type="float" office:value="0.437229" calcext:value-type="float">
            <text:p>0.437229</text:p>
          </table:table-cell>
          <table:table-cell office:value-type="float" office:value="0" calcext:value-type="float">
            <text:p>0</text:p>
          </table:table-cell>
          <table:table-cell office:value-type="float" office:value="208630" calcext:value-type="float">
            <text:p>20863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4</text:p>
          </table:table-cell>
          <table:table-cell office:value-type="float" office:value="0.568615" calcext:value-type="float">
            <text:p>0.568615</text:p>
          </table:table-cell>
          <table:table-cell office:value-type="float" office:value="0.863809" calcext:value-type="float">
            <text:p>0.863809</text:p>
          </table:table-cell>
          <table:table-cell office:value-type="float" office:value="0" calcext:value-type="float">
            <text:p>0</text:p>
          </table:table-cell>
          <table:table-cell office:value-type="float" office:value="385422" calcext:value-type="float">
            <text:p>38542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5</text:p>
          </table:table-cell>
          <table:table-cell office:value-type="float" office:value="0.473392" calcext:value-type="float">
            <text:p>0.473392</text:p>
          </table:table-cell>
          <table:table-cell office:value-type="float" office:value="0.541738" calcext:value-type="float">
            <text:p>0.541738</text:p>
          </table:table-cell>
          <table:table-cell office:value-type="float" office:value="0" calcext:value-type="float">
            <text:p>0</text:p>
          </table:table-cell>
          <table:table-cell office:value-type="float" office:value="264833" calcext:value-type="float">
            <text:p>26483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6</text:p>
          </table:table-cell>
          <table:table-cell office:value-type="float" office:value="0.56455" calcext:value-type="float">
            <text:p>0.56455</text:p>
          </table:table-cell>
          <table:table-cell office:value-type="float" office:value="0.903762" calcext:value-type="float">
            <text:p>0.903762</text:p>
          </table:table-cell>
          <table:table-cell office:value-type="float" office:value="0" calcext:value-type="float">
            <text:p>0</text:p>
          </table:table-cell>
          <table:table-cell office:value-type="float" office:value="415922" calcext:value-type="float">
            <text:p>41592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7</text:p>
          </table:table-cell>
          <table:table-cell office:value-type="float" office:value="0.705364" calcext:value-type="float">
            <text:p>0.705364</text:p>
          </table:table-cell>
          <table:table-cell office:value-type="float" office:value="1.569152" calcext:value-type="float">
            <text:p>1.569152</text:p>
          </table:table-cell>
          <table:table-cell office:value-type="float" office:value="0" calcext:value-type="float">
            <text:p>0</text:p>
          </table:table-cell>
          <table:table-cell office:value-type="float" office:value="596127" calcext:value-type="float">
            <text:p>59612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8</text:p>
          </table:table-cell>
          <table:table-cell office:value-type="float" office:value="0.586156" calcext:value-type="float">
            <text:p>0.586156</text:p>
          </table:table-cell>
          <table:table-cell office:value-type="float" office:value="1.382671" calcext:value-type="float">
            <text:p>1.382671</text:p>
          </table:table-cell>
          <table:table-cell office:value-type="float" office:value="0" calcext:value-type="float">
            <text:p>0</text:p>
          </table:table-cell>
          <table:table-cell office:value-type="float" office:value="600298" calcext:value-type="float">
            <text:p>60029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29</text:p>
          </table:table-cell>
          <table:table-cell office:value-type="float" office:value="0.379418" calcext:value-type="float">
            <text:p>0.379418</text:p>
          </table:table-cell>
          <table:table-cell office:value-type="float" office:value="0.304591" calcext:value-type="float">
            <text:p>0.304591</text:p>
          </table:table-cell>
          <table:table-cell office:value-type="float" office:value="0" calcext:value-type="float">
            <text:p>0</text:p>
          </table:table-cell>
          <table:table-cell office:value-type="float" office:value="153557" calcext:value-type="float">
            <text:p>15355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0</text:p>
          </table:table-cell>
          <table:table-cell office:value-type="float" office:value="0.537635" calcext:value-type="float">
            <text:p>0.537635</text:p>
          </table:table-cell>
          <table:table-cell office:value-type="float" office:value="0.866323" calcext:value-type="float">
            <text:p>0.866323</text:p>
          </table:table-cell>
          <table:table-cell office:value-type="float" office:value="0" calcext:value-type="float">
            <text:p>0</text:p>
          </table:table-cell>
          <table:table-cell office:value-type="float" office:value="397058" calcext:value-type="float">
            <text:p>39705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1</text:p>
          </table:table-cell>
          <table:table-cell office:value-type="float" office:value="0.472105" calcext:value-type="float">
            <text:p>0.472105</text:p>
          </table:table-cell>
          <table:table-cell office:value-type="float" office:value="0.679679" calcext:value-type="float">
            <text:p>0.679679</text:p>
          </table:table-cell>
          <table:table-cell office:value-type="float" office:value="0" calcext:value-type="float">
            <text:p>0</text:p>
          </table:table-cell>
          <table:table-cell office:value-type="float" office:value="301733" calcext:value-type="float">
            <text:p>30173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2</text:p>
          </table:table-cell>
          <table:table-cell office:value-type="float" office:value="0.43679" calcext:value-type="float">
            <text:p>0.43679</text:p>
          </table:table-cell>
          <table:table-cell office:value-type="float" office:value="0.773875" calcext:value-type="float">
            <text:p>0.773875</text:p>
          </table:table-cell>
          <table:table-cell office:value-type="float" office:value="0" calcext:value-type="float">
            <text:p>0</text:p>
          </table:table-cell>
          <table:table-cell office:value-type="float" office:value="342859" calcext:value-type="float">
            <text:p>34285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3</text:p>
          </table:table-cell>
          <table:table-cell office:value-type="float" office:value="0.562079" calcext:value-type="float">
            <text:p>0.562079</text:p>
          </table:table-cell>
          <table:table-cell office:value-type="float" office:value="0.858679" calcext:value-type="float">
            <text:p>0.858679</text:p>
          </table:table-cell>
          <table:table-cell office:value-type="float" office:value="0" calcext:value-type="float">
            <text:p>0</text:p>
          </table:table-cell>
          <table:table-cell office:value-type="float" office:value="352157" calcext:value-type="float">
            <text:p>35215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4</text:p>
          </table:table-cell>
          <table:table-cell office:value-type="float" office:value="0.538921" calcext:value-type="float">
            <text:p>0.538921</text:p>
          </table:table-cell>
          <table:table-cell office:value-type="float" office:value="1.349674" calcext:value-type="float">
            <text:p>1.349674</text:p>
          </table:table-cell>
          <table:table-cell office:value-type="float" office:value="0" calcext:value-type="float">
            <text:p>0</text:p>
          </table:table-cell>
          <table:table-cell office:value-type="float" office:value="476227" calcext:value-type="float">
            <text:p>476227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5</text:p>
          </table:table-cell>
          <table:table-cell office:value-type="float" office:value="0.693314" calcext:value-type="float">
            <text:p>0.693314</text:p>
          </table:table-cell>
          <table:table-cell office:value-type="float" office:value="1.683266" calcext:value-type="float">
            <text:p>1.683266</text:p>
          </table:table-cell>
          <table:table-cell office:value-type="float" office:value="0" calcext:value-type="float">
            <text:p>0</text:p>
          </table:table-cell>
          <table:table-cell office:value-type="float" office:value="590555" calcext:value-type="float">
            <text:p>59055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6</text:p>
          </table:table-cell>
          <table:table-cell office:value-type="float" office:value="0.588429" calcext:value-type="float">
            <text:p>0.588429</text:p>
          </table:table-cell>
          <table:table-cell office:value-type="float" office:value="1.712313" calcext:value-type="float">
            <text:p>1.712313</text:p>
          </table:table-cell>
          <table:table-cell office:value-type="float" office:value="0" calcext:value-type="float">
            <text:p>0</text:p>
          </table:table-cell>
          <table:table-cell office:value-type="float" office:value="602486" calcext:value-type="float">
            <text:p>60248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7</text:p>
          </table:table-cell>
          <table:table-cell office:value-type="float" office:value="0.77425" calcext:value-type="float">
            <text:p>0.77425</text:p>
          </table:table-cell>
          <table:table-cell office:value-type="float" office:value="1.261964" calcext:value-type="float">
            <text:p>1.261964</text:p>
          </table:table-cell>
          <table:table-cell office:value-type="float" office:value="0" calcext:value-type="float">
            <text:p>0</text:p>
          </table:table-cell>
          <table:table-cell office:value-type="float" office:value="440680" calcext:value-type="float">
            <text:p>44068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8</text:p>
          </table:table-cell>
          <table:table-cell office:value-type="float" office:value="0.614611" calcext:value-type="float">
            <text:p>0.614611</text:p>
          </table:table-cell>
          <table:table-cell office:value-type="float" office:value="1.739689" calcext:value-type="float">
            <text:p>1.739689</text:p>
          </table:table-cell>
          <table:table-cell office:value-type="float" office:value="0" calcext:value-type="float">
            <text:p>0</text:p>
          </table:table-cell>
          <table:table-cell office:value-type="float" office:value="578450" calcext:value-type="float">
            <text:p>578450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39</text:p>
          </table:table-cell>
          <table:table-cell office:value-type="float" office:value="0.721779" calcext:value-type="float">
            <text:p>0.721779</text:p>
          </table:table-cell>
          <table:table-cell office:value-type="float" office:value="1.904551" calcext:value-type="float">
            <text:p>1.904551</text:p>
          </table:table-cell>
          <table:table-cell office:value-type="float" office:value="0" calcext:value-type="float">
            <text:p>0</text:p>
          </table:table-cell>
          <table:table-cell office:value-type="float" office:value="693320" calcext:value-type="float">
            <text:p>69332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0</text:p>
          </table:table-cell>
          <table:table-cell office:value-type="float" office:value="0.556031" calcext:value-type="float">
            <text:p>0.556031</text:p>
          </table:table-cell>
          <table:table-cell office:value-type="float" office:value="1.829845" calcext:value-type="float">
            <text:p>1.829845</text:p>
          </table:table-cell>
          <table:table-cell office:value-type="float" office:value="0" calcext:value-type="float">
            <text:p>0</text:p>
          </table:table-cell>
          <table:table-cell office:value-type="float" office:value="730490" calcext:value-type="float">
            <text:p>73049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1</text:p>
          </table:table-cell>
          <table:table-cell office:value-type="float" office:value="0.822369" calcext:value-type="float">
            <text:p>0.822369</text:p>
          </table:table-cell>
          <table:table-cell office:value-type="float" office:value="1.712417" calcext:value-type="float">
            <text:p>1.712417</text:p>
          </table:table-cell>
          <table:table-cell office:value-type="float" office:value="0" calcext:value-type="float">
            <text:p>0</text:p>
          </table:table-cell>
          <table:table-cell office:value-type="float" office:value="800005" calcext:value-type="float">
            <text:p>80000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2</text:p>
          </table:table-cell>
          <table:table-cell office:value-type="float" office:value="0.268161" calcext:value-type="float">
            <text:p>0.268161</text:p>
          </table:table-cell>
          <table:table-cell office:value-type="float" office:value="0.392383" calcext:value-type="float">
            <text:p>0.392383</text:p>
          </table:table-cell>
          <table:table-cell office:value-type="float" office:value="0" calcext:value-type="float">
            <text:p>0</text:p>
          </table:table-cell>
          <table:table-cell office:value-type="float" office:value="187922" calcext:value-type="float">
            <text:p>1879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3</text:p>
          </table:table-cell>
          <table:table-cell office:value-type="float" office:value="0.343628" calcext:value-type="float">
            <text:p>0.343628</text:p>
          </table:table-cell>
          <table:table-cell office:value-type="float" office:value="0.232685" calcext:value-type="float">
            <text:p>0.232685</text:p>
          </table:table-cell>
          <table:table-cell office:value-type="float" office:value="0" calcext:value-type="float">
            <text:p>0</text:p>
          </table:table-cell>
          <table:table-cell office:value-type="float" office:value="198645" calcext:value-type="float">
            <text:p>19864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4</text:p>
          </table:table-cell>
          <table:table-cell office:value-type="float" office:value="0.148612" calcext:value-type="float">
            <text:p>0.148612</text:p>
          </table:table-cell>
          <table:table-cell office:value-type="float" office:value="0.055229" calcext:value-type="float">
            <text:p>0.055229</text:p>
          </table:table-cell>
          <table:table-cell office:value-type="float" office:value="0" calcext:value-type="float">
            <text:p>0</text:p>
          </table:table-cell>
          <table:table-cell office:value-type="float" office:value="90014" calcext:value-type="float">
            <text:p>90014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5</text:p>
          </table:table-cell>
          <table:table-cell office:value-type="float" office:value="0.104693" calcext:value-type="float">
            <text:p>0.104693</text:p>
          </table:table-cell>
          <table:table-cell office:value-type="float" office:value="0.012833" calcext:value-type="float">
            <text:p>0.012833</text:p>
          </table:table-cell>
          <table:table-cell office:value-type="float" office:value="0" calcext:value-type="float">
            <text:p>0</text:p>
          </table:table-cell>
          <table:table-cell office:value-type="float" office:value="129369" calcext:value-type="float">
            <text:p>12936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6</text:p>
          </table:table-cell>
          <table:table-cell office:value-type="float" office:value="0.073312" calcext:value-type="float">
            <text:p>0.073312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0" calcext:value-type="float">
            <text:p>0</text:p>
          </table:table-cell>
          <table:table-cell office:value-type="float" office:value="179627" calcext:value-type="float">
            <text:p>179627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7</text:p>
          </table:table-cell>
          <table:table-cell office:value-type="float" office:value="0.023079" calcext:value-type="float">
            <text:p>0.023079</text:p>
          </table:table-cell>
          <table:table-cell office:value-type="float" office:value="0.007886" calcext:value-type="float">
            <text:p>0.007886</text:p>
          </table:table-cell>
          <table:table-cell office:value-type="float" office:value="0" calcext:value-type="float">
            <text:p>0</text:p>
          </table:table-cell>
          <table:table-cell office:value-type="float" office:value="123226" calcext:value-type="float">
            <text:p>12322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8</text:p>
          </table:table-cell>
          <table:table-cell office:value-type="float" office:value="0.056922" calcext:value-type="float">
            <text:p>0.056922</text:p>
          </table:table-cell>
          <table:table-cell office:value-type="float" office:value="0.006437" calcext:value-type="float">
            <text:p>0.006437</text:p>
          </table:table-cell>
          <table:table-cell office:value-type="float" office:value="0" calcext:value-type="float">
            <text:p>0</text:p>
          </table:table-cell>
          <table:table-cell office:value-type="float" office:value="90850" calcext:value-type="float">
            <text:p>9085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49</text:p>
          </table:table-cell>
          <table:table-cell office:value-type="float" office:value="0.017828" calcext:value-type="float">
            <text:p>0.017828</text:p>
          </table:table-cell>
          <table:table-cell office:value-type="float" office:value="0.0037" calcext:value-type="float">
            <text:p>0.0037</text:p>
          </table:table-cell>
          <table:table-cell office:value-type="float" office:value="0" calcext:value-type="float">
            <text:p>0</text:p>
          </table:table-cell>
          <table:table-cell office:value-type="float" office:value="70210" calcext:value-type="float">
            <text:p>7021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0</text:p>
          </table:table-cell>
          <table:table-cell office:value-type="float" office:value="0.015106" calcext:value-type="float">
            <text:p>0.015106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" calcext:value-type="float">
            <text:p>0</text:p>
          </table:table-cell>
          <table:table-cell office:value-type="float" office:value="23203" calcext:value-type="float">
            <text:p>232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1</text:p>
          </table:table-cell>
          <table:table-cell office:value-type="float" office:value="0.015378" calcext:value-type="float">
            <text:p>0.015378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" calcext:value-type="float">
            <text:p>0</text:p>
          </table:table-cell>
          <table:table-cell office:value-type="float" office:value="21341" calcext:value-type="float">
            <text:p>2134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2</text:p>
          </table:table-cell>
          <table:table-cell office:value-type="float" office:value="0.072379" calcext:value-type="float">
            <text:p>0.072379</text:p>
          </table:table-cell>
          <table:table-cell office:value-type="float" office:value="0.026233" calcext:value-type="float">
            <text:p>0.026233</text:p>
          </table:table-cell>
          <table:table-cell office:value-type="float" office:value="0" calcext:value-type="float">
            <text:p>0</text:p>
          </table:table-cell>
          <table:table-cell office:value-type="float" office:value="128713" calcext:value-type="float">
            <text:p>12871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3</text:p>
          </table:table-cell>
          <table:table-cell office:value-type="float" office:value="0.250101" calcext:value-type="float">
            <text:p>0.250101</text:p>
          </table:table-cell>
          <table:table-cell office:value-type="float" office:value="0.20558" calcext:value-type="float">
            <text:p>0.20558</text:p>
          </table:table-cell>
          <table:table-cell office:value-type="float" office:value="0" calcext:value-type="float">
            <text:p>0</text:p>
          </table:table-cell>
          <table:table-cell office:value-type="float" office:value="300936" calcext:value-type="float">
            <text:p>30093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4</text:p>
          </table:table-cell>
          <table:table-cell office:value-type="float" office:value="0.41631" calcext:value-type="float">
            <text:p>0.41631</text:p>
          </table:table-cell>
          <table:table-cell office:value-type="float" office:value="0.752246" calcext:value-type="float">
            <text:p>0.752246</text:p>
          </table:table-cell>
          <table:table-cell office:value-type="float" office:value="0" calcext:value-type="float">
            <text:p>0</text:p>
          </table:table-cell>
          <table:table-cell office:value-type="float" office:value="401978" calcext:value-type="float">
            <text:p>40197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5</text:p>
          </table:table-cell>
          <table:table-cell office:value-type="float" office:value="0.622389" calcext:value-type="float">
            <text:p>0.622389</text:p>
          </table:table-cell>
          <table:table-cell office:value-type="float" office:value="1.243927" calcext:value-type="float">
            <text:p>1.243927</text:p>
          </table:table-cell>
          <table:table-cell office:value-type="float" office:value="0" calcext:value-type="float">
            <text:p>0</text:p>
          </table:table-cell>
          <table:table-cell office:value-type="float" office:value="521805" calcext:value-type="float">
            <text:p>52180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6</text:p>
          </table:table-cell>
          <table:table-cell office:value-type="float" office:value="0.52201" calcext:value-type="float">
            <text:p>0.52201</text:p>
          </table:table-cell>
          <table:table-cell office:value-type="float" office:value="1.228947" calcext:value-type="float">
            <text:p>1.228947</text:p>
          </table:table-cell>
          <table:table-cell office:value-type="float" office:value="0" calcext:value-type="float">
            <text:p>0</text:p>
          </table:table-cell>
          <table:table-cell office:value-type="float" office:value="488106" calcext:value-type="float">
            <text:p>48810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7</text:p>
          </table:table-cell>
          <table:table-cell office:value-type="float" office:value="0.359318" calcext:value-type="float">
            <text:p>0.359318</text:p>
          </table:table-cell>
          <table:table-cell office:value-type="float" office:value="0.40655" calcext:value-type="float">
            <text:p>0.40655</text:p>
          </table:table-cell>
          <table:table-cell office:value-type="float" office:value="0" calcext:value-type="float">
            <text:p>0</text:p>
          </table:table-cell>
          <table:table-cell office:value-type="float" office:value="176649" calcext:value-type="float">
            <text:p>17664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8</text:p>
          </table:table-cell>
          <table:table-cell office:value-type="float" office:value="0.527438" calcext:value-type="float">
            <text:p>0.527438</text:p>
          </table:table-cell>
          <table:table-cell office:value-type="float" office:value="1.059496" calcext:value-type="float">
            <text:p>1.059496</text:p>
          </table:table-cell>
          <table:table-cell office:value-type="float" office:value="0" calcext:value-type="float">
            <text:p>0</text:p>
          </table:table-cell>
          <table:table-cell office:value-type="float" office:value="431593" calcext:value-type="float">
            <text:p>43159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6:59</text:p>
          </table:table-cell>
          <table:table-cell office:value-type="float" office:value="0.65105" calcext:value-type="float">
            <text:p>0.65105</text:p>
          </table:table-cell>
          <table:table-cell office:value-type="float" office:value="0.73141" calcext:value-type="float">
            <text:p>0.73141</text:p>
          </table:table-cell>
          <table:table-cell office:value-type="float" office:value="0" calcext:value-type="float">
            <text:p>0</text:p>
          </table:table-cell>
          <table:table-cell office:value-type="float" office:value="350670" calcext:value-type="float">
            <text:p>35067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0</text:p>
          </table:table-cell>
          <table:table-cell office:value-type="float" office:value="0.529974" calcext:value-type="float">
            <text:p>0.529974</text:p>
          </table:table-cell>
          <table:table-cell office:value-type="float" office:value="0.518159" calcext:value-type="float">
            <text:p>0.518159</text:p>
          </table:table-cell>
          <table:table-cell office:value-type="float" office:value="0" calcext:value-type="float">
            <text:p>0</text:p>
          </table:table-cell>
          <table:table-cell office:value-type="float" office:value="297124" calcext:value-type="float">
            <text:p>29712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1</text:p>
          </table:table-cell>
          <table:table-cell office:value-type="float" office:value="0.180005" calcext:value-type="float">
            <text:p>0.180005</text:p>
          </table:table-cell>
          <table:table-cell office:value-type="float" office:value="0.119217" calcext:value-type="float">
            <text:p>0.119217</text:p>
          </table:table-cell>
          <table:table-cell office:value-type="float" office:value="0" calcext:value-type="float">
            <text:p>0</text:p>
          </table:table-cell>
          <table:table-cell office:value-type="float" office:value="128196" calcext:value-type="float">
            <text:p>128196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2</text:p>
          </table:table-cell>
          <table:table-cell office:value-type="float" office:value="0.151666" calcext:value-type="float">
            <text:p>0.151666</text:p>
          </table:table-cell>
          <table:table-cell office:value-type="float" office:value="0.042431" calcext:value-type="float">
            <text:p>0.042431</text:p>
          </table:table-cell>
          <table:table-cell office:value-type="float" office:value="0" calcext:value-type="float">
            <text:p>0</text:p>
          </table:table-cell>
          <table:table-cell office:value-type="float" office:value="145105" calcext:value-type="float">
            <text:p>14510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3</text:p>
          </table:table-cell>
          <table:table-cell office:value-type="float" office:value="0.486565" calcext:value-type="float">
            <text:p>0.486565</text:p>
          </table:table-cell>
          <table:table-cell office:value-type="float" office:value="0.46764" calcext:value-type="float">
            <text:p>0.46764</text:p>
          </table:table-cell>
          <table:table-cell office:value-type="float" office:value="0" calcext:value-type="float">
            <text:p>0</text:p>
          </table:table-cell>
          <table:table-cell office:value-type="float" office:value="425228" calcext:value-type="float">
            <text:p>42522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4</text:p>
          </table:table-cell>
          <table:table-cell office:value-type="float" office:value="0.442541" calcext:value-type="float">
            <text:p>0.442541</text:p>
          </table:table-cell>
          <table:table-cell office:value-type="float" office:value="0.571584" calcext:value-type="float">
            <text:p>0.571584</text:p>
          </table:table-cell>
          <table:table-cell office:value-type="float" office:value="0" calcext:value-type="float">
            <text:p>0</text:p>
          </table:table-cell>
          <table:table-cell office:value-type="float" office:value="345266" calcext:value-type="float">
            <text:p>3452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5</text:p>
          </table:table-cell>
          <table:table-cell office:value-type="float" office:value="0.294108" calcext:value-type="float">
            <text:p>0.294108</text:p>
          </table:table-cell>
          <table:table-cell office:value-type="float" office:value="0.320896" calcext:value-type="float">
            <text:p>0.320896</text:p>
          </table:table-cell>
          <table:table-cell office:value-type="float" office:value="0" calcext:value-type="float">
            <text:p>0</text:p>
          </table:table-cell>
          <table:table-cell office:value-type="float" office:value="192046" calcext:value-type="float">
            <text:p>19204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6</text:p>
          </table:table-cell>
          <table:table-cell office:value-type="float" office:value="0.750608" calcext:value-type="float">
            <text:p>0.750608</text:p>
          </table:table-cell>
          <table:table-cell office:value-type="float" office:value="1.398937" calcext:value-type="float">
            <text:p>1.398937</text:p>
          </table:table-cell>
          <table:table-cell office:value-type="float" office:value="0" calcext:value-type="float">
            <text:p>0</text:p>
          </table:table-cell>
          <table:table-cell office:value-type="float" office:value="536283" calcext:value-type="float">
            <text:p>53628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7</text:p>
          </table:table-cell>
          <table:table-cell office:value-type="float" office:value="0.495876" calcext:value-type="float">
            <text:p>0.495876</text:p>
          </table:table-cell>
          <table:table-cell office:value-type="float" office:value="1.472047" calcext:value-type="float">
            <text:p>1.472047</text:p>
          </table:table-cell>
          <table:table-cell office:value-type="float" office:value="0" calcext:value-type="float">
            <text:p>0</text:p>
          </table:table-cell>
          <table:table-cell office:value-type="float" office:value="540395" calcext:value-type="float">
            <text:p>5403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8</text:p>
          </table:table-cell>
          <table:table-cell office:value-type="float" office:value="0.694965" calcext:value-type="float">
            <text:p>0.694965</text:p>
          </table:table-cell>
          <table:table-cell office:value-type="float" office:value="1.567038" calcext:value-type="float">
            <text:p>1.567038</text:p>
          </table:table-cell>
          <table:table-cell office:value-type="float" office:value="0" calcext:value-type="float">
            <text:p>0</text:p>
          </table:table-cell>
          <table:table-cell office:value-type="float" office:value="573012" calcext:value-type="float">
            <text:p>5730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09</text:p>
          </table:table-cell>
          <table:table-cell office:value-type="float" office:value="0.578424" calcext:value-type="float">
            <text:p>0.578424</text:p>
          </table:table-cell>
          <table:table-cell office:value-type="float" office:value="1.730061" calcext:value-type="float">
            <text:p>1.730061</text:p>
          </table:table-cell>
          <table:table-cell office:value-type="float" office:value="0" calcext:value-type="float">
            <text:p>0</text:p>
          </table:table-cell>
          <table:table-cell office:value-type="float" office:value="542460" calcext:value-type="float">
            <text:p>54246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0</text:p>
          </table:table-cell>
          <table:table-cell office:value-type="float" office:value="0.590378" calcext:value-type="float">
            <text:p>0.590378</text:p>
          </table:table-cell>
          <table:table-cell office:value-type="float" office:value="1.158938" calcext:value-type="float">
            <text:p>1.158938</text:p>
          </table:table-cell>
          <table:table-cell office:value-type="float" office:value="0" calcext:value-type="float">
            <text:p>0</text:p>
          </table:table-cell>
          <table:table-cell office:value-type="float" office:value="372466" calcext:value-type="float">
            <text:p>3724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1</text:p>
          </table:table-cell>
          <table:table-cell office:value-type="float" office:value="0.522543" calcext:value-type="float">
            <text:p>0.522543</text:p>
          </table:table-cell>
          <table:table-cell office:value-type="float" office:value="1.765036" calcext:value-type="float">
            <text:p>1.765036</text:p>
          </table:table-cell>
          <table:table-cell office:value-type="float" office:value="0" calcext:value-type="float">
            <text:p>0</text:p>
          </table:table-cell>
          <table:table-cell office:value-type="float" office:value="564982" calcext:value-type="float">
            <text:p>56498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2</text:p>
          </table:table-cell>
          <table:table-cell office:value-type="float" office:value="0.882763" calcext:value-type="float">
            <text:p>0.882763</text:p>
          </table:table-cell>
          <table:table-cell office:value-type="float" office:value="2.021805" calcext:value-type="float">
            <text:p>2.021805</text:p>
          </table:table-cell>
          <table:table-cell office:value-type="float" office:value="0" calcext:value-type="float">
            <text:p>0</text:p>
          </table:table-cell>
          <table:table-cell office:value-type="float" office:value="665357" calcext:value-type="float">
            <text:p>66535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3</text:p>
          </table:table-cell>
          <table:table-cell office:value-type="float" office:value="0.567912" calcext:value-type="float">
            <text:p>0.567912</text:p>
          </table:table-cell>
          <table:table-cell office:value-type="float" office:value="2.434938" calcext:value-type="float">
            <text:p>2.434938</text:p>
          </table:table-cell>
          <table:table-cell office:value-type="float" office:value="0" calcext:value-type="float">
            <text:p>0</text:p>
          </table:table-cell>
          <table:table-cell office:value-type="float" office:value="777737" calcext:value-type="float">
            <text:p>77773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4</text:p>
          </table:table-cell>
          <table:table-cell office:value-type="float" office:value="0.604938" calcext:value-type="float">
            <text:p>0.604938</text:p>
          </table:table-cell>
          <table:table-cell office:value-type="float" office:value="1.64875" calcext:value-type="float">
            <text:p>1.64875</text:p>
          </table:table-cell>
          <table:table-cell office:value-type="float" office:value="0" calcext:value-type="float">
            <text:p>0</text:p>
          </table:table-cell>
          <table:table-cell office:value-type="float" office:value="580840" calcext:value-type="float">
            <text:p>5808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5</text:p>
          </table:table-cell>
          <table:table-cell office:value-type="float" office:value="0.580754" calcext:value-type="float">
            <text:p>0.580754</text:p>
          </table:table-cell>
          <table:table-cell office:value-type="float" office:value="1.817271" calcext:value-type="float">
            <text:p>1.817271</text:p>
          </table:table-cell>
          <table:table-cell office:value-type="float" office:value="0" calcext:value-type="float">
            <text:p>0</text:p>
          </table:table-cell>
          <table:table-cell office:value-type="float" office:value="598665" calcext:value-type="float">
            <text:p>59866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6</text:p>
          </table:table-cell>
          <table:table-cell office:value-type="float" office:value="0.453815" calcext:value-type="float">
            <text:p>0.453815</text:p>
          </table:table-cell>
          <table:table-cell office:value-type="float" office:value="0.941146" calcext:value-type="float">
            <text:p>0.941146</text:p>
          </table:table-cell>
          <table:table-cell office:value-type="float" office:value="0" calcext:value-type="float">
            <text:p>0</text:p>
          </table:table-cell>
          <table:table-cell office:value-type="float" office:value="321607" calcext:value-type="float">
            <text:p>32160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7</text:p>
          </table:table-cell>
          <table:table-cell office:value-type="float" office:value="0.679005" calcext:value-type="float">
            <text:p>0.679005</text:p>
          </table:table-cell>
          <table:table-cell office:value-type="float" office:value="1.611796" calcext:value-type="float">
            <text:p>1.611796</text:p>
          </table:table-cell>
          <table:table-cell office:value-type="float" office:value="0" calcext:value-type="float">
            <text:p>0</text:p>
          </table:table-cell>
          <table:table-cell office:value-type="float" office:value="566811" calcext:value-type="float">
            <text:p>56681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8</text:p>
          </table:table-cell>
          <table:table-cell office:value-type="float" office:value="0.54222" calcext:value-type="float">
            <text:p>0.54222</text:p>
          </table:table-cell>
          <table:table-cell office:value-type="float" office:value="1.566166" calcext:value-type="float">
            <text:p>1.566166</text:p>
          </table:table-cell>
          <table:table-cell office:value-type="float" office:value="0" calcext:value-type="float">
            <text:p>0</text:p>
          </table:table-cell>
          <table:table-cell office:value-type="float" office:value="563708" calcext:value-type="float">
            <text:p>56370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19</text:p>
          </table:table-cell>
          <table:table-cell office:value-type="float" office:value="0.550048" calcext:value-type="float">
            <text:p>0.550048</text:p>
          </table:table-cell>
          <table:table-cell office:value-type="float" office:value="0.865248" calcext:value-type="float">
            <text:p>0.865248</text:p>
          </table:table-cell>
          <table:table-cell office:value-type="float" office:value="0" calcext:value-type="float">
            <text:p>0</text:p>
          </table:table-cell>
          <table:table-cell office:value-type="float" office:value="346914" calcext:value-type="float">
            <text:p>34691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0</text:p>
          </table:table-cell>
          <table:table-cell office:value-type="float" office:value="0.538381" calcext:value-type="float">
            <text:p>0.538381</text:p>
          </table:table-cell>
          <table:table-cell office:value-type="float" office:value="1.02567" calcext:value-type="float">
            <text:p>1.02567</text:p>
          </table:table-cell>
          <table:table-cell office:value-type="float" office:value="0" calcext:value-type="float">
            <text:p>0</text:p>
          </table:table-cell>
          <table:table-cell office:value-type="float" office:value="381153" calcext:value-type="float">
            <text:p>38115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1</text:p>
          </table:table-cell>
          <table:table-cell office:value-type="float" office:value="0.45477" calcext:value-type="float">
            <text:p>0.45477</text:p>
          </table:table-cell>
          <table:table-cell office:value-type="float" office:value="1.094964" calcext:value-type="float">
            <text:p>1.094964</text:p>
          </table:table-cell>
          <table:table-cell office:value-type="float" office:value="0" calcext:value-type="float">
            <text:p>0</text:p>
          </table:table-cell>
          <table:table-cell office:value-type="float" office:value="387535" calcext:value-type="float">
            <text:p>38753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2</text:p>
          </table:table-cell>
          <table:table-cell office:value-type="float" office:value="0.671955" calcext:value-type="float">
            <text:p>0.671955</text:p>
          </table:table-cell>
          <table:table-cell office:value-type="float" office:value="1.787334" calcext:value-type="float">
            <text:p>1.787334</text:p>
          </table:table-cell>
          <table:table-cell office:value-type="float" office:value="0" calcext:value-type="float">
            <text:p>0</text:p>
          </table:table-cell>
          <table:table-cell office:value-type="float" office:value="540730" calcext:value-type="float">
            <text:p>54073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3</text:p>
          </table:table-cell>
          <table:table-cell office:value-type="float" office:value="0.854651" calcext:value-type="float">
            <text:p>0.854651</text:p>
          </table:table-cell>
          <table:table-cell office:value-type="float" office:value="1.964966" calcext:value-type="float">
            <text:p>1.964966</text:p>
          </table:table-cell>
          <table:table-cell office:value-type="float" office:value="0" calcext:value-type="float">
            <text:p>0</text:p>
          </table:table-cell>
          <table:table-cell office:value-type="float" office:value="676404" calcext:value-type="float">
            <text:p>67640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4</text:p>
          </table:table-cell>
          <table:table-cell office:value-type="float" office:value="0.480378" calcext:value-type="float">
            <text:p>0.480378</text:p>
          </table:table-cell>
          <table:table-cell office:value-type="float" office:value="1.545191" calcext:value-type="float">
            <text:p>1.545191</text:p>
          </table:table-cell>
          <table:table-cell office:value-type="float" office:value="0" calcext:value-type="float">
            <text:p>0</text:p>
          </table:table-cell>
          <table:table-cell office:value-type="float" office:value="540845" calcext:value-type="float">
            <text:p>5408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5</text:p>
          </table:table-cell>
          <table:table-cell office:value-type="float" office:value="0.564788" calcext:value-type="float">
            <text:p>0.564788</text:p>
          </table:table-cell>
          <table:table-cell office:value-type="float" office:value="1.465901" calcext:value-type="float">
            <text:p>1.465901</text:p>
          </table:table-cell>
          <table:table-cell office:value-type="float" office:value="0" calcext:value-type="float">
            <text:p>0</text:p>
          </table:table-cell>
          <table:table-cell office:value-type="float" office:value="506108" calcext:value-type="float">
            <text:p>506108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6</text:p>
          </table:table-cell>
          <table:table-cell office:value-type="float" office:value="0.656564" calcext:value-type="float">
            <text:p>0.656564</text:p>
          </table:table-cell>
          <table:table-cell office:value-type="float" office:value="1.777045" calcext:value-type="float">
            <text:p>1.777045</text:p>
          </table:table-cell>
          <table:table-cell office:value-type="float" office:value="0" calcext:value-type="float">
            <text:p>0</text:p>
          </table:table-cell>
          <table:table-cell office:value-type="float" office:value="601586" calcext:value-type="float">
            <text:p>60158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7</text:p>
          </table:table-cell>
          <table:table-cell office:value-type="float" office:value="0.446728" calcext:value-type="float">
            <text:p>0.446728</text:p>
          </table:table-cell>
          <table:table-cell office:value-type="float" office:value="1.022352" calcext:value-type="float">
            <text:p>1.022352</text:p>
          </table:table-cell>
          <table:table-cell office:value-type="float" office:value="0" calcext:value-type="float">
            <text:p>0</text:p>
          </table:table-cell>
          <table:table-cell office:value-type="float" office:value="344668" calcext:value-type="float">
            <text:p>34466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8</text:p>
          </table:table-cell>
          <table:table-cell office:value-type="float" office:value="0.463586" calcext:value-type="float">
            <text:p>0.463586</text:p>
          </table:table-cell>
          <table:table-cell office:value-type="float" office:value="1.051472" calcext:value-type="float">
            <text:p>1.051472</text:p>
          </table:table-cell>
          <table:table-cell office:value-type="float" office:value="0" calcext:value-type="float">
            <text:p>0</text:p>
          </table:table-cell>
          <table:table-cell office:value-type="float" office:value="366054" calcext:value-type="float">
            <text:p>36605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29</text:p>
          </table:table-cell>
          <table:table-cell office:value-type="float" office:value="0.667675" calcext:value-type="float">
            <text:p>0.667675</text:p>
          </table:table-cell>
          <table:table-cell office:value-type="float" office:value="1.722909" calcext:value-type="float">
            <text:p>1.722909</text:p>
          </table:table-cell>
          <table:table-cell office:value-type="float" office:value="0" calcext:value-type="float">
            <text:p>0</text:p>
          </table:table-cell>
          <table:table-cell office:value-type="float" office:value="589823" calcext:value-type="float">
            <text:p>58982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0</text:p>
          </table:table-cell>
          <table:table-cell office:value-type="float" office:value="0.556487" calcext:value-type="float">
            <text:p>0.556487</text:p>
          </table:table-cell>
          <table:table-cell office:value-type="float" office:value="1.604071" calcext:value-type="float">
            <text:p>1.604071</text:p>
          </table:table-cell>
          <table:table-cell office:value-type="float" office:value="0" calcext:value-type="float">
            <text:p>0</text:p>
          </table:table-cell>
          <table:table-cell office:value-type="float" office:value="567463" calcext:value-type="float">
            <text:p>5674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1</text:p>
          </table:table-cell>
          <table:table-cell office:value-type="float" office:value="0.539641" calcext:value-type="float">
            <text:p>0.539641</text:p>
          </table:table-cell>
          <table:table-cell office:value-type="float" office:value="0.972216" calcext:value-type="float">
            <text:p>0.972216</text:p>
          </table:table-cell>
          <table:table-cell office:value-type="float" office:value="0" calcext:value-type="float">
            <text:p>0</text:p>
          </table:table-cell>
          <table:table-cell office:value-type="float" office:value="374548" calcext:value-type="float">
            <text:p>37454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2</text:p>
          </table:table-cell>
          <table:table-cell office:value-type="float" office:value="0.389684" calcext:value-type="float">
            <text:p>0.389684</text:p>
          </table:table-cell>
          <table:table-cell office:value-type="float" office:value="0.685217" calcext:value-type="float">
            <text:p>0.685217</text:p>
          </table:table-cell>
          <table:table-cell office:value-type="float" office:value="0" calcext:value-type="float">
            <text:p>0</text:p>
          </table:table-cell>
          <table:table-cell office:value-type="float" office:value="313610" calcext:value-type="float">
            <text:p>31361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3</text:p>
          </table:table-cell>
          <table:table-cell office:value-type="float" office:value="0.461273" calcext:value-type="float">
            <text:p>0.461273</text:p>
          </table:table-cell>
          <table:table-cell office:value-type="float" office:value="0.477175" calcext:value-type="float">
            <text:p>0.477175</text:p>
          </table:table-cell>
          <table:table-cell office:value-type="float" office:value="0" calcext:value-type="float">
            <text:p>0</text:p>
          </table:table-cell>
          <table:table-cell office:value-type="float" office:value="274594" calcext:value-type="float">
            <text:p>27459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4</text:p>
          </table:table-cell>
          <table:table-cell office:value-type="float" office:value="0.276379" calcext:value-type="float">
            <text:p>0.276379</text:p>
          </table:table-cell>
          <table:table-cell office:value-type="float" office:value="0.21167" calcext:value-type="float">
            <text:p>0.21167</text:p>
          </table:table-cell>
          <table:table-cell office:value-type="float" office:value="0" calcext:value-type="float">
            <text:p>0</text:p>
          </table:table-cell>
          <table:table-cell office:value-type="float" office:value="181936" calcext:value-type="float">
            <text:p>18193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5</text:p>
          </table:table-cell>
          <table:table-cell office:value-type="float" office:value="0.253678" calcext:value-type="float">
            <text:p>0.253678</text:p>
          </table:table-cell>
          <table:table-cell office:value-type="float" office:value="0.109175" calcext:value-type="float">
            <text:p>0.109175</text:p>
          </table:table-cell>
          <table:table-cell office:value-type="float" office:value="0" calcext:value-type="float">
            <text:p>0</text:p>
          </table:table-cell>
          <table:table-cell office:value-type="float" office:value="170115" calcext:value-type="float">
            <text:p>17011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6</text:p>
          </table:table-cell>
          <table:table-cell office:value-type="float" office:value="0.052043" calcext:value-type="float">
            <text:p>0.052043</text:p>
          </table:table-cell>
          <table:table-cell office:value-type="float" office:value="0.016942" calcext:value-type="float">
            <text:p>0.016942</text:p>
          </table:table-cell>
          <table:table-cell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7</text:p>
          </table:table-cell>
          <table:table-cell office:value-type="float" office:value="0.021382" calcext:value-type="float">
            <text:p>0.021382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0" calcext:value-type="float">
            <text:p>0</text:p>
          </table:table-cell>
          <table:table-cell office:value-type="float" office:value="119351" calcext:value-type="float">
            <text:p>11935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8</text:p>
          </table:table-cell>
          <table:table-cell office:value-type="float" office:value="0.024444" calcext:value-type="float">
            <text:p>0.024444</text:p>
          </table:table-cell>
          <table:table-cell office:value-type="float" office:value="0.009125" calcext:value-type="float">
            <text:p>0.009125</text:p>
          </table:table-cell>
          <table:table-cell office:value-type="float" office:value="0" calcext:value-type="float">
            <text:p>0</text:p>
          </table:table-cell>
          <table:table-cell office:value-type="float" office:value="137783" calcext:value-type="float">
            <text:p>137783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39</text:p>
          </table:table-cell>
          <table:table-cell office:value-type="float" office:value="0.03921" calcext:value-type="float">
            <text:p>0.03921</text:p>
          </table:table-cell>
          <table:table-cell office:value-type="float" office:value="0.006684" calcext:value-type="float">
            <text:p>0.006684</text:p>
          </table:table-cell>
          <table:table-cell office:value-type="float" office:value="0" calcext:value-type="float">
            <text:p>0</text:p>
          </table:table-cell>
          <table:table-cell office:value-type="float" office:value="108158" calcext:value-type="float">
            <text:p>10815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0</text:p>
          </table:table-cell>
          <table:table-cell office:value-type="float" office:value="0.059852" calcext:value-type="float">
            <text:p>0.059852</text:p>
          </table:table-cell>
          <table:table-cell office:value-type="float" office:value="0.011064" calcext:value-type="float">
            <text:p>0.011064</text:p>
          </table:table-cell>
          <table:table-cell office:value-type="float" office:value="0" calcext:value-type="float">
            <text:p>0</text:p>
          </table:table-cell>
          <table:table-cell office:value-type="float" office:value="143893" calcext:value-type="float">
            <text:p>14389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1</text:p>
          </table:table-cell>
          <table:table-cell office:value-type="float" office:value="0.030401" calcext:value-type="float">
            <text:p>0.030401</text:p>
          </table:table-cell>
          <table:table-cell office:value-type="float" office:value="0.00659" calcext:value-type="float">
            <text:p>0.00659</text:p>
          </table:table-cell>
          <table:table-cell office:value-type="float" office:value="0" calcext:value-type="float">
            <text:p>0</text:p>
          </table:table-cell>
          <table:table-cell office:value-type="float" office:value="105804" calcext:value-type="float">
            <text:p>10580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2</text:p>
          </table:table-cell>
          <table:table-cell office:value-type="float" office:value="0.045684" calcext:value-type="float">
            <text:p>0.045684</text:p>
          </table:table-cell>
          <table:table-cell office:value-type="float" office:value="0.007134" calcext:value-type="float">
            <text:p>0.007134</text:p>
          </table:table-cell>
          <table:table-cell office:value-type="float" office:value="0" calcext:value-type="float">
            <text:p>0</text:p>
          </table:table-cell>
          <table:table-cell office:value-type="float" office:value="115402" calcext:value-type="float">
            <text:p>11540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3</text:p>
          </table:table-cell>
          <table:table-cell office:value-type="float" office:value="0.029263" calcext:value-type="float">
            <text:p>0.029263</text:p>
          </table:table-cell>
          <table:table-cell office:value-type="float" office:value="0.010909" calcext:value-type="float">
            <text:p>0.010909</text:p>
          </table:table-cell>
          <table:table-cell office:value-type="float" office:value="0" calcext:value-type="float">
            <text:p>0</text:p>
          </table:table-cell>
          <table:table-cell office:value-type="float" office:value="141595" calcext:value-type="float">
            <text:p>14159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4</text:p>
          </table:table-cell>
          <table:table-cell office:value-type="float" office:value="0.023164" calcext:value-type="float">
            <text:p>0.023164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" calcext:value-type="float">
            <text:p>0</text:p>
          </table:table-cell>
          <table:table-cell office:value-type="float" office:value="133990" calcext:value-type="float">
            <text:p>13399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5</text:p>
          </table:table-cell>
          <table:table-cell office:value-type="float" office:value="0.023277" calcext:value-type="float">
            <text:p>0.023277</text:p>
          </table:table-cell>
          <table:table-cell office:value-type="float" office:value="0.006935" calcext:value-type="float">
            <text:p>0.006935</text:p>
          </table:table-cell>
          <table:table-cell office:value-type="float" office:value="0" calcext:value-type="float">
            <text:p>0</text:p>
          </table:table-cell>
          <table:table-cell office:value-type="float" office:value="119635" calcext:value-type="float">
            <text:p>11963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6</text:p>
          </table:table-cell>
          <table:table-cell office:value-type="float" office:value="0.050157" calcext:value-type="float">
            <text:p>0.050157</text:p>
          </table:table-cell>
          <table:table-cell office:value-type="float" office:value="0.008131" calcext:value-type="float">
            <text:p>0.008131</text:p>
          </table:table-cell>
          <table:table-cell office:value-type="float" office:value="0" calcext:value-type="float">
            <text:p>0</text:p>
          </table:table-cell>
          <table:table-cell office:value-type="float" office:value="106978" calcext:value-type="float">
            <text:p>10697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7</text:p>
          </table:table-cell>
          <table:table-cell office:value-type="float" office:value="0.035741" calcext:value-type="float">
            <text:p>0.035741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0" calcext:value-type="float">
            <text:p>0</text:p>
          </table:table-cell>
          <table:table-cell office:value-type="float" office:value="117610" calcext:value-type="float">
            <text:p>11761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8</text:p>
          </table:table-cell>
          <table:table-cell office:value-type="float" office:value="0.023568" calcext:value-type="float">
            <text:p>0.023568</text:p>
          </table:table-cell>
          <table:table-cell office:value-type="float" office:value="0.007791" calcext:value-type="float">
            <text:p>0.007791</text:p>
          </table:table-cell>
          <table:table-cell office:value-type="float" office:value="0" calcext:value-type="float">
            <text:p>0</text:p>
          </table:table-cell>
          <table:table-cell office:value-type="float" office:value="126866" calcext:value-type="float">
            <text:p>12686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49</text:p>
          </table:table-cell>
          <table:table-cell office:value-type="float" office:value="0.025345" calcext:value-type="float">
            <text:p>0.025345</text:p>
          </table:table-cell>
          <table:table-cell office:value-type="float" office:value="0.006203" calcext:value-type="float">
            <text:p>0.006203</text:p>
          </table:table-cell>
          <table:table-cell office:value-type="float" office:value="0" calcext:value-type="float">
            <text:p>0</text:p>
          </table:table-cell>
          <table:table-cell office:value-type="float" office:value="111535" calcext:value-type="float">
            <text:p>11153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0</text:p>
          </table:table-cell>
          <table:table-cell office:value-type="float" office:value="0.024613" calcext:value-type="float">
            <text:p>0.024613</text:p>
          </table:table-cell>
          <table:table-cell office:value-type="float" office:value="0.00775" calcext:value-type="float">
            <text:p>0.00775</text:p>
          </table:table-cell>
          <table:table-cell office:value-type="float" office:value="0" calcext:value-type="float">
            <text:p>0</text:p>
          </table:table-cell>
          <table:table-cell office:value-type="float" office:value="134388" calcext:value-type="float">
            <text:p>1343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1</text:p>
          </table:table-cell>
          <table:table-cell office:value-type="float" office:value="0.034321" calcext:value-type="float">
            <text:p>0.034321</text:p>
          </table:table-cell>
          <table:table-cell office:value-type="float" office:value="0.008458" calcext:value-type="float">
            <text:p>0.008458</text:p>
          </table:table-cell>
          <table:table-cell office:value-type="float" office:value="0" calcext:value-type="float">
            <text:p>0</text:p>
          </table:table-cell>
          <table:table-cell office:value-type="float" office:value="131332" calcext:value-type="float">
            <text:p>1313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2</text:p>
          </table:table-cell>
          <table:table-cell office:value-type="float" office:value="0.024145" calcext:value-type="float">
            <text:p>0.024145</text:p>
          </table:table-cell>
          <table:table-cell office:value-type="float" office:value="0.009422" calcext:value-type="float">
            <text:p>0.009422</text:p>
          </table:table-cell>
          <table:table-cell office:value-type="float" office:value="0" calcext:value-type="float">
            <text:p>0</text:p>
          </table:table-cell>
          <table:table-cell office:value-type="float" office:value="137021" calcext:value-type="float">
            <text:p>13702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3</text:p>
          </table:table-cell>
          <table:table-cell office:value-type="float" office:value="0.084554" calcext:value-type="float">
            <text:p>0.084554</text:p>
          </table:table-cell>
          <table:table-cell office:value-type="float" office:value="0.023749" calcext:value-type="float">
            <text:p>0.023749</text:p>
          </table:table-cell>
          <table:table-cell office:value-type="float" office:value="0" calcext:value-type="float">
            <text:p>0</text:p>
          </table:table-cell>
          <table:table-cell office:value-type="float" office:value="204487" calcext:value-type="float">
            <text:p>20448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4</text:p>
          </table:table-cell>
          <table:table-cell office:value-type="float" office:value="0.036034" calcext:value-type="float">
            <text:p>0.036034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0" calcext:value-type="float">
            <text:p>0</text:p>
          </table:table-cell>
          <table:table-cell office:value-type="float" office:value="149248" calcext:value-type="float">
            <text:p>14924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5</text:p>
          </table:table-cell>
          <table:table-cell office:value-type="float" office:value="0.07344" calcext:value-type="float">
            <text:p>0.07344</text:p>
          </table:table-cell>
          <table:table-cell office:value-type="float" office:value="0.008429" calcext:value-type="float">
            <text:p>0.008429</text:p>
          </table:table-cell>
          <table:table-cell office:value-type="float" office:value="0" calcext:value-type="float">
            <text:p>0</text:p>
          </table:table-cell>
          <table:table-cell office:value-type="float" office:value="123101" calcext:value-type="float">
            <text:p>12310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6</text:p>
          </table:table-cell>
          <table:table-cell office:value-type="float" office:value="0.030359" calcext:value-type="float">
            <text:p>0.030359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0" calcext:value-type="float">
            <text:p>0</text:p>
          </table:table-cell>
          <table:table-cell office:value-type="float" office:value="155944" calcext:value-type="float">
            <text:p>15594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7</text:p>
          </table:table-cell>
          <table:table-cell office:value-type="float" office:value="0.025594" calcext:value-type="float">
            <text:p>0.025594</text:p>
          </table:table-cell>
          <table:table-cell office:value-type="float" office:value="0.009002" calcext:value-type="float">
            <text:p>0.009002</text:p>
          </table:table-cell>
          <table:table-cell office:value-type="float" office:value="0" calcext:value-type="float">
            <text:p>0</text:p>
          </table:table-cell>
          <table:table-cell office:value-type="float" office:value="138171" calcext:value-type="float">
            <text:p>13817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8</text:p>
          </table:table-cell>
          <table:table-cell office:value-type="float" office:value="0.102341" calcext:value-type="float">
            <text:p>0.102341</text:p>
          </table:table-cell>
          <table:table-cell office:value-type="float" office:value="0.025303" calcext:value-type="float">
            <text:p>0.025303</text:p>
          </table:table-cell>
          <table:table-cell office:value-type="float" office:value="0" calcext:value-type="float">
            <text:p>0</text:p>
          </table:table-cell>
          <table:table-cell office:value-type="float" office:value="242698" calcext:value-type="float">
            <text:p>24269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7:59</text:p>
          </table:table-cell>
          <table:table-cell office:value-type="float" office:value="0.045355" calcext:value-type="float">
            <text:p>0.045355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" calcext:value-type="float">
            <text:p>0</text:p>
          </table:table-cell>
          <table:table-cell office:value-type="float" office:value="115828" calcext:value-type="float">
            <text:p>11582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0</text:p>
          </table:table-cell>
          <table:table-cell office:value-type="float" office:value="0.059907" calcext:value-type="float">
            <text:p>0.059907</text:p>
          </table:table-cell>
          <table:table-cell office:value-type="float" office:value="0.010439" calcext:value-type="float">
            <text:p>0.010439</text:p>
          </table:table-cell>
          <table:table-cell office:value-type="float" office:value="0" calcext:value-type="float">
            <text:p>0</text:p>
          </table:table-cell>
          <table:table-cell office:value-type="float" office:value="144974" calcext:value-type="float">
            <text:p>1449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1</text:p>
          </table:table-cell>
          <table:table-cell office:value-type="float" office:value="0.027663" calcext:value-type="float">
            <text:p>0.027663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0" calcext:value-type="float">
            <text:p>0</text:p>
          </table:table-cell>
          <table:table-cell office:value-type="float" office:value="121087" calcext:value-type="float">
            <text:p>12108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2</text:p>
          </table:table-cell>
          <table:table-cell office:value-type="float" office:value="0.032004" calcext:value-type="float">
            <text:p>0.032004</text:p>
          </table:table-cell>
          <table:table-cell office:value-type="float" office:value="0.014316" calcext:value-type="float">
            <text:p>0.014316</text:p>
          </table:table-cell>
          <table:table-cell office:value-type="float" office:value="0" calcext:value-type="float">
            <text:p>0</text:p>
          </table:table-cell>
          <table:table-cell office:value-type="float" office:value="143478" calcext:value-type="float">
            <text:p>14347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3</text:p>
          </table:table-cell>
          <table:table-cell office:value-type="float" office:value="0.067474" calcext:value-type="float">
            <text:p>0.067474</text:p>
          </table:table-cell>
          <table:table-cell office:value-type="float" office:value="0.012429" calcext:value-type="float">
            <text:p>0.012429</text:p>
          </table:table-cell>
          <table:table-cell office:value-type="float" office:value="0" calcext:value-type="float">
            <text:p>0</text:p>
          </table:table-cell>
          <table:table-cell office:value-type="float" office:value="155006" calcext:value-type="float">
            <text:p>15500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4</text:p>
          </table:table-cell>
          <table:table-cell office:value-type="float" office:value="0.033599" calcext:value-type="float">
            <text:p>0.033599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0" calcext:value-type="float">
            <text:p>0</text:p>
          </table:table-cell>
          <table:table-cell office:value-type="float" office:value="127338" calcext:value-type="float">
            <text:p>12733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5</text:p>
          </table:table-cell>
          <table:table-cell office:value-type="float" office:value="0.02914" calcext:value-type="float">
            <text:p>0.02914</text:p>
          </table:table-cell>
          <table:table-cell office:value-type="float" office:value="0.012817" calcext:value-type="float">
            <text:p>0.012817</text:p>
          </table:table-cell>
          <table:table-cell office:value-type="float" office:value="0" calcext:value-type="float">
            <text:p>0</text:p>
          </table:table-cell>
          <table:table-cell office:value-type="float" office:value="154941" calcext:value-type="float">
            <text:p>15494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6</text:p>
          </table:table-cell>
          <table:table-cell office:value-type="float" office:value="0.033135" calcext:value-type="float">
            <text:p>0.033135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" calcext:value-type="float">
            <text:p>0</text:p>
          </table:table-cell>
          <table:table-cell office:value-type="float" office:value="117273" calcext:value-type="float">
            <text:p>11727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7</text:p>
          </table:table-cell>
          <table:table-cell office:value-type="float" office:value="0.026695" calcext:value-type="float">
            <text:p>0.026695</text:p>
          </table:table-cell>
          <table:table-cell office:value-type="float" office:value="0.012192" calcext:value-type="float">
            <text:p>0.012192</text:p>
          </table:table-cell>
          <table:table-cell office:value-type="float" office:value="0" calcext:value-type="float">
            <text:p>0</text:p>
          </table:table-cell>
          <table:table-cell office:value-type="float" office:value="134700" calcext:value-type="float">
            <text:p>1347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8</text:p>
          </table:table-cell>
          <table:table-cell office:value-type="float" office:value="0.043555" calcext:value-type="float">
            <text:p>0.043555</text:p>
          </table:table-cell>
          <table:table-cell office:value-type="float" office:value="0.009649" calcext:value-type="float">
            <text:p>0.009649</text:p>
          </table:table-cell>
          <table:table-cell office:value-type="float" office:value="0" calcext:value-type="float">
            <text:p>0</text:p>
          </table:table-cell>
          <table:table-cell office:value-type="float" office:value="121817" calcext:value-type="float">
            <text:p>1218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09</text:p>
          </table:table-cell>
          <table:table-cell office:value-type="float" office:value="0.032319" calcext:value-type="float">
            <text:p>0.032319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" calcext:value-type="float">
            <text:p>0</text:p>
          </table:table-cell>
          <table:table-cell office:value-type="float" office:value="127238" calcext:value-type="float">
            <text:p>12723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0</text:p>
          </table:table-cell>
          <table:table-cell office:value-type="float" office:value="0.029995" calcext:value-type="float">
            <text:p>0.029995</text:p>
          </table:table-cell>
          <table:table-cell office:value-type="float" office:value="0.008532" calcext:value-type="float">
            <text:p>0.008532</text:p>
          </table:table-cell>
          <table:table-cell office:value-type="float" office:value="0" calcext:value-type="float">
            <text:p>0</text:p>
          </table:table-cell>
          <table:table-cell office:value-type="float" office:value="129647" calcext:value-type="float">
            <text:p>12964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1</text:p>
          </table:table-cell>
          <table:table-cell office:value-type="float" office:value="0.03216" calcext:value-type="float">
            <text:p>0.03216</text:p>
          </table:table-cell>
          <table:table-cell office:value-type="float" office:value="0.007812" calcext:value-type="float">
            <text:p>0.007812</text:p>
          </table:table-cell>
          <table:table-cell office:value-type="float" office:value="0" calcext:value-type="float">
            <text:p>0</text:p>
          </table:table-cell>
          <table:table-cell office:value-type="float" office:value="126237" calcext:value-type="float">
            <text:p>12623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2</text:p>
          </table:table-cell>
          <table:table-cell office:value-type="float" office:value="0.039472" calcext:value-type="float">
            <text:p>0.039472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0" calcext:value-type="float">
            <text:p>0</text:p>
          </table:table-cell>
          <table:table-cell office:value-type="float" office:value="127156" calcext:value-type="float">
            <text:p>12715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3</text:p>
          </table:table-cell>
          <table:table-cell office:value-type="float" office:value="0.028977" calcext:value-type="float">
            <text:p>0.028977</text:p>
          </table:table-cell>
          <table:table-cell office:value-type="float" office:value="0.011093" calcext:value-type="float">
            <text:p>0.011093</text:p>
          </table:table-cell>
          <table:table-cell office:value-type="float" office:value="0" calcext:value-type="float">
            <text:p>0</text:p>
          </table:table-cell>
          <table:table-cell office:value-type="float" office:value="164533" calcext:value-type="float">
            <text:p>16453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4</text:p>
          </table:table-cell>
          <table:table-cell office:value-type="float" office:value="0.05087" calcext:value-type="float">
            <text:p>0.05087</text:p>
          </table:table-cell>
          <table:table-cell office:value-type="float" office:value="0.010861" calcext:value-type="float">
            <text:p>0.010861</text:p>
          </table:table-cell>
          <table:table-cell office:value-type="float" office:value="0" calcext:value-type="float">
            <text:p>0</text:p>
          </table:table-cell>
          <table:table-cell office:value-type="float" office:value="154332" calcext:value-type="float">
            <text:p>1543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5</text:p>
          </table:table-cell>
          <table:table-cell office:value-type="float" office:value="0.038039" calcext:value-type="float">
            <text:p>0.038039</text:p>
          </table:table-cell>
          <table:table-cell office:value-type="float" office:value="0.011071" calcext:value-type="float">
            <text:p>0.011071</text:p>
          </table:table-cell>
          <table:table-cell office:value-type="float" office:value="0" calcext:value-type="float">
            <text:p>0</text:p>
          </table:table-cell>
          <table:table-cell office:value-type="float" office:value="148460" calcext:value-type="float">
            <text:p>14846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6</text:p>
          </table:table-cell>
          <table:table-cell office:value-type="float" office:value="0.043444" calcext:value-type="float">
            <text:p>0.043444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" calcext:value-type="float">
            <text:p>0</text:p>
          </table:table-cell>
          <table:table-cell office:value-type="float" office:value="152168" calcext:value-type="float">
            <text:p>15216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7</text:p>
          </table:table-cell>
          <table:table-cell office:value-type="float" office:value="0.018638" calcext:value-type="float">
            <text:p>0.018638</text:p>
          </table:table-cell>
          <table:table-cell office:value-type="float" office:value="0.008046" calcext:value-type="float">
            <text:p>0.008046</text:p>
          </table:table-cell>
          <table:table-cell office:value-type="float" office:value="0" calcext:value-type="float">
            <text:p>0</text:p>
          </table:table-cell>
          <table:table-cell office:value-type="float" office:value="113158" calcext:value-type="float">
            <text:p>11315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8</text:p>
          </table:table-cell>
          <table:table-cell office:value-type="float" office:value="0.021614" calcext:value-type="float">
            <text:p>0.021614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" calcext:value-type="float">
            <text:p>0</text:p>
          </table:table-cell>
          <table:table-cell office:value-type="float" office:value="115087" calcext:value-type="float">
            <text:p>11508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19</text:p>
          </table:table-cell>
          <table:table-cell office:value-type="float" office:value="0.026814" calcext:value-type="float">
            <text:p>0.026814</text:p>
          </table:table-cell>
          <table:table-cell office:value-type="float" office:value="0.007695" calcext:value-type="float">
            <text:p>0.007695</text:p>
          </table:table-cell>
          <table:table-cell office:value-type="float" office:value="0" calcext:value-type="float">
            <text:p>0</text:p>
          </table:table-cell>
          <table:table-cell office:value-type="float" office:value="118404" calcext:value-type="float">
            <text:p>11840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0</text:p>
          </table:table-cell>
          <table:table-cell office:value-type="float" office:value="0.02701" calcext:value-type="float">
            <text:p>0.02701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0" calcext:value-type="float">
            <text:p>0</text:p>
          </table:table-cell>
          <table:table-cell office:value-type="float" office:value="124897" calcext:value-type="float">
            <text:p>12489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1</text:p>
          </table:table-cell>
          <table:table-cell office:value-type="float" office:value="0.031099" calcext:value-type="float">
            <text:p>0.031099</text:p>
          </table:table-cell>
          <table:table-cell office:value-type="float" office:value="0.012081" calcext:value-type="float">
            <text:p>0.012081</text:p>
          </table:table-cell>
          <table:table-cell office:value-type="float" office:value="0" calcext:value-type="float">
            <text:p>0</text:p>
          </table:table-cell>
          <table:table-cell office:value-type="float" office:value="157990" calcext:value-type="float">
            <text:p>15799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2</text:p>
          </table:table-cell>
          <table:table-cell office:value-type="float" office:value="0.025784" calcext:value-type="float">
            <text:p>0.025784</text:p>
          </table:table-cell>
          <table:table-cell office:value-type="float" office:value="0.009901" calcext:value-type="float">
            <text:p>0.009901</text:p>
          </table:table-cell>
          <table:table-cell office:value-type="float" office:value="0" calcext:value-type="float">
            <text:p>0</text:p>
          </table:table-cell>
          <table:table-cell office:value-type="float" office:value="143698" calcext:value-type="float">
            <text:p>1436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3</text:p>
          </table:table-cell>
          <table:table-cell office:value-type="float" office:value="0.040454" calcext:value-type="float">
            <text:p>0.040454</text:p>
          </table:table-cell>
          <table:table-cell office:value-type="float" office:value="0.012666" calcext:value-type="float">
            <text:p>0.012666</text:p>
          </table:table-cell>
          <table:table-cell office:value-type="float" office:value="0" calcext:value-type="float">
            <text:p>0</text:p>
          </table:table-cell>
          <table:table-cell office:value-type="float" office:value="147124" calcext:value-type="float">
            <text:p>14712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4</text:p>
          </table:table-cell>
          <table:table-cell office:value-type="float" office:value="0.048767" calcext:value-type="float">
            <text:p>0.048767</text:p>
          </table:table-cell>
          <table:table-cell office:value-type="float" office:value="0.008621" calcext:value-type="float">
            <text:p>0.008621</text:p>
          </table:table-cell>
          <table:table-cell office:value-type="float" office:value="0" calcext:value-type="float">
            <text:p>0</text:p>
          </table:table-cell>
          <table:table-cell office:value-type="float" office:value="114651" calcext:value-type="float">
            <text:p>11465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5</text:p>
          </table:table-cell>
          <table:table-cell office:value-type="float" office:value="0.016644" calcext:value-type="float">
            <text:p>0.016644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0" calcext:value-type="float">
            <text:p>0</text:p>
          </table:table-cell>
          <table:table-cell office:value-type="float" office:value="102905" calcext:value-type="float">
            <text:p>10290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6</text:p>
          </table:table-cell>
          <table:table-cell office:value-type="float" office:value="0.023043" calcext:value-type="float">
            <text:p>0.023043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" calcext:value-type="float">
            <text:p>0</text:p>
          </table:table-cell>
          <table:table-cell office:value-type="float" office:value="146653" calcext:value-type="float">
            <text:p>14665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7</text:p>
          </table:table-cell>
          <table:table-cell office:value-type="float" office:value="0.025869" calcext:value-type="float">
            <text:p>0.025869</text:p>
          </table:table-cell>
          <table:table-cell office:value-type="float" office:value="0.011232" calcext:value-type="float">
            <text:p>0.011232</text:p>
          </table:table-cell>
          <table:table-cell office:value-type="float" office:value="0" calcext:value-type="float">
            <text:p>0</text:p>
          </table:table-cell>
          <table:table-cell office:value-type="float" office:value="152950" calcext:value-type="float">
            <text:p>15295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8</text:p>
          </table:table-cell>
          <table:table-cell office:value-type="float" office:value="0.043932" calcext:value-type="float">
            <text:p>0.043932</text:p>
          </table:table-cell>
          <table:table-cell office:value-type="float" office:value="0.01105" calcext:value-type="float">
            <text:p>0.01105</text:p>
          </table:table-cell>
          <table:table-cell office:value-type="float" office:value="0" calcext:value-type="float">
            <text:p>0</text:p>
          </table:table-cell>
          <table:table-cell office:value-type="float" office:value="154006" calcext:value-type="float">
            <text:p>15400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29</text:p>
          </table:table-cell>
          <table:table-cell office:value-type="float" office:value="0.036166" calcext:value-type="float">
            <text:p>0.036166</text:p>
          </table:table-cell>
          <table:table-cell office:value-type="float" office:value="0.011012" calcext:value-type="float">
            <text:p>0.011012</text:p>
          </table:table-cell>
          <table:table-cell office:value-type="float" office:value="0" calcext:value-type="float">
            <text:p>0</text:p>
          </table:table-cell>
          <table:table-cell office:value-type="float" office:value="141215" calcext:value-type="float">
            <text:p>14121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0</text:p>
          </table:table-cell>
          <table:table-cell office:value-type="float" office:value="0.030929" calcext:value-type="float">
            <text:p>0.030929</text:p>
          </table:table-cell>
          <table:table-cell office:value-type="float" office:value="0.010442" calcext:value-type="float">
            <text:p>0.010442</text:p>
          </table:table-cell>
          <table:table-cell office:value-type="float" office:value="0" calcext:value-type="float">
            <text:p>0</text:p>
          </table:table-cell>
          <table:table-cell office:value-type="float" office:value="150686" calcext:value-type="float">
            <text:p>15068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1</text:p>
          </table:table-cell>
          <table:table-cell office:value-type="float" office:value="0.040484" calcext:value-type="float">
            <text:p>0.040484</text:p>
          </table:table-cell>
          <table:table-cell office:value-type="float" office:value="0.0111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57236" calcext:value-type="float">
            <text:p>15723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2</text:p>
          </table:table-cell>
          <table:table-cell office:value-type="float" office:value="0.024993" calcext:value-type="float">
            <text:p>0.024993</text:p>
          </table:table-cell>
          <table:table-cell office:value-type="float" office:value="0.011011" calcext:value-type="float">
            <text:p>0.011011</text:p>
          </table:table-cell>
          <table:table-cell office:value-type="float" office:value="0" calcext:value-type="float">
            <text:p>0</text:p>
          </table:table-cell>
          <table:table-cell office:value-type="float" office:value="153133" calcext:value-type="float">
            <text:p>15313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3</text:p>
          </table:table-cell>
          <table:table-cell office:value-type="float" office:value="0.03968" calcext:value-type="float">
            <text:p>0.03968</text:p>
          </table:table-cell>
          <table:table-cell office:value-type="float" office:value="0.008928" calcext:value-type="float">
            <text:p>0.008928</text:p>
          </table:table-cell>
          <table:table-cell office:value-type="float" office:value="0" calcext:value-type="float">
            <text:p>0</text:p>
          </table:table-cell>
          <table:table-cell office:value-type="float" office:value="120232" calcext:value-type="float">
            <text:p>1202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4</text:p>
          </table:table-cell>
          <table:table-cell office:value-type="float" office:value="0.092405" calcext:value-type="float">
            <text:p>0.092405</text:p>
          </table:table-cell>
          <table:table-cell office:value-type="float" office:value="0.020483" calcext:value-type="float">
            <text:p>0.020483</text:p>
          </table:table-cell>
          <table:table-cell office:value-type="float" office:value="0" calcext:value-type="float">
            <text:p>0</text:p>
          </table:table-cell>
          <table:table-cell office:value-type="float" office:value="180801" calcext:value-type="float">
            <text:p>18080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5</text:p>
          </table:table-cell>
          <table:table-cell office:value-type="float" office:value="0.027732" calcext:value-type="float">
            <text:p>0.027732</text:p>
          </table:table-cell>
          <table:table-cell office:value-type="float" office:value="0.008432" calcext:value-type="float">
            <text:p>0.008432</text:p>
          </table:table-cell>
          <table:table-cell office:value-type="float" office:value="0" calcext:value-type="float">
            <text:p>0</text:p>
          </table:table-cell>
          <table:table-cell office:value-type="float" office:value="125543" calcext:value-type="float">
            <text:p>12554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6</text:p>
          </table:table-cell>
          <table:table-cell office:value-type="float" office:value="0.051822" calcext:value-type="float">
            <text:p>0.051822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0" calcext:value-type="float">
            <text:p>0</text:p>
          </table:table-cell>
          <table:table-cell office:value-type="float" office:value="164031" calcext:value-type="float">
            <text:p>16403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7</text:p>
          </table:table-cell>
          <table:table-cell office:value-type="float" office:value="0.066854" calcext:value-type="float">
            <text:p>0.066854</text:p>
          </table:table-cell>
          <table:table-cell office:value-type="float" office:value="0.010113" calcext:value-type="float">
            <text:p>0.010113</text:p>
          </table:table-cell>
          <table:table-cell office:value-type="float" office:value="0" calcext:value-type="float">
            <text:p>0</text:p>
          </table:table-cell>
          <table:table-cell office:value-type="float" office:value="130108" calcext:value-type="float">
            <text:p>13010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8</text:p>
          </table:table-cell>
          <table:table-cell office:value-type="float" office:value="0.032661" calcext:value-type="float">
            <text:p>0.032661</text:p>
          </table:table-cell>
          <table:table-cell office:value-type="float" office:value="0.009286" calcext:value-type="float">
            <text:p>0.009286</text:p>
          </table:table-cell>
          <table:table-cell office:value-type="float" office:value="0" calcext:value-type="float">
            <text:p>0</text:p>
          </table:table-cell>
          <table:table-cell office:value-type="float" office:value="133217" calcext:value-type="float">
            <text:p>13321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39</text:p>
          </table:table-cell>
          <table:table-cell office:value-type="float" office:value="0.118022" calcext:value-type="float">
            <text:p>0.118022</text:p>
          </table:table-cell>
          <table:table-cell office:value-type="float" office:value="0.015479" calcext:value-type="float">
            <text:p>0.015479</text:p>
          </table:table-cell>
          <table:table-cell office:value-type="float" office:value="0" calcext:value-type="float">
            <text:p>0</text:p>
          </table:table-cell>
          <table:table-cell office:value-type="float" office:value="166370" calcext:value-type="float">
            <text:p>16637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0</text:p>
          </table:table-cell>
          <table:table-cell office:value-type="float" office:value="0.05008" calcext:value-type="float">
            <text:p>0.05008</text:p>
          </table:table-cell>
          <table:table-cell office:value-type="float" office:value="0.007913" calcext:value-type="float">
            <text:p>0.007913</text:p>
          </table:table-cell>
          <table:table-cell office:value-type="float" office:value="0" calcext:value-type="float">
            <text:p>0</text:p>
          </table:table-cell>
          <table:table-cell office:value-type="float" office:value="118763" calcext:value-type="float">
            <text:p>118763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1</text:p>
          </table:table-cell>
          <table:table-cell office:value-type="float" office:value="0.019247" calcext:value-type="float">
            <text:p>0.019247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" calcext:value-type="float">
            <text:p>0</text:p>
          </table:table-cell>
          <table:table-cell office:value-type="float" office:value="116951" calcext:value-type="float">
            <text:p>116951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2</text:p>
          </table:table-cell>
          <table:table-cell office:value-type="float" office:value="0.017724" calcext:value-type="float">
            <text:p>0.017724</text:p>
          </table:table-cell>
          <table:table-cell office:value-type="float" office:value="0.006678" calcext:value-type="float">
            <text:p>0.006678</text:p>
          </table:table-cell>
          <table:table-cell office:value-type="float" office:value="0" calcext:value-type="float">
            <text:p>0</text:p>
          </table:table-cell>
          <table:table-cell office:value-type="float" office:value="110104" calcext:value-type="float">
            <text:p>110104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3</text:p>
          </table:table-cell>
          <table:table-cell office:value-type="float" office:value="0.030967" calcext:value-type="float">
            <text:p>0.030967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" calcext:value-type="float">
            <text:p>0</text:p>
          </table:table-cell>
          <table:table-cell office:value-type="float" office:value="165570" calcext:value-type="float">
            <text:p>16557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4</text:p>
          </table:table-cell>
          <table:table-cell office:value-type="float" office:value="0.056474" calcext:value-type="float">
            <text:p>0.056474</text:p>
          </table:table-cell>
          <table:table-cell office:value-type="float" office:value="0.010063" calcext:value-type="float">
            <text:p>0.010063</text:p>
          </table:table-cell>
          <table:table-cell office:value-type="float" office:value="0" calcext:value-type="float">
            <text:p>0</text:p>
          </table:table-cell>
          <table:table-cell office:value-type="float" office:value="139453" calcext:value-type="float">
            <text:p>13945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5</text:p>
          </table:table-cell>
          <table:table-cell office:value-type="float" office:value="0.022671" calcext:value-type="float">
            <text:p>0.022671</text:p>
          </table:table-cell>
          <table:table-cell office:value-type="float" office:value="0.008044" calcext:value-type="float">
            <text:p>0.008044</text:p>
          </table:table-cell>
          <table:table-cell office:value-type="float" office:value="0" calcext:value-type="float">
            <text:p>0</text:p>
          </table:table-cell>
          <table:table-cell office:value-type="float" office:value="131299" calcext:value-type="float">
            <text:p>13129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6</text:p>
          </table:table-cell>
          <table:table-cell office:value-type="float" office:value="0.021802" calcext:value-type="float">
            <text:p>0.021802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0" calcext:value-type="float">
            <text:p>0</text:p>
          </table:table-cell>
          <table:table-cell office:value-type="float" office:value="129443" calcext:value-type="float">
            <text:p>12944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7</text:p>
          </table:table-cell>
          <table:table-cell office:value-type="float" office:value="0.022302" calcext:value-type="float">
            <text:p>0.022302</text:p>
          </table:table-cell>
          <table:table-cell office:value-type="float" office:value="0.007012" calcext:value-type="float">
            <text:p>0.007012</text:p>
          </table:table-cell>
          <table:table-cell office:value-type="float" office:value="0" calcext:value-type="float">
            <text:p>0</text:p>
          </table:table-cell>
          <table:table-cell office:value-type="float" office:value="116631" calcext:value-type="float">
            <text:p>11663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8</text:p>
          </table:table-cell>
          <table:table-cell office:value-type="float" office:value="0.024231" calcext:value-type="float">
            <text:p>0.024231</text:p>
          </table:table-cell>
          <table:table-cell office:value-type="float" office:value="0.007893" calcext:value-type="float">
            <text:p>0.007893</text:p>
          </table:table-cell>
          <table:table-cell office:value-type="float" office:value="0" calcext:value-type="float">
            <text:p>0</text:p>
          </table:table-cell>
          <table:table-cell office:value-type="float" office:value="136532" calcext:value-type="float">
            <text:p>13653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49</text:p>
          </table:table-cell>
          <table:table-cell office:value-type="float" office:value="0.030636" calcext:value-type="float">
            <text:p>0.030636</text:p>
          </table:table-cell>
          <table:table-cell office:value-type="float" office:value="0.016031" calcext:value-type="float">
            <text:p>0.016031</text:p>
          </table:table-cell>
          <table:table-cell office:value-type="float" office:value="0" calcext:value-type="float">
            <text:p>0</text:p>
          </table:table-cell>
          <table:table-cell office:value-type="float" office:value="152947" calcext:value-type="float">
            <text:p>1529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0</text:p>
          </table:table-cell>
          <table:table-cell office:value-type="float" office:value="0.036079" calcext:value-type="float">
            <text:p>0.036079</text:p>
          </table:table-cell>
          <table:table-cell office:value-type="float" office:value="0.012105" calcext:value-type="float">
            <text:p>0.012105</text:p>
          </table:table-cell>
          <table:table-cell office:value-type="float" office:value="0" calcext:value-type="float">
            <text:p>0</text:p>
          </table:table-cell>
          <table:table-cell office:value-type="float" office:value="138074" calcext:value-type="float">
            <text:p>1380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1</text:p>
          </table:table-cell>
          <table:table-cell office:value-type="float" office:value="0.041791" calcext:value-type="float">
            <text:p>0.041791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" calcext:value-type="float">
            <text:p>0</text:p>
          </table:table-cell>
          <table:table-cell office:value-type="float" office:value="137221" calcext:value-type="float">
            <text:p>13722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2</text:p>
          </table:table-cell>
          <table:table-cell office:value-type="float" office:value="0.04852" calcext:value-type="float">
            <text:p>0.04852</text:p>
          </table:table-cell>
          <table:table-cell office:value-type="float" office:value="0.012096" calcext:value-type="float">
            <text:p>0.012096</text:p>
          </table:table-cell>
          <table:table-cell office:value-type="float" office:value="0" calcext:value-type="float">
            <text:p>0</text:p>
          </table:table-cell>
          <table:table-cell office:value-type="float" office:value="138800" calcext:value-type="float">
            <text:p>13880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3</text:p>
          </table:table-cell>
          <table:table-cell office:value-type="float" office:value="0.032367" calcext:value-type="float">
            <text:p>0.032367</text:p>
          </table:table-cell>
          <table:table-cell office:value-type="float" office:value="0.008744" calcext:value-type="float">
            <text:p>0.008744</text:p>
          </table:table-cell>
          <table:table-cell office:value-type="float" office:value="0" calcext:value-type="float">
            <text:p>0</text:p>
          </table:table-cell>
          <table:table-cell office:value-type="float" office:value="126835" calcext:value-type="float">
            <text:p>12683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4</text:p>
          </table:table-cell>
          <table:table-cell office:value-type="float" office:value="0.032081" calcext:value-type="float">
            <text:p>0.032081</text:p>
          </table:table-cell>
          <table:table-cell office:value-type="float" office:value="0.011711" calcext:value-type="float">
            <text:p>0.011711</text:p>
          </table:table-cell>
          <table:table-cell office:value-type="float" office:value="0" calcext:value-type="float">
            <text:p>0</text:p>
          </table:table-cell>
          <table:table-cell office:value-type="float" office:value="137347" calcext:value-type="float">
            <text:p>13734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5</text:p>
          </table:table-cell>
          <table:table-cell office:value-type="float" office:value="0.026071" calcext:value-type="float">
            <text:p>0.026071</text:p>
          </table:table-cell>
          <table:table-cell office:value-type="float" office:value="0.011078" calcext:value-type="float">
            <text:p>0.011078</text:p>
          </table:table-cell>
          <table:table-cell office:value-type="float" office:value="0" calcext:value-type="float">
            <text:p>0</text:p>
          </table:table-cell>
          <table:table-cell office:value-type="float" office:value="131592" calcext:value-type="float">
            <text:p>1315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6</text:p>
          </table:table-cell>
          <table:table-cell office:value-type="float" office:value="0.038625" calcext:value-type="float">
            <text:p>0.038625</text:p>
          </table:table-cell>
          <table:table-cell office:value-type="float" office:value="0.012748" calcext:value-type="float">
            <text:p>0.012748</text:p>
          </table:table-cell>
          <table:table-cell office:value-type="float" office:value="0" calcext:value-type="float">
            <text:p>0</text:p>
          </table:table-cell>
          <table:table-cell office:value-type="float" office:value="155936" calcext:value-type="float">
            <text:p>15593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7</text:p>
          </table:table-cell>
          <table:table-cell office:value-type="float" office:value="0.037888" calcext:value-type="float">
            <text:p>0.037888</text:p>
          </table:table-cell>
          <table:table-cell office:value-type="float" office:value="0.006522" calcext:value-type="float">
            <text:p>0.006522</text:p>
          </table:table-cell>
          <table:table-cell office:value-type="float" office:value="0" calcext:value-type="float">
            <text:p>0</text:p>
          </table:table-cell>
          <table:table-cell office:value-type="float" office:value="114394" calcext:value-type="float">
            <text:p>11439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8</text:p>
          </table:table-cell>
          <table:table-cell office:value-type="float" office:value="0.019033" calcext:value-type="float">
            <text:p>0.019033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0" calcext:value-type="float">
            <text:p>0</text:p>
          </table:table-cell>
          <table:table-cell office:value-type="float" office:value="117612" calcext:value-type="float">
            <text:p>11761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8:59</text:p>
          </table:table-cell>
          <table:table-cell office:value-type="float" office:value="0.021025" calcext:value-type="float">
            <text:p>0.021025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" calcext:value-type="float">
            <text:p>0</text:p>
          </table:table-cell>
          <table:table-cell office:value-type="float" office:value="126468" calcext:value-type="float">
            <text:p>1264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0</text:p>
          </table:table-cell>
          <table:table-cell office:value-type="float" office:value="0.022208" calcext:value-type="float">
            <text:p>0.022208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" calcext:value-type="float">
            <text:p>0</text:p>
          </table:table-cell>
          <table:table-cell office:value-type="float" office:value="124172" calcext:value-type="float">
            <text:p>12417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1</text:p>
          </table:table-cell>
          <table:table-cell office:value-type="float" office:value="0.038719" calcext:value-type="float">
            <text:p>0.038719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" calcext:value-type="float">
            <text:p>0</text:p>
          </table:table-cell>
          <table:table-cell office:value-type="float" office:value="140314" calcext:value-type="float">
            <text:p>1403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2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07302" calcext:value-type="float">
            <text:p>0.007302</text:p>
          </table:table-cell>
          <table:table-cell office:value-type="float" office:value="0" calcext:value-type="float">
            <text:p>0</text:p>
          </table:table-cell>
          <table:table-cell office:value-type="float" office:value="112546" calcext:value-type="float">
            <text:p>11254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3</text:p>
          </table:table-cell>
          <table:table-cell office:value-type="float" office:value="0.034676" calcext:value-type="float">
            <text:p>0.034676</text:p>
          </table:table-cell>
          <table:table-cell office:value-type="float" office:value="0.012178" calcext:value-type="float">
            <text:p>0.012178</text:p>
          </table:table-cell>
          <table:table-cell office:value-type="float" office:value="0" calcext:value-type="float">
            <text:p>0</text:p>
          </table:table-cell>
          <table:table-cell office:value-type="float" office:value="174620" calcext:value-type="float">
            <text:p>17462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4</text:p>
          </table:table-cell>
          <table:table-cell office:value-type="float" office:value="0.026616" calcext:value-type="float">
            <text:p>0.026616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0" calcext:value-type="float">
            <text:p>0</text:p>
          </table:table-cell>
          <table:table-cell office:value-type="float" office:value="121366" calcext:value-type="float">
            <text:p>12136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5</text:p>
          </table:table-cell>
          <table:table-cell office:value-type="float" office:value="0.047871" calcext:value-type="float">
            <text:p>0.047871</text:p>
          </table:table-cell>
          <table:table-cell office:value-type="float" office:value="0.010234" calcext:value-type="float">
            <text:p>0.010234</text:p>
          </table:table-cell>
          <table:table-cell office:value-type="float" office:value="0" calcext:value-type="float">
            <text:p>0</text:p>
          </table:table-cell>
          <table:table-cell office:value-type="float" office:value="140443" calcext:value-type="float">
            <text:p>1404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6</text:p>
          </table:table-cell>
          <table:table-cell office:value-type="float" office:value="0.062138" calcext:value-type="float">
            <text:p>0.062138</text:p>
          </table:table-cell>
          <table:table-cell office:value-type="float" office:value="0.011214" calcext:value-type="float">
            <text:p>0.011214</text:p>
          </table:table-cell>
          <table:table-cell office:value-type="float" office:value="0" calcext:value-type="float">
            <text:p>0</text:p>
          </table:table-cell>
          <table:table-cell office:value-type="float" office:value="134463" calcext:value-type="float">
            <text:p>13446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7</text:p>
          </table:table-cell>
          <table:table-cell office:value-type="float" office:value="0.024234" calcext:value-type="float">
            <text:p>0.024234</text:p>
          </table:table-cell>
          <table:table-cell office:value-type="float" office:value="0.008205" calcext:value-type="float">
            <text:p>0.008205</text:p>
          </table:table-cell>
          <table:table-cell office:value-type="float" office:value="0" calcext:value-type="float">
            <text:p>0</text:p>
          </table:table-cell>
          <table:table-cell office:value-type="float" office:value="134889" calcext:value-type="float">
            <text:p>13488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8</text:p>
          </table:table-cell>
          <table:table-cell office:value-type="float" office:value="0.036845" calcext:value-type="float">
            <text:p>0.036845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0" calcext:value-type="float">
            <text:p>0</text:p>
          </table:table-cell>
          <table:table-cell office:value-type="float" office:value="150462" calcext:value-type="float">
            <text:p>15046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09</text:p>
          </table:table-cell>
          <table:table-cell office:value-type="float" office:value="0.033562" calcext:value-type="float">
            <text:p>0.033562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" calcext:value-type="float">
            <text:p>0</text:p>
          </table:table-cell>
          <table:table-cell office:value-type="float" office:value="100293" calcext:value-type="float">
            <text:p>10029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0</text:p>
          </table:table-cell>
          <table:table-cell office:value-type="float" office:value="0.034957" calcext:value-type="float">
            <text:p>0.034957</text:p>
          </table:table-cell>
          <table:table-cell office:value-type="float" office:value="0.009836" calcext:value-type="float">
            <text:p>0.009836</text:p>
          </table:table-cell>
          <table:table-cell office:value-type="float" office:value="0" calcext:value-type="float">
            <text:p>0</text:p>
          </table:table-cell>
          <table:table-cell office:value-type="float" office:value="151931" calcext:value-type="float">
            <text:p>15193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1</text:p>
          </table:table-cell>
          <table:table-cell office:value-type="float" office:value="0.021508" calcext:value-type="float">
            <text:p>0.021508</text:p>
          </table:table-cell>
          <table:table-cell office:value-type="float" office:value="0.006861" calcext:value-type="float">
            <text:p>0.006861</text:p>
          </table:table-cell>
          <table:table-cell office:value-type="float" office:value="0" calcext:value-type="float">
            <text:p>0</text:p>
          </table:table-cell>
          <table:table-cell office:value-type="float" office:value="117237" calcext:value-type="float">
            <text:p>11723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2</text:p>
          </table:table-cell>
          <table:table-cell office:value-type="float" office:value="0.017521" calcext:value-type="float">
            <text:p>0.017521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0" calcext:value-type="float">
            <text:p>0</text:p>
          </table:table-cell>
          <table:table-cell office:value-type="float" office:value="104911" calcext:value-type="float">
            <text:p>10491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3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10051" calcext:value-type="float">
            <text:p>0.010051</text:p>
          </table:table-cell>
          <table:table-cell office:value-type="float" office:value="0" calcext:value-type="float">
            <text:p>0</text:p>
          </table:table-cell>
          <table:table-cell office:value-type="float" office:value="149457" calcext:value-type="float">
            <text:p>14945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4</text:p>
          </table:table-cell>
          <table:table-cell office:value-type="float" office:value="0.02015" calcext:value-type="float">
            <text:p>0.02015</text:p>
          </table:table-cell>
          <table:table-cell office:value-type="float" office:value="0.006955" calcext:value-type="float">
            <text:p>0.006955</text:p>
          </table:table-cell>
          <table:table-cell office:value-type="float" office:value="0" calcext:value-type="float">
            <text:p>0</text:p>
          </table:table-cell>
          <table:table-cell office:value-type="float" office:value="114191" calcext:value-type="float">
            <text:p>11419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5</text:p>
          </table:table-cell>
          <table:table-cell office:value-type="float" office:value="0.02874" calcext:value-type="float">
            <text:p>0.02874</text:p>
          </table:table-cell>
          <table:table-cell office:value-type="float" office:value="0.010521" calcext:value-type="float">
            <text:p>0.010521</text:p>
          </table:table-cell>
          <table:table-cell office:value-type="float" office:value="0" calcext:value-type="float">
            <text:p>0</text:p>
          </table:table-cell>
          <table:table-cell office:value-type="float" office:value="129486" calcext:value-type="float">
            <text:p>12948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6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007584" calcext:value-type="float">
            <text:p>0.007584</text:p>
          </table:table-cell>
          <table:table-cell office:value-type="float" office:value="0" calcext:value-type="float">
            <text:p>0</text:p>
          </table:table-cell>
          <table:table-cell office:value-type="float" office:value="116685" calcext:value-type="float">
            <text:p>11668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7</text:p>
          </table:table-cell>
          <table:table-cell office:value-type="float" office:value="0.061649" calcext:value-type="float">
            <text:p>0.061649</text:p>
          </table:table-cell>
          <table:table-cell office:value-type="float" office:value="0.01135" calcext:value-type="float">
            <text:p>0.01135</text:p>
          </table:table-cell>
          <table:table-cell office:value-type="float" office:value="0" calcext:value-type="float">
            <text:p>0</text:p>
          </table:table-cell>
          <table:table-cell office:value-type="float" office:value="152977" calcext:value-type="float">
            <text:p>15297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8</text:p>
          </table:table-cell>
          <table:table-cell office:value-type="float" office:value="0.035221" calcext:value-type="float">
            <text:p>0.035221</text:p>
          </table:table-cell>
          <table:table-cell office:value-type="float" office:value="0.012554" calcext:value-type="float">
            <text:p>0.012554</text:p>
          </table:table-cell>
          <table:table-cell office:value-type="float" office:value="0" calcext:value-type="float">
            <text:p>0</text:p>
          </table:table-cell>
          <table:table-cell office:value-type="float" office:value="144662" calcext:value-type="float">
            <text:p>14466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19</text:p>
          </table:table-cell>
          <table:table-cell office:value-type="float" office:value="0.052937" calcext:value-type="float">
            <text:p>0.052937</text:p>
          </table:table-cell>
          <table:table-cell office:value-type="float" office:value="0.007024" calcext:value-type="float">
            <text:p>0.007024</text:p>
          </table:table-cell>
          <table:table-cell office:value-type="float" office:value="0" calcext:value-type="float">
            <text:p>0</text:p>
          </table:table-cell>
          <table:table-cell office:value-type="float" office:value="119852" calcext:value-type="float">
            <text:p>11985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0</text:p>
          </table:table-cell>
          <table:table-cell office:value-type="float" office:value="0.059373" calcext:value-type="float">
            <text:p>0.059373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" calcext:value-type="float">
            <text:p>0</text:p>
          </table:table-cell>
          <table:table-cell office:value-type="float" office:value="158338" calcext:value-type="float">
            <text:p>15833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1</text:p>
          </table:table-cell>
          <table:table-cell office:value-type="float" office:value="0.035956" calcext:value-type="float">
            <text:p>0.035956</text:p>
          </table:table-cell>
          <table:table-cell office:value-type="float" office:value="0.008334" calcext:value-type="float">
            <text:p>0.008334</text:p>
          </table:table-cell>
          <table:table-cell office:value-type="float" office:value="0" calcext:value-type="float">
            <text:p>0</text:p>
          </table:table-cell>
          <table:table-cell office:value-type="float" office:value="128407" calcext:value-type="float">
            <text:p>12840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2</text:p>
          </table:table-cell>
          <table:table-cell office:value-type="float" office:value="0.016665" calcext:value-type="float">
            <text:p>0.016665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0" calcext:value-type="float">
            <text:p>0</text:p>
          </table:table-cell>
          <table:table-cell office:value-type="float" office:value="104000" calcext:value-type="float">
            <text:p>1040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3</text:p>
          </table:table-cell>
          <table:table-cell office:value-type="float" office:value="0.032119" calcext:value-type="float">
            <text:p>0.032119</text:p>
          </table:table-cell>
          <table:table-cell office:value-type="float" office:value="0.00569" calcext:value-type="float">
            <text:p>0.00569</text:p>
          </table:table-cell>
          <table:table-cell office:value-type="float" office:value="0" calcext:value-type="float">
            <text:p>0</text:p>
          </table:table-cell>
          <table:table-cell office:value-type="float" office:value="103507" calcext:value-type="float">
            <text:p>10350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4</text:p>
          </table:table-cell>
          <table:table-cell office:value-type="float" office:value="0.068835" calcext:value-type="float">
            <text:p>0.068835</text:p>
          </table:table-cell>
          <table:table-cell office:value-type="float" office:value="0.012473" calcext:value-type="float">
            <text:p>0.012473</text:p>
          </table:table-cell>
          <table:table-cell office:value-type="float" office:value="0" calcext:value-type="float">
            <text:p>0</text:p>
          </table:table-cell>
          <table:table-cell office:value-type="float" office:value="157726" calcext:value-type="float">
            <text:p>15772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5</text:p>
          </table:table-cell>
          <table:table-cell office:value-type="float" office:value="0.083743" calcext:value-type="float">
            <text:p>0.08374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" calcext:value-type="float">
            <text:p>0</text:p>
          </table:table-cell>
          <table:table-cell office:value-type="float" office:value="143836" calcext:value-type="float">
            <text:p>14383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6</text:p>
          </table:table-cell>
          <table:table-cell office:value-type="float" office:value="0.023708" calcext:value-type="float">
            <text:p>0.023708</text:p>
          </table:table-cell>
          <table:table-cell office:value-type="float" office:value="0.009553" calcext:value-type="float">
            <text:p>0.009553</text:p>
          </table:table-cell>
          <table:table-cell office:value-type="float" office:value="0" calcext:value-type="float">
            <text:p>0</text:p>
          </table:table-cell>
          <table:table-cell office:value-type="float" office:value="137989" calcext:value-type="float">
            <text:p>13798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7</text:p>
          </table:table-cell>
          <table:table-cell office:value-type="float" office:value="0.027794" calcext:value-type="float">
            <text:p>0.027794</text:p>
          </table:table-cell>
          <table:table-cell office:value-type="float" office:value="0.011732" calcext:value-type="float">
            <text:p>0.011732</text:p>
          </table:table-cell>
          <table:table-cell office:value-type="float" office:value="0" calcext:value-type="float">
            <text:p>0</text:p>
          </table:table-cell>
          <table:table-cell office:value-type="float" office:value="140248" calcext:value-type="float">
            <text:p>14024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8</text:p>
          </table:table-cell>
          <table:table-cell office:value-type="float" office:value="0.019863" calcext:value-type="float">
            <text:p>0.019863</text:p>
          </table:table-cell>
          <table:table-cell office:value-type="float" office:value="0.008197" calcext:value-type="float">
            <text:p>0.008197</text:p>
          </table:table-cell>
          <table:table-cell office:value-type="float" office:value="0" calcext:value-type="float">
            <text:p>0</text:p>
          </table:table-cell>
          <table:table-cell office:value-type="float" office:value="116062" calcext:value-type="float">
            <text:p>11606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29</text:p>
          </table:table-cell>
          <table:table-cell office:value-type="float" office:value="0.045547" calcext:value-type="float">
            <text:p>0.045547</text:p>
          </table:table-cell>
          <table:table-cell office:value-type="float" office:value="0.008799" calcext:value-type="float">
            <text:p>0.008799</text:p>
          </table:table-cell>
          <table:table-cell office:value-type="float" office:value="0" calcext:value-type="float">
            <text:p>0</text:p>
          </table:table-cell>
          <table:table-cell office:value-type="float" office:value="133763" calcext:value-type="float">
            <text:p>13376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0</text:p>
          </table:table-cell>
          <table:table-cell office:value-type="float" office:value="0.030704" calcext:value-type="float">
            <text:p>0.030704</text:p>
          </table:table-cell>
          <table:table-cell office:value-type="float" office:value="0.008787" calcext:value-type="float">
            <text:p>0.008787</text:p>
          </table:table-cell>
          <table:table-cell office:value-type="float" office:value="0" calcext:value-type="float">
            <text:p>0</text:p>
          </table:table-cell>
          <table:table-cell office:value-type="float" office:value="125561" calcext:value-type="float">
            <text:p>12556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1</text:p>
          </table:table-cell>
          <table:table-cell office:value-type="float" office:value="0.026473" calcext:value-type="float">
            <text:p>0.026473</text:p>
          </table:table-cell>
          <table:table-cell office:value-type="float" office:value="0.007339" calcext:value-type="float">
            <text:p>0.007339</text:p>
          </table:table-cell>
          <table:table-cell office:value-type="float" office:value="0" calcext:value-type="float">
            <text:p>0</text:p>
          </table:table-cell>
          <table:table-cell office:value-type="float" office:value="119864" calcext:value-type="float">
            <text:p>11986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2</text:p>
          </table:table-cell>
          <table:table-cell office:value-type="float" office:value="0.026815" calcext:value-type="float">
            <text:p>0.026815</text:p>
          </table:table-cell>
          <table:table-cell office:value-type="float" office:value="0.009142" calcext:value-type="float">
            <text:p>0.009142</text:p>
          </table:table-cell>
          <table:table-cell office:value-type="float" office:value="0" calcext:value-type="float">
            <text:p>0</text:p>
          </table:table-cell>
          <table:table-cell office:value-type="float" office:value="132298" calcext:value-type="float">
            <text:p>13229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3</text:p>
          </table:table-cell>
          <table:table-cell office:value-type="float" office:value="0.034311" calcext:value-type="float">
            <text:p>0.034311</text:p>
          </table:table-cell>
          <table:table-cell office:value-type="float" office:value="0.008709" calcext:value-type="float">
            <text:p>0.008709</text:p>
          </table:table-cell>
          <table:table-cell office:value-type="float" office:value="0" calcext:value-type="float">
            <text:p>0</text:p>
          </table:table-cell>
          <table:table-cell office:value-type="float" office:value="131796" calcext:value-type="float">
            <text:p>13179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4</text:p>
          </table:table-cell>
          <table:table-cell office:value-type="float" office:value="0.050934" calcext:value-type="float">
            <text:p>0.050934</text:p>
          </table:table-cell>
          <table:table-cell office:value-type="float" office:value="0.016638" calcext:value-type="float">
            <text:p>0.016638</text:p>
          </table:table-cell>
          <table:table-cell office:value-type="float" office:value="0" calcext:value-type="float">
            <text:p>0</text:p>
          </table:table-cell>
          <table:table-cell office:value-type="float" office:value="179878" calcext:value-type="float">
            <text:p>17987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5</text:p>
          </table:table-cell>
          <table:table-cell office:value-type="float" office:value="0.048801" calcext:value-type="float">
            <text:p>0.04880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" calcext:value-type="float">
            <text:p>0</text:p>
          </table:table-cell>
          <table:table-cell office:value-type="float" office:value="163788" calcext:value-type="float">
            <text:p>1637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6</text:p>
          </table:table-cell>
          <table:table-cell office:value-type="float" office:value="0.091179" calcext:value-type="float">
            <text:p>0.091179</text:p>
          </table:table-cell>
          <table:table-cell office:value-type="float" office:value="0.021361" calcext:value-type="float">
            <text:p>0.021361</text:p>
          </table:table-cell>
          <table:table-cell office:value-type="float" office:value="0" calcext:value-type="float">
            <text:p>0</text:p>
          </table:table-cell>
          <table:table-cell office:value-type="float" office:value="202532" calcext:value-type="float">
            <text:p>20253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7</text:p>
          </table:table-cell>
          <table:table-cell office:value-type="float" office:value="0.046725" calcext:value-type="float">
            <text:p>0.046725</text:p>
          </table:table-cell>
          <table:table-cell office:value-type="float" office:value="0.007113" calcext:value-type="float">
            <text:p>0.007113</text:p>
          </table:table-cell>
          <table:table-cell office:value-type="float" office:value="0" calcext:value-type="float">
            <text:p>0</text:p>
          </table:table-cell>
          <table:table-cell office:value-type="float" office:value="112944" calcext:value-type="float">
            <text:p>11294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8</text:p>
          </table:table-cell>
          <table:table-cell office:value-type="float" office:value="0.018486" calcext:value-type="float">
            <text:p>0.018486</text:p>
          </table:table-cell>
          <table:table-cell office:value-type="float" office:value="0.007846" calcext:value-type="float">
            <text:p>0.007846</text:p>
          </table:table-cell>
          <table:table-cell office:value-type="float" office:value="0" calcext:value-type="float">
            <text:p>0</text:p>
          </table:table-cell>
          <table:table-cell office:value-type="float" office:value="130589" calcext:value-type="float">
            <text:p>13058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39</text:p>
          </table:table-cell>
          <table:table-cell office:value-type="float" office:value="0.0474" calcext:value-type="float">
            <text:p>0.0474</text:p>
          </table:table-cell>
          <table:table-cell office:value-type="float" office:value="0.012258" calcext:value-type="float">
            <text:p>0.012258</text:p>
          </table:table-cell>
          <table:table-cell office:value-type="float" office:value="0" calcext:value-type="float">
            <text:p>0</text:p>
          </table:table-cell>
          <table:table-cell office:value-type="float" office:value="174238" calcext:value-type="float">
            <text:p>17423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0</text:p>
          </table:table-cell>
          <table:table-cell office:value-type="float" office:value="0.023043" calcext:value-type="float">
            <text:p>0.023043</text:p>
          </table:table-cell>
          <table:table-cell office:value-type="float" office:value="0.009371" calcext:value-type="float">
            <text:p>0.009371</text:p>
          </table:table-cell>
          <table:table-cell office:value-type="float" office:value="0" calcext:value-type="float">
            <text:p>0</text:p>
          </table:table-cell>
          <table:table-cell office:value-type="float" office:value="131743" calcext:value-type="float">
            <text:p>131743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1</text:p>
          </table:table-cell>
          <table:table-cell office:value-type="float" office:value="0.027638" calcext:value-type="float">
            <text:p>0.027638</text:p>
          </table:table-cell>
          <table:table-cell office:value-type="float" office:value="0.007764" calcext:value-type="float">
            <text:p>0.007764</text:p>
          </table:table-cell>
          <table:table-cell office:value-type="float" office:value="0" calcext:value-type="float">
            <text:p>0</text:p>
          </table:table-cell>
          <table:table-cell office:value-type="float" office:value="120399" calcext:value-type="float">
            <text:p>1203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2</text:p>
          </table:table-cell>
          <table:table-cell office:value-type="float" office:value="0.041486" calcext:value-type="float">
            <text:p>0.041486</text:p>
          </table:table-cell>
          <table:table-cell office:value-type="float" office:value="0.013014" calcext:value-type="float">
            <text:p>0.013014</text:p>
          </table:table-cell>
          <table:table-cell office:value-type="float" office:value="0" calcext:value-type="float">
            <text:p>0</text:p>
          </table:table-cell>
          <table:table-cell office:value-type="float" office:value="159022" calcext:value-type="float">
            <text:p>15902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3</text:p>
          </table:table-cell>
          <table:table-cell office:value-type="float" office:value="0.077724" calcext:value-type="float">
            <text:p>0.077724</text:p>
          </table:table-cell>
          <table:table-cell office:value-type="float" office:value="0.016308" calcext:value-type="float">
            <text:p>0.016308</text:p>
          </table:table-cell>
          <table:table-cell office:value-type="float" office:value="0" calcext:value-type="float">
            <text:p>0</text:p>
          </table:table-cell>
          <table:table-cell office:value-type="float" office:value="200047" calcext:value-type="float">
            <text:p>20004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4</text:p>
          </table:table-cell>
          <table:table-cell office:value-type="float" office:value="0.024982" calcext:value-type="float">
            <text:p>0.024982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0" calcext:value-type="float">
            <text:p>0</text:p>
          </table:table-cell>
          <table:table-cell office:value-type="float" office:value="125936" calcext:value-type="float">
            <text:p>12593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5</text:p>
          </table:table-cell>
          <table:table-cell office:value-type="float" office:value="0.028802" calcext:value-type="float">
            <text:p>0.028802</text:p>
          </table:table-cell>
          <table:table-cell office:value-type="float" office:value="0.010553" calcext:value-type="float">
            <text:p>0.010553</text:p>
          </table:table-cell>
          <table:table-cell office:value-type="float" office:value="0" calcext:value-type="float">
            <text:p>0</text:p>
          </table:table-cell>
          <table:table-cell office:value-type="float" office:value="148663" calcext:value-type="float">
            <text:p>14866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6</text:p>
          </table:table-cell>
          <table:table-cell office:value-type="float" office:value="0.022731" calcext:value-type="float">
            <text:p>0.022731</text:p>
          </table:table-cell>
          <table:table-cell office:value-type="float" office:value="0.00767" calcext:value-type="float">
            <text:p>0.00767</text:p>
          </table:table-cell>
          <table:table-cell office:value-type="float" office:value="0" calcext:value-type="float">
            <text:p>0</text:p>
          </table:table-cell>
          <table:table-cell office:value-type="float" office:value="126501" calcext:value-type="float">
            <text:p>12650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7</text:p>
          </table:table-cell>
          <table:table-cell office:value-type="float" office:value="0.022073" calcext:value-type="float">
            <text:p>0.022073</text:p>
          </table:table-cell>
          <table:table-cell office:value-type="float" office:value="0.008819" calcext:value-type="float">
            <text:p>0.008819</text:p>
          </table:table-cell>
          <table:table-cell office:value-type="float" office:value="0" calcext:value-type="float">
            <text:p>0</text:p>
          </table:table-cell>
          <table:table-cell office:value-type="float" office:value="137769" calcext:value-type="float">
            <text:p>13776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8</text:p>
          </table:table-cell>
          <table:table-cell office:value-type="float" office:value="0.01716" calcext:value-type="float">
            <text:p>0.01716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" calcext:value-type="float">
            <text:p>0</text:p>
          </table:table-cell>
          <table:table-cell office:value-type="float" office:value="91026" calcext:value-type="float">
            <text:p>9102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49</text:p>
          </table:table-cell>
          <table:table-cell office:value-type="float" office:value="0.050522" calcext:value-type="float">
            <text:p>0.050522</text:p>
          </table:table-cell>
          <table:table-cell office:value-type="float" office:value="0.010738" calcext:value-type="float">
            <text:p>0.010738</text:p>
          </table:table-cell>
          <table:table-cell office:value-type="float" office:value="0" calcext:value-type="float">
            <text:p>0</text:p>
          </table:table-cell>
          <table:table-cell office:value-type="float" office:value="147217" calcext:value-type="float">
            <text:p>14721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0</text:p>
          </table:table-cell>
          <table:table-cell office:value-type="float" office:value="0.058555" calcext:value-type="float">
            <text:p>0.058555</text:p>
          </table:table-cell>
          <table:table-cell office:value-type="float" office:value="0.007579" calcext:value-type="float">
            <text:p>0.007579</text:p>
          </table:table-cell>
          <table:table-cell office:value-type="float" office:value="0" calcext:value-type="float">
            <text:p>0</text:p>
          </table:table-cell>
          <table:table-cell office:value-type="float" office:value="112748" calcext:value-type="float">
            <text:p>11274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1</text:p>
          </table:table-cell>
          <table:table-cell office:value-type="float" office:value="0.025354" calcext:value-type="float">
            <text:p>0.025354</text:p>
          </table:table-cell>
          <table:table-cell office:value-type="float" office:value="0.00748" calcext:value-type="float">
            <text:p>0.00748</text:p>
          </table:table-cell>
          <table:table-cell office:value-type="float" office:value="0" calcext:value-type="float">
            <text:p>0</text:p>
          </table:table-cell>
          <table:table-cell office:value-type="float" office:value="120792" calcext:value-type="float">
            <text:p>12079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2</text:p>
          </table:table-cell>
          <table:table-cell office:value-type="float" office:value="0.021779" calcext:value-type="float">
            <text:p>0.021779</text:p>
          </table:table-cell>
          <table:table-cell office:value-type="float" office:value="0.008599" calcext:value-type="float">
            <text:p>0.008599</text:p>
          </table:table-cell>
          <table:table-cell office:value-type="float" office:value="0" calcext:value-type="float">
            <text:p>0</text:p>
          </table:table-cell>
          <table:table-cell office:value-type="float" office:value="123628" calcext:value-type="float">
            <text:p>12362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3</text:p>
          </table:table-cell>
          <table:table-cell office:value-type="float" office:value="0.029313" calcext:value-type="float">
            <text:p>0.029313</text:p>
          </table:table-cell>
          <table:table-cell office:value-type="float" office:value="0.011724" calcext:value-type="float">
            <text:p>0.011724</text:p>
          </table:table-cell>
          <table:table-cell office:value-type="float" office:value="0" calcext:value-type="float">
            <text:p>0</text:p>
          </table:table-cell>
          <table:table-cell office:value-type="float" office:value="157809" calcext:value-type="float">
            <text:p>15780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4</text:p>
          </table:table-cell>
          <table:table-cell office:value-type="float" office:value="0.057695" calcext:value-type="float">
            <text:p>0.057695</text:p>
          </table:table-cell>
          <table:table-cell office:value-type="float" office:value="0.017244" calcext:value-type="float">
            <text:p>0.017244</text:p>
          </table:table-cell>
          <table:table-cell office:value-type="float" office:value="0" calcext:value-type="float">
            <text:p>0</text:p>
          </table:table-cell>
          <table:table-cell office:value-type="float" office:value="177319" calcext:value-type="float">
            <text:p>17731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5</text:p>
          </table:table-cell>
          <table:table-cell office:value-type="float" office:value="0.022533" calcext:value-type="float">
            <text:p>0.022533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" calcext:value-type="float">
            <text:p>0</text:p>
          </table:table-cell>
          <table:table-cell office:value-type="float" office:value="131246" calcext:value-type="float">
            <text:p>13124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6</text:p>
          </table:table-cell>
          <table:table-cell office:value-type="float" office:value="0.024975" calcext:value-type="float">
            <text:p>0.024975</text:p>
          </table:table-cell>
          <table:table-cell office:value-type="float" office:value="0.008097" calcext:value-type="float">
            <text:p>0.008097</text:p>
          </table:table-cell>
          <table:table-cell office:value-type="float" office:value="0" calcext:value-type="float">
            <text:p>0</text:p>
          </table:table-cell>
          <table:table-cell office:value-type="float" office:value="115489" calcext:value-type="float">
            <text:p>11548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7</text:p>
          </table:table-cell>
          <table:table-cell office:value-type="float" office:value="0.062873" calcext:value-type="float">
            <text:p>0.062873</text:p>
          </table:table-cell>
          <table:table-cell office:value-type="float" office:value="0.011436" calcext:value-type="float">
            <text:p>0.011436</text:p>
          </table:table-cell>
          <table:table-cell office:value-type="float" office:value="0" calcext:value-type="float">
            <text:p>0</text:p>
          </table:table-cell>
          <table:table-cell office:value-type="float" office:value="132447" calcext:value-type="float">
            <text:p>13244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8</text:p>
          </table:table-cell>
          <table:table-cell office:value-type="float" office:value="0.038168" calcext:value-type="float">
            <text:p>0.038168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0" calcext:value-type="float">
            <text:p>0</text:p>
          </table:table-cell>
          <table:table-cell office:value-type="float" office:value="129876" calcext:value-type="float">
            <text:p>12987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39:59</text:p>
          </table:table-cell>
          <table:table-cell office:value-type="float" office:value="0.069857" calcext:value-type="float">
            <text:p>0.069857</text:p>
          </table:table-cell>
          <table:table-cell office:value-type="float" office:value="0.009089" calcext:value-type="float">
            <text:p>0.009089</text:p>
          </table:table-cell>
          <table:table-cell office:value-type="float" office:value="0" calcext:value-type="float">
            <text:p>0</text:p>
          </table:table-cell>
          <table:table-cell office:value-type="float" office:value="138717" calcext:value-type="float">
            <text:p>1387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0</text:p>
          </table:table-cell>
          <table:table-cell office:value-type="float" office:value="0.023853" calcext:value-type="float">
            <text:p>0.023853</text:p>
          </table:table-cell>
          <table:table-cell office:value-type="float" office:value="0.009282" calcext:value-type="float">
            <text:p>0.009282</text:p>
          </table:table-cell>
          <table:table-cell office:value-type="float" office:value="0" calcext:value-type="float">
            <text:p>0</text:p>
          </table:table-cell>
          <table:table-cell office:value-type="float" office:value="131606" calcext:value-type="float">
            <text:p>13160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1</text:p>
          </table:table-cell>
          <table:table-cell office:value-type="float" office:value="0.020574" calcext:value-type="float">
            <text:p>0.020574</text:p>
          </table:table-cell>
          <table:table-cell office:value-type="float" office:value="0.007189" calcext:value-type="float">
            <text:p>0.007189</text:p>
          </table:table-cell>
          <table:table-cell office:value-type="float" office:value="0" calcext:value-type="float">
            <text:p>0</text:p>
          </table:table-cell>
          <table:table-cell office:value-type="float" office:value="128212" calcext:value-type="float">
            <text:p>12821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2</text:p>
          </table:table-cell>
          <table:table-cell office:value-type="float" office:value="0.027773" calcext:value-type="float">
            <text:p>0.027773</text:p>
          </table:table-cell>
          <table:table-cell office:value-type="float" office:value="0.011717" calcext:value-type="float">
            <text:p>0.011717</text:p>
          </table:table-cell>
          <table:table-cell office:value-type="float" office:value="0" calcext:value-type="float">
            <text:p>0</text:p>
          </table:table-cell>
          <table:table-cell office:value-type="float" office:value="150328" calcext:value-type="float">
            <text:p>15032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3</text:p>
          </table:table-cell>
          <table:table-cell office:value-type="float" office:value="0.036508" calcext:value-type="float">
            <text:p>0.036508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0" calcext:value-type="float">
            <text:p>0</text:p>
          </table:table-cell>
          <table:table-cell office:value-type="float" office:value="155959" calcext:value-type="float">
            <text:p>15595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4</text:p>
          </table:table-cell>
          <table:table-cell office:value-type="float" office:value="0.056433" calcext:value-type="float">
            <text:p>0.056433</text:p>
          </table:table-cell>
          <table:table-cell office:value-type="float" office:value="0.012493" calcext:value-type="float">
            <text:p>0.012493</text:p>
          </table:table-cell>
          <table:table-cell office:value-type="float" office:value="0" calcext:value-type="float">
            <text:p>0</text:p>
          </table:table-cell>
          <table:table-cell office:value-type="float" office:value="149344" calcext:value-type="float">
            <text:p>14934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5</text:p>
          </table:table-cell>
          <table:table-cell office:value-type="float" office:value="0.042564" calcext:value-type="float">
            <text:p>0.042564</text:p>
          </table:table-cell>
          <table:table-cell office:value-type="float" office:value="0.015096" calcext:value-type="float">
            <text:p>0.015096</text:p>
          </table:table-cell>
          <table:table-cell office:value-type="float" office:value="0" calcext:value-type="float">
            <text:p>0</text:p>
          </table:table-cell>
          <table:table-cell office:value-type="float" office:value="160291" calcext:value-type="float">
            <text:p>16029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6</text:p>
          </table:table-cell>
          <table:table-cell office:value-type="float" office:value="0.04399" calcext:value-type="float">
            <text:p>0.04399</text:p>
          </table:table-cell>
          <table:table-cell office:value-type="float" office:value="0.012302" calcext:value-type="float">
            <text:p>0.012302</text:p>
          </table:table-cell>
          <table:table-cell office:value-type="float" office:value="0" calcext:value-type="float">
            <text:p>0</text:p>
          </table:table-cell>
          <table:table-cell office:value-type="float" office:value="166927" calcext:value-type="float">
            <text:p>16692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7</text:p>
          </table:table-cell>
          <table:table-cell office:value-type="float" office:value="0.016203" calcext:value-type="float">
            <text:p>0.016203</text:p>
          </table:table-cell>
          <table:table-cell office:value-type="float" office:value="0.005925" calcext:value-type="float">
            <text:p>0.005925</text:p>
          </table:table-cell>
          <table:table-cell office:value-type="float" office:value="0" calcext:value-type="float">
            <text:p>0</text:p>
          </table:table-cell>
          <table:table-cell office:value-type="float" office:value="98672" calcext:value-type="float">
            <text:p>9867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8</text:p>
          </table:table-cell>
          <table:table-cell office:value-type="float" office:value="0.018551" calcext:value-type="float">
            <text:p>0.018551</text:p>
          </table:table-cell>
          <table:table-cell office:value-type="float" office:value="0.006659" calcext:value-type="float">
            <text:p>0.006659</text:p>
          </table:table-cell>
          <table:table-cell office:value-type="float" office:value="0" calcext:value-type="float">
            <text:p>0</text:p>
          </table:table-cell>
          <table:table-cell office:value-type="float" office:value="117630" calcext:value-type="float">
            <text:p>11763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09</text:p>
          </table:table-cell>
          <table:table-cell office:value-type="float" office:value="0.027899" calcext:value-type="float">
            <text:p>0.027899</text:p>
          </table:table-cell>
          <table:table-cell office:value-type="float" office:value="0.006762" calcext:value-type="float">
            <text:p>0.006762</text:p>
          </table:table-cell>
          <table:table-cell office:value-type="float" office:value="0" calcext:value-type="float">
            <text:p>0</text:p>
          </table:table-cell>
          <table:table-cell office:value-type="float" office:value="112390" calcext:value-type="float">
            <text:p>11239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0</text:p>
          </table:table-cell>
          <table:table-cell office:value-type="float" office:value="0.024811" calcext:value-type="float">
            <text:p>0.024811</text:p>
          </table:table-cell>
          <table:table-cell office:value-type="float" office:value="0.00888" calcext:value-type="float">
            <text:p>0.00888</text:p>
          </table:table-cell>
          <table:table-cell office:value-type="float" office:value="0" calcext:value-type="float">
            <text:p>0</text:p>
          </table:table-cell>
          <table:table-cell office:value-type="float" office:value="130408" calcext:value-type="float">
            <text:p>13040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1</text:p>
          </table:table-cell>
          <table:table-cell office:value-type="float" office:value="0.041086" calcext:value-type="float">
            <text:p>0.041086</text:p>
          </table:table-cell>
          <table:table-cell office:value-type="float" office:value="0.013434" calcext:value-type="float">
            <text:p>0.013434</text:p>
          </table:table-cell>
          <table:table-cell office:value-type="float" office:value="0" calcext:value-type="float">
            <text:p>0</text:p>
          </table:table-cell>
          <table:table-cell office:value-type="float" office:value="164436" calcext:value-type="float">
            <text:p>16443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2</text:p>
          </table:table-cell>
          <table:table-cell office:value-type="float" office:value="0.018467" calcext:value-type="float">
            <text:p>0.018467</text:p>
          </table:table-cell>
          <table:table-cell office:value-type="float" office:value="0.006869" calcext:value-type="float">
            <text:p>0.006869</text:p>
          </table:table-cell>
          <table:table-cell office:value-type="float" office:value="0" calcext:value-type="float">
            <text:p>0</text:p>
          </table:table-cell>
          <table:table-cell office:value-type="float" office:value="121432" calcext:value-type="float">
            <text:p>12143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3</text:p>
          </table:table-cell>
          <table:table-cell office:value-type="float" office:value="0.050519" calcext:value-type="float">
            <text:p>0.050519</text:p>
          </table:table-cell>
          <table:table-cell office:value-type="float" office:value="0.011338" calcext:value-type="float">
            <text:p>0.011338</text:p>
          </table:table-cell>
          <table:table-cell office:value-type="float" office:value="0" calcext:value-type="float">
            <text:p>0</text:p>
          </table:table-cell>
          <table:table-cell office:value-type="float" office:value="172252" calcext:value-type="float">
            <text:p>17225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4</text:p>
          </table:table-cell>
          <table:table-cell office:value-type="float" office:value="0.048081" calcext:value-type="float">
            <text:p>0.048081</text:p>
          </table:table-cell>
          <table:table-cell office:value-type="float" office:value="0.010423" calcext:value-type="float">
            <text:p>0.010423</text:p>
          </table:table-cell>
          <table:table-cell office:value-type="float" office:value="0" calcext:value-type="float">
            <text:p>0</text:p>
          </table:table-cell>
          <table:table-cell office:value-type="float" office:value="141987" calcext:value-type="float">
            <text:p>14198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5</text:p>
          </table:table-cell>
          <table:table-cell office:value-type="float" office:value="0.067346" calcext:value-type="float">
            <text:p>0.067346</text:p>
          </table:table-cell>
          <table:table-cell office:value-type="float" office:value="0.016972" calcext:value-type="float">
            <text:p>0.016972</text:p>
          </table:table-cell>
          <table:table-cell office:value-type="float" office:value="0" calcext:value-type="float">
            <text:p>0</text:p>
          </table:table-cell>
          <table:table-cell office:value-type="float" office:value="171821" calcext:value-type="float">
            <text:p>17182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6</text:p>
          </table:table-cell>
          <table:table-cell office:value-type="float" office:value="0.021043" calcext:value-type="float">
            <text:p>0.021043</text:p>
          </table:table-cell>
          <table:table-cell office:value-type="float" office:value="0.008904" calcext:value-type="float">
            <text:p>0.008904</text:p>
          </table:table-cell>
          <table:table-cell office:value-type="float" office:value="0" calcext:value-type="float">
            <text:p>0</text:p>
          </table:table-cell>
          <table:table-cell office:value-type="float" office:value="131254" calcext:value-type="float">
            <text:p>13125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7</text:p>
          </table:table-cell>
          <table:table-cell office:value-type="float" office:value="0.033371" calcext:value-type="float">
            <text:p>0.033371</text:p>
          </table:table-cell>
          <table:table-cell office:value-type="float" office:value="0.011115" calcext:value-type="float">
            <text:p>0.011115</text:p>
          </table:table-cell>
          <table:table-cell office:value-type="float" office:value="0" calcext:value-type="float">
            <text:p>0</text:p>
          </table:table-cell>
          <table:table-cell office:value-type="float" office:value="137443" calcext:value-type="float">
            <text:p>13744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8</text:p>
          </table:table-cell>
          <table:table-cell office:value-type="float" office:value="0.05282" calcext:value-type="float">
            <text:p>0.05282</text:p>
          </table:table-cell>
          <table:table-cell office:value-type="float" office:value="0.011018" calcext:value-type="float">
            <text:p>0.011018</text:p>
          </table:table-cell>
          <table:table-cell office:value-type="float" office:value="0" calcext:value-type="float">
            <text:p>0</text:p>
          </table:table-cell>
          <table:table-cell office:value-type="float" office:value="139933" calcext:value-type="float">
            <text:p>13993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19</text:p>
          </table:table-cell>
          <table:table-cell office:value-type="float" office:value="0.051584" calcext:value-type="float">
            <text:p>0.051584</text:p>
          </table:table-cell>
          <table:table-cell office:value-type="float" office:value="0.01546" calcext:value-type="float">
            <text:p>0.01546</text:p>
          </table:table-cell>
          <table:table-cell office:value-type="float" office:value="0" calcext:value-type="float">
            <text:p>0</text:p>
          </table:table-cell>
          <table:table-cell office:value-type="float" office:value="188022" calcext:value-type="float">
            <text:p>18802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0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0" calcext:value-type="float">
            <text:p>0</text:p>
          </table:table-cell>
          <table:table-cell office:value-type="float" office:value="158857" calcext:value-type="float">
            <text:p>15885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1</text:p>
          </table:table-cell>
          <table:table-cell office:value-type="float" office:value="0.040842" calcext:value-type="float">
            <text:p>0.040842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" calcext:value-type="float">
            <text:p>0</text:p>
          </table:table-cell>
          <table:table-cell office:value-type="float" office:value="129760" calcext:value-type="float">
            <text:p>12976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2</text:p>
          </table:table-cell>
          <table:table-cell office:value-type="float" office:value="0.04733" calcext:value-type="float">
            <text:p>0.04733</text:p>
          </table:table-cell>
          <table:table-cell office:value-type="float" office:value="0.009465" calcext:value-type="float">
            <text:p>0.009465</text:p>
          </table:table-cell>
          <table:table-cell office:value-type="float" office:value="0" calcext:value-type="float">
            <text:p>0</text:p>
          </table:table-cell>
          <table:table-cell office:value-type="float" office:value="139573" calcext:value-type="float">
            <text:p>13957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3</text:p>
          </table:table-cell>
          <table:table-cell office:value-type="float" office:value="0.052682" calcext:value-type="float">
            <text:p>0.052682</text:p>
          </table:table-cell>
          <table:table-cell office:value-type="float" office:value="0.010242" calcext:value-type="float">
            <text:p>0.010242</text:p>
          </table:table-cell>
          <table:table-cell office:value-type="float" office:value="0" calcext:value-type="float">
            <text:p>0</text:p>
          </table:table-cell>
          <table:table-cell office:value-type="float" office:value="131137" calcext:value-type="float">
            <text:p>13113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4</text:p>
          </table:table-cell>
          <table:table-cell office:value-type="float" office:value="0.021512" calcext:value-type="float">
            <text:p>0.021512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0" calcext:value-type="float">
            <text:p>0</text:p>
          </table:table-cell>
          <table:table-cell office:value-type="float" office:value="118786" calcext:value-type="float">
            <text:p>11878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5</text:p>
          </table:table-cell>
          <table:table-cell office:value-type="float" office:value="0.061928" calcext:value-type="float">
            <text:p>0.061928</text:p>
          </table:table-cell>
          <table:table-cell office:value-type="float" office:value="0.010344" calcext:value-type="float">
            <text:p>0.010344</text:p>
          </table:table-cell>
          <table:table-cell office:value-type="float" office:value="0" calcext:value-type="float">
            <text:p>0</text:p>
          </table:table-cell>
          <table:table-cell office:value-type="float" office:value="139581" calcext:value-type="float">
            <text:p>13958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6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0.006583" calcext:value-type="float">
            <text:p>0.006583</text:p>
          </table:table-cell>
          <table:table-cell office:value-type="float" office:value="0" calcext:value-type="float">
            <text:p>0</text:p>
          </table:table-cell>
          <table:table-cell office:value-type="float" office:value="116540" calcext:value-type="float">
            <text:p>11654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7</text:p>
          </table:table-cell>
          <table:table-cell office:value-type="float" office:value="0.041135" calcext:value-type="float">
            <text:p>0.041135</text:p>
          </table:table-cell>
          <table:table-cell office:value-type="float" office:value="0.006363" calcext:value-type="float">
            <text:p>0.006363</text:p>
          </table:table-cell>
          <table:table-cell office:value-type="float" office:value="0" calcext:value-type="float">
            <text:p>0</text:p>
          </table:table-cell>
          <table:table-cell office:value-type="float" office:value="111403" calcext:value-type="float">
            <text:p>1114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8</text:p>
          </table:table-cell>
          <table:table-cell office:value-type="float" office:value="0.019578" calcext:value-type="float">
            <text:p>0.019578</text:p>
          </table:table-cell>
          <table:table-cell office:value-type="float" office:value="0.008544" calcext:value-type="float">
            <text:p>0.008544</text:p>
          </table:table-cell>
          <table:table-cell office:value-type="float" office:value="0" calcext:value-type="float">
            <text:p>0</text:p>
          </table:table-cell>
          <table:table-cell office:value-type="float" office:value="132308" calcext:value-type="float">
            <text:p>13230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29</text:p>
          </table:table-cell>
          <table:table-cell office:value-type="float" office:value="0.019521" calcext:value-type="float">
            <text:p>0.019521</text:p>
          </table:table-cell>
          <table:table-cell office:value-type="float" office:value="0.006852" calcext:value-type="float">
            <text:p>0.006852</text:p>
          </table:table-cell>
          <table:table-cell office:value-type="float" office:value="0" calcext:value-type="float">
            <text:p>0</text:p>
          </table:table-cell>
          <table:table-cell office:value-type="float" office:value="115233" calcext:value-type="float">
            <text:p>11523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0</text:p>
          </table:table-cell>
          <table:table-cell office:value-type="float" office:value="0.049612" calcext:value-type="float">
            <text:p>0.049612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0" calcext:value-type="float">
            <text:p>0</text:p>
          </table:table-cell>
          <table:table-cell office:value-type="float" office:value="143579" calcext:value-type="float">
            <text:p>14357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1</text:p>
          </table:table-cell>
          <table:table-cell office:value-type="float" office:value="0.036474" calcext:value-type="float">
            <text:p>0.036474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0" calcext:value-type="float">
            <text:p>0</text:p>
          </table:table-cell>
          <table:table-cell office:value-type="float" office:value="133984" calcext:value-type="float">
            <text:p>13398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2</text:p>
          </table:table-cell>
          <table:table-cell office:value-type="float" office:value="0.025172" calcext:value-type="float">
            <text:p>0.025172</text:p>
          </table:table-cell>
          <table:table-cell office:value-type="float" office:value="0.007514" calcext:value-type="float">
            <text:p>0.007514</text:p>
          </table:table-cell>
          <table:table-cell office:value-type="float" office:value="0" calcext:value-type="float">
            <text:p>0</text:p>
          </table:table-cell>
          <table:table-cell office:value-type="float" office:value="115636" calcext:value-type="float">
            <text:p>11563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3</text:p>
          </table:table-cell>
          <table:table-cell office:value-type="float" office:value="0.03893" calcext:value-type="float">
            <text:p>0.03893</text:p>
          </table:table-cell>
          <table:table-cell office:value-type="float" office:value="0.008197" calcext:value-type="float">
            <text:p>0.008197</text:p>
          </table:table-cell>
          <table:table-cell office:value-type="float" office:value="0" calcext:value-type="float">
            <text:p>0</text:p>
          </table:table-cell>
          <table:table-cell office:value-type="float" office:value="134569" calcext:value-type="float">
            <text:p>13456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4</text:p>
          </table:table-cell>
          <table:table-cell office:value-type="float" office:value="0.03801" calcext:value-type="float">
            <text:p>0.03801</text:p>
          </table:table-cell>
          <table:table-cell office:value-type="float" office:value="0.009734" calcext:value-type="float">
            <text:p>0.009734</text:p>
          </table:table-cell>
          <table:table-cell office:value-type="float" office:value="0" calcext:value-type="float">
            <text:p>0</text:p>
          </table:table-cell>
          <table:table-cell office:value-type="float" office:value="132977" calcext:value-type="float">
            <text:p>13297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5</text:p>
          </table:table-cell>
          <table:table-cell office:value-type="float" office:value="0.017058" calcext:value-type="float">
            <text:p>0.017058</text:p>
          </table:table-cell>
          <table:table-cell office:value-type="float" office:value="0.006697" calcext:value-type="float">
            <text:p>0.006697</text:p>
          </table:table-cell>
          <table:table-cell office:value-type="float" office:value="0" calcext:value-type="float">
            <text:p>0</text:p>
          </table:table-cell>
          <table:table-cell office:value-type="float" office:value="102348" calcext:value-type="float">
            <text:p>10234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6</text:p>
          </table:table-cell>
          <table:table-cell office:value-type="float" office:value="0.057783" calcext:value-type="float">
            <text:p>0.057783</text:p>
          </table:table-cell>
          <table:table-cell office:value-type="float" office:value="0.008626" calcext:value-type="float">
            <text:p>0.008626</text:p>
          </table:table-cell>
          <table:table-cell office:value-type="float" office:value="0" calcext:value-type="float">
            <text:p>0</text:p>
          </table:table-cell>
          <table:table-cell office:value-type="float" office:value="128047" calcext:value-type="float">
            <text:p>12804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7</text:p>
          </table:table-cell>
          <table:table-cell office:value-type="float" office:value="0.028233" calcext:value-type="float">
            <text:p>0.028233</text:p>
          </table:table-cell>
          <table:table-cell office:value-type="float" office:value="0.011973" calcext:value-type="float">
            <text:p>0.011973</text:p>
          </table:table-cell>
          <table:table-cell office:value-type="float" office:value="0" calcext:value-type="float">
            <text:p>0</text:p>
          </table:table-cell>
          <table:table-cell office:value-type="float" office:value="151033" calcext:value-type="float">
            <text:p>15103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8</text:p>
          </table:table-cell>
          <table:table-cell office:value-type="float" office:value="0.024923" calcext:value-type="float">
            <text:p>0.024923</text:p>
          </table:table-cell>
          <table:table-cell office:value-type="float" office:value="0.011365" calcext:value-type="float">
            <text:p>0.011365</text:p>
          </table:table-cell>
          <table:table-cell office:value-type="float" office:value="0" calcext:value-type="float">
            <text:p>0</text:p>
          </table:table-cell>
          <table:table-cell office:value-type="float" office:value="131359" calcext:value-type="float">
            <text:p>13135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39</text:p>
          </table:table-cell>
          <table:table-cell office:value-type="float" office:value="0.026265" calcext:value-type="float">
            <text:p>0.026265</text:p>
          </table:table-cell>
          <table:table-cell office:value-type="float" office:value="0.008698" calcext:value-type="float">
            <text:p>0.008698</text:p>
          </table:table-cell>
          <table:table-cell office:value-type="float" office:value="0" calcext:value-type="float">
            <text:p>0</text:p>
          </table:table-cell>
          <table:table-cell office:value-type="float" office:value="129674" calcext:value-type="float">
            <text:p>12967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0</text:p>
          </table:table-cell>
          <table:table-cell office:value-type="float" office:value="0.03967" calcext:value-type="float">
            <text:p>0.03967</text:p>
          </table:table-cell>
          <table:table-cell office:value-type="float" office:value="0.007884" calcext:value-type="float">
            <text:p>0.007884</text:p>
          </table:table-cell>
          <table:table-cell office:value-type="float" office:value="0" calcext:value-type="float">
            <text:p>0</text:p>
          </table:table-cell>
          <table:table-cell office:value-type="float" office:value="129458" calcext:value-type="float">
            <text:p>12945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1</text:p>
          </table:table-cell>
          <table:table-cell office:value-type="float" office:value="0.030578" calcext:value-type="float">
            <text:p>0.030578</text:p>
          </table:table-cell>
          <table:table-cell office:value-type="float" office:value="0.009397" calcext:value-type="float">
            <text:p>0.009397</text:p>
          </table:table-cell>
          <table:table-cell office:value-type="float" office:value="0" calcext:value-type="float">
            <text:p>0</text:p>
          </table:table-cell>
          <table:table-cell office:value-type="float" office:value="135992" calcext:value-type="float">
            <text:p>13599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2</text:p>
          </table:table-cell>
          <table:table-cell office:value-type="float" office:value="0.026793" calcext:value-type="float">
            <text:p>0.026793</text:p>
          </table:table-cell>
          <table:table-cell office:value-type="float" office:value="0.009652" calcext:value-type="float">
            <text:p>0.009652</text:p>
          </table:table-cell>
          <table:table-cell office:value-type="float" office:value="0" calcext:value-type="float">
            <text:p>0</text:p>
          </table:table-cell>
          <table:table-cell office:value-type="float" office:value="161805" calcext:value-type="float">
            <text:p>16180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3</text:p>
          </table:table-cell>
          <table:table-cell office:value-type="float" office:value="0.042932" calcext:value-type="float">
            <text:p>0.042932</text:p>
          </table:table-cell>
          <table:table-cell office:value-type="float" office:value="0.012849" calcext:value-type="float">
            <text:p>0.012849</text:p>
          </table:table-cell>
          <table:table-cell office:value-type="float" office:value="0" calcext:value-type="float">
            <text:p>0</text:p>
          </table:table-cell>
          <table:table-cell office:value-type="float" office:value="141835" calcext:value-type="float">
            <text:p>14183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4</text:p>
          </table:table-cell>
          <table:table-cell office:value-type="float" office:value="0.031595" calcext:value-type="float">
            <text:p>0.031595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" calcext:value-type="float">
            <text:p>0</text:p>
          </table:table-cell>
          <table:table-cell office:value-type="float" office:value="145809" calcext:value-type="float">
            <text:p>14580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5</text:p>
          </table:table-cell>
          <table:table-cell office:value-type="float" office:value="0.037694" calcext:value-type="float">
            <text:p>0.037694</text:p>
          </table:table-cell>
          <table:table-cell office:value-type="float" office:value="0.007202" calcext:value-type="float">
            <text:p>0.007202</text:p>
          </table:table-cell>
          <table:table-cell office:value-type="float" office:value="0" calcext:value-type="float">
            <text:p>0</text:p>
          </table:table-cell>
          <table:table-cell office:value-type="float" office:value="127985" calcext:value-type="float">
            <text:p>12798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6</text:p>
          </table:table-cell>
          <table:table-cell office:value-type="float" office:value="0.037636" calcext:value-type="float">
            <text:p>0.037636</text:p>
          </table:table-cell>
          <table:table-cell office:value-type="float" office:value="0.009741" calcext:value-type="float">
            <text:p>0.009741</text:p>
          </table:table-cell>
          <table:table-cell office:value-type="float" office:value="0" calcext:value-type="float">
            <text:p>0</text:p>
          </table:table-cell>
          <table:table-cell office:value-type="float" office:value="144570" calcext:value-type="float">
            <text:p>14457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7</text:p>
          </table:table-cell>
          <table:table-cell office:value-type="float" office:value="0.020965" calcext:value-type="float">
            <text:p>0.020965</text:p>
          </table:table-cell>
          <table:table-cell office:value-type="float" office:value="0.00695" calcext:value-type="float">
            <text:p>0.00695</text:p>
          </table:table-cell>
          <table:table-cell office:value-type="float" office:value="0" calcext:value-type="float">
            <text:p>0</text:p>
          </table:table-cell>
          <table:table-cell office:value-type="float" office:value="113604" calcext:value-type="float">
            <text:p>11360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8</text:p>
          </table:table-cell>
          <table:table-cell office:value-type="float" office:value="0.019849" calcext:value-type="float">
            <text:p>0.019849</text:p>
          </table:table-cell>
          <table:table-cell office:value-type="float" office:value="0.007386" calcext:value-type="float">
            <text:p>0.007386</text:p>
          </table:table-cell>
          <table:table-cell office:value-type="float" office:value="0" calcext:value-type="float">
            <text:p>0</text:p>
          </table:table-cell>
          <table:table-cell office:value-type="float" office:value="129448" calcext:value-type="float">
            <text:p>12944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49</text:p>
          </table:table-cell>
          <table:table-cell office:value-type="float" office:value="0.034891" calcext:value-type="float">
            <text:p>0.034891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" calcext:value-type="float">
            <text:p>0</text:p>
          </table:table-cell>
          <table:table-cell office:value-type="float" office:value="147929" calcext:value-type="float">
            <text:p>14792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0</text:p>
          </table:table-cell>
          <table:table-cell office:value-type="float" office:value="0.035275" calcext:value-type="float">
            <text:p>0.035275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0" calcext:value-type="float">
            <text:p>0</text:p>
          </table:table-cell>
          <table:table-cell office:value-type="float" office:value="122215" calcext:value-type="float">
            <text:p>12221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1</text:p>
          </table:table-cell>
          <table:table-cell office:value-type="float" office:value="0.017653" calcext:value-type="float">
            <text:p>0.017653</text:p>
          </table:table-cell>
          <table:table-cell office:value-type="float" office:value="0.006105" calcext:value-type="float">
            <text:p>0.006105</text:p>
          </table:table-cell>
          <table:table-cell office:value-type="float" office:value="0" calcext:value-type="float">
            <text:p>0</text:p>
          </table:table-cell>
          <table:table-cell office:value-type="float" office:value="108459" calcext:value-type="float">
            <text:p>10845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2</text:p>
          </table:table-cell>
          <table:table-cell office:value-type="float" office:value="0.02089" calcext:value-type="float">
            <text:p>0.02089</text:p>
          </table:table-cell>
          <table:table-cell office:value-type="float" office:value="0.008113" calcext:value-type="float">
            <text:p>0.008113</text:p>
          </table:table-cell>
          <table:table-cell office:value-type="float" office:value="0" calcext:value-type="float">
            <text:p>0</text:p>
          </table:table-cell>
          <table:table-cell office:value-type="float" office:value="115677" calcext:value-type="float">
            <text:p>11567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3</text:p>
          </table:table-cell>
          <table:table-cell office:value-type="float" office:value="0.049672" calcext:value-type="float">
            <text:p>0.049672</text:p>
          </table:table-cell>
          <table:table-cell office:value-type="float" office:value="0.014484" calcext:value-type="float">
            <text:p>0.014484</text:p>
          </table:table-cell>
          <table:table-cell office:value-type="float" office:value="0" calcext:value-type="float">
            <text:p>0</text:p>
          </table:table-cell>
          <table:table-cell office:value-type="float" office:value="154372" calcext:value-type="float">
            <text:p>15437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4</text:p>
          </table:table-cell>
          <table:table-cell office:value-type="float" office:value="0.017736" calcext:value-type="float">
            <text:p>0.017736</text:p>
          </table:table-cell>
          <table:table-cell office:value-type="float" office:value="0.006622" calcext:value-type="float">
            <text:p>0.006622</text:p>
          </table:table-cell>
          <table:table-cell office:value-type="float" office:value="0" calcext:value-type="float">
            <text:p>0</text:p>
          </table:table-cell>
          <table:table-cell office:value-type="float" office:value="116931" calcext:value-type="float">
            <text:p>11693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5</text:p>
          </table:table-cell>
          <table:table-cell office:value-type="float" office:value="0.022119" calcext:value-type="float">
            <text:p>0.022119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0" calcext:value-type="float">
            <text:p>0</text:p>
          </table:table-cell>
          <table:table-cell office:value-type="float" office:value="120962" calcext:value-type="float">
            <text:p>12096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6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008169" calcext:value-type="float">
            <text:p>0.008169</text:p>
          </table:table-cell>
          <table:table-cell office:value-type="float" office:value="0" calcext:value-type="float">
            <text:p>0</text:p>
          </table:table-cell>
          <table:table-cell office:value-type="float" office:value="128619" calcext:value-type="float">
            <text:p>1286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7</text:p>
          </table:table-cell>
          <table:table-cell office:value-type="float" office:value="0.024789" calcext:value-type="float">
            <text:p>0.024789</text:p>
          </table:table-cell>
          <table:table-cell office:value-type="float" office:value="0.007662" calcext:value-type="float">
            <text:p>0.007662</text:p>
          </table:table-cell>
          <table:table-cell office:value-type="float" office:value="0" calcext:value-type="float">
            <text:p>0</text:p>
          </table:table-cell>
          <table:table-cell office:value-type="float" office:value="116716" calcext:value-type="float">
            <text:p>11671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8</text:p>
          </table:table-cell>
          <table:table-cell office:value-type="float" office:value="0.045494" calcext:value-type="float">
            <text:p>0.045494</text:p>
          </table:table-cell>
          <table:table-cell office:value-type="float" office:value="0.009008" calcext:value-type="float">
            <text:p>0.009008</text:p>
          </table:table-cell>
          <table:table-cell office:value-type="float" office:value="0" calcext:value-type="float">
            <text:p>0</text:p>
          </table:table-cell>
          <table:table-cell office:value-type="float" office:value="121635" calcext:value-type="float">
            <text:p>12163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0:59</text:p>
          </table:table-cell>
          <table:table-cell office:value-type="float" office:value="0.074252" calcext:value-type="float">
            <text:p>0.074252</text:p>
          </table:table-cell>
          <table:table-cell office:value-type="float" office:value="0.013925" calcext:value-type="float">
            <text:p>0.013925</text:p>
          </table:table-cell>
          <table:table-cell office:value-type="float" office:value="0" calcext:value-type="float">
            <text:p>0</text:p>
          </table:table-cell>
          <table:table-cell office:value-type="float" office:value="150807" calcext:value-type="float">
            <text:p>15080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0</text:p>
          </table:table-cell>
          <table:table-cell office:value-type="float" office:value="0.032437" calcext:value-type="float">
            <text:p>0.032437</text:p>
          </table:table-cell>
          <table:table-cell office:value-type="float" office:value="0.008769" calcext:value-type="float">
            <text:p>0.008769</text:p>
          </table:table-cell>
          <table:table-cell office:value-type="float" office:value="0" calcext:value-type="float">
            <text:p>0</text:p>
          </table:table-cell>
          <table:table-cell office:value-type="float" office:value="134968" calcext:value-type="float">
            <text:p>13496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1</text:p>
          </table:table-cell>
          <table:table-cell office:value-type="float" office:value="0.041398" calcext:value-type="float">
            <text:p>0.041398</text:p>
          </table:table-cell>
          <table:table-cell office:value-type="float" office:value="0.009904" calcext:value-type="float">
            <text:p>0.009904</text:p>
          </table:table-cell>
          <table:table-cell office:value-type="float" office:value="0" calcext:value-type="float">
            <text:p>0</text:p>
          </table:table-cell>
          <table:table-cell office:value-type="float" office:value="126892" calcext:value-type="float">
            <text:p>12689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2</text:p>
          </table:table-cell>
          <table:table-cell office:value-type="float" office:value="0.03132" calcext:value-type="float">
            <text:p>0.03132</text:p>
          </table:table-cell>
          <table:table-cell office:value-type="float" office:value="0.009287" calcext:value-type="float">
            <text:p>0.009287</text:p>
          </table:table-cell>
          <table:table-cell office:value-type="float" office:value="0" calcext:value-type="float">
            <text:p>0</text:p>
          </table:table-cell>
          <table:table-cell office:value-type="float" office:value="142163" calcext:value-type="float">
            <text:p>14216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3</text:p>
          </table:table-cell>
          <table:table-cell office:value-type="float" office:value="0.021473" calcext:value-type="float">
            <text:p>0.021473</text:p>
          </table:table-cell>
          <table:table-cell office:value-type="float" office:value="0.006638" calcext:value-type="float">
            <text:p>0.006638</text:p>
          </table:table-cell>
          <table:table-cell office:value-type="float" office:value="0" calcext:value-type="float">
            <text:p>0</text:p>
          </table:table-cell>
          <table:table-cell office:value-type="float" office:value="116589" calcext:value-type="float">
            <text:p>1165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4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0.008039" calcext:value-type="float">
            <text:p>0.008039</text:p>
          </table:table-cell>
          <table:table-cell office:value-type="float" office:value="0" calcext:value-type="float">
            <text:p>0</text:p>
          </table:table-cell>
          <table:table-cell office:value-type="float" office:value="129779" calcext:value-type="float">
            <text:p>12977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5</text:p>
          </table:table-cell>
          <table:table-cell office:value-type="float" office:value="0.03378" calcext:value-type="float">
            <text:p>0.03378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" calcext:value-type="float">
            <text:p>0</text:p>
          </table:table-cell>
          <table:table-cell office:value-type="float" office:value="155579" calcext:value-type="float">
            <text:p>15557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6</text:p>
          </table:table-cell>
          <table:table-cell office:value-type="float" office:value="0.018252" calcext:value-type="float">
            <text:p>0.018252</text:p>
          </table:table-cell>
          <table:table-cell office:value-type="float" office:value="0.007148" calcext:value-type="float">
            <text:p>0.007148</text:p>
          </table:table-cell>
          <table:table-cell office:value-type="float" office:value="0" calcext:value-type="float">
            <text:p>0</text:p>
          </table:table-cell>
          <table:table-cell office:value-type="float" office:value="117591" calcext:value-type="float">
            <text:p>11759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7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08673" calcext:value-type="float">
            <text:p>0.008673</text:p>
          </table:table-cell>
          <table:table-cell office:value-type="float" office:value="0" calcext:value-type="float">
            <text:p>0</text:p>
          </table:table-cell>
          <table:table-cell office:value-type="float" office:value="133091" calcext:value-type="float">
            <text:p>13309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8</text:p>
          </table:table-cell>
          <table:table-cell office:value-type="float" office:value="0.054931" calcext:value-type="float">
            <text:p>0.054931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" calcext:value-type="float">
            <text:p>0</text:p>
          </table:table-cell>
          <table:table-cell office:value-type="float" office:value="168494" calcext:value-type="float">
            <text:p>16849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09</text:p>
          </table:table-cell>
          <table:table-cell office:value-type="float" office:value="0.02532" calcext:value-type="float">
            <text:p>0.02532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0" calcext:value-type="float">
            <text:p>0</text:p>
          </table:table-cell>
          <table:table-cell office:value-type="float" office:value="146837" calcext:value-type="float">
            <text:p>14683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0</text:p>
          </table:table-cell>
          <table:table-cell office:value-type="float" office:value="0.046895" calcext:value-type="float">
            <text:p>0.046895</text:p>
          </table:table-cell>
          <table:table-cell office:value-type="float" office:value="0.01203" calcext:value-type="float">
            <text:p>0.01203</text:p>
          </table:table-cell>
          <table:table-cell office:value-type="float" office:value="0" calcext:value-type="float">
            <text:p>0</text:p>
          </table:table-cell>
          <table:table-cell office:value-type="float" office:value="166539" calcext:value-type="float">
            <text:p>16653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1</text:p>
          </table:table-cell>
          <table:table-cell office:value-type="float" office:value="0.041427" calcext:value-type="float">
            <text:p>0.041427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" calcext:value-type="float">
            <text:p>0</text:p>
          </table:table-cell>
          <table:table-cell office:value-type="float" office:value="140866" calcext:value-type="float">
            <text:p>1408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2</text:p>
          </table:table-cell>
          <table:table-cell office:value-type="float" office:value="0.070972" calcext:value-type="float">
            <text:p>0.070972</text:p>
          </table:table-cell>
          <table:table-cell office:value-type="float" office:value="0.013333" calcext:value-type="float">
            <text:p>0.013333</text:p>
          </table:table-cell>
          <table:table-cell office:value-type="float" office:value="0" calcext:value-type="float">
            <text:p>0</text:p>
          </table:table-cell>
          <table:table-cell office:value-type="float" office:value="148795" calcext:value-type="float">
            <text:p>1487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3</text:p>
          </table:table-cell>
          <table:table-cell office:value-type="float" office:value="0.018453" calcext:value-type="float">
            <text:p>0.018453</text:p>
          </table:table-cell>
          <table:table-cell office:value-type="float" office:value="0.006994" calcext:value-type="float">
            <text:p>0.006994</text:p>
          </table:table-cell>
          <table:table-cell office:value-type="float" office:value="0" calcext:value-type="float">
            <text:p>0</text:p>
          </table:table-cell>
          <table:table-cell office:value-type="float" office:value="106733" calcext:value-type="float">
            <text:p>10673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4</text:p>
          </table:table-cell>
          <table:table-cell office:value-type="float" office:value="0.020022" calcext:value-type="float">
            <text:p>0.020022</text:p>
          </table:table-cell>
          <table:table-cell office:value-type="float" office:value="0.006907" calcext:value-type="float">
            <text:p>0.006907</text:p>
          </table:table-cell>
          <table:table-cell office:value-type="float" office:value="0" calcext:value-type="float">
            <text:p>0</text:p>
          </table:table-cell>
          <table:table-cell office:value-type="float" office:value="114334" calcext:value-type="float">
            <text:p>11433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5</text:p>
          </table:table-cell>
          <table:table-cell office:value-type="float" office:value="0.026019" calcext:value-type="float">
            <text:p>0.026019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" calcext:value-type="float">
            <text:p>0</text:p>
          </table:table-cell>
          <table:table-cell office:value-type="float" office:value="133912" calcext:value-type="float">
            <text:p>13391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6</text:p>
          </table:table-cell>
          <table:table-cell office:value-type="float" office:value="0.04649" calcext:value-type="float">
            <text:p>0.04649</text:p>
          </table:table-cell>
          <table:table-cell office:value-type="float" office:value="0.010801" calcext:value-type="float">
            <text:p>0.010801</text:p>
          </table:table-cell>
          <table:table-cell office:value-type="float" office:value="0" calcext:value-type="float">
            <text:p>0</text:p>
          </table:table-cell>
          <table:table-cell office:value-type="float" office:value="160509" calcext:value-type="float">
            <text:p>16050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7</text:p>
          </table:table-cell>
          <table:table-cell office:value-type="float" office:value="0.030056" calcext:value-type="float">
            <text:p>0.030056</text:p>
          </table:table-cell>
          <table:table-cell office:value-type="float" office:value="0.010519" calcext:value-type="float">
            <text:p>0.010519</text:p>
          </table:table-cell>
          <table:table-cell office:value-type="float" office:value="0" calcext:value-type="float">
            <text:p>0</text:p>
          </table:table-cell>
          <table:table-cell office:value-type="float" office:value="148245" calcext:value-type="float">
            <text:p>14824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8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0.011906" calcext:value-type="float">
            <text:p>0.011906</text:p>
          </table:table-cell>
          <table:table-cell office:value-type="float" office:value="0" calcext:value-type="float">
            <text:p>0</text:p>
          </table:table-cell>
          <table:table-cell office:value-type="float" office:value="165135" calcext:value-type="float">
            <text:p>16513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19</text:p>
          </table:table-cell>
          <table:table-cell office:value-type="float" office:value="0.025633" calcext:value-type="float">
            <text:p>0.025633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0" calcext:value-type="float">
            <text:p>0</text:p>
          </table:table-cell>
          <table:table-cell office:value-type="float" office:value="132984" calcext:value-type="float">
            <text:p>13298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0</text:p>
          </table:table-cell>
          <table:table-cell office:value-type="float" office:value="0.022456" calcext:value-type="float">
            <text:p>0.022456</text:p>
          </table:table-cell>
          <table:table-cell office:value-type="float" office:value="0.007145" calcext:value-type="float">
            <text:p>0.007145</text:p>
          </table:table-cell>
          <table:table-cell office:value-type="float" office:value="0" calcext:value-type="float">
            <text:p>0</text:p>
          </table:table-cell>
          <table:table-cell office:value-type="float" office:value="112362" calcext:value-type="float">
            <text:p>11236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1</text:p>
          </table:table-cell>
          <table:table-cell office:value-type="float" office:value="0.045267" calcext:value-type="float">
            <text:p>0.045267</text:p>
          </table:table-cell>
          <table:table-cell office:value-type="float" office:value="0.010001" calcext:value-type="float">
            <text:p>0.010001</text:p>
          </table:table-cell>
          <table:table-cell office:value-type="float" office:value="0" calcext:value-type="float">
            <text:p>0</text:p>
          </table:table-cell>
          <table:table-cell office:value-type="float" office:value="146168" calcext:value-type="float">
            <text:p>14616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2</text:p>
          </table:table-cell>
          <table:table-cell office:value-type="float" office:value="0.019044" calcext:value-type="float">
            <text:p>0.019044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0" calcext:value-type="float">
            <text:p>0</text:p>
          </table:table-cell>
          <table:table-cell office:value-type="float" office:value="118832" calcext:value-type="float">
            <text:p>11883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3</text:p>
          </table:table-cell>
          <table:table-cell office:value-type="float" office:value="0.07729" calcext:value-type="float">
            <text:p>0.07729</text:p>
          </table:table-cell>
          <table:table-cell office:value-type="float" office:value="0.013435" calcext:value-type="float">
            <text:p>0.013435</text:p>
          </table:table-cell>
          <table:table-cell office:value-type="float" office:value="0" calcext:value-type="float">
            <text:p>0</text:p>
          </table:table-cell>
          <table:table-cell office:value-type="float" office:value="164931" calcext:value-type="float">
            <text:p>16493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4</text:p>
          </table:table-cell>
          <table:table-cell office:value-type="float" office:value="0.035341" calcext:value-type="float">
            <text:p>0.035341</text:p>
          </table:table-cell>
          <table:table-cell office:value-type="float" office:value="0.010577" calcext:value-type="float">
            <text:p>0.010577</text:p>
          </table:table-cell>
          <table:table-cell office:value-type="float" office:value="0" calcext:value-type="float">
            <text:p>0</text:p>
          </table:table-cell>
          <table:table-cell office:value-type="float" office:value="169913" calcext:value-type="float">
            <text:p>16991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5</text:p>
          </table:table-cell>
          <table:table-cell office:value-type="float" office:value="0.020588" calcext:value-type="float">
            <text:p>0.020588</text:p>
          </table:table-cell>
          <table:table-cell office:value-type="float" office:value="0.008953" calcext:value-type="float">
            <text:p>0.008953</text:p>
          </table:table-cell>
          <table:table-cell office:value-type="float" office:value="0" calcext:value-type="float">
            <text:p>0</text:p>
          </table:table-cell>
          <table:table-cell office:value-type="float" office:value="127382" calcext:value-type="float">
            <text:p>12738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6</text:p>
          </table:table-cell>
          <table:table-cell office:value-type="float" office:value="0.02381" calcext:value-type="float">
            <text:p>0.02381</text:p>
          </table:table-cell>
          <table:table-cell office:value-type="float" office:value="0.009669" calcext:value-type="float">
            <text:p>0.009669</text:p>
          </table:table-cell>
          <table:table-cell office:value-type="float" office:value="0" calcext:value-type="float">
            <text:p>0</text:p>
          </table:table-cell>
          <table:table-cell office:value-type="float" office:value="131066" calcext:value-type="float">
            <text:p>13106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7</text:p>
          </table:table-cell>
          <table:table-cell office:value-type="float" office:value="0.025707" calcext:value-type="float">
            <text:p>0.025707</text:p>
          </table:table-cell>
          <table:table-cell office:value-type="float" office:value="0.008948" calcext:value-type="float">
            <text:p>0.008948</text:p>
          </table:table-cell>
          <table:table-cell office:value-type="float" office:value="0" calcext:value-type="float">
            <text:p>0</text:p>
          </table:table-cell>
          <table:table-cell office:value-type="float" office:value="118985" calcext:value-type="float">
            <text:p>11898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8</text:p>
          </table:table-cell>
          <table:table-cell office:value-type="float" office:value="0.022646" calcext:value-type="float">
            <text:p>0.022646</text:p>
          </table:table-cell>
          <table:table-cell office:value-type="float" office:value="0.007242" calcext:value-type="float">
            <text:p>0.007242</text:p>
          </table:table-cell>
          <table:table-cell office:value-type="float" office:value="0" calcext:value-type="float">
            <text:p>0</text:p>
          </table:table-cell>
          <table:table-cell office:value-type="float" office:value="117797" calcext:value-type="float">
            <text:p>11779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29</text:p>
          </table:table-cell>
          <table:table-cell office:value-type="float" office:value="0.052365" calcext:value-type="float">
            <text:p>0.052365</text:p>
          </table:table-cell>
          <table:table-cell office:value-type="float" office:value="0.011195" calcext:value-type="float">
            <text:p>0.011195</text:p>
          </table:table-cell>
          <table:table-cell office:value-type="float" office:value="0" calcext:value-type="float">
            <text:p>0</text:p>
          </table:table-cell>
          <table:table-cell office:value-type="float" office:value="141149" calcext:value-type="float">
            <text:p>14114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0</text:p>
          </table:table-cell>
          <table:table-cell office:value-type="float" office:value="0.03874" calcext:value-type="float">
            <text:p>0.03874</text:p>
          </table:table-cell>
          <table:table-cell office:value-type="float" office:value="0.009683" calcext:value-type="float">
            <text:p>0.009683</text:p>
          </table:table-cell>
          <table:table-cell office:value-type="float" office:value="0" calcext:value-type="float">
            <text:p>0</text:p>
          </table:table-cell>
          <table:table-cell office:value-type="float" office:value="144079" calcext:value-type="float">
            <text:p>14407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1</text:p>
          </table:table-cell>
          <table:table-cell office:value-type="float" office:value="0.024793" calcext:value-type="float">
            <text:p>0.024793</text:p>
          </table:table-cell>
          <table:table-cell office:value-type="float" office:value="0.009128" calcext:value-type="float">
            <text:p>0.009128</text:p>
          </table:table-cell>
          <table:table-cell office:value-type="float" office:value="0" calcext:value-type="float">
            <text:p>0</text:p>
          </table:table-cell>
          <table:table-cell office:value-type="float" office:value="148024" calcext:value-type="float">
            <text:p>14802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2</text:p>
          </table:table-cell>
          <table:table-cell office:value-type="float" office:value="0.037324" calcext:value-type="float">
            <text:p>0.037324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" calcext:value-type="float">
            <text:p>0</text:p>
          </table:table-cell>
          <table:table-cell office:value-type="float" office:value="132912" calcext:value-type="float">
            <text:p>13291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3</text:p>
          </table:table-cell>
          <table:table-cell office:value-type="float" office:value="0.019368" calcext:value-type="float">
            <text:p>0.019368</text:p>
          </table:table-cell>
          <table:table-cell office:value-type="float" office:value="0.007185" calcext:value-type="float">
            <text:p>0.007185</text:p>
          </table:table-cell>
          <table:table-cell office:value-type="float" office:value="0" calcext:value-type="float">
            <text:p>0</text:p>
          </table:table-cell>
          <table:table-cell office:value-type="float" office:value="116528" calcext:value-type="float">
            <text:p>11652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4</text:p>
          </table:table-cell>
          <table:table-cell office:value-type="float" office:value="0.041842" calcext:value-type="float">
            <text:p>0.041842</text:p>
          </table:table-cell>
          <table:table-cell office:value-type="float" office:value="0.009015" calcext:value-type="float">
            <text:p>0.009015</text:p>
          </table:table-cell>
          <table:table-cell office:value-type="float" office:value="0" calcext:value-type="float">
            <text:p>0</text:p>
          </table:table-cell>
          <table:table-cell office:value-type="float" office:value="136469" calcext:value-type="float">
            <text:p>13646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5</text:p>
          </table:table-cell>
          <table:table-cell office:value-type="float" office:value="0.044185" calcext:value-type="float">
            <text:p>0.044185</text:p>
          </table:table-cell>
          <table:table-cell office:value-type="float" office:value="0.012069" calcext:value-type="float">
            <text:p>0.012069</text:p>
          </table:table-cell>
          <table:table-cell office:value-type="float" office:value="0" calcext:value-type="float">
            <text:p>0</text:p>
          </table:table-cell>
          <table:table-cell office:value-type="float" office:value="142359" calcext:value-type="float">
            <text:p>14235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6</text:p>
          </table:table-cell>
          <table:table-cell office:value-type="float" office:value="0.023167" calcext:value-type="float">
            <text:p>0.023167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0" calcext:value-type="float">
            <text:p>0</text:p>
          </table:table-cell>
          <table:table-cell office:value-type="float" office:value="112152" calcext:value-type="float">
            <text:p>11215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7</text:p>
          </table:table-cell>
          <table:table-cell office:value-type="float" office:value="0.035888" calcext:value-type="float">
            <text:p>0.035888</text:p>
          </table:table-cell>
          <table:table-cell office:value-type="float" office:value="0.009504" calcext:value-type="float">
            <text:p>0.009504</text:p>
          </table:table-cell>
          <table:table-cell office:value-type="float" office:value="0" calcext:value-type="float">
            <text:p>0</text:p>
          </table:table-cell>
          <table:table-cell office:value-type="float" office:value="128859" calcext:value-type="float">
            <text:p>12885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8</text:p>
          </table:table-cell>
          <table:table-cell office:value-type="float" office:value="0.020492" calcext:value-type="float">
            <text:p>0.020492</text:p>
          </table:table-cell>
          <table:table-cell office:value-type="float" office:value="0.007281" calcext:value-type="float">
            <text:p>0.007281</text:p>
          </table:table-cell>
          <table:table-cell office:value-type="float" office:value="0" calcext:value-type="float">
            <text:p>0</text:p>
          </table:table-cell>
          <table:table-cell office:value-type="float" office:value="115162" calcext:value-type="float">
            <text:p>11516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39</text:p>
          </table:table-cell>
          <table:table-cell office:value-type="float" office:value="0.033722" calcext:value-type="float">
            <text:p>0.033722</text:p>
          </table:table-cell>
          <table:table-cell office:value-type="float" office:value="0.008754" calcext:value-type="float">
            <text:p>0.008754</text:p>
          </table:table-cell>
          <table:table-cell office:value-type="float" office:value="0" calcext:value-type="float">
            <text:p>0</text:p>
          </table:table-cell>
          <table:table-cell office:value-type="float" office:value="139692" calcext:value-type="float">
            <text:p>13969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0</text:p>
          </table:table-cell>
          <table:table-cell office:value-type="float" office:value="0.076485" calcext:value-type="float">
            <text:p>0.076485</text:p>
          </table:table-cell>
          <table:table-cell office:value-type="float" office:value="0.009347" calcext:value-type="float">
            <text:p>0.009347</text:p>
          </table:table-cell>
          <table:table-cell office:value-type="float" office:value="0" calcext:value-type="float">
            <text:p>0</text:p>
          </table:table-cell>
          <table:table-cell office:value-type="float" office:value="140959" calcext:value-type="float">
            <text:p>14095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1</text:p>
          </table:table-cell>
          <table:table-cell office:value-type="float" office:value="0.019289" calcext:value-type="float">
            <text:p>0.019289</text:p>
          </table:table-cell>
          <table:table-cell office:value-type="float" office:value="0.006985" calcext:value-type="float">
            <text:p>0.006985</text:p>
          </table:table-cell>
          <table:table-cell office:value-type="float" office:value="0" calcext:value-type="float">
            <text:p>0</text:p>
          </table:table-cell>
          <table:table-cell office:value-type="float" office:value="116991" calcext:value-type="float">
            <text:p>11699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2</text:p>
          </table:table-cell>
          <table:table-cell office:value-type="float" office:value="0.023561" calcext:value-type="float">
            <text:p>0.023561</text:p>
          </table:table-cell>
          <table:table-cell office:value-type="float" office:value="0.009703" calcext:value-type="float">
            <text:p>0.009703</text:p>
          </table:table-cell>
          <table:table-cell office:value-type="float" office:value="0" calcext:value-type="float">
            <text:p>0</text:p>
          </table:table-cell>
          <table:table-cell office:value-type="float" office:value="130326" calcext:value-type="float">
            <text:p>13032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3</text:p>
          </table:table-cell>
          <table:table-cell office:value-type="float" office:value="0.051178" calcext:value-type="float">
            <text:p>0.051178</text:p>
          </table:table-cell>
          <table:table-cell office:value-type="float" office:value="0.008712" calcext:value-type="float">
            <text:p>0.008712</text:p>
          </table:table-cell>
          <table:table-cell office:value-type="float" office:value="0" calcext:value-type="float">
            <text:p>0</text:p>
          </table:table-cell>
          <table:table-cell office:value-type="float" office:value="144987" calcext:value-type="float">
            <text:p>14498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4</text:p>
          </table:table-cell>
          <table:table-cell office:value-type="float" office:value="0.04426" calcext:value-type="float">
            <text:p>0.04426</text:p>
          </table:table-cell>
          <table:table-cell office:value-type="float" office:value="0.006376" calcext:value-type="float">
            <text:p>0.006376</text:p>
          </table:table-cell>
          <table:table-cell office:value-type="float" office:value="0" calcext:value-type="float">
            <text:p>0</text:p>
          </table:table-cell>
          <table:table-cell office:value-type="float" office:value="108097" calcext:value-type="float">
            <text:p>10809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5</text:p>
          </table:table-cell>
          <table:table-cell office:value-type="float" office:value="0.03636" calcext:value-type="float">
            <text:p>0.03636</text:p>
          </table:table-cell>
          <table:table-cell office:value-type="float" office:value="0.008253" calcext:value-type="float">
            <text:p>0.008253</text:p>
          </table:table-cell>
          <table:table-cell office:value-type="float" office:value="0" calcext:value-type="float">
            <text:p>0</text:p>
          </table:table-cell>
          <table:table-cell office:value-type="float" office:value="134051" calcext:value-type="float">
            <text:p>13405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6</text:p>
          </table:table-cell>
          <table:table-cell office:value-type="float" office:value="0.025569" calcext:value-type="float">
            <text:p>0.025569</text:p>
          </table:table-cell>
          <table:table-cell office:value-type="float" office:value="0.007745" calcext:value-type="float">
            <text:p>0.007745</text:p>
          </table:table-cell>
          <table:table-cell office:value-type="float" office:value="0" calcext:value-type="float">
            <text:p>0</text:p>
          </table:table-cell>
          <table:table-cell office:value-type="float" office:value="119949" calcext:value-type="float">
            <text:p>11994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7</text:p>
          </table:table-cell>
          <table:table-cell office:value-type="float" office:value="0.060747" calcext:value-type="float">
            <text:p>0.060747</text:p>
          </table:table-cell>
          <table:table-cell office:value-type="float" office:value="0.012535" calcext:value-type="float">
            <text:p>0.012535</text:p>
          </table:table-cell>
          <table:table-cell office:value-type="float" office:value="0" calcext:value-type="float">
            <text:p>0</text:p>
          </table:table-cell>
          <table:table-cell office:value-type="float" office:value="146569" calcext:value-type="float">
            <text:p>14656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8</text:p>
          </table:table-cell>
          <table:table-cell office:value-type="float" office:value="0.030808" calcext:value-type="float">
            <text:p>0.030808</text:p>
          </table:table-cell>
          <table:table-cell office:value-type="float" office:value="0.00974" calcext:value-type="float">
            <text:p>0.00974</text:p>
          </table:table-cell>
          <table:table-cell office:value-type="float" office:value="0" calcext:value-type="float">
            <text:p>0</text:p>
          </table:table-cell>
          <table:table-cell office:value-type="float" office:value="136571" calcext:value-type="float">
            <text:p>13657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49</text:p>
          </table:table-cell>
          <table:table-cell office:value-type="float" office:value="0.029832" calcext:value-type="float">
            <text:p>0.029832</text:p>
          </table:table-cell>
          <table:table-cell office:value-type="float" office:value="0.00961" calcext:value-type="float">
            <text:p>0.00961</text:p>
          </table:table-cell>
          <table:table-cell office:value-type="float" office:value="0" calcext:value-type="float">
            <text:p>0</text:p>
          </table:table-cell>
          <table:table-cell office:value-type="float" office:value="131971" calcext:value-type="float">
            <text:p>1319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0</text:p>
          </table:table-cell>
          <table:table-cell office:value-type="float" office:value="0.022489" calcext:value-type="float">
            <text:p>0.022489</text:p>
          </table:table-cell>
          <table:table-cell office:value-type="float" office:value="0.007988" calcext:value-type="float">
            <text:p>0.007988</text:p>
          </table:table-cell>
          <table:table-cell office:value-type="float" office:value="0" calcext:value-type="float">
            <text:p>0</text:p>
          </table:table-cell>
          <table:table-cell office:value-type="float" office:value="124120" calcext:value-type="float">
            <text:p>12412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1</text:p>
          </table:table-cell>
          <table:table-cell office:value-type="float" office:value="0.021565" calcext:value-type="float">
            <text:p>0.021565</text:p>
          </table:table-cell>
          <table:table-cell office:value-type="float" office:value="0.009416" calcext:value-type="float">
            <text:p>0.009416</text:p>
          </table:table-cell>
          <table:table-cell office:value-type="float" office:value="0" calcext:value-type="float">
            <text:p>0</text:p>
          </table:table-cell>
          <table:table-cell office:value-type="float" office:value="128776" calcext:value-type="float">
            <text:p>12877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2</text:p>
          </table:table-cell>
          <table:table-cell office:value-type="float" office:value="0.019939" calcext:value-type="float">
            <text:p>0.019939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" calcext:value-type="float">
            <text:p>0</text:p>
          </table:table-cell>
          <table:table-cell office:value-type="float" office:value="123368" calcext:value-type="float">
            <text:p>12336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3</text:p>
          </table:table-cell>
          <table:table-cell office:value-type="float" office:value="0.023595" calcext:value-type="float">
            <text:p>0.023595</text:p>
          </table:table-cell>
          <table:table-cell office:value-type="float" office:value="0.011038" calcext:value-type="float">
            <text:p>0.011038</text:p>
          </table:table-cell>
          <table:table-cell office:value-type="float" office:value="0" calcext:value-type="float">
            <text:p>0</text:p>
          </table:table-cell>
          <table:table-cell office:value-type="float" office:value="132094" calcext:value-type="float">
            <text:p>13209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4</text:p>
          </table:table-cell>
          <table:table-cell office:value-type="float" office:value="0.046782" calcext:value-type="float">
            <text:p>0.046782</text:p>
          </table:table-cell>
          <table:table-cell office:value-type="float" office:value="0.009907" calcext:value-type="float">
            <text:p>0.009907</text:p>
          </table:table-cell>
          <table:table-cell office:value-type="float" office:value="0" calcext:value-type="float">
            <text:p>0</text:p>
          </table:table-cell>
          <table:table-cell office:value-type="float" office:value="138054" calcext:value-type="float">
            <text:p>13805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5</text:p>
          </table:table-cell>
          <table:table-cell office:value-type="float" office:value="0.071363" calcext:value-type="float">
            <text:p>0.071363</text:p>
          </table:table-cell>
          <table:table-cell office:value-type="float" office:value="0.014501" calcext:value-type="float">
            <text:p>0.014501</text:p>
          </table:table-cell>
          <table:table-cell office:value-type="float" office:value="0" calcext:value-type="float">
            <text:p>0</text:p>
          </table:table-cell>
          <table:table-cell office:value-type="float" office:value="173243" calcext:value-type="float">
            <text:p>17324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6</text:p>
          </table:table-cell>
          <table:table-cell office:value-type="float" office:value="0.023614" calcext:value-type="float">
            <text:p>0.023614</text:p>
          </table:table-cell>
          <table:table-cell office:value-type="float" office:value="0.007434" calcext:value-type="float">
            <text:p>0.007434</text:p>
          </table:table-cell>
          <table:table-cell office:value-type="float" office:value="0" calcext:value-type="float">
            <text:p>0</text:p>
          </table:table-cell>
          <table:table-cell office:value-type="float" office:value="114117" calcext:value-type="float">
            <text:p>1141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7</text:p>
          </table:table-cell>
          <table:table-cell office:value-type="float" office:value="0.022234" calcext:value-type="float">
            <text:p>0.022234</text:p>
          </table:table-cell>
          <table:table-cell office:value-type="float" office:value="0.007919" calcext:value-type="float">
            <text:p>0.007919</text:p>
          </table:table-cell>
          <table:table-cell office:value-type="float" office:value="0" calcext:value-type="float">
            <text:p>0</text:p>
          </table:table-cell>
          <table:table-cell office:value-type="float" office:value="112198" calcext:value-type="float">
            <text:p>11219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8</text:p>
          </table:table-cell>
          <table:table-cell office:value-type="float" office:value="0.033799" calcext:value-type="float">
            <text:p>0.033799</text:p>
          </table:table-cell>
          <table:table-cell office:value-type="float" office:value="0.011229" calcext:value-type="float">
            <text:p>0.011229</text:p>
          </table:table-cell>
          <table:table-cell office:value-type="float" office:value="0" calcext:value-type="float">
            <text:p>0</text:p>
          </table:table-cell>
          <table:table-cell office:value-type="float" office:value="155674" calcext:value-type="float">
            <text:p>1556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1:59</text:p>
          </table:table-cell>
          <table:table-cell office:value-type="float" office:value="0.028878" calcext:value-type="float">
            <text:p>0.028878</text:p>
          </table:table-cell>
          <table:table-cell office:value-type="float" office:value="0.009787" calcext:value-type="float">
            <text:p>0.009787</text:p>
          </table:table-cell>
          <table:table-cell office:value-type="float" office:value="0" calcext:value-type="float">
            <text:p>0</text:p>
          </table:table-cell>
          <table:table-cell office:value-type="float" office:value="114782" calcext:value-type="float">
            <text:p>11478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0</text:p>
          </table:table-cell>
          <table:table-cell office:value-type="float" office:value="0.026565" calcext:value-type="float">
            <text:p>0.026565</text:p>
          </table:table-cell>
          <table:table-cell office:value-type="float" office:value="0.012985" calcext:value-type="float">
            <text:p>0.012985</text:p>
          </table:table-cell>
          <table:table-cell office:value-type="float" office:value="0" calcext:value-type="float">
            <text:p>0</text:p>
          </table:table-cell>
          <table:table-cell office:value-type="float" office:value="155308" calcext:value-type="float">
            <text:p>15530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1</text:p>
          </table:table-cell>
          <table:table-cell office:value-type="float" office:value="0.022172" calcext:value-type="float">
            <text:p>0.022172</text:p>
          </table:table-cell>
          <table:table-cell office:value-type="float" office:value="0.009259" calcext:value-type="float">
            <text:p>0.009259</text:p>
          </table:table-cell>
          <table:table-cell office:value-type="float" office:value="0" calcext:value-type="float">
            <text:p>0</text:p>
          </table:table-cell>
          <table:table-cell office:value-type="float" office:value="132899" calcext:value-type="float">
            <text:p>13289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2</text:p>
          </table:table-cell>
          <table:table-cell office:value-type="float" office:value="0.047346" calcext:value-type="float">
            <text:p>0.047346</text:p>
          </table:table-cell>
          <table:table-cell office:value-type="float" office:value="0.007035" calcext:value-type="float">
            <text:p>0.007035</text:p>
          </table:table-cell>
          <table:table-cell office:value-type="float" office:value="0" calcext:value-type="float">
            <text:p>0</text:p>
          </table:table-cell>
          <table:table-cell office:value-type="float" office:value="121341" calcext:value-type="float">
            <text:p>1213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3</text:p>
          </table:table-cell>
          <table:table-cell office:value-type="float" office:value="0.029127" calcext:value-type="float">
            <text:p>0.029127</text:p>
          </table:table-cell>
          <table:table-cell office:value-type="float" office:value="0.009181" calcext:value-type="float">
            <text:p>0.009181</text:p>
          </table:table-cell>
          <table:table-cell office:value-type="float" office:value="0" calcext:value-type="float">
            <text:p>0</text:p>
          </table:table-cell>
          <table:table-cell office:value-type="float" office:value="131890" calcext:value-type="float">
            <text:p>13189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4</text:p>
          </table:table-cell>
          <table:table-cell office:value-type="float" office:value="0.03911" calcext:value-type="float">
            <text:p>0.03911</text:p>
          </table:table-cell>
          <table:table-cell office:value-type="float" office:value="0.008695" calcext:value-type="float">
            <text:p>0.008695</text:p>
          </table:table-cell>
          <table:table-cell office:value-type="float" office:value="0" calcext:value-type="float">
            <text:p>0</text:p>
          </table:table-cell>
          <table:table-cell office:value-type="float" office:value="131482" calcext:value-type="float">
            <text:p>13148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5</text:p>
          </table:table-cell>
          <table:table-cell office:value-type="float" office:value="0.031176" calcext:value-type="float">
            <text:p>0.031176</text:p>
          </table:table-cell>
          <table:table-cell office:value-type="float" office:value="0.008055" calcext:value-type="float">
            <text:p>0.008055</text:p>
          </table:table-cell>
          <table:table-cell office:value-type="float" office:value="0" calcext:value-type="float">
            <text:p>0</text:p>
          </table:table-cell>
          <table:table-cell office:value-type="float" office:value="122353" calcext:value-type="float">
            <text:p>12235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6</text:p>
          </table:table-cell>
          <table:table-cell office:value-type="float" office:value="0.037656" calcext:value-type="float">
            <text:p>0.037656</text:p>
          </table:table-cell>
          <table:table-cell office:value-type="float" office:value="0.011385" calcext:value-type="float">
            <text:p>0.011385</text:p>
          </table:table-cell>
          <table:table-cell office:value-type="float" office:value="0" calcext:value-type="float">
            <text:p>0</text:p>
          </table:table-cell>
          <table:table-cell office:value-type="float" office:value="146554" calcext:value-type="float">
            <text:p>1465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7</text:p>
          </table:table-cell>
          <table:table-cell office:value-type="float" office:value="0.149738" calcext:value-type="float">
            <text:p>0.149738</text:p>
          </table:table-cell>
          <table:table-cell office:value-type="float" office:value="0.006409" calcext:value-type="float">
            <text:p>0.006409</text:p>
          </table:table-cell>
          <table:table-cell office:value-type="float" office:value="0" calcext:value-type="float">
            <text:p>0</text:p>
          </table:table-cell>
          <table:table-cell office:value-type="float" office:value="95109" calcext:value-type="float">
            <text:p>9510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8</text:p>
          </table:table-cell>
          <table:table-cell office:value-type="float" office:value="0.028822" calcext:value-type="float">
            <text:p>0.028822</text:p>
          </table:table-cell>
          <table:table-cell office:value-type="float" office:value="0.012673" calcext:value-type="float">
            <text:p>0.012673</text:p>
          </table:table-cell>
          <table:table-cell office:value-type="float" office:value="0" calcext:value-type="float">
            <text:p>0</text:p>
          </table:table-cell>
          <table:table-cell office:value-type="float" office:value="145859" calcext:value-type="float">
            <text:p>14585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09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" calcext:value-type="float">
            <text:p>0</text:p>
          </table:table-cell>
          <table:table-cell office:value-type="float" office:value="133891" calcext:value-type="float">
            <text:p>13389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0</text:p>
          </table:table-cell>
          <table:table-cell office:value-type="float" office:value="0.036948" calcext:value-type="float">
            <text:p>0.036948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0" calcext:value-type="float">
            <text:p>0</text:p>
          </table:table-cell>
          <table:table-cell office:value-type="float" office:value="116128" calcext:value-type="float">
            <text:p>11612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1</text:p>
          </table:table-cell>
          <table:table-cell office:value-type="float" office:value="0.035347" calcext:value-type="float">
            <text:p>0.035347</text:p>
          </table:table-cell>
          <table:table-cell office:value-type="float" office:value="0.008057" calcext:value-type="float">
            <text:p>0.008057</text:p>
          </table:table-cell>
          <table:table-cell office:value-type="float" office:value="0" calcext:value-type="float">
            <text:p>0</text:p>
          </table:table-cell>
          <table:table-cell office:value-type="float" office:value="129100" calcext:value-type="float">
            <text:p>12910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2</text:p>
          </table:table-cell>
          <table:table-cell office:value-type="float" office:value="0.034163" calcext:value-type="float">
            <text:p>0.034163</text:p>
          </table:table-cell>
          <table:table-cell office:value-type="float" office:value="0.01284" calcext:value-type="float">
            <text:p>0.01284</text:p>
          </table:table-cell>
          <table:table-cell office:value-type="float" office:value="0" calcext:value-type="float">
            <text:p>0</text:p>
          </table:table-cell>
          <table:table-cell office:value-type="float" office:value="162605" calcext:value-type="float">
            <text:p>16260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3</text:p>
          </table:table-cell>
          <table:table-cell office:value-type="float" office:value="0.025491" calcext:value-type="float">
            <text:p>0.025491</text:p>
          </table:table-cell>
          <table:table-cell office:value-type="float" office:value="0.007909" calcext:value-type="float">
            <text:p>0.007909</text:p>
          </table:table-cell>
          <table:table-cell office:value-type="float" office:value="0" calcext:value-type="float">
            <text:p>0</text:p>
          </table:table-cell>
          <table:table-cell office:value-type="float" office:value="116026" calcext:value-type="float">
            <text:p>1160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4</text:p>
          </table:table-cell>
          <table:table-cell office:value-type="float" office:value="0.05496" calcext:value-type="float">
            <text:p>0.05496</text:p>
          </table:table-cell>
          <table:table-cell office:value-type="float" office:value="0.011987" calcext:value-type="float">
            <text:p>0.011987</text:p>
          </table:table-cell>
          <table:table-cell office:value-type="float" office:value="0" calcext:value-type="float">
            <text:p>0</text:p>
          </table:table-cell>
          <table:table-cell office:value-type="float" office:value="147348" calcext:value-type="float">
            <text:p>14734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5</text:p>
          </table:table-cell>
          <table:table-cell office:value-type="float" office:value="0.035887" calcext:value-type="float">
            <text:p>0.035887</text:p>
          </table:table-cell>
          <table:table-cell office:value-type="float" office:value="0.008579" calcext:value-type="float">
            <text:p>0.008579</text:p>
          </table:table-cell>
          <table:table-cell office:value-type="float" office:value="0" calcext:value-type="float">
            <text:p>0</text:p>
          </table:table-cell>
          <table:table-cell office:value-type="float" office:value="129571" calcext:value-type="float">
            <text:p>12957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6</text:p>
          </table:table-cell>
          <table:table-cell office:value-type="float" office:value="0.032449" calcext:value-type="float">
            <text:p>0.032449</text:p>
          </table:table-cell>
          <table:table-cell office:value-type="float" office:value="0.010457" calcext:value-type="float">
            <text:p>0.010457</text:p>
          </table:table-cell>
          <table:table-cell office:value-type="float" office:value="0" calcext:value-type="float">
            <text:p>0</text:p>
          </table:table-cell>
          <table:table-cell office:value-type="float" office:value="148840" calcext:value-type="float">
            <text:p>14884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7</text:p>
          </table:table-cell>
          <table:table-cell office:value-type="float" office:value="0.046173" calcext:value-type="float">
            <text:p>0.046173</text:p>
          </table:table-cell>
          <table:table-cell office:value-type="float" office:value="0.009123" calcext:value-type="float">
            <text:p>0.009123</text:p>
          </table:table-cell>
          <table:table-cell office:value-type="float" office:value="0" calcext:value-type="float">
            <text:p>0</text:p>
          </table:table-cell>
          <table:table-cell office:value-type="float" office:value="146609" calcext:value-type="float">
            <text:p>14660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8</text:p>
          </table:table-cell>
          <table:table-cell office:value-type="float" office:value="0.050493" calcext:value-type="float">
            <text:p>0.050493</text:p>
          </table:table-cell>
          <table:table-cell office:value-type="float" office:value="0.012026" calcext:value-type="float">
            <text:p>0.012026</text:p>
          </table:table-cell>
          <table:table-cell office:value-type="float" office:value="0" calcext:value-type="float">
            <text:p>0</text:p>
          </table:table-cell>
          <table:table-cell office:value-type="float" office:value="157304" calcext:value-type="float">
            <text:p>15730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19</text:p>
          </table:table-cell>
          <table:table-cell office:value-type="float" office:value="0.034029" calcext:value-type="float">
            <text:p>0.034029</text:p>
          </table:table-cell>
          <table:table-cell office:value-type="float" office:value="0.008559" calcext:value-type="float">
            <text:p>0.008559</text:p>
          </table:table-cell>
          <table:table-cell office:value-type="float" office:value="0" calcext:value-type="float">
            <text:p>0</text:p>
          </table:table-cell>
          <table:table-cell office:value-type="float" office:value="114913" calcext:value-type="float">
            <text:p>11491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0</text:p>
          </table:table-cell>
          <table:table-cell office:value-type="float" office:value="0.047274" calcext:value-type="float">
            <text:p>0.047274</text:p>
          </table:table-cell>
          <table:table-cell office:value-type="float" office:value="0.008912" calcext:value-type="float">
            <text:p>0.008912</text:p>
          </table:table-cell>
          <table:table-cell office:value-type="float" office:value="0" calcext:value-type="float">
            <text:p>0</text:p>
          </table:table-cell>
          <table:table-cell office:value-type="float" office:value="141735" calcext:value-type="float">
            <text:p>14173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1</text:p>
          </table:table-cell>
          <table:table-cell office:value-type="float" office:value="0.042573" calcext:value-type="float">
            <text:p>0.042573</text:p>
          </table:table-cell>
          <table:table-cell office:value-type="float" office:value="0.011168" calcext:value-type="float">
            <text:p>0.011168</text:p>
          </table:table-cell>
          <table:table-cell office:value-type="float" office:value="0" calcext:value-type="float">
            <text:p>0</text:p>
          </table:table-cell>
          <table:table-cell office:value-type="float" office:value="142544" calcext:value-type="float">
            <text:p>14254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2</text:p>
          </table:table-cell>
          <table:table-cell office:value-type="float" office:value="0.016377" calcext:value-type="float">
            <text:p>0.016377</text:p>
          </table:table-cell>
          <table:table-cell office:value-type="float" office:value="0.006356" calcext:value-type="float">
            <text:p>0.006356</text:p>
          </table:table-cell>
          <table:table-cell office:value-type="float" office:value="0" calcext:value-type="float">
            <text:p>0</text:p>
          </table:table-cell>
          <table:table-cell office:value-type="float" office:value="113136" calcext:value-type="float">
            <text:p>11313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3</text:p>
          </table:table-cell>
          <table:table-cell office:value-type="float" office:value="0.023728" calcext:value-type="float">
            <text:p>0.023728</text:p>
          </table:table-cell>
          <table:table-cell office:value-type="float" office:value="0.007642" calcext:value-type="float">
            <text:p>0.007642</text:p>
          </table:table-cell>
          <table:table-cell office:value-type="float" office:value="0" calcext:value-type="float">
            <text:p>0</text:p>
          </table:table-cell>
          <table:table-cell office:value-type="float" office:value="117797" calcext:value-type="float">
            <text:p>11779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4</text:p>
          </table:table-cell>
          <table:table-cell office:value-type="float" office:value="0.019447" calcext:value-type="float">
            <text:p>0.019447</text:p>
          </table:table-cell>
          <table:table-cell office:value-type="float" office:value="0.006343" calcext:value-type="float">
            <text:p>0.006343</text:p>
          </table:table-cell>
          <table:table-cell office:value-type="float" office:value="0" calcext:value-type="float">
            <text:p>0</text:p>
          </table:table-cell>
          <table:table-cell office:value-type="float" office:value="111210" calcext:value-type="float">
            <text:p>11121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5</text:p>
          </table:table-cell>
          <table:table-cell office:value-type="float" office:value="0.027805" calcext:value-type="float">
            <text:p>0.027805</text:p>
          </table:table-cell>
          <table:table-cell office:value-type="float" office:value="0.012431" calcext:value-type="float">
            <text:p>0.012431</text:p>
          </table:table-cell>
          <table:table-cell office:value-type="float" office:value="0" calcext:value-type="float">
            <text:p>0</text:p>
          </table:table-cell>
          <table:table-cell office:value-type="float" office:value="191940" calcext:value-type="float">
            <text:p>19194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6</text:p>
          </table:table-cell>
          <table:table-cell office:value-type="float" office:value="0.057089" calcext:value-type="float">
            <text:p>0.057089</text:p>
          </table:table-cell>
          <table:table-cell office:value-type="float" office:value="0.013534" calcext:value-type="float">
            <text:p>0.013534</text:p>
          </table:table-cell>
          <table:table-cell office:value-type="float" office:value="0" calcext:value-type="float">
            <text:p>0</text:p>
          </table:table-cell>
          <table:table-cell office:value-type="float" office:value="135651" calcext:value-type="float">
            <text:p>13565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7</text:p>
          </table:table-cell>
          <table:table-cell office:value-type="float" office:value="0.034282" calcext:value-type="float">
            <text:p>0.034282</text:p>
          </table:table-cell>
          <table:table-cell office:value-type="float" office:value="0.009989" calcext:value-type="float">
            <text:p>0.009989</text:p>
          </table:table-cell>
          <table:table-cell office:value-type="float" office:value="0" calcext:value-type="float">
            <text:p>0</text:p>
          </table:table-cell>
          <table:table-cell office:value-type="float" office:value="134370" calcext:value-type="float">
            <text:p>13437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8</text:p>
          </table:table-cell>
          <table:table-cell office:value-type="float" office:value="0.018973" calcext:value-type="float">
            <text:p>0.018973</text:p>
          </table:table-cell>
          <table:table-cell office:value-type="float" office:value="0.008236" calcext:value-type="float">
            <text:p>0.008236</text:p>
          </table:table-cell>
          <table:table-cell office:value-type="float" office:value="0" calcext:value-type="float">
            <text:p>0</text:p>
          </table:table-cell>
          <table:table-cell office:value-type="float" office:value="117572" calcext:value-type="float">
            <text:p>11757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29</text:p>
          </table:table-cell>
          <table:table-cell office:value-type="float" office:value="0.034741" calcext:value-type="float">
            <text:p>0.034741</text:p>
          </table:table-cell>
          <table:table-cell office:value-type="float" office:value="0.008112" calcext:value-type="float">
            <text:p>0.008112</text:p>
          </table:table-cell>
          <table:table-cell office:value-type="float" office:value="0" calcext:value-type="float">
            <text:p>0</text:p>
          </table:table-cell>
          <table:table-cell office:value-type="float" office:value="125850" calcext:value-type="float">
            <text:p>12585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0</text:p>
          </table:table-cell>
          <table:table-cell office:value-type="float" office:value="0.036881" calcext:value-type="float">
            <text:p>0.036881</text:p>
          </table:table-cell>
          <table:table-cell office:value-type="float" office:value="0.006723" calcext:value-type="float">
            <text:p>0.006723</text:p>
          </table:table-cell>
          <table:table-cell office:value-type="float" office:value="0" calcext:value-type="float">
            <text:p>0</text:p>
          </table:table-cell>
          <table:table-cell office:value-type="float" office:value="118807" calcext:value-type="float">
            <text:p>11880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1</text:p>
          </table:table-cell>
          <table:table-cell office:value-type="float" office:value="0.023804" calcext:value-type="float">
            <text:p>0.023804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" calcext:value-type="float">
            <text:p>0</text:p>
          </table:table-cell>
          <table:table-cell office:value-type="float" office:value="155340" calcext:value-type="float">
            <text:p>15534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2</text:p>
          </table:table-cell>
          <table:table-cell office:value-type="float" office:value="0.024777" calcext:value-type="float">
            <text:p>0.024777</text:p>
          </table:table-cell>
          <table:table-cell office:value-type="float" office:value="0.00864" calcext:value-type="float">
            <text:p>0.00864</text:p>
          </table:table-cell>
          <table:table-cell office:value-type="float" office:value="0" calcext:value-type="float">
            <text:p>0</text:p>
          </table:table-cell>
          <table:table-cell office:value-type="float" office:value="116877" calcext:value-type="float">
            <text:p>11687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3</text:p>
          </table:table-cell>
          <table:table-cell office:value-type="float" office:value="0.061451" calcext:value-type="float">
            <text:p>0.061451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0" calcext:value-type="float">
            <text:p>0</text:p>
          </table:table-cell>
          <table:table-cell office:value-type="float" office:value="130545" calcext:value-type="float">
            <text:p>13054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4</text:p>
          </table:table-cell>
          <table:table-cell office:value-type="float" office:value="0.044182" calcext:value-type="float">
            <text:p>0.044182</text:p>
          </table:table-cell>
          <table:table-cell office:value-type="float" office:value="0.010367" calcext:value-type="float">
            <text:p>0.010367</text:p>
          </table:table-cell>
          <table:table-cell office:value-type="float" office:value="0" calcext:value-type="float">
            <text:p>0</text:p>
          </table:table-cell>
          <table:table-cell office:value-type="float" office:value="138909" calcext:value-type="float">
            <text:p>13890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5</text:p>
          </table:table-cell>
          <table:table-cell office:value-type="float" office:value="0.047706" calcext:value-type="float">
            <text:p>0.047706</text:p>
          </table:table-cell>
          <table:table-cell office:value-type="float" office:value="0.007052" calcext:value-type="float">
            <text:p>0.007052</text:p>
          </table:table-cell>
          <table:table-cell office:value-type="float" office:value="0" calcext:value-type="float">
            <text:p>0</text:p>
          </table:table-cell>
          <table:table-cell office:value-type="float" office:value="116124" calcext:value-type="float">
            <text:p>11612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6</text:p>
          </table:table-cell>
          <table:table-cell office:value-type="float" office:value="0.021671" calcext:value-type="float">
            <text:p>0.021671</text:p>
          </table:table-cell>
          <table:table-cell office:value-type="float" office:value="0.007707" calcext:value-type="float">
            <text:p>0.007707</text:p>
          </table:table-cell>
          <table:table-cell office:value-type="float" office:value="0" calcext:value-type="float">
            <text:p>0</text:p>
          </table:table-cell>
          <table:table-cell office:value-type="float" office:value="122221" calcext:value-type="float">
            <text:p>12222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7</text:p>
          </table:table-cell>
          <table:table-cell office:value-type="float" office:value="0.033915" calcext:value-type="float">
            <text:p>0.033915</text:p>
          </table:table-cell>
          <table:table-cell office:value-type="float" office:value="0.006983" calcext:value-type="float">
            <text:p>0.006983</text:p>
          </table:table-cell>
          <table:table-cell office:value-type="float" office:value="0" calcext:value-type="float">
            <text:p>0</text:p>
          </table:table-cell>
          <table:table-cell office:value-type="float" office:value="115984" calcext:value-type="float">
            <text:p>11598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8</text:p>
          </table:table-cell>
          <table:table-cell office:value-type="float" office:value="0.037278" calcext:value-type="float">
            <text:p>0.037278</text:p>
          </table:table-cell>
          <table:table-cell office:value-type="float" office:value="0.009168" calcext:value-type="float">
            <text:p>0.009168</text:p>
          </table:table-cell>
          <table:table-cell office:value-type="float" office:value="0" calcext:value-type="float">
            <text:p>0</text:p>
          </table:table-cell>
          <table:table-cell office:value-type="float" office:value="134211" calcext:value-type="float">
            <text:p>13421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39</text:p>
          </table:table-cell>
          <table:table-cell office:value-type="float" office:value="0.035658" calcext:value-type="float">
            <text:p>0.035658</text:p>
          </table:table-cell>
          <table:table-cell office:value-type="float" office:value="0.012417" calcext:value-type="float">
            <text:p>0.012417</text:p>
          </table:table-cell>
          <table:table-cell office:value-type="float" office:value="0" calcext:value-type="float">
            <text:p>0</text:p>
          </table:table-cell>
          <table:table-cell office:value-type="float" office:value="137343" calcext:value-type="float">
            <text:p>13734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0</text:p>
          </table:table-cell>
          <table:table-cell office:value-type="float" office:value="0.025537" calcext:value-type="float">
            <text:p>0.025537</text:p>
          </table:table-cell>
          <table:table-cell office:value-type="float" office:value="0.008042" calcext:value-type="float">
            <text:p>0.008042</text:p>
          </table:table-cell>
          <table:table-cell office:value-type="float" office:value="0" calcext:value-type="float">
            <text:p>0</text:p>
          </table:table-cell>
          <table:table-cell office:value-type="float" office:value="129710" calcext:value-type="float">
            <text:p>12971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1</text:p>
          </table:table-cell>
          <table:table-cell office:value-type="float" office:value="0.053357" calcext:value-type="float">
            <text:p>0.053357</text:p>
          </table:table-cell>
          <table:table-cell office:value-type="float" office:value="0.007836" calcext:value-type="float">
            <text:p>0.007836</text:p>
          </table:table-cell>
          <table:table-cell office:value-type="float" office:value="0" calcext:value-type="float">
            <text:p>0</text:p>
          </table:table-cell>
          <table:table-cell office:value-type="float" office:value="129877" calcext:value-type="float">
            <text:p>12987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2</text:p>
          </table:table-cell>
          <table:table-cell office:value-type="float" office:value="0.05957" calcext:value-type="float">
            <text:p>0.05957</text:p>
          </table:table-cell>
          <table:table-cell office:value-type="float" office:value="0.011931" calcext:value-type="float">
            <text:p>0.011931</text:p>
          </table:table-cell>
          <table:table-cell office:value-type="float" office:value="0" calcext:value-type="float">
            <text:p>0</text:p>
          </table:table-cell>
          <table:table-cell office:value-type="float" office:value="148828" calcext:value-type="float">
            <text:p>14882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3</text:p>
          </table:table-cell>
          <table:table-cell office:value-type="float" office:value="0.022436" calcext:value-type="float">
            <text:p>0.022436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" calcext:value-type="float">
            <text:p>0</text:p>
          </table:table-cell>
          <table:table-cell office:value-type="float" office:value="120520" calcext:value-type="float">
            <text:p>12052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4</text:p>
          </table:table-cell>
          <table:table-cell office:value-type="float" office:value="0.052036" calcext:value-type="float">
            <text:p>0.052036</text:p>
          </table:table-cell>
          <table:table-cell office:value-type="float" office:value="0.008138" calcext:value-type="float">
            <text:p>0.008138</text:p>
          </table:table-cell>
          <table:table-cell office:value-type="float" office:value="0" calcext:value-type="float">
            <text:p>0</text:p>
          </table:table-cell>
          <table:table-cell office:value-type="float" office:value="125600" calcext:value-type="float">
            <text:p>12560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5</text:p>
          </table:table-cell>
          <table:table-cell office:value-type="float" office:value="0.030449" calcext:value-type="float">
            <text:p>0.030449</text:p>
          </table:table-cell>
          <table:table-cell office:value-type="float" office:value="0.01231" calcext:value-type="float">
            <text:p>0.01231</text:p>
          </table:table-cell>
          <table:table-cell office:value-type="float" office:value="0" calcext:value-type="float">
            <text:p>0</text:p>
          </table:table-cell>
          <table:table-cell office:value-type="float" office:value="158750" calcext:value-type="float">
            <text:p>15875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6</text:p>
          </table:table-cell>
          <table:table-cell office:value-type="float" office:value="0.041634" calcext:value-type="float">
            <text:p>0.041634</text:p>
          </table:table-cell>
          <table:table-cell office:value-type="float" office:value="0.009342" calcext:value-type="float">
            <text:p>0.009342</text:p>
          </table:table-cell>
          <table:table-cell office:value-type="float" office:value="0" calcext:value-type="float">
            <text:p>0</text:p>
          </table:table-cell>
          <table:table-cell office:value-type="float" office:value="133206" calcext:value-type="float">
            <text:p>13320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7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08602" calcext:value-type="float">
            <text:p>0.008602</text:p>
          </table:table-cell>
          <table:table-cell office:value-type="float" office:value="0" calcext:value-type="float">
            <text:p>0</text:p>
          </table:table-cell>
          <table:table-cell office:value-type="float" office:value="127011" calcext:value-type="float">
            <text:p>12701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8</text:p>
          </table:table-cell>
          <table:table-cell office:value-type="float" office:value="0.033163" calcext:value-type="float">
            <text:p>0.033163</text:p>
          </table:table-cell>
          <table:table-cell office:value-type="float" office:value="0.007089" calcext:value-type="float">
            <text:p>0.007089</text:p>
          </table:table-cell>
          <table:table-cell office:value-type="float" office:value="0" calcext:value-type="float">
            <text:p>0</text:p>
          </table:table-cell>
          <table:table-cell office:value-type="float" office:value="116706" calcext:value-type="float">
            <text:p>11670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49</text:p>
          </table:table-cell>
          <table:table-cell office:value-type="float" office:value="0.061908" calcext:value-type="float">
            <text:p>0.061908</text:p>
          </table:table-cell>
          <table:table-cell office:value-type="float" office:value="0.011691" calcext:value-type="float">
            <text:p>0.011691</text:p>
          </table:table-cell>
          <table:table-cell office:value-type="float" office:value="0" calcext:value-type="float">
            <text:p>0</text:p>
          </table:table-cell>
          <table:table-cell office:value-type="float" office:value="145311" calcext:value-type="float">
            <text:p>14531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09359" calcext:value-type="float">
            <text:p>0.009359</text:p>
          </table:table-cell>
          <table:table-cell office:value-type="float" office:value="0" calcext:value-type="float">
            <text:p>0</text:p>
          </table:table-cell>
          <table:table-cell office:value-type="float" office:value="141470" calcext:value-type="float">
            <text:p>14147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1</text:p>
          </table:table-cell>
          <table:table-cell office:value-type="float" office:value="0.023937" calcext:value-type="float">
            <text:p>0.023937</text:p>
          </table:table-cell>
          <table:table-cell office:value-type="float" office:value="0.006388" calcext:value-type="float">
            <text:p>0.006388</text:p>
          </table:table-cell>
          <table:table-cell office:value-type="float" office:value="0" calcext:value-type="float">
            <text:p>0</text:p>
          </table:table-cell>
          <table:table-cell office:value-type="float" office:value="106197" calcext:value-type="float">
            <text:p>10619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2</text:p>
          </table:table-cell>
          <table:table-cell office:value-type="float" office:value="0.093843" calcext:value-type="float">
            <text:p>0.093843</text:p>
          </table:table-cell>
          <table:table-cell office:value-type="float" office:value="0.014761" calcext:value-type="float">
            <text:p>0.014761</text:p>
          </table:table-cell>
          <table:table-cell office:value-type="float" office:value="0" calcext:value-type="float">
            <text:p>0</text:p>
          </table:table-cell>
          <table:table-cell office:value-type="float" office:value="182441" calcext:value-type="float">
            <text:p>18244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3</text:p>
          </table:table-cell>
          <table:table-cell office:value-type="float" office:value="0.038233" calcext:value-type="float">
            <text:p>0.038233</text:p>
          </table:table-cell>
          <table:table-cell office:value-type="float" office:value="0.01015" calcext:value-type="float">
            <text:p>0.01015</text:p>
          </table:table-cell>
          <table:table-cell office:value-type="float" office:value="0" calcext:value-type="float">
            <text:p>0</text:p>
          </table:table-cell>
          <table:table-cell office:value-type="float" office:value="128565" calcext:value-type="float">
            <text:p>12856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4</text:p>
          </table:table-cell>
          <table:table-cell office:value-type="float" office:value="0.043003" calcext:value-type="float">
            <text:p>0.043003</text:p>
          </table:table-cell>
          <table:table-cell office:value-type="float" office:value="0.009243" calcext:value-type="float">
            <text:p>0.009243</text:p>
          </table:table-cell>
          <table:table-cell office:value-type="float" office:value="0" calcext:value-type="float">
            <text:p>0</text:p>
          </table:table-cell>
          <table:table-cell office:value-type="float" office:value="127343" calcext:value-type="float">
            <text:p>12734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5</text:p>
          </table:table-cell>
          <table:table-cell office:value-type="float" office:value="0.050332" calcext:value-type="float">
            <text:p>0.050332</text:p>
          </table:table-cell>
          <table:table-cell office:value-type="float" office:value="0.008008" calcext:value-type="float">
            <text:p>0.008008</text:p>
          </table:table-cell>
          <table:table-cell office:value-type="float" office:value="0" calcext:value-type="float">
            <text:p>0</text:p>
          </table:table-cell>
          <table:table-cell office:value-type="float" office:value="120009" calcext:value-type="float">
            <text:p>12000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6</text:p>
          </table:table-cell>
          <table:table-cell office:value-type="float" office:value="0.052951" calcext:value-type="float">
            <text:p>0.052951</text:p>
          </table:table-cell>
          <table:table-cell office:value-type="float" office:value="0.007432" calcext:value-type="float">
            <text:p>0.007432</text:p>
          </table:table-cell>
          <table:table-cell office:value-type="float" office:value="0" calcext:value-type="float">
            <text:p>0</text:p>
          </table:table-cell>
          <table:table-cell office:value-type="float" office:value="115058" calcext:value-type="float">
            <text:p>11505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7</text:p>
          </table:table-cell>
          <table:table-cell office:value-type="float" office:value="0.063991" calcext:value-type="float">
            <text:p>0.063991</text:p>
          </table:table-cell>
          <table:table-cell office:value-type="float" office:value="0.008661" calcext:value-type="float">
            <text:p>0.008661</text:p>
          </table:table-cell>
          <table:table-cell office:value-type="float" office:value="0" calcext:value-type="float">
            <text:p>0</text:p>
          </table:table-cell>
          <table:table-cell office:value-type="float" office:value="133028" calcext:value-type="float">
            <text:p>13302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8</text:p>
          </table:table-cell>
          <table:table-cell office:value-type="float" office:value="0.064953" calcext:value-type="float">
            <text:p>0.064953</text:p>
          </table:table-cell>
          <table:table-cell office:value-type="float" office:value="0.008274" calcext:value-type="float">
            <text:p>0.008274</text:p>
          </table:table-cell>
          <table:table-cell office:value-type="float" office:value="0" calcext:value-type="float">
            <text:p>0</text:p>
          </table:table-cell>
          <table:table-cell office:value-type="float" office:value="129573" calcext:value-type="float">
            <text:p>12957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2:59</text:p>
          </table:table-cell>
          <table:table-cell office:value-type="float" office:value="0.038298" calcext:value-type="float">
            <text:p>0.038298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" calcext:value-type="float">
            <text:p>0</text:p>
          </table:table-cell>
          <table:table-cell office:value-type="float" office:value="148564" calcext:value-type="float">
            <text:p>148564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0</text:p>
          </table:table-cell>
          <table:table-cell office:value-type="float" office:value="0.068332" calcext:value-type="float">
            <text:p>0.068332</text:p>
          </table:table-cell>
          <table:table-cell office:value-type="float" office:value="0.011026" calcext:value-type="float">
            <text:p>0.011026</text:p>
          </table:table-cell>
          <table:table-cell office:value-type="float" office:value="0" calcext:value-type="float">
            <text:p>0</text:p>
          </table:table-cell>
          <table:table-cell office:value-type="float" office:value="140347" calcext:value-type="float">
            <text:p>14034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1</text:p>
          </table:table-cell>
          <table:table-cell office:value-type="float" office:value="0.036705" calcext:value-type="float">
            <text:p>0.036705</text:p>
          </table:table-cell>
          <table:table-cell office:value-type="float" office:value="0.005997" calcext:value-type="float">
            <text:p>0.005997</text:p>
          </table:table-cell>
          <table:table-cell office:value-type="float" office:value="0" calcext:value-type="float">
            <text:p>0</text:p>
          </table:table-cell>
          <table:table-cell office:value-type="float" office:value="107322" calcext:value-type="float">
            <text:p>107322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2</text:p>
          </table:table-cell>
          <table:table-cell office:value-type="float" office:value="0.041161" calcext:value-type="float">
            <text:p>0.041161</text:p>
          </table:table-cell>
          <table:table-cell office:value-type="float" office:value="0.010926" calcext:value-type="float">
            <text:p>0.010926</text:p>
          </table:table-cell>
          <table:table-cell office:value-type="float" office:value="0" calcext:value-type="float">
            <text:p>0</text:p>
          </table:table-cell>
          <table:table-cell office:value-type="float" office:value="133905" calcext:value-type="float">
            <text:p>13390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3</text:p>
          </table:table-cell>
          <table:table-cell office:value-type="float" office:value="0.059323" calcext:value-type="float">
            <text:p>0.059323</text:p>
          </table:table-cell>
          <table:table-cell office:value-type="float" office:value="0.015217" calcext:value-type="float">
            <text:p>0.015217</text:p>
          </table:table-cell>
          <table:table-cell office:value-type="float" office:value="0" calcext:value-type="float">
            <text:p>0</text:p>
          </table:table-cell>
          <table:table-cell office:value-type="float" office:value="160887" calcext:value-type="float">
            <text:p>16088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4</text:p>
          </table:table-cell>
          <table:table-cell office:value-type="float" office:value="0.044183" calcext:value-type="float">
            <text:p>0.044183</text:p>
          </table:table-cell>
          <table:table-cell office:value-type="float" office:value="0.008488" calcext:value-type="float">
            <text:p>0.008488</text:p>
          </table:table-cell>
          <table:table-cell office:value-type="float" office:value="0" calcext:value-type="float">
            <text:p>0</text:p>
          </table:table-cell>
          <table:table-cell office:value-type="float" office:value="119567" calcext:value-type="float">
            <text:p>11956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5</text:p>
          </table:table-cell>
          <table:table-cell office:value-type="float" office:value="0.035729" calcext:value-type="float">
            <text:p>0.035729</text:p>
          </table:table-cell>
          <table:table-cell office:value-type="float" office:value="0.007528" calcext:value-type="float">
            <text:p>0.007528</text:p>
          </table:table-cell>
          <table:table-cell office:value-type="float" office:value="0" calcext:value-type="float">
            <text:p>0</text:p>
          </table:table-cell>
          <table:table-cell office:value-type="float" office:value="123674" calcext:value-type="float">
            <text:p>1236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6</text:p>
          </table:table-cell>
          <table:table-cell office:value-type="float" office:value="0.076059" calcext:value-type="float">
            <text:p>0.076059</text:p>
          </table:table-cell>
          <table:table-cell office:value-type="float" office:value="0.010566" calcext:value-type="float">
            <text:p>0.010566</text:p>
          </table:table-cell>
          <table:table-cell office:value-type="float" office:value="0" calcext:value-type="float">
            <text:p>0</text:p>
          </table:table-cell>
          <table:table-cell office:value-type="float" office:value="136773" calcext:value-type="float">
            <text:p>13677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7</text:p>
          </table:table-cell>
          <table:table-cell office:value-type="float" office:value="0.041734" calcext:value-type="float">
            <text:p>0.041734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0" calcext:value-type="float">
            <text:p>0</text:p>
          </table:table-cell>
          <table:table-cell office:value-type="float" office:value="140262" calcext:value-type="float">
            <text:p>140262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8</text:p>
          </table:table-cell>
          <table:table-cell office:value-type="float" office:value="0.055086" calcext:value-type="float">
            <text:p>0.055086</text:p>
          </table:table-cell>
          <table:table-cell office:value-type="float" office:value="0.008263" calcext:value-type="float">
            <text:p>0.008263</text:p>
          </table:table-cell>
          <table:table-cell office:value-type="float" office:value="0" calcext:value-type="float">
            <text:p>0</text:p>
          </table:table-cell>
          <table:table-cell office:value-type="float" office:value="133401" calcext:value-type="float">
            <text:p>13340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09</text:p>
          </table:table-cell>
          <table:table-cell office:value-type="float" office:value="0.038735" calcext:value-type="float">
            <text:p>0.038735</text:p>
          </table:table-cell>
          <table:table-cell office:value-type="float" office:value="0.006711" calcext:value-type="float">
            <text:p>0.006711</text:p>
          </table:table-cell>
          <table:table-cell office:value-type="float" office:value="0" calcext:value-type="float">
            <text:p>0</text:p>
          </table:table-cell>
          <table:table-cell office:value-type="float" office:value="108401" calcext:value-type="float">
            <text:p>10840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0</text:p>
          </table:table-cell>
          <table:table-cell office:value-type="float" office:value="0.04061" calcext:value-type="float">
            <text:p>0.04061</text:p>
          </table:table-cell>
          <table:table-cell office:value-type="float" office:value="0.006969" calcext:value-type="float">
            <text:p>0.006969</text:p>
          </table:table-cell>
          <table:table-cell office:value-type="float" office:value="0" calcext:value-type="float">
            <text:p>0</text:p>
          </table:table-cell>
          <table:table-cell office:value-type="float" office:value="119251" calcext:value-type="float">
            <text:p>11925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1</text:p>
          </table:table-cell>
          <table:table-cell office:value-type="float" office:value="0.053913" calcext:value-type="float">
            <text:p>0.053913</text:p>
          </table:table-cell>
          <table:table-cell office:value-type="float" office:value="0.011158" calcext:value-type="float">
            <text:p>0.011158</text:p>
          </table:table-cell>
          <table:table-cell office:value-type="float" office:value="0" calcext:value-type="float">
            <text:p>0</text:p>
          </table:table-cell>
          <table:table-cell office:value-type="float" office:value="170524" calcext:value-type="float">
            <text:p>17052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2</text:p>
          </table:table-cell>
          <table:table-cell office:value-type="float" office:value="0.044326" calcext:value-type="float">
            <text:p>0.044326</text:p>
          </table:table-cell>
          <table:table-cell office:value-type="float" office:value="0.007633" calcext:value-type="float">
            <text:p>0.007633</text:p>
          </table:table-cell>
          <table:table-cell office:value-type="float" office:value="0" calcext:value-type="float">
            <text:p>0</text:p>
          </table:table-cell>
          <table:table-cell office:value-type="float" office:value="112674" calcext:value-type="float">
            <text:p>1126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3</text:p>
          </table:table-cell>
          <table:table-cell office:value-type="float" office:value="0.039879" calcext:value-type="float">
            <text:p>0.039879</text:p>
          </table:table-cell>
          <table:table-cell office:value-type="float" office:value="0.008871" calcext:value-type="float">
            <text:p>0.008871</text:p>
          </table:table-cell>
          <table:table-cell office:value-type="float" office:value="0" calcext:value-type="float">
            <text:p>0</text:p>
          </table:table-cell>
          <table:table-cell office:value-type="float" office:value="127242" calcext:value-type="float">
            <text:p>12724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4</text:p>
          </table:table-cell>
          <table:table-cell office:value-type="float" office:value="0.038299" calcext:value-type="float">
            <text:p>0.038299</text:p>
          </table:table-cell>
          <table:table-cell office:value-type="float" office:value="0.0093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126568" calcext:value-type="float">
            <text:p>12656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5</text:p>
          </table:table-cell>
          <table:table-cell office:value-type="float" office:value="0.037187" calcext:value-type="float">
            <text:p>0.037187</text:p>
          </table:table-cell>
          <table:table-cell office:value-type="float" office:value="0.007007" calcext:value-type="float">
            <text:p>0.007007</text:p>
          </table:table-cell>
          <table:table-cell office:value-type="float" office:value="0" calcext:value-type="float">
            <text:p>0</text:p>
          </table:table-cell>
          <table:table-cell office:value-type="float" office:value="124231" calcext:value-type="float">
            <text:p>12423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6</text:p>
          </table:table-cell>
          <table:table-cell office:value-type="float" office:value="0.050278" calcext:value-type="float">
            <text:p>0.050278</text:p>
          </table:table-cell>
          <table:table-cell office:value-type="float" office:value="0.006992" calcext:value-type="float">
            <text:p>0.006992</text:p>
          </table:table-cell>
          <table:table-cell office:value-type="float" office:value="0" calcext:value-type="float">
            <text:p>0</text:p>
          </table:table-cell>
          <table:table-cell office:value-type="float" office:value="110713" calcext:value-type="float">
            <text:p>11071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7</text:p>
          </table:table-cell>
          <table:table-cell office:value-type="float" office:value="0.045068" calcext:value-type="float">
            <text:p>0.045068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0" calcext:value-type="float">
            <text:p>0</text:p>
          </table:table-cell>
          <table:table-cell office:value-type="float" office:value="153016" calcext:value-type="float">
            <text:p>15301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8</text:p>
          </table:table-cell>
          <table:table-cell office:value-type="float" office:value="0.054037" calcext:value-type="float">
            <text:p>0.054037</text:p>
          </table:table-cell>
          <table:table-cell office:value-type="float" office:value="0.015519" calcext:value-type="float">
            <text:p>0.015519</text:p>
          </table:table-cell>
          <table:table-cell office:value-type="float" office:value="0" calcext:value-type="float">
            <text:p>0</text:p>
          </table:table-cell>
          <table:table-cell office:value-type="float" office:value="166019" calcext:value-type="float">
            <text:p>166019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19</text:p>
          </table:table-cell>
          <table:table-cell office:value-type="float" office:value="0.05281" calcext:value-type="float">
            <text:p>0.05281</text:p>
          </table:table-cell>
          <table:table-cell office:value-type="float" office:value="0.009618" calcext:value-type="float">
            <text:p>0.009618</text:p>
          </table:table-cell>
          <table:table-cell office:value-type="float" office:value="0" calcext:value-type="float">
            <text:p>0</text:p>
          </table:table-cell>
          <table:table-cell office:value-type="float" office:value="123692" calcext:value-type="float">
            <text:p>12369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0</text:p>
          </table:table-cell>
          <table:table-cell office:value-type="float" office:value="0.054058" calcext:value-type="float">
            <text:p>0.054058</text:p>
          </table:table-cell>
          <table:table-cell office:value-type="float" office:value="0.014359" calcext:value-type="float">
            <text:p>0.014359</text:p>
          </table:table-cell>
          <table:table-cell office:value-type="float" office:value="0" calcext:value-type="float">
            <text:p>0</text:p>
          </table:table-cell>
          <table:table-cell office:value-type="float" office:value="186289" calcext:value-type="float">
            <text:p>18628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1</text:p>
          </table:table-cell>
          <table:table-cell office:value-type="float" office:value="0.096326" calcext:value-type="float">
            <text:p>0.096326</text:p>
          </table:table-cell>
          <table:table-cell office:value-type="float" office:value="0.015476" calcext:value-type="float">
            <text:p>0.015476</text:p>
          </table:table-cell>
          <table:table-cell office:value-type="float" office:value="0" calcext:value-type="float">
            <text:p>0</text:p>
          </table:table-cell>
          <table:table-cell office:value-type="float" office:value="118917" calcext:value-type="float">
            <text:p>11891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2</text:p>
          </table:table-cell>
          <table:table-cell office:value-type="float" office:value="0.038812" calcext:value-type="float">
            <text:p>0.03881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" calcext:value-type="float">
            <text:p>0</text:p>
          </table:table-cell>
          <table:table-cell office:value-type="float" office:value="129151" calcext:value-type="float">
            <text:p>12915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3</text:p>
          </table:table-cell>
          <table:table-cell office:value-type="float" office:value="0.043104" calcext:value-type="float">
            <text:p>0.043104</text:p>
          </table:table-cell>
          <table:table-cell office:value-type="float" office:value="0.010606" calcext:value-type="float">
            <text:p>0.010606</text:p>
          </table:table-cell>
          <table:table-cell office:value-type="float" office:value="0" calcext:value-type="float">
            <text:p>0</text:p>
          </table:table-cell>
          <table:table-cell office:value-type="float" office:value="157053" calcext:value-type="float">
            <text:p>15705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4</text:p>
          </table:table-cell>
          <table:table-cell office:value-type="float" office:value="0.052516" calcext:value-type="float">
            <text:p>0.052516</text:p>
          </table:table-cell>
          <table:table-cell office:value-type="float" office:value="0.007383" calcext:value-type="float">
            <text:p>0.007383</text:p>
          </table:table-cell>
          <table:table-cell office:value-type="float" office:value="0" calcext:value-type="float">
            <text:p>0</text:p>
          </table:table-cell>
          <table:table-cell office:value-type="float" office:value="117274" calcext:value-type="float">
            <text:p>11727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5</text:p>
          </table:table-cell>
          <table:table-cell office:value-type="float" office:value="0.049567" calcext:value-type="float">
            <text:p>0.049567</text:p>
          </table:table-cell>
          <table:table-cell office:value-type="float" office:value="0.007371" calcext:value-type="float">
            <text:p>0.007371</text:p>
          </table:table-cell>
          <table:table-cell office:value-type="float" office:value="0" calcext:value-type="float">
            <text:p>0</text:p>
          </table:table-cell>
          <table:table-cell office:value-type="float" office:value="122745" calcext:value-type="float">
            <text:p>12274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6</text:p>
          </table:table-cell>
          <table:table-cell office:value-type="float" office:value="0.060655" calcext:value-type="float">
            <text:p>0.060655</text:p>
          </table:table-cell>
          <table:table-cell office:value-type="float" office:value="0.010808" calcext:value-type="float">
            <text:p>0.010808</text:p>
          </table:table-cell>
          <table:table-cell office:value-type="float" office:value="0" calcext:value-type="float">
            <text:p>0</text:p>
          </table:table-cell>
          <table:table-cell office:value-type="float" office:value="149228" calcext:value-type="float">
            <text:p>14922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7</text:p>
          </table:table-cell>
          <table:table-cell office:value-type="float" office:value="0.042122" calcext:value-type="float">
            <text:p>0.042122</text:p>
          </table:table-cell>
          <table:table-cell office:value-type="float" office:value="0.009678" calcext:value-type="float">
            <text:p>0.009678</text:p>
          </table:table-cell>
          <table:table-cell office:value-type="float" office:value="0" calcext:value-type="float">
            <text:p>0</text:p>
          </table:table-cell>
          <table:table-cell office:value-type="float" office:value="126829" calcext:value-type="float">
            <text:p>12682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8</text:p>
          </table:table-cell>
          <table:table-cell office:value-type="float" office:value="0.039208" calcext:value-type="float">
            <text:p>0.039208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0" calcext:value-type="float">
            <text:p>0</text:p>
          </table:table-cell>
          <table:table-cell office:value-type="float" office:value="124095" calcext:value-type="float">
            <text:p>1240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29</text:p>
          </table:table-cell>
          <table:table-cell office:value-type="float" office:value="0.069037" calcext:value-type="float">
            <text:p>0.069037</text:p>
          </table:table-cell>
          <table:table-cell office:value-type="float" office:value="0.012697" calcext:value-type="float">
            <text:p>0.012697</text:p>
          </table:table-cell>
          <table:table-cell office:value-type="float" office:value="0" calcext:value-type="float">
            <text:p>0</text:p>
          </table:table-cell>
          <table:table-cell office:value-type="float" office:value="157059" calcext:value-type="float">
            <text:p>15705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0</text:p>
          </table:table-cell>
          <table:table-cell office:value-type="float" office:value="0.066335" calcext:value-type="float">
            <text:p>0.066335</text:p>
          </table:table-cell>
          <table:table-cell office:value-type="float" office:value="0.011102" calcext:value-type="float">
            <text:p>0.011102</text:p>
          </table:table-cell>
          <table:table-cell office:value-type="float" office:value="0" calcext:value-type="float">
            <text:p>0</text:p>
          </table:table-cell>
          <table:table-cell office:value-type="float" office:value="146222" calcext:value-type="float">
            <text:p>14622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1</text:p>
          </table:table-cell>
          <table:table-cell office:value-type="float" office:value="0.041815" calcext:value-type="float">
            <text:p>0.041815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0" calcext:value-type="float">
            <text:p>0</text:p>
          </table:table-cell>
          <table:table-cell office:value-type="float" office:value="138495" calcext:value-type="float">
            <text:p>13849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2</text:p>
          </table:table-cell>
          <table:table-cell office:value-type="float" office:value="0.06103" calcext:value-type="float">
            <text:p>0.06103</text:p>
          </table:table-cell>
          <table:table-cell office:value-type="float" office:value="0.007735" calcext:value-type="float">
            <text:p>0.007735</text:p>
          </table:table-cell>
          <table:table-cell office:value-type="float" office:value="0" calcext:value-type="float">
            <text:p>0</text:p>
          </table:table-cell>
          <table:table-cell office:value-type="float" office:value="123726" calcext:value-type="float">
            <text:p>12372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3</text:p>
          </table:table-cell>
          <table:table-cell office:value-type="float" office:value="0.037029" calcext:value-type="float">
            <text:p>0.037029</text:p>
          </table:table-cell>
          <table:table-cell office:value-type="float" office:value="0.009946" calcext:value-type="float">
            <text:p>0.009946</text:p>
          </table:table-cell>
          <table:table-cell office:value-type="float" office:value="0" calcext:value-type="float">
            <text:p>0</text:p>
          </table:table-cell>
          <table:table-cell office:value-type="float" office:value="133228" calcext:value-type="float">
            <text:p>13322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4</text:p>
          </table:table-cell>
          <table:table-cell office:value-type="float" office:value="0.037446" calcext:value-type="float">
            <text:p>0.037446</text:p>
          </table:table-cell>
          <table:table-cell office:value-type="float" office:value="0.007783" calcext:value-type="float">
            <text:p>0.007783</text:p>
          </table:table-cell>
          <table:table-cell office:value-type="float" office:value="0" calcext:value-type="float">
            <text:p>0</text:p>
          </table:table-cell>
          <table:table-cell office:value-type="float" office:value="127554" calcext:value-type="float">
            <text:p>12755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5</text:p>
          </table:table-cell>
          <table:table-cell office:value-type="float" office:value="0.033828" calcext:value-type="float">
            <text:p>0.033828</text:p>
          </table:table-cell>
          <table:table-cell office:value-type="float" office:value="0.005451" calcext:value-type="float">
            <text:p>0.005451</text:p>
          </table:table-cell>
          <table:table-cell office:value-type="float" office:value="0" calcext:value-type="float">
            <text:p>0</text:p>
          </table:table-cell>
          <table:table-cell office:value-type="float" office:value="97986" calcext:value-type="float">
            <text:p>979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6</text:p>
          </table:table-cell>
          <table:table-cell office:value-type="float" office:value="0.063258" calcext:value-type="float">
            <text:p>0.063258</text:p>
          </table:table-cell>
          <table:table-cell office:value-type="float" office:value="0.009859" calcext:value-type="float">
            <text:p>0.009859</text:p>
          </table:table-cell>
          <table:table-cell office:value-type="float" office:value="0" calcext:value-type="float">
            <text:p>0</text:p>
          </table:table-cell>
          <table:table-cell office:value-type="float" office:value="127238" calcext:value-type="float">
            <text:p>12723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7</text:p>
          </table:table-cell>
          <table:table-cell office:value-type="float" office:value="0.034082" calcext:value-type="float">
            <text:p>0.034082</text:p>
          </table:table-cell>
          <table:table-cell office:value-type="float" office:value="0.005926" calcext:value-type="float">
            <text:p>0.005926</text:p>
          </table:table-cell>
          <table:table-cell office:value-type="float" office:value="0" calcext:value-type="float">
            <text:p>0</text:p>
          </table:table-cell>
          <table:table-cell office:value-type="float" office:value="105546" calcext:value-type="float">
            <text:p>10554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8</text:p>
          </table:table-cell>
          <table:table-cell office:value-type="float" office:value="0.055324" calcext:value-type="float">
            <text:p>0.055324</text:p>
          </table:table-cell>
          <table:table-cell office:value-type="float" office:value="0.009998" calcext:value-type="float">
            <text:p>0.009998</text:p>
          </table:table-cell>
          <table:table-cell office:value-type="float" office:value="0" calcext:value-type="float">
            <text:p>0</text:p>
          </table:table-cell>
          <table:table-cell office:value-type="float" office:value="157997" calcext:value-type="float">
            <text:p>157997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39</text:p>
          </table:table-cell>
          <table:table-cell office:value-type="float" office:value="0.050733" calcext:value-type="float">
            <text:p>0.050733</text:p>
          </table:table-cell>
          <table:table-cell office:value-type="float" office:value="0.011067" calcext:value-type="float">
            <text:p>0.011067</text:p>
          </table:table-cell>
          <table:table-cell office:value-type="float" office:value="0" calcext:value-type="float">
            <text:p>0</text:p>
          </table:table-cell>
          <table:table-cell office:value-type="float" office:value="135718" calcext:value-type="float">
            <text:p>13571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0</text:p>
          </table:table-cell>
          <table:table-cell office:value-type="float" office:value="0.069018" calcext:value-type="float">
            <text:p>0.069018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" calcext:value-type="float">
            <text:p>0</text:p>
          </table:table-cell>
          <table:table-cell office:value-type="float" office:value="110748" calcext:value-type="float">
            <text:p>11074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1</text:p>
          </table:table-cell>
          <table:table-cell office:value-type="float" office:value="0.053555" calcext:value-type="float">
            <text:p>0.053555</text:p>
          </table:table-cell>
          <table:table-cell office:value-type="float" office:value="0.009226" calcext:value-type="float">
            <text:p>0.009226</text:p>
          </table:table-cell>
          <table:table-cell office:value-type="float" office:value="0" calcext:value-type="float">
            <text:p>0</text:p>
          </table:table-cell>
          <table:table-cell office:value-type="float" office:value="132129" calcext:value-type="float">
            <text:p>13212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2</text:p>
          </table:table-cell>
          <table:table-cell office:value-type="float" office:value="0.037839" calcext:value-type="float">
            <text:p>0.037839</text:p>
          </table:table-cell>
          <table:table-cell office:value-type="float" office:value="0.007537" calcext:value-type="float">
            <text:p>0.007537</text:p>
          </table:table-cell>
          <table:table-cell office:value-type="float" office:value="0" calcext:value-type="float">
            <text:p>0</text:p>
          </table:table-cell>
          <table:table-cell office:value-type="float" office:value="122967" calcext:value-type="float">
            <text:p>12296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3</text:p>
          </table:table-cell>
          <table:table-cell office:value-type="float" office:value="0.036389" calcext:value-type="float">
            <text:p>0.036389</text:p>
          </table:table-cell>
          <table:table-cell office:value-type="float" office:value="0.009039" calcext:value-type="float">
            <text:p>0.009039</text:p>
          </table:table-cell>
          <table:table-cell office:value-type="float" office:value="0" calcext:value-type="float">
            <text:p>0</text:p>
          </table:table-cell>
          <table:table-cell office:value-type="float" office:value="114884" calcext:value-type="float">
            <text:p>11488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4</text:p>
          </table:table-cell>
          <table:table-cell office:value-type="float" office:value="0.039755" calcext:value-type="float">
            <text:p>0.039755</text:p>
          </table:table-cell>
          <table:table-cell office:value-type="float" office:value="0.009592" calcext:value-type="float">
            <text:p>0.009592</text:p>
          </table:table-cell>
          <table:table-cell office:value-type="float" office:value="0" calcext:value-type="float">
            <text:p>0</text:p>
          </table:table-cell>
          <table:table-cell office:value-type="float" office:value="140100" calcext:value-type="float">
            <text:p>14010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5</text:p>
          </table:table-cell>
          <table:table-cell office:value-type="float" office:value="0.041976" calcext:value-type="float">
            <text:p>0.041976</text:p>
          </table:table-cell>
          <table:table-cell office:value-type="float" office:value="0.009687" calcext:value-type="float">
            <text:p>0.009687</text:p>
          </table:table-cell>
          <table:table-cell office:value-type="float" office:value="0" calcext:value-type="float">
            <text:p>0</text:p>
          </table:table-cell>
          <table:table-cell office:value-type="float" office:value="139623" calcext:value-type="float">
            <text:p>13962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6</text:p>
          </table:table-cell>
          <table:table-cell office:value-type="float" office:value="0.076275" calcext:value-type="float">
            <text:p>0.076275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0" calcext:value-type="float">
            <text:p>0</text:p>
          </table:table-cell>
          <table:table-cell office:value-type="float" office:value="115204" calcext:value-type="float">
            <text:p>115204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7</text:p>
          </table:table-cell>
          <table:table-cell office:value-type="float" office:value="0.042297" calcext:value-type="float">
            <text:p>0.042297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0" calcext:value-type="float">
            <text:p>0</text:p>
          </table:table-cell>
          <table:table-cell office:value-type="float" office:value="133477" calcext:value-type="float">
            <text:p>13347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8</text:p>
          </table:table-cell>
          <table:table-cell office:value-type="float" office:value="0.066314" calcext:value-type="float">
            <text:p>0.06631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0" calcext:value-type="float">
            <text:p>0</text:p>
          </table:table-cell>
          <table:table-cell office:value-type="float" office:value="117504" calcext:value-type="float">
            <text:p>11750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49</text:p>
          </table:table-cell>
          <table:table-cell office:value-type="float" office:value="0.081405" calcext:value-type="float">
            <text:p>0.081405</text:p>
          </table:table-cell>
          <table:table-cell office:value-type="float" office:value="0.009712" calcext:value-type="float">
            <text:p>0.009712</text:p>
          </table:table-cell>
          <table:table-cell office:value-type="float" office:value="0" calcext:value-type="float">
            <text:p>0</text:p>
          </table:table-cell>
          <table:table-cell office:value-type="float" office:value="156828" calcext:value-type="float">
            <text:p>15682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0</text:p>
          </table:table-cell>
          <table:table-cell office:value-type="float" office:value="0.055531" calcext:value-type="float">
            <text:p>0.055531</text:p>
          </table:table-cell>
          <table:table-cell office:value-type="float" office:value="0.010359" calcext:value-type="float">
            <text:p>0.010359</text:p>
          </table:table-cell>
          <table:table-cell office:value-type="float" office:value="0" calcext:value-type="float">
            <text:p>0</text:p>
          </table:table-cell>
          <table:table-cell office:value-type="float" office:value="136226" calcext:value-type="float">
            <text:p>13622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1</text:p>
          </table:table-cell>
          <table:table-cell office:value-type="float" office:value="0.056989" calcext:value-type="float">
            <text:p>0.056989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0" calcext:value-type="float">
            <text:p>0</text:p>
          </table:table-cell>
          <table:table-cell office:value-type="float" office:value="164121" calcext:value-type="float">
            <text:p>16412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2</text:p>
          </table:table-cell>
          <table:table-cell office:value-type="float" office:value="0.037809" calcext:value-type="float">
            <text:p>0.037809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0" calcext:value-type="float">
            <text:p>0</text:p>
          </table:table-cell>
          <table:table-cell office:value-type="float" office:value="125962" calcext:value-type="float">
            <text:p>12596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3</text:p>
          </table:table-cell>
          <table:table-cell office:value-type="float" office:value="0.193077" calcext:value-type="float">
            <text:p>0.193077</text:p>
          </table:table-cell>
          <table:table-cell office:value-type="float" office:value="0.014432" calcext:value-type="float">
            <text:p>0.014432</text:p>
          </table:table-cell>
          <table:table-cell office:value-type="float" office:value="0" calcext:value-type="float">
            <text:p>0</text:p>
          </table:table-cell>
          <table:table-cell office:value-type="float" office:value="161340" calcext:value-type="float">
            <text:p>16134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4</text:p>
          </table:table-cell>
          <table:table-cell office:value-type="float" office:value="0.082612" calcext:value-type="float">
            <text:p>0.082612</text:p>
          </table:table-cell>
          <table:table-cell office:value-type="float" office:value="0.009401" calcext:value-type="float">
            <text:p>0.009401</text:p>
          </table:table-cell>
          <table:table-cell office:value-type="float" office:value="0" calcext:value-type="float">
            <text:p>0</text:p>
          </table:table-cell>
          <table:table-cell office:value-type="float" office:value="126246" calcext:value-type="float">
            <text:p>12624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5</text:p>
          </table:table-cell>
          <table:table-cell office:value-type="float" office:value="0.052163" calcext:value-type="float">
            <text:p>0.052163</text:p>
          </table:table-cell>
          <table:table-cell office:value-type="float" office:value="0.008222" calcext:value-type="float">
            <text:p>0.008222</text:p>
          </table:table-cell>
          <table:table-cell office:value-type="float" office:value="0" calcext:value-type="float">
            <text:p>0</text:p>
          </table:table-cell>
          <table:table-cell office:value-type="float" office:value="126296" calcext:value-type="float">
            <text:p>12629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6</text:p>
          </table:table-cell>
          <table:table-cell office:value-type="float" office:value="0.052288" calcext:value-type="float">
            <text:p>0.052288</text:p>
          </table:table-cell>
          <table:table-cell office:value-type="float" office:value="0.007604" calcext:value-type="float">
            <text:p>0.007604</text:p>
          </table:table-cell>
          <table:table-cell office:value-type="float" office:value="0" calcext:value-type="float">
            <text:p>0</text:p>
          </table:table-cell>
          <table:table-cell office:value-type="float" office:value="131608" calcext:value-type="float">
            <text:p>131608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7</text:p>
          </table:table-cell>
          <table:table-cell office:value-type="float" office:value="0.04725" calcext:value-type="float">
            <text:p>0.04725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" calcext:value-type="float">
            <text:p>0</text:p>
          </table:table-cell>
          <table:table-cell office:value-type="float" office:value="107007" calcext:value-type="float">
            <text:p>10700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8</text:p>
          </table:table-cell>
          <table:table-cell office:value-type="float" office:value="0.036397" calcext:value-type="float">
            <text:p>0.036397</text:p>
          </table:table-cell>
          <table:table-cell office:value-type="float" office:value="0.009611" calcext:value-type="float">
            <text:p>0.009611</text:p>
          </table:table-cell>
          <table:table-cell office:value-type="float" office:value="0" calcext:value-type="float">
            <text:p>0</text:p>
          </table:table-cell>
          <table:table-cell office:value-type="float" office:value="145294" calcext:value-type="float">
            <text:p>14529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3:59</text:p>
          </table:table-cell>
          <table:table-cell office:value-type="float" office:value="0.060128" calcext:value-type="float">
            <text:p>0.060128</text:p>
          </table:table-cell>
          <table:table-cell office:value-type="float" office:value="0.014804" calcext:value-type="float">
            <text:p>0.014804</text:p>
          </table:table-cell>
          <table:table-cell office:value-type="float" office:value="0" calcext:value-type="float">
            <text:p>0</text:p>
          </table:table-cell>
          <table:table-cell office:value-type="float" office:value="187722" calcext:value-type="float">
            <text:p>18772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0</text:p>
          </table:table-cell>
          <table:table-cell office:value-type="float" office:value="0.063815" calcext:value-type="float">
            <text:p>0.063815</text:p>
          </table:table-cell>
          <table:table-cell office:value-type="float" office:value="0.010363" calcext:value-type="float">
            <text:p>0.010363</text:p>
          </table:table-cell>
          <table:table-cell office:value-type="float" office:value="0" calcext:value-type="float">
            <text:p>0</text:p>
          </table:table-cell>
          <table:table-cell office:value-type="float" office:value="131022" calcext:value-type="float">
            <text:p>13102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1</text:p>
          </table:table-cell>
          <table:table-cell office:value-type="float" office:value="0.043754" calcext:value-type="float">
            <text:p>0.043754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" calcext:value-type="float">
            <text:p>0</text:p>
          </table:table-cell>
          <table:table-cell office:value-type="float" office:value="152724" calcext:value-type="float">
            <text:p>15272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2</text:p>
          </table:table-cell>
          <table:table-cell office:value-type="float" office:value="0.044821" calcext:value-type="float">
            <text:p>0.044821</text:p>
          </table:table-cell>
          <table:table-cell office:value-type="float" office:value="0.010344" calcext:value-type="float">
            <text:p>0.010344</text:p>
          </table:table-cell>
          <table:table-cell office:value-type="float" office:value="0" calcext:value-type="float">
            <text:p>0</text:p>
          </table:table-cell>
          <table:table-cell office:value-type="float" office:value="142514" calcext:value-type="float">
            <text:p>14251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3</text:p>
          </table:table-cell>
          <table:table-cell office:value-type="float" office:value="0.038548" calcext:value-type="float">
            <text:p>0.038548</text:p>
          </table:table-cell>
          <table:table-cell office:value-type="float" office:value="0.008586" calcext:value-type="float">
            <text:p>0.008586</text:p>
          </table:table-cell>
          <table:table-cell office:value-type="float" office:value="0" calcext:value-type="float">
            <text:p>0</text:p>
          </table:table-cell>
          <table:table-cell office:value-type="float" office:value="138624" calcext:value-type="float">
            <text:p>13862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4</text:p>
          </table:table-cell>
          <table:table-cell office:value-type="float" office:value="0.056336" calcext:value-type="float">
            <text:p>0.056336</text:p>
          </table:table-cell>
          <table:table-cell office:value-type="float" office:value="0.009348" calcext:value-type="float">
            <text:p>0.009348</text:p>
          </table:table-cell>
          <table:table-cell office:value-type="float" office:value="0" calcext:value-type="float">
            <text:p>0</text:p>
          </table:table-cell>
          <table:table-cell office:value-type="float" office:value="129327" calcext:value-type="float">
            <text:p>12932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5</text:p>
          </table:table-cell>
          <table:table-cell office:value-type="float" office:value="0.079876" calcext:value-type="float">
            <text:p>0.079876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" calcext:value-type="float">
            <text:p>0</text:p>
          </table:table-cell>
          <table:table-cell office:value-type="float" office:value="146969" calcext:value-type="float">
            <text:p>14696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6</text:p>
          </table:table-cell>
          <table:table-cell office:value-type="float" office:value="0.056173" calcext:value-type="float">
            <text:p>0.056173</text:p>
          </table:table-cell>
          <table:table-cell office:value-type="float" office:value="0.009528" calcext:value-type="float">
            <text:p>0.009528</text:p>
          </table:table-cell>
          <table:table-cell office:value-type="float" office:value="0" calcext:value-type="float">
            <text:p>0</text:p>
          </table:table-cell>
          <table:table-cell office:value-type="float" office:value="125606" calcext:value-type="float">
            <text:p>1256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7</text:p>
          </table:table-cell>
          <table:table-cell office:value-type="float" office:value="0.065162" calcext:value-type="float">
            <text:p>0.065162</text:p>
          </table:table-cell>
          <table:table-cell office:value-type="float" office:value="0.008889" calcext:value-type="float">
            <text:p>0.008889</text:p>
          </table:table-cell>
          <table:table-cell office:value-type="float" office:value="0" calcext:value-type="float">
            <text:p>0</text:p>
          </table:table-cell>
          <table:table-cell office:value-type="float" office:value="143953" calcext:value-type="float">
            <text:p>14395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8</text:p>
          </table:table-cell>
          <table:table-cell office:value-type="float" office:value="0.033381" calcext:value-type="float">
            <text:p>0.033381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0" calcext:value-type="float">
            <text:p>0</text:p>
          </table:table-cell>
          <table:table-cell office:value-type="float" office:value="103613" calcext:value-type="float">
            <text:p>103613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09</text:p>
          </table:table-cell>
          <table:table-cell office:value-type="float" office:value="0.057403" calcext:value-type="float">
            <text:p>0.057403</text:p>
          </table:table-cell>
          <table:table-cell office:value-type="float" office:value="0.007229" calcext:value-type="float">
            <text:p>0.007229</text:p>
          </table:table-cell>
          <table:table-cell office:value-type="float" office:value="0" calcext:value-type="float">
            <text:p>0</text:p>
          </table:table-cell>
          <table:table-cell office:value-type="float" office:value="115997" calcext:value-type="float">
            <text:p>115997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0</text:p>
          </table:table-cell>
          <table:table-cell office:value-type="float" office:value="0.052099" calcext:value-type="float">
            <text:p>0.052099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0" calcext:value-type="float">
            <text:p>0</text:p>
          </table:table-cell>
          <table:table-cell office:value-type="float" office:value="136666" calcext:value-type="float">
            <text:p>13666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1</text:p>
          </table:table-cell>
          <table:table-cell office:value-type="float" office:value="0.042672" calcext:value-type="float">
            <text:p>0.042672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0" calcext:value-type="float">
            <text:p>0</text:p>
          </table:table-cell>
          <table:table-cell office:value-type="float" office:value="142292" calcext:value-type="float">
            <text:p>14229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2</text:p>
          </table:table-cell>
          <table:table-cell office:value-type="float" office:value="0.064297" calcext:value-type="float">
            <text:p>0.064297</text:p>
          </table:table-cell>
          <table:table-cell office:value-type="float" office:value="0.007658" calcext:value-type="float">
            <text:p>0.007658</text:p>
          </table:table-cell>
          <table:table-cell office:value-type="float" office:value="0" calcext:value-type="float">
            <text:p>0</text:p>
          </table:table-cell>
          <table:table-cell office:value-type="float" office:value="130210" calcext:value-type="float">
            <text:p>13021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3</text:p>
          </table:table-cell>
          <table:table-cell office:value-type="float" office:value="0.059917" calcext:value-type="float">
            <text:p>0.059917</text:p>
          </table:table-cell>
          <table:table-cell office:value-type="float" office:value="0.012057" calcext:value-type="float">
            <text:p>0.012057</text:p>
          </table:table-cell>
          <table:table-cell office:value-type="float" office:value="0" calcext:value-type="float">
            <text:p>0</text:p>
          </table:table-cell>
          <table:table-cell office:value-type="float" office:value="150135" calcext:value-type="float">
            <text:p>15013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4</text:p>
          </table:table-cell>
          <table:table-cell office:value-type="float" office:value="0.04519" calcext:value-type="float">
            <text:p>0.04519</text:p>
          </table:table-cell>
          <table:table-cell office:value-type="float" office:value="0.009227" calcext:value-type="float">
            <text:p>0.009227</text:p>
          </table:table-cell>
          <table:table-cell office:value-type="float" office:value="0" calcext:value-type="float">
            <text:p>0</text:p>
          </table:table-cell>
          <table:table-cell office:value-type="float" office:value="128461" calcext:value-type="float">
            <text:p>12846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5</text:p>
          </table:table-cell>
          <table:table-cell office:value-type="float" office:value="0.101145" calcext:value-type="float">
            <text:p>0.101145</text:p>
          </table:table-cell>
          <table:table-cell office:value-type="float" office:value="0.013221" calcext:value-type="float">
            <text:p>0.013221</text:p>
          </table:table-cell>
          <table:table-cell office:value-type="float" office:value="0" calcext:value-type="float">
            <text:p>0</text:p>
          </table:table-cell>
          <table:table-cell office:value-type="float" office:value="157958" calcext:value-type="float">
            <text:p>15795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6</text:p>
          </table:table-cell>
          <table:table-cell office:value-type="float" office:value="0.038874" calcext:value-type="float">
            <text:p>0.038874</text:p>
          </table:table-cell>
          <table:table-cell office:value-type="float" office:value="0.010168" calcext:value-type="float">
            <text:p>0.010168</text:p>
          </table:table-cell>
          <table:table-cell office:value-type="float" office:value="0" calcext:value-type="float">
            <text:p>0</text:p>
          </table:table-cell>
          <table:table-cell office:value-type="float" office:value="135727" calcext:value-type="float">
            <text:p>135727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7</text:p>
          </table:table-cell>
          <table:table-cell office:value-type="float" office:value="0.035838" calcext:value-type="float">
            <text:p>0.035838</text:p>
          </table:table-cell>
          <table:table-cell office:value-type="float" office:value="0.007304" calcext:value-type="float">
            <text:p>0.007304</text:p>
          </table:table-cell>
          <table:table-cell office:value-type="float" office:value="0" calcext:value-type="float">
            <text:p>0</text:p>
          </table:table-cell>
          <table:table-cell office:value-type="float" office:value="127238" calcext:value-type="float">
            <text:p>12723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8</text:p>
          </table:table-cell>
          <table:table-cell office:value-type="float" office:value="0.034156" calcext:value-type="float">
            <text:p>0.034156</text:p>
          </table:table-cell>
          <table:table-cell office:value-type="float" office:value="0.00621" calcext:value-type="float">
            <text:p>0.00621</text:p>
          </table:table-cell>
          <table:table-cell office:value-type="float" office:value="0" calcext:value-type="float">
            <text:p>0</text:p>
          </table:table-cell>
          <table:table-cell office:value-type="float" office:value="107922" calcext:value-type="float">
            <text:p>10792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19</text:p>
          </table:table-cell>
          <table:table-cell office:value-type="float" office:value="0.071598" calcext:value-type="float">
            <text:p>0.071598</text:p>
          </table:table-cell>
          <table:table-cell office:value-type="float" office:value="0.011859" calcext:value-type="float">
            <text:p>0.011859</text:p>
          </table:table-cell>
          <table:table-cell office:value-type="float" office:value="0" calcext:value-type="float">
            <text:p>0</text:p>
          </table:table-cell>
          <table:table-cell office:value-type="float" office:value="151039" calcext:value-type="float">
            <text:p>15103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0</text:p>
          </table:table-cell>
          <table:table-cell office:value-type="float" office:value="0.08712" calcext:value-type="float">
            <text:p>0.08712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0" calcext:value-type="float">
            <text:p>0</text:p>
          </table:table-cell>
          <table:table-cell office:value-type="float" office:value="141846" calcext:value-type="float">
            <text:p>141846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1</text:p>
          </table:table-cell>
          <table:table-cell office:value-type="float" office:value="0.050714" calcext:value-type="float">
            <text:p>0.050714</text:p>
          </table:table-cell>
          <table:table-cell office:value-type="float" office:value="0.007323" calcext:value-type="float">
            <text:p>0.007323</text:p>
          </table:table-cell>
          <table:table-cell office:value-type="float" office:value="0" calcext:value-type="float">
            <text:p>0</text:p>
          </table:table-cell>
          <table:table-cell office:value-type="float" office:value="120221" calcext:value-type="float">
            <text:p>12022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2</text:p>
          </table:table-cell>
          <table:table-cell office:value-type="float" office:value="0.054848" calcext:value-type="float">
            <text:p>0.054848</text:p>
          </table:table-cell>
          <table:table-cell office:value-type="float" office:value="0.008303" calcext:value-type="float">
            <text:p>0.008303</text:p>
          </table:table-cell>
          <table:table-cell office:value-type="float" office:value="0" calcext:value-type="float">
            <text:p>0</text:p>
          </table:table-cell>
          <table:table-cell office:value-type="float" office:value="133761" calcext:value-type="float">
            <text:p>13376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3</text:p>
          </table:table-cell>
          <table:table-cell office:value-type="float" office:value="0.064301" calcext:value-type="float">
            <text:p>0.064301</text:p>
          </table:table-cell>
          <table:table-cell office:value-type="float" office:value="0.010072" calcext:value-type="float">
            <text:p>0.010072</text:p>
          </table:table-cell>
          <table:table-cell office:value-type="float" office:value="0" calcext:value-type="float">
            <text:p>0</text:p>
          </table:table-cell>
          <table:table-cell office:value-type="float" office:value="143181" calcext:value-type="float">
            <text:p>14318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4</text:p>
          </table:table-cell>
          <table:table-cell office:value-type="float" office:value="0.106917" calcext:value-type="float">
            <text:p>0.106917</text:p>
          </table:table-cell>
          <table:table-cell office:value-type="float" office:value="0.013496" calcext:value-type="float">
            <text:p>0.013496</text:p>
          </table:table-cell>
          <table:table-cell office:value-type="float" office:value="0" calcext:value-type="float">
            <text:p>0</text:p>
          </table:table-cell>
          <table:table-cell office:value-type="float" office:value="140454" calcext:value-type="float">
            <text:p>14045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5</text:p>
          </table:table-cell>
          <table:table-cell office:value-type="float" office:value="0.049519" calcext:value-type="float">
            <text:p>0.049519</text:p>
          </table:table-cell>
          <table:table-cell office:value-type="float" office:value="0.007231" calcext:value-type="float">
            <text:p>0.007231</text:p>
          </table:table-cell>
          <table:table-cell office:value-type="float" office:value="0" calcext:value-type="float">
            <text:p>0</text:p>
          </table:table-cell>
          <table:table-cell office:value-type="float" office:value="118059" calcext:value-type="float">
            <text:p>11805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6</text:p>
          </table:table-cell>
          <table:table-cell office:value-type="float" office:value="0.056439" calcext:value-type="float">
            <text:p>0.056439</text:p>
          </table:table-cell>
          <table:table-cell office:value-type="float" office:value="0.016923" calcext:value-type="float">
            <text:p>0.016923</text:p>
          </table:table-cell>
          <table:table-cell office:value-type="float" office:value="0" calcext:value-type="float">
            <text:p>0</text:p>
          </table:table-cell>
          <table:table-cell office:value-type="float" office:value="154122" calcext:value-type="float">
            <text:p>15412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7</text:p>
          </table:table-cell>
          <table:table-cell office:value-type="float" office:value="0.063792" calcext:value-type="float">
            <text:p>0.063792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0" calcext:value-type="float">
            <text:p>0</text:p>
          </table:table-cell>
          <table:table-cell office:value-type="float" office:value="136971" calcext:value-type="float">
            <text:p>13697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8</text:p>
          </table:table-cell>
          <table:table-cell office:value-type="float" office:value="0.134007" calcext:value-type="float">
            <text:p>0.134007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" calcext:value-type="float">
            <text:p>0</text:p>
          </table:table-cell>
          <table:table-cell office:value-type="float" office:value="151015" calcext:value-type="float">
            <text:p>15101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29</text:p>
          </table:table-cell>
          <table:table-cell office:value-type="float" office:value="0.111544" calcext:value-type="float">
            <text:p>0.111544</text:p>
          </table:table-cell>
          <table:table-cell office:value-type="float" office:value="0.005546" calcext:value-type="float">
            <text:p>0.005546</text:p>
          </table:table-cell>
          <table:table-cell office:value-type="float" office:value="0" calcext:value-type="float">
            <text:p>0</text:p>
          </table:table-cell>
          <table:table-cell office:value-type="float" office:value="100390" calcext:value-type="float">
            <text:p>10039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0</text:p>
          </table:table-cell>
          <table:table-cell office:value-type="float" office:value="0.258813" calcext:value-type="float">
            <text:p>0.258813</text:p>
          </table:table-cell>
          <table:table-cell office:value-type="float" office:value="0.007444" calcext:value-type="float">
            <text:p>0.007444</text:p>
          </table:table-cell>
          <table:table-cell office:value-type="float" office:value="0" calcext:value-type="float">
            <text:p>0</text:p>
          </table:table-cell>
          <table:table-cell office:value-type="float" office:value="129531" calcext:value-type="float">
            <text:p>12953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1</text:p>
          </table:table-cell>
          <table:table-cell office:value-type="float" office:value="0.470939" calcext:value-type="float">
            <text:p>0.470939</text:p>
          </table:table-cell>
          <table:table-cell office:value-type="float" office:value="0.008743" calcext:value-type="float">
            <text:p>0.008743</text:p>
          </table:table-cell>
          <table:table-cell office:value-type="float" office:value="0" calcext:value-type="float">
            <text:p>0</text:p>
          </table:table-cell>
          <table:table-cell office:value-type="float" office:value="104976" calcext:value-type="float">
            <text:p>10497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2</text:p>
          </table:table-cell>
          <table:table-cell office:value-type="float" office:value="0.634818" calcext:value-type="float">
            <text:p>0.634818</text:p>
          </table:table-cell>
          <table:table-cell office:value-type="float" office:value="0.00877" calcext:value-type="float">
            <text:p>0.00877</text:p>
          </table:table-cell>
          <table:table-cell office:value-type="float" office:value="0" calcext:value-type="float">
            <text:p>0</text:p>
          </table:table-cell>
          <table:table-cell office:value-type="float" office:value="141402" calcext:value-type="float">
            <text:p>14140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3</text:p>
          </table:table-cell>
          <table:table-cell office:value-type="float" office:value="0.612558" calcext:value-type="float">
            <text:p>0.612558</text:p>
          </table:table-cell>
          <table:table-cell office:value-type="float" office:value="0.007692" calcext:value-type="float">
            <text:p>0.007692</text:p>
          </table:table-cell>
          <table:table-cell office:value-type="float" office:value="0" calcext:value-type="float">
            <text:p>0</text:p>
          </table:table-cell>
          <table:table-cell office:value-type="float" office:value="126036" calcext:value-type="float">
            <text:p>12603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4</text:p>
          </table:table-cell>
          <table:table-cell office:value-type="float" office:value="0.581912" calcext:value-type="float">
            <text:p>0.581912</text:p>
          </table:table-cell>
          <table:table-cell office:value-type="float" office:value="0.008083" calcext:value-type="float">
            <text:p>0.008083</text:p>
          </table:table-cell>
          <table:table-cell office:value-type="float" office:value="0" calcext:value-type="float">
            <text:p>0</text:p>
          </table:table-cell>
          <table:table-cell office:value-type="float" office:value="131488" calcext:value-type="float">
            <text:p>13148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5</text:p>
          </table:table-cell>
          <table:table-cell office:value-type="float" office:value="0.676742" calcext:value-type="float">
            <text:p>0.676742</text:p>
          </table:table-cell>
          <table:table-cell office:value-type="float" office:value="0.00684" calcext:value-type="float">
            <text:p>0.00684</text:p>
          </table:table-cell>
          <table:table-cell office:value-type="float" office:value="0" calcext:value-type="float">
            <text:p>0</text:p>
          </table:table-cell>
          <table:table-cell office:value-type="float" office:value="120546" calcext:value-type="float">
            <text:p>12054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6</text:p>
          </table:table-cell>
          <table:table-cell office:value-type="float" office:value="0.559038" calcext:value-type="float">
            <text:p>0.559038</text:p>
          </table:table-cell>
          <table:table-cell office:value-type="float" office:value="0.008037" calcext:value-type="float">
            <text:p>0.008037</text:p>
          </table:table-cell>
          <table:table-cell office:value-type="float" office:value="0" calcext:value-type="float">
            <text:p>0</text:p>
          </table:table-cell>
          <table:table-cell office:value-type="float" office:value="130468" calcext:value-type="float">
            <text:p>13046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7</text:p>
          </table:table-cell>
          <table:table-cell office:value-type="float" office:value="0.436184" calcext:value-type="float">
            <text:p>0.436184</text:p>
          </table:table-cell>
          <table:table-cell office:value-type="float" office:value="0.009993" calcext:value-type="float">
            <text:p>0.009993</text:p>
          </table:table-cell>
          <table:table-cell office:value-type="float" office:value="0" calcext:value-type="float">
            <text:p>0</text:p>
          </table:table-cell>
          <table:table-cell office:value-type="float" office:value="148089" calcext:value-type="float">
            <text:p>14808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8</text:p>
          </table:table-cell>
          <table:table-cell office:value-type="float" office:value="0.309664" calcext:value-type="float">
            <text:p>0.309664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0" calcext:value-type="float">
            <text:p>0</text:p>
          </table:table-cell>
          <table:table-cell office:value-type="float" office:value="115952" calcext:value-type="float">
            <text:p>115952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39</text:p>
          </table:table-cell>
          <table:table-cell office:value-type="float" office:value="0.283259" calcext:value-type="float">
            <text:p>0.283259</text:p>
          </table:table-cell>
          <table:table-cell office:value-type="float" office:value="0.028548" calcext:value-type="float">
            <text:p>0.028548</text:p>
          </table:table-cell>
          <table:table-cell office:value-type="float" office:value="0" calcext:value-type="float">
            <text:p>0</text:p>
          </table:table-cell>
          <table:table-cell office:value-type="float" office:value="108043" calcext:value-type="float">
            <text:p>10804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0</text:p>
          </table:table-cell>
          <table:table-cell office:value-type="float" office:value="0.061975" calcext:value-type="float">
            <text:p>0.061975</text:p>
          </table:table-cell>
          <table:table-cell office:value-type="float" office:value="0.013466" calcext:value-type="float">
            <text:p>0.013466</text:p>
          </table:table-cell>
          <table:table-cell office:value-type="float" office:value="0" calcext:value-type="float">
            <text:p>0</text:p>
          </table:table-cell>
          <table:table-cell office:value-type="float" office:value="170855" calcext:value-type="float">
            <text:p>17085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1</text:p>
          </table:table-cell>
          <table:table-cell office:value-type="float" office:value="0.036552" calcext:value-type="float">
            <text:p>0.036552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0" calcext:value-type="float">
            <text:p>0</text:p>
          </table:table-cell>
          <table:table-cell office:value-type="float" office:value="104828" calcext:value-type="float">
            <text:p>10482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2</text:p>
          </table:table-cell>
          <table:table-cell office:value-type="float" office:value="0.040363" calcext:value-type="float">
            <text:p>0.040363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0" calcext:value-type="float">
            <text:p>0</text:p>
          </table:table-cell>
          <table:table-cell office:value-type="float" office:value="137404" calcext:value-type="float">
            <text:p>13740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3</text:p>
          </table:table-cell>
          <table:table-cell office:value-type="float" office:value="0.041701" calcext:value-type="float">
            <text:p>0.041701</text:p>
          </table:table-cell>
          <table:table-cell office:value-type="float" office:value="0.006969" calcext:value-type="float">
            <text:p>0.006969</text:p>
          </table:table-cell>
          <table:table-cell office:value-type="float" office:value="0" calcext:value-type="float">
            <text:p>0</text:p>
          </table:table-cell>
          <table:table-cell office:value-type="float" office:value="124051" calcext:value-type="float">
            <text:p>12405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4</text:p>
          </table:table-cell>
          <table:table-cell office:value-type="float" office:value="0.058765" calcext:value-type="float">
            <text:p>0.058765</text:p>
          </table:table-cell>
          <table:table-cell office:value-type="float" office:value="0.008799" calcext:value-type="float">
            <text:p>0.008799</text:p>
          </table:table-cell>
          <table:table-cell office:value-type="float" office:value="0" calcext:value-type="float">
            <text:p>0</text:p>
          </table:table-cell>
          <table:table-cell office:value-type="float" office:value="110671" calcext:value-type="float">
            <text:p>11067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5</text:p>
          </table:table-cell>
          <table:table-cell office:value-type="float" office:value="0.046606" calcext:value-type="float">
            <text:p>0.046606</text:p>
          </table:table-cell>
          <table:table-cell office:value-type="float" office:value="0.014117" calcext:value-type="float">
            <text:p>0.014117</text:p>
          </table:table-cell>
          <table:table-cell office:value-type="float" office:value="0" calcext:value-type="float">
            <text:p>0</text:p>
          </table:table-cell>
          <table:table-cell office:value-type="float" office:value="161718" calcext:value-type="float">
            <text:p>16171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6</text:p>
          </table:table-cell>
          <table:table-cell office:value-type="float" office:value="0.053963" calcext:value-type="float">
            <text:p>0.053963</text:p>
          </table:table-cell>
          <table:table-cell office:value-type="float" office:value="0.009277" calcext:value-type="float">
            <text:p>0.009277</text:p>
          </table:table-cell>
          <table:table-cell office:value-type="float" office:value="0" calcext:value-type="float">
            <text:p>0</text:p>
          </table:table-cell>
          <table:table-cell office:value-type="float" office:value="124690" calcext:value-type="float">
            <text:p>12469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7</text:p>
          </table:table-cell>
          <table:table-cell office:value-type="float" office:value="0.044521" calcext:value-type="float">
            <text:p>0.044521</text:p>
          </table:table-cell>
          <table:table-cell office:value-type="float" office:value="0.013019" calcext:value-type="float">
            <text:p>0.013019</text:p>
          </table:table-cell>
          <table:table-cell office:value-type="float" office:value="0" calcext:value-type="float">
            <text:p>0</text:p>
          </table:table-cell>
          <table:table-cell office:value-type="float" office:value="165747" calcext:value-type="float">
            <text:p>16574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8</text:p>
          </table:table-cell>
          <table:table-cell office:value-type="float" office:value="0.035595" calcext:value-type="float">
            <text:p>0.035595</text:p>
          </table:table-cell>
          <table:table-cell office:value-type="float" office:value="0.006014" calcext:value-type="float">
            <text:p>0.006014</text:p>
          </table:table-cell>
          <table:table-cell office:value-type="float" office:value="0" calcext:value-type="float">
            <text:p>0</text:p>
          </table:table-cell>
          <table:table-cell office:value-type="float" office:value="109186" calcext:value-type="float">
            <text:p>10918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49</text:p>
          </table:table-cell>
          <table:table-cell office:value-type="float" office:value="0.05498" calcext:value-type="float">
            <text:p>0.05498</text:p>
          </table:table-cell>
          <table:table-cell office:value-type="float" office:value="0.011736" calcext:value-type="float">
            <text:p>0.011736</text:p>
          </table:table-cell>
          <table:table-cell office:value-type="float" office:value="0" calcext:value-type="float">
            <text:p>0</text:p>
          </table:table-cell>
          <table:table-cell office:value-type="float" office:value="128288" calcext:value-type="float">
            <text:p>128288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0</text:p>
          </table:table-cell>
          <table:table-cell office:value-type="float" office:value="0.03485" calcext:value-type="float">
            <text:p>0.03485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0" calcext:value-type="float">
            <text:p>0</text:p>
          </table:table-cell>
          <table:table-cell office:value-type="float" office:value="123092" calcext:value-type="float">
            <text:p>12309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1</text:p>
          </table:table-cell>
          <table:table-cell office:value-type="float" office:value="0.037825" calcext:value-type="float">
            <text:p>0.037825</text:p>
          </table:table-cell>
          <table:table-cell office:value-type="float" office:value="0.007589" calcext:value-type="float">
            <text:p>0.007589</text:p>
          </table:table-cell>
          <table:table-cell office:value-type="float" office:value="0" calcext:value-type="float">
            <text:p>0</text:p>
          </table:table-cell>
          <table:table-cell office:value-type="float" office:value="124315" calcext:value-type="float">
            <text:p>12431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2</text:p>
          </table:table-cell>
          <table:table-cell office:value-type="float" office:value="0.033676" calcext:value-type="float">
            <text:p>0.033676</text:p>
          </table:table-cell>
          <table:table-cell office:value-type="float" office:value="0.006771" calcext:value-type="float">
            <text:p>0.006771</text:p>
          </table:table-cell>
          <table:table-cell office:value-type="float" office:value="0" calcext:value-type="float">
            <text:p>0</text:p>
          </table:table-cell>
          <table:table-cell office:value-type="float" office:value="115673" calcext:value-type="float">
            <text:p>11567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3</text:p>
          </table:table-cell>
          <table:table-cell office:value-type="float" office:value="0.043994" calcext:value-type="float">
            <text:p>0.043994</text:p>
          </table:table-cell>
          <table:table-cell office:value-type="float" office:value="0.009673" calcext:value-type="float">
            <text:p>0.009673</text:p>
          </table:table-cell>
          <table:table-cell office:value-type="float" office:value="0" calcext:value-type="float">
            <text:p>0</text:p>
          </table:table-cell>
          <table:table-cell office:value-type="float" office:value="138581" calcext:value-type="float">
            <text:p>1385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4</text:p>
          </table:table-cell>
          <table:table-cell office:value-type="float" office:value="0.048731" calcext:value-type="float">
            <text:p>0.048731</text:p>
          </table:table-cell>
          <table:table-cell office:value-type="float" office:value="0.007847" calcext:value-type="float">
            <text:p>0.007847</text:p>
          </table:table-cell>
          <table:table-cell office:value-type="float" office:value="0" calcext:value-type="float">
            <text:p>0</text:p>
          </table:table-cell>
          <table:table-cell office:value-type="float" office:value="128561" calcext:value-type="float">
            <text:p>12856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5</text:p>
          </table:table-cell>
          <table:table-cell office:value-type="float" office:value="0.062791" calcext:value-type="float">
            <text:p>0.062791</text:p>
          </table:table-cell>
          <table:table-cell office:value-type="float" office:value="0.012149" calcext:value-type="float">
            <text:p>0.012149</text:p>
          </table:table-cell>
          <table:table-cell office:value-type="float" office:value="0" calcext:value-type="float">
            <text:p>0</text:p>
          </table:table-cell>
          <table:table-cell office:value-type="float" office:value="148330" calcext:value-type="float">
            <text:p>14833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6</text:p>
          </table:table-cell>
          <table:table-cell office:value-type="float" office:value="0.051153" calcext:value-type="float">
            <text:p>0.051153</text:p>
          </table:table-cell>
          <table:table-cell office:value-type="float" office:value="0.013813" calcext:value-type="float">
            <text:p>0.013813</text:p>
          </table:table-cell>
          <table:table-cell office:value-type="float" office:value="0" calcext:value-type="float">
            <text:p>0</text:p>
          </table:table-cell>
          <table:table-cell office:value-type="float" office:value="165574" calcext:value-type="float">
            <text:p>16557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7</text:p>
          </table:table-cell>
          <table:table-cell office:value-type="float" office:value="0.082023" calcext:value-type="float">
            <text:p>0.082023</text:p>
          </table:table-cell>
          <table:table-cell office:value-type="float" office:value="0.008413" calcext:value-type="float">
            <text:p>0.008413</text:p>
          </table:table-cell>
          <table:table-cell office:value-type="float" office:value="0" calcext:value-type="float">
            <text:p>0</text:p>
          </table:table-cell>
          <table:table-cell office:value-type="float" office:value="120924" calcext:value-type="float">
            <text:p>12092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8</text:p>
          </table:table-cell>
          <table:table-cell office:value-type="float" office:value="0.053523" calcext:value-type="float">
            <text:p>0.053523</text:p>
          </table:table-cell>
          <table:table-cell office:value-type="float" office:value="0.01084" calcext:value-type="float">
            <text:p>0.01084</text:p>
          </table:table-cell>
          <table:table-cell office:value-type="float" office:value="0" calcext:value-type="float">
            <text:p>0</text:p>
          </table:table-cell>
          <table:table-cell office:value-type="float" office:value="142560" calcext:value-type="float">
            <text:p>14256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4:59</text:p>
          </table:table-cell>
          <table:table-cell office:value-type="float" office:value="0.036375" calcext:value-type="float">
            <text:p>0.036375</text:p>
          </table:table-cell>
          <table:table-cell office:value-type="float" office:value="0.007027" calcext:value-type="float">
            <text:p>0.007027</text:p>
          </table:table-cell>
          <table:table-cell office:value-type="float" office:value="0" calcext:value-type="float">
            <text:p>0</text:p>
          </table:table-cell>
          <table:table-cell office:value-type="float" office:value="115318" calcext:value-type="float">
            <text:p>11531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0</text:p>
          </table:table-cell>
          <table:table-cell office:value-type="float" office:value="0.09636" calcext:value-type="float">
            <text:p>0.09636</text:p>
          </table:table-cell>
          <table:table-cell office:value-type="float" office:value="0.02299" calcext:value-type="float">
            <text:p>0.02299</text:p>
          </table:table-cell>
          <table:table-cell office:value-type="float" office:value="0" calcext:value-type="float">
            <text:p>0</text:p>
          </table:table-cell>
          <table:table-cell office:value-type="float" office:value="198489" calcext:value-type="float">
            <text:p>19848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1</text:p>
          </table:table-cell>
          <table:table-cell office:value-type="float" office:value="0.075782" calcext:value-type="float">
            <text:p>0.075782</text:p>
          </table:table-cell>
          <table:table-cell office:value-type="float" office:value="0.013343" calcext:value-type="float">
            <text:p>0.013343</text:p>
          </table:table-cell>
          <table:table-cell office:value-type="float" office:value="0" calcext:value-type="float">
            <text:p>0</text:p>
          </table:table-cell>
          <table:table-cell office:value-type="float" office:value="134813" calcext:value-type="float">
            <text:p>13481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2</text:p>
          </table:table-cell>
          <table:table-cell office:value-type="float" office:value="0.080829" calcext:value-type="float">
            <text:p>0.080829</text:p>
          </table:table-cell>
          <table:table-cell office:value-type="float" office:value="0.01421" calcext:value-type="float">
            <text:p>0.01421</text:p>
          </table:table-cell>
          <table:table-cell office:value-type="float" office:value="0" calcext:value-type="float">
            <text:p>0</text:p>
          </table:table-cell>
          <table:table-cell office:value-type="float" office:value="187112" calcext:value-type="float">
            <text:p>18711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3</text:p>
          </table:table-cell>
          <table:table-cell office:value-type="float" office:value="0.086391" calcext:value-type="float">
            <text:p>0.086391</text:p>
          </table:table-cell>
          <table:table-cell office:value-type="float" office:value="0.011715" calcext:value-type="float">
            <text:p>0.011715</text:p>
          </table:table-cell>
          <table:table-cell office:value-type="float" office:value="0" calcext:value-type="float">
            <text:p>0</text:p>
          </table:table-cell>
          <table:table-cell office:value-type="float" office:value="150698" calcext:value-type="float">
            <text:p>15069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4</text:p>
          </table:table-cell>
          <table:table-cell office:value-type="float" office:value="0.040309" calcext:value-type="float">
            <text:p>0.040309</text:p>
          </table:table-cell>
          <table:table-cell office:value-type="float" office:value="0.008862" calcext:value-type="float">
            <text:p>0.008862</text:p>
          </table:table-cell>
          <table:table-cell office:value-type="float" office:value="0" calcext:value-type="float">
            <text:p>0</text:p>
          </table:table-cell>
          <table:table-cell office:value-type="float" office:value="146461" calcext:value-type="float">
            <text:p>1464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5</text:p>
          </table:table-cell>
          <table:table-cell office:value-type="float" office:value="0.049902" calcext:value-type="float">
            <text:p>0.049902</text:p>
          </table:table-cell>
          <table:table-cell office:value-type="float" office:value="0.010717" calcext:value-type="float">
            <text:p>0.010717</text:p>
          </table:table-cell>
          <table:table-cell office:value-type="float" office:value="0" calcext:value-type="float">
            <text:p>0</text:p>
          </table:table-cell>
          <table:table-cell office:value-type="float" office:value="135240" calcext:value-type="float">
            <text:p>13524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6</text:p>
          </table:table-cell>
          <table:table-cell office:value-type="float" office:value="0.040053" calcext:value-type="float">
            <text:p>0.040053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" calcext:value-type="float">
            <text:p>0</text:p>
          </table:table-cell>
          <table:table-cell office:value-type="float" office:value="127120" calcext:value-type="float">
            <text:p>12712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7</text:p>
          </table:table-cell>
          <table:table-cell office:value-type="float" office:value="0.041622" calcext:value-type="float">
            <text:p>0.041622</text:p>
          </table:table-cell>
          <table:table-cell office:value-type="float" office:value="0.011124" calcext:value-type="float">
            <text:p>0.011124</text:p>
          </table:table-cell>
          <table:table-cell office:value-type="float" office:value="0" calcext:value-type="float">
            <text:p>0</text:p>
          </table:table-cell>
          <table:table-cell office:value-type="float" office:value="150793" calcext:value-type="float">
            <text:p>15079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8</text:p>
          </table:table-cell>
          <table:table-cell office:value-type="float" office:value="0.063914" calcext:value-type="float">
            <text:p>0.063914</text:p>
          </table:table-cell>
          <table:table-cell office:value-type="float" office:value="0.008502" calcext:value-type="float">
            <text:p>0.008502</text:p>
          </table:table-cell>
          <table:table-cell office:value-type="float" office:value="0" calcext:value-type="float">
            <text:p>0</text:p>
          </table:table-cell>
          <table:table-cell office:value-type="float" office:value="120126" calcext:value-type="float">
            <text:p>12012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09</text:p>
          </table:table-cell>
          <table:table-cell office:value-type="float" office:value="0.042939" calcext:value-type="float">
            <text:p>0.042939</text:p>
          </table:table-cell>
          <table:table-cell office:value-type="float" office:value="0.009107" calcext:value-type="float">
            <text:p>0.009107</text:p>
          </table:table-cell>
          <table:table-cell office:value-type="float" office:value="0" calcext:value-type="float">
            <text:p>0</text:p>
          </table:table-cell>
          <table:table-cell office:value-type="float" office:value="137371" calcext:value-type="float">
            <text:p>1373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0</text:p>
          </table:table-cell>
          <table:table-cell office:value-type="float" office:value="0.054348" calcext:value-type="float">
            <text:p>0.054348</text:p>
          </table:table-cell>
          <table:table-cell office:value-type="float" office:value="0.009507" calcext:value-type="float">
            <text:p>0.009507</text:p>
          </table:table-cell>
          <table:table-cell office:value-type="float" office:value="0" calcext:value-type="float">
            <text:p>0</text:p>
          </table:table-cell>
          <table:table-cell office:value-type="float" office:value="134316" calcext:value-type="float">
            <text:p>13431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1</text:p>
          </table:table-cell>
          <table:table-cell office:value-type="float" office:value="0.061772" calcext:value-type="float">
            <text:p>0.061772</text:p>
          </table:table-cell>
          <table:table-cell office:value-type="float" office:value="0.007203" calcext:value-type="float">
            <text:p>0.007203</text:p>
          </table:table-cell>
          <table:table-cell office:value-type="float" office:value="0" calcext:value-type="float">
            <text:p>0</text:p>
          </table:table-cell>
          <table:table-cell office:value-type="float" office:value="124423" calcext:value-type="float">
            <text:p>12442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2</text:p>
          </table:table-cell>
          <table:table-cell office:value-type="float" office:value="0.037665" calcext:value-type="float">
            <text:p>0.037665</text:p>
          </table:table-cell>
          <table:table-cell office:value-type="float" office:value="0.007578" calcext:value-type="float">
            <text:p>0.007578</text:p>
          </table:table-cell>
          <table:table-cell office:value-type="float" office:value="0" calcext:value-type="float">
            <text:p>0</text:p>
          </table:table-cell>
          <table:table-cell office:value-type="float" office:value="127231" calcext:value-type="float">
            <text:p>12723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3</text:p>
          </table:table-cell>
          <table:table-cell office:value-type="float" office:value="0.036398" calcext:value-type="float">
            <text:p>0.036398</text:p>
          </table:table-cell>
          <table:table-cell office:value-type="float" office:value="0.007046" calcext:value-type="float">
            <text:p>0.007046</text:p>
          </table:table-cell>
          <table:table-cell office:value-type="float" office:value="0" calcext:value-type="float">
            <text:p>0</text:p>
          </table:table-cell>
          <table:table-cell office:value-type="float" office:value="117417" calcext:value-type="float">
            <text:p>11741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4</text:p>
          </table:table-cell>
          <table:table-cell office:value-type="float" office:value="0.044984" calcext:value-type="float">
            <text:p>0.044984</text:p>
          </table:table-cell>
          <table:table-cell office:value-type="float" office:value="0.008338" calcext:value-type="float">
            <text:p>0.008338</text:p>
          </table:table-cell>
          <table:table-cell office:value-type="float" office:value="0" calcext:value-type="float">
            <text:p>0</text:p>
          </table:table-cell>
          <table:table-cell office:value-type="float" office:value="135556" calcext:value-type="float">
            <text:p>13555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5</text:p>
          </table:table-cell>
          <table:table-cell office:value-type="float" office:value="0.035412" calcext:value-type="float">
            <text:p>0.035412</text:p>
          </table:table-cell>
          <table:table-cell office:value-type="float" office:value="0.006358" calcext:value-type="float">
            <text:p>0.006358</text:p>
          </table:table-cell>
          <table:table-cell office:value-type="float" office:value="0" calcext:value-type="float">
            <text:p>0</text:p>
          </table:table-cell>
          <table:table-cell office:value-type="float" office:value="113927" calcext:value-type="float">
            <text:p>11392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6</text:p>
          </table:table-cell>
          <table:table-cell office:value-type="float" office:value="0.041327" calcext:value-type="float">
            <text:p>0.041327</text:p>
          </table:table-cell>
          <table:table-cell office:value-type="float" office:value="0.008809" calcext:value-type="float">
            <text:p>0.008809</text:p>
          </table:table-cell>
          <table:table-cell office:value-type="float" office:value="0" calcext:value-type="float">
            <text:p>0</text:p>
          </table:table-cell>
          <table:table-cell office:value-type="float" office:value="122593" calcext:value-type="float">
            <text:p>12259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7</text:p>
          </table:table-cell>
          <table:table-cell office:value-type="float" office:value="0.057627" calcext:value-type="float">
            <text:p>0.057627</text:p>
          </table:table-cell>
          <table:table-cell office:value-type="float" office:value="0.012632" calcext:value-type="float">
            <text:p>0.012632</text:p>
          </table:table-cell>
          <table:table-cell office:value-type="float" office:value="0" calcext:value-type="float">
            <text:p>0</text:p>
          </table:table-cell>
          <table:table-cell office:value-type="float" office:value="180411" calcext:value-type="float">
            <text:p>18041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8</text:p>
          </table:table-cell>
          <table:table-cell office:value-type="float" office:value="0.040259" calcext:value-type="float">
            <text:p>0.040259</text:p>
          </table:table-cell>
          <table:table-cell office:value-type="float" office:value="0.007493" calcext:value-type="float">
            <text:p>0.007493</text:p>
          </table:table-cell>
          <table:table-cell office:value-type="float" office:value="0" calcext:value-type="float">
            <text:p>0</text:p>
          </table:table-cell>
          <table:table-cell office:value-type="float" office:value="110092" calcext:value-type="float">
            <text:p>11009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19</text:p>
          </table:table-cell>
          <table:table-cell office:value-type="float" office:value="0.048895" calcext:value-type="float">
            <text:p>0.048895</text:p>
          </table:table-cell>
          <table:table-cell office:value-type="float" office:value="0.010064" calcext:value-type="float">
            <text:p>0.010064</text:p>
          </table:table-cell>
          <table:table-cell office:value-type="float" office:value="0" calcext:value-type="float">
            <text:p>0</text:p>
          </table:table-cell>
          <table:table-cell office:value-type="float" office:value="135781" calcext:value-type="float">
            <text:p>13578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0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016602" calcext:value-type="float">
            <text:p>0.016602</text:p>
          </table:table-cell>
          <table:table-cell office:value-type="float" office:value="0" calcext:value-type="float">
            <text:p>0</text:p>
          </table:table-cell>
          <table:table-cell office:value-type="float" office:value="177583" calcext:value-type="float">
            <text:p>17758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1</text:p>
          </table:table-cell>
          <table:table-cell office:value-type="float" office:value="0.146286" calcext:value-type="float">
            <text:p>0.146286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" calcext:value-type="float">
            <text:p>0</text:p>
          </table:table-cell>
          <table:table-cell office:value-type="float" office:value="193090" calcext:value-type="float">
            <text:p>19309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2</text:p>
          </table:table-cell>
          <table:table-cell office:value-type="float" office:value="0.053077" calcext:value-type="float">
            <text:p>0.053077</text:p>
          </table:table-cell>
          <table:table-cell office:value-type="float" office:value="0.00846" calcext:value-type="float">
            <text:p>0.00846</text:p>
          </table:table-cell>
          <table:table-cell office:value-type="float" office:value="0" calcext:value-type="float">
            <text:p>0</text:p>
          </table:table-cell>
          <table:table-cell office:value-type="float" office:value="126325" calcext:value-type="float">
            <text:p>126325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3</text:p>
          </table:table-cell>
          <table:table-cell office:value-type="float" office:value="0.073249" calcext:value-type="float">
            <text:p>0.073249</text:p>
          </table:table-cell>
          <table:table-cell office:value-type="float" office:value="0.017801" calcext:value-type="float">
            <text:p>0.017801</text:p>
          </table:table-cell>
          <table:table-cell office:value-type="float" office:value="0" calcext:value-type="float">
            <text:p>0</text:p>
          </table:table-cell>
          <table:table-cell office:value-type="float" office:value="178135" calcext:value-type="float">
            <text:p>17813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4</text:p>
          </table:table-cell>
          <table:table-cell office:value-type="float" office:value="0.13455" calcext:value-type="float">
            <text:p>0.13455</text:p>
          </table:table-cell>
          <table:table-cell office:value-type="float" office:value="0.022368" calcext:value-type="float">
            <text:p>0.022368</text:p>
          </table:table-cell>
          <table:table-cell office:value-type="float" office:value="0" calcext:value-type="float">
            <text:p>0</text:p>
          </table:table-cell>
          <table:table-cell office:value-type="float" office:value="206124" calcext:value-type="float">
            <text:p>20612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5</text:p>
          </table:table-cell>
          <table:table-cell office:value-type="float" office:value="0.037011" calcext:value-type="float">
            <text:p>0.037011</text:p>
          </table:table-cell>
          <table:table-cell office:value-type="float" office:value="0.007449" calcext:value-type="float">
            <text:p>0.007449</text:p>
          </table:table-cell>
          <table:table-cell office:value-type="float" office:value="0" calcext:value-type="float">
            <text:p>0</text:p>
          </table:table-cell>
          <table:table-cell office:value-type="float" office:value="121860" calcext:value-type="float">
            <text:p>12186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6</text:p>
          </table:table-cell>
          <table:table-cell office:value-type="float" office:value="0.051367" calcext:value-type="float">
            <text:p>0.051367</text:p>
          </table:table-cell>
          <table:table-cell office:value-type="float" office:value="0.010926" calcext:value-type="float">
            <text:p>0.010926</text:p>
          </table:table-cell>
          <table:table-cell office:value-type="float" office:value="0" calcext:value-type="float">
            <text:p>0</text:p>
          </table:table-cell>
          <table:table-cell office:value-type="float" office:value="134489" calcext:value-type="float">
            <text:p>13448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7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08856" calcext:value-type="float">
            <text:p>0.008856</text:p>
          </table:table-cell>
          <table:table-cell office:value-type="float" office:value="0" calcext:value-type="float">
            <text:p>0</text:p>
          </table:table-cell>
          <table:table-cell office:value-type="float" office:value="135698" calcext:value-type="float">
            <text:p>135698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8</text:p>
          </table:table-cell>
          <table:table-cell office:value-type="float" office:value="0.044116" calcext:value-type="float">
            <text:p>0.044116</text:p>
          </table:table-cell>
          <table:table-cell office:value-type="float" office:value="0.010698" calcext:value-type="float">
            <text:p>0.010698</text:p>
          </table:table-cell>
          <table:table-cell office:value-type="float" office:value="0" calcext:value-type="float">
            <text:p>0</text:p>
          </table:table-cell>
          <table:table-cell office:value-type="float" office:value="151487" calcext:value-type="float">
            <text:p>15148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29</text:p>
          </table:table-cell>
          <table:table-cell office:value-type="float" office:value="0.046087" calcext:value-type="float">
            <text:p>0.046087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0" calcext:value-type="float">
            <text:p>0</text:p>
          </table:table-cell>
          <table:table-cell office:value-type="float" office:value="122605" calcext:value-type="float">
            <text:p>12260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0</text:p>
          </table:table-cell>
          <table:table-cell office:value-type="float" office:value="0.038511" calcext:value-type="float">
            <text:p>0.038511</text:p>
          </table:table-cell>
          <table:table-cell office:value-type="float" office:value="0.010162" calcext:value-type="float">
            <text:p>0.010162</text:p>
          </table:table-cell>
          <table:table-cell office:value-type="float" office:value="0" calcext:value-type="float">
            <text:p>0</text:p>
          </table:table-cell>
          <table:table-cell office:value-type="float" office:value="134995" calcext:value-type="float">
            <text:p>13499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1</text:p>
          </table:table-cell>
          <table:table-cell office:value-type="float" office:value="0.051602" calcext:value-type="float">
            <text:p>0.051602</text:p>
          </table:table-cell>
          <table:table-cell office:value-type="float" office:value="0.009449" calcext:value-type="float">
            <text:p>0.009449</text:p>
          </table:table-cell>
          <table:table-cell office:value-type="float" office:value="0" calcext:value-type="float">
            <text:p>0</text:p>
          </table:table-cell>
          <table:table-cell office:value-type="float" office:value="122781" calcext:value-type="float">
            <text:p>122781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2</text:p>
          </table:table-cell>
          <table:table-cell office:value-type="float" office:value="0.065189" calcext:value-type="float">
            <text:p>0.065189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0" calcext:value-type="float">
            <text:p>0</text:p>
          </table:table-cell>
          <table:table-cell office:value-type="float" office:value="123264" calcext:value-type="float">
            <text:p>12326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3</text:p>
          </table:table-cell>
          <table:table-cell office:value-type="float" office:value="0.057099" calcext:value-type="float">
            <text:p>0.057099</text:p>
          </table:table-cell>
          <table:table-cell office:value-type="float" office:value="0.009256" calcext:value-type="float">
            <text:p>0.009256</text:p>
          </table:table-cell>
          <table:table-cell office:value-type="float" office:value="0" calcext:value-type="float">
            <text:p>0</text:p>
          </table:table-cell>
          <table:table-cell office:value-type="float" office:value="141664" calcext:value-type="float">
            <text:p>14166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4</text:p>
          </table:table-cell>
          <table:table-cell office:value-type="float" office:value="0.036446" calcext:value-type="float">
            <text:p>0.036446</text:p>
          </table:table-cell>
          <table:table-cell office:value-type="float" office:value="0.007727" calcext:value-type="float">
            <text:p>0.007727</text:p>
          </table:table-cell>
          <table:table-cell office:value-type="float" office:value="0" calcext:value-type="float">
            <text:p>0</text:p>
          </table:table-cell>
          <table:table-cell office:value-type="float" office:value="115841" calcext:value-type="float">
            <text:p>11584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5</text:p>
          </table:table-cell>
          <table:table-cell office:value-type="float" office:value="0.039894" calcext:value-type="float">
            <text:p>0.039894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" calcext:value-type="float">
            <text:p>0</text:p>
          </table:table-cell>
          <table:table-cell office:value-type="float" office:value="147655" calcext:value-type="float">
            <text:p>14765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6</text:p>
          </table:table-cell>
          <table:table-cell office:value-type="float" office:value="0.064595" calcext:value-type="float">
            <text:p>0.064595</text:p>
          </table:table-cell>
          <table:table-cell office:value-type="float" office:value="0.007335" calcext:value-type="float">
            <text:p>0.007335</text:p>
          </table:table-cell>
          <table:table-cell office:value-type="float" office:value="0" calcext:value-type="float">
            <text:p>0</text:p>
          </table:table-cell>
          <table:table-cell office:value-type="float" office:value="116807" calcext:value-type="float">
            <text:p>11680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7</text:p>
          </table:table-cell>
          <table:table-cell office:value-type="float" office:value="0.105416" calcext:value-type="float">
            <text:p>0.105416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" calcext:value-type="float">
            <text:p>0</text:p>
          </table:table-cell>
          <table:table-cell office:value-type="float" office:value="157165" calcext:value-type="float">
            <text:p>15716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8</text:p>
          </table:table-cell>
          <table:table-cell office:value-type="float" office:value="0.053561" calcext:value-type="float">
            <text:p>0.053561</text:p>
          </table:table-cell>
          <table:table-cell office:value-type="float" office:value="0.008608" calcext:value-type="float">
            <text:p>0.008608</text:p>
          </table:table-cell>
          <table:table-cell office:value-type="float" office:value="0" calcext:value-type="float">
            <text:p>0</text:p>
          </table:table-cell>
          <table:table-cell office:value-type="float" office:value="134085" calcext:value-type="float">
            <text:p>13408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39</text:p>
          </table:table-cell>
          <table:table-cell office:value-type="float" office:value="0.046812" calcext:value-type="float">
            <text:p>0.046812</text:p>
          </table:table-cell>
          <table:table-cell office:value-type="float" office:value="0.012315" calcext:value-type="float">
            <text:p>0.012315</text:p>
          </table:table-cell>
          <table:table-cell office:value-type="float" office:value="0" calcext:value-type="float">
            <text:p>0</text:p>
          </table:table-cell>
          <table:table-cell office:value-type="float" office:value="156692" calcext:value-type="float">
            <text:p>15669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0</text:p>
          </table:table-cell>
          <table:table-cell office:value-type="float" office:value="0.045495" calcext:value-type="float">
            <text:p>0.045495</text:p>
          </table:table-cell>
          <table:table-cell office:value-type="float" office:value="0.00874" calcext:value-type="float">
            <text:p>0.00874</text:p>
          </table:table-cell>
          <table:table-cell office:value-type="float" office:value="0" calcext:value-type="float">
            <text:p>0</text:p>
          </table:table-cell>
          <table:table-cell office:value-type="float" office:value="138679" calcext:value-type="float">
            <text:p>13867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1</text:p>
          </table:table-cell>
          <table:table-cell office:value-type="float" office:value="0.060425" calcext:value-type="float">
            <text:p>0.060425</text:p>
          </table:table-cell>
          <table:table-cell office:value-type="float" office:value="0.010876" calcext:value-type="float">
            <text:p>0.010876</text:p>
          </table:table-cell>
          <table:table-cell office:value-type="float" office:value="0" calcext:value-type="float">
            <text:p>0</text:p>
          </table:table-cell>
          <table:table-cell office:value-type="float" office:value="145701" calcext:value-type="float">
            <text:p>145701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2</text:p>
          </table:table-cell>
          <table:table-cell office:value-type="float" office:value="0.058851" calcext:value-type="float">
            <text:p>0.058851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" calcext:value-type="float">
            <text:p>0</text:p>
          </table:table-cell>
          <table:table-cell office:value-type="float" office:value="135180" calcext:value-type="float">
            <text:p>13518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3</text:p>
          </table:table-cell>
          <table:table-cell office:value-type="float" office:value="0.038012" calcext:value-type="float">
            <text:p>0.038012</text:p>
          </table:table-cell>
          <table:table-cell office:value-type="float" office:value="0.008503" calcext:value-type="float">
            <text:p>0.008503</text:p>
          </table:table-cell>
          <table:table-cell office:value-type="float" office:value="0" calcext:value-type="float">
            <text:p>0</text:p>
          </table:table-cell>
          <table:table-cell office:value-type="float" office:value="127900" calcext:value-type="float">
            <text:p>12790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4</text:p>
          </table:table-cell>
          <table:table-cell office:value-type="float" office:value="0.040745" calcext:value-type="float">
            <text:p>0.040745</text:p>
          </table:table-cell>
          <table:table-cell office:value-type="float" office:value="0.009073" calcext:value-type="float">
            <text:p>0.009073</text:p>
          </table:table-cell>
          <table:table-cell office:value-type="float" office:value="0" calcext:value-type="float">
            <text:p>0</text:p>
          </table:table-cell>
          <table:table-cell office:value-type="float" office:value="121768" calcext:value-type="float">
            <text:p>1217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5</text:p>
          </table:table-cell>
          <table:table-cell office:value-type="float" office:value="0.081835" calcext:value-type="float">
            <text:p>0.081835</text:p>
          </table:table-cell>
          <table:table-cell office:value-type="float" office:value="0.013595" calcext:value-type="float">
            <text:p>0.013595</text:p>
          </table:table-cell>
          <table:table-cell office:value-type="float" office:value="0" calcext:value-type="float">
            <text:p>0</text:p>
          </table:table-cell>
          <table:table-cell office:value-type="float" office:value="157968" calcext:value-type="float">
            <text:p>15796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6</text:p>
          </table:table-cell>
          <table:table-cell office:value-type="float" office:value="0.080797" calcext:value-type="float">
            <text:p>0.080797</text:p>
          </table:table-cell>
          <table:table-cell office:value-type="float" office:value="0.012662" calcext:value-type="float">
            <text:p>0.012662</text:p>
          </table:table-cell>
          <table:table-cell office:value-type="float" office:value="0" calcext:value-type="float">
            <text:p>0</text:p>
          </table:table-cell>
          <table:table-cell office:value-type="float" office:value="166549" calcext:value-type="float">
            <text:p>16654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7</text:p>
          </table:table-cell>
          <table:table-cell office:value-type="float" office:value="0.055945" calcext:value-type="float">
            <text:p>0.055945</text:p>
          </table:table-cell>
          <table:table-cell office:value-type="float" office:value="0.011474" calcext:value-type="float">
            <text:p>0.011474</text:p>
          </table:table-cell>
          <table:table-cell office:value-type="float" office:value="0" calcext:value-type="float">
            <text:p>0</text:p>
          </table:table-cell>
          <table:table-cell office:value-type="float" office:value="170104" calcext:value-type="float">
            <text:p>17010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8</text:p>
          </table:table-cell>
          <table:table-cell office:value-type="float" office:value="0.063475" calcext:value-type="float">
            <text:p>0.063475</text:p>
          </table:table-cell>
          <table:table-cell office:value-type="float" office:value="0.006785" calcext:value-type="float">
            <text:p>0.006785</text:p>
          </table:table-cell>
          <table:table-cell office:value-type="float" office:value="0" calcext:value-type="float">
            <text:p>0</text:p>
          </table:table-cell>
          <table:table-cell office:value-type="float" office:value="109919" calcext:value-type="float">
            <text:p>109919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49</text:p>
          </table:table-cell>
          <table:table-cell office:value-type="float" office:value="0.042225" calcext:value-type="float">
            <text:p>0.042225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" calcext:value-type="float">
            <text:p>0</text:p>
          </table:table-cell>
          <table:table-cell office:value-type="float" office:value="128184" calcext:value-type="float">
            <text:p>12818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0</text:p>
          </table:table-cell>
          <table:table-cell office:value-type="float" office:value="0.042655" calcext:value-type="float">
            <text:p>0.042655</text:p>
          </table:table-cell>
          <table:table-cell office:value-type="float" office:value="0.009596" calcext:value-type="float">
            <text:p>0.009596</text:p>
          </table:table-cell>
          <table:table-cell office:value-type="float" office:value="0" calcext:value-type="float">
            <text:p>0</text:p>
          </table:table-cell>
          <table:table-cell office:value-type="float" office:value="154142" calcext:value-type="float">
            <text:p>15414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1</text:p>
          </table:table-cell>
          <table:table-cell office:value-type="float" office:value="0.036148" calcext:value-type="float">
            <text:p>0.036148</text:p>
          </table:table-cell>
          <table:table-cell office:value-type="float" office:value="0.007643" calcext:value-type="float">
            <text:p>0.007643</text:p>
          </table:table-cell>
          <table:table-cell office:value-type="float" office:value="0" calcext:value-type="float">
            <text:p>0</text:p>
          </table:table-cell>
          <table:table-cell office:value-type="float" office:value="111788" calcext:value-type="float">
            <text:p>11178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2</text:p>
          </table:table-cell>
          <table:table-cell office:value-type="float" office:value="0.063108" calcext:value-type="float">
            <text:p>0.063108</text:p>
          </table:table-cell>
          <table:table-cell office:value-type="float" office:value="0.012206" calcext:value-type="float">
            <text:p>0.012206</text:p>
          </table:table-cell>
          <table:table-cell office:value-type="float" office:value="0" calcext:value-type="float">
            <text:p>0</text:p>
          </table:table-cell>
          <table:table-cell office:value-type="float" office:value="167079" calcext:value-type="float">
            <text:p>16707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3</text:p>
          </table:table-cell>
          <table:table-cell office:value-type="float" office:value="0.038837" calcext:value-type="float">
            <text:p>0.038837</text:p>
          </table:table-cell>
          <table:table-cell office:value-type="float" office:value="0.012353" calcext:value-type="float">
            <text:p>0.012353</text:p>
          </table:table-cell>
          <table:table-cell office:value-type="float" office:value="0" calcext:value-type="float">
            <text:p>0</text:p>
          </table:table-cell>
          <table:table-cell office:value-type="float" office:value="139650" calcext:value-type="float">
            <text:p>13965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4</text:p>
          </table:table-cell>
          <table:table-cell office:value-type="float" office:value="0.03393" calcext:value-type="float">
            <text:p>0.03393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0" calcext:value-type="float">
            <text:p>0</text:p>
          </table:table-cell>
          <table:table-cell office:value-type="float" office:value="107136" calcext:value-type="float">
            <text:p>10713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5</text:p>
          </table:table-cell>
          <table:table-cell office:value-type="float" office:value="0.068225" calcext:value-type="float">
            <text:p>0.068225</text:p>
          </table:table-cell>
          <table:table-cell office:value-type="float" office:value="0.009834" calcext:value-type="float">
            <text:p>0.009834</text:p>
          </table:table-cell>
          <table:table-cell office:value-type="float" office:value="0" calcext:value-type="float">
            <text:p>0</text:p>
          </table:table-cell>
          <table:table-cell office:value-type="float" office:value="115960" calcext:value-type="float">
            <text:p>11596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6</text:p>
          </table:table-cell>
          <table:table-cell office:value-type="float" office:value="0.066426" calcext:value-type="float">
            <text:p>0.066426</text:p>
          </table:table-cell>
          <table:table-cell office:value-type="float" office:value="0.011492" calcext:value-type="float">
            <text:p>0.011492</text:p>
          </table:table-cell>
          <table:table-cell office:value-type="float" office:value="0" calcext:value-type="float">
            <text:p>0</text:p>
          </table:table-cell>
          <table:table-cell office:value-type="float" office:value="151247" calcext:value-type="float">
            <text:p>151247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7</text:p>
          </table:table-cell>
          <table:table-cell office:value-type="float" office:value="0.06264" calcext:value-type="float">
            <text:p>0.06264</text:p>
          </table:table-cell>
          <table:table-cell office:value-type="float" office:value="0.007499" calcext:value-type="float">
            <text:p>0.007499</text:p>
          </table:table-cell>
          <table:table-cell office:value-type="float" office:value="0" calcext:value-type="float">
            <text:p>0</text:p>
          </table:table-cell>
          <table:table-cell office:value-type="float" office:value="112685" calcext:value-type="float">
            <text:p>11268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8</text:p>
          </table:table-cell>
          <table:table-cell office:value-type="float" office:value="0.042698" calcext:value-type="float">
            <text:p>0.042698</text:p>
          </table:table-cell>
          <table:table-cell office:value-type="float" office:value="0.008679" calcext:value-type="float">
            <text:p>0.008679</text:p>
          </table:table-cell>
          <table:table-cell office:value-type="float" office:value="0" calcext:value-type="float">
            <text:p>0</text:p>
          </table:table-cell>
          <table:table-cell office:value-type="float" office:value="131707" calcext:value-type="float">
            <text:p>13170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5:59</text:p>
          </table:table-cell>
          <table:table-cell office:value-type="float" office:value="0.072219" calcext:value-type="float">
            <text:p>0.072219</text:p>
          </table:table-cell>
          <table:table-cell office:value-type="float" office:value="0.010864" calcext:value-type="float">
            <text:p>0.010864</text:p>
          </table:table-cell>
          <table:table-cell office:value-type="float" office:value="0" calcext:value-type="float">
            <text:p>0</text:p>
          </table:table-cell>
          <table:table-cell office:value-type="float" office:value="146593" calcext:value-type="float">
            <text:p>14659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0</text:p>
          </table:table-cell>
          <table:table-cell office:value-type="float" office:value="0.052851" calcext:value-type="float">
            <text:p>0.052851</text:p>
          </table:table-cell>
          <table:table-cell office:value-type="float" office:value="0.010495" calcext:value-type="float">
            <text:p>0.010495</text:p>
          </table:table-cell>
          <table:table-cell office:value-type="float" office:value="0" calcext:value-type="float">
            <text:p>0</text:p>
          </table:table-cell>
          <table:table-cell office:value-type="float" office:value="140308" calcext:value-type="float">
            <text:p>14030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1</text:p>
          </table:table-cell>
          <table:table-cell office:value-type="float" office:value="0.039974" calcext:value-type="float">
            <text:p>0.039974</text:p>
          </table:table-cell>
          <table:table-cell office:value-type="float" office:value="0.011457" calcext:value-type="float">
            <text:p>0.011457</text:p>
          </table:table-cell>
          <table:table-cell office:value-type="float" office:value="0" calcext:value-type="float">
            <text:p>0</text:p>
          </table:table-cell>
          <table:table-cell office:value-type="float" office:value="136174" calcext:value-type="float">
            <text:p>13617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2</text:p>
          </table:table-cell>
          <table:table-cell office:value-type="float" office:value="0.036876" calcext:value-type="float">
            <text:p>0.036876</text:p>
          </table:table-cell>
          <table:table-cell office:value-type="float" office:value="0.007446" calcext:value-type="float">
            <text:p>0.007446</text:p>
          </table:table-cell>
          <table:table-cell office:value-type="float" office:value="0" calcext:value-type="float">
            <text:p>0</text:p>
          </table:table-cell>
          <table:table-cell office:value-type="float" office:value="122686" calcext:value-type="float">
            <text:p>12268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3</text:p>
          </table:table-cell>
          <table:table-cell office:value-type="float" office:value="0.073347" calcext:value-type="float">
            <text:p>0.073347</text:p>
          </table:table-cell>
          <table:table-cell office:value-type="float" office:value="0.010446" calcext:value-type="float">
            <text:p>0.010446</text:p>
          </table:table-cell>
          <table:table-cell office:value-type="float" office:value="0" calcext:value-type="float">
            <text:p>0</text:p>
          </table:table-cell>
          <table:table-cell office:value-type="float" office:value="138266" calcext:value-type="float">
            <text:p>1382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4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10614" calcext:value-type="float">
            <text:p>0.010614</text:p>
          </table:table-cell>
          <table:table-cell office:value-type="float" office:value="0" calcext:value-type="float">
            <text:p>0</text:p>
          </table:table-cell>
          <table:table-cell office:value-type="float" office:value="156445" calcext:value-type="float">
            <text:p>15644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5</text:p>
          </table:table-cell>
          <table:table-cell office:value-type="float" office:value="0.040305" calcext:value-type="float">
            <text:p>0.040305</text:p>
          </table:table-cell>
          <table:table-cell office:value-type="float" office:value="0.011205" calcext:value-type="float">
            <text:p>0.011205</text:p>
          </table:table-cell>
          <table:table-cell office:value-type="float" office:value="0" calcext:value-type="float">
            <text:p>0</text:p>
          </table:table-cell>
          <table:table-cell office:value-type="float" office:value="142496" calcext:value-type="float">
            <text:p>14249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6</text:p>
          </table:table-cell>
          <table:table-cell office:value-type="float" office:value="0.047084" calcext:value-type="float">
            <text:p>0.047084</text:p>
          </table:table-cell>
          <table:table-cell office:value-type="float" office:value="0.005462" calcext:value-type="float">
            <text:p>0.005462</text:p>
          </table:table-cell>
          <table:table-cell office:value-type="float" office:value="0" calcext:value-type="float">
            <text:p>0</text:p>
          </table:table-cell>
          <table:table-cell office:value-type="float" office:value="99831" calcext:value-type="float">
            <text:p>9983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7</text:p>
          </table:table-cell>
          <table:table-cell office:value-type="float" office:value="0.049414" calcext:value-type="float">
            <text:p>0.049414</text:p>
          </table:table-cell>
          <table:table-cell office:value-type="float" office:value="0.009618" calcext:value-type="float">
            <text:p>0.009618</text:p>
          </table:table-cell>
          <table:table-cell office:value-type="float" office:value="0" calcext:value-type="float">
            <text:p>0</text:p>
          </table:table-cell>
          <table:table-cell office:value-type="float" office:value="148671" calcext:value-type="float">
            <text:p>14867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8</text:p>
          </table:table-cell>
          <table:table-cell office:value-type="float" office:value="0.060127" calcext:value-type="float">
            <text:p>0.060127</text:p>
          </table:table-cell>
          <table:table-cell office:value-type="float" office:value="0.016044" calcext:value-type="float">
            <text:p>0.016044</text:p>
          </table:table-cell>
          <table:table-cell office:value-type="float" office:value="0" calcext:value-type="float">
            <text:p>0</text:p>
          </table:table-cell>
          <table:table-cell office:value-type="float" office:value="175395" calcext:value-type="float">
            <text:p>17539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09</text:p>
          </table:table-cell>
          <table:table-cell office:value-type="float" office:value="0.07988" calcext:value-type="float">
            <text:p>0.07988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0" calcext:value-type="float">
            <text:p>0</text:p>
          </table:table-cell>
          <table:table-cell office:value-type="float" office:value="145454" calcext:value-type="float">
            <text:p>14545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0</text:p>
          </table:table-cell>
          <table:table-cell office:value-type="float" office:value="0.128026" calcext:value-type="float">
            <text:p>0.128026</text:p>
          </table:table-cell>
          <table:table-cell office:value-type="float" office:value="0.013726" calcext:value-type="float">
            <text:p>0.013726</text:p>
          </table:table-cell>
          <table:table-cell office:value-type="float" office:value="0" calcext:value-type="float">
            <text:p>0</text:p>
          </table:table-cell>
          <table:table-cell office:value-type="float" office:value="152771" calcext:value-type="float">
            <text:p>15277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1</text:p>
          </table:table-cell>
          <table:table-cell office:value-type="float" office:value="0.047405" calcext:value-type="float">
            <text:p>0.047405</text:p>
          </table:table-cell>
          <table:table-cell office:value-type="float" office:value="0.012082" calcext:value-type="float">
            <text:p>0.012082</text:p>
          </table:table-cell>
          <table:table-cell office:value-type="float" office:value="0" calcext:value-type="float">
            <text:p>0</text:p>
          </table:table-cell>
          <table:table-cell office:value-type="float" office:value="158267" calcext:value-type="float">
            <text:p>158267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2</text:p>
          </table:table-cell>
          <table:table-cell office:value-type="float" office:value="0.058152" calcext:value-type="float">
            <text:p>0.058152</text:p>
          </table:table-cell>
          <table:table-cell office:value-type="float" office:value="0.010686" calcext:value-type="float">
            <text:p>0.010686</text:p>
          </table:table-cell>
          <table:table-cell office:value-type="float" office:value="0" calcext:value-type="float">
            <text:p>0</text:p>
          </table:table-cell>
          <table:table-cell office:value-type="float" office:value="157521" calcext:value-type="float">
            <text:p>15752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3</text:p>
          </table:table-cell>
          <table:table-cell office:value-type="float" office:value="0.044555" calcext:value-type="float">
            <text:p>0.044555</text:p>
          </table:table-cell>
          <table:table-cell office:value-type="float" office:value="0.008517" calcext:value-type="float">
            <text:p>0.008517</text:p>
          </table:table-cell>
          <table:table-cell office:value-type="float" office:value="0" calcext:value-type="float">
            <text:p>0</text:p>
          </table:table-cell>
          <table:table-cell office:value-type="float" office:value="143599" calcext:value-type="float">
            <text:p>14359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4</text:p>
          </table:table-cell>
          <table:table-cell office:value-type="float" office:value="0.077402" calcext:value-type="float">
            <text:p>0.077402</text:p>
          </table:table-cell>
          <table:table-cell office:value-type="float" office:value="0.011489" calcext:value-type="float">
            <text:p>0.011489</text:p>
          </table:table-cell>
          <table:table-cell office:value-type="float" office:value="0" calcext:value-type="float">
            <text:p>0</text:p>
          </table:table-cell>
          <table:table-cell office:value-type="float" office:value="134194" calcext:value-type="float">
            <text:p>13419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5</text:p>
          </table:table-cell>
          <table:table-cell office:value-type="float" office:value="0.038082" calcext:value-type="float">
            <text:p>0.038082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0" calcext:value-type="float">
            <text:p>0</text:p>
          </table:table-cell>
          <table:table-cell office:value-type="float" office:value="130229" calcext:value-type="float">
            <text:p>13022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6</text:p>
          </table:table-cell>
          <table:table-cell office:value-type="float" office:value="0.065627" calcext:value-type="float">
            <text:p>0.065627</text:p>
          </table:table-cell>
          <table:table-cell office:value-type="float" office:value="0.007383" calcext:value-type="float">
            <text:p>0.007383</text:p>
          </table:table-cell>
          <table:table-cell office:value-type="float" office:value="0" calcext:value-type="float">
            <text:p>0</text:p>
          </table:table-cell>
          <table:table-cell office:value-type="float" office:value="119525" calcext:value-type="float">
            <text:p>11952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7</text:p>
          </table:table-cell>
          <table:table-cell office:value-type="float" office:value="0.051569" calcext:value-type="float">
            <text:p>0.051569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" calcext:value-type="float">
            <text:p>0</text:p>
          </table:table-cell>
          <table:table-cell office:value-type="float" office:value="128612" calcext:value-type="float">
            <text:p>128612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8</text:p>
          </table:table-cell>
          <table:table-cell office:value-type="float" office:value="0.056408" calcext:value-type="float">
            <text:p>0.056408</text:p>
          </table:table-cell>
          <table:table-cell office:value-type="float" office:value="0.013397" calcext:value-type="float">
            <text:p>0.013397</text:p>
          </table:table-cell>
          <table:table-cell office:value-type="float" office:value="0" calcext:value-type="float">
            <text:p>0</text:p>
          </table:table-cell>
          <table:table-cell office:value-type="float" office:value="162646" calcext:value-type="float">
            <text:p>16264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19</text:p>
          </table:table-cell>
          <table:table-cell office:value-type="float" office:value="0.112105" calcext:value-type="float">
            <text:p>0.112105</text:p>
          </table:table-cell>
          <table:table-cell office:value-type="float" office:value="0.015076" calcext:value-type="float">
            <text:p>0.015076</text:p>
          </table:table-cell>
          <table:table-cell office:value-type="float" office:value="0" calcext:value-type="float">
            <text:p>0</text:p>
          </table:table-cell>
          <table:table-cell office:value-type="float" office:value="152045" calcext:value-type="float">
            <text:p>15204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0</text:p>
          </table:table-cell>
          <table:table-cell office:value-type="float" office:value="0.036569" calcext:value-type="float">
            <text:p>0.036569</text:p>
          </table:table-cell>
          <table:table-cell office:value-type="float" office:value="0.008742" calcext:value-type="float">
            <text:p>0.008742</text:p>
          </table:table-cell>
          <table:table-cell office:value-type="float" office:value="0" calcext:value-type="float">
            <text:p>0</text:p>
          </table:table-cell>
          <table:table-cell office:value-type="float" office:value="133298" calcext:value-type="float">
            <text:p>13329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1</text:p>
          </table:table-cell>
          <table:table-cell office:value-type="float" office:value="0.04622" calcext:value-type="float">
            <text:p>0.04622</text:p>
          </table:table-cell>
          <table:table-cell office:value-type="float" office:value="0.007552" calcext:value-type="float">
            <text:p>0.007552</text:p>
          </table:table-cell>
          <table:table-cell office:value-type="float" office:value="0" calcext:value-type="float">
            <text:p>0</text:p>
          </table:table-cell>
          <table:table-cell office:value-type="float" office:value="108536" calcext:value-type="float">
            <text:p>10853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2</text:p>
          </table:table-cell>
          <table:table-cell office:value-type="float" office:value="0.040135" calcext:value-type="float">
            <text:p>0.040135</text:p>
          </table:table-cell>
          <table:table-cell office:value-type="float" office:value="0.010283" calcext:value-type="float">
            <text:p>0.010283</text:p>
          </table:table-cell>
          <table:table-cell office:value-type="float" office:value="0" calcext:value-type="float">
            <text:p>0</text:p>
          </table:table-cell>
          <table:table-cell office:value-type="float" office:value="150125" calcext:value-type="float">
            <text:p>150125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3</text:p>
          </table:table-cell>
          <table:table-cell office:value-type="float" office:value="0.058857" calcext:value-type="float">
            <text:p>0.058857</text:p>
          </table:table-cell>
          <table:table-cell office:value-type="float" office:value="0.011001" calcext:value-type="float">
            <text:p>0.011001</text:p>
          </table:table-cell>
          <table:table-cell office:value-type="float" office:value="0" calcext:value-type="float">
            <text:p>0</text:p>
          </table:table-cell>
          <table:table-cell office:value-type="float" office:value="152259" calcext:value-type="float">
            <text:p>152259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4</text:p>
          </table:table-cell>
          <table:table-cell office:value-type="float" office:value="0.099418" calcext:value-type="float">
            <text:p>0.099418</text:p>
          </table:table-cell>
          <table:table-cell office:value-type="float" office:value="0.010063" calcext:value-type="float">
            <text:p>0.010063</text:p>
          </table:table-cell>
          <table:table-cell office:value-type="float" office:value="0" calcext:value-type="float">
            <text:p>0</text:p>
          </table:table-cell>
          <table:table-cell office:value-type="float" office:value="149378" calcext:value-type="float">
            <text:p>14937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5</text:p>
          </table:table-cell>
          <table:table-cell office:value-type="float" office:value="0.065164" calcext:value-type="float">
            <text:p>0.065164</text:p>
          </table:table-cell>
          <table:table-cell office:value-type="float" office:value="0.008911" calcext:value-type="float">
            <text:p>0.008911</text:p>
          </table:table-cell>
          <table:table-cell office:value-type="float" office:value="0" calcext:value-type="float">
            <text:p>0</text:p>
          </table:table-cell>
          <table:table-cell office:value-type="float" office:value="126725" calcext:value-type="float">
            <text:p>126725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6</text:p>
          </table:table-cell>
          <table:table-cell office:value-type="float" office:value="0.037132" calcext:value-type="float">
            <text:p>0.037132</text:p>
          </table:table-cell>
          <table:table-cell office:value-type="float" office:value="0.008002" calcext:value-type="float">
            <text:p>0.008002</text:p>
          </table:table-cell>
          <table:table-cell office:value-type="float" office:value="0" calcext:value-type="float">
            <text:p>0</text:p>
          </table:table-cell>
          <table:table-cell office:value-type="float" office:value="139108" calcext:value-type="float">
            <text:p>13910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7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0" calcext:value-type="float">
            <text:p>0</text:p>
          </table:table-cell>
          <table:table-cell office:value-type="float" office:value="131596" calcext:value-type="float">
            <text:p>131596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8</text:p>
          </table:table-cell>
          <table:table-cell office:value-type="float" office:value="0.050371" calcext:value-type="float">
            <text:p>0.050371</text:p>
          </table:table-cell>
          <table:table-cell office:value-type="float" office:value="0.00689" calcext:value-type="float">
            <text:p>0.00689</text:p>
          </table:table-cell>
          <table:table-cell office:value-type="float" office:value="0" calcext:value-type="float">
            <text:p>0</text:p>
          </table:table-cell>
          <table:table-cell office:value-type="float" office:value="122158" calcext:value-type="float">
            <text:p>122158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29</text:p>
          </table:table-cell>
          <table:table-cell office:value-type="float" office:value="0.122093" calcext:value-type="float">
            <text:p>0.122093</text:p>
          </table:table-cell>
          <table:table-cell office:value-type="float" office:value="0.014341" calcext:value-type="float">
            <text:p>0.014341</text:p>
          </table:table-cell>
          <table:table-cell office:value-type="float" office:value="0" calcext:value-type="float">
            <text:p>0</text:p>
          </table:table-cell>
          <table:table-cell office:value-type="float" office:value="195118" calcext:value-type="float">
            <text:p>195118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0</text:p>
          </table:table-cell>
          <table:table-cell office:value-type="float" office:value="0.059234" calcext:value-type="float">
            <text:p>0.059234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" calcext:value-type="float">
            <text:p>0</text:p>
          </table:table-cell>
          <table:table-cell office:value-type="float" office:value="161386" calcext:value-type="float">
            <text:p>16138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1</text:p>
          </table:table-cell>
          <table:table-cell office:value-type="float" office:value="0.05386" calcext:value-type="float">
            <text:p>0.05386</text:p>
          </table:table-cell>
          <table:table-cell office:value-type="float" office:value="0.009653" calcext:value-type="float">
            <text:p>0.009653</text:p>
          </table:table-cell>
          <table:table-cell office:value-type="float" office:value="0" calcext:value-type="float">
            <text:p>0</text:p>
          </table:table-cell>
          <table:table-cell office:value-type="float" office:value="149342" calcext:value-type="float">
            <text:p>14934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2</text:p>
          </table:table-cell>
          <table:table-cell office:value-type="float" office:value="0.047166" calcext:value-type="float">
            <text:p>0.047166</text:p>
          </table:table-cell>
          <table:table-cell office:value-type="float" office:value="0.008804" calcext:value-type="float">
            <text:p>0.008804</text:p>
          </table:table-cell>
          <table:table-cell office:value-type="float" office:value="0" calcext:value-type="float">
            <text:p>0</text:p>
          </table:table-cell>
          <table:table-cell office:value-type="float" office:value="143739" calcext:value-type="float">
            <text:p>143739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3</text:p>
          </table:table-cell>
          <table:table-cell office:value-type="float" office:value="0.052907" calcext:value-type="float">
            <text:p>0.052907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" calcext:value-type="float">
            <text:p>0</text:p>
          </table:table-cell>
          <table:table-cell office:value-type="float" office:value="120363" calcext:value-type="float">
            <text:p>120363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4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09944" calcext:value-type="float">
            <text:p>0.009944</text:p>
          </table:table-cell>
          <table:table-cell office:value-type="float" office:value="0" calcext:value-type="float">
            <text:p>0</text:p>
          </table:table-cell>
          <table:table-cell office:value-type="float" office:value="142745" calcext:value-type="float">
            <text:p>14274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5</text:p>
          </table:table-cell>
          <table:table-cell office:value-type="float" office:value="0.053101" calcext:value-type="float">
            <text:p>0.053101</text:p>
          </table:table-cell>
          <table:table-cell office:value-type="float" office:value="0.010729" calcext:value-type="float">
            <text:p>0.010729</text:p>
          </table:table-cell>
          <table:table-cell office:value-type="float" office:value="0" calcext:value-type="float">
            <text:p>0</text:p>
          </table:table-cell>
          <table:table-cell office:value-type="float" office:value="133786" calcext:value-type="float">
            <text:p>133786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6</text:p>
          </table:table-cell>
          <table:table-cell office:value-type="float" office:value="0.053674" calcext:value-type="float">
            <text:p>0.053674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" calcext:value-type="float">
            <text:p>0</text:p>
          </table:table-cell>
          <table:table-cell office:value-type="float" office:value="173634" calcext:value-type="float">
            <text:p>17363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7</text:p>
          </table:table-cell>
          <table:table-cell office:value-type="float" office:value="0.092378" calcext:value-type="float">
            <text:p>0.092378</text:p>
          </table:table-cell>
          <table:table-cell office:value-type="float" office:value="0.011615" calcext:value-type="float">
            <text:p>0.011615</text:p>
          </table:table-cell>
          <table:table-cell office:value-type="float" office:value="0" calcext:value-type="float">
            <text:p>0</text:p>
          </table:table-cell>
          <table:table-cell office:value-type="float" office:value="148269" calcext:value-type="float">
            <text:p>14826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8</text:p>
          </table:table-cell>
          <table:table-cell office:value-type="float" office:value="0.038822" calcext:value-type="float">
            <text:p>0.038822</text:p>
          </table:table-cell>
          <table:table-cell office:value-type="float" office:value="0.009009" calcext:value-type="float">
            <text:p>0.009009</text:p>
          </table:table-cell>
          <table:table-cell office:value-type="float" office:value="0" calcext:value-type="float">
            <text:p>0</text:p>
          </table:table-cell>
          <table:table-cell office:value-type="float" office:value="131624" calcext:value-type="float">
            <text:p>13162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39</text:p>
          </table:table-cell>
          <table:table-cell office:value-type="float" office:value="0.063965" calcext:value-type="float">
            <text:p>0.063965</text:p>
          </table:table-cell>
          <table:table-cell office:value-type="float" office:value="0.009963" calcext:value-type="float">
            <text:p>0.009963</text:p>
          </table:table-cell>
          <table:table-cell office:value-type="float" office:value="0" calcext:value-type="float">
            <text:p>0</text:p>
          </table:table-cell>
          <table:table-cell office:value-type="float" office:value="139806" calcext:value-type="float">
            <text:p>1398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0</text:p>
          </table:table-cell>
          <table:table-cell office:value-type="float" office:value="0.046294" calcext:value-type="float">
            <text:p>0.046294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" calcext:value-type="float">
            <text:p>0</text:p>
          </table:table-cell>
          <table:table-cell office:value-type="float" office:value="145980" calcext:value-type="float">
            <text:p>14598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1</text:p>
          </table:table-cell>
          <table:table-cell office:value-type="float" office:value="0.042922" calcext:value-type="float">
            <text:p>0.042922</text:p>
          </table:table-cell>
          <table:table-cell office:value-type="float" office:value="0.010376" calcext:value-type="float">
            <text:p>0.010376</text:p>
          </table:table-cell>
          <table:table-cell office:value-type="float" office:value="0" calcext:value-type="float">
            <text:p>0</text:p>
          </table:table-cell>
          <table:table-cell office:value-type="float" office:value="149471" calcext:value-type="float">
            <text:p>149471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2</text:p>
          </table:table-cell>
          <table:table-cell office:value-type="float" office:value="0.051954" calcext:value-type="float">
            <text:p>0.051954</text:p>
          </table:table-cell>
          <table:table-cell office:value-type="float" office:value="0.010409" calcext:value-type="float">
            <text:p>0.010409</text:p>
          </table:table-cell>
          <table:table-cell office:value-type="float" office:value="0" calcext:value-type="float">
            <text:p>0</text:p>
          </table:table-cell>
          <table:table-cell office:value-type="float" office:value="134602" calcext:value-type="float">
            <text:p>134602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3</text:p>
          </table:table-cell>
          <table:table-cell office:value-type="float" office:value="0.047608" calcext:value-type="float">
            <text:p>0.047608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" calcext:value-type="float">
            <text:p>0</text:p>
          </table:table-cell>
          <table:table-cell office:value-type="float" office:value="107573" calcext:value-type="float">
            <text:p>107573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4</text:p>
          </table:table-cell>
          <table:table-cell office:value-type="float" office:value="0.056541" calcext:value-type="float">
            <text:p>0.056541</text:p>
          </table:table-cell>
          <table:table-cell office:value-type="float" office:value="0.008045" calcext:value-type="float">
            <text:p>0.008045</text:p>
          </table:table-cell>
          <table:table-cell office:value-type="float" office:value="0" calcext:value-type="float">
            <text:p>0</text:p>
          </table:table-cell>
          <table:table-cell office:value-type="float" office:value="140408" calcext:value-type="float">
            <text:p>14040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5</text:p>
          </table:table-cell>
          <table:table-cell office:value-type="float" office:value="0.069785" calcext:value-type="float">
            <text:p>0.069785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0" calcext:value-type="float">
            <text:p>0</text:p>
          </table:table-cell>
          <table:table-cell office:value-type="float" office:value="127475" calcext:value-type="float">
            <text:p>12747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6</text:p>
          </table:table-cell>
          <table:table-cell office:value-type="float" office:value="0.036546" calcext:value-type="float">
            <text:p>0.036546</text:p>
          </table:table-cell>
          <table:table-cell office:value-type="float" office:value="0.006434" calcext:value-type="float">
            <text:p>0.006434</text:p>
          </table:table-cell>
          <table:table-cell office:value-type="float" office:value="0" calcext:value-type="float">
            <text:p>0</text:p>
          </table:table-cell>
          <table:table-cell office:value-type="float" office:value="104981" calcext:value-type="float">
            <text:p>10498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7</text:p>
          </table:table-cell>
          <table:table-cell office:value-type="float" office:value="0.060207" calcext:value-type="float">
            <text:p>0.060207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0" calcext:value-type="float">
            <text:p>0</text:p>
          </table:table-cell>
          <table:table-cell office:value-type="float" office:value="134125" calcext:value-type="float">
            <text:p>13412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8</text:p>
          </table:table-cell>
          <table:table-cell office:value-type="float" office:value="0.049533" calcext:value-type="float">
            <text:p>0.049533</text:p>
          </table:table-cell>
          <table:table-cell office:value-type="float" office:value="0.009138" calcext:value-type="float">
            <text:p>0.009138</text:p>
          </table:table-cell>
          <table:table-cell office:value-type="float" office:value="0" calcext:value-type="float">
            <text:p>0</text:p>
          </table:table-cell>
          <table:table-cell office:value-type="float" office:value="139058" calcext:value-type="float">
            <text:p>13905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49</text:p>
          </table:table-cell>
          <table:table-cell office:value-type="float" office:value="0.034334" calcext:value-type="float">
            <text:p>0.034334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" calcext:value-type="float">
            <text:p>0</text:p>
          </table:table-cell>
          <table:table-cell office:value-type="float" office:value="127120" calcext:value-type="float">
            <text:p>12712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0</text:p>
          </table:table-cell>
          <table:table-cell office:value-type="float" office:value="0.052908" calcext:value-type="float">
            <text:p>0.052908</text:p>
          </table:table-cell>
          <table:table-cell office:value-type="float" office:value="0.007724" calcext:value-type="float">
            <text:p>0.007724</text:p>
          </table:table-cell>
          <table:table-cell office:value-type="float" office:value="0" calcext:value-type="float">
            <text:p>0</text:p>
          </table:table-cell>
          <table:table-cell office:value-type="float" office:value="126048" calcext:value-type="float">
            <text:p>126048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1</text:p>
          </table:table-cell>
          <table:table-cell office:value-type="float" office:value="0.047572" calcext:value-type="float">
            <text:p>0.047572</text:p>
          </table:table-cell>
          <table:table-cell office:value-type="float" office:value="0.009622" calcext:value-type="float">
            <text:p>0.009622</text:p>
          </table:table-cell>
          <table:table-cell office:value-type="float" office:value="0" calcext:value-type="float">
            <text:p>0</text:p>
          </table:table-cell>
          <table:table-cell office:value-type="float" office:value="144441" calcext:value-type="float">
            <text:p>14444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2</text:p>
          </table:table-cell>
          <table:table-cell office:value-type="float" office:value="0.036352" calcext:value-type="float">
            <text:p>0.036352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0" calcext:value-type="float">
            <text:p>0</text:p>
          </table:table-cell>
          <table:table-cell office:value-type="float" office:value="124060" calcext:value-type="float">
            <text:p>124060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3</text:p>
          </table:table-cell>
          <table:table-cell office:value-type="float" office:value="0.070501" calcext:value-type="float">
            <text:p>0.070501</text:p>
          </table:table-cell>
          <table:table-cell office:value-type="float" office:value="0.01193" calcext:value-type="float">
            <text:p>0.01193</text:p>
          </table:table-cell>
          <table:table-cell office:value-type="float" office:value="0" calcext:value-type="float">
            <text:p>0</text:p>
          </table:table-cell>
          <table:table-cell office:value-type="float" office:value="136114" calcext:value-type="float">
            <text:p>136114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4</text:p>
          </table:table-cell>
          <table:table-cell office:value-type="float" office:value="0.053077" calcext:value-type="float">
            <text:p>0.053077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" calcext:value-type="float">
            <text:p>0</text:p>
          </table:table-cell>
          <table:table-cell office:value-type="float" office:value="142203" calcext:value-type="float">
            <text:p>142203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5</text:p>
          </table:table-cell>
          <table:table-cell office:value-type="float" office:value="0.050811" calcext:value-type="float">
            <text:p>0.050811</text:p>
          </table:table-cell>
          <table:table-cell office:value-type="float" office:value="0.007721" calcext:value-type="float">
            <text:p>0.007721</text:p>
          </table:table-cell>
          <table:table-cell office:value-type="float" office:value="0" calcext:value-type="float">
            <text:p>0</text:p>
          </table:table-cell>
          <table:table-cell office:value-type="float" office:value="123520" calcext:value-type="float">
            <text:p>12352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6</text:p>
          </table:table-cell>
          <table:table-cell office:value-type="float" office:value="0.721126" calcext:value-type="float">
            <text:p>0.721126</text:p>
          </table:table-cell>
          <table:table-cell office:value-type="float" office:value="0.015174" calcext:value-type="float">
            <text:p>0.015174</text:p>
          </table:table-cell>
          <table:table-cell office:value-type="float" office:value="0" calcext:value-type="float">
            <text:p>0</text:p>
          </table:table-cell>
          <table:table-cell office:value-type="float" office:value="139369" calcext:value-type="float">
            <text:p>13936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2:46:57</text:p>
          </table:table-cell>
          <table:table-cell office:value-type="float" office:value="1.307739" calcext:value-type="float">
            <text:p>1.307739</text:p>
          </table:table-cell>
          <table:table-cell office:value-type="float" office:value="0.02397" calcext:value-type="float">
            <text:p>0.02397</text:p>
          </table:table-cell>
          <table:table-cell office:value-type="float" office:value="0" calcext:value-type="float">
            <text:p>0</text:p>
          </table:table-cell>
          <table:table-cell office:value-type="float" office:value="143048" calcext:value-type="float">
            <text:p>143048</text:p>
          </table:table-cell>
          <table:table-cell office:value-type="float" office:value="368" calcext:value-type="float">
            <text:p>368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6:58</text:p>
          </table:table-cell>
          <table:table-cell office:value-type="float" office:value="1.629285" calcext:value-type="float">
            <text:p>1.629285</text:p>
          </table:table-cell>
          <table:table-cell office:value-type="float" office:value="0.020708" calcext:value-type="float">
            <text:p>0.020708</text:p>
          </table:table-cell>
          <table:table-cell office:value-type="float" office:value="0" calcext:value-type="float">
            <text:p>0</text:p>
          </table:table-cell>
          <table:table-cell office:value-type="float" office:value="136650" calcext:value-type="float">
            <text:p>136650</text:p>
          </table:table-cell>
          <table:table-cell office:value-type="float" office:value="323" calcext:value-type="float">
            <text:p>323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6:59</text:p>
          </table:table-cell>
          <table:table-cell office:value-type="float" office:value="3.272442" calcext:value-type="float">
            <text:p>3.272442</text:p>
          </table:table-cell>
          <table:table-cell office:value-type="float" office:value="0.022094" calcext:value-type="float">
            <text:p>0.022094</text:p>
          </table:table-cell>
          <table:table-cell office:value-type="float" office:value="0" calcext:value-type="float">
            <text:p>0</text:p>
          </table:table-cell>
          <table:table-cell office:value-type="float" office:value="158125" calcext:value-type="float">
            <text:p>158125</text:p>
          </table:table-cell>
          <table:table-cell office:value-type="float" office:value="265" calcext:value-type="float">
            <text:p>265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0</text:p>
          </table:table-cell>
          <table:table-cell office:value-type="float" office:value="4.482993" calcext:value-type="float">
            <text:p>4.482993</text:p>
          </table:table-cell>
          <table:table-cell office:value-type="float" office:value="0.058302" calcext:value-type="float">
            <text:p>0.058302</text:p>
          </table:table-cell>
          <table:table-cell office:value-type="float" office:value="0" calcext:value-type="float">
            <text:p>0</text:p>
          </table:table-cell>
          <table:table-cell office:value-type="float" office:value="155043" calcext:value-type="float">
            <text:p>155043</text:p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1</text:p>
          </table:table-cell>
          <table:table-cell office:value-type="float" office:value="5.445313" calcext:value-type="float">
            <text:p>5.445313</text:p>
          </table:table-cell>
          <table:table-cell office:value-type="float" office:value="0.025145" calcext:value-type="float">
            <text:p>0.025145</text:p>
          </table:table-cell>
          <table:table-cell office:value-type="float" office:value="0" calcext:value-type="float">
            <text:p>0</text:p>
          </table:table-cell>
          <table:table-cell office:value-type="float" office:value="101144" calcext:value-type="float">
            <text:p>101144</text:p>
          </table:table-cell>
          <table:table-cell office:value-type="float" office:value="158" calcext:value-type="float">
            <text:p>158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2</text:p>
          </table:table-cell>
          <table:table-cell office:value-type="float" office:value="6.891281" calcext:value-type="float">
            <text:p>6.891281</text:p>
          </table:table-cell>
          <table:table-cell office:value-type="float" office:value="0.115187" calcext:value-type="float">
            <text:p>0.115187</text:p>
          </table:table-cell>
          <table:table-cell office:value-type="float" office:value="0" calcext:value-type="float">
            <text:p>0</text:p>
          </table:table-cell>
          <table:table-cell office:value-type="float" office:value="126879" calcext:value-type="float">
            <text:p>126879</text:p>
          </table:table-cell>
          <table:table-cell office:value-type="float" office:value="150" calcext:value-type="float">
            <text:p>150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3</text:p>
          </table:table-cell>
          <table:table-cell office:value-type="float" office:value="7.335983" calcext:value-type="float">
            <text:p>7.335983</text:p>
          </table:table-cell>
          <table:table-cell office:value-type="float" office:value="0.097677" calcext:value-type="float">
            <text:p>0.097677</text:p>
          </table:table-cell>
          <table:table-cell office:value-type="float" office:value="0" calcext:value-type="float">
            <text:p>0</text:p>
          </table:table-cell>
          <table:table-cell office:value-type="float" office:value="104421" calcext:value-type="float">
            <text:p>104421</text:p>
          </table:table-cell>
          <table:table-cell office:value-type="float" office:value="145" calcext:value-type="float">
            <text:p>145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4</text:p>
          </table:table-cell>
          <table:table-cell office:value-type="float" office:value="9.861373" calcext:value-type="float">
            <text:p>9.861373</text:p>
          </table:table-cell>
          <table:table-cell office:value-type="float" office:value="0.057664" calcext:value-type="float">
            <text:p>0.057664</text:p>
          </table:table-cell>
          <table:table-cell office:value-type="float" office:value="0" calcext:value-type="float">
            <text:p>0</text:p>
          </table:table-cell>
          <table:table-cell office:value-type="float" office:value="263185" calcext:value-type="float">
            <text:p>2631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5</text:p>
          </table:table-cell>
          <table:table-cell office:value-type="float" office:value="8.837542" calcext:value-type="float">
            <text:p>8.837542</text:p>
          </table:table-cell>
          <table:table-cell office:value-type="float" office:value="0.325714" calcext:value-type="float">
            <text:p>0.325714</text:p>
          </table:table-cell>
          <table:table-cell office:value-type="float" office:value="0" calcext:value-type="float">
            <text:p>0</text:p>
          </table:table-cell>
          <table:table-cell office:value-type="float" office:value="148362" calcext:value-type="float">
            <text:p>148362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6</text:p>
          </table:table-cell>
          <table:table-cell office:value-type="float" office:value="9.204335" calcext:value-type="float">
            <text:p>9.204335</text:p>
          </table:table-cell>
          <table:table-cell office:value-type="float" office:value="0.067678" calcext:value-type="float">
            <text:p>0.067678</text:p>
          </table:table-cell>
          <table:table-cell office:value-type="float" office:value="0" calcext:value-type="float">
            <text:p>0</text:p>
          </table:table-cell>
          <table:table-cell office:value-type="float" office:value="115798" calcext:value-type="float">
            <text:p>115798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7</text:p>
          </table:table-cell>
          <table:table-cell office:value-type="float" office:value="9.734912" calcext:value-type="float">
            <text:p>9.734912</text:p>
          </table:table-cell>
          <table:table-cell office:value-type="float" office:value="0.036549" calcext:value-type="float">
            <text:p>0.036549</text:p>
          </table:table-cell>
          <table:table-cell office:value-type="float" office:value="0" calcext:value-type="float">
            <text:p>0</text:p>
          </table:table-cell>
          <table:table-cell office:value-type="float" office:value="205895" calcext:value-type="float">
            <text:p>205895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8</text:p>
          </table:table-cell>
          <table:table-cell office:value-type="float" office:value="9.190252" calcext:value-type="float">
            <text:p>9.190252</text:p>
          </table:table-cell>
          <table:table-cell office:value-type="float" office:value="0.026728" calcext:value-type="float">
            <text:p>0.026728</text:p>
          </table:table-cell>
          <table:table-cell office:value-type="float" office:value="0" calcext:value-type="float">
            <text:p>0</text:p>
          </table:table-cell>
          <table:table-cell office:value-type="float" office:value="133884" calcext:value-type="float">
            <text:p>133884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09</text:p>
          </table:table-cell>
          <table:table-cell office:value-type="float" office:value="6.89612" calcext:value-type="float">
            <text:p>6.89612</text:p>
          </table:table-cell>
          <table:table-cell office:value-type="float" office:value="0.071845" calcext:value-type="float">
            <text:p>0.071845</text:p>
          </table:table-cell>
          <table:table-cell office:value-type="float" office:value="0" calcext:value-type="float">
            <text:p>0</text:p>
          </table:table-cell>
          <table:table-cell office:value-type="float" office:value="202761" calcext:value-type="float">
            <text:p>202761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0</text:p>
          </table:table-cell>
          <table:table-cell office:value-type="float" office:value="11.67052" calcext:value-type="float">
            <text:p>11.67052</text:p>
          </table:table-cell>
          <table:table-cell office:value-type="float" office:value="0.022725" calcext:value-type="float">
            <text:p>0.022725</text:p>
          </table:table-cell>
          <table:table-cell office:value-type="float" office:value="0" calcext:value-type="float">
            <text:p>0</text:p>
          </table:table-cell>
          <table:table-cell office:value-type="float" office:value="90543" calcext:value-type="float">
            <text:p>90543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1</text:p>
          </table:table-cell>
          <table:table-cell office:value-type="float" office:value="7.481225" calcext:value-type="float">
            <text:p>7.481225</text:p>
          </table:table-cell>
          <table:table-cell office:value-type="float" office:value="0.097998" calcext:value-type="float">
            <text:p>0.097998</text:p>
          </table:table-cell>
          <table:table-cell office:value-type="float" office:value="0" calcext:value-type="float">
            <text:p>0</text:p>
          </table:table-cell>
          <table:table-cell office:value-type="float" office:value="86217" calcext:value-type="float">
            <text:p>86217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2</text:p>
          </table:table-cell>
          <table:table-cell office:value-type="float" office:value="8.169764" calcext:value-type="float">
            <text:p>8.169764</text:p>
          </table:table-cell>
          <table:table-cell office:value-type="float" office:value="0.036414" calcext:value-type="float">
            <text:p>0.036414</text:p>
          </table:table-cell>
          <table:table-cell office:value-type="float" office:value="0" calcext:value-type="float">
            <text:p>0</text:p>
          </table:table-cell>
          <table:table-cell office:value-type="float" office:value="73467" calcext:value-type="float">
            <text:p>73467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3</text:p>
          </table:table-cell>
          <table:table-cell office:value-type="float" office:value="9.665812" calcext:value-type="float">
            <text:p>9.665812</text:p>
          </table:table-cell>
          <table:table-cell office:value-type="float" office:value="0.089852" calcext:value-type="float">
            <text:p>0.089852</text:p>
          </table:table-cell>
          <table:table-cell office:value-type="float" office:value="0" calcext:value-type="float">
            <text:p>0</text:p>
          </table:table-cell>
          <table:table-cell office:value-type="float" office:value="107535" calcext:value-type="float">
            <text:p>107535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4</text:p>
          </table:table-cell>
          <table:table-cell office:value-type="float" office:value="7.778247" calcext:value-type="float">
            <text:p>7.778247</text:p>
          </table:table-cell>
          <table:table-cell office:value-type="float" office:value="0.284988" calcext:value-type="float">
            <text:p>0.284988</text:p>
          </table:table-cell>
          <table:table-cell office:value-type="float" office:value="0" calcext:value-type="float">
            <text:p>0</text:p>
          </table:table-cell>
          <table:table-cell office:value-type="float" office:value="138439" calcext:value-type="float">
            <text:p>138439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5</text:p>
          </table:table-cell>
          <table:table-cell office:value-type="float" office:value="8.771441" calcext:value-type="float">
            <text:p>8.771441</text:p>
          </table:table-cell>
          <table:table-cell office:value-type="float" office:value="0.105863" calcext:value-type="float">
            <text:p>0.105863</text:p>
          </table:table-cell>
          <table:table-cell office:value-type="float" office:value="0" calcext:value-type="float">
            <text:p>0</text:p>
          </table:table-cell>
          <table:table-cell office:value-type="float" office:value="86279" calcext:value-type="float">
            <text:p>86279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6</text:p>
          </table:table-cell>
          <table:table-cell office:value-type="float" office:value="6.353973" calcext:value-type="float">
            <text:p>6.353973</text:p>
          </table:table-cell>
          <table:table-cell office:value-type="float" office:value="0.352209" calcext:value-type="float">
            <text:p>0.352209</text:p>
          </table:table-cell>
          <table:table-cell office:value-type="float" office:value="0" calcext:value-type="float">
            <text:p>0</text:p>
          </table:table-cell>
          <table:table-cell office:value-type="float" office:value="79733" calcext:value-type="float">
            <text:p>79733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7</text:p>
          </table:table-cell>
          <table:table-cell office:value-type="float" office:value="8.494354" calcext:value-type="float">
            <text:p>8.494354</text:p>
          </table:table-cell>
          <table:table-cell office:value-type="float" office:value="0.331681" calcext:value-type="float">
            <text:p>0.331681</text:p>
          </table:table-cell>
          <table:table-cell office:value-type="float" office:value="0" calcext:value-type="float">
            <text:p>0</text:p>
          </table:table-cell>
          <table:table-cell office:value-type="float" office:value="174414" calcext:value-type="float">
            <text:p>174414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8</text:p>
          </table:table-cell>
          <table:table-cell office:value-type="float" office:value="7.969248" calcext:value-type="float">
            <text:p>7.969248</text:p>
          </table:table-cell>
          <table:table-cell office:value-type="float" office:value="0.396729" calcext:value-type="float">
            <text:p>0.396729</text:p>
          </table:table-cell>
          <table:table-cell office:value-type="float" office:value="0" calcext:value-type="float">
            <text:p>0</text:p>
          </table:table-cell>
          <table:table-cell office:value-type="float" office:value="167773" calcext:value-type="float">
            <text:p>167773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19</text:p>
          </table:table-cell>
          <table:table-cell office:value-type="float" office:value="13.684166" calcext:value-type="float">
            <text:p>13.684166</text:p>
          </table:table-cell>
          <table:table-cell office:value-type="float" office:value="0.058782" calcext:value-type="float">
            <text:p>0.058782</text:p>
          </table:table-cell>
          <table:table-cell office:value-type="float" office:value="0" calcext:value-type="float">
            <text:p>0</text:p>
          </table:table-cell>
          <table:table-cell office:value-type="float" office:value="75339" calcext:value-type="float">
            <text:p>75339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0</text:p>
          </table:table-cell>
          <table:table-cell office:value-type="float" office:value="1.205668" calcext:value-type="float">
            <text:p>1.205668</text:p>
          </table:table-cell>
          <table:table-cell office:value-type="float" office:value="0.392044" calcext:value-type="float">
            <text:p>0.392044</text:p>
          </table:table-cell>
          <table:table-cell office:value-type="float" office:value="0" calcext:value-type="float">
            <text:p>0</text:p>
          </table:table-cell>
          <table:table-cell office:value-type="float" office:value="88056" calcext:value-type="float">
            <text:p>88056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1</text:p>
          </table:table-cell>
          <table:table-cell office:value-type="float" office:value="6.851859" calcext:value-type="float">
            <text:p>6.851859</text:p>
          </table:table-cell>
          <table:table-cell office:value-type="float" office:value="0.125447" calcext:value-type="float">
            <text:p>0.125447</text:p>
          </table:table-cell>
          <table:table-cell office:value-type="float" office:value="0" calcext:value-type="float">
            <text:p>0</text:p>
          </table:table-cell>
          <table:table-cell office:value-type="float" office:value="94780" calcext:value-type="float">
            <text:p>94780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2</text:p>
          </table:table-cell>
          <table:table-cell office:value-type="float" office:value="6.81706" calcext:value-type="float">
            <text:p>6.81706</text:p>
          </table:table-cell>
          <table:table-cell office:value-type="float" office:value="0.581411" calcext:value-type="float">
            <text:p>0.581411</text:p>
          </table:table-cell>
          <table:table-cell office:value-type="float" office:value="0" calcext:value-type="float">
            <text:p>0</text:p>
          </table:table-cell>
          <table:table-cell office:value-type="float" office:value="85220" calcext:value-type="float">
            <text:p>85220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3</text:p>
          </table:table-cell>
          <table:table-cell office:value-type="float" office:value="6.024356" calcext:value-type="float">
            <text:p>6.024356</text:p>
          </table:table-cell>
          <table:table-cell office:value-type="float" office:value="0.236278" calcext:value-type="float">
            <text:p>0.236278</text:p>
          </table:table-cell>
          <table:table-cell office:value-type="float" office:value="0" calcext:value-type="float">
            <text:p>0</text:p>
          </table:table-cell>
          <table:table-cell office:value-type="float" office:value="90349" calcext:value-type="float">
            <text:p>90349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4</text:p>
          </table:table-cell>
          <table:table-cell office:value-type="float" office:value="5.429522" calcext:value-type="float">
            <text:p>5.429522</text:p>
          </table:table-cell>
          <table:table-cell office:value-type="float" office:value="0.337619" calcext:value-type="float">
            <text:p>0.337619</text:p>
          </table:table-cell>
          <table:table-cell office:value-type="float" office:value="0" calcext:value-type="float">
            <text:p>0</text:p>
          </table:table-cell>
          <table:table-cell office:value-type="float" office:value="121484" calcext:value-type="float">
            <text:p>121484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5</text:p>
          </table:table-cell>
          <table:table-cell office:value-type="float" office:value="5.442115" calcext:value-type="float">
            <text:p>5.442115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" calcext:value-type="float">
            <text:p>0</text:p>
          </table:table-cell>
          <table:table-cell office:value-type="float" office:value="84802" calcext:value-type="float">
            <text:p>84802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6</text:p>
          </table:table-cell>
          <table:table-cell office:value-type="float" office:value="6.162756" calcext:value-type="float">
            <text:p>6.162756</text:p>
          </table:table-cell>
          <table:table-cell office:value-type="float" office:value="0.172421" calcext:value-type="float">
            <text:p>0.172421</text:p>
          </table:table-cell>
          <table:table-cell office:value-type="float" office:value="0" calcext:value-type="float">
            <text:p>0</text:p>
          </table:table-cell>
          <table:table-cell office:value-type="float" office:value="69193" calcext:value-type="float">
            <text:p>69193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7</text:p>
          </table:table-cell>
          <table:table-cell office:value-type="float" office:value="6.586936" calcext:value-type="float">
            <text:p>6.586936</text:p>
          </table:table-cell>
          <table:table-cell office:value-type="float" office:value="0.346552" calcext:value-type="float">
            <text:p>0.346552</text:p>
          </table:table-cell>
          <table:table-cell office:value-type="float" office:value="0" calcext:value-type="float">
            <text:p>0</text:p>
          </table:table-cell>
          <table:table-cell office:value-type="float" office:value="82376" calcext:value-type="float">
            <text:p>82376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8</text:p>
          </table:table-cell>
          <table:table-cell office:value-type="float" office:value="7.347368" calcext:value-type="float">
            <text:p>7.347368</text:p>
          </table:table-cell>
          <table:table-cell office:value-type="float" office:value="0.530477" calcext:value-type="float">
            <text:p>0.530477</text:p>
          </table:table-cell>
          <table:table-cell office:value-type="float" office:value="0" calcext:value-type="float">
            <text:p>0</text:p>
          </table:table-cell>
          <table:table-cell office:value-type="float" office:value="87769" calcext:value-type="float">
            <text:p>87769</text:p>
          </table:table-cell>
          <table:table-cell office:value-type="float" office:value="57" calcext:value-type="float">
            <text:p>57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29</text:p>
          </table:table-cell>
          <table:table-cell office:value-type="float" office:value="4.465733" calcext:value-type="float">
            <text:p>4.465733</text:p>
          </table:table-cell>
          <table:table-cell office:value-type="float" office:value="0.198708" calcext:value-type="float">
            <text:p>0.198708</text:p>
          </table:table-cell>
          <table:table-cell office:value-type="float" office:value="0" calcext:value-type="float">
            <text:p>0</text:p>
          </table:table-cell>
          <table:table-cell office:value-type="float" office:value="114552" calcext:value-type="float">
            <text:p>114552</text:p>
          </table:table-cell>
          <table:table-cell office:value-type="float" office:value="58" calcext:value-type="float">
            <text:p>58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0</text:p>
          </table:table-cell>
          <table:table-cell office:value-type="float" office:value="7.631193" calcext:value-type="float">
            <text:p>7.631193</text:p>
          </table:table-cell>
          <table:table-cell office:value-type="float" office:value="0.626224" calcext:value-type="float">
            <text:p>0.626224</text:p>
          </table:table-cell>
          <table:table-cell office:value-type="float" office:value="0" calcext:value-type="float">
            <text:p>0</text:p>
          </table:table-cell>
          <table:table-cell office:value-type="float" office:value="69030" calcext:value-type="float">
            <text:p>69030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1</text:p>
          </table:table-cell>
          <table:table-cell office:value-type="float" office:value="7.106249" calcext:value-type="float">
            <text:p>7.106249</text:p>
          </table:table-cell>
          <table:table-cell office:value-type="float" office:value="0.087403" calcext:value-type="float">
            <text:p>0.087403</text:p>
          </table:table-cell>
          <table:table-cell office:value-type="float" office:value="0" calcext:value-type="float">
            <text:p>0</text:p>
          </table:table-cell>
          <table:table-cell office:value-type="float" office:value="100287" calcext:value-type="float">
            <text:p>100287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2</text:p>
          </table:table-cell>
          <table:table-cell office:value-type="float" office:value="4.956972" calcext:value-type="float">
            <text:p>4.956972</text:p>
          </table:table-cell>
          <table:table-cell office:value-type="float" office:value="0.088678" calcext:value-type="float">
            <text:p>0.088678</text:p>
          </table:table-cell>
          <table:table-cell office:value-type="float" office:value="0" calcext:value-type="float">
            <text:p>0</text:p>
          </table:table-cell>
          <table:table-cell office:value-type="float" office:value="304933" calcext:value-type="float">
            <text:p>304933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3</text:p>
          </table:table-cell>
          <table:table-cell office:value-type="float" office:value="5.960183" calcext:value-type="float">
            <text:p>5.960183</text:p>
          </table:table-cell>
          <table:table-cell office:value-type="float" office:value="0.210425" calcext:value-type="float">
            <text:p>0.210425</text:p>
          </table:table-cell>
          <table:table-cell office:value-type="float" office:value="0" calcext:value-type="float">
            <text:p>0</text:p>
          </table:table-cell>
          <table:table-cell office:value-type="float" office:value="100893" calcext:value-type="float">
            <text:p>100893</text:p>
          </table:table-cell>
          <table:table-cell office:value-type="float" office:value="65" calcext:value-type="float">
            <text:p>65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4</text:p>
          </table:table-cell>
          <table:table-cell office:value-type="float" office:value="5.187555" calcext:value-type="float">
            <text:p>5.187555</text:p>
          </table:table-cell>
          <table:table-cell office:value-type="float" office:value="0.292216" calcext:value-type="float">
            <text:p>0.292216</text:p>
          </table:table-cell>
          <table:table-cell office:value-type="float" office:value="0" calcext:value-type="float">
            <text:p>0</text:p>
          </table:table-cell>
          <table:table-cell office:value-type="float" office:value="145034" calcext:value-type="float">
            <text:p>145034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5</text:p>
          </table:table-cell>
          <table:table-cell office:value-type="float" office:value="10.316663" calcext:value-type="float">
            <text:p>10.316663</text:p>
          </table:table-cell>
          <table:table-cell office:value-type="float" office:value="0.073963" calcext:value-type="float">
            <text:p>0.073963</text:p>
          </table:table-cell>
          <table:table-cell office:value-type="float" office:value="0" calcext:value-type="float">
            <text:p>0</text:p>
          </table:table-cell>
          <table:table-cell office:value-type="float" office:value="109761" calcext:value-type="float">
            <text:p>109761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6</text:p>
          </table:table-cell>
          <table:table-cell office:value-type="float" office:value="6.23938" calcext:value-type="float">
            <text:p>6.23938</text:p>
          </table:table-cell>
          <table:table-cell office:value-type="float" office:value="0.307249" calcext:value-type="float">
            <text:p>0.307249</text:p>
          </table:table-cell>
          <table:table-cell office:value-type="float" office:value="0" calcext:value-type="float">
            <text:p>0</text:p>
          </table:table-cell>
          <table:table-cell office:value-type="float" office:value="100609" calcext:value-type="float">
            <text:p>100609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7:37</text:p>
          </table:table-cell>
          <table:table-cell office:value-type="float" office:value="2.190337" calcext:value-type="float">
            <text:p>2.190337</text:p>
          </table:table-cell>
          <table:table-cell office:value-type="float" office:value="0.25078" calcext:value-type="float">
            <text:p>0.25078</text:p>
          </table:table-cell>
          <table:table-cell office:value-type="float" office:value="0" calcext:value-type="float">
            <text:p>0</text:p>
          </table:table-cell>
          <table:table-cell office:value-type="float" office:value="95263" calcext:value-type="float">
            <text:p>95263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8:38</text:p>
          </table:table-cell>
          <table:table-cell office:value-type="float" office:value="29.058996" calcext:value-type="float">
            <text:p>29.058996</text:p>
          </table:table-cell>
          <table:table-cell office:value-type="float" office:value="83.898494" calcext:value-type="float">
            <text:p>83.898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2:48:39</text:p>
          </table:table-cell>
          <table:table-cell office:value-type="float" office:value="15.529477" calcext:value-type="float">
            <text:p>15.529477</text:p>
          </table:table-cell>
          <table:table-cell office:value-type="float" office:value="101.621061" calcext:value-type="float">
            <text:p>101.621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3:23:27.768582750</dc:date>
    <meta:editing-duration>PT7M59S</meta:editing-duration>
    <meta:editing-cycles>1</meta:editing-cycles>
    <meta:document-statistic meta:table-count="1" meta:cell-count="8036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158.G1:test158.G1148 test158.C1:test158.D1148" chart:data-source-has-labels="row" svg:x="0.32cm" svg:y="0.18cm" svg:width="13.361cm" svg:height="8.64cm">
          <chartooo:coordinate-region svg:x="0.941cm" svg:y="0.354cm" svg:width="12.46cm" svg:height="7.8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58.C2:test158.C1148" chart:label-cell-address="test158.C1:test158.C1" chart:class="chart:scatter">
            <chart:domain table:cell-range-address="test158.G2:test158.G1148"/>
            <chart:data-point chart:repeated="1105"/>
          </chart:series>
          <chart:series chart:style-name="ch7" chart:values-cell-range-address="test158.D2:test158.D1148" chart:label-cell-address="test158.D1:test158.D1" chart:class="chart:scatter">
            <chart:data-point chart:repeated="1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58.C1:test158.C1</svg:desc>
                </draw:g>
              </table:table-cell>
              <table:table-cell office:value-type="string">
                <text:p>xfertime</text:p>
                <draw:g>
                  <svg:desc>test158.D1:test15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test158.G2:test158.G1148</svg:desc>
                </draw:g>
              </table:table-cell>
              <table:table-cell office:value-type="float" office:value="0.096677">
                <text:p>0.096677</text:p>
                <draw:g>
                  <svg:desc>test158.C2:test158.C1148</svg:desc>
                </draw:g>
              </table:table-cell>
              <table:table-cell office:value-type="float" office:value="0.070981">
                <text:p>0.070981</text:p>
                <draw:g>
                  <svg:desc>test158.D2:test158.D11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0">
                <text:p>390</text:p>
              </table:table-cell>
              <table:table-cell office:value-type="float" office:value="0.200403">
                <text:p>0.200403</text:p>
              </table:table-cell>
              <table:table-cell office:value-type="float" office:value="0.056056">
                <text:p>0.056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1">
                <text:p>401</text:p>
              </table:table-cell>
              <table:table-cell office:value-type="float" office:value="0.073718">
                <text:p>0.073718</text:p>
              </table:table-cell>
              <table:table-cell office:value-type="float" office:value="0.046869">
                <text:p>0.046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">
                <text:p>389</text:p>
              </table:table-cell>
              <table:table-cell office:value-type="float" office:value="0.052899">
                <text:p>0.052899</text:p>
              </table:table-cell>
              <table:table-cell office:value-type="float" office:value="0.019857">
                <text:p>0.019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3">
                <text:p>393</text:p>
              </table:table-cell>
              <table:table-cell office:value-type="float" office:value="0.018264">
                <text:p>0.018264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">
                <text:p>391</text:p>
              </table:table-cell>
              <table:table-cell office:value-type="float" office:value="0.187639">
                <text:p>0.187639</text:p>
              </table:table-cell>
              <table:table-cell office:value-type="float" office:value="0.102572">
                <text:p>0.102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2">
                <text:p>392</text:p>
              </table:table-cell>
              <table:table-cell office:value-type="float" office:value="0.138713">
                <text:p>0.138713</text:p>
              </table:table-cell>
              <table:table-cell office:value-type="float" office:value="0.04036">
                <text:p>0.04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0">
                <text:p>390</text:p>
              </table:table-cell>
              <table:table-cell office:value-type="float" office:value="0.017734">
                <text:p>0.017734</text:p>
              </table:table-cell>
              <table:table-cell office:value-type="float" office:value="0.004025">
                <text:p>0.004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9">
                <text:p>389</text:p>
              </table:table-cell>
              <table:table-cell office:value-type="float" office:value="0.080676">
                <text:p>0.080676</text:p>
              </table:table-cell>
              <table:table-cell office:value-type="float" office:value="0.02379">
                <text:p>0.023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">
                <text:p>386</text:p>
              </table:table-cell>
              <table:table-cell office:value-type="float" office:value="0.201088">
                <text:p>0.201088</text:p>
              </table:table-cell>
              <table:table-cell office:value-type="float" office:value="0.078629">
                <text:p>0.0786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9">
                <text:p>379</text:p>
              </table:table-cell>
              <table:table-cell office:value-type="float" office:value="0.581086">
                <text:p>0.581086</text:p>
              </table:table-cell>
              <table:table-cell office:value-type="float" office:value="0.48485">
                <text:p>0.48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3">
                <text:p>323</text:p>
              </table:table-cell>
              <table:table-cell office:value-type="float" office:value="0.665439">
                <text:p>0.665439</text:p>
              </table:table-cell>
              <table:table-cell office:value-type="float" office:value="0.746813">
                <text:p>0.746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3">
                <text:p>233</text:p>
              </table:table-cell>
              <table:table-cell office:value-type="float" office:value="0.69882">
                <text:p>0.69882</text:p>
              </table:table-cell>
              <table:table-cell office:value-type="float" office:value="1.020517">
                <text:p>1.020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3">
                <text:p>173</text:p>
              </table:table-cell>
              <table:table-cell office:value-type="float" office:value="0.429168">
                <text:p>0.429168</text:p>
              </table:table-cell>
              <table:table-cell office:value-type="float" office:value="0.889636">
                <text:p>0.889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0.27438">
                <text:p>0.27438</text:p>
              </table:table-cell>
              <table:table-cell office:value-type="float" office:value="0.342291">
                <text:p>0.3422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0.498113">
                <text:p>0.498113</text:p>
              </table:table-cell>
              <table:table-cell office:value-type="float" office:value="0.437984">
                <text:p>0.437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4">
                <text:p>394</text:p>
              </table:table-cell>
              <table:table-cell office:value-type="float" office:value="0.174478">
                <text:p>0.174478</text:p>
              </table:table-cell>
              <table:table-cell office:value-type="float" office:value="0.081046">
                <text:p>0.0810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3">
                <text:p>403</text:p>
              </table:table-cell>
              <table:table-cell office:value-type="float" office:value="0.383973">
                <text:p>0.383973</text:p>
              </table:table-cell>
              <table:table-cell office:value-type="float" office:value="0.624155">
                <text:p>0.6241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9">
                <text:p>259</text:p>
              </table:table-cell>
              <table:table-cell office:value-type="float" office:value="0.680495">
                <text:p>0.680495</text:p>
              </table:table-cell>
              <table:table-cell office:value-type="float" office:value="1.075891">
                <text:p>1.075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0.610656">
                <text:p>0.610656</text:p>
              </table:table-cell>
              <table:table-cell office:value-type="float" office:value="1.020837">
                <text:p>1.0208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7">
                <text:p>257</text:p>
              </table:table-cell>
              <table:table-cell office:value-type="float" office:value="0.455668">
                <text:p>0.455668</text:p>
              </table:table-cell>
              <table:table-cell office:value-type="float" office:value="0.586171">
                <text:p>0.5861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">
                <text:p>269</text:p>
              </table:table-cell>
              <table:table-cell office:value-type="float" office:value="0.442084">
                <text:p>0.442084</text:p>
              </table:table-cell>
              <table:table-cell office:value-type="float" office:value="0.501772">
                <text:p>0.501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1">
                <text:p>331</text:p>
              </table:table-cell>
              <table:table-cell office:value-type="float" office:value="0.201477">
                <text:p>0.201477</text:p>
              </table:table-cell>
              <table:table-cell office:value-type="float" office:value="0.149583">
                <text:p>0.1495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1">
                <text:p>421</text:p>
              </table:table-cell>
              <table:table-cell office:value-type="float" office:value="0.178734">
                <text:p>0.178734</text:p>
              </table:table-cell>
              <table:table-cell office:value-type="float" office:value="0.075212">
                <text:p>0.075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6">
                <text:p>386</text:p>
              </table:table-cell>
              <table:table-cell office:value-type="float" office:value="0.247535">
                <text:p>0.247535</text:p>
              </table:table-cell>
              <table:table-cell office:value-type="float" office:value="0.061949">
                <text:p>0.0619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7">
                <text:p>367</text:p>
              </table:table-cell>
              <table:table-cell office:value-type="float" office:value="0.110407">
                <text:p>0.110407</text:p>
              </table:table-cell>
              <table:table-cell office:value-type="float" office:value="0.032609">
                <text:p>0.0326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5">
                <text:p>375</text:p>
              </table:table-cell>
              <table:table-cell office:value-type="float" office:value="5.37214">
                <text:p>5.37214</text:p>
              </table:table-cell>
              <table:table-cell office:value-type="float" office:value="11.687846">
                <text:p>11.6878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">
                <text:p>159</text:p>
              </table:table-cell>
              <table:table-cell office:value-type="float" office:value="3.846702">
                <text:p>3.846702</text:p>
              </table:table-cell>
              <table:table-cell office:value-type="float" office:value="6.510667">
                <text:p>6.510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0.937808">
                <text:p>0.937808</text:p>
              </table:table-cell>
              <table:table-cell office:value-type="float" office:value="0.267476">
                <text:p>0.267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">
                <text:p>127</text:p>
              </table:table-cell>
              <table:table-cell office:value-type="float" office:value="5.268873">
                <text:p>5.268873</text:p>
              </table:table-cell>
              <table:table-cell office:value-type="float" office:value="9.631501">
                <text:p>9.631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5">
                <text:p>95</text:p>
              </table:table-cell>
              <table:table-cell office:value-type="float" office:value="3.467061">
                <text:p>3.467061</text:p>
              </table:table-cell>
              <table:table-cell office:value-type="float" office:value="5.8202">
                <text:p>5.8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1.393044">
                <text:p>1.393044</text:p>
              </table:table-cell>
              <table:table-cell office:value-type="float" office:value="0.885249">
                <text:p>0.885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">
                <text:p>82</text:p>
              </table:table-cell>
              <table:table-cell office:value-type="float" office:value="1.081644">
                <text:p>1.081644</text:p>
              </table:table-cell>
              <table:table-cell office:value-type="float" office:value="0.754597">
                <text:p>0.754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3">
                <text:p>73</text:p>
              </table:table-cell>
              <table:table-cell office:value-type="float" office:value="1.428365">
                <text:p>1.428365</text:p>
              </table:table-cell>
              <table:table-cell office:value-type="float" office:value="1.199619">
                <text:p>1.1996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1.86402">
                <text:p>1.86402</text:p>
              </table:table-cell>
              <table:table-cell office:value-type="float" office:value="3.103959">
                <text:p>3.1039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">
                <text:p>76</text:p>
              </table:table-cell>
              <table:table-cell office:value-type="float" office:value="11.600247">
                <text:p>11.600247</text:p>
              </table:table-cell>
              <table:table-cell office:value-type="float" office:value="23.581415">
                <text:p>23.5814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195513">
                <text:p>5.195513</text:p>
              </table:table-cell>
              <table:table-cell office:value-type="float" office:value="4.359778">
                <text:p>4.359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0.606277">
                <text:p>0.606277</text:p>
              </table:table-cell>
              <table:table-cell office:value-type="float" office:value="0.121771">
                <text:p>0.1217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.216853">
                <text:p>1.216853</text:p>
              </table:table-cell>
              <table:table-cell office:value-type="float" office:value="0.075352">
                <text:p>0.0753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1.258582">
                <text:p>1.258582</text:p>
              </table:table-cell>
              <table:table-cell office:value-type="float" office:value="0.528533">
                <text:p>0.5285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.16161">
                <text:p>1.16161</text:p>
              </table:table-cell>
              <table:table-cell office:value-type="float" office:value="1.260564">
                <text:p>1.260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0.944197">
                <text:p>0.944197</text:p>
              </table:table-cell>
              <table:table-cell office:value-type="float" office:value="1.374123">
                <text:p>1.3741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.225756">
                <text:p>1.225756</text:p>
              </table:table-cell>
              <table:table-cell office:value-type="float" office:value="0.795245">
                <text:p>0.7952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0.656321">
                <text:p>0.656321</text:p>
              </table:table-cell>
              <table:table-cell office:value-type="float" office:value="0.656488">
                <text:p>0.6564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">
                <text:p>35</text:p>
              </table:table-cell>
              <table:table-cell office:value-type="float" office:value="1.174601">
                <text:p>1.174601</text:p>
              </table:table-cell>
              <table:table-cell office:value-type="float" office:value="1.183835">
                <text:p>1.1838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">
                <text:p>52</text:p>
              </table:table-cell>
              <table:table-cell office:value-type="float" office:value="0.784309">
                <text:p>0.784309</text:p>
              </table:table-cell>
              <table:table-cell office:value-type="float" office:value="1.288004">
                <text:p>1.2880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1.384264">
                <text:p>1.384264</text:p>
              </table:table-cell>
              <table:table-cell office:value-type="float" office:value="0.962966">
                <text:p>0.962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1.00441">
                <text:p>1.00441</text:p>
              </table:table-cell>
              <table:table-cell office:value-type="float" office:value="0.811512">
                <text:p>0.811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529763">
                <text:p>0.529763</text:p>
              </table:table-cell>
              <table:table-cell office:value-type="float" office:value="0.117856">
                <text:p>0.117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">
                <text:p>69</text:p>
              </table:table-cell>
              <table:table-cell office:value-type="float" office:value="1.394387">
                <text:p>1.394387</text:p>
              </table:table-cell>
              <table:table-cell office:value-type="float" office:value="1.60633">
                <text:p>1.606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0.566283">
                <text:p>0.566283</text:p>
              </table:table-cell>
              <table:table-cell office:value-type="float" office:value="1.742517">
                <text:p>1.7425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  <table:table-cell office:value-type="float" office:value="0.956418">
                <text:p>0.956418</text:p>
              </table:table-cell>
              <table:table-cell office:value-type="float" office:value="1.864653">
                <text:p>1.864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">
                <text:p>42</text:p>
              </table:table-cell>
              <table:table-cell office:value-type="float" office:value="0.662286">
                <text:p>0.662286</text:p>
              </table:table-cell>
              <table:table-cell office:value-type="float" office:value="0.505291">
                <text:p>0.5052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0.395577">
                <text:p>0.395577</text:p>
              </table:table-cell>
              <table:table-cell office:value-type="float" office:value="0.229561">
                <text:p>0.229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0.488418">
                <text:p>0.488418</text:p>
              </table:table-cell>
              <table:table-cell office:value-type="float" office:value="0.627126">
                <text:p>0.6271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">
                <text:p>82</text:p>
              </table:table-cell>
              <table:table-cell office:value-type="float" office:value="0.517693">
                <text:p>0.517693</text:p>
              </table:table-cell>
              <table:table-cell office:value-type="float" office:value="1.073489">
                <text:p>1.0734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0.486921">
                <text:p>0.486921</text:p>
              </table:table-cell>
              <table:table-cell office:value-type="float" office:value="0.86583">
                <text:p>0.86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1.146069">
                <text:p>1.146069</text:p>
              </table:table-cell>
              <table:table-cell office:value-type="float" office:value="5.327965">
                <text:p>5.3279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3">
                <text:p>93</text:p>
              </table:table-cell>
              <table:table-cell office:value-type="float" office:value="0.467705">
                <text:p>0.467705</text:p>
              </table:table-cell>
              <table:table-cell office:value-type="float" office:value="0.651632">
                <text:p>0.651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">
                <text:p>98</text:p>
              </table:table-cell>
              <table:table-cell office:value-type="float" office:value="0.539911">
                <text:p>0.539911</text:p>
              </table:table-cell>
              <table:table-cell office:value-type="float" office:value="0.157157">
                <text:p>0.157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5">
                <text:p>115</text:p>
              </table:table-cell>
              <table:table-cell office:value-type="float" office:value="0.357724">
                <text:p>0.357724</text:p>
              </table:table-cell>
              <table:table-cell office:value-type="float" office:value="0.82793">
                <text:p>0.827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  <table:table-cell office:value-type="float" office:value="1.56388">
                <text:p>1.56388</text:p>
              </table:table-cell>
              <table:table-cell office:value-type="float" office:value="1.447964">
                <text:p>1.447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.324949">
                <text:p>1.324949</text:p>
              </table:table-cell>
              <table:table-cell office:value-type="float" office:value="1.157811">
                <text:p>1.157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">
                <text:p>103</text:p>
              </table:table-cell>
              <table:table-cell office:value-type="float" office:value="0.308379">
                <text:p>0.308379</text:p>
              </table:table-cell>
              <table:table-cell office:value-type="float" office:value="0.200148">
                <text:p>0.2001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">
                <text:p>126</text:p>
              </table:table-cell>
              <table:table-cell office:value-type="float" office:value="0.233463">
                <text:p>0.233463</text:p>
              </table:table-cell>
              <table:table-cell office:value-type="float" office:value="0.030166">
                <text:p>0.0301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3">
                <text:p>143</text:p>
              </table:table-cell>
              <table:table-cell office:value-type="float" office:value="0.225355">
                <text:p>0.225355</text:p>
              </table:table-cell>
              <table:table-cell office:value-type="float" office:value="0.382149">
                <text:p>0.3821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1.178924">
                <text:p>1.178924</text:p>
              </table:table-cell>
              <table:table-cell office:value-type="float" office:value="2.727052">
                <text:p>2.727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1">
                <text:p>111</text:p>
              </table:table-cell>
              <table:table-cell office:value-type="float" office:value="0.6467">
                <text:p>0.6467</text:p>
              </table:table-cell>
              <table:table-cell office:value-type="float" office:value="1.348446">
                <text:p>1.348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0.495491">
                <text:p>0.495491</text:p>
              </table:table-cell>
              <table:table-cell office:value-type="float" office:value="0.80823">
                <text:p>0.80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1">
                <text:p>111</text:p>
              </table:table-cell>
              <table:table-cell office:value-type="float" office:value="0.250494">
                <text:p>0.250494</text:p>
              </table:table-cell>
              <table:table-cell office:value-type="float" office:value="0.260973">
                <text:p>0.2609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1">
                <text:p>121</text:p>
              </table:table-cell>
              <table:table-cell office:value-type="float" office:value="0.574684">
                <text:p>0.574684</text:p>
              </table:table-cell>
              <table:table-cell office:value-type="float" office:value="1.033102">
                <text:p>1.0331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">
                <text:p>89</text:p>
              </table:table-cell>
              <table:table-cell office:value-type="float" office:value="0.586199">
                <text:p>0.586199</text:p>
              </table:table-cell>
              <table:table-cell office:value-type="float" office:value="1.181582">
                <text:p>1.1815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">
                <text:p>125</text:p>
              </table:table-cell>
              <table:table-cell office:value-type="float" office:value="0.310111">
                <text:p>0.310111</text:p>
              </table:table-cell>
              <table:table-cell office:value-type="float" office:value="0.220482">
                <text:p>0.2204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">
                <text:p>168</text:p>
              </table:table-cell>
              <table:table-cell office:value-type="float" office:value="0.495321">
                <text:p>0.495321</text:p>
              </table:table-cell>
              <table:table-cell office:value-type="float" office:value="0.332688">
                <text:p>0.332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0.430477">
                <text:p>0.430477</text:p>
              </table:table-cell>
              <table:table-cell office:value-type="float" office:value="0.533541">
                <text:p>0.5335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5">
                <text:p>175</text:p>
              </table:table-cell>
              <table:table-cell office:value-type="float" office:value="0.305944">
                <text:p>0.305944</text:p>
              </table:table-cell>
              <table:table-cell office:value-type="float" office:value="0.346119">
                <text:p>0.3461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4">
                <text:p>204</text:p>
              </table:table-cell>
              <table:table-cell office:value-type="float" office:value="0.426994">
                <text:p>0.426994</text:p>
              </table:table-cell>
              <table:table-cell office:value-type="float" office:value="0.447087">
                <text:p>0.4470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0.273719">
                <text:p>0.273719</text:p>
              </table:table-cell>
              <table:table-cell office:value-type="float" office:value="0.362506">
                <text:p>0.3625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2">
                <text:p>222</text:p>
              </table:table-cell>
              <table:table-cell office:value-type="float" office:value="0.307205">
                <text:p>0.307205</text:p>
              </table:table-cell>
              <table:table-cell office:value-type="float" office:value="0.090418">
                <text:p>0.0904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9">
                <text:p>249</text:p>
              </table:table-cell>
              <table:table-cell office:value-type="float" office:value="0.220471">
                <text:p>0.220471</text:p>
              </table:table-cell>
              <table:table-cell office:value-type="float" office:value="0.10581">
                <text:p>0.105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5">
                <text:p>265</text:p>
              </table:table-cell>
              <table:table-cell office:value-type="float" office:value="0.25977">
                <text:p>0.25977</text:p>
              </table:table-cell>
              <table:table-cell office:value-type="float" office:value="0.233063">
                <text:p>0.2330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0">
                <text:p>270</text:p>
              </table:table-cell>
              <table:table-cell office:value-type="float" office:value="0.20826">
                <text:p>0.20826</text:p>
              </table:table-cell>
              <table:table-cell office:value-type="float" office:value="0.200901">
                <text:p>0.2009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6">
                <text:p>286</text:p>
              </table:table-cell>
              <table:table-cell office:value-type="float" office:value="0.232618">
                <text:p>0.232618</text:p>
              </table:table-cell>
              <table:table-cell office:value-type="float" office:value="0.134973">
                <text:p>0.134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7">
                <text:p>317</text:p>
              </table:table-cell>
              <table:table-cell office:value-type="float" office:value="0.138334">
                <text:p>0.138334</text:p>
              </table:table-cell>
              <table:table-cell office:value-type="float" office:value="0.084435">
                <text:p>0.0844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35">
                <text:p>335</text:p>
              </table:table-cell>
              <table:table-cell office:value-type="float" office:value="0.173506">
                <text:p>0.173506</text:p>
              </table:table-cell>
              <table:table-cell office:value-type="float" office:value="0.061331">
                <text:p>0.0613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5">
                <text:p>345</text:p>
              </table:table-cell>
              <table:table-cell office:value-type="float" office:value="0.197876">
                <text:p>0.197876</text:p>
              </table:table-cell>
              <table:table-cell office:value-type="float" office:value="0.073987">
                <text:p>0.0739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7">
                <text:p>357</text:p>
              </table:table-cell>
              <table:table-cell office:value-type="float" office:value="0.154583">
                <text:p>0.154583</text:p>
              </table:table-cell>
              <table:table-cell office:value-type="float" office:value="0.063895">
                <text:p>0.0638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2">
                <text:p>362</text:p>
              </table:table-cell>
              <table:table-cell office:value-type="float" office:value="0.133533">
                <text:p>0.133533</text:p>
              </table:table-cell>
              <table:table-cell office:value-type="float" office:value="0.062206">
                <text:p>0.0622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5">
                <text:p>365</text:p>
              </table:table-cell>
              <table:table-cell office:value-type="float" office:value="0.485938">
                <text:p>0.485938</text:p>
              </table:table-cell>
              <table:table-cell office:value-type="float" office:value="0.357278">
                <text:p>0.3572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1">
                <text:p>341</text:p>
              </table:table-cell>
              <table:table-cell office:value-type="float" office:value="1.602738">
                <text:p>1.602738</text:p>
              </table:table-cell>
              <table:table-cell office:value-type="float" office:value="2.610035">
                <text:p>2.6100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3">
                <text:p>233</text:p>
              </table:table-cell>
              <table:table-cell office:value-type="float" office:value="0.77642">
                <text:p>0.77642</text:p>
              </table:table-cell>
              <table:table-cell office:value-type="float" office:value="0.386762">
                <text:p>0.3867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4">
                <text:p>204</text:p>
              </table:table-cell>
              <table:table-cell office:value-type="float" office:value="1.028147">
                <text:p>1.028147</text:p>
              </table:table-cell>
              <table:table-cell office:value-type="float" office:value="0.933478">
                <text:p>0.9334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8">
                <text:p>158</text:p>
              </table:table-cell>
              <table:table-cell office:value-type="float" office:value="0.964722">
                <text:p>0.964722</text:p>
              </table:table-cell>
              <table:table-cell office:value-type="float" office:value="1.081498">
                <text:p>1.0814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6">
                <text:p>116</text:p>
              </table:table-cell>
              <table:table-cell office:value-type="float" office:value="0.748283">
                <text:p>0.748283</text:p>
              </table:table-cell>
              <table:table-cell office:value-type="float" office:value="0.996861">
                <text:p>0.9968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0.82168">
                <text:p>0.82168</text:p>
              </table:table-cell>
              <table:table-cell office:value-type="float" office:value="1.035209">
                <text:p>1.0352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4">
                <text:p>134</text:p>
              </table:table-cell>
              <table:table-cell office:value-type="float" office:value="0.364238">
                <text:p>0.364238</text:p>
              </table:table-cell>
              <table:table-cell office:value-type="float" office:value="0.304978">
                <text:p>0.3049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">
                <text:p>207</text:p>
              </table:table-cell>
              <table:table-cell office:value-type="float" office:value="0.355781">
                <text:p>0.355781</text:p>
              </table:table-cell>
              <table:table-cell office:value-type="float" office:value="0.194703">
                <text:p>0.1947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7">
                <text:p>227</text:p>
              </table:table-cell>
              <table:table-cell office:value-type="float" office:value="0.237129">
                <text:p>0.237129</text:p>
              </table:table-cell>
              <table:table-cell office:value-type="float" office:value="0.271968">
                <text:p>0.271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6">
                <text:p>256</text:p>
              </table:table-cell>
              <table:table-cell office:value-type="float" office:value="0.221467">
                <text:p>0.221467</text:p>
              </table:table-cell>
              <table:table-cell office:value-type="float" office:value="0.154582">
                <text:p>0.1545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4">
                <text:p>274</text:p>
              </table:table-cell>
              <table:table-cell office:value-type="float" office:value="0.232044">
                <text:p>0.232044</text:p>
              </table:table-cell>
              <table:table-cell office:value-type="float" office:value="0.154746">
                <text:p>0.154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8">
                <text:p>268</text:p>
              </table:table-cell>
              <table:table-cell office:value-type="float" office:value="0.268973">
                <text:p>0.268973</text:p>
              </table:table-cell>
              <table:table-cell office:value-type="float" office:value="0.211068">
                <text:p>0.2110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1">
                <text:p>291</text:p>
              </table:table-cell>
              <table:table-cell office:value-type="float" office:value="0.254405">
                <text:p>0.254405</text:p>
              </table:table-cell>
              <table:table-cell office:value-type="float" office:value="0.170134">
                <text:p>0.1701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5">
                <text:p>315</text:p>
              </table:table-cell>
              <table:table-cell office:value-type="float" office:value="0.292454">
                <text:p>0.292454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05">
                <text:p>305</text:p>
              </table:table-cell>
              <table:table-cell office:value-type="float" office:value="0.394367">
                <text:p>0.394367</text:p>
              </table:table-cell>
              <table:table-cell office:value-type="float" office:value="0.344615">
                <text:p>0.3446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0">
                <text:p>290</text:p>
              </table:table-cell>
              <table:table-cell office:value-type="float" office:value="0.089511">
                <text:p>0.089511</text:p>
              </table:table-cell>
              <table:table-cell office:value-type="float" office:value="0.02518">
                <text:p>0.025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5">
                <text:p>365</text:p>
              </table:table-cell>
              <table:table-cell office:value-type="float" office:value="0.096518">
                <text:p>0.096518</text:p>
              </table:table-cell>
              <table:table-cell office:value-type="float" office:value="0.026948">
                <text:p>0.0269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7">
                <text:p>367</text:p>
              </table:table-cell>
              <table:table-cell office:value-type="float" office:value="0.085574">
                <text:p>0.085574</text:p>
              </table:table-cell>
              <table:table-cell office:value-type="float" office:value="0.04778">
                <text:p>0.047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1">
                <text:p>371</text:p>
              </table:table-cell>
              <table:table-cell office:value-type="float" office:value="0.068712">
                <text:p>0.068712</text:p>
              </table:table-cell>
              <table:table-cell office:value-type="float" office:value="0.015539">
                <text:p>0.0155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6">
                <text:p>386</text:p>
              </table:table-cell>
              <table:table-cell office:value-type="float" office:value="0.055876">
                <text:p>0.055876</text:p>
              </table:table-cell>
              <table:table-cell office:value-type="float" office:value="0.011061">
                <text:p>0.0110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4">
                <text:p>394</text:p>
              </table:table-cell>
              <table:table-cell office:value-type="float" office:value="0.071331">
                <text:p>0.071331</text:p>
              </table:table-cell>
              <table:table-cell office:value-type="float" office:value="0.012864">
                <text:p>0.0128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87">
                <text:p>387</text:p>
              </table:table-cell>
              <table:table-cell office:value-type="float" office:value="0.298116">
                <text:p>0.298116</text:p>
              </table:table-cell>
              <table:table-cell office:value-type="float" office:value="0.13859">
                <text:p>0.13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7">
                <text:p>377</text:p>
              </table:table-cell>
              <table:table-cell office:value-type="float" office:value="0.09269">
                <text:p>0.09269</text:p>
              </table:table-cell>
              <table:table-cell office:value-type="float" office:value="0.016024">
                <text:p>0.0160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88">
                <text:p>388</text:p>
              </table:table-cell>
              <table:table-cell office:value-type="float" office:value="0.092547">
                <text:p>0.092547</text:p>
              </table:table-cell>
              <table:table-cell office:value-type="float" office:value="0.008004">
                <text:p>0.008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0">
                <text:p>380</text:p>
              </table:table-cell>
              <table:table-cell office:value-type="float" office:value="0.017295">
                <text:p>0.017295</text:p>
              </table:table-cell>
              <table:table-cell office:value-type="float" office:value="0.004372">
                <text:p>0.0043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2">
                <text:p>382</text:p>
              </table:table-cell>
              <table:table-cell office:value-type="float" office:value="0.021604">
                <text:p>0.021604</text:p>
              </table:table-cell>
              <table:table-cell office:value-type="float" office:value="0.008689">
                <text:p>0.008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2">
                <text:p>392</text:p>
              </table:table-cell>
              <table:table-cell office:value-type="float" office:value="0.016193">
                <text:p>0.016193</text:p>
              </table:table-cell>
              <table:table-cell office:value-type="float" office:value="0.006435">
                <text:p>0.006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4">
                <text:p>394</text:p>
              </table:table-cell>
              <table:table-cell office:value-type="float" office:value="0.085689">
                <text:p>0.085689</text:p>
              </table:table-cell>
              <table:table-cell office:value-type="float" office:value="0.033647">
                <text:p>0.0336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">
                <text:p>399</text:p>
              </table:table-cell>
              <table:table-cell office:value-type="float" office:value="0.014798">
                <text:p>0.014798</text:p>
              </table:table-cell>
              <table:table-cell office:value-type="float" office:value="0.003841">
                <text:p>0.0038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8">
                <text:p>398</text:p>
              </table:table-cell>
              <table:table-cell office:value-type="float" office:value="0.014212">
                <text:p>0.014212</text:p>
              </table:table-cell>
              <table:table-cell office:value-type="float" office:value="0.005623">
                <text:p>0.0056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8">
                <text:p>398</text:p>
              </table:table-cell>
              <table:table-cell office:value-type="float" office:value="0.012984">
                <text:p>0.012984</text:p>
              </table:table-cell>
              <table:table-cell office:value-type="float" office:value="0.002352">
                <text:p>0.0023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8">
                <text:p>398</text:p>
              </table:table-cell>
              <table:table-cell office:value-type="float" office:value="0.015086">
                <text:p>0.015086</text:p>
              </table:table-cell>
              <table:table-cell office:value-type="float" office:value="0.005711">
                <text:p>0.0057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9">
                <text:p>399</text:p>
              </table:table-cell>
              <table:table-cell office:value-type="float" office:value="0.013784">
                <text:p>0.013784</text:p>
              </table:table-cell>
              <table:table-cell office:value-type="float" office:value="0.002524">
                <text:p>0.0025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9">
                <text:p>399</text:p>
              </table:table-cell>
              <table:table-cell office:value-type="float" office:value="0.012247">
                <text:p>0.012247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9">
                <text:p>399</text:p>
              </table:table-cell>
              <table:table-cell office:value-type="float" office:value="0.035956">
                <text:p>0.035956</text:p>
              </table:table-cell>
              <table:table-cell office:value-type="float" office:value="0.004427">
                <text:p>0.0044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7">
                <text:p>397</text:p>
              </table:table-cell>
              <table:table-cell office:value-type="float" office:value="0.01942">
                <text:p>0.01942</text:p>
              </table:table-cell>
              <table:table-cell office:value-type="float" office:value="0.004967">
                <text:p>0.0049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9">
                <text:p>399</text:p>
              </table:table-cell>
              <table:table-cell office:value-type="float" office:value="0.01441">
                <text:p>0.01441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8">
                <text:p>398</text:p>
              </table:table-cell>
              <table:table-cell office:value-type="float" office:value="0.015562">
                <text:p>0.015562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8">
                <text:p>398</text:p>
              </table:table-cell>
              <table:table-cell office:value-type="float" office:value="0.020876">
                <text:p>0.020876</text:p>
              </table:table-cell>
              <table:table-cell office:value-type="float" office:value="0.003411">
                <text:p>0.0034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9">
                <text:p>399</text:p>
              </table:table-cell>
              <table:table-cell office:value-type="float" office:value="0.016054">
                <text:p>0.016054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9">
                <text:p>399</text:p>
              </table:table-cell>
              <table:table-cell office:value-type="float" office:value="0.017322">
                <text:p>0.017322</text:p>
              </table:table-cell>
              <table:table-cell office:value-type="float" office:value="0.005002">
                <text:p>0.005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9">
                <text:p>399</text:p>
              </table:table-cell>
              <table:table-cell office:value-type="float" office:value="0.062141">
                <text:p>0.062141</text:p>
              </table:table-cell>
              <table:table-cell office:value-type="float" office:value="0.019201">
                <text:p>0.0192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7">
                <text:p>397</text:p>
              </table:table-cell>
              <table:table-cell office:value-type="float" office:value="0.01517">
                <text:p>0.01517</text:p>
              </table:table-cell>
              <table:table-cell office:value-type="float" office:value="0.002107">
                <text:p>0.0021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7">
                <text:p>397</text:p>
              </table:table-cell>
              <table:table-cell office:value-type="float" office:value="0.013165">
                <text:p>0.013165</text:p>
              </table:table-cell>
              <table:table-cell office:value-type="float" office:value="0.003148">
                <text:p>0.0031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7">
                <text:p>397</text:p>
              </table:table-cell>
              <table:table-cell office:value-type="float" office:value="0.016524">
                <text:p>0.016524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7">
                <text:p>397</text:p>
              </table:table-cell>
              <table:table-cell office:value-type="float" office:value="0.017927">
                <text:p>0.017927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9">
                <text:p>399</text:p>
              </table:table-cell>
              <table:table-cell office:value-type="float" office:value="0.013395">
                <text:p>0.013395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">
                <text:p>399</text:p>
              </table:table-cell>
              <table:table-cell office:value-type="float" office:value="0.018216">
                <text:p>0.018216</text:p>
              </table:table-cell>
              <table:table-cell office:value-type="float" office:value="0.00538">
                <text:p>0.005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9">
                <text:p>399</text:p>
              </table:table-cell>
              <table:table-cell office:value-type="float" office:value="0.013605">
                <text:p>0.013605</text:p>
              </table:table-cell>
              <table:table-cell office:value-type="float" office:value="0.003645">
                <text:p>0.0036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9">
                <text:p>399</text:p>
              </table:table-cell>
              <table:table-cell office:value-type="float" office:value="0.012607">
                <text:p>0.012607</text:p>
              </table:table-cell>
              <table:table-cell office:value-type="float" office:value="0.002349">
                <text:p>0.0023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99">
                <text:p>399</text:p>
              </table:table-cell>
              <table:table-cell office:value-type="float" office:value="0.016023">
                <text:p>0.016023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9">
                <text:p>399</text:p>
              </table:table-cell>
              <table:table-cell office:value-type="float" office:value="0.01606">
                <text:p>0.01606</text:p>
              </table:table-cell>
              <table:table-cell office:value-type="float" office:value="0.002913">
                <text:p>0.0029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9">
                <text:p>399</text:p>
              </table:table-cell>
              <table:table-cell office:value-type="float" office:value="0.029276">
                <text:p>0.029276</text:p>
              </table:table-cell>
              <table:table-cell office:value-type="float" office:value="0.005925">
                <text:p>0.0059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8">
                <text:p>398</text:p>
              </table:table-cell>
              <table:table-cell office:value-type="float" office:value="0.012534">
                <text:p>0.012534</text:p>
              </table:table-cell>
              <table:table-cell office:value-type="float" office:value="0.002455">
                <text:p>0.002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8">
                <text:p>398</text:p>
              </table:table-cell>
              <table:table-cell office:value-type="float" office:value="0.078987">
                <text:p>0.078987</text:p>
              </table:table-cell>
              <table:table-cell office:value-type="float" office:value="0.008308">
                <text:p>0.0083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5">
                <text:p>395</text:p>
              </table:table-cell>
              <table:table-cell office:value-type="float" office:value="0.01473">
                <text:p>0.01473</text:p>
              </table:table-cell>
              <table:table-cell office:value-type="float" office:value="0.004645">
                <text:p>0.0046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5">
                <text:p>395</text:p>
              </table:table-cell>
              <table:table-cell office:value-type="float" office:value="0.04846">
                <text:p>0.04846</text:p>
              </table:table-cell>
              <table:table-cell office:value-type="float" office:value="0.013171">
                <text:p>0.013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5">
                <text:p>395</text:p>
              </table:table-cell>
              <table:table-cell office:value-type="float" office:value="0.014506">
                <text:p>0.014506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5">
                <text:p>395</text:p>
              </table:table-cell>
              <table:table-cell office:value-type="float" office:value="0.015803">
                <text:p>0.015803</text:p>
              </table:table-cell>
              <table:table-cell office:value-type="float" office:value="0.003269">
                <text:p>0.0032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8">
                <text:p>398</text:p>
              </table:table-cell>
              <table:table-cell office:value-type="float" office:value="0.01269">
                <text:p>0.01269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8">
                <text:p>398</text:p>
              </table:table-cell>
              <table:table-cell office:value-type="float" office:value="0.077212">
                <text:p>0.077212</text:p>
              </table:table-cell>
              <table:table-cell office:value-type="float" office:value="0.069208">
                <text:p>0.0692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6">
                <text:p>386</text:p>
              </table:table-cell>
              <table:table-cell office:value-type="float" office:value="0.589039">
                <text:p>0.589039</text:p>
              </table:table-cell>
              <table:table-cell office:value-type="float" office:value="0.673748">
                <text:p>0.673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2">
                <text:p>252</text:p>
              </table:table-cell>
              <table:table-cell office:value-type="float" office:value="0.309976">
                <text:p>0.309976</text:p>
              </table:table-cell>
              <table:table-cell office:value-type="float" office:value="0.217342">
                <text:p>0.2173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84">
                <text:p>484</text:p>
              </table:table-cell>
              <table:table-cell office:value-type="float" office:value="0.099965">
                <text:p>0.099965</text:p>
              </table:table-cell>
              <table:table-cell office:value-type="float" office:value="0.014317">
                <text:p>0.0143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0.012456">
                <text:p>0.012456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">
                <text:p>377</text:p>
              </table:table-cell>
              <table:table-cell office:value-type="float" office:value="0.029103">
                <text:p>0.029103</text:p>
              </table:table-cell>
              <table:table-cell office:value-type="float" office:value="0.003614">
                <text:p>0.0036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5">
                <text:p>385</text:p>
              </table:table-cell>
              <table:table-cell office:value-type="float" office:value="0.015845">
                <text:p>0.015845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2">
                <text:p>392</text:p>
              </table:table-cell>
              <table:table-cell office:value-type="float" office:value="0.015628">
                <text:p>0.015628</text:p>
              </table:table-cell>
              <table:table-cell office:value-type="float" office:value="0.003588">
                <text:p>0.0035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0">
                <text:p>400</text:p>
              </table:table-cell>
              <table:table-cell office:value-type="float" office:value="0.029286">
                <text:p>0.029286</text:p>
              </table:table-cell>
              <table:table-cell office:value-type="float" office:value="0.011534">
                <text:p>0.0115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8">
                <text:p>398</text:p>
              </table:table-cell>
              <table:table-cell office:value-type="float" office:value="0.012514">
                <text:p>0.012514</text:p>
              </table:table-cell>
              <table:table-cell office:value-type="float" office:value="0.001575">
                <text:p>0.001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9">
                <text:p>399</text:p>
              </table:table-cell>
              <table:table-cell office:value-type="float" office:value="0.013179">
                <text:p>0.013179</text:p>
              </table:table-cell>
              <table:table-cell office:value-type="float" office:value="0.002521">
                <text:p>0.0025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9">
                <text:p>399</text:p>
              </table:table-cell>
              <table:table-cell office:value-type="float" office:value="0.016006">
                <text:p>0.016006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8">
                <text:p>398</text:p>
              </table:table-cell>
              <table:table-cell office:value-type="float" office:value="0.045279">
                <text:p>0.045279</text:p>
              </table:table-cell>
              <table:table-cell office:value-type="float" office:value="0.007155">
                <text:p>0.0071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9">
                <text:p>399</text:p>
              </table:table-cell>
              <table:table-cell office:value-type="float" office:value="0.028787">
                <text:p>0.028787</text:p>
              </table:table-cell>
              <table:table-cell office:value-type="float" office:value="0.009337">
                <text:p>0.0093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8">
                <text:p>398</text:p>
              </table:table-cell>
              <table:table-cell office:value-type="float" office:value="0.042728">
                <text:p>0.042728</text:p>
              </table:table-cell>
              <table:table-cell office:value-type="float" office:value="0.01361">
                <text:p>0.013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7">
                <text:p>397</text:p>
              </table:table-cell>
              <table:table-cell office:value-type="float" office:value="0.014845">
                <text:p>0.014845</text:p>
              </table:table-cell>
              <table:table-cell office:value-type="float" office:value="0.004369">
                <text:p>0.0043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7">
                <text:p>397</text:p>
              </table:table-cell>
              <table:table-cell office:value-type="float" office:value="0.014906">
                <text:p>0.014906</text:p>
              </table:table-cell>
              <table:table-cell office:value-type="float" office:value="0.003543">
                <text:p>0.0035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8">
                <text:p>398</text:p>
              </table:table-cell>
              <table:table-cell office:value-type="float" office:value="0.036052">
                <text:p>0.036052</text:p>
              </table:table-cell>
              <table:table-cell office:value-type="float" office:value="0.011475">
                <text:p>0.0114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97">
                <text:p>397</text:p>
              </table:table-cell>
              <table:table-cell office:value-type="float" office:value="0.053369">
                <text:p>0.053369</text:p>
              </table:table-cell>
              <table:table-cell office:value-type="float" office:value="0.017592">
                <text:p>0.0175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7">
                <text:p>397</text:p>
              </table:table-cell>
              <table:table-cell office:value-type="float" office:value="0.015701">
                <text:p>0.015701</text:p>
              </table:table-cell>
              <table:table-cell office:value-type="float" office:value="0.006481">
                <text:p>0.006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7">
                <text:p>397</text:p>
              </table:table-cell>
              <table:table-cell office:value-type="float" office:value="0.017612">
                <text:p>0.017612</text:p>
              </table:table-cell>
              <table:table-cell office:value-type="float" office:value="0.005823">
                <text:p>0.0058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7">
                <text:p>397</text:p>
              </table:table-cell>
              <table:table-cell office:value-type="float" office:value="0.021667">
                <text:p>0.021667</text:p>
              </table:table-cell>
              <table:table-cell office:value-type="float" office:value="0.008538">
                <text:p>0.0085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8">
                <text:p>398</text:p>
              </table:table-cell>
              <table:table-cell office:value-type="float" office:value="0.02735">
                <text:p>0.0273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7">
                <text:p>397</text:p>
              </table:table-cell>
              <table:table-cell office:value-type="float" office:value="0.018129">
                <text:p>0.018129</text:p>
              </table:table-cell>
              <table:table-cell office:value-type="float" office:value="0.005315">
                <text:p>0.0053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9">
                <text:p>399</text:p>
              </table:table-cell>
              <table:table-cell office:value-type="float" office:value="0.042874">
                <text:p>0.042874</text:p>
              </table:table-cell>
              <table:table-cell office:value-type="float" office:value="0.007526">
                <text:p>0.0075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6">
                <text:p>396</text:p>
              </table:table-cell>
              <table:table-cell office:value-type="float" office:value="0.034485">
                <text:p>0.034485</text:p>
              </table:table-cell>
              <table:table-cell office:value-type="float" office:value="0.003866">
                <text:p>0.003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5">
                <text:p>395</text:p>
              </table:table-cell>
              <table:table-cell office:value-type="float" office:value="0.021082">
                <text:p>0.021082</text:p>
              </table:table-cell>
              <table:table-cell office:value-type="float" office:value="0.006945">
                <text:p>0.0069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96">
                <text:p>396</text:p>
              </table:table-cell>
              <table:table-cell office:value-type="float" office:value="0.017972">
                <text:p>0.017972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6">
                <text:p>396</text:p>
              </table:table-cell>
              <table:table-cell office:value-type="float" office:value="0.014855">
                <text:p>0.014855</text:p>
              </table:table-cell>
              <table:table-cell office:value-type="float" office:value="0.003419">
                <text:p>0.0034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8">
                <text:p>398</text:p>
              </table:table-cell>
              <table:table-cell office:value-type="float" office:value="0.012464">
                <text:p>0.012464</text:p>
              </table:table-cell>
              <table:table-cell office:value-type="float" office:value="0.002111">
                <text:p>0.0021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9">
                <text:p>399</text:p>
              </table:table-cell>
              <table:table-cell office:value-type="float" office:value="0.015668">
                <text:p>0.015668</text:p>
              </table:table-cell>
              <table:table-cell office:value-type="float" office:value="0.004605">
                <text:p>0.0046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9">
                <text:p>399</text:p>
              </table:table-cell>
              <table:table-cell office:value-type="float" office:value="0.063686">
                <text:p>0.063686</text:p>
              </table:table-cell>
              <table:table-cell office:value-type="float" office:value="0.024546">
                <text:p>0.0245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7">
                <text:p>397</text:p>
              </table:table-cell>
              <table:table-cell office:value-type="float" office:value="0.124341">
                <text:p>0.124341</text:p>
              </table:table-cell>
              <table:table-cell office:value-type="float" office:value="0.042517">
                <text:p>0.0425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4">
                <text:p>394</text:p>
              </table:table-cell>
              <table:table-cell office:value-type="float" office:value="0.020829">
                <text:p>0.020829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4">
                <text:p>394</text:p>
              </table:table-cell>
              <table:table-cell office:value-type="float" office:value="0.066306">
                <text:p>0.066306</text:p>
              </table:table-cell>
              <table:table-cell office:value-type="float" office:value="0.008981">
                <text:p>0.0089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1">
                <text:p>391</text:p>
              </table:table-cell>
              <table:table-cell office:value-type="float" office:value="0.01452">
                <text:p>0.01452</text:p>
              </table:table-cell>
              <table:table-cell office:value-type="float" office:value="0.004184">
                <text:p>0.004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2">
                <text:p>392</text:p>
              </table:table-cell>
              <table:table-cell office:value-type="float" office:value="0.029309">
                <text:p>0.029309</text:p>
              </table:table-cell>
              <table:table-cell office:value-type="float" office:value="0.005732">
                <text:p>0.0057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6">
                <text:p>396</text:p>
              </table:table-cell>
              <table:table-cell office:value-type="float" office:value="0.013026">
                <text:p>0.013026</text:p>
              </table:table-cell>
              <table:table-cell office:value-type="float" office:value="0.002883">
                <text:p>0.0028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5">
                <text:p>395</text:p>
              </table:table-cell>
              <table:table-cell office:value-type="float" office:value="0.040152">
                <text:p>0.040152</text:p>
              </table:table-cell>
              <table:table-cell office:value-type="float" office:value="0.005386">
                <text:p>0.0053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6">
                <text:p>396</text:p>
              </table:table-cell>
              <table:table-cell office:value-type="float" office:value="0.043746">
                <text:p>0.043746</text:p>
              </table:table-cell>
              <table:table-cell office:value-type="float" office:value="0.006981">
                <text:p>0.0069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4">
                <text:p>394</text:p>
              </table:table-cell>
              <table:table-cell office:value-type="float" office:value="0.013766">
                <text:p>0.013766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">
                <text:p>395</text:p>
              </table:table-cell>
              <table:table-cell office:value-type="float" office:value="0.020509">
                <text:p>0.020509</text:p>
              </table:table-cell>
              <table:table-cell office:value-type="float" office:value="0.00544">
                <text:p>0.005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5">
                <text:p>395</text:p>
              </table:table-cell>
              <table:table-cell office:value-type="float" office:value="0.016558">
                <text:p>0.016558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7">
                <text:p>397</text:p>
              </table:table-cell>
              <table:table-cell office:value-type="float" office:value="0.388457">
                <text:p>0.388457</text:p>
              </table:table-cell>
              <table:table-cell office:value-type="float" office:value="0.299357">
                <text:p>0.2993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3">
                <text:p>303</text:p>
              </table:table-cell>
              <table:table-cell office:value-type="float" office:value="0.432587">
                <text:p>0.432587</text:p>
              </table:table-cell>
              <table:table-cell office:value-type="float" office:value="0.108983">
                <text:p>0.1089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7">
                <text:p>367</text:p>
              </table:table-cell>
              <table:table-cell office:value-type="float" office:value="0.238218">
                <text:p>0.238218</text:p>
              </table:table-cell>
              <table:table-cell office:value-type="float" office:value="0.051115">
                <text:p>0.0511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0">
                <text:p>400</text:p>
              </table:table-cell>
              <table:table-cell office:value-type="float" office:value="0.040016">
                <text:p>0.040016</text:p>
              </table:table-cell>
              <table:table-cell office:value-type="float" office:value="0.005625">
                <text:p>0.005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4">
                <text:p>364</text:p>
              </table:table-cell>
              <table:table-cell office:value-type="float" office:value="0.031255">
                <text:p>0.031255</text:p>
              </table:table-cell>
              <table:table-cell office:value-type="float" office:value="0.004649">
                <text:p>0.0046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2">
                <text:p>372</text:p>
              </table:table-cell>
              <table:table-cell office:value-type="float" office:value="0.032309">
                <text:p>0.032309</text:p>
              </table:table-cell>
              <table:table-cell office:value-type="float" office:value="0.008865">
                <text:p>0.008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86">
                <text:p>386</text:p>
              </table:table-cell>
              <table:table-cell office:value-type="float" office:value="0.0539">
                <text:p>0.0539</text:p>
              </table:table-cell>
              <table:table-cell office:value-type="float" office:value="0.007034">
                <text:p>0.0070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7">
                <text:p>397</text:p>
              </table:table-cell>
              <table:table-cell office:value-type="float" office:value="0.02732">
                <text:p>0.02732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6">
                <text:p>396</text:p>
              </table:table-cell>
              <table:table-cell office:value-type="float" office:value="0.013201">
                <text:p>0.013201</text:p>
              </table:table-cell>
              <table:table-cell office:value-type="float" office:value="0.00279">
                <text:p>0.002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5">
                <text:p>395</text:p>
              </table:table-cell>
              <table:table-cell office:value-type="float" office:value="0.014803">
                <text:p>0.014803</text:p>
              </table:table-cell>
              <table:table-cell office:value-type="float" office:value="0.002833">
                <text:p>0.0028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97">
                <text:p>397</text:p>
              </table:table-cell>
              <table:table-cell office:value-type="float" office:value="0.02663">
                <text:p>0.02663</text:p>
              </table:table-cell>
              <table:table-cell office:value-type="float" office:value="0.002175">
                <text:p>0.0021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7">
                <text:p>397</text:p>
              </table:table-cell>
              <table:table-cell office:value-type="float" office:value="0.017007">
                <text:p>0.017007</text:p>
              </table:table-cell>
              <table:table-cell office:value-type="float" office:value="0.003625">
                <text:p>0.0036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8">
                <text:p>398</text:p>
              </table:table-cell>
              <table:table-cell office:value-type="float" office:value="0.035521">
                <text:p>0.035521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7">
                <text:p>397</text:p>
              </table:table-cell>
              <table:table-cell office:value-type="float" office:value="0.030429">
                <text:p>0.030429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6">
                <text:p>396</text:p>
              </table:table-cell>
              <table:table-cell office:value-type="float" office:value="0.025364">
                <text:p>0.025364</text:p>
              </table:table-cell>
              <table:table-cell office:value-type="float" office:value="0.004409">
                <text:p>0.0044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6">
                <text:p>396</text:p>
              </table:table-cell>
              <table:table-cell office:value-type="float" office:value="0.042419">
                <text:p>0.042419</text:p>
              </table:table-cell>
              <table:table-cell office:value-type="float" office:value="0.011614">
                <text:p>0.0116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5">
                <text:p>395</text:p>
              </table:table-cell>
              <table:table-cell office:value-type="float" office:value="0.013126">
                <text:p>0.013126</text:p>
              </table:table-cell>
              <table:table-cell office:value-type="float" office:value="0.002508">
                <text:p>0.0025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7">
                <text:p>397</text:p>
              </table:table-cell>
              <table:table-cell office:value-type="float" office:value="0.027837">
                <text:p>0.027837</text:p>
              </table:table-cell>
              <table:table-cell office:value-type="float" office:value="0.004315">
                <text:p>0.0043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7">
                <text:p>397</text:p>
              </table:table-cell>
              <table:table-cell office:value-type="float" office:value="0.017142">
                <text:p>0.017142</text:p>
              </table:table-cell>
              <table:table-cell office:value-type="float" office:value="0.004746">
                <text:p>0.0047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7">
                <text:p>397</text:p>
              </table:table-cell>
              <table:table-cell office:value-type="float" office:value="0.012882">
                <text:p>0.012882</text:p>
              </table:table-cell>
              <table:table-cell office:value-type="float" office:value="0.002039">
                <text:p>0.002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8">
                <text:p>398</text:p>
              </table:table-cell>
              <table:table-cell office:value-type="float" office:value="0.013204">
                <text:p>0.013204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8">
                <text:p>398</text:p>
              </table:table-cell>
              <table:table-cell office:value-type="float" office:value="0.020695">
                <text:p>0.020695</text:p>
              </table:table-cell>
              <table:table-cell office:value-type="float" office:value="0.005176">
                <text:p>0.0051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9">
                <text:p>399</text:p>
              </table:table-cell>
              <table:table-cell office:value-type="float" office:value="0.029778">
                <text:p>0.029778</text:p>
              </table:table-cell>
              <table:table-cell office:value-type="float" office:value="0.010285">
                <text:p>0.0102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8">
                <text:p>398</text:p>
              </table:table-cell>
              <table:table-cell office:value-type="float" office:value="0.016998">
                <text:p>0.016998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0">
                <text:p>400</text:p>
              </table:table-cell>
              <table:table-cell office:value-type="float" office:value="0.015535">
                <text:p>0.015535</text:p>
              </table:table-cell>
              <table:table-cell office:value-type="float" office:value="0.005179">
                <text:p>0.0051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">
                <text:p>399</text:p>
              </table:table-cell>
              <table:table-cell office:value-type="float" office:value="0.014591">
                <text:p>0.014591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9">
                <text:p>399</text:p>
              </table:table-cell>
              <table:table-cell office:value-type="float" office:value="0.037526">
                <text:p>0.037526</text:p>
              </table:table-cell>
              <table:table-cell office:value-type="float" office:value="0.005321">
                <text:p>0.0053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8">
                <text:p>398</text:p>
              </table:table-cell>
              <table:table-cell office:value-type="float" office:value="0.027883">
                <text:p>0.027883</text:p>
              </table:table-cell>
              <table:table-cell office:value-type="float" office:value="0.003785">
                <text:p>0.00378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7">
                <text:p>397</text:p>
              </table:table-cell>
              <table:table-cell office:value-type="float" office:value="0.028406">
                <text:p>0.028406</text:p>
              </table:table-cell>
              <table:table-cell office:value-type="float" office:value="0.004447">
                <text:p>0.0044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6">
                <text:p>396</text:p>
              </table:table-cell>
              <table:table-cell office:value-type="float" office:value="0.027809">
                <text:p>0.027809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5">
                <text:p>395</text:p>
              </table:table-cell>
              <table:table-cell office:value-type="float" office:value="0.014955">
                <text:p>0.014955</text:p>
              </table:table-cell>
              <table:table-cell office:value-type="float" office:value="0.003693">
                <text:p>0.0036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6">
                <text:p>396</text:p>
              </table:table-cell>
              <table:table-cell office:value-type="float" office:value="0.021441">
                <text:p>0.021441</text:p>
              </table:table-cell>
              <table:table-cell office:value-type="float" office:value="0.008264">
                <text:p>0.0082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7">
                <text:p>397</text:p>
              </table:table-cell>
              <table:table-cell office:value-type="float" office:value="0.017676">
                <text:p>0.017676</text:p>
              </table:table-cell>
              <table:table-cell office:value-type="float" office:value="0.004932">
                <text:p>0.00493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7">
                <text:p>397</text:p>
              </table:table-cell>
              <table:table-cell office:value-type="float" office:value="0.016741">
                <text:p>0.016741</text:p>
              </table:table-cell>
              <table:table-cell office:value-type="float" office:value="0.005364">
                <text:p>0.0053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0">
                <text:p>400</text:p>
              </table:table-cell>
              <table:table-cell office:value-type="float" office:value="0.029007">
                <text:p>0.029007</text:p>
              </table:table-cell>
              <table:table-cell office:value-type="float" office:value="0.004635">
                <text:p>0.004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8">
                <text:p>398</text:p>
              </table:table-cell>
              <table:table-cell office:value-type="float" office:value="0.014694">
                <text:p>0.014694</text:p>
              </table:table-cell>
              <table:table-cell office:value-type="float" office:value="0.004038">
                <text:p>0.004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8">
                <text:p>398</text:p>
              </table:table-cell>
              <table:table-cell office:value-type="float" office:value="0.01707">
                <text:p>0.01707</text:p>
              </table:table-cell>
              <table:table-cell office:value-type="float" office:value="0.003684">
                <text:p>0.0036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8">
                <text:p>398</text:p>
              </table:table-cell>
              <table:table-cell office:value-type="float" office:value="0.025558">
                <text:p>0.025558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7">
                <text:p>397</text:p>
              </table:table-cell>
              <table:table-cell office:value-type="float" office:value="0.014542">
                <text:p>0.014542</text:p>
              </table:table-cell>
              <table:table-cell office:value-type="float" office:value="0.003132">
                <text:p>0.0031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8">
                <text:p>398</text:p>
              </table:table-cell>
              <table:table-cell office:value-type="float" office:value="0.014363">
                <text:p>0.014363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8">
                <text:p>398</text:p>
              </table:table-cell>
              <table:table-cell office:value-type="float" office:value="0.015511">
                <text:p>0.015511</text:p>
              </table:table-cell>
              <table:table-cell office:value-type="float" office:value="0.001758">
                <text:p>0.0017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8">
                <text:p>398</text:p>
              </table:table-cell>
              <table:table-cell office:value-type="float" office:value="0.054994">
                <text:p>0.054994</text:p>
              </table:table-cell>
              <table:table-cell office:value-type="float" office:value="0.010263">
                <text:p>0.0102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8">
                <text:p>398</text:p>
              </table:table-cell>
              <table:table-cell office:value-type="float" office:value="0.018397">
                <text:p>0.018397</text:p>
              </table:table-cell>
              <table:table-cell office:value-type="float" office:value="0.00673">
                <text:p>0.006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8">
                <text:p>398</text:p>
              </table:table-cell>
              <table:table-cell office:value-type="float" office:value="0.017843">
                <text:p>0.017843</text:p>
              </table:table-cell>
              <table:table-cell office:value-type="float" office:value="0.004709">
                <text:p>0.0047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8">
                <text:p>398</text:p>
              </table:table-cell>
              <table:table-cell office:value-type="float" office:value="0.032172">
                <text:p>0.032172</text:p>
              </table:table-cell>
              <table:table-cell office:value-type="float" office:value="0.006782">
                <text:p>0.0067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7">
                <text:p>397</text:p>
              </table:table-cell>
              <table:table-cell office:value-type="float" office:value="0.057399">
                <text:p>0.057399</text:p>
              </table:table-cell>
              <table:table-cell office:value-type="float" office:value="0.005268">
                <text:p>0.0052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4">
                <text:p>394</text:p>
              </table:table-cell>
              <table:table-cell office:value-type="float" office:value="0.740397">
                <text:p>0.740397</text:p>
              </table:table-cell>
              <table:table-cell office:value-type="float" office:value="0.589007">
                <text:p>0.5890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3">
                <text:p>263</text:p>
              </table:table-cell>
              <table:table-cell office:value-type="float" office:value="0.326871">
                <text:p>0.326871</text:p>
              </table:table-cell>
              <table:table-cell office:value-type="float" office:value="0.092991">
                <text:p>0.092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2">
                <text:p>342</text:p>
              </table:table-cell>
              <table:table-cell office:value-type="float" office:value="0.351628">
                <text:p>0.351628</text:p>
              </table:table-cell>
              <table:table-cell office:value-type="float" office:value="0.121748">
                <text:p>0.1217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5">
                <text:p>315</text:p>
              </table:table-cell>
              <table:table-cell office:value-type="float" office:value="0.348088">
                <text:p>0.348088</text:p>
              </table:table-cell>
              <table:table-cell office:value-type="float" office:value="0.183936">
                <text:p>0.1839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6">
                <text:p>376</text:p>
              </table:table-cell>
              <table:table-cell office:value-type="float" office:value="0.129632">
                <text:p>0.129632</text:p>
              </table:table-cell>
              <table:table-cell office:value-type="float" office:value="0.053977">
                <text:p>0.05397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8">
                <text:p>368</text:p>
              </table:table-cell>
              <table:table-cell office:value-type="float" office:value="0.139975">
                <text:p>0.139975</text:p>
              </table:table-cell>
              <table:table-cell office:value-type="float" office:value="0.04241">
                <text:p>0.042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76">
                <text:p>376</text:p>
              </table:table-cell>
              <table:table-cell office:value-type="float" office:value="0.080564">
                <text:p>0.080564</text:p>
              </table:table-cell>
              <table:table-cell office:value-type="float" office:value="0.009987">
                <text:p>0.0099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9">
                <text:p>379</text:p>
              </table:table-cell>
              <table:table-cell office:value-type="float" office:value="0.564353">
                <text:p>0.564353</text:p>
              </table:table-cell>
              <table:table-cell office:value-type="float" office:value="0.537414">
                <text:p>0.5374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1">
                <text:p>271</text:p>
              </table:table-cell>
              <table:table-cell office:value-type="float" office:value="0.619884">
                <text:p>0.619884</text:p>
              </table:table-cell>
              <table:table-cell office:value-type="float" office:value="0.312246">
                <text:p>0.3122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6">
                <text:p>296</text:p>
              </table:table-cell>
              <table:table-cell office:value-type="float" office:value="0.445705">
                <text:p>0.445705</text:p>
              </table:table-cell>
              <table:table-cell office:value-type="float" office:value="0.258755">
                <text:p>0.2587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1">
                <text:p>381</text:p>
              </table:table-cell>
              <table:table-cell office:value-type="float" office:value="0.210336">
                <text:p>0.210336</text:p>
              </table:table-cell>
              <table:table-cell office:value-type="float" office:value="0.096796">
                <text:p>0.0967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9">
                <text:p>369</text:p>
              </table:table-cell>
              <table:table-cell office:value-type="float" office:value="0.029982">
                <text:p>0.029982</text:p>
              </table:table-cell>
              <table:table-cell office:value-type="float" office:value="0.010798">
                <text:p>0.0107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8">
                <text:p>358</text:p>
              </table:table-cell>
              <table:table-cell office:value-type="float" office:value="0.013903">
                <text:p>0.013903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8">
                <text:p>378</text:p>
              </table:table-cell>
              <table:table-cell office:value-type="float" office:value="0.081709">
                <text:p>0.081709</text:p>
              </table:table-cell>
              <table:table-cell office:value-type="float" office:value="0.01731">
                <text:p>0.017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6">
                <text:p>396</text:p>
              </table:table-cell>
              <table:table-cell office:value-type="float" office:value="0.047607">
                <text:p>0.047607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5">
                <text:p>395</text:p>
              </table:table-cell>
              <table:table-cell office:value-type="float" office:value="0.018049">
                <text:p>0.018049</text:p>
              </table:table-cell>
              <table:table-cell office:value-type="float" office:value="0.005782">
                <text:p>0.0057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7">
                <text:p>397</text:p>
              </table:table-cell>
              <table:table-cell office:value-type="float" office:value="0.149024">
                <text:p>0.149024</text:p>
              </table:table-cell>
              <table:table-cell office:value-type="float" office:value="0.055247">
                <text:p>0.0552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89">
                <text:p>389</text:p>
              </table:table-cell>
              <table:table-cell office:value-type="float" office:value="0.039702">
                <text:p>0.039702</text:p>
              </table:table-cell>
              <table:table-cell office:value-type="float" office:value="0.009372">
                <text:p>0.0093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9">
                <text:p>389</text:p>
              </table:table-cell>
              <table:table-cell office:value-type="float" office:value="0.013759">
                <text:p>0.013759</text:p>
              </table:table-cell>
              <table:table-cell office:value-type="float" office:value="0.004105">
                <text:p>0.0041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3">
                <text:p>393</text:p>
              </table:table-cell>
              <table:table-cell office:value-type="float" office:value="0.016708">
                <text:p>0.016708</text:p>
              </table:table-cell>
              <table:table-cell office:value-type="float" office:value="0.006849">
                <text:p>0.0068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2">
                <text:p>392</text:p>
              </table:table-cell>
              <table:table-cell office:value-type="float" office:value="0.053007">
                <text:p>0.053007</text:p>
              </table:table-cell>
              <table:table-cell office:value-type="float" office:value="0.012606">
                <text:p>0.0126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6">
                <text:p>396</text:p>
              </table:table-cell>
              <table:table-cell office:value-type="float" office:value="0.022764">
                <text:p>0.022764</text:p>
              </table:table-cell>
              <table:table-cell office:value-type="float" office:value="0.007583">
                <text:p>0.0075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7">
                <text:p>397</text:p>
              </table:table-cell>
              <table:table-cell office:value-type="float" office:value="0.121298">
                <text:p>0.121298</text:p>
              </table:table-cell>
              <table:table-cell office:value-type="float" office:value="0.041092">
                <text:p>0.0410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1">
                <text:p>391</text:p>
              </table:table-cell>
              <table:table-cell office:value-type="float" office:value="0.068804">
                <text:p>0.068804</text:p>
              </table:table-cell>
              <table:table-cell office:value-type="float" office:value="0.017456">
                <text:p>0.0174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2">
                <text:p>392</text:p>
              </table:table-cell>
              <table:table-cell office:value-type="float" office:value="0.089759">
                <text:p>0.089759</text:p>
              </table:table-cell>
              <table:table-cell office:value-type="float" office:value="0.012747">
                <text:p>0.0127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7">
                <text:p>387</text:p>
              </table:table-cell>
              <table:table-cell office:value-type="float" office:value="0.434843">
                <text:p>0.434843</text:p>
              </table:table-cell>
              <table:table-cell office:value-type="float" office:value="0.403183">
                <text:p>0.40318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07">
                <text:p>307</text:p>
              </table:table-cell>
              <table:table-cell office:value-type="float" office:value="0.829455">
                <text:p>0.829455</text:p>
              </table:table-cell>
              <table:table-cell office:value-type="float" office:value="0.735335">
                <text:p>0.7353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2">
                <text:p>212</text:p>
              </table:table-cell>
              <table:table-cell office:value-type="float" office:value="0.376703">
                <text:p>0.376703</text:p>
              </table:table-cell>
              <table:table-cell office:value-type="float" office:value="0.125002">
                <text:p>0.125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20">
                <text:p>320</text:p>
              </table:table-cell>
              <table:table-cell office:value-type="float" office:value="0.2034">
                <text:p>0.2034</text:p>
              </table:table-cell>
              <table:table-cell office:value-type="float" office:value="0.129063">
                <text:p>0.129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0">
                <text:p>410</text:p>
              </table:table-cell>
              <table:table-cell office:value-type="float" office:value="0.169499">
                <text:p>0.169499</text:p>
              </table:table-cell>
              <table:table-cell office:value-type="float" office:value="0.055506">
                <text:p>0.0555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1">
                <text:p>371</text:p>
              </table:table-cell>
              <table:table-cell office:value-type="float" office:value="0.065537">
                <text:p>0.065537</text:p>
              </table:table-cell>
              <table:table-cell office:value-type="float" office:value="0.023051">
                <text:p>0.02305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79">
                <text:p>379</text:p>
              </table:table-cell>
              <table:table-cell office:value-type="float" office:value="0.04428">
                <text:p>0.04428</text:p>
              </table:table-cell>
              <table:table-cell office:value-type="float" office:value="0.005798">
                <text:p>0.0057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8">
                <text:p>388</text:p>
              </table:table-cell>
              <table:table-cell office:value-type="float" office:value="0.014092">
                <text:p>0.014092</text:p>
              </table:table-cell>
              <table:table-cell office:value-type="float" office:value="0.003172">
                <text:p>0.0031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90">
                <text:p>390</text:p>
              </table:table-cell>
              <table:table-cell office:value-type="float" office:value="0.06724">
                <text:p>0.06724</text:p>
              </table:table-cell>
              <table:table-cell office:value-type="float" office:value="0.015267">
                <text:p>0.0152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6">
                <text:p>396</text:p>
              </table:table-cell>
              <table:table-cell office:value-type="float" office:value="0.108191">
                <text:p>0.108191</text:p>
              </table:table-cell>
              <table:table-cell office:value-type="float" office:value="0.01973">
                <text:p>0.019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91">
                <text:p>391</text:p>
              </table:table-cell>
              <table:table-cell office:value-type="float" office:value="0.012854">
                <text:p>0.012854</text:p>
              </table:table-cell>
              <table:table-cell office:value-type="float" office:value="0.001649">
                <text:p>0.0016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93">
                <text:p>393</text:p>
              </table:table-cell>
              <table:table-cell office:value-type="float" office:value="0.013347">
                <text:p>0.013347</text:p>
              </table:table-cell>
              <table:table-cell office:value-type="float" office:value="0.001564">
                <text:p>0.0015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3">
                <text:p>393</text:p>
              </table:table-cell>
              <table:table-cell office:value-type="float" office:value="0.028505">
                <text:p>0.028505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93">
                <text:p>393</text:p>
              </table:table-cell>
              <table:table-cell office:value-type="float" office:value="0.186744">
                <text:p>0.186744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1">
                <text:p>391</text:p>
              </table:table-cell>
              <table:table-cell office:value-type="float" office:value="0.014292">
                <text:p>0.014292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91">
                <text:p>391</text:p>
              </table:table-cell>
              <table:table-cell office:value-type="float" office:value="0.044741">
                <text:p>0.044741</text:p>
              </table:table-cell>
              <table:table-cell office:value-type="float" office:value="0.008739">
                <text:p>0.0087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90">
                <text:p>390</text:p>
              </table:table-cell>
              <table:table-cell office:value-type="float" office:value="0.016298">
                <text:p>0.016298</text:p>
              </table:table-cell>
              <table:table-cell office:value-type="float" office:value="0.005544">
                <text:p>0.0055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1">
                <text:p>391</text:p>
              </table:table-cell>
              <table:table-cell office:value-type="float" office:value="0.278483">
                <text:p>0.278483</text:p>
              </table:table-cell>
              <table:table-cell office:value-type="float" office:value="0.13351">
                <text:p>0.133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5">
                <text:p>375</text:p>
              </table:table-cell>
              <table:table-cell office:value-type="float" office:value="0.214833">
                <text:p>0.214833</text:p>
              </table:table-cell>
              <table:table-cell office:value-type="float" office:value="0.130414">
                <text:p>0.1304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5">
                <text:p>385</text:p>
              </table:table-cell>
              <table:table-cell office:value-type="float" office:value="0.252194">
                <text:p>0.252194</text:p>
              </table:table-cell>
              <table:table-cell office:value-type="float" office:value="0.115326">
                <text:p>0.1153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2">
                <text:p>382</text:p>
              </table:table-cell>
              <table:table-cell office:value-type="float" office:value="0.082948">
                <text:p>0.082948</text:p>
              </table:table-cell>
              <table:table-cell office:value-type="float" office:value="0.025607">
                <text:p>0.0256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3">
                <text:p>373</text:p>
              </table:table-cell>
              <table:table-cell office:value-type="float" office:value="0.212657">
                <text:p>0.212657</text:p>
              </table:table-cell>
              <table:table-cell office:value-type="float" office:value="0.137446">
                <text:p>0.1374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2">
                <text:p>342</text:p>
              </table:table-cell>
              <table:table-cell office:value-type="float" office:value="0.292036">
                <text:p>0.292036</text:p>
              </table:table-cell>
              <table:table-cell office:value-type="float" office:value="0.127161">
                <text:p>0.12716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10">
                <text:p>410</text:p>
              </table:table-cell>
              <table:table-cell office:value-type="float" office:value="0.05844">
                <text:p>0.05844</text:p>
              </table:table-cell>
              <table:table-cell office:value-type="float" office:value="0.011309">
                <text:p>0.0113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2">
                <text:p>382</text:p>
              </table:table-cell>
              <table:table-cell office:value-type="float" office:value="0.017175">
                <text:p>0.017175</text:p>
              </table:table-cell>
              <table:table-cell office:value-type="float" office:value="0.004467">
                <text:p>0.0044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87">
                <text:p>387</text:p>
              </table:table-cell>
              <table:table-cell office:value-type="float" office:value="0.015502">
                <text:p>0.015502</text:p>
              </table:table-cell>
              <table:table-cell office:value-type="float" office:value="0.004899">
                <text:p>0.004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6">
                <text:p>386</text:p>
              </table:table-cell>
              <table:table-cell office:value-type="float" office:value="0.014507">
                <text:p>0.014507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6">
                <text:p>396</text:p>
              </table:table-cell>
              <table:table-cell office:value-type="float" office:value="0.012918">
                <text:p>0.012918</text:p>
              </table:table-cell>
              <table:table-cell office:value-type="float" office:value="0.001656">
                <text:p>0.0016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2">
                <text:p>402</text:p>
              </table:table-cell>
              <table:table-cell office:value-type="float" office:value="0.046751">
                <text:p>0.046751</text:p>
              </table:table-cell>
              <table:table-cell office:value-type="float" office:value="0.010044">
                <text:p>0.0100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97">
                <text:p>397</text:p>
              </table:table-cell>
              <table:table-cell office:value-type="float" office:value="0.110587">
                <text:p>0.110587</text:p>
              </table:table-cell>
              <table:table-cell office:value-type="float" office:value="0.019336">
                <text:p>0.0193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90">
                <text:p>390</text:p>
              </table:table-cell>
              <table:table-cell office:value-type="float" office:value="0.038963">
                <text:p>0.038963</text:p>
              </table:table-cell>
              <table:table-cell office:value-type="float" office:value="0.007612">
                <text:p>0.0076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91">
                <text:p>391</text:p>
              </table:table-cell>
              <table:table-cell office:value-type="float" office:value="0.039712">
                <text:p>0.039712</text:p>
              </table:table-cell>
              <table:table-cell office:value-type="float" office:value="0.007065">
                <text:p>0.0070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89">
                <text:p>389</text:p>
              </table:table-cell>
              <table:table-cell office:value-type="float" office:value="0.033307">
                <text:p>0.033307</text:p>
              </table:table-cell>
              <table:table-cell office:value-type="float" office:value="0.006344">
                <text:p>0.0063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0">
                <text:p>390</text:p>
              </table:table-cell>
              <table:table-cell office:value-type="float" office:value="0.01739">
                <text:p>0.01739</text:p>
              </table:table-cell>
              <table:table-cell office:value-type="float" office:value="0.004809">
                <text:p>0.0048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92">
                <text:p>392</text:p>
              </table:table-cell>
              <table:table-cell office:value-type="float" office:value="0.029212">
                <text:p>0.029212</text:p>
              </table:table-cell>
              <table:table-cell office:value-type="float" office:value="0.007941">
                <text:p>0.0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1">
                <text:p>401</text:p>
              </table:table-cell>
              <table:table-cell office:value-type="float" office:value="0.044375">
                <text:p>0.044375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96">
                <text:p>396</text:p>
              </table:table-cell>
              <table:table-cell office:value-type="float" office:value="0.017402">
                <text:p>0.017402</text:p>
              </table:table-cell>
              <table:table-cell office:value-type="float" office:value="0.006145">
                <text:p>0.0061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97">
                <text:p>397</text:p>
              </table:table-cell>
              <table:table-cell office:value-type="float" office:value="0.055189">
                <text:p>0.055189</text:p>
              </table:table-cell>
              <table:table-cell office:value-type="float" office:value="0.033879">
                <text:p>0.0338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90">
                <text:p>390</text:p>
              </table:table-cell>
              <table:table-cell office:value-type="float" office:value="0.238997">
                <text:p>0.238997</text:p>
              </table:table-cell>
              <table:table-cell office:value-type="float" office:value="0.023551">
                <text:p>0.0235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89">
                <text:p>389</text:p>
              </table:table-cell>
              <table:table-cell office:value-type="float" office:value="0.045737">
                <text:p>0.045737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83">
                <text:p>383</text:p>
              </table:table-cell>
              <table:table-cell office:value-type="float" office:value="0.025284">
                <text:p>0.025284</text:p>
              </table:table-cell>
              <table:table-cell office:value-type="float" office:value="0.01117">
                <text:p>0.011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83">
                <text:p>383</text:p>
              </table:table-cell>
              <table:table-cell office:value-type="float" office:value="0.098869">
                <text:p>0.098869</text:p>
              </table:table-cell>
              <table:table-cell office:value-type="float" office:value="0.042284">
                <text:p>0.0422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1">
                <text:p>381</text:p>
              </table:table-cell>
              <table:table-cell office:value-type="float" office:value="0.023303">
                <text:p>0.023303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95">
                <text:p>395</text:p>
              </table:table-cell>
              <table:table-cell office:value-type="float" office:value="0.036314">
                <text:p>0.036314</text:p>
              </table:table-cell>
              <table:table-cell office:value-type="float" office:value="0.006694">
                <text:p>0.0066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97">
                <text:p>397</text:p>
              </table:table-cell>
              <table:table-cell office:value-type="float" office:value="0.01613">
                <text:p>0.01613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6">
                <text:p>396</text:p>
              </table:table-cell>
              <table:table-cell office:value-type="float" office:value="0.017067">
                <text:p>0.017067</text:p>
              </table:table-cell>
              <table:table-cell office:value-type="float" office:value="0.002228">
                <text:p>0.0022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97">
                <text:p>397</text:p>
              </table:table-cell>
              <table:table-cell office:value-type="float" office:value="0.208644">
                <text:p>0.208644</text:p>
              </table:table-cell>
              <table:table-cell office:value-type="float" office:value="0.115906">
                <text:p>0.1159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0">
                <text:p>380</text:p>
              </table:table-cell>
              <table:table-cell office:value-type="float" office:value="0.524696">
                <text:p>0.524696</text:p>
              </table:table-cell>
              <table:table-cell office:value-type="float" office:value="0.681824">
                <text:p>0.6818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4">
                <text:p>274</text:p>
              </table:table-cell>
              <table:table-cell office:value-type="float" office:value="0.913394">
                <text:p>0.913394</text:p>
              </table:table-cell>
              <table:table-cell office:value-type="float" office:value="0.858614">
                <text:p>0.8586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6">
                <text:p>186</text:p>
              </table:table-cell>
              <table:table-cell office:value-type="float" office:value="0.654475">
                <text:p>0.654475</text:p>
              </table:table-cell>
              <table:table-cell office:value-type="float" office:value="0.401432">
                <text:p>0.4014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7">
                <text:p>237</text:p>
              </table:table-cell>
              <table:table-cell office:value-type="float" office:value="0.15062">
                <text:p>0.15062</text:p>
              </table:table-cell>
              <table:table-cell office:value-type="float" office:value="0.057865">
                <text:p>0.05786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85">
                <text:p>385</text:p>
              </table:table-cell>
              <table:table-cell office:value-type="float" office:value="0.140012">
                <text:p>0.140012</text:p>
              </table:table-cell>
              <table:table-cell office:value-type="float" office:value="0.067818">
                <text:p>0.0678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9">
                <text:p>409</text:p>
              </table:table-cell>
              <table:table-cell office:value-type="float" office:value="0.042685">
                <text:p>0.042685</text:p>
              </table:table-cell>
              <table:table-cell office:value-type="float" office:value="0.008263">
                <text:p>0.0082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80">
                <text:p>380</text:p>
              </table:table-cell>
              <table:table-cell office:value-type="float" office:value="0.016547">
                <text:p>0.016547</text:p>
              </table:table-cell>
              <table:table-cell office:value-type="float" office:value="0.005622">
                <text:p>0.0056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3">
                <text:p>393</text:p>
              </table:table-cell>
              <table:table-cell office:value-type="float" office:value="0.030003">
                <text:p>0.030003</text:p>
              </table:table-cell>
              <table:table-cell office:value-type="float" office:value="0.004874">
                <text:p>0.0048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7">
                <text:p>397</text:p>
              </table:table-cell>
              <table:table-cell office:value-type="float" office:value="0.012309">
                <text:p>0.012309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97">
                <text:p>397</text:p>
              </table:table-cell>
              <table:table-cell office:value-type="float" office:value="0.01373">
                <text:p>0.01373</text:p>
              </table:table-cell>
              <table:table-cell office:value-type="float" office:value="0.002412">
                <text:p>0.0024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99">
                <text:p>399</text:p>
              </table:table-cell>
              <table:table-cell office:value-type="float" office:value="0.081109">
                <text:p>0.081109</text:p>
              </table:table-cell>
              <table:table-cell office:value-type="float" office:value="0.032355">
                <text:p>0.0323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6">
                <text:p>396</text:p>
              </table:table-cell>
              <table:table-cell office:value-type="float" office:value="0.015412">
                <text:p>0.015412</text:p>
              </table:table-cell>
              <table:table-cell office:value-type="float" office:value="0.004743">
                <text:p>0.0047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97">
                <text:p>397</text:p>
              </table:table-cell>
              <table:table-cell office:value-type="float" office:value="0.040851">
                <text:p>0.040851</text:p>
              </table:table-cell>
              <table:table-cell office:value-type="float" office:value="0.017316">
                <text:p>0.017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7">
                <text:p>397</text:p>
              </table:table-cell>
              <table:table-cell office:value-type="float" office:value="0.014909">
                <text:p>0.014909</text:p>
              </table:table-cell>
              <table:table-cell office:value-type="float" office:value="0.002661">
                <text:p>0.0026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7">
                <text:p>397</text:p>
              </table:table-cell>
              <table:table-cell office:value-type="float" office:value="0.04747">
                <text:p>0.04747</text:p>
              </table:table-cell>
              <table:table-cell office:value-type="float" office:value="0.009149">
                <text:p>0.0091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7">
                <text:p>397</text:p>
              </table:table-cell>
              <table:table-cell office:value-type="float" office:value="0.049377">
                <text:p>0.049377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95">
                <text:p>395</text:p>
              </table:table-cell>
              <table:table-cell office:value-type="float" office:value="0.030457">
                <text:p>0.030457</text:p>
              </table:table-cell>
              <table:table-cell office:value-type="float" office:value="0.004699">
                <text:p>0.0046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4">
                <text:p>394</text:p>
              </table:table-cell>
              <table:table-cell office:value-type="float" office:value="0.03776">
                <text:p>0.03776</text:p>
              </table:table-cell>
              <table:table-cell office:value-type="float" office:value="0.008186">
                <text:p>0.0081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3">
                <text:p>393</text:p>
              </table:table-cell>
              <table:table-cell office:value-type="float" office:value="0.017486">
                <text:p>0.017486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">
                <text:p>394</text:p>
              </table:table-cell>
              <table:table-cell office:value-type="float" office:value="0.016243">
                <text:p>0.016243</text:p>
              </table:table-cell>
              <table:table-cell office:value-type="float" office:value="0.005445">
                <text:p>0.0054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8">
                <text:p>398</text:p>
              </table:table-cell>
              <table:table-cell office:value-type="float" office:value="0.012793">
                <text:p>0.012793</text:p>
              </table:table-cell>
              <table:table-cell office:value-type="float" office:value="0.000817">
                <text:p>0.00081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7">
                <text:p>397</text:p>
              </table:table-cell>
              <table:table-cell office:value-type="float" office:value="0.012507">
                <text:p>0.012507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0">
                <text:p>400</text:p>
              </table:table-cell>
              <table:table-cell office:value-type="float" office:value="0.012146">
                <text:p>0.012146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9">
                <text:p>399</text:p>
              </table:table-cell>
              <table:table-cell office:value-type="float" office:value="0.015597">
                <text:p>0.015597</text:p>
              </table:table-cell>
              <table:table-cell office:value-type="float" office:value="0.004459">
                <text:p>0.0044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9">
                <text:p>399</text:p>
              </table:table-cell>
              <table:table-cell office:value-type="float" office:value="0.061189">
                <text:p>0.061189</text:p>
              </table:table-cell>
              <table:table-cell office:value-type="float" office:value="0.009377">
                <text:p>0.00937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6">
                <text:p>396</text:p>
              </table:table-cell>
              <table:table-cell office:value-type="float" office:value="0.02908">
                <text:p>0.02908</text:p>
              </table:table-cell>
              <table:table-cell office:value-type="float" office:value="0.003693">
                <text:p>0.0036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5">
                <text:p>395</text:p>
              </table:table-cell>
              <table:table-cell office:value-type="float" office:value="0.01689">
                <text:p>0.01689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95">
                <text:p>395</text:p>
              </table:table-cell>
              <table:table-cell office:value-type="float" office:value="0.018857">
                <text:p>0.018857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5">
                <text:p>395</text:p>
              </table:table-cell>
              <table:table-cell office:value-type="float" office:value="0.013941">
                <text:p>0.013941</text:p>
              </table:table-cell>
              <table:table-cell office:value-type="float" office:value="0.002253">
                <text:p>0.0022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8">
                <text:p>398</text:p>
              </table:table-cell>
              <table:table-cell office:value-type="float" office:value="0.013782">
                <text:p>0.013782</text:p>
              </table:table-cell>
              <table:table-cell office:value-type="float" office:value="0.002262">
                <text:p>0.0022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99">
                <text:p>399</text:p>
              </table:table-cell>
              <table:table-cell office:value-type="float" office:value="0.029226">
                <text:p>0.029226</text:p>
              </table:table-cell>
              <table:table-cell office:value-type="float" office:value="0.004719">
                <text:p>0.0047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8">
                <text:p>398</text:p>
              </table:table-cell>
              <table:table-cell office:value-type="float" office:value="0.012888">
                <text:p>0.012888</text:p>
              </table:table-cell>
              <table:table-cell office:value-type="float" office:value="0.001764">
                <text:p>0.00176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98">
                <text:p>398</text:p>
              </table:table-cell>
              <table:table-cell office:value-type="float" office:value="0.047105">
                <text:p>0.047105</text:p>
              </table:table-cell>
              <table:table-cell office:value-type="float" office:value="0.007131">
                <text:p>0.0071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96">
                <text:p>396</text:p>
              </table:table-cell>
              <table:table-cell office:value-type="float" office:value="0.013243">
                <text:p>0.013243</text:p>
              </table:table-cell>
              <table:table-cell office:value-type="float" office:value="0.002699">
                <text:p>0.0026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96">
                <text:p>396</text:p>
              </table:table-cell>
              <table:table-cell office:value-type="float" office:value="0.011485">
                <text:p>0.011485</text:p>
              </table:table-cell>
              <table:table-cell office:value-type="float" office:value="0.001256">
                <text:p>0.0012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97">
                <text:p>397</text:p>
              </table:table-cell>
              <table:table-cell office:value-type="float" office:value="0.05078">
                <text:p>0.05078</text:p>
              </table:table-cell>
              <table:table-cell office:value-type="float" office:value="0.008117">
                <text:p>0.0081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95">
                <text:p>395</text:p>
              </table:table-cell>
              <table:table-cell office:value-type="float" office:value="0.024185">
                <text:p>0.024185</text:p>
              </table:table-cell>
              <table:table-cell office:value-type="float" office:value="0.007126">
                <text:p>0.00712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7">
                <text:p>397</text:p>
              </table:table-cell>
              <table:table-cell office:value-type="float" office:value="0.045933">
                <text:p>0.045933</text:p>
              </table:table-cell>
              <table:table-cell office:value-type="float" office:value="0.004487">
                <text:p>0.004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95">
                <text:p>395</text:p>
              </table:table-cell>
              <table:table-cell office:value-type="float" office:value="0.013731">
                <text:p>0.013731</text:p>
              </table:table-cell>
              <table:table-cell office:value-type="float" office:value="0.002129">
                <text:p>0.0021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95">
                <text:p>395</text:p>
              </table:table-cell>
              <table:table-cell office:value-type="float" office:value="0.017241">
                <text:p>0.017241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96">
                <text:p>396</text:p>
              </table:table-cell>
              <table:table-cell office:value-type="float" office:value="0.017895">
                <text:p>0.017895</text:p>
              </table:table-cell>
              <table:table-cell office:value-type="float" office:value="0.006167">
                <text:p>0.0061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8">
                <text:p>398</text:p>
              </table:table-cell>
              <table:table-cell office:value-type="float" office:value="0.015537">
                <text:p>0.015537</text:p>
              </table:table-cell>
              <table:table-cell office:value-type="float" office:value="0.004048">
                <text:p>0.0040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99">
                <text:p>399</text:p>
              </table:table-cell>
              <table:table-cell office:value-type="float" office:value="0.018812">
                <text:p>0.018812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99">
                <text:p>399</text:p>
              </table:table-cell>
              <table:table-cell office:value-type="float" office:value="0.068768">
                <text:p>0.068768</text:p>
              </table:table-cell>
              <table:table-cell office:value-type="float" office:value="0.012517">
                <text:p>0.01251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96">
                <text:p>396</text:p>
              </table:table-cell>
              <table:table-cell office:value-type="float" office:value="0.01957">
                <text:p>0.01957</text:p>
              </table:table-cell>
              <table:table-cell office:value-type="float" office:value="0.006363">
                <text:p>0.0063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6">
                <text:p>396</text:p>
              </table:table-cell>
              <table:table-cell office:value-type="float" office:value="0.018223">
                <text:p>0.018223</text:p>
              </table:table-cell>
              <table:table-cell office:value-type="float" office:value="0.007736">
                <text:p>0.0077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6">
                <text:p>396</text:p>
              </table:table-cell>
              <table:table-cell office:value-type="float" office:value="0.035481">
                <text:p>0.035481</text:p>
              </table:table-cell>
              <table:table-cell office:value-type="float" office:value="0.006828">
                <text:p>0.0068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95">
                <text:p>395</text:p>
              </table:table-cell>
              <table:table-cell office:value-type="float" office:value="0.030659">
                <text:p>0.030659</text:p>
              </table:table-cell>
              <table:table-cell office:value-type="float" office:value="0.005265">
                <text:p>0.0052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95">
                <text:p>395</text:p>
              </table:table-cell>
              <table:table-cell office:value-type="float" office:value="0.016979">
                <text:p>0.016979</text:p>
              </table:table-cell>
              <table:table-cell office:value-type="float" office:value="0.005931">
                <text:p>0.0059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99">
                <text:p>399</text:p>
              </table:table-cell>
              <table:table-cell office:value-type="float" office:value="0.033357">
                <text:p>0.033357</text:p>
              </table:table-cell>
              <table:table-cell office:value-type="float" office:value="0.006348">
                <text:p>0.0063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95">
                <text:p>395</text:p>
              </table:table-cell>
              <table:table-cell office:value-type="float" office:value="0.065093">
                <text:p>0.065093</text:p>
              </table:table-cell>
              <table:table-cell office:value-type="float" office:value="0.00796">
                <text:p>0.007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5">
                <text:p>395</text:p>
              </table:table-cell>
              <table:table-cell office:value-type="float" office:value="0.03207">
                <text:p>0.03207</text:p>
              </table:table-cell>
              <table:table-cell office:value-type="float" office:value="0.011428">
                <text:p>0.0114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95">
                <text:p>395</text:p>
              </table:table-cell>
              <table:table-cell office:value-type="float" office:value="0.113995">
                <text:p>0.113995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91">
                <text:p>391</text:p>
              </table:table-cell>
              <table:table-cell office:value-type="float" office:value="0.016187">
                <text:p>0.016187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92">
                <text:p>392</text:p>
              </table:table-cell>
              <table:table-cell office:value-type="float" office:value="0.133765">
                <text:p>0.133765</text:p>
              </table:table-cell>
              <table:table-cell office:value-type="float" office:value="0.048979">
                <text:p>0.04897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89">
                <text:p>389</text:p>
              </table:table-cell>
              <table:table-cell office:value-type="float" office:value="0.100367">
                <text:p>0.100367</text:p>
              </table:table-cell>
              <table:table-cell office:value-type="float" office:value="0.031986">
                <text:p>0.03198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0">
                <text:p>390</text:p>
              </table:table-cell>
              <table:table-cell office:value-type="float" office:value="0.150775">
                <text:p>0.150775</text:p>
              </table:table-cell>
              <table:table-cell office:value-type="float" office:value="0.036577">
                <text:p>0.0365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85">
                <text:p>385</text:p>
              </table:table-cell>
              <table:table-cell office:value-type="float" office:value="0.096718">
                <text:p>0.096718</text:p>
              </table:table-cell>
              <table:table-cell office:value-type="float" office:value="0.022698">
                <text:p>0.0226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86">
                <text:p>386</text:p>
              </table:table-cell>
              <table:table-cell office:value-type="float" office:value="0.118922">
                <text:p>0.118922</text:p>
              </table:table-cell>
              <table:table-cell office:value-type="float" office:value="0.025634">
                <text:p>0.0256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85">
                <text:p>385</text:p>
              </table:table-cell>
              <table:table-cell office:value-type="float" office:value="0.026972">
                <text:p>0.026972</text:p>
              </table:table-cell>
              <table:table-cell office:value-type="float" office:value="0.011641">
                <text:p>0.0116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85">
                <text:p>385</text:p>
              </table:table-cell>
              <table:table-cell office:value-type="float" office:value="0.452049">
                <text:p>0.452049</text:p>
              </table:table-cell>
              <table:table-cell office:value-type="float" office:value="0.211593">
                <text:p>0.21159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39">
                <text:p>339</text:p>
              </table:table-cell>
              <table:table-cell office:value-type="float" office:value="0.531657">
                <text:p>0.531657</text:p>
              </table:table-cell>
              <table:table-cell office:value-type="float" office:value="0.19568">
                <text:p>0.195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7">
                <text:p>327</text:p>
              </table:table-cell>
              <table:table-cell office:value-type="float" office:value="0.323414">
                <text:p>0.323414</text:p>
              </table:table-cell>
              <table:table-cell office:value-type="float" office:value="0.060814">
                <text:p>0.06081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9">
                <text:p>359</text:p>
              </table:table-cell>
              <table:table-cell office:value-type="float" office:value="0.110451">
                <text:p>0.110451</text:p>
              </table:table-cell>
              <table:table-cell office:value-type="float" office:value="0.017179">
                <text:p>0.0171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48">
                <text:p>348</text:p>
              </table:table-cell>
              <table:table-cell office:value-type="float" office:value="0.041539">
                <text:p>0.041539</text:p>
              </table:table-cell>
              <table:table-cell office:value-type="float" office:value="0.008348">
                <text:p>0.0083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9">
                <text:p>359</text:p>
              </table:table-cell>
              <table:table-cell office:value-type="float" office:value="0.091587">
                <text:p>0.091587</text:p>
              </table:table-cell>
              <table:table-cell office:value-type="float" office:value="0.017228">
                <text:p>0.0172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8">
                <text:p>378</text:p>
              </table:table-cell>
              <table:table-cell office:value-type="float" office:value="0.030163">
                <text:p>0.030163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91">
                <text:p>391</text:p>
              </table:table-cell>
              <table:table-cell office:value-type="float" office:value="0.144186">
                <text:p>0.144186</text:p>
              </table:table-cell>
              <table:table-cell office:value-type="float" office:value="0.019457">
                <text:p>0.0194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7">
                <text:p>387</text:p>
              </table:table-cell>
              <table:table-cell office:value-type="float" office:value="0.031075">
                <text:p>0.031075</text:p>
              </table:table-cell>
              <table:table-cell office:value-type="float" office:value="0.006702">
                <text:p>0.0067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6">
                <text:p>386</text:p>
              </table:table-cell>
              <table:table-cell office:value-type="float" office:value="0.01408">
                <text:p>0.01408</text:p>
              </table:table-cell>
              <table:table-cell office:value-type="float" office:value="0.003037">
                <text:p>0.0030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90">
                <text:p>390</text:p>
              </table:table-cell>
              <table:table-cell office:value-type="float" office:value="0.012726">
                <text:p>0.012726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0">
                <text:p>390</text:p>
              </table:table-cell>
              <table:table-cell office:value-type="float" office:value="0.020967">
                <text:p>0.020967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97">
                <text:p>397</text:p>
              </table:table-cell>
              <table:table-cell office:value-type="float" office:value="0.061484">
                <text:p>0.061484</text:p>
              </table:table-cell>
              <table:table-cell office:value-type="float" office:value="0.01138">
                <text:p>0.011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98">
                <text:p>398</text:p>
              </table:table-cell>
              <table:table-cell office:value-type="float" office:value="0.030151">
                <text:p>0.030151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96">
                <text:p>396</text:p>
              </table:table-cell>
              <table:table-cell office:value-type="float" office:value="0.014524">
                <text:p>0.014524</text:p>
              </table:table-cell>
              <table:table-cell office:value-type="float" office:value="0.002837">
                <text:p>0.00283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6">
                <text:p>396</text:p>
              </table:table-cell>
              <table:table-cell office:value-type="float" office:value="0.015296">
                <text:p>0.015296</text:p>
              </table:table-cell>
              <table:table-cell office:value-type="float" office:value="0.004897">
                <text:p>0.0048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5">
                <text:p>395</text:p>
              </table:table-cell>
              <table:table-cell office:value-type="float" office:value="0.013773">
                <text:p>0.013773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9">
                <text:p>399</text:p>
              </table:table-cell>
              <table:table-cell office:value-type="float" office:value="0.017104">
                <text:p>0.017104</text:p>
              </table:table-cell>
              <table:table-cell office:value-type="float" office:value="0.004143">
                <text:p>0.00414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9">
                <text:p>399</text:p>
              </table:table-cell>
              <table:table-cell office:value-type="float" office:value="0.029435">
                <text:p>0.029435</text:p>
              </table:table-cell>
              <table:table-cell office:value-type="float" office:value="0.004437">
                <text:p>0.0044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8">
                <text:p>398</text:p>
              </table:table-cell>
              <table:table-cell office:value-type="float" office:value="0.09837">
                <text:p>0.09837</text:p>
              </table:table-cell>
              <table:table-cell office:value-type="float" office:value="0.052063">
                <text:p>0.0520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4">
                <text:p>394</text:p>
              </table:table-cell>
              <table:table-cell office:value-type="float" office:value="0.153755">
                <text:p>0.153755</text:p>
              </table:table-cell>
              <table:table-cell office:value-type="float" office:value="0.035401">
                <text:p>0.0354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050434">
                <text:p>0.050434</text:p>
              </table:table-cell>
              <table:table-cell office:value-type="float" office:value="0.00787">
                <text:p>0.007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87">
                <text:p>387</text:p>
              </table:table-cell>
              <table:table-cell office:value-type="float" office:value="0.02667">
                <text:p>0.02667</text:p>
              </table:table-cell>
              <table:table-cell office:value-type="float" office:value="0.003459">
                <text:p>0.0034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87">
                <text:p>387</text:p>
              </table:table-cell>
              <table:table-cell office:value-type="float" office:value="0.014236">
                <text:p>0.014236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89">
                <text:p>389</text:p>
              </table:table-cell>
              <table:table-cell office:value-type="float" office:value="0.056168">
                <text:p>0.056168</text:p>
              </table:table-cell>
              <table:table-cell office:value-type="float" office:value="0.020946">
                <text:p>0.0209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3">
                <text:p>393</text:p>
              </table:table-cell>
              <table:table-cell office:value-type="float" office:value="0.022">
                <text:p>0.022</text:p>
              </table:table-cell>
              <table:table-cell office:value-type="float" office:value="0.004028">
                <text:p>0.0040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9">
                <text:p>399</text:p>
              </table:table-cell>
              <table:table-cell office:value-type="float" office:value="0.02075">
                <text:p>0.02075</text:p>
              </table:table-cell>
              <table:table-cell office:value-type="float" office:value="0.003752">
                <text:p>0.00375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98166">
                <text:p>0.098166</text:p>
              </table:table-cell>
              <table:table-cell office:value-type="float" office:value="0.043233">
                <text:p>0.0432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6">
                <text:p>396</text:p>
              </table:table-cell>
              <table:table-cell office:value-type="float" office:value="0.074335">
                <text:p>0.074335</text:p>
              </table:table-cell>
              <table:table-cell office:value-type="float" office:value="0.026734">
                <text:p>0.0267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4">
                <text:p>394</text:p>
              </table:table-cell>
              <table:table-cell office:value-type="float" office:value="0.022287">
                <text:p>0.022287</text:p>
              </table:table-cell>
              <table:table-cell office:value-type="float" office:value="0.005407">
                <text:p>0.0054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6">
                <text:p>396</text:p>
              </table:table-cell>
              <table:table-cell office:value-type="float" office:value="0.01408">
                <text:p>0.01408</text:p>
              </table:table-cell>
              <table:table-cell office:value-type="float" office:value="0.002565">
                <text:p>0.0025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95">
                <text:p>395</text:p>
              </table:table-cell>
              <table:table-cell office:value-type="float" office:value="0.021022">
                <text:p>0.021022</text:p>
              </table:table-cell>
              <table:table-cell office:value-type="float" office:value="0.007102">
                <text:p>0.0071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97">
                <text:p>397</text:p>
              </table:table-cell>
              <table:table-cell office:value-type="float" office:value="1.084133">
                <text:p>1.084133</text:p>
              </table:table-cell>
              <table:table-cell office:value-type="float" office:value="1.495736">
                <text:p>1.4957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1">
                <text:p>211</text:p>
              </table:table-cell>
              <table:table-cell office:value-type="float" office:value="0.598123">
                <text:p>0.598123</text:p>
              </table:table-cell>
              <table:table-cell office:value-type="float" office:value="0.193325">
                <text:p>0.1933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">
                <text:p>202</text:p>
              </table:table-cell>
              <table:table-cell office:value-type="float" office:value="0.502388">
                <text:p>0.502388</text:p>
              </table:table-cell>
              <table:table-cell office:value-type="float" office:value="0.23136">
                <text:p>0.2313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23">
                <text:p>223</text:p>
              </table:table-cell>
              <table:table-cell office:value-type="float" office:value="0.371671">
                <text:p>0.371671</text:p>
              </table:table-cell>
              <table:table-cell office:value-type="float" office:value="0.330745">
                <text:p>0.3307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8">
                <text:p>238</text:p>
              </table:table-cell>
              <table:table-cell office:value-type="float" office:value="0.282299">
                <text:p>0.282299</text:p>
              </table:table-cell>
              <table:table-cell office:value-type="float" office:value="0.213582">
                <text:p>0.2135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8">
                <text:p>308</text:p>
              </table:table-cell>
              <table:table-cell office:value-type="float" office:value="0.165934">
                <text:p>0.165934</text:p>
              </table:table-cell>
              <table:table-cell office:value-type="float" office:value="0.097777">
                <text:p>0.0977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6">
                <text:p>356</text:p>
              </table:table-cell>
              <table:table-cell office:value-type="float" office:value="0.203191">
                <text:p>0.203191</text:p>
              </table:table-cell>
              <table:table-cell office:value-type="float" office:value="0.071799">
                <text:p>0.0717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9">
                <text:p>399</text:p>
              </table:table-cell>
              <table:table-cell office:value-type="float" office:value="0.111187">
                <text:p>0.111187</text:p>
              </table:table-cell>
              <table:table-cell office:value-type="float" office:value="0.014222">
                <text:p>0.0142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7">
                <text:p>387</text:p>
              </table:table-cell>
              <table:table-cell office:value-type="float" office:value="0.018691">
                <text:p>0.018691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5">
                <text:p>385</text:p>
              </table:table-cell>
              <table:table-cell office:value-type="float" office:value="0.040254">
                <text:p>0.040254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0">
                <text:p>390</text:p>
              </table:table-cell>
              <table:table-cell office:value-type="float" office:value="0.038647">
                <text:p>0.038647</text:p>
              </table:table-cell>
              <table:table-cell office:value-type="float" office:value="0.025157">
                <text:p>0.0251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0">
                <text:p>390</text:p>
              </table:table-cell>
              <table:table-cell office:value-type="float" office:value="0.200293">
                <text:p>0.200293</text:p>
              </table:table-cell>
              <table:table-cell office:value-type="float" office:value="0.108951">
                <text:p>0.10895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3">
                <text:p>393</text:p>
              </table:table-cell>
              <table:table-cell office:value-type="float" office:value="0.018261">
                <text:p>0.018261</text:p>
              </table:table-cell>
              <table:table-cell office:value-type="float" office:value="0.004005">
                <text:p>0.0040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3">
                <text:p>393</text:p>
              </table:table-cell>
              <table:table-cell office:value-type="float" office:value="0.046283">
                <text:p>0.046283</text:p>
              </table:table-cell>
              <table:table-cell office:value-type="float" office:value="0.006998">
                <text:p>0.0069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1">
                <text:p>391</text:p>
              </table:table-cell>
              <table:table-cell office:value-type="float" office:value="0.041627">
                <text:p>0.041627</text:p>
              </table:table-cell>
              <table:table-cell office:value-type="float" office:value="0.021326">
                <text:p>0.02132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1">
                <text:p>391</text:p>
              </table:table-cell>
              <table:table-cell office:value-type="float" office:value="0.127566">
                <text:p>0.127566</text:p>
              </table:table-cell>
              <table:table-cell office:value-type="float" office:value="0.037762">
                <text:p>0.03776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3">
                <text:p>393</text:p>
              </table:table-cell>
              <table:table-cell office:value-type="float" office:value="0.041038">
                <text:p>0.041038</text:p>
              </table:table-cell>
              <table:table-cell office:value-type="float" office:value="0.014515">
                <text:p>0.0145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2">
                <text:p>392</text:p>
              </table:table-cell>
              <table:table-cell office:value-type="float" office:value="0.031425">
                <text:p>0.031425</text:p>
              </table:table-cell>
              <table:table-cell office:value-type="float" office:value="0.005319">
                <text:p>0.0053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3">
                <text:p>393</text:p>
              </table:table-cell>
              <table:table-cell office:value-type="float" office:value="0.055584">
                <text:p>0.055584</text:p>
              </table:table-cell>
              <table:table-cell office:value-type="float" office:value="0.008487">
                <text:p>0.00848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1">
                <text:p>391</text:p>
              </table:table-cell>
              <table:table-cell office:value-type="float" office:value="0.015898">
                <text:p>0.015898</text:p>
              </table:table-cell>
              <table:table-cell office:value-type="float" office:value="0.004335">
                <text:p>0.0043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5">
                <text:p>395</text:p>
              </table:table-cell>
              <table:table-cell office:value-type="float" office:value="0.028238">
                <text:p>0.028238</text:p>
              </table:table-cell>
              <table:table-cell office:value-type="float" office:value="0.015342">
                <text:p>0.0153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6">
                <text:p>396</text:p>
              </table:table-cell>
              <table:table-cell office:value-type="float" office:value="0.016074">
                <text:p>0.016074</text:p>
              </table:table-cell>
              <table:table-cell office:value-type="float" office:value="0.004013">
                <text:p>0.0040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7">
                <text:p>397</text:p>
              </table:table-cell>
              <table:table-cell office:value-type="float" office:value="0.095564">
                <text:p>0.095564</text:p>
              </table:table-cell>
              <table:table-cell office:value-type="float" office:value="0.070432">
                <text:p>0.07043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91">
                <text:p>391</text:p>
              </table:table-cell>
              <table:table-cell office:value-type="float" office:value="0.369089">
                <text:p>0.369089</text:p>
              </table:table-cell>
              <table:table-cell office:value-type="float" office:value="0.296514">
                <text:p>0.2965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42">
                <text:p>342</text:p>
              </table:table-cell>
              <table:table-cell office:value-type="float" office:value="0.589483">
                <text:p>0.589483</text:p>
              </table:table-cell>
              <table:table-cell office:value-type="float" office:value="0.620131">
                <text:p>0.6201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18">
                <text:p>318</text:p>
              </table:table-cell>
              <table:table-cell office:value-type="float" office:value="0.348683">
                <text:p>0.348683</text:p>
              </table:table-cell>
              <table:table-cell office:value-type="float" office:value="0.284305">
                <text:p>0.2843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41">
                <text:p>341</text:p>
              </table:table-cell>
              <table:table-cell office:value-type="float" office:value="0.646647">
                <text:p>0.646647</text:p>
              </table:table-cell>
              <table:table-cell office:value-type="float" office:value="1.491403">
                <text:p>1.4914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4">
                <text:p>154</text:p>
              </table:table-cell>
              <table:table-cell office:value-type="float" office:value="0.680664">
                <text:p>0.680664</text:p>
              </table:table-cell>
              <table:table-cell office:value-type="float" office:value="1.962627">
                <text:p>1.9626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">
                <text:p>135</text:p>
              </table:table-cell>
              <table:table-cell office:value-type="float" office:value="0.585917">
                <text:p>0.585917</text:p>
              </table:table-cell>
              <table:table-cell office:value-type="float" office:value="2.117358">
                <text:p>2.11735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4">
                <text:p>134</text:p>
              </table:table-cell>
              <table:table-cell office:value-type="float" office:value="0.590644">
                <text:p>0.590644</text:p>
              </table:table-cell>
              <table:table-cell office:value-type="float" office:value="1.955667">
                <text:p>1.955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9">
                <text:p>159</text:p>
              </table:table-cell>
              <table:table-cell office:value-type="float" office:value="0.573156">
                <text:p>0.573156</text:p>
              </table:table-cell>
              <table:table-cell office:value-type="float" office:value="1.76387">
                <text:p>1.763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0">
                <text:p>160</text:p>
              </table:table-cell>
              <table:table-cell office:value-type="float" office:value="0.557142">
                <text:p>0.557142</text:p>
              </table:table-cell>
              <table:table-cell office:value-type="float" office:value="1.348192">
                <text:p>1.3481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23">
                <text:p>223</text:p>
              </table:table-cell>
              <table:table-cell office:value-type="float" office:value="0.392361">
                <text:p>0.392361</text:p>
              </table:table-cell>
              <table:table-cell office:value-type="float" office:value="0.574683">
                <text:p>0.5746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0">
                <text:p>350</text:p>
              </table:table-cell>
              <table:table-cell office:value-type="float" office:value="0.535992">
                <text:p>0.535992</text:p>
              </table:table-cell>
              <table:table-cell office:value-type="float" office:value="0.703551">
                <text:p>0.7035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3">
                <text:p>243</text:p>
              </table:table-cell>
              <table:table-cell office:value-type="float" office:value="0.671963">
                <text:p>0.671963</text:p>
              </table:table-cell>
              <table:table-cell office:value-type="float" office:value="1.55456">
                <text:p>1.554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1">
                <text:p>151</text:p>
              </table:table-cell>
              <table:table-cell office:value-type="float" office:value="0.6496">
                <text:p>0.6496</text:p>
              </table:table-cell>
              <table:table-cell office:value-type="float" office:value="1.285287">
                <text:p>1.2852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9">
                <text:p>199</text:p>
              </table:table-cell>
              <table:table-cell office:value-type="float" office:value="0.467656">
                <text:p>0.467656</text:p>
              </table:table-cell>
              <table:table-cell office:value-type="float" office:value="0.851833">
                <text:p>0.8518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5">
                <text:p>245</text:p>
              </table:table-cell>
              <table:table-cell office:value-type="float" office:value="0.383921">
                <text:p>0.383921</text:p>
              </table:table-cell>
              <table:table-cell office:value-type="float" office:value="0.585986">
                <text:p>0.5859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62">
                <text:p>362</text:p>
              </table:table-cell>
              <table:table-cell office:value-type="float" office:value="0.245324">
                <text:p>0.245324</text:p>
              </table:table-cell>
              <table:table-cell office:value-type="float" office:value="0.130706">
                <text:p>0.1307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55">
                <text:p>455</text:p>
              </table:table-cell>
              <table:table-cell office:value-type="float" office:value="0.038017">
                <text:p>0.038017</text:p>
              </table:table-cell>
              <table:table-cell office:value-type="float" office:value="0.009991">
                <text:p>0.00999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9">
                <text:p>379</text:p>
              </table:table-cell>
              <table:table-cell office:value-type="float" office:value="0.01181">
                <text:p>0.01181</text:p>
              </table:table-cell>
              <table:table-cell office:value-type="float" office:value="0.000762">
                <text:p>0.0007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6">
                <text:p>386</text:p>
              </table:table-cell>
              <table:table-cell office:value-type="float" office:value="0.012473">
                <text:p>0.012473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90">
                <text:p>390</text:p>
              </table:table-cell>
              <table:table-cell office:value-type="float" office:value="0.026463">
                <text:p>0.026463</text:p>
              </table:table-cell>
              <table:table-cell office:value-type="float" office:value="0.002356">
                <text:p>0.0023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4">
                <text:p>404</text:p>
              </table:table-cell>
              <table:table-cell office:value-type="float" office:value="0.017763">
                <text:p>0.017763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97">
                <text:p>397</text:p>
              </table:table-cell>
              <table:table-cell office:value-type="float" office:value="0.311424">
                <text:p>0.311424</text:p>
              </table:table-cell>
              <table:table-cell office:value-type="float" office:value="0.297169">
                <text:p>0.2971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9">
                <text:p>359</text:p>
              </table:table-cell>
              <table:table-cell office:value-type="float" office:value="0.33541">
                <text:p>0.33541</text:p>
              </table:table-cell>
              <table:table-cell office:value-type="float" office:value="0.255031">
                <text:p>0.2550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70">
                <text:p>370</text:p>
              </table:table-cell>
              <table:table-cell office:value-type="float" office:value="0.823656">
                <text:p>0.823656</text:p>
              </table:table-cell>
              <table:table-cell office:value-type="float" office:value="1.428655">
                <text:p>1.42865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3">
                <text:p>153</text:p>
              </table:table-cell>
              <table:table-cell office:value-type="float" office:value="0.830152">
                <text:p>0.830152</text:p>
              </table:table-cell>
              <table:table-cell office:value-type="float" office:value="1.995491">
                <text:p>1.99549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4">
                <text:p>124</text:p>
              </table:table-cell>
              <table:table-cell office:value-type="float" office:value="0.544699">
                <text:p>0.544699</text:p>
              </table:table-cell>
              <table:table-cell office:value-type="float" office:value="2.104305">
                <text:p>2.1043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0">
                <text:p>140</text:p>
              </table:table-cell>
              <table:table-cell office:value-type="float" office:value="0.744695">
                <text:p>0.744695</text:p>
              </table:table-cell>
              <table:table-cell office:value-type="float" office:value="2.185708">
                <text:p>2.1857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3">
                <text:p>113</text:p>
              </table:table-cell>
              <table:table-cell office:value-type="float" office:value="0.434259">
                <text:p>0.434259</text:p>
              </table:table-cell>
              <table:table-cell office:value-type="float" office:value="1.767159">
                <text:p>1.76715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9">
                <text:p>169</text:p>
              </table:table-cell>
              <table:table-cell office:value-type="float" office:value="0.439369">
                <text:p>0.439369</text:p>
              </table:table-cell>
              <table:table-cell office:value-type="float" office:value="1.021008">
                <text:p>1.0210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70">
                <text:p>270</text:p>
              </table:table-cell>
              <table:table-cell office:value-type="float" office:value="0.422081">
                <text:p>0.422081</text:p>
              </table:table-cell>
              <table:table-cell office:value-type="float" office:value="0.844989">
                <text:p>0.8449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0">
                <text:p>250</text:p>
              </table:table-cell>
              <table:table-cell office:value-type="float" office:value="0.506011">
                <text:p>0.506011</text:p>
              </table:table-cell>
              <table:table-cell office:value-type="float" office:value="0.888962">
                <text:p>0.8889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61">
                <text:p>261</text:p>
              </table:table-cell>
              <table:table-cell office:value-type="float" office:value="0.676661">
                <text:p>0.676661</text:p>
              </table:table-cell>
              <table:table-cell office:value-type="float" office:value="1.057957">
                <text:p>1.0579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03">
                <text:p>303</text:p>
              </table:table-cell>
              <table:table-cell office:value-type="float" office:value="0.477328">
                <text:p>0.477328</text:p>
              </table:table-cell>
              <table:table-cell office:value-type="float" office:value="0.881385">
                <text:p>0.8813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0">
                <text:p>220</text:p>
              </table:table-cell>
              <table:table-cell office:value-type="float" office:value="0.748425">
                <text:p>0.748425</text:p>
              </table:table-cell>
              <table:table-cell office:value-type="float" office:value="0.96429">
                <text:p>0.964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42">
                <text:p>242</text:p>
              </table:table-cell>
              <table:table-cell office:value-type="float" office:value="0.403389">
                <text:p>0.403389</text:p>
              </table:table-cell>
              <table:table-cell office:value-type="float" office:value="0.953389">
                <text:p>0.95338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6">
                <text:p>216</text:p>
              </table:table-cell>
              <table:table-cell office:value-type="float" office:value="0.697253">
                <text:p>0.697253</text:p>
              </table:table-cell>
              <table:table-cell office:value-type="float" office:value="1.725878">
                <text:p>1.7258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1">
                <text:p>161</text:p>
              </table:table-cell>
              <table:table-cell office:value-type="float" office:value="0.503331">
                <text:p>0.503331</text:p>
              </table:table-cell>
              <table:table-cell office:value-type="float" office:value="1.786064">
                <text:p>1.7860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1">
                <text:p>161</text:p>
              </table:table-cell>
              <table:table-cell office:value-type="float" office:value="0.752375">
                <text:p>0.752375</text:p>
              </table:table-cell>
              <table:table-cell office:value-type="float" office:value="1.644323">
                <text:p>1.6443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7">
                <text:p>197</text:p>
              </table:table-cell>
              <table:table-cell office:value-type="float" office:value="0.275475">
                <text:p>0.275475</text:p>
              </table:table-cell>
              <table:table-cell office:value-type="float" office:value="0.432683">
                <text:p>0.4326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9">
                <text:p>289</text:p>
              </table:table-cell>
              <table:table-cell office:value-type="float" office:value="0.404092">
                <text:p>0.404092</text:p>
              </table:table-cell>
              <table:table-cell office:value-type="float" office:value="0.714862">
                <text:p>0.7148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2">
                <text:p>282</text:p>
              </table:table-cell>
              <table:table-cell office:value-type="float" office:value="0.457903">
                <text:p>0.457903</text:p>
              </table:table-cell>
              <table:table-cell office:value-type="float" office:value="0.848157">
                <text:p>0.8481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73">
                <text:p>273</text:p>
              </table:table-cell>
              <table:table-cell office:value-type="float" office:value="0.509454">
                <text:p>0.509454</text:p>
              </table:table-cell>
              <table:table-cell office:value-type="float" office:value="1.021046">
                <text:p>1.0210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41">
                <text:p>241</text:p>
              </table:table-cell>
              <table:table-cell office:value-type="float" office:value="0.636244">
                <text:p>0.636244</text:p>
              </table:table-cell>
              <table:table-cell office:value-type="float" office:value="1.278724">
                <text:p>1.2787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0">
                <text:p>240</text:p>
              </table:table-cell>
              <table:table-cell office:value-type="float" office:value="0.647491">
                <text:p>0.647491</text:p>
              </table:table-cell>
              <table:table-cell office:value-type="float" office:value="0.936044">
                <text:p>0.93604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23">
                <text:p>223</text:p>
              </table:table-cell>
              <table:table-cell office:value-type="float" office:value="0.444175">
                <text:p>0.444175</text:p>
              </table:table-cell>
              <table:table-cell office:value-type="float" office:value="1.017423">
                <text:p>1.0174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47">
                <text:p>247</text:p>
              </table:table-cell>
              <table:table-cell office:value-type="float" office:value="0.378848">
                <text:p>0.378848</text:p>
              </table:table-cell>
              <table:table-cell office:value-type="float" office:value="0.437229">
                <text:p>0.4372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24">
                <text:p>324</text:p>
              </table:table-cell>
              <table:table-cell office:value-type="float" office:value="0.568615">
                <text:p>0.568615</text:p>
              </table:table-cell>
              <table:table-cell office:value-type="float" office:value="0.863809">
                <text:p>0.8638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6">
                <text:p>256</text:p>
              </table:table-cell>
              <table:table-cell office:value-type="float" office:value="0.473392">
                <text:p>0.473392</text:p>
              </table:table-cell>
              <table:table-cell office:value-type="float" office:value="0.541738">
                <text:p>0.5417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48">
                <text:p>348</text:p>
              </table:table-cell>
              <table:table-cell office:value-type="float" office:value="0.56455">
                <text:p>0.56455</text:p>
              </table:table-cell>
              <table:table-cell office:value-type="float" office:value="0.903762">
                <text:p>0.90376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5">
                <text:p>225</text:p>
              </table:table-cell>
              <table:table-cell office:value-type="float" office:value="0.705364">
                <text:p>0.705364</text:p>
              </table:table-cell>
              <table:table-cell office:value-type="float" office:value="1.569152">
                <text:p>1.5691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9">
                <text:p>119</text:p>
              </table:table-cell>
              <table:table-cell office:value-type="float" office:value="0.586156">
                <text:p>0.586156</text:p>
              </table:table-cell>
              <table:table-cell office:value-type="float" office:value="1.382671">
                <text:p>1.3826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6">
                <text:p>256</text:p>
              </table:table-cell>
              <table:table-cell office:value-type="float" office:value="0.379418">
                <text:p>0.379418</text:p>
              </table:table-cell>
              <table:table-cell office:value-type="float" office:value="0.304591">
                <text:p>0.30459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0">
                <text:p>310</text:p>
              </table:table-cell>
              <table:table-cell office:value-type="float" office:value="0.537635">
                <text:p>0.537635</text:p>
              </table:table-cell>
              <table:table-cell office:value-type="float" office:value="0.866323">
                <text:p>0.8663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4">
                <text:p>254</text:p>
              </table:table-cell>
              <table:table-cell office:value-type="float" office:value="0.472105">
                <text:p>0.472105</text:p>
              </table:table-cell>
              <table:table-cell office:value-type="float" office:value="0.679679">
                <text:p>0.67967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7">
                <text:p>337</text:p>
              </table:table-cell>
              <table:table-cell office:value-type="float" office:value="0.43679">
                <text:p>0.43679</text:p>
              </table:table-cell>
              <table:table-cell office:value-type="float" office:value="0.773875">
                <text:p>0.773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5">
                <text:p>245</text:p>
              </table:table-cell>
              <table:table-cell office:value-type="float" office:value="0.562079">
                <text:p>0.562079</text:p>
              </table:table-cell>
              <table:table-cell office:value-type="float" office:value="0.858679">
                <text:p>0.85867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0">
                <text:p>250</text:p>
              </table:table-cell>
              <table:table-cell office:value-type="float" office:value="0.538921">
                <text:p>0.538921</text:p>
              </table:table-cell>
              <table:table-cell office:value-type="float" office:value="1.349674">
                <text:p>1.3496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3">
                <text:p>183</text:p>
              </table:table-cell>
              <table:table-cell office:value-type="float" office:value="0.693314">
                <text:p>0.693314</text:p>
              </table:table-cell>
              <table:table-cell office:value-type="float" office:value="1.683266">
                <text:p>1.6832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1">
                <text:p>181</text:p>
              </table:table-cell>
              <table:table-cell office:value-type="float" office:value="0.588429">
                <text:p>0.588429</text:p>
              </table:table-cell>
              <table:table-cell office:value-type="float" office:value="1.712313">
                <text:p>1.7123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4">
                <text:p>174</text:p>
              </table:table-cell>
              <table:table-cell office:value-type="float" office:value="0.77425">
                <text:p>0.77425</text:p>
              </table:table-cell>
              <table:table-cell office:value-type="float" office:value="1.261964">
                <text:p>1.26196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">
                <text:p>179</text:p>
              </table:table-cell>
              <table:table-cell office:value-type="float" office:value="0.614611">
                <text:p>0.614611</text:p>
              </table:table-cell>
              <table:table-cell office:value-type="float" office:value="1.739689">
                <text:p>1.73968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7">
                <text:p>147</text:p>
              </table:table-cell>
              <table:table-cell office:value-type="float" office:value="0.721779">
                <text:p>0.721779</text:p>
              </table:table-cell>
              <table:table-cell office:value-type="float" office:value="1.904551">
                <text:p>1.9045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41">
                <text:p>141</text:p>
              </table:table-cell>
              <table:table-cell office:value-type="float" office:value="0.556031">
                <text:p>0.556031</text:p>
              </table:table-cell>
              <table:table-cell office:value-type="float" office:value="1.829845">
                <text:p>1.8298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1">
                <text:p>131</text:p>
              </table:table-cell>
              <table:table-cell office:value-type="float" office:value="0.822369">
                <text:p>0.822369</text:p>
              </table:table-cell>
              <table:table-cell office:value-type="float" office:value="1.712417">
                <text:p>1.7124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4">
                <text:p>164</text:p>
              </table:table-cell>
              <table:table-cell office:value-type="float" office:value="0.268161">
                <text:p>0.268161</text:p>
              </table:table-cell>
              <table:table-cell office:value-type="float" office:value="0.392383">
                <text:p>0.3923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5">
                <text:p>325</text:p>
              </table:table-cell>
              <table:table-cell office:value-type="float" office:value="0.343628">
                <text:p>0.343628</text:p>
              </table:table-cell>
              <table:table-cell office:value-type="float" office:value="0.232685">
                <text:p>0.2326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31">
                <text:p>431</text:p>
              </table:table-cell>
              <table:table-cell office:value-type="float" office:value="0.148612">
                <text:p>0.148612</text:p>
              </table:table-cell>
              <table:table-cell office:value-type="float" office:value="0.055229">
                <text:p>0.0552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92">
                <text:p>392</text:p>
              </table:table-cell>
              <table:table-cell office:value-type="float" office:value="0.104693">
                <text:p>0.104693</text:p>
              </table:table-cell>
              <table:table-cell office:value-type="float" office:value="0.012833">
                <text:p>0.0128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79">
                <text:p>379</text:p>
              </table:table-cell>
              <table:table-cell office:value-type="float" office:value="0.073312">
                <text:p>0.073312</text:p>
              </table:table-cell>
              <table:table-cell office:value-type="float" office:value="0.019251">
                <text:p>0.0192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80">
                <text:p>380</text:p>
              </table:table-cell>
              <table:table-cell office:value-type="float" office:value="0.023079">
                <text:p>0.023079</text:p>
              </table:table-cell>
              <table:table-cell office:value-type="float" office:value="0.007886">
                <text:p>0.0078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90">
                <text:p>390</text:p>
              </table:table-cell>
              <table:table-cell office:value-type="float" office:value="0.056922">
                <text:p>0.056922</text:p>
              </table:table-cell>
              <table:table-cell office:value-type="float" office:value="0.006437">
                <text:p>0.0064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92">
                <text:p>392</text:p>
              </table:table-cell>
              <table:table-cell office:value-type="float" office:value="0.017828">
                <text:p>0.017828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94">
                <text:p>394</text:p>
              </table:table-cell>
              <table:table-cell office:value-type="float" office:value="0.015106">
                <text:p>0.015106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98">
                <text:p>398</text:p>
              </table:table-cell>
              <table:table-cell office:value-type="float" office:value="0.015378">
                <text:p>0.015378</text:p>
              </table:table-cell>
              <table:table-cell office:value-type="float" office:value="0.001036">
                <text:p>0.0010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97">
                <text:p>397</text:p>
              </table:table-cell>
              <table:table-cell office:value-type="float" office:value="0.072379">
                <text:p>0.072379</text:p>
              </table:table-cell>
              <table:table-cell office:value-type="float" office:value="0.026233">
                <text:p>0.0262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94">
                <text:p>394</text:p>
              </table:table-cell>
              <table:table-cell office:value-type="float" office:value="0.250101">
                <text:p>0.250101</text:p>
              </table:table-cell>
              <table:table-cell office:value-type="float" office:value="0.20558">
                <text:p>0.205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9">
                <text:p>379</text:p>
              </table:table-cell>
              <table:table-cell office:value-type="float" office:value="0.41631">
                <text:p>0.41631</text:p>
              </table:table-cell>
              <table:table-cell office:value-type="float" office:value="0.752246">
                <text:p>0.7522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7">
                <text:p>257</text:p>
              </table:table-cell>
              <table:table-cell office:value-type="float" office:value="0.622389">
                <text:p>0.622389</text:p>
              </table:table-cell>
              <table:table-cell office:value-type="float" office:value="1.243927">
                <text:p>1.24392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9">
                <text:p>189</text:p>
              </table:table-cell>
              <table:table-cell office:value-type="float" office:value="0.52201">
                <text:p>0.52201</text:p>
              </table:table-cell>
              <table:table-cell office:value-type="float" office:value="1.228947">
                <text:p>1.2289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8">
                <text:p>228</text:p>
              </table:table-cell>
              <table:table-cell office:value-type="float" office:value="0.359318">
                <text:p>0.359318</text:p>
              </table:table-cell>
              <table:table-cell office:value-type="float" office:value="0.40655">
                <text:p>0.406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52">
                <text:p>352</text:p>
              </table:table-cell>
              <table:table-cell office:value-type="float" office:value="0.527438">
                <text:p>0.527438</text:p>
              </table:table-cell>
              <table:table-cell office:value-type="float" office:value="1.059496">
                <text:p>1.0594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75">
                <text:p>175</text:p>
              </table:table-cell>
              <table:table-cell office:value-type="float" office:value="0.65105">
                <text:p>0.65105</text:p>
              </table:table-cell>
              <table:table-cell office:value-type="float" office:value="0.73141">
                <text:p>0.731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9">
                <text:p>259</text:p>
              </table:table-cell>
              <table:table-cell office:value-type="float" office:value="0.529974">
                <text:p>0.529974</text:p>
              </table:table-cell>
              <table:table-cell office:value-type="float" office:value="0.518159">
                <text:p>0.51815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1">
                <text:p>421</text:p>
              </table:table-cell>
              <table:table-cell office:value-type="float" office:value="0.180005">
                <text:p>0.180005</text:p>
              </table:table-cell>
              <table:table-cell office:value-type="float" office:value="0.119217">
                <text:p>0.1192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01">
                <text:p>401</text:p>
              </table:table-cell>
              <table:table-cell office:value-type="float" office:value="0.151666">
                <text:p>0.151666</text:p>
              </table:table-cell>
              <table:table-cell office:value-type="float" office:value="0.042431">
                <text:p>0.0424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57">
                <text:p>357</text:p>
              </table:table-cell>
              <table:table-cell office:value-type="float" office:value="0.486565">
                <text:p>0.486565</text:p>
              </table:table-cell>
              <table:table-cell office:value-type="float" office:value="0.46764">
                <text:p>0.4676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2">
                <text:p>282</text:p>
              </table:table-cell>
              <table:table-cell office:value-type="float" office:value="0.442541">
                <text:p>0.442541</text:p>
              </table:table-cell>
              <table:table-cell office:value-type="float" office:value="0.571584">
                <text:p>0.57158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46">
                <text:p>346</text:p>
              </table:table-cell>
              <table:table-cell office:value-type="float" office:value="0.294108">
                <text:p>0.294108</text:p>
              </table:table-cell>
              <table:table-cell office:value-type="float" office:value="0.320896">
                <text:p>0.32089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27">
                <text:p>327</text:p>
              </table:table-cell>
              <table:table-cell office:value-type="float" office:value="0.750608">
                <text:p>0.750608</text:p>
              </table:table-cell>
              <table:table-cell office:value-type="float" office:value="1.398937">
                <text:p>1.39893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6">
                <text:p>176</text:p>
              </table:table-cell>
              <table:table-cell office:value-type="float" office:value="0.495876">
                <text:p>0.495876</text:p>
              </table:table-cell>
              <table:table-cell office:value-type="float" office:value="1.472047">
                <text:p>1.47204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4">
                <text:p>174</text:p>
              </table:table-cell>
              <table:table-cell office:value-type="float" office:value="0.694965">
                <text:p>0.694965</text:p>
              </table:table-cell>
              <table:table-cell office:value-type="float" office:value="1.567038">
                <text:p>1.5670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8">
                <text:p>188</text:p>
              </table:table-cell>
              <table:table-cell office:value-type="float" office:value="0.578424">
                <text:p>0.578424</text:p>
              </table:table-cell>
              <table:table-cell office:value-type="float" office:value="1.730061">
                <text:p>1.7300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14">
                <text:p>214</text:p>
              </table:table-cell>
              <table:table-cell office:value-type="float" office:value="0.590378">
                <text:p>0.590378</text:p>
              </table:table-cell>
              <table:table-cell office:value-type="float" office:value="1.158938">
                <text:p>1.1589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4">
                <text:p>174</text:p>
              </table:table-cell>
              <table:table-cell office:value-type="float" office:value="0.522543">
                <text:p>0.522543</text:p>
              </table:table-cell>
              <table:table-cell office:value-type="float" office:value="1.765036">
                <text:p>1.7650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4">
                <text:p>154</text:p>
              </table:table-cell>
              <table:table-cell office:value-type="float" office:value="0.882763">
                <text:p>0.882763</text:p>
              </table:table-cell>
              <table:table-cell office:value-type="float" office:value="2.021805">
                <text:p>2.0218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9">
                <text:p>139</text:p>
              </table:table-cell>
              <table:table-cell office:value-type="float" office:value="0.567912">
                <text:p>0.567912</text:p>
              </table:table-cell>
              <table:table-cell office:value-type="float" office:value="2.434938">
                <text:p>2.4349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0">
                <text:p>130</text:p>
              </table:table-cell>
              <table:table-cell office:value-type="float" office:value="0.604938">
                <text:p>0.604938</text:p>
              </table:table-cell>
              <table:table-cell office:value-type="float" office:value="1.64875">
                <text:p>1.6487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9">
                <text:p>159</text:p>
              </table:table-cell>
              <table:table-cell office:value-type="float" office:value="0.580754">
                <text:p>0.580754</text:p>
              </table:table-cell>
              <table:table-cell office:value-type="float" office:value="1.817271">
                <text:p>1.8172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5">
                <text:p>175</text:p>
              </table:table-cell>
              <table:table-cell office:value-type="float" office:value="0.453815">
                <text:p>0.453815</text:p>
              </table:table-cell>
              <table:table-cell office:value-type="float" office:value="0.941146">
                <text:p>0.94114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1">
                <text:p>241</text:p>
              </table:table-cell>
              <table:table-cell office:value-type="float" office:value="0.679005">
                <text:p>0.679005</text:p>
              </table:table-cell>
              <table:table-cell office:value-type="float" office:value="1.611796">
                <text:p>1.6117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1">
                <text:p>141</text:p>
              </table:table-cell>
              <table:table-cell office:value-type="float" office:value="0.54222">
                <text:p>0.54222</text:p>
              </table:table-cell>
              <table:table-cell office:value-type="float" office:value="1.566166">
                <text:p>1.5661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2">
                <text:p>192</text:p>
              </table:table-cell>
              <table:table-cell office:value-type="float" office:value="0.550048">
                <text:p>0.550048</text:p>
              </table:table-cell>
              <table:table-cell office:value-type="float" office:value="0.865248">
                <text:p>0.8652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71">
                <text:p>271</text:p>
              </table:table-cell>
              <table:table-cell office:value-type="float" office:value="0.538381">
                <text:p>0.538381</text:p>
              </table:table-cell>
              <table:table-cell office:value-type="float" office:value="1.02567">
                <text:p>1.025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0">
                <text:p>270</text:p>
              </table:table-cell>
              <table:table-cell office:value-type="float" office:value="0.45477">
                <text:p>0.45477</text:p>
              </table:table-cell>
              <table:table-cell office:value-type="float" office:value="1.094964">
                <text:p>1.09496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9">
                <text:p>199</text:p>
              </table:table-cell>
              <table:table-cell office:value-type="float" office:value="0.671955">
                <text:p>0.671955</text:p>
              </table:table-cell>
              <table:table-cell office:value-type="float" office:value="1.787334">
                <text:p>1.78733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1">
                <text:p>151</text:p>
              </table:table-cell>
              <table:table-cell office:value-type="float" office:value="0.854651">
                <text:p>0.854651</text:p>
              </table:table-cell>
              <table:table-cell office:value-type="float" office:value="1.964966">
                <text:p>1.9649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">
                <text:p>149</text:p>
              </table:table-cell>
              <table:table-cell office:value-type="float" office:value="0.480378">
                <text:p>0.480378</text:p>
              </table:table-cell>
              <table:table-cell office:value-type="float" office:value="1.545191">
                <text:p>1.5451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2">
                <text:p>202</text:p>
              </table:table-cell>
              <table:table-cell office:value-type="float" office:value="0.564788">
                <text:p>0.564788</text:p>
              </table:table-cell>
              <table:table-cell office:value-type="float" office:value="1.465901">
                <text:p>1.4659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4">
                <text:p>174</text:p>
              </table:table-cell>
              <table:table-cell office:value-type="float" office:value="0.656564">
                <text:p>0.656564</text:p>
              </table:table-cell>
              <table:table-cell office:value-type="float" office:value="1.777045">
                <text:p>1.77704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1">
                <text:p>161</text:p>
              </table:table-cell>
              <table:table-cell office:value-type="float" office:value="0.446728">
                <text:p>0.446728</text:p>
              </table:table-cell>
              <table:table-cell office:value-type="float" office:value="1.022352">
                <text:p>1.02235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22">
                <text:p>222</text:p>
              </table:table-cell>
              <table:table-cell office:value-type="float" office:value="0.463586">
                <text:p>0.463586</text:p>
              </table:table-cell>
              <table:table-cell office:value-type="float" office:value="1.051472">
                <text:p>1.05147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2">
                <text:p>222</text:p>
              </table:table-cell>
              <table:table-cell office:value-type="float" office:value="0.667675">
                <text:p>0.667675</text:p>
              </table:table-cell>
              <table:table-cell office:value-type="float" office:value="1.722909">
                <text:p>1.7229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6">
                <text:p>176</text:p>
              </table:table-cell>
              <table:table-cell office:value-type="float" office:value="0.556487">
                <text:p>0.556487</text:p>
              </table:table-cell>
              <table:table-cell office:value-type="float" office:value="1.604071">
                <text:p>1.60407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1">
                <text:p>141</text:p>
              </table:table-cell>
              <table:table-cell office:value-type="float" office:value="0.539641">
                <text:p>0.539641</text:p>
              </table:table-cell>
              <table:table-cell office:value-type="float" office:value="0.972216">
                <text:p>0.9722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32">
                <text:p>232</text:p>
              </table:table-cell>
              <table:table-cell office:value-type="float" office:value="0.389684">
                <text:p>0.389684</text:p>
              </table:table-cell>
              <table:table-cell office:value-type="float" office:value="0.685217">
                <text:p>0.6852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11">
                <text:p>311</text:p>
              </table:table-cell>
              <table:table-cell office:value-type="float" office:value="0.461273">
                <text:p>0.461273</text:p>
              </table:table-cell>
              <table:table-cell office:value-type="float" office:value="0.477175">
                <text:p>0.4771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84">
                <text:p>384</text:p>
              </table:table-cell>
              <table:table-cell office:value-type="float" office:value="0.276379">
                <text:p>0.27637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97">
                <text:p>397</text:p>
              </table:table-cell>
              <table:table-cell office:value-type="float" office:value="0.253678">
                <text:p>0.253678</text:p>
              </table:table-cell>
              <table:table-cell office:value-type="float" office:value="0.109175">
                <text:p>0.1091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74">
                <text:p>374</text:p>
              </table:table-cell>
              <table:table-cell office:value-type="float" office:value="0.052043">
                <text:p>0.052043</text:p>
              </table:table-cell>
              <table:table-cell office:value-type="float" office:value="0.016942">
                <text:p>0.0169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71">
                <text:p>371</text:p>
              </table:table-cell>
              <table:table-cell office:value-type="float" office:value="0.021382">
                <text:p>0.021382</text:p>
              </table:table-cell>
              <table:table-cell office:value-type="float" office:value="0.00823">
                <text:p>0.008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83">
                <text:p>383</text:p>
              </table:table-cell>
              <table:table-cell office:value-type="float" office:value="0.024444">
                <text:p>0.024444</text:p>
              </table:table-cell>
              <table:table-cell office:value-type="float" office:value="0.009125">
                <text:p>0.0091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89">
                <text:p>389</text:p>
              </table:table-cell>
              <table:table-cell office:value-type="float" office:value="0.03921">
                <text:p>0.03921</text:p>
              </table:table-cell>
              <table:table-cell office:value-type="float" office:value="0.006684">
                <text:p>0.0066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90">
                <text:p>390</text:p>
              </table:table-cell>
              <table:table-cell office:value-type="float" office:value="0.059852">
                <text:p>0.059852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03">
                <text:p>403</text:p>
              </table:table-cell>
              <table:table-cell office:value-type="float" office:value="0.030401">
                <text:p>0.030401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5">
                <text:p>395</text:p>
              </table:table-cell>
              <table:table-cell office:value-type="float" office:value="0.045684">
                <text:p>0.045684</text:p>
              </table:table-cell>
              <table:table-cell office:value-type="float" office:value="0.007134">
                <text:p>0.0071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93">
                <text:p>393</text:p>
              </table:table-cell>
              <table:table-cell office:value-type="float" office:value="0.029263">
                <text:p>0.029263</text:p>
              </table:table-cell>
              <table:table-cell office:value-type="float" office:value="0.010909">
                <text:p>0.0109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94">
                <text:p>394</text:p>
              </table:table-cell>
              <table:table-cell office:value-type="float" office:value="0.023164">
                <text:p>0.023164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5">
                <text:p>395</text:p>
              </table:table-cell>
              <table:table-cell office:value-type="float" office:value="0.023277">
                <text:p>0.023277</text:p>
              </table:table-cell>
              <table:table-cell office:value-type="float" office:value="0.006935">
                <text:p>0.0069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8">
                <text:p>398</text:p>
              </table:table-cell>
              <table:table-cell office:value-type="float" office:value="0.050157">
                <text:p>0.050157</text:p>
              </table:table-cell>
              <table:table-cell office:value-type="float" office:value="0.008131">
                <text:p>0.0081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96">
                <text:p>396</text:p>
              </table:table-cell>
              <table:table-cell office:value-type="float" office:value="0.035741">
                <text:p>0.035741</text:p>
              </table:table-cell>
              <table:table-cell office:value-type="float" office:value="0.007123">
                <text:p>0.0071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97">
                <text:p>397</text:p>
              </table:table-cell>
              <table:table-cell office:value-type="float" office:value="0.023568">
                <text:p>0.023568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96">
                <text:p>396</text:p>
              </table:table-cell>
              <table:table-cell office:value-type="float" office:value="0.025345">
                <text:p>0.025345</text:p>
              </table:table-cell>
              <table:table-cell office:value-type="float" office:value="0.006203">
                <text:p>0.0062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96">
                <text:p>396</text:p>
              </table:table-cell>
              <table:table-cell office:value-type="float" office:value="0.024613">
                <text:p>0.024613</text:p>
              </table:table-cell>
              <table:table-cell office:value-type="float" office:value="0.00775">
                <text:p>0.007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98">
                <text:p>398</text:p>
              </table:table-cell>
              <table:table-cell office:value-type="float" office:value="0.034321">
                <text:p>0.034321</text:p>
              </table:table-cell>
              <table:table-cell office:value-type="float" office:value="0.008458">
                <text:p>0.0084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8">
                <text:p>398</text:p>
              </table:table-cell>
              <table:table-cell office:value-type="float" office:value="0.024145">
                <text:p>0.024145</text:p>
              </table:table-cell>
              <table:table-cell office:value-type="float" office:value="0.009422">
                <text:p>0.00942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98">
                <text:p>398</text:p>
              </table:table-cell>
              <table:table-cell office:value-type="float" office:value="0.084554">
                <text:p>0.084554</text:p>
              </table:table-cell>
              <table:table-cell office:value-type="float" office:value="0.023749">
                <text:p>0.0237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94">
                <text:p>394</text:p>
              </table:table-cell>
              <table:table-cell office:value-type="float" office:value="0.036034">
                <text:p>0.036034</text:p>
              </table:table-cell>
              <table:table-cell office:value-type="float" office:value="0.01132">
                <text:p>0.0113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96">
                <text:p>396</text:p>
              </table:table-cell>
              <table:table-cell office:value-type="float" office:value="0.07344">
                <text:p>0.07344</text:p>
              </table:table-cell>
              <table:table-cell office:value-type="float" office:value="0.008429">
                <text:p>0.0084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93">
                <text:p>393</text:p>
              </table:table-cell>
              <table:table-cell office:value-type="float" office:value="0.030359">
                <text:p>0.030359</text:p>
              </table:table-cell>
              <table:table-cell office:value-type="float" office:value="0.010179">
                <text:p>0.01017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93">
                <text:p>393</text:p>
              </table:table-cell>
              <table:table-cell office:value-type="float" office:value="0.025594">
                <text:p>0.025594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95">
                <text:p>395</text:p>
              </table:table-cell>
              <table:table-cell office:value-type="float" office:value="0.102341">
                <text:p>0.102341</text:p>
              </table:table-cell>
              <table:table-cell office:value-type="float" office:value="0.025303">
                <text:p>0.0253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93">
                <text:p>393</text:p>
              </table:table-cell>
              <table:table-cell office:value-type="float" office:value="0.045355">
                <text:p>0.045355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6">
                <text:p>396</text:p>
              </table:table-cell>
              <table:table-cell office:value-type="float" office:value="0.059907">
                <text:p>0.059907</text:p>
              </table:table-cell>
              <table:table-cell office:value-type="float" office:value="0.010439">
                <text:p>0.01043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3">
                <text:p>393</text:p>
              </table:table-cell>
              <table:table-cell office:value-type="float" office:value="0.027663">
                <text:p>0.027663</text:p>
              </table:table-cell>
              <table:table-cell office:value-type="float" office:value="0.007949">
                <text:p>0.00794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3">
                <text:p>393</text:p>
              </table:table-cell>
              <table:table-cell office:value-type="float" office:value="0.032004">
                <text:p>0.032004</text:p>
              </table:table-cell>
              <table:table-cell office:value-type="float" office:value="0.014316">
                <text:p>0.0143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96">
                <text:p>396</text:p>
              </table:table-cell>
              <table:table-cell office:value-type="float" office:value="0.067474">
                <text:p>0.067474</text:p>
              </table:table-cell>
              <table:table-cell office:value-type="float" office:value="0.012429">
                <text:p>0.01242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94">
                <text:p>394</text:p>
              </table:table-cell>
              <table:table-cell office:value-type="float" office:value="0.033599">
                <text:p>0.033599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95">
                <text:p>395</text:p>
              </table:table-cell>
              <table:table-cell office:value-type="float" office:value="0.02914">
                <text:p>0.02914</text:p>
              </table:table-cell>
              <table:table-cell office:value-type="float" office:value="0.012817">
                <text:p>0.0128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95">
                <text:p>395</text:p>
              </table:table-cell>
              <table:table-cell office:value-type="float" office:value="0.033135">
                <text:p>0.033135</text:p>
              </table:table-cell>
              <table:table-cell office:value-type="float" office:value="0.00664">
                <text:p>0.006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94">
                <text:p>394</text:p>
              </table:table-cell>
              <table:table-cell office:value-type="float" office:value="0.026695">
                <text:p>0.026695</text:p>
              </table:table-cell>
              <table:table-cell office:value-type="float" office:value="0.012192">
                <text:p>0.0121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96">
                <text:p>396</text:p>
              </table:table-cell>
              <table:table-cell office:value-type="float" office:value="0.043555">
                <text:p>0.043555</text:p>
              </table:table-cell>
              <table:table-cell office:value-type="float" office:value="0.009649">
                <text:p>0.00964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98">
                <text:p>398</text:p>
              </table:table-cell>
              <table:table-cell office:value-type="float" office:value="0.032319">
                <text:p>0.032319</text:p>
              </table:table-cell>
              <table:table-cell office:value-type="float" office:value="0.008819">
                <text:p>0.0088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96">
                <text:p>396</text:p>
              </table:table-cell>
              <table:table-cell office:value-type="float" office:value="0.029995">
                <text:p>0.029995</text:p>
              </table:table-cell>
              <table:table-cell office:value-type="float" office:value="0.008532">
                <text:p>0.00853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97">
                <text:p>397</text:p>
              </table:table-cell>
              <table:table-cell office:value-type="float" office:value="0.03216">
                <text:p>0.03216</text:p>
              </table:table-cell>
              <table:table-cell office:value-type="float" office:value="0.007812">
                <text:p>0.0078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97">
                <text:p>397</text:p>
              </table:table-cell>
              <table:table-cell office:value-type="float" office:value="0.039472">
                <text:p>0.039472</text:p>
              </table:table-cell>
              <table:table-cell office:value-type="float" office:value="0.00712">
                <text:p>0.007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97">
                <text:p>397</text:p>
              </table:table-cell>
              <table:table-cell office:value-type="float" office:value="0.028977">
                <text:p>0.028977</text:p>
              </table:table-cell>
              <table:table-cell office:value-type="float" office:value="0.011093">
                <text:p>0.0110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98">
                <text:p>398</text:p>
              </table:table-cell>
              <table:table-cell office:value-type="float" office:value="0.05087">
                <text:p>0.05087</text:p>
              </table:table-cell>
              <table:table-cell office:value-type="float" office:value="0.010861">
                <text:p>0.01086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97">
                <text:p>397</text:p>
              </table:table-cell>
              <table:table-cell office:value-type="float" office:value="0.038039">
                <text:p>0.038039</text:p>
              </table:table-cell>
              <table:table-cell office:value-type="float" office:value="0.011071">
                <text:p>0.0110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96">
                <text:p>396</text:p>
              </table:table-cell>
              <table:table-cell office:value-type="float" office:value="0.043444">
                <text:p>0.043444</text:p>
              </table:table-cell>
              <table:table-cell office:value-type="float" office:value="0.010112">
                <text:p>0.0101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96">
                <text:p>396</text:p>
              </table:table-cell>
              <table:table-cell office:value-type="float" office:value="0.018638">
                <text:p>0.018638</text:p>
              </table:table-cell>
              <table:table-cell office:value-type="float" office:value="0.008046">
                <text:p>0.0080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96">
                <text:p>396</text:p>
              </table:table-cell>
              <table:table-cell office:value-type="float" office:value="0.021614">
                <text:p>0.021614</text:p>
              </table:table-cell>
              <table:table-cell office:value-type="float" office:value="0.007265">
                <text:p>0.0072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97">
                <text:p>397</text:p>
              </table:table-cell>
              <table:table-cell office:value-type="float" office:value="0.026814">
                <text:p>0.026814</text:p>
              </table:table-cell>
              <table:table-cell office:value-type="float" office:value="0.007695">
                <text:p>0.0076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98">
                <text:p>398</text:p>
              </table:table-cell>
              <table:table-cell office:value-type="float" office:value="0.02701">
                <text:p>0.02701</text:p>
              </table:table-cell>
              <table:table-cell office:value-type="float" office:value="0.007584">
                <text:p>0.0075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99">
                <text:p>399</text:p>
              </table:table-cell>
              <table:table-cell office:value-type="float" office:value="0.031099">
                <text:p>0.031099</text:p>
              </table:table-cell>
              <table:table-cell office:value-type="float" office:value="0.012081">
                <text:p>0.0120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99">
                <text:p>399</text:p>
              </table:table-cell>
              <table:table-cell office:value-type="float" office:value="0.025784">
                <text:p>0.025784</text:p>
              </table:table-cell>
              <table:table-cell office:value-type="float" office:value="0.009901">
                <text:p>0.00990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99">
                <text:p>399</text:p>
              </table:table-cell>
              <table:table-cell office:value-type="float" office:value="0.040454">
                <text:p>0.040454</text:p>
              </table:table-cell>
              <table:table-cell office:value-type="float" office:value="0.012666">
                <text:p>0.0126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98">
                <text:p>398</text:p>
              </table:table-cell>
              <table:table-cell office:value-type="float" office:value="0.048767">
                <text:p>0.048767</text:p>
              </table:table-cell>
              <table:table-cell office:value-type="float" office:value="0.008621">
                <text:p>0.00862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96">
                <text:p>396</text:p>
              </table:table-cell>
              <table:table-cell office:value-type="float" office:value="0.016644">
                <text:p>0.016644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96">
                <text:p>396</text:p>
              </table:table-cell>
              <table:table-cell office:value-type="float" office:value="0.023043">
                <text:p>0.023043</text:p>
              </table:table-cell>
              <table:table-cell office:value-type="float" office:value="0.00964">
                <text:p>0.0096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96">
                <text:p>396</text:p>
              </table:table-cell>
              <table:table-cell office:value-type="float" office:value="0.025869">
                <text:p>0.025869</text:p>
              </table:table-cell>
              <table:table-cell office:value-type="float" office:value="0.011232">
                <text:p>0.0112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97">
                <text:p>397</text:p>
              </table:table-cell>
              <table:table-cell office:value-type="float" office:value="0.043932">
                <text:p>0.043932</text:p>
              </table:table-cell>
              <table:table-cell office:value-type="float" office:value="0.01105">
                <text:p>0.0110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8">
                <text:p>398</text:p>
              </table:table-cell>
              <table:table-cell office:value-type="float" office:value="0.036166">
                <text:p>0.036166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98">
                <text:p>398</text:p>
              </table:table-cell>
              <table:table-cell office:value-type="float" office:value="0.030929">
                <text:p>0.030929</text:p>
              </table:table-cell>
              <table:table-cell office:value-type="float" office:value="0.010442">
                <text:p>0.0104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98">
                <text:p>398</text:p>
              </table:table-cell>
              <table:table-cell office:value-type="float" office:value="0.040484">
                <text:p>0.040484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7">
                <text:p>397</text:p>
              </table:table-cell>
              <table:table-cell office:value-type="float" office:value="0.024993">
                <text:p>0.024993</text:p>
              </table:table-cell>
              <table:table-cell office:value-type="float" office:value="0.011011">
                <text:p>0.0110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8">
                <text:p>398</text:p>
              </table:table-cell>
              <table:table-cell office:value-type="float" office:value="0.03968">
                <text:p>0.03968</text:p>
              </table:table-cell>
              <table:table-cell office:value-type="float" office:value="0.008928">
                <text:p>0.0089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97">
                <text:p>397</text:p>
              </table:table-cell>
              <table:table-cell office:value-type="float" office:value="0.092405">
                <text:p>0.092405</text:p>
              </table:table-cell>
              <table:table-cell office:value-type="float" office:value="0.020483">
                <text:p>0.0204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93">
                <text:p>393</text:p>
              </table:table-cell>
              <table:table-cell office:value-type="float" office:value="0.027732">
                <text:p>0.027732</text:p>
              </table:table-cell>
              <table:table-cell office:value-type="float" office:value="0.008432">
                <text:p>0.00843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93">
                <text:p>393</text:p>
              </table:table-cell>
              <table:table-cell office:value-type="float" office:value="0.051822">
                <text:p>0.051822</text:p>
              </table:table-cell>
              <table:table-cell office:value-type="float" office:value="0.013182">
                <text:p>0.01318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94">
                <text:p>394</text:p>
              </table:table-cell>
              <table:table-cell office:value-type="float" office:value="0.066854">
                <text:p>0.066854</text:p>
              </table:table-cell>
              <table:table-cell office:value-type="float" office:value="0.010113">
                <text:p>0.0101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91">
                <text:p>391</text:p>
              </table:table-cell>
              <table:table-cell office:value-type="float" office:value="0.032661">
                <text:p>0.032661</text:p>
              </table:table-cell>
              <table:table-cell office:value-type="float" office:value="0.009286">
                <text:p>0.00928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94">
                <text:p>394</text:p>
              </table:table-cell>
              <table:table-cell office:value-type="float" office:value="0.118022">
                <text:p>0.118022</text:p>
              </table:table-cell>
              <table:table-cell office:value-type="float" office:value="0.015479">
                <text:p>0.01547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88">
                <text:p>388</text:p>
              </table:table-cell>
              <table:table-cell office:value-type="float" office:value="0.05008">
                <text:p>0.05008</text:p>
              </table:table-cell>
              <table:table-cell office:value-type="float" office:value="0.007913">
                <text:p>0.0079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87">
                <text:p>387</text:p>
              </table:table-cell>
              <table:table-cell office:value-type="float" office:value="0.019247">
                <text:p>0.019247</text:p>
              </table:table-cell>
              <table:table-cell office:value-type="float" office:value="0.007146">
                <text:p>0.0071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90">
                <text:p>390</text:p>
              </table:table-cell>
              <table:table-cell office:value-type="float" office:value="0.017724">
                <text:p>0.017724</text:p>
              </table:table-cell>
              <table:table-cell office:value-type="float" office:value="0.006678">
                <text:p>0.00667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91">
                <text:p>391</text:p>
              </table:table-cell>
              <table:table-cell office:value-type="float" office:value="0.030967">
                <text:p>0.030967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97">
                <text:p>397</text:p>
              </table:table-cell>
              <table:table-cell office:value-type="float" office:value="0.056474">
                <text:p>0.056474</text:p>
              </table:table-cell>
              <table:table-cell office:value-type="float" office:value="0.010063">
                <text:p>0.0100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97">
                <text:p>397</text:p>
              </table:table-cell>
              <table:table-cell office:value-type="float" office:value="0.022671">
                <text:p>0.022671</text:p>
              </table:table-cell>
              <table:table-cell office:value-type="float" office:value="0.008044">
                <text:p>0.0080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97">
                <text:p>397</text:p>
              </table:table-cell>
              <table:table-cell office:value-type="float" office:value="0.021802">
                <text:p>0.021802</text:p>
              </table:table-cell>
              <table:table-cell office:value-type="float" office:value="0.01021">
                <text:p>0.0102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97">
                <text:p>397</text:p>
              </table:table-cell>
              <table:table-cell office:value-type="float" office:value="0.022302">
                <text:p>0.022302</text:p>
              </table:table-cell>
              <table:table-cell office:value-type="float" office:value="0.007012">
                <text:p>0.00701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7">
                <text:p>397</text:p>
              </table:table-cell>
              <table:table-cell office:value-type="float" office:value="0.024231">
                <text:p>0.024231</text:p>
              </table:table-cell>
              <table:table-cell office:value-type="float" office:value="0.007893">
                <text:p>0.0078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99">
                <text:p>399</text:p>
              </table:table-cell>
              <table:table-cell office:value-type="float" office:value="0.030636">
                <text:p>0.030636</text:p>
              </table:table-cell>
              <table:table-cell office:value-type="float" office:value="0.016031">
                <text:p>0.0160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98">
                <text:p>398</text:p>
              </table:table-cell>
              <table:table-cell office:value-type="float" office:value="0.036079">
                <text:p>0.036079</text:p>
              </table:table-cell>
              <table:table-cell office:value-type="float" office:value="0.012105">
                <text:p>0.0121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00">
                <text:p>400</text:p>
              </table:table-cell>
              <table:table-cell office:value-type="float" office:value="0.041791">
                <text:p>0.041791</text:p>
              </table:table-cell>
              <table:table-cell office:value-type="float" office:value="0.01076">
                <text:p>0.010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98">
                <text:p>398</text:p>
              </table:table-cell>
              <table:table-cell office:value-type="float" office:value="0.04852">
                <text:p>0.04852</text:p>
              </table:table-cell>
              <table:table-cell office:value-type="float" office:value="0.012096">
                <text:p>0.0120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96">
                <text:p>396</text:p>
              </table:table-cell>
              <table:table-cell office:value-type="float" office:value="0.032367">
                <text:p>0.032367</text:p>
              </table:table-cell>
              <table:table-cell office:value-type="float" office:value="0.008744">
                <text:p>0.0087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95">
                <text:p>395</text:p>
              </table:table-cell>
              <table:table-cell office:value-type="float" office:value="0.032081">
                <text:p>0.032081</text:p>
              </table:table-cell>
              <table:table-cell office:value-type="float" office:value="0.011711">
                <text:p>0.0117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95">
                <text:p>395</text:p>
              </table:table-cell>
              <table:table-cell office:value-type="float" office:value="0.026071">
                <text:p>0.026071</text:p>
              </table:table-cell>
              <table:table-cell office:value-type="float" office:value="0.011078">
                <text:p>0.01107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96">
                <text:p>396</text:p>
              </table:table-cell>
              <table:table-cell office:value-type="float" office:value="0.038625">
                <text:p>0.038625</text:p>
              </table:table-cell>
              <table:table-cell office:value-type="float" office:value="0.012748">
                <text:p>0.01274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97">
                <text:p>397</text:p>
              </table:table-cell>
              <table:table-cell office:value-type="float" office:value="0.037888">
                <text:p>0.037888</text:p>
              </table:table-cell>
              <table:table-cell office:value-type="float" office:value="0.006522">
                <text:p>0.00652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97">
                <text:p>397</text:p>
              </table:table-cell>
              <table:table-cell office:value-type="float" office:value="0.019033">
                <text:p>0.019033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97">
                <text:p>397</text:p>
              </table:table-cell>
              <table:table-cell office:value-type="float" office:value="0.021025">
                <text:p>0.021025</text:p>
              </table:table-cell>
              <table:table-cell office:value-type="float" office:value="0.008755">
                <text:p>0.00875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97">
                <text:p>397</text:p>
              </table:table-cell>
              <table:table-cell office:value-type="float" office:value="0.022208">
                <text:p>0.022208</text:p>
              </table:table-cell>
              <table:table-cell office:value-type="float" office:value="0.008732">
                <text:p>0.0087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98">
                <text:p>398</text:p>
              </table:table-cell>
              <table:table-cell office:value-type="float" office:value="0.038719">
                <text:p>0.038719</text:p>
              </table:table-cell>
              <table:table-cell office:value-type="float" office:value="0.010639">
                <text:p>0.0106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98">
                <text:p>398</text:p>
              </table:table-cell>
              <table:table-cell office:value-type="float" office:value="0.020235">
                <text:p>0.020235</text:p>
              </table:table-cell>
              <table:table-cell office:value-type="float" office:value="0.007302">
                <text:p>0.00730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98">
                <text:p>398</text:p>
              </table:table-cell>
              <table:table-cell office:value-type="float" office:value="0.034676">
                <text:p>0.034676</text:p>
              </table:table-cell>
              <table:table-cell office:value-type="float" office:value="0.012178">
                <text:p>0.0121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97">
                <text:p>397</text:p>
              </table:table-cell>
              <table:table-cell office:value-type="float" office:value="0.026616">
                <text:p>0.026616</text:p>
              </table:table-cell>
              <table:table-cell office:value-type="float" office:value="0.00859">
                <text:p>0.008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99">
                <text:p>399</text:p>
              </table:table-cell>
              <table:table-cell office:value-type="float" office:value="0.047871">
                <text:p>0.047871</text:p>
              </table:table-cell>
              <table:table-cell office:value-type="float" office:value="0.010234">
                <text:p>0.01023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97">
                <text:p>397</text:p>
              </table:table-cell>
              <table:table-cell office:value-type="float" office:value="0.062138">
                <text:p>0.062138</text:p>
              </table:table-cell>
              <table:table-cell office:value-type="float" office:value="0.011214">
                <text:p>0.01121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94">
                <text:p>394</text:p>
              </table:table-cell>
              <table:table-cell office:value-type="float" office:value="0.024234">
                <text:p>0.024234</text:p>
              </table:table-cell>
              <table:table-cell office:value-type="float" office:value="0.008205">
                <text:p>0.0082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94">
                <text:p>394</text:p>
              </table:table-cell>
              <table:table-cell office:value-type="float" office:value="0.036845">
                <text:p>0.036845</text:p>
              </table:table-cell>
              <table:table-cell office:value-type="float" office:value="0.00885">
                <text:p>0.008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94">
                <text:p>394</text:p>
              </table:table-cell>
              <table:table-cell office:value-type="float" office:value="0.033562">
                <text:p>0.033562</text:p>
              </table:table-cell>
              <table:table-cell office:value-type="float" office:value="0.007263">
                <text:p>0.00726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95">
                <text:p>395</text:p>
              </table:table-cell>
              <table:table-cell office:value-type="float" office:value="0.034957">
                <text:p>0.034957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98">
                <text:p>398</text:p>
              </table:table-cell>
              <table:table-cell office:value-type="float" office:value="0.021508">
                <text:p>0.021508</text:p>
              </table:table-cell>
              <table:table-cell office:value-type="float" office:value="0.006861">
                <text:p>0.0068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98">
                <text:p>398</text:p>
              </table:table-cell>
              <table:table-cell office:value-type="float" office:value="0.017521">
                <text:p>0.017521</text:p>
              </table:table-cell>
              <table:table-cell office:value-type="float" office:value="0.005847">
                <text:p>0.00584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98">
                <text:p>398</text:p>
              </table:table-cell>
              <table:table-cell office:value-type="float" office:value="0.03354">
                <text:p>0.03354</text:p>
              </table:table-cell>
              <table:table-cell office:value-type="float" office:value="0.010051">
                <text:p>0.010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98">
                <text:p>398</text:p>
              </table:table-cell>
              <table:table-cell office:value-type="float" office:value="0.02015">
                <text:p>0.02015</text:p>
              </table:table-cell>
              <table:table-cell office:value-type="float" office:value="0.006955">
                <text:p>0.00695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00">
                <text:p>400</text:p>
              </table:table-cell>
              <table:table-cell office:value-type="float" office:value="0.02874">
                <text:p>0.02874</text:p>
              </table:table-cell>
              <table:table-cell office:value-type="float" office:value="0.010521">
                <text:p>0.01052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99">
                <text:p>399</text:p>
              </table:table-cell>
              <table:table-cell office:value-type="float" office:value="0.034576">
                <text:p>0.034576</text:p>
              </table:table-cell>
              <table:table-cell office:value-type="float" office:value="0.007584">
                <text:p>0.00758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98">
                <text:p>398</text:p>
              </table:table-cell>
              <table:table-cell office:value-type="float" office:value="0.061649">
                <text:p>0.061649</text:p>
              </table:table-cell>
              <table:table-cell office:value-type="float" office:value="0.01135">
                <text:p>0.0113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96">
                <text:p>396</text:p>
              </table:table-cell>
              <table:table-cell office:value-type="float" office:value="0.035221">
                <text:p>0.035221</text:p>
              </table:table-cell>
              <table:table-cell office:value-type="float" office:value="0.012554">
                <text:p>0.0125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96">
                <text:p>396</text:p>
              </table:table-cell>
              <table:table-cell office:value-type="float" office:value="0.052937">
                <text:p>0.052937</text:p>
              </table:table-cell>
              <table:table-cell office:value-type="float" office:value="0.007024">
                <text:p>0.00702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94">
                <text:p>394</text:p>
              </table:table-cell>
              <table:table-cell office:value-type="float" office:value="0.059373">
                <text:p>0.059373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93">
                <text:p>393</text:p>
              </table:table-cell>
              <table:table-cell office:value-type="float" office:value="0.035956">
                <text:p>0.035956</text:p>
              </table:table-cell>
              <table:table-cell office:value-type="float" office:value="0.008334">
                <text:p>0.0083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94">
                <text:p>394</text:p>
              </table:table-cell>
              <table:table-cell office:value-type="float" office:value="0.016665">
                <text:p>0.016665</text:p>
              </table:table-cell>
              <table:table-cell office:value-type="float" office:value="0.006377">
                <text:p>0.0063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94">
                <text:p>394</text:p>
              </table:table-cell>
              <table:table-cell office:value-type="float" office:value="0.032119">
                <text:p>0.032119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95">
                <text:p>395</text:p>
              </table:table-cell>
              <table:table-cell office:value-type="float" office:value="0.068835">
                <text:p>0.068835</text:p>
              </table:table-cell>
              <table:table-cell office:value-type="float" office:value="0.012473">
                <text:p>0.0124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94">
                <text:p>394</text:p>
              </table:table-cell>
              <table:table-cell office:value-type="float" office:value="0.083743">
                <text:p>0.083743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91">
                <text:p>391</text:p>
              </table:table-cell>
              <table:table-cell office:value-type="float" office:value="0.023708">
                <text:p>0.023708</text:p>
              </table:table-cell>
              <table:table-cell office:value-type="float" office:value="0.009553">
                <text:p>0.00955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91">
                <text:p>391</text:p>
              </table:table-cell>
              <table:table-cell office:value-type="float" office:value="0.027794">
                <text:p>0.027794</text:p>
              </table:table-cell>
              <table:table-cell office:value-type="float" office:value="0.011732">
                <text:p>0.01173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92">
                <text:p>392</text:p>
              </table:table-cell>
              <table:table-cell office:value-type="float" office:value="0.019863">
                <text:p>0.019863</text:p>
              </table:table-cell>
              <table:table-cell office:value-type="float" office:value="0.008197">
                <text:p>0.0081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95">
                <text:p>395</text:p>
              </table:table-cell>
              <table:table-cell office:value-type="float" office:value="0.045547">
                <text:p>0.045547</text:p>
              </table:table-cell>
              <table:table-cell office:value-type="float" office:value="0.008799">
                <text:p>0.0087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7">
                <text:p>397</text:p>
              </table:table-cell>
              <table:table-cell office:value-type="float" office:value="0.030704">
                <text:p>0.030704</text:p>
              </table:table-cell>
              <table:table-cell office:value-type="float" office:value="0.008787">
                <text:p>0.00878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97">
                <text:p>397</text:p>
              </table:table-cell>
              <table:table-cell office:value-type="float" office:value="0.026473">
                <text:p>0.026473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97">
                <text:p>397</text:p>
              </table:table-cell>
              <table:table-cell office:value-type="float" office:value="0.026815">
                <text:p>0.026815</text:p>
              </table:table-cell>
              <table:table-cell office:value-type="float" office:value="0.009142">
                <text:p>0.00914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97">
                <text:p>397</text:p>
              </table:table-cell>
              <table:table-cell office:value-type="float" office:value="0.034311">
                <text:p>0.034311</text:p>
              </table:table-cell>
              <table:table-cell office:value-type="float" office:value="0.008709">
                <text:p>0.0087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98">
                <text:p>398</text:p>
              </table:table-cell>
              <table:table-cell office:value-type="float" office:value="0.050934">
                <text:p>0.050934</text:p>
              </table:table-cell>
              <table:table-cell office:value-type="float" office:value="0.016638">
                <text:p>0.0166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96">
                <text:p>396</text:p>
              </table:table-cell>
              <table:table-cell office:value-type="float" office:value="0.048801">
                <text:p>0.048801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98">
                <text:p>398</text:p>
              </table:table-cell>
              <table:table-cell office:value-type="float" office:value="0.091179">
                <text:p>0.091179</text:p>
              </table:table-cell>
              <table:table-cell office:value-type="float" office:value="0.021361">
                <text:p>0.02136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93">
                <text:p>393</text:p>
              </table:table-cell>
              <table:table-cell office:value-type="float" office:value="0.046725">
                <text:p>0.046725</text:p>
              </table:table-cell>
              <table:table-cell office:value-type="float" office:value="0.007113">
                <text:p>0.0071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92">
                <text:p>392</text:p>
              </table:table-cell>
              <table:table-cell office:value-type="float" office:value="0.018486">
                <text:p>0.018486</text:p>
              </table:table-cell>
              <table:table-cell office:value-type="float" office:value="0.007846">
                <text:p>0.00784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93">
                <text:p>393</text:p>
              </table:table-cell>
              <table:table-cell office:value-type="float" office:value="0.0474">
                <text:p>0.0474</text:p>
              </table:table-cell>
              <table:table-cell office:value-type="float" office:value="0.012258">
                <text:p>0.01225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92">
                <text:p>392</text:p>
              </table:table-cell>
              <table:table-cell office:value-type="float" office:value="0.023043">
                <text:p>0.023043</text:p>
              </table:table-cell>
              <table:table-cell office:value-type="float" office:value="0.009371">
                <text:p>0.00937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96">
                <text:p>396</text:p>
              </table:table-cell>
              <table:table-cell office:value-type="float" office:value="0.027638">
                <text:p>0.027638</text:p>
              </table:table-cell>
              <table:table-cell office:value-type="float" office:value="0.007764">
                <text:p>0.00776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8">
                <text:p>398</text:p>
              </table:table-cell>
              <table:table-cell office:value-type="float" office:value="0.041486">
                <text:p>0.041486</text:p>
              </table:table-cell>
              <table:table-cell office:value-type="float" office:value="0.013014">
                <text:p>0.01301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96">
                <text:p>396</text:p>
              </table:table-cell>
              <table:table-cell office:value-type="float" office:value="0.077724">
                <text:p>0.077724</text:p>
              </table:table-cell>
              <table:table-cell office:value-type="float" office:value="0.016308">
                <text:p>0.01630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5">
                <text:p>395</text:p>
              </table:table-cell>
              <table:table-cell office:value-type="float" office:value="0.024982">
                <text:p>0.024982</text:p>
              </table:table-cell>
              <table:table-cell office:value-type="float" office:value="0.007088">
                <text:p>0.00708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95">
                <text:p>395</text:p>
              </table:table-cell>
              <table:table-cell office:value-type="float" office:value="0.028802">
                <text:p>0.028802</text:p>
              </table:table-cell>
              <table:table-cell office:value-type="float" office:value="0.010553">
                <text:p>0.0105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95">
                <text:p>395</text:p>
              </table:table-cell>
              <table:table-cell office:value-type="float" office:value="0.022731">
                <text:p>0.022731</text:p>
              </table:table-cell>
              <table:table-cell office:value-type="float" office:value="0.00767">
                <text:p>0.007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96">
                <text:p>396</text:p>
              </table:table-cell>
              <table:table-cell office:value-type="float" office:value="0.022073">
                <text:p>0.022073</text:p>
              </table:table-cell>
              <table:table-cell office:value-type="float" office:value="0.008819">
                <text:p>0.00881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99">
                <text:p>399</text:p>
              </table:table-cell>
              <table:table-cell office:value-type="float" office:value="0.01716">
                <text:p>0.01716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99">
                <text:p>399</text:p>
              </table:table-cell>
              <table:table-cell office:value-type="float" office:value="0.050522">
                <text:p>0.050522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97">
                <text:p>397</text:p>
              </table:table-cell>
              <table:table-cell office:value-type="float" office:value="0.058555">
                <text:p>0.058555</text:p>
              </table:table-cell>
              <table:table-cell office:value-type="float" office:value="0.007579">
                <text:p>0.00757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97">
                <text:p>397</text:p>
              </table:table-cell>
              <table:table-cell office:value-type="float" office:value="0.025354">
                <text:p>0.025354</text:p>
              </table:table-cell>
              <table:table-cell office:value-type="float" office:value="0.00748">
                <text:p>0.0074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96">
                <text:p>396</text:p>
              </table:table-cell>
              <table:table-cell office:value-type="float" office:value="0.021779">
                <text:p>0.021779</text:p>
              </table:table-cell>
              <table:table-cell office:value-type="float" office:value="0.008599">
                <text:p>0.0085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96">
                <text:p>396</text:p>
              </table:table-cell>
              <table:table-cell office:value-type="float" office:value="0.029313">
                <text:p>0.029313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97">
                <text:p>397</text:p>
              </table:table-cell>
              <table:table-cell office:value-type="float" office:value="0.057695">
                <text:p>0.057695</text:p>
              </table:table-cell>
              <table:table-cell office:value-type="float" office:value="0.017244">
                <text:p>0.0172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98">
                <text:p>398</text:p>
              </table:table-cell>
              <table:table-cell office:value-type="float" office:value="0.022533">
                <text:p>0.022533</text:p>
              </table:table-cell>
              <table:table-cell office:value-type="float" office:value="0.011865">
                <text:p>0.01186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98">
                <text:p>398</text:p>
              </table:table-cell>
              <table:table-cell office:value-type="float" office:value="0.024975">
                <text:p>0.024975</text:p>
              </table:table-cell>
              <table:table-cell office:value-type="float" office:value="0.008097">
                <text:p>0.00809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98">
                <text:p>398</text:p>
              </table:table-cell>
              <table:table-cell office:value-type="float" office:value="0.062873">
                <text:p>0.062873</text:p>
              </table:table-cell>
              <table:table-cell office:value-type="float" office:value="0.011436">
                <text:p>0.01143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94">
                <text:p>394</text:p>
              </table:table-cell>
              <table:table-cell office:value-type="float" office:value="0.038168">
                <text:p>0.038168</text:p>
              </table:table-cell>
              <table:table-cell office:value-type="float" office:value="0.00951">
                <text:p>0.0095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96">
                <text:p>396</text:p>
              </table:table-cell>
              <table:table-cell office:value-type="float" office:value="0.069857">
                <text:p>0.069857</text:p>
              </table:table-cell>
              <table:table-cell office:value-type="float" office:value="0.009089">
                <text:p>0.00908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91">
                <text:p>391</text:p>
              </table:table-cell>
              <table:table-cell office:value-type="float" office:value="0.023853">
                <text:p>0.023853</text:p>
              </table:table-cell>
              <table:table-cell office:value-type="float" office:value="0.009282">
                <text:p>0.00928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3">
                <text:p>393</text:p>
              </table:table-cell>
              <table:table-cell office:value-type="float" office:value="0.020574">
                <text:p>0.020574</text:p>
              </table:table-cell>
              <table:table-cell office:value-type="float" office:value="0.007189">
                <text:p>0.00718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95">
                <text:p>395</text:p>
              </table:table-cell>
              <table:table-cell office:value-type="float" office:value="0.027773">
                <text:p>0.027773</text:p>
              </table:table-cell>
              <table:table-cell office:value-type="float" office:value="0.011717">
                <text:p>0.0117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96">
                <text:p>396</text:p>
              </table:table-cell>
              <table:table-cell office:value-type="float" office:value="0.036508">
                <text:p>0.036508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97">
                <text:p>397</text:p>
              </table:table-cell>
              <table:table-cell office:value-type="float" office:value="0.056433">
                <text:p>0.056433</text:p>
              </table:table-cell>
              <table:table-cell office:value-type="float" office:value="0.012493">
                <text:p>0.01249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98">
                <text:p>398</text:p>
              </table:table-cell>
              <table:table-cell office:value-type="float" office:value="0.042564">
                <text:p>0.042564</text:p>
              </table:table-cell>
              <table:table-cell office:value-type="float" office:value="0.015096">
                <text:p>0.01509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96">
                <text:p>396</text:p>
              </table:table-cell>
              <table:table-cell office:value-type="float" office:value="0.04399">
                <text:p>0.04399</text:p>
              </table:table-cell>
              <table:table-cell office:value-type="float" office:value="0.012302">
                <text:p>0.01230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95">
                <text:p>395</text:p>
              </table:table-cell>
              <table:table-cell office:value-type="float" office:value="0.016203">
                <text:p>0.016203</text:p>
              </table:table-cell>
              <table:table-cell office:value-type="float" office:value="0.005925">
                <text:p>0.0059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96">
                <text:p>396</text:p>
              </table:table-cell>
              <table:table-cell office:value-type="float" office:value="0.018551">
                <text:p>0.018551</text:p>
              </table:table-cell>
              <table:table-cell office:value-type="float" office:value="0.006659">
                <text:p>0.00665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97">
                <text:p>397</text:p>
              </table:table-cell>
              <table:table-cell office:value-type="float" office:value="0.027899">
                <text:p>0.027899</text:p>
              </table:table-cell>
              <table:table-cell office:value-type="float" office:value="0.006762">
                <text:p>0.0067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97">
                <text:p>397</text:p>
              </table:table-cell>
              <table:table-cell office:value-type="float" office:value="0.024811">
                <text:p>0.024811</text:p>
              </table:table-cell>
              <table:table-cell office:value-type="float" office:value="0.00888">
                <text:p>0.0088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99">
                <text:p>399</text:p>
              </table:table-cell>
              <table:table-cell office:value-type="float" office:value="0.041086">
                <text:p>0.041086</text:p>
              </table:table-cell>
              <table:table-cell office:value-type="float" office:value="0.013434">
                <text:p>0.01343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99">
                <text:p>399</text:p>
              </table:table-cell>
              <table:table-cell office:value-type="float" office:value="0.018467">
                <text:p>0.018467</text:p>
              </table:table-cell>
              <table:table-cell office:value-type="float" office:value="0.006869">
                <text:p>0.0068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98">
                <text:p>398</text:p>
              </table:table-cell>
              <table:table-cell office:value-type="float" office:value="0.050519">
                <text:p>0.050519</text:p>
              </table:table-cell>
              <table:table-cell office:value-type="float" office:value="0.011338">
                <text:p>0.0113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97">
                <text:p>397</text:p>
              </table:table-cell>
              <table:table-cell office:value-type="float" office:value="0.048081">
                <text:p>0.048081</text:p>
              </table:table-cell>
              <table:table-cell office:value-type="float" office:value="0.010423">
                <text:p>0.01042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95">
                <text:p>395</text:p>
              </table:table-cell>
              <table:table-cell office:value-type="float" office:value="0.067346">
                <text:p>0.067346</text:p>
              </table:table-cell>
              <table:table-cell office:value-type="float" office:value="0.016972">
                <text:p>0.0169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94">
                <text:p>394</text:p>
              </table:table-cell>
              <table:table-cell office:value-type="float" office:value="0.021043">
                <text:p>0.021043</text:p>
              </table:table-cell>
              <table:table-cell office:value-type="float" office:value="0.008904">
                <text:p>0.0089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94">
                <text:p>394</text:p>
              </table:table-cell>
              <table:table-cell office:value-type="float" office:value="0.033371">
                <text:p>0.033371</text:p>
              </table:table-cell>
              <table:table-cell office:value-type="float" office:value="0.011115">
                <text:p>0.01111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95">
                <text:p>395</text:p>
              </table:table-cell>
              <table:table-cell office:value-type="float" office:value="0.05282">
                <text:p>0.05282</text:p>
              </table:table-cell>
              <table:table-cell office:value-type="float" office:value="0.011018">
                <text:p>0.0110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95">
                <text:p>395</text:p>
              </table:table-cell>
              <table:table-cell office:value-type="float" office:value="0.051584">
                <text:p>0.051584</text:p>
              </table:table-cell>
              <table:table-cell office:value-type="float" office:value="0.01546">
                <text:p>0.0154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95">
                <text:p>395</text:p>
              </table:table-cell>
              <table:table-cell office:value-type="float" office:value="0.039925">
                <text:p>0.039925</text:p>
              </table:table-cell>
              <table:table-cell office:value-type="float" office:value="0.01106">
                <text:p>0.0110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96">
                <text:p>396</text:p>
              </table:table-cell>
              <table:table-cell office:value-type="float" office:value="0.040842">
                <text:p>0.040842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94">
                <text:p>394</text:p>
              </table:table-cell>
              <table:table-cell office:value-type="float" office:value="0.04733">
                <text:p>0.04733</text:p>
              </table:table-cell>
              <table:table-cell office:value-type="float" office:value="0.009465">
                <text:p>0.0094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95">
                <text:p>395</text:p>
              </table:table-cell>
              <table:table-cell office:value-type="float" office:value="0.052682">
                <text:p>0.052682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93">
                <text:p>393</text:p>
              </table:table-cell>
              <table:table-cell office:value-type="float" office:value="0.021512">
                <text:p>0.021512</text:p>
              </table:table-cell>
              <table:table-cell office:value-type="float" office:value="0.010573">
                <text:p>0.01057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96">
                <text:p>396</text:p>
              </table:table-cell>
              <table:table-cell office:value-type="float" office:value="0.061928">
                <text:p>0.061928</text:p>
              </table:table-cell>
              <table:table-cell office:value-type="float" office:value="0.010344">
                <text:p>0.0103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94">
                <text:p>394</text:p>
              </table:table-cell>
              <table:table-cell office:value-type="float" office:value="0.03949">
                <text:p>0.03949</text:p>
              </table:table-cell>
              <table:table-cell office:value-type="float" office:value="0.006583">
                <text:p>0.00658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94">
                <text:p>394</text:p>
              </table:table-cell>
              <table:table-cell office:value-type="float" office:value="0.041135">
                <text:p>0.041135</text:p>
              </table:table-cell>
              <table:table-cell office:value-type="float" office:value="0.006363">
                <text:p>0.0063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94">
                <text:p>394</text:p>
              </table:table-cell>
              <table:table-cell office:value-type="float" office:value="0.019578">
                <text:p>0.019578</text:p>
              </table:table-cell>
              <table:table-cell office:value-type="float" office:value="0.008544">
                <text:p>0.0085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96">
                <text:p>396</text:p>
              </table:table-cell>
              <table:table-cell office:value-type="float" office:value="0.019521">
                <text:p>0.019521</text:p>
              </table:table-cell>
              <table:table-cell office:value-type="float" office:value="0.006852">
                <text:p>0.0068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97">
                <text:p>397</text:p>
              </table:table-cell>
              <table:table-cell office:value-type="float" office:value="0.049612">
                <text:p>0.049612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96">
                <text:p>396</text:p>
              </table:table-cell>
              <table:table-cell office:value-type="float" office:value="0.036474">
                <text:p>0.036474</text:p>
              </table:table-cell>
              <table:table-cell office:value-type="float" office:value="0.008039">
                <text:p>0.0080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95">
                <text:p>395</text:p>
              </table:table-cell>
              <table:table-cell office:value-type="float" office:value="0.025172">
                <text:p>0.025172</text:p>
              </table:table-cell>
              <table:table-cell office:value-type="float" office:value="0.007514">
                <text:p>0.00751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97">
                <text:p>397</text:p>
              </table:table-cell>
              <table:table-cell office:value-type="float" office:value="0.03893">
                <text:p>0.03893</text:p>
              </table:table-cell>
              <table:table-cell office:value-type="float" office:value="0.008197">
                <text:p>0.0081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95">
                <text:p>395</text:p>
              </table:table-cell>
              <table:table-cell office:value-type="float" office:value="0.03801">
                <text:p>0.03801</text:p>
              </table:table-cell>
              <table:table-cell office:value-type="float" office:value="0.009734">
                <text:p>0.0097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96">
                <text:p>396</text:p>
              </table:table-cell>
              <table:table-cell office:value-type="float" office:value="0.017058">
                <text:p>0.017058</text:p>
              </table:table-cell>
              <table:table-cell office:value-type="float" office:value="0.006697">
                <text:p>0.00669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97">
                <text:p>397</text:p>
              </table:table-cell>
              <table:table-cell office:value-type="float" office:value="0.057783">
                <text:p>0.057783</text:p>
              </table:table-cell>
              <table:table-cell office:value-type="float" office:value="0.008626">
                <text:p>0.00862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95">
                <text:p>395</text:p>
              </table:table-cell>
              <table:table-cell office:value-type="float" office:value="0.028233">
                <text:p>0.028233</text:p>
              </table:table-cell>
              <table:table-cell office:value-type="float" office:value="0.011973">
                <text:p>0.01197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96">
                <text:p>396</text:p>
              </table:table-cell>
              <table:table-cell office:value-type="float" office:value="0.024923">
                <text:p>0.024923</text:p>
              </table:table-cell>
              <table:table-cell office:value-type="float" office:value="0.011365">
                <text:p>0.01136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97">
                <text:p>397</text:p>
              </table:table-cell>
              <table:table-cell office:value-type="float" office:value="0.026265">
                <text:p>0.026265</text:p>
              </table:table-cell>
              <table:table-cell office:value-type="float" office:value="0.008698">
                <text:p>0.00869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97">
                <text:p>397</text:p>
              </table:table-cell>
              <table:table-cell office:value-type="float" office:value="0.03967">
                <text:p>0.03967</text:p>
              </table:table-cell>
              <table:table-cell office:value-type="float" office:value="0.007884">
                <text:p>0.0078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98">
                <text:p>398</text:p>
              </table:table-cell>
              <table:table-cell office:value-type="float" office:value="0.030578">
                <text:p>0.030578</text:p>
              </table:table-cell>
              <table:table-cell office:value-type="float" office:value="0.009397">
                <text:p>0.0093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98">
                <text:p>398</text:p>
              </table:table-cell>
              <table:table-cell office:value-type="float" office:value="0.026793">
                <text:p>0.026793</text:p>
              </table:table-cell>
              <table:table-cell office:value-type="float" office:value="0.009652">
                <text:p>0.0096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98">
                <text:p>398</text:p>
              </table:table-cell>
              <table:table-cell office:value-type="float" office:value="0.042932">
                <text:p>0.042932</text:p>
              </table:table-cell>
              <table:table-cell office:value-type="float" office:value="0.012849">
                <text:p>0.01284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97">
                <text:p>397</text:p>
              </table:table-cell>
              <table:table-cell office:value-type="float" office:value="0.031595">
                <text:p>0.031595</text:p>
              </table:table-cell>
              <table:table-cell office:value-type="float" office:value="0.009946">
                <text:p>0.00994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97">
                <text:p>397</text:p>
              </table:table-cell>
              <table:table-cell office:value-type="float" office:value="0.037694">
                <text:p>0.037694</text:p>
              </table:table-cell>
              <table:table-cell office:value-type="float" office:value="0.007202">
                <text:p>0.0072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99">
                <text:p>399</text:p>
              </table:table-cell>
              <table:table-cell office:value-type="float" office:value="0.037636">
                <text:p>0.037636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97">
                <text:p>397</text:p>
              </table:table-cell>
              <table:table-cell office:value-type="float" office:value="0.020965">
                <text:p>0.020965</text:p>
              </table:table-cell>
              <table:table-cell office:value-type="float" office:value="0.00695">
                <text:p>0.0069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98">
                <text:p>398</text:p>
              </table:table-cell>
              <table:table-cell office:value-type="float" office:value="0.019849">
                <text:p>0.019849</text:p>
              </table:table-cell>
              <table:table-cell office:value-type="float" office:value="0.007386">
                <text:p>0.0073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98">
                <text:p>398</text:p>
              </table:table-cell>
              <table:table-cell office:value-type="float" office:value="0.034891">
                <text:p>0.034891</text:p>
              </table:table-cell>
              <table:table-cell office:value-type="float" office:value="0.009702">
                <text:p>0.00970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8">
                <text:p>398</text:p>
              </table:table-cell>
              <table:table-cell office:value-type="float" office:value="0.035275">
                <text:p>0.035275</text:p>
              </table:table-cell>
              <table:table-cell office:value-type="float" office:value="0.007479">
                <text:p>0.00747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98">
                <text:p>398</text:p>
              </table:table-cell>
              <table:table-cell office:value-type="float" office:value="0.017653">
                <text:p>0.017653</text:p>
              </table:table-cell>
              <table:table-cell office:value-type="float" office:value="0.006105">
                <text:p>0.0061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98">
                <text:p>398</text:p>
              </table:table-cell>
              <table:table-cell office:value-type="float" office:value="0.02089">
                <text:p>0.02089</text:p>
              </table:table-cell>
              <table:table-cell office:value-type="float" office:value="0.008113">
                <text:p>0.0081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98">
                <text:p>398</text:p>
              </table:table-cell>
              <table:table-cell office:value-type="float" office:value="0.049672">
                <text:p>0.049672</text:p>
              </table:table-cell>
              <table:table-cell office:value-type="float" office:value="0.014484">
                <text:p>0.0144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97">
                <text:p>397</text:p>
              </table:table-cell>
              <table:table-cell office:value-type="float" office:value="0.017736">
                <text:p>0.017736</text:p>
              </table:table-cell>
              <table:table-cell office:value-type="float" office:value="0.006622">
                <text:p>0.0066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98">
                <text:p>398</text:p>
              </table:table-cell>
              <table:table-cell office:value-type="float" office:value="0.022119">
                <text:p>0.022119</text:p>
              </table:table-cell>
              <table:table-cell office:value-type="float" office:value="0.007155">
                <text:p>0.0071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98">
                <text:p>398</text:p>
              </table:table-cell>
              <table:table-cell office:value-type="float" office:value="0.022506">
                <text:p>0.022506</text:p>
              </table:table-cell>
              <table:table-cell office:value-type="float" office:value="0.008169">
                <text:p>0.00816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8">
                <text:p>398</text:p>
              </table:table-cell>
              <table:table-cell office:value-type="float" office:value="0.024789">
                <text:p>0.024789</text:p>
              </table:table-cell>
              <table:table-cell office:value-type="float" office:value="0.007662">
                <text:p>0.0076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9">
                <text:p>399</text:p>
              </table:table-cell>
              <table:table-cell office:value-type="float" office:value="0.045494">
                <text:p>0.045494</text:p>
              </table:table-cell>
              <table:table-cell office:value-type="float" office:value="0.009008">
                <text:p>0.00900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7">
                <text:p>397</text:p>
              </table:table-cell>
              <table:table-cell office:value-type="float" office:value="0.074252">
                <text:p>0.074252</text:p>
              </table:table-cell>
              <table:table-cell office:value-type="float" office:value="0.013925">
                <text:p>0.0139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94">
                <text:p>394</text:p>
              </table:table-cell>
              <table:table-cell office:value-type="float" office:value="0.032437">
                <text:p>0.032437</text:p>
              </table:table-cell>
              <table:table-cell office:value-type="float" office:value="0.008769">
                <text:p>0.00876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3">
                <text:p>393</text:p>
              </table:table-cell>
              <table:table-cell office:value-type="float" office:value="0.041398">
                <text:p>0.041398</text:p>
              </table:table-cell>
              <table:table-cell office:value-type="float" office:value="0.009904">
                <text:p>0.00990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94">
                <text:p>394</text:p>
              </table:table-cell>
              <table:table-cell office:value-type="float" office:value="0.03132">
                <text:p>0.03132</text:p>
              </table:table-cell>
              <table:table-cell office:value-type="float" office:value="0.009287">
                <text:p>0.00928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5">
                <text:p>395</text:p>
              </table:table-cell>
              <table:table-cell office:value-type="float" office:value="0.021473">
                <text:p>0.021473</text:p>
              </table:table-cell>
              <table:table-cell office:value-type="float" office:value="0.006638">
                <text:p>0.00663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98">
                <text:p>398</text:p>
              </table:table-cell>
              <table:table-cell office:value-type="float" office:value="0.05103">
                <text:p>0.05103</text:p>
              </table:table-cell>
              <table:table-cell office:value-type="float" office:value="0.008039">
                <text:p>0.0080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96">
                <text:p>396</text:p>
              </table:table-cell>
              <table:table-cell office:value-type="float" office:value="0.03378">
                <text:p>0.03378</text:p>
              </table:table-cell>
              <table:table-cell office:value-type="float" office:value="0.009845">
                <text:p>0.0098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97">
                <text:p>397</text:p>
              </table:table-cell>
              <table:table-cell office:value-type="float" office:value="0.018252">
                <text:p>0.018252</text:p>
              </table:table-cell>
              <table:table-cell office:value-type="float" office:value="0.007148">
                <text:p>0.0071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97">
                <text:p>397</text:p>
              </table:table-cell>
              <table:table-cell office:value-type="float" office:value="0.02977">
                <text:p>0.02977</text:p>
              </table:table-cell>
              <table:table-cell office:value-type="float" office:value="0.008673">
                <text:p>0.00867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97">
                <text:p>397</text:p>
              </table:table-cell>
              <table:table-cell office:value-type="float" office:value="0.054931">
                <text:p>0.054931</text:p>
              </table:table-cell>
              <table:table-cell office:value-type="float" office:value="0.013477">
                <text:p>0.01347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97">
                <text:p>397</text:p>
              </table:table-cell>
              <table:table-cell office:value-type="float" office:value="0.02532">
                <text:p>0.02532</text:p>
              </table:table-cell>
              <table:table-cell office:value-type="float" office:value="0.008445">
                <text:p>0.0084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7">
                <text:p>397</text:p>
              </table:table-cell>
              <table:table-cell office:value-type="float" office:value="0.046895">
                <text:p>0.046895</text:p>
              </table:table-cell>
              <table:table-cell office:value-type="float" office:value="0.01203">
                <text:p>0.0120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96">
                <text:p>396</text:p>
              </table:table-cell>
              <table:table-cell office:value-type="float" office:value="0.041427">
                <text:p>0.041427</text:p>
              </table:table-cell>
              <table:table-cell office:value-type="float" office:value="0.010862">
                <text:p>0.0108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95">
                <text:p>395</text:p>
              </table:table-cell>
              <table:table-cell office:value-type="float" office:value="0.070972">
                <text:p>0.070972</text:p>
              </table:table-cell>
              <table:table-cell office:value-type="float" office:value="0.013333">
                <text:p>0.01333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94">
                <text:p>394</text:p>
              </table:table-cell>
              <table:table-cell office:value-type="float" office:value="0.018453">
                <text:p>0.018453</text:p>
              </table:table-cell>
              <table:table-cell office:value-type="float" office:value="0.006994">
                <text:p>0.00699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94">
                <text:p>394</text:p>
              </table:table-cell>
              <table:table-cell office:value-type="float" office:value="0.020022">
                <text:p>0.020022</text:p>
              </table:table-cell>
              <table:table-cell office:value-type="float" office:value="0.006907">
                <text:p>0.0069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95">
                <text:p>395</text:p>
              </table:table-cell>
              <table:table-cell office:value-type="float" office:value="0.026019">
                <text:p>0.026019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6">
                <text:p>396</text:p>
              </table:table-cell>
              <table:table-cell office:value-type="float" office:value="0.04649">
                <text:p>0.04649</text:p>
              </table:table-cell>
              <table:table-cell office:value-type="float" office:value="0.010801">
                <text:p>0.0108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6">
                <text:p>396</text:p>
              </table:table-cell>
              <table:table-cell office:value-type="float" office:value="0.030056">
                <text:p>0.030056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0">
                <text:p>400</text:p>
              </table:table-cell>
              <table:table-cell office:value-type="float" office:value="0.038047">
                <text:p>0.038047</text:p>
              </table:table-cell>
              <table:table-cell office:value-type="float" office:value="0.011906">
                <text:p>0.0119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97">
                <text:p>397</text:p>
              </table:table-cell>
              <table:table-cell office:value-type="float" office:value="0.025633">
                <text:p>0.025633</text:p>
              </table:table-cell>
              <table:table-cell office:value-type="float" office:value="0.007808">
                <text:p>0.0078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97">
                <text:p>397</text:p>
              </table:table-cell>
              <table:table-cell office:value-type="float" office:value="0.022456">
                <text:p>0.022456</text:p>
              </table:table-cell>
              <table:table-cell office:value-type="float" office:value="0.007145">
                <text:p>0.0071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98">
                <text:p>398</text:p>
              </table:table-cell>
              <table:table-cell office:value-type="float" office:value="0.045267">
                <text:p>0.045267</text:p>
              </table:table-cell>
              <table:table-cell office:value-type="float" office:value="0.010001">
                <text:p>0.01000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97">
                <text:p>397</text:p>
              </table:table-cell>
              <table:table-cell office:value-type="float" office:value="0.019044">
                <text:p>0.019044</text:p>
              </table:table-cell>
              <table:table-cell office:value-type="float" office:value="0.008322">
                <text:p>0.0083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97">
                <text:p>397</text:p>
              </table:table-cell>
              <table:table-cell office:value-type="float" office:value="0.07729">
                <text:p>0.07729</text:p>
              </table:table-cell>
              <table:table-cell office:value-type="float" office:value="0.013435">
                <text:p>0.01343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97">
                <text:p>397</text:p>
              </table:table-cell>
              <table:table-cell office:value-type="float" office:value="0.035341">
                <text:p>0.035341</text:p>
              </table:table-cell>
              <table:table-cell office:value-type="float" office:value="0.010577">
                <text:p>0.0105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96">
                <text:p>396</text:p>
              </table:table-cell>
              <table:table-cell office:value-type="float" office:value="0.020588">
                <text:p>0.020588</text:p>
              </table:table-cell>
              <table:table-cell office:value-type="float" office:value="0.008953">
                <text:p>0.00895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97">
                <text:p>397</text:p>
              </table:table-cell>
              <table:table-cell office:value-type="float" office:value="0.02381">
                <text:p>0.02381</text:p>
              </table:table-cell>
              <table:table-cell office:value-type="float" office:value="0.009669">
                <text:p>0.00966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97">
                <text:p>397</text:p>
              </table:table-cell>
              <table:table-cell office:value-type="float" office:value="0.025707">
                <text:p>0.025707</text:p>
              </table:table-cell>
              <table:table-cell office:value-type="float" office:value="0.008948">
                <text:p>0.00894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99">
                <text:p>399</text:p>
              </table:table-cell>
              <table:table-cell office:value-type="float" office:value="0.022646">
                <text:p>0.022646</text:p>
              </table:table-cell>
              <table:table-cell office:value-type="float" office:value="0.007242">
                <text:p>0.00724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99">
                <text:p>399</text:p>
              </table:table-cell>
              <table:table-cell office:value-type="float" office:value="0.052365">
                <text:p>0.052365</text:p>
              </table:table-cell>
              <table:table-cell office:value-type="float" office:value="0.011195">
                <text:p>0.0111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97">
                <text:p>397</text:p>
              </table:table-cell>
              <table:table-cell office:value-type="float" office:value="0.03874">
                <text:p>0.03874</text:p>
              </table:table-cell>
              <table:table-cell office:value-type="float" office:value="0.009683">
                <text:p>0.0096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94">
                <text:p>394</text:p>
              </table:table-cell>
              <table:table-cell office:value-type="float" office:value="0.024793">
                <text:p>0.024793</text:p>
              </table:table-cell>
              <table:table-cell office:value-type="float" office:value="0.009128">
                <text:p>0.00912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8">
                <text:p>398</text:p>
              </table:table-cell>
              <table:table-cell office:value-type="float" office:value="0.037324">
                <text:p>0.037324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5">
                <text:p>395</text:p>
              </table:table-cell>
              <table:table-cell office:value-type="float" office:value="0.019368">
                <text:p>0.019368</text:p>
              </table:table-cell>
              <table:table-cell office:value-type="float" office:value="0.007185">
                <text:p>0.0071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7">
                <text:p>397</text:p>
              </table:table-cell>
              <table:table-cell office:value-type="float" office:value="0.041842">
                <text:p>0.041842</text:p>
              </table:table-cell>
              <table:table-cell office:value-type="float" office:value="0.009015">
                <text:p>0.0090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7">
                <text:p>397</text:p>
              </table:table-cell>
              <table:table-cell office:value-type="float" office:value="0.044185">
                <text:p>0.044185</text:p>
              </table:table-cell>
              <table:table-cell office:value-type="float" office:value="0.012069">
                <text:p>0.01206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6">
                <text:p>396</text:p>
              </table:table-cell>
              <table:table-cell office:value-type="float" office:value="0.023167">
                <text:p>0.023167</text:p>
              </table:table-cell>
              <table:table-cell office:value-type="float" office:value="0.008168">
                <text:p>0.00816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7">
                <text:p>397</text:p>
              </table:table-cell>
              <table:table-cell office:value-type="float" office:value="0.035888">
                <text:p>0.035888</text:p>
              </table:table-cell>
              <table:table-cell office:value-type="float" office:value="0.009504">
                <text:p>0.0095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6">
                <text:p>396</text:p>
              </table:table-cell>
              <table:table-cell office:value-type="float" office:value="0.020492">
                <text:p>0.020492</text:p>
              </table:table-cell>
              <table:table-cell office:value-type="float" office:value="0.007281">
                <text:p>0.0072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6">
                <text:p>396</text:p>
              </table:table-cell>
              <table:table-cell office:value-type="float" office:value="0.033722">
                <text:p>0.033722</text:p>
              </table:table-cell>
              <table:table-cell office:value-type="float" office:value="0.008754">
                <text:p>0.0087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8">
                <text:p>398</text:p>
              </table:table-cell>
              <table:table-cell office:value-type="float" office:value="0.076485">
                <text:p>0.076485</text:p>
              </table:table-cell>
              <table:table-cell office:value-type="float" office:value="0.009347">
                <text:p>0.0093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3">
                <text:p>393</text:p>
              </table:table-cell>
              <table:table-cell office:value-type="float" office:value="0.019289">
                <text:p>0.019289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">
                <text:p>394</text:p>
              </table:table-cell>
              <table:table-cell office:value-type="float" office:value="0.023561">
                <text:p>0.023561</text:p>
              </table:table-cell>
              <table:table-cell office:value-type="float" office:value="0.009703">
                <text:p>0.00970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4">
                <text:p>394</text:p>
              </table:table-cell>
              <table:table-cell office:value-type="float" office:value="0.051178">
                <text:p>0.051178</text:p>
              </table:table-cell>
              <table:table-cell office:value-type="float" office:value="0.008712">
                <text:p>0.0087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3">
                <text:p>393</text:p>
              </table:table-cell>
              <table:table-cell office:value-type="float" office:value="0.04426">
                <text:p>0.04426</text:p>
              </table:table-cell>
              <table:table-cell office:value-type="float" office:value="0.006376">
                <text:p>0.0063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5">
                <text:p>395</text:p>
              </table:table-cell>
              <table:table-cell office:value-type="float" office:value="0.03636">
                <text:p>0.03636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4">
                <text:p>394</text:p>
              </table:table-cell>
              <table:table-cell office:value-type="float" office:value="0.025569">
                <text:p>0.025569</text:p>
              </table:table-cell>
              <table:table-cell office:value-type="float" office:value="0.007745">
                <text:p>0.00774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4">
                <text:p>394</text:p>
              </table:table-cell>
              <table:table-cell office:value-type="float" office:value="0.060747">
                <text:p>0.060747</text:p>
              </table:table-cell>
              <table:table-cell office:value-type="float" office:value="0.012535">
                <text:p>0.0125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4">
                <text:p>394</text:p>
              </table:table-cell>
              <table:table-cell office:value-type="float" office:value="0.030808">
                <text:p>0.030808</text:p>
              </table:table-cell>
              <table:table-cell office:value-type="float" office:value="0.00974">
                <text:p>0.0097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6">
                <text:p>396</text:p>
              </table:table-cell>
              <table:table-cell office:value-type="float" office:value="0.029832">
                <text:p>0.029832</text:p>
              </table:table-cell>
              <table:table-cell office:value-type="float" office:value="0.00961">
                <text:p>0.009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7">
                <text:p>397</text:p>
              </table:table-cell>
              <table:table-cell office:value-type="float" office:value="0.022489">
                <text:p>0.022489</text:p>
              </table:table-cell>
              <table:table-cell office:value-type="float" office:value="0.007988">
                <text:p>0.0079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7">
                <text:p>397</text:p>
              </table:table-cell>
              <table:table-cell office:value-type="float" office:value="0.021565">
                <text:p>0.021565</text:p>
              </table:table-cell>
              <table:table-cell office:value-type="float" office:value="0.009416">
                <text:p>0.0094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">
                <text:p>399</text:p>
              </table:table-cell>
              <table:table-cell office:value-type="float" office:value="0.019939">
                <text:p>0.019939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99">
                <text:p>399</text:p>
              </table:table-cell>
              <table:table-cell office:value-type="float" office:value="0.023595">
                <text:p>0.023595</text:p>
              </table:table-cell>
              <table:table-cell office:value-type="float" office:value="0.011038">
                <text:p>0.01103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99">
                <text:p>399</text:p>
              </table:table-cell>
              <table:table-cell office:value-type="float" office:value="0.046782">
                <text:p>0.046782</text:p>
              </table:table-cell>
              <table:table-cell office:value-type="float" office:value="0.009907">
                <text:p>0.0099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97">
                <text:p>397</text:p>
              </table:table-cell>
              <table:table-cell office:value-type="float" office:value="0.071363">
                <text:p>0.071363</text:p>
              </table:table-cell>
              <table:table-cell office:value-type="float" office:value="0.014501">
                <text:p>0.0145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96">
                <text:p>396</text:p>
              </table:table-cell>
              <table:table-cell office:value-type="float" office:value="0.023614">
                <text:p>0.023614</text:p>
              </table:table-cell>
              <table:table-cell office:value-type="float" office:value="0.007434">
                <text:p>0.00743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96">
                <text:p>396</text:p>
              </table:table-cell>
              <table:table-cell office:value-type="float" office:value="0.022234">
                <text:p>0.022234</text:p>
              </table:table-cell>
              <table:table-cell office:value-type="float" office:value="0.007919">
                <text:p>0.0079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96">
                <text:p>396</text:p>
              </table:table-cell>
              <table:table-cell office:value-type="float" office:value="0.033799">
                <text:p>0.033799</text:p>
              </table:table-cell>
              <table:table-cell office:value-type="float" office:value="0.011229">
                <text:p>0.01122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97">
                <text:p>397</text:p>
              </table:table-cell>
              <table:table-cell office:value-type="float" office:value="0.028878">
                <text:p>0.028878</text:p>
              </table:table-cell>
              <table:table-cell office:value-type="float" office:value="0.009787">
                <text:p>0.0097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99">
                <text:p>399</text:p>
              </table:table-cell>
              <table:table-cell office:value-type="float" office:value="0.026565">
                <text:p>0.026565</text:p>
              </table:table-cell>
              <table:table-cell office:value-type="float" office:value="0.012985">
                <text:p>0.01298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99">
                <text:p>399</text:p>
              </table:table-cell>
              <table:table-cell office:value-type="float" office:value="0.022172">
                <text:p>0.022172</text:p>
              </table:table-cell>
              <table:table-cell office:value-type="float" office:value="0.009259">
                <text:p>0.00925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99">
                <text:p>399</text:p>
              </table:table-cell>
              <table:table-cell office:value-type="float" office:value="0.047346">
                <text:p>0.047346</text:p>
              </table:table-cell>
              <table:table-cell office:value-type="float" office:value="0.007035">
                <text:p>0.00703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97">
                <text:p>397</text:p>
              </table:table-cell>
              <table:table-cell office:value-type="float" office:value="0.029127">
                <text:p>0.029127</text:p>
              </table:table-cell>
              <table:table-cell office:value-type="float" office:value="0.009181">
                <text:p>0.0091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97">
                <text:p>397</text:p>
              </table:table-cell>
              <table:table-cell office:value-type="float" office:value="0.03911">
                <text:p>0.03911</text:p>
              </table:table-cell>
              <table:table-cell office:value-type="float" office:value="0.008695">
                <text:p>0.0086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96">
                <text:p>396</text:p>
              </table:table-cell>
              <table:table-cell office:value-type="float" office:value="0.031176">
                <text:p>0.031176</text:p>
              </table:table-cell>
              <table:table-cell office:value-type="float" office:value="0.008055">
                <text:p>0.0080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95">
                <text:p>395</text:p>
              </table:table-cell>
              <table:table-cell office:value-type="float" office:value="0.037656">
                <text:p>0.037656</text:p>
              </table:table-cell>
              <table:table-cell office:value-type="float" office:value="0.011385">
                <text:p>0.0113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96">
                <text:p>396</text:p>
              </table:table-cell>
              <table:table-cell office:value-type="float" office:value="0.149738">
                <text:p>0.149738</text:p>
              </table:table-cell>
              <table:table-cell office:value-type="float" office:value="0.006409">
                <text:p>0.00640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95">
                <text:p>395</text:p>
              </table:table-cell>
              <table:table-cell office:value-type="float" office:value="0.028822">
                <text:p>0.028822</text:p>
              </table:table-cell>
              <table:table-cell office:value-type="float" office:value="0.012673">
                <text:p>0.01267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96">
                <text:p>396</text:p>
              </table:table-cell>
              <table:table-cell office:value-type="float" office:value="0.0933">
                <text:p>0.0933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92">
                <text:p>392</text:p>
              </table:table-cell>
              <table:table-cell office:value-type="float" office:value="0.036948">
                <text:p>0.036948</text:p>
              </table:table-cell>
              <table:table-cell office:value-type="float" office:value="0.007163">
                <text:p>0.0071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92">
                <text:p>392</text:p>
              </table:table-cell>
              <table:table-cell office:value-type="float" office:value="0.035347">
                <text:p>0.035347</text:p>
              </table:table-cell>
              <table:table-cell office:value-type="float" office:value="0.008057">
                <text:p>0.0080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91">
                <text:p>391</text:p>
              </table:table-cell>
              <table:table-cell office:value-type="float" office:value="0.034163">
                <text:p>0.034163</text:p>
              </table:table-cell>
              <table:table-cell office:value-type="float" office:value="0.01284">
                <text:p>0.0128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91">
                <text:p>391</text:p>
              </table:table-cell>
              <table:table-cell office:value-type="float" office:value="0.025491">
                <text:p>0.025491</text:p>
              </table:table-cell>
              <table:table-cell office:value-type="float" office:value="0.007909">
                <text:p>0.00790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96">
                <text:p>396</text:p>
              </table:table-cell>
              <table:table-cell office:value-type="float" office:value="0.05496">
                <text:p>0.05496</text:p>
              </table:table-cell>
              <table:table-cell office:value-type="float" office:value="0.011987">
                <text:p>0.0119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95">
                <text:p>395</text:p>
              </table:table-cell>
              <table:table-cell office:value-type="float" office:value="0.035887">
                <text:p>0.035887</text:p>
              </table:table-cell>
              <table:table-cell office:value-type="float" office:value="0.008579">
                <text:p>0.00857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95">
                <text:p>395</text:p>
              </table:table-cell>
              <table:table-cell office:value-type="float" office:value="0.032449">
                <text:p>0.032449</text:p>
              </table:table-cell>
              <table:table-cell office:value-type="float" office:value="0.010457">
                <text:p>0.0104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95">
                <text:p>395</text:p>
              </table:table-cell>
              <table:table-cell office:value-type="float" office:value="0.046173">
                <text:p>0.046173</text:p>
              </table:table-cell>
              <table:table-cell office:value-type="float" office:value="0.009123">
                <text:p>0.00912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94">
                <text:p>394</text:p>
              </table:table-cell>
              <table:table-cell office:value-type="float" office:value="0.050493">
                <text:p>0.050493</text:p>
              </table:table-cell>
              <table:table-cell office:value-type="float" office:value="0.012026">
                <text:p>0.0120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95">
                <text:p>395</text:p>
              </table:table-cell>
              <table:table-cell office:value-type="float" office:value="0.034029">
                <text:p>0.034029</text:p>
              </table:table-cell>
              <table:table-cell office:value-type="float" office:value="0.008559">
                <text:p>0.00855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95">
                <text:p>395</text:p>
              </table:table-cell>
              <table:table-cell office:value-type="float" office:value="0.047274">
                <text:p>0.047274</text:p>
              </table:table-cell>
              <table:table-cell office:value-type="float" office:value="0.008912">
                <text:p>0.00891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93">
                <text:p>393</text:p>
              </table:table-cell>
              <table:table-cell office:value-type="float" office:value="0.042573">
                <text:p>0.042573</text:p>
              </table:table-cell>
              <table:table-cell office:value-type="float" office:value="0.011168">
                <text:p>0.01116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93">
                <text:p>393</text:p>
              </table:table-cell>
              <table:table-cell office:value-type="float" office:value="0.016377">
                <text:p>0.016377</text:p>
              </table:table-cell>
              <table:table-cell office:value-type="float" office:value="0.006356">
                <text:p>0.00635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94">
                <text:p>394</text:p>
              </table:table-cell>
              <table:table-cell office:value-type="float" office:value="0.023728">
                <text:p>0.023728</text:p>
              </table:table-cell>
              <table:table-cell office:value-type="float" office:value="0.007642">
                <text:p>0.0076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95">
                <text:p>395</text:p>
              </table:table-cell>
              <table:table-cell office:value-type="float" office:value="0.019447">
                <text:p>0.019447</text:p>
              </table:table-cell>
              <table:table-cell office:value-type="float" office:value="0.006343">
                <text:p>0.00634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97">
                <text:p>397</text:p>
              </table:table-cell>
              <table:table-cell office:value-type="float" office:value="0.027805">
                <text:p>0.027805</text:p>
              </table:table-cell>
              <table:table-cell office:value-type="float" office:value="0.012431">
                <text:p>0.0124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97">
                <text:p>397</text:p>
              </table:table-cell>
              <table:table-cell office:value-type="float" office:value="0.057089">
                <text:p>0.057089</text:p>
              </table:table-cell>
              <table:table-cell office:value-type="float" office:value="0.013534">
                <text:p>0.0135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97">
                <text:p>397</text:p>
              </table:table-cell>
              <table:table-cell office:value-type="float" office:value="0.034282">
                <text:p>0.034282</text:p>
              </table:table-cell>
              <table:table-cell office:value-type="float" office:value="0.009989">
                <text:p>0.00998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96">
                <text:p>396</text:p>
              </table:table-cell>
              <table:table-cell office:value-type="float" office:value="0.018973">
                <text:p>0.018973</text:p>
              </table:table-cell>
              <table:table-cell office:value-type="float" office:value="0.008236">
                <text:p>0.0082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96">
                <text:p>396</text:p>
              </table:table-cell>
              <table:table-cell office:value-type="float" office:value="0.034741">
                <text:p>0.034741</text:p>
              </table:table-cell>
              <table:table-cell office:value-type="float" office:value="0.008112">
                <text:p>0.00811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95">
                <text:p>395</text:p>
              </table:table-cell>
              <table:table-cell office:value-type="float" office:value="0.036881">
                <text:p>0.036881</text:p>
              </table:table-cell>
              <table:table-cell office:value-type="float" office:value="0.006723">
                <text:p>0.0067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96">
                <text:p>396</text:p>
              </table:table-cell>
              <table:table-cell office:value-type="float" office:value="0.023804">
                <text:p>0.023804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96">
                <text:p>396</text:p>
              </table:table-cell>
              <table:table-cell office:value-type="float" office:value="0.024777">
                <text:p>0.024777</text:p>
              </table:table-cell>
              <table:table-cell office:value-type="float" office:value="0.00864">
                <text:p>0.008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96">
                <text:p>396</text:p>
              </table:table-cell>
              <table:table-cell office:value-type="float" office:value="0.061451">
                <text:p>0.061451</text:p>
              </table:table-cell>
              <table:table-cell office:value-type="float" office:value="0.00947">
                <text:p>0.0094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94">
                <text:p>394</text:p>
              </table:table-cell>
              <table:table-cell office:value-type="float" office:value="0.044182">
                <text:p>0.044182</text:p>
              </table:table-cell>
              <table:table-cell office:value-type="float" office:value="0.010367">
                <text:p>0.0103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94">
                <text:p>394</text:p>
              </table:table-cell>
              <table:table-cell office:value-type="float" office:value="0.047706">
                <text:p>0.047706</text:p>
              </table:table-cell>
              <table:table-cell office:value-type="float" office:value="0.007052">
                <text:p>0.0070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92">
                <text:p>392</text:p>
              </table:table-cell>
              <table:table-cell office:value-type="float" office:value="0.021671">
                <text:p>0.021671</text:p>
              </table:table-cell>
              <table:table-cell office:value-type="float" office:value="0.007707">
                <text:p>0.00770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92">
                <text:p>392</text:p>
              </table:table-cell>
              <table:table-cell office:value-type="float" office:value="0.033915">
                <text:p>0.033915</text:p>
              </table:table-cell>
              <table:table-cell office:value-type="float" office:value="0.006983">
                <text:p>0.00698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94">
                <text:p>394</text:p>
              </table:table-cell>
              <table:table-cell office:value-type="float" office:value="0.037278">
                <text:p>0.037278</text:p>
              </table:table-cell>
              <table:table-cell office:value-type="float" office:value="0.009168">
                <text:p>0.0091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93">
                <text:p>393</text:p>
              </table:table-cell>
              <table:table-cell office:value-type="float" office:value="0.035658">
                <text:p>0.035658</text:p>
              </table:table-cell>
              <table:table-cell office:value-type="float" office:value="0.012417">
                <text:p>0.0124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96">
                <text:p>396</text:p>
              </table:table-cell>
              <table:table-cell office:value-type="float" office:value="0.025537">
                <text:p>0.025537</text:p>
              </table:table-cell>
              <table:table-cell office:value-type="float" office:value="0.008042">
                <text:p>0.0080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95">
                <text:p>395</text:p>
              </table:table-cell>
              <table:table-cell office:value-type="float" office:value="0.053357">
                <text:p>0.053357</text:p>
              </table:table-cell>
              <table:table-cell office:value-type="float" office:value="0.007836">
                <text:p>0.0078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94">
                <text:p>394</text:p>
              </table:table-cell>
              <table:table-cell office:value-type="float" office:value="0.05957">
                <text:p>0.05957</text:p>
              </table:table-cell>
              <table:table-cell office:value-type="float" office:value="0.011931">
                <text:p>0.0119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93">
                <text:p>393</text:p>
              </table:table-cell>
              <table:table-cell office:value-type="float" office:value="0.022436">
                <text:p>0.022436</text:p>
              </table:table-cell>
              <table:table-cell office:value-type="float" office:value="0.008336">
                <text:p>0.00833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94">
                <text:p>394</text:p>
              </table:table-cell>
              <table:table-cell office:value-type="float" office:value="0.052036">
                <text:p>0.052036</text:p>
              </table:table-cell>
              <table:table-cell office:value-type="float" office:value="0.008138">
                <text:p>0.00813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92">
                <text:p>392</text:p>
              </table:table-cell>
              <table:table-cell office:value-type="float" office:value="0.030449">
                <text:p>0.030449</text:p>
              </table:table-cell>
              <table:table-cell office:value-type="float" office:value="0.01231">
                <text:p>0.012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93">
                <text:p>393</text:p>
              </table:table-cell>
              <table:table-cell office:value-type="float" office:value="0.041634">
                <text:p>0.041634</text:p>
              </table:table-cell>
              <table:table-cell office:value-type="float" office:value="0.009342">
                <text:p>0.0093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95">
                <text:p>395</text:p>
              </table:table-cell>
              <table:table-cell office:value-type="float" office:value="0.01993">
                <text:p>0.01993</text:p>
              </table:table-cell>
              <table:table-cell office:value-type="float" office:value="0.008602">
                <text:p>0.00860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95">
                <text:p>395</text:p>
              </table:table-cell>
              <table:table-cell office:value-type="float" office:value="0.033163">
                <text:p>0.033163</text:p>
              </table:table-cell>
              <table:table-cell office:value-type="float" office:value="0.007089">
                <text:p>0.00708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96">
                <text:p>396</text:p>
              </table:table-cell>
              <table:table-cell office:value-type="float" office:value="0.061908">
                <text:p>0.061908</text:p>
              </table:table-cell>
              <table:table-cell office:value-type="float" office:value="0.011691">
                <text:p>0.01169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94">
                <text:p>394</text:p>
              </table:table-cell>
              <table:table-cell office:value-type="float" office:value="0.02575">
                <text:p>0.02575</text:p>
              </table:table-cell>
              <table:table-cell office:value-type="float" office:value="0.009359">
                <text:p>0.00935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95">
                <text:p>395</text:p>
              </table:table-cell>
              <table:table-cell office:value-type="float" office:value="0.023937">
                <text:p>0.023937</text:p>
              </table:table-cell>
              <table:table-cell office:value-type="float" office:value="0.006388">
                <text:p>0.00638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95">
                <text:p>395</text:p>
              </table:table-cell>
              <table:table-cell office:value-type="float" office:value="0.093843">
                <text:p>0.093843</text:p>
              </table:table-cell>
              <table:table-cell office:value-type="float" office:value="0.014761">
                <text:p>0.01476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92">
                <text:p>392</text:p>
              </table:table-cell>
              <table:table-cell office:value-type="float" office:value="0.038233">
                <text:p>0.038233</text:p>
              </table:table-cell>
              <table:table-cell office:value-type="float" office:value="0.01015">
                <text:p>0.010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96">
                <text:p>396</text:p>
              </table:table-cell>
              <table:table-cell office:value-type="float" office:value="0.043003">
                <text:p>0.043003</text:p>
              </table:table-cell>
              <table:table-cell office:value-type="float" office:value="0.009243">
                <text:p>0.00924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95">
                <text:p>395</text:p>
              </table:table-cell>
              <table:table-cell office:value-type="float" office:value="0.050332">
                <text:p>0.050332</text:p>
              </table:table-cell>
              <table:table-cell office:value-type="float" office:value="0.008008">
                <text:p>0.0080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94">
                <text:p>394</text:p>
              </table:table-cell>
              <table:table-cell office:value-type="float" office:value="0.052951">
                <text:p>0.052951</text:p>
              </table:table-cell>
              <table:table-cell office:value-type="float" office:value="0.007432">
                <text:p>0.0074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96">
                <text:p>396</text:p>
              </table:table-cell>
              <table:table-cell office:value-type="float" office:value="0.063991">
                <text:p>0.063991</text:p>
              </table:table-cell>
              <table:table-cell office:value-type="float" office:value="0.008661">
                <text:p>0.0086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96">
                <text:p>396</text:p>
              </table:table-cell>
              <table:table-cell office:value-type="float" office:value="0.064953">
                <text:p>0.064953</text:p>
              </table:table-cell>
              <table:table-cell office:value-type="float" office:value="0.008274">
                <text:p>0.0082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93">
                <text:p>393</text:p>
              </table:table-cell>
              <table:table-cell office:value-type="float" office:value="0.038298">
                <text:p>0.038298</text:p>
              </table:table-cell>
              <table:table-cell office:value-type="float" office:value="0.010698">
                <text:p>0.0106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94">
                <text:p>394</text:p>
              </table:table-cell>
              <table:table-cell office:value-type="float" office:value="0.068332">
                <text:p>0.068332</text:p>
              </table:table-cell>
              <table:table-cell office:value-type="float" office:value="0.011026">
                <text:p>0.0110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94">
                <text:p>394</text:p>
              </table:table-cell>
              <table:table-cell office:value-type="float" office:value="0.036705">
                <text:p>0.036705</text:p>
              </table:table-cell>
              <table:table-cell office:value-type="float" office:value="0.005997">
                <text:p>0.0059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95">
                <text:p>395</text:p>
              </table:table-cell>
              <table:table-cell office:value-type="float" office:value="0.041161">
                <text:p>0.041161</text:p>
              </table:table-cell>
              <table:table-cell office:value-type="float" office:value="0.010926">
                <text:p>0.0109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97">
                <text:p>397</text:p>
              </table:table-cell>
              <table:table-cell office:value-type="float" office:value="0.059323">
                <text:p>0.059323</text:p>
              </table:table-cell>
              <table:table-cell office:value-type="float" office:value="0.015217">
                <text:p>0.0152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98">
                <text:p>398</text:p>
              </table:table-cell>
              <table:table-cell office:value-type="float" office:value="0.044183">
                <text:p>0.044183</text:p>
              </table:table-cell>
              <table:table-cell office:value-type="float" office:value="0.008488">
                <text:p>0.0084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98">
                <text:p>398</text:p>
              </table:table-cell>
              <table:table-cell office:value-type="float" office:value="0.035729">
                <text:p>0.035729</text:p>
              </table:table-cell>
              <table:table-cell office:value-type="float" office:value="0.007528">
                <text:p>0.00752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98">
                <text:p>398</text:p>
              </table:table-cell>
              <table:table-cell office:value-type="float" office:value="0.076059">
                <text:p>0.076059</text:p>
              </table:table-cell>
              <table:table-cell office:value-type="float" office:value="0.010566">
                <text:p>0.01056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96">
                <text:p>396</text:p>
              </table:table-cell>
              <table:table-cell office:value-type="float" office:value="0.041734">
                <text:p>0.041734</text:p>
              </table:table-cell>
              <table:table-cell office:value-type="float" office:value="0.00985">
                <text:p>0.0098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97">
                <text:p>397</text:p>
              </table:table-cell>
              <table:table-cell office:value-type="float" office:value="0.055086">
                <text:p>0.055086</text:p>
              </table:table-cell>
              <table:table-cell office:value-type="float" office:value="0.008263">
                <text:p>0.00826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96">
                <text:p>396</text:p>
              </table:table-cell>
              <table:table-cell office:value-type="float" office:value="0.038735">
                <text:p>0.038735</text:p>
              </table:table-cell>
              <table:table-cell office:value-type="float" office:value="0.006711">
                <text:p>0.0067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96">
                <text:p>396</text:p>
              </table:table-cell>
              <table:table-cell office:value-type="float" office:value="0.04061">
                <text:p>0.04061</text:p>
              </table:table-cell>
              <table:table-cell office:value-type="float" office:value="0.006969">
                <text:p>0.0069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97">
                <text:p>397</text:p>
              </table:table-cell>
              <table:table-cell office:value-type="float" office:value="0.053913">
                <text:p>0.053913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98">
                <text:p>398</text:p>
              </table:table-cell>
              <table:table-cell office:value-type="float" office:value="0.044326">
                <text:p>0.044326</text:p>
              </table:table-cell>
              <table:table-cell office:value-type="float" office:value="0.007633">
                <text:p>0.0076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98">
                <text:p>398</text:p>
              </table:table-cell>
              <table:table-cell office:value-type="float" office:value="0.039879">
                <text:p>0.039879</text:p>
              </table:table-cell>
              <table:table-cell office:value-type="float" office:value="0.008871">
                <text:p>0.0088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98">
                <text:p>398</text:p>
              </table:table-cell>
              <table:table-cell office:value-type="float" office:value="0.038299">
                <text:p>0.038299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98">
                <text:p>398</text:p>
              </table:table-cell>
              <table:table-cell office:value-type="float" office:value="0.037187">
                <text:p>0.037187</text:p>
              </table:table-cell>
              <table:table-cell office:value-type="float" office:value="0.007007">
                <text:p>0.00700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99">
                <text:p>399</text:p>
              </table:table-cell>
              <table:table-cell office:value-type="float" office:value="0.050278">
                <text:p>0.050278</text:p>
              </table:table-cell>
              <table:table-cell office:value-type="float" office:value="0.006992">
                <text:p>0.00699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98">
                <text:p>398</text:p>
              </table:table-cell>
              <table:table-cell office:value-type="float" office:value="0.045068">
                <text:p>0.045068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98">
                <text:p>398</text:p>
              </table:table-cell>
              <table:table-cell office:value-type="float" office:value="0.054037">
                <text:p>0.054037</text:p>
              </table:table-cell>
              <table:table-cell office:value-type="float" office:value="0.015519">
                <text:p>0.01551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98">
                <text:p>398</text:p>
              </table:table-cell>
              <table:table-cell office:value-type="float" office:value="0.05281">
                <text:p>0.05281</text:p>
              </table:table-cell>
              <table:table-cell office:value-type="float" office:value="0.009618">
                <text:p>0.00961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7">
                <text:p>397</text:p>
              </table:table-cell>
              <table:table-cell office:value-type="float" office:value="0.054058">
                <text:p>0.054058</text:p>
              </table:table-cell>
              <table:table-cell office:value-type="float" office:value="0.014359">
                <text:p>0.0143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97">
                <text:p>397</text:p>
              </table:table-cell>
              <table:table-cell office:value-type="float" office:value="0.096326">
                <text:p>0.096326</text:p>
              </table:table-cell>
              <table:table-cell office:value-type="float" office:value="0.015476">
                <text:p>0.01547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96">
                <text:p>396</text:p>
              </table:table-cell>
              <table:table-cell office:value-type="float" office:value="0.038812">
                <text:p>0.038812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5">
                <text:p>395</text:p>
              </table:table-cell>
              <table:table-cell office:value-type="float" office:value="0.043104">
                <text:p>0.043104</text:p>
              </table:table-cell>
              <table:table-cell office:value-type="float" office:value="0.010606">
                <text:p>0.0106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6">
                <text:p>396</text:p>
              </table:table-cell>
              <table:table-cell office:value-type="float" office:value="0.052516">
                <text:p>0.052516</text:p>
              </table:table-cell>
              <table:table-cell office:value-type="float" office:value="0.007383">
                <text:p>0.0073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5">
                <text:p>395</text:p>
              </table:table-cell>
              <table:table-cell office:value-type="float" office:value="0.049567">
                <text:p>0.049567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97">
                <text:p>397</text:p>
              </table:table-cell>
              <table:table-cell office:value-type="float" office:value="0.060655">
                <text:p>0.060655</text:p>
              </table:table-cell>
              <table:table-cell office:value-type="float" office:value="0.010808">
                <text:p>0.01080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96">
                <text:p>396</text:p>
              </table:table-cell>
              <table:table-cell office:value-type="float" office:value="0.042122">
                <text:p>0.042122</text:p>
              </table:table-cell>
              <table:table-cell office:value-type="float" office:value="0.009678">
                <text:p>0.00967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96">
                <text:p>396</text:p>
              </table:table-cell>
              <table:table-cell office:value-type="float" office:value="0.039208">
                <text:p>0.039208</text:p>
              </table:table-cell>
              <table:table-cell office:value-type="float" office:value="0.008126">
                <text:p>0.00812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97">
                <text:p>397</text:p>
              </table:table-cell>
              <table:table-cell office:value-type="float" office:value="0.069037">
                <text:p>0.069037</text:p>
              </table:table-cell>
              <table:table-cell office:value-type="float" office:value="0.012697">
                <text:p>0.01269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97">
                <text:p>397</text:p>
              </table:table-cell>
              <table:table-cell office:value-type="float" office:value="0.066335">
                <text:p>0.066335</text:p>
              </table:table-cell>
              <table:table-cell office:value-type="float" office:value="0.011102">
                <text:p>0.01110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97">
                <text:p>397</text:p>
              </table:table-cell>
              <table:table-cell office:value-type="float" office:value="0.041815">
                <text:p>0.041815</text:p>
              </table:table-cell>
              <table:table-cell office:value-type="float" office:value="0.009003">
                <text:p>0.00900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97">
                <text:p>397</text:p>
              </table:table-cell>
              <table:table-cell office:value-type="float" office:value="0.06103">
                <text:p>0.06103</text:p>
              </table:table-cell>
              <table:table-cell office:value-type="float" office:value="0.007735">
                <text:p>0.00773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96">
                <text:p>396</text:p>
              </table:table-cell>
              <table:table-cell office:value-type="float" office:value="0.037029">
                <text:p>0.037029</text:p>
              </table:table-cell>
              <table:table-cell office:value-type="float" office:value="0.009946">
                <text:p>0.0099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96">
                <text:p>396</text:p>
              </table:table-cell>
              <table:table-cell office:value-type="float" office:value="0.037446">
                <text:p>0.037446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99">
                <text:p>399</text:p>
              </table:table-cell>
              <table:table-cell office:value-type="float" office:value="0.033828">
                <text:p>0.033828</text:p>
              </table:table-cell>
              <table:table-cell office:value-type="float" office:value="0.005451">
                <text:p>0.00545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98">
                <text:p>398</text:p>
              </table:table-cell>
              <table:table-cell office:value-type="float" office:value="0.063258">
                <text:p>0.063258</text:p>
              </table:table-cell>
              <table:table-cell office:value-type="float" office:value="0.009859">
                <text:p>0.00985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98">
                <text:p>398</text:p>
              </table:table-cell>
              <table:table-cell office:value-type="float" office:value="0.034082">
                <text:p>0.034082</text:p>
              </table:table-cell>
              <table:table-cell office:value-type="float" office:value="0.005926">
                <text:p>0.00592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98">
                <text:p>398</text:p>
              </table:table-cell>
              <table:table-cell office:value-type="float" office:value="0.055324">
                <text:p>0.055324</text:p>
              </table:table-cell>
              <table:table-cell office:value-type="float" office:value="0.009998">
                <text:p>0.0099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98">
                <text:p>398</text:p>
              </table:table-cell>
              <table:table-cell office:value-type="float" office:value="0.050733">
                <text:p>0.050733</text:p>
              </table:table-cell>
              <table:table-cell office:value-type="float" office:value="0.011067">
                <text:p>0.0110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97">
                <text:p>397</text:p>
              </table:table-cell>
              <table:table-cell office:value-type="float" office:value="0.069018">
                <text:p>0.069018</text:p>
              </table:table-cell>
              <table:table-cell office:value-type="float" office:value="0.007378">
                <text:p>0.00737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95">
                <text:p>395</text:p>
              </table:table-cell>
              <table:table-cell office:value-type="float" office:value="0.053555">
                <text:p>0.053555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96">
                <text:p>396</text:p>
              </table:table-cell>
              <table:table-cell office:value-type="float" office:value="0.037839">
                <text:p>0.037839</text:p>
              </table:table-cell>
              <table:table-cell office:value-type="float" office:value="0.007537">
                <text:p>0.00753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95">
                <text:p>395</text:p>
              </table:table-cell>
              <table:table-cell office:value-type="float" office:value="0.036389">
                <text:p>0.036389</text:p>
              </table:table-cell>
              <table:table-cell office:value-type="float" office:value="0.009039">
                <text:p>0.0090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96">
                <text:p>396</text:p>
              </table:table-cell>
              <table:table-cell office:value-type="float" office:value="0.039755">
                <text:p>0.039755</text:p>
              </table:table-cell>
              <table:table-cell office:value-type="float" office:value="0.009592">
                <text:p>0.00959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98">
                <text:p>398</text:p>
              </table:table-cell>
              <table:table-cell office:value-type="float" office:value="0.041976">
                <text:p>0.041976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99">
                <text:p>399</text:p>
              </table:table-cell>
              <table:table-cell office:value-type="float" office:value="0.076275">
                <text:p>0.076275</text:p>
              </table:table-cell>
              <table:table-cell office:value-type="float" office:value="0.008195">
                <text:p>0.00819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96">
                <text:p>396</text:p>
              </table:table-cell>
              <table:table-cell office:value-type="float" office:value="0.042297">
                <text:p>0.042297</text:p>
              </table:table-cell>
              <table:table-cell office:value-type="float" office:value="0.007808">
                <text:p>0.0078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96">
                <text:p>396</text:p>
              </table:table-cell>
              <table:table-cell office:value-type="float" office:value="0.066314">
                <text:p>0.066314</text:p>
              </table:table-cell>
              <table:table-cell office:value-type="float" office:value="0.00831">
                <text:p>0.008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94">
                <text:p>394</text:p>
              </table:table-cell>
              <table:table-cell office:value-type="float" office:value="0.081405">
                <text:p>0.081405</text:p>
              </table:table-cell>
              <table:table-cell office:value-type="float" office:value="0.009712">
                <text:p>0.00971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91">
                <text:p>391</text:p>
              </table:table-cell>
              <table:table-cell office:value-type="float" office:value="0.055531">
                <text:p>0.055531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94">
                <text:p>394</text:p>
              </table:table-cell>
              <table:table-cell office:value-type="float" office:value="0.056989">
                <text:p>0.056989</text:p>
              </table:table-cell>
              <table:table-cell office:value-type="float" office:value="0.010179">
                <text:p>0.01017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93">
                <text:p>393</text:p>
              </table:table-cell>
              <table:table-cell office:value-type="float" office:value="0.037809">
                <text:p>0.037809</text:p>
              </table:table-cell>
              <table:table-cell office:value-type="float" office:value="0.006986">
                <text:p>0.00698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95">
                <text:p>395</text:p>
              </table:table-cell>
              <table:table-cell office:value-type="float" office:value="0.193077">
                <text:p>0.193077</text:p>
              </table:table-cell>
              <table:table-cell office:value-type="float" office:value="0.014432">
                <text:p>0.01443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96">
                <text:p>396</text:p>
              </table:table-cell>
              <table:table-cell office:value-type="float" office:value="0.082612">
                <text:p>0.082612</text:p>
              </table:table-cell>
              <table:table-cell office:value-type="float" office:value="0.009401">
                <text:p>0.00940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93">
                <text:p>393</text:p>
              </table:table-cell>
              <table:table-cell office:value-type="float" office:value="0.052163">
                <text:p>0.052163</text:p>
              </table:table-cell>
              <table:table-cell office:value-type="float" office:value="0.008222">
                <text:p>0.0082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93">
                <text:p>393</text:p>
              </table:table-cell>
              <table:table-cell office:value-type="float" office:value="0.052288">
                <text:p>0.052288</text:p>
              </table:table-cell>
              <table:table-cell office:value-type="float" office:value="0.007604">
                <text:p>0.0076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92">
                <text:p>392</text:p>
              </table:table-cell>
              <table:table-cell office:value-type="float" office:value="0.04725">
                <text:p>0.04725</text:p>
              </table:table-cell>
              <table:table-cell office:value-type="float" office:value="0.007426">
                <text:p>0.00742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92">
                <text:p>392</text:p>
              </table:table-cell>
              <table:table-cell office:value-type="float" office:value="0.036397">
                <text:p>0.036397</text:p>
              </table:table-cell>
              <table:table-cell office:value-type="float" office:value="0.009611">
                <text:p>0.00961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95">
                <text:p>395</text:p>
              </table:table-cell>
              <table:table-cell office:value-type="float" office:value="0.060128">
                <text:p>0.060128</text:p>
              </table:table-cell>
              <table:table-cell office:value-type="float" office:value="0.014804">
                <text:p>0.01480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3">
                <text:p>393</text:p>
              </table:table-cell>
              <table:table-cell office:value-type="float" office:value="0.063815">
                <text:p>0.063815</text:p>
              </table:table-cell>
              <table:table-cell office:value-type="float" office:value="0.010363">
                <text:p>0.01036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97">
                <text:p>397</text:p>
              </table:table-cell>
              <table:table-cell office:value-type="float" office:value="0.043754">
                <text:p>0.043754</text:p>
              </table:table-cell>
              <table:table-cell office:value-type="float" office:value="0.011578">
                <text:p>0.01157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95">
                <text:p>395</text:p>
              </table:table-cell>
              <table:table-cell office:value-type="float" office:value="0.044821">
                <text:p>0.044821</text:p>
              </table:table-cell>
              <table:table-cell office:value-type="float" office:value="0.010344">
                <text:p>0.01034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97">
                <text:p>397</text:p>
              </table:table-cell>
              <table:table-cell office:value-type="float" office:value="0.038548">
                <text:p>0.038548</text:p>
              </table:table-cell>
              <table:table-cell office:value-type="float" office:value="0.008586">
                <text:p>0.00858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97">
                <text:p>397</text:p>
              </table:table-cell>
              <table:table-cell office:value-type="float" office:value="0.056336">
                <text:p>0.056336</text:p>
              </table:table-cell>
              <table:table-cell office:value-type="float" office:value="0.009348">
                <text:p>0.0093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97">
                <text:p>397</text:p>
              </table:table-cell>
              <table:table-cell office:value-type="float" office:value="0.079876">
                <text:p>0.079876</text:p>
              </table:table-cell>
              <table:table-cell office:value-type="float" office:value="0.01064">
                <text:p>0.010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94">
                <text:p>394</text:p>
              </table:table-cell>
              <table:table-cell office:value-type="float" office:value="0.056173">
                <text:p>0.056173</text:p>
              </table:table-cell>
              <table:table-cell office:value-type="float" office:value="0.009528">
                <text:p>0.00952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93">
                <text:p>393</text:p>
              </table:table-cell>
              <table:table-cell office:value-type="float" office:value="0.065162">
                <text:p>0.065162</text:p>
              </table:table-cell>
              <table:table-cell office:value-type="float" office:value="0.008889">
                <text:p>0.0088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90">
                <text:p>390</text:p>
              </table:table-cell>
              <table:table-cell office:value-type="float" office:value="0.033381">
                <text:p>0.033381</text:p>
              </table:table-cell>
              <table:table-cell office:value-type="float" office:value="0.006335">
                <text:p>0.00633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93">
                <text:p>393</text:p>
              </table:table-cell>
              <table:table-cell office:value-type="float" office:value="0.057403">
                <text:p>0.057403</text:p>
              </table:table-cell>
              <table:table-cell office:value-type="float" office:value="0.007229">
                <text:p>0.00722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93">
                <text:p>393</text:p>
              </table:table-cell>
              <table:table-cell office:value-type="float" office:value="0.052099">
                <text:p>0.052099</text:p>
              </table:table-cell>
              <table:table-cell office:value-type="float" office:value="0.008403">
                <text:p>0.00840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95">
                <text:p>395</text:p>
              </table:table-cell>
              <table:table-cell office:value-type="float" office:value="0.042672">
                <text:p>0.042672</text:p>
              </table:table-cell>
              <table:table-cell office:value-type="float" office:value="0.008863">
                <text:p>0.00886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96">
                <text:p>396</text:p>
              </table:table-cell>
              <table:table-cell office:value-type="float" office:value="0.064297">
                <text:p>0.064297</text:p>
              </table:table-cell>
              <table:table-cell office:value-type="float" office:value="0.007658">
                <text:p>0.00765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94">
                <text:p>394</text:p>
              </table:table-cell>
              <table:table-cell office:value-type="float" office:value="0.059917">
                <text:p>0.059917</text:p>
              </table:table-cell>
              <table:table-cell office:value-type="float" office:value="0.012057">
                <text:p>0.01205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94">
                <text:p>394</text:p>
              </table:table-cell>
              <table:table-cell office:value-type="float" office:value="0.04519">
                <text:p>0.04519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95">
                <text:p>395</text:p>
              </table:table-cell>
              <table:table-cell office:value-type="float" office:value="0.101145">
                <text:p>0.101145</text:p>
              </table:table-cell>
              <table:table-cell office:value-type="float" office:value="0.013221">
                <text:p>0.01322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2">
                <text:p>392</text:p>
              </table:table-cell>
              <table:table-cell office:value-type="float" office:value="0.038874">
                <text:p>0.038874</text:p>
              </table:table-cell>
              <table:table-cell office:value-type="float" office:value="0.010168">
                <text:p>0.0101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94">
                <text:p>394</text:p>
              </table:table-cell>
              <table:table-cell office:value-type="float" office:value="0.035838">
                <text:p>0.035838</text:p>
              </table:table-cell>
              <table:table-cell office:value-type="float" office:value="0.007304">
                <text:p>0.00730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95">
                <text:p>395</text:p>
              </table:table-cell>
              <table:table-cell office:value-type="float" office:value="0.034156">
                <text:p>0.034156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95">
                <text:p>395</text:p>
              </table:table-cell>
              <table:table-cell office:value-type="float" office:value="0.071598">
                <text:p>0.071598</text:p>
              </table:table-cell>
              <table:table-cell office:value-type="float" office:value="0.011859">
                <text:p>0.0118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95">
                <text:p>395</text:p>
              </table:table-cell>
              <table:table-cell office:value-type="float" office:value="0.08712">
                <text:p>0.08712</text:p>
              </table:table-cell>
              <table:table-cell office:value-type="float" office:value="0.010153">
                <text:p>0.01015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94">
                <text:p>394</text:p>
              </table:table-cell>
              <table:table-cell office:value-type="float" office:value="0.050714">
                <text:p>0.050714</text:p>
              </table:table-cell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92">
                <text:p>392</text:p>
              </table:table-cell>
              <table:table-cell office:value-type="float" office:value="0.054848">
                <text:p>0.054848</text:p>
              </table:table-cell>
              <table:table-cell office:value-type="float" office:value="0.008303">
                <text:p>0.00830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91">
                <text:p>391</text:p>
              </table:table-cell>
              <table:table-cell office:value-type="float" office:value="0.064301">
                <text:p>0.064301</text:p>
              </table:table-cell>
              <table:table-cell office:value-type="float" office:value="0.010072">
                <text:p>0.0100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91">
                <text:p>391</text:p>
              </table:table-cell>
              <table:table-cell office:value-type="float" office:value="0.106917">
                <text:p>0.106917</text:p>
              </table:table-cell>
              <table:table-cell office:value-type="float" office:value="0.013496">
                <text:p>0.01349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91">
                <text:p>391</text:p>
              </table:table-cell>
              <table:table-cell office:value-type="float" office:value="0.049519">
                <text:p>0.049519</text:p>
              </table:table-cell>
              <table:table-cell office:value-type="float" office:value="0.007231">
                <text:p>0.00723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92">
                <text:p>392</text:p>
              </table:table-cell>
              <table:table-cell office:value-type="float" office:value="0.056439">
                <text:p>0.056439</text:p>
              </table:table-cell>
              <table:table-cell office:value-type="float" office:value="0.016923">
                <text:p>0.01692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92">
                <text:p>392</text:p>
              </table:table-cell>
              <table:table-cell office:value-type="float" office:value="0.063792">
                <text:p>0.063792</text:p>
              </table:table-cell>
              <table:table-cell office:value-type="float" office:value="0.009875">
                <text:p>0.0098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91">
                <text:p>391</text:p>
              </table:table-cell>
              <table:table-cell office:value-type="float" office:value="0.134007">
                <text:p>0.134007</text:p>
              </table:table-cell>
              <table:table-cell office:value-type="float" office:value="0.01388">
                <text:p>0.013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90">
                <text:p>390</text:p>
              </table:table-cell>
              <table:table-cell office:value-type="float" office:value="0.111544">
                <text:p>0.111544</text:p>
              </table:table-cell>
              <table:table-cell office:value-type="float" office:value="0.005546">
                <text:p>0.0055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89">
                <text:p>389</text:p>
              </table:table-cell>
              <table:table-cell office:value-type="float" office:value="0.258813">
                <text:p>0.258813</text:p>
              </table:table-cell>
              <table:table-cell office:value-type="float" office:value="0.007444">
                <text:p>0.0074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64">
                <text:p>364</text:p>
              </table:table-cell>
              <table:table-cell office:value-type="float" office:value="0.470939">
                <text:p>0.470939</text:p>
              </table:table-cell>
              <table:table-cell office:value-type="float" office:value="0.008743">
                <text:p>0.0087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40">
                <text:p>340</text:p>
              </table:table-cell>
              <table:table-cell office:value-type="float" office:value="0.634818">
                <text:p>0.634818</text:p>
              </table:table-cell>
              <table:table-cell office:value-type="float" office:value="0.00877">
                <text:p>0.008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18">
                <text:p>318</text:p>
              </table:table-cell>
              <table:table-cell office:value-type="float" office:value="0.612558">
                <text:p>0.612558</text:p>
              </table:table-cell>
              <table:table-cell office:value-type="float" office:value="0.007692">
                <text:p>0.00769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28">
                <text:p>328</text:p>
              </table:table-cell>
              <table:table-cell office:value-type="float" office:value="0.581912">
                <text:p>0.581912</text:p>
              </table:table-cell>
              <table:table-cell office:value-type="float" office:value="0.008083">
                <text:p>0.00808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29">
                <text:p>329</text:p>
              </table:table-cell>
              <table:table-cell office:value-type="float" office:value="0.676742">
                <text:p>0.676742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10">
                <text:p>310</text:p>
              </table:table-cell>
              <table:table-cell office:value-type="float" office:value="0.559038">
                <text:p>0.559038</text:p>
              </table:table-cell>
              <table:table-cell office:value-type="float" office:value="0.008037">
                <text:p>0.0080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01">
                <text:p>301</text:p>
              </table:table-cell>
              <table:table-cell office:value-type="float" office:value="0.436184">
                <text:p>0.436184</text:p>
              </table:table-cell>
              <table:table-cell office:value-type="float" office:value="0.009993">
                <text:p>0.00999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49">
                <text:p>349</text:p>
              </table:table-cell>
              <table:table-cell office:value-type="float" office:value="0.309664">
                <text:p>0.309664</text:p>
              </table:table-cell>
              <table:table-cell office:value-type="float" office:value="0.010165">
                <text:p>0.0101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66">
                <text:p>466</text:p>
              </table:table-cell>
              <table:table-cell office:value-type="float" office:value="0.283259">
                <text:p>0.283259</text:p>
              </table:table-cell>
              <table:table-cell office:value-type="float" office:value="0.028548">
                <text:p>0.02854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75">
                <text:p>375</text:p>
              </table:table-cell>
              <table:table-cell office:value-type="float" office:value="0.061975">
                <text:p>0.061975</text:p>
              </table:table-cell>
              <table:table-cell office:value-type="float" office:value="0.013466">
                <text:p>0.01346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74">
                <text:p>374</text:p>
              </table:table-cell>
              <table:table-cell office:value-type="float" office:value="0.036552">
                <text:p>0.036552</text:p>
              </table:table-cell>
              <table:table-cell office:value-type="float" office:value="0.005981">
                <text:p>0.00598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74">
                <text:p>374</text:p>
              </table:table-cell>
              <table:table-cell office:value-type="float" office:value="0.040363">
                <text:p>0.040363</text:p>
              </table:table-cell>
              <table:table-cell office:value-type="float" office:value="0.00858">
                <text:p>0.008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80">
                <text:p>380</text:p>
              </table:table-cell>
              <table:table-cell office:value-type="float" office:value="0.041701">
                <text:p>0.041701</text:p>
              </table:table-cell>
              <table:table-cell office:value-type="float" office:value="0.006969">
                <text:p>0.00696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99">
                <text:p>399</text:p>
              </table:table-cell>
              <table:table-cell office:value-type="float" office:value="0.058765">
                <text:p>0.058765</text:p>
              </table:table-cell>
              <table:table-cell office:value-type="float" office:value="0.008799">
                <text:p>0.00879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97">
                <text:p>397</text:p>
              </table:table-cell>
              <table:table-cell office:value-type="float" office:value="0.046606">
                <text:p>0.046606</text:p>
              </table:table-cell>
              <table:table-cell office:value-type="float" office:value="0.014117">
                <text:p>0.0141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7">
                <text:p>397</text:p>
              </table:table-cell>
              <table:table-cell office:value-type="float" office:value="0.053963">
                <text:p>0.053963</text:p>
              </table:table-cell>
              <table:table-cell office:value-type="float" office:value="0.009277">
                <text:p>0.00927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97">
                <text:p>397</text:p>
              </table:table-cell>
              <table:table-cell office:value-type="float" office:value="0.044521">
                <text:p>0.044521</text:p>
              </table:table-cell>
              <table:table-cell office:value-type="float" office:value="0.013019">
                <text:p>0.01301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96">
                <text:p>396</text:p>
              </table:table-cell>
              <table:table-cell office:value-type="float" office:value="0.035595">
                <text:p>0.035595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98">
                <text:p>398</text:p>
              </table:table-cell>
              <table:table-cell office:value-type="float" office:value="0.05498">
                <text:p>0.05498</text:p>
              </table:table-cell>
              <table:table-cell office:value-type="float" office:value="0.011736">
                <text:p>0.01173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97">
                <text:p>397</text:p>
              </table:table-cell>
              <table:table-cell office:value-type="float" office:value="0.03485">
                <text:p>0.03485</text:p>
              </table:table-cell>
              <table:table-cell office:value-type="float" office:value="0.007494">
                <text:p>0.0074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98">
                <text:p>398</text:p>
              </table:table-cell>
              <table:table-cell office:value-type="float" office:value="0.037825">
                <text:p>0.037825</text:p>
              </table:table-cell>
              <table:table-cell office:value-type="float" office:value="0.007589">
                <text:p>0.0075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98">
                <text:p>398</text:p>
              </table:table-cell>
              <table:table-cell office:value-type="float" office:value="0.033676">
                <text:p>0.033676</text:p>
              </table:table-cell>
              <table:table-cell office:value-type="float" office:value="0.006771">
                <text:p>0.0067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98">
                <text:p>398</text:p>
              </table:table-cell>
              <table:table-cell office:value-type="float" office:value="0.043994">
                <text:p>0.043994</text:p>
              </table:table-cell>
              <table:table-cell office:value-type="float" office:value="0.009673">
                <text:p>0.00967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99">
                <text:p>399</text:p>
              </table:table-cell>
              <table:table-cell office:value-type="float" office:value="0.048731">
                <text:p>0.048731</text:p>
              </table:table-cell>
              <table:table-cell office:value-type="float" office:value="0.007847">
                <text:p>0.00784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99">
                <text:p>399</text:p>
              </table:table-cell>
              <table:table-cell office:value-type="float" office:value="0.062791">
                <text:p>0.062791</text:p>
              </table:table-cell>
              <table:table-cell office:value-type="float" office:value="0.012149">
                <text:p>0.0121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98">
                <text:p>398</text:p>
              </table:table-cell>
              <table:table-cell office:value-type="float" office:value="0.051153">
                <text:p>0.051153</text:p>
              </table:table-cell>
              <table:table-cell office:value-type="float" office:value="0.013813">
                <text:p>0.0138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96">
                <text:p>396</text:p>
              </table:table-cell>
              <table:table-cell office:value-type="float" office:value="0.082023">
                <text:p>0.082023</text:p>
              </table:table-cell>
              <table:table-cell office:value-type="float" office:value="0.008413">
                <text:p>0.0084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97">
                <text:p>397</text:p>
              </table:table-cell>
              <table:table-cell office:value-type="float" office:value="0.053523">
                <text:p>0.053523</text:p>
              </table:table-cell>
              <table:table-cell office:value-type="float" office:value="0.01084">
                <text:p>0.010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95">
                <text:p>395</text:p>
              </table:table-cell>
              <table:table-cell office:value-type="float" office:value="0.036375">
                <text:p>0.036375</text:p>
              </table:table-cell>
              <table:table-cell office:value-type="float" office:value="0.007027">
                <text:p>0.00702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95">
                <text:p>395</text:p>
              </table:table-cell>
              <table:table-cell office:value-type="float" office:value="0.09636">
                <text:p>0.09636</text:p>
              </table:table-cell>
              <table:table-cell office:value-type="float" office:value="0.02299">
                <text:p>0.022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93">
                <text:p>393</text:p>
              </table:table-cell>
              <table:table-cell office:value-type="float" office:value="0.075782">
                <text:p>0.075782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95">
                <text:p>395</text:p>
              </table:table-cell>
              <table:table-cell office:value-type="float" office:value="0.080829">
                <text:p>0.080829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92">
                <text:p>392</text:p>
              </table:table-cell>
              <table:table-cell office:value-type="float" office:value="0.086391">
                <text:p>0.086391</text:p>
              </table:table-cell>
              <table:table-cell office:value-type="float" office:value="0.011715">
                <text:p>0.0117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88">
                <text:p>388</text:p>
              </table:table-cell>
              <table:table-cell office:value-type="float" office:value="0.040309">
                <text:p>0.040309</text:p>
              </table:table-cell>
              <table:table-cell office:value-type="float" office:value="0.008862">
                <text:p>0.00886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93">
                <text:p>393</text:p>
              </table:table-cell>
              <table:table-cell office:value-type="float" office:value="0.049902">
                <text:p>0.049902</text:p>
              </table:table-cell>
              <table:table-cell office:value-type="float" office:value="0.010717">
                <text:p>0.0107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3">
                <text:p>393</text:p>
              </table:table-cell>
              <table:table-cell office:value-type="float" office:value="0.040053">
                <text:p>0.040053</text:p>
              </table:table-cell>
              <table:table-cell office:value-type="float" office:value="0.00986">
                <text:p>0.0098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95">
                <text:p>395</text:p>
              </table:table-cell>
              <table:table-cell office:value-type="float" office:value="0.041622">
                <text:p>0.041622</text:p>
              </table:table-cell>
              <table:table-cell office:value-type="float" office:value="0.011124">
                <text:p>0.0111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98">
                <text:p>398</text:p>
              </table:table-cell>
              <table:table-cell office:value-type="float" office:value="0.063914">
                <text:p>0.063914</text:p>
              </table:table-cell>
              <table:table-cell office:value-type="float" office:value="0.008502">
                <text:p>0.0085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6">
                <text:p>396</text:p>
              </table:table-cell>
              <table:table-cell office:value-type="float" office:value="0.042939">
                <text:p>0.042939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97">
                <text:p>397</text:p>
              </table:table-cell>
              <table:table-cell office:value-type="float" office:value="0.054348">
                <text:p>0.054348</text:p>
              </table:table-cell>
              <table:table-cell office:value-type="float" office:value="0.009507">
                <text:p>0.00950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96">
                <text:p>396</text:p>
              </table:table-cell>
              <table:table-cell office:value-type="float" office:value="0.061772">
                <text:p>0.061772</text:p>
              </table:table-cell>
              <table:table-cell office:value-type="float" office:value="0.007203">
                <text:p>0.0072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94">
                <text:p>394</text:p>
              </table:table-cell>
              <table:table-cell office:value-type="float" office:value="0.037665">
                <text:p>0.037665</text:p>
              </table:table-cell>
              <table:table-cell office:value-type="float" office:value="0.007578">
                <text:p>0.00757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96">
                <text:p>396</text:p>
              </table:table-cell>
              <table:table-cell office:value-type="float" office:value="0.036398">
                <text:p>0.036398</text:p>
              </table:table-cell>
              <table:table-cell office:value-type="float" office:value="0.007046">
                <text:p>0.00704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96">
                <text:p>396</text:p>
              </table:table-cell>
              <table:table-cell office:value-type="float" office:value="0.044984">
                <text:p>0.044984</text:p>
              </table:table-cell>
              <table:table-cell office:value-type="float" office:value="0.008338">
                <text:p>0.00833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96">
                <text:p>396</text:p>
              </table:table-cell>
              <table:table-cell office:value-type="float" office:value="0.035412">
                <text:p>0.035412</text:p>
              </table:table-cell>
              <table:table-cell office:value-type="float" office:value="0.006358">
                <text:p>0.00635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400">
                <text:p>400</text:p>
              </table:table-cell>
              <table:table-cell office:value-type="float" office:value="0.041327">
                <text:p>0.041327</text:p>
              </table:table-cell>
              <table:table-cell office:value-type="float" office:value="0.008809">
                <text:p>0.00880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98">
                <text:p>398</text:p>
              </table:table-cell>
              <table:table-cell office:value-type="float" office:value="0.057627">
                <text:p>0.057627</text:p>
              </table:table-cell>
              <table:table-cell office:value-type="float" office:value="0.012632">
                <text:p>0.01263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99">
                <text:p>399</text:p>
              </table:table-cell>
              <table:table-cell office:value-type="float" office:value="0.040259">
                <text:p>0.040259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98">
                <text:p>398</text:p>
              </table:table-cell>
              <table:table-cell office:value-type="float" office:value="0.048895">
                <text:p>0.048895</text:p>
              </table:table-cell>
              <table:table-cell office:value-type="float" office:value="0.010064">
                <text:p>0.0100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97">
                <text:p>397</text:p>
              </table:table-cell>
              <table:table-cell office:value-type="float" office:value="0.07068">
                <text:p>0.07068</text:p>
              </table:table-cell>
              <table:table-cell office:value-type="float" office:value="0.016602">
                <text:p>0.016602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96">
                <text:p>396</text:p>
              </table:table-cell>
              <table:table-cell office:value-type="float" office:value="0.146286">
                <text:p>0.146286</text:p>
              </table:table-cell>
              <table:table-cell office:value-type="float" office:value="0.023376">
                <text:p>0.0233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91">
                <text:p>391</text:p>
              </table:table-cell>
              <table:table-cell office:value-type="float" office:value="0.053077">
                <text:p>0.053077</text:p>
              </table:table-cell>
              <table:table-cell office:value-type="float" office:value="0.00846">
                <text:p>0.0084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90">
                <text:p>390</text:p>
              </table:table-cell>
              <table:table-cell office:value-type="float" office:value="0.073249">
                <text:p>0.073249</text:p>
              </table:table-cell>
              <table:table-cell office:value-type="float" office:value="0.017801">
                <text:p>0.01780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89">
                <text:p>389</text:p>
              </table:table-cell>
              <table:table-cell office:value-type="float" office:value="0.13455">
                <text:p>0.13455</text:p>
              </table:table-cell>
              <table:table-cell office:value-type="float" office:value="0.022368">
                <text:p>0.02236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84">
                <text:p>384</text:p>
              </table:table-cell>
              <table:table-cell office:value-type="float" office:value="0.037011">
                <text:p>0.037011</text:p>
              </table:table-cell>
              <table:table-cell office:value-type="float" office:value="0.007449">
                <text:p>0.00744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92">
                <text:p>392</text:p>
              </table:table-cell>
              <table:table-cell office:value-type="float" office:value="0.051367">
                <text:p>0.051367</text:p>
              </table:table-cell>
              <table:table-cell office:value-type="float" office:value="0.010926">
                <text:p>0.01092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91">
                <text:p>391</text:p>
              </table:table-cell>
              <table:table-cell office:value-type="float" office:value="0.06915">
                <text:p>0.06915</text:p>
              </table:table-cell>
              <table:table-cell office:value-type="float" office:value="0.008856">
                <text:p>0.0088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91">
                <text:p>391</text:p>
              </table:table-cell>
              <table:table-cell office:value-type="float" office:value="0.044116">
                <text:p>0.044116</text:p>
              </table:table-cell>
              <table:table-cell office:value-type="float" office:value="0.010698">
                <text:p>0.01069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95">
                <text:p>395</text:p>
              </table:table-cell>
              <table:table-cell office:value-type="float" office:value="0.046087">
                <text:p>0.046087</text:p>
              </table:table-cell>
              <table:table-cell office:value-type="float" office:value="0.00833">
                <text:p>0.0083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97">
                <text:p>397</text:p>
              </table:table-cell>
              <table:table-cell office:value-type="float" office:value="0.038511">
                <text:p>0.038511</text:p>
              </table:table-cell>
              <table:table-cell office:value-type="float" office:value="0.010162">
                <text:p>0.01016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97">
                <text:p>397</text:p>
              </table:table-cell>
              <table:table-cell office:value-type="float" office:value="0.051602">
                <text:p>0.051602</text:p>
              </table:table-cell>
              <table:table-cell office:value-type="float" office:value="0.009449">
                <text:p>0.00944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97">
                <text:p>397</text:p>
              </table:table-cell>
              <table:table-cell office:value-type="float" office:value="0.065189">
                <text:p>0.065189</text:p>
              </table:table-cell>
              <table:table-cell office:value-type="float" office:value="0.007088">
                <text:p>0.00708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97">
                <text:p>397</text:p>
              </table:table-cell>
              <table:table-cell office:value-type="float" office:value="0.057099">
                <text:p>0.057099</text:p>
              </table:table-cell>
              <table:table-cell office:value-type="float" office:value="0.009256">
                <text:p>0.00925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95">
                <text:p>395</text:p>
              </table:table-cell>
              <table:table-cell office:value-type="float" office:value="0.036446">
                <text:p>0.036446</text:p>
              </table:table-cell>
              <table:table-cell office:value-type="float" office:value="0.007727">
                <text:p>0.00772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95">
                <text:p>395</text:p>
              </table:table-cell>
              <table:table-cell office:value-type="float" office:value="0.039894">
                <text:p>0.039894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6">
                <text:p>396</text:p>
              </table:table-cell>
              <table:table-cell office:value-type="float" office:value="0.064595">
                <text:p>0.064595</text:p>
              </table:table-cell>
              <table:table-cell office:value-type="float" office:value="0.007335">
                <text:p>0.00733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96">
                <text:p>396</text:p>
              </table:table-cell>
              <table:table-cell office:value-type="float" office:value="0.105416">
                <text:p>0.105416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92">
                <text:p>392</text:p>
              </table:table-cell>
              <table:table-cell office:value-type="float" office:value="0.053561">
                <text:p>0.053561</text:p>
              </table:table-cell>
              <table:table-cell office:value-type="float" office:value="0.008608">
                <text:p>0.00860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93">
                <text:p>393</text:p>
              </table:table-cell>
              <table:table-cell office:value-type="float" office:value="0.046812">
                <text:p>0.046812</text:p>
              </table:table-cell>
              <table:table-cell office:value-type="float" office:value="0.012315">
                <text:p>0.01231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92">
                <text:p>392</text:p>
              </table:table-cell>
              <table:table-cell office:value-type="float" office:value="0.045495">
                <text:p>0.045495</text:p>
              </table:table-cell>
              <table:table-cell office:value-type="float" office:value="0.00874">
                <text:p>0.008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92">
                <text:p>392</text:p>
              </table:table-cell>
              <table:table-cell office:value-type="float" office:value="0.060425">
                <text:p>0.060425</text:p>
              </table:table-cell>
              <table:table-cell office:value-type="float" office:value="0.010876">
                <text:p>0.01087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99">
                <text:p>399</text:p>
              </table:table-cell>
              <table:table-cell office:value-type="float" office:value="0.058851">
                <text:p>0.058851</text:p>
              </table:table-cell>
              <table:table-cell office:value-type="float" office:value="0.009845">
                <text:p>0.00984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97">
                <text:p>397</text:p>
              </table:table-cell>
              <table:table-cell office:value-type="float" office:value="0.038012">
                <text:p>0.038012</text:p>
              </table:table-cell>
              <table:table-cell office:value-type="float" office:value="0.008503">
                <text:p>0.00850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97">
                <text:p>397</text:p>
              </table:table-cell>
              <table:table-cell office:value-type="float" office:value="0.040745">
                <text:p>0.040745</text:p>
              </table:table-cell>
              <table:table-cell office:value-type="float" office:value="0.009073">
                <text:p>0.00907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97">
                <text:p>397</text:p>
              </table:table-cell>
              <table:table-cell office:value-type="float" office:value="0.081835">
                <text:p>0.081835</text:p>
              </table:table-cell>
              <table:table-cell office:value-type="float" office:value="0.013595">
                <text:p>0.01359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96">
                <text:p>396</text:p>
              </table:table-cell>
              <table:table-cell office:value-type="float" office:value="0.080797">
                <text:p>0.080797</text:p>
              </table:table-cell>
              <table:table-cell office:value-type="float" office:value="0.012662">
                <text:p>0.0126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95">
                <text:p>395</text:p>
              </table:table-cell>
              <table:table-cell office:value-type="float" office:value="0.055945">
                <text:p>0.055945</text:p>
              </table:table-cell>
              <table:table-cell office:value-type="float" office:value="0.011474">
                <text:p>0.0114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94">
                <text:p>394</text:p>
              </table:table-cell>
              <table:table-cell office:value-type="float" office:value="0.063475">
                <text:p>0.063475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94">
                <text:p>394</text:p>
              </table:table-cell>
              <table:table-cell office:value-type="float" office:value="0.042225">
                <text:p>0.042225</text:p>
              </table:table-cell>
              <table:table-cell office:value-type="float" office:value="0.00844">
                <text:p>0.0084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95">
                <text:p>395</text:p>
              </table:table-cell>
              <table:table-cell office:value-type="float" office:value="0.042655">
                <text:p>0.042655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97">
                <text:p>397</text:p>
              </table:table-cell>
              <table:table-cell office:value-type="float" office:value="0.036148">
                <text:p>0.036148</text:p>
              </table:table-cell>
              <table:table-cell office:value-type="float" office:value="0.007643">
                <text:p>0.00764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97">
                <text:p>397</text:p>
              </table:table-cell>
              <table:table-cell office:value-type="float" office:value="0.063108">
                <text:p>0.063108</text:p>
              </table:table-cell>
              <table:table-cell office:value-type="float" office:value="0.012206">
                <text:p>0.0122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98">
                <text:p>398</text:p>
              </table:table-cell>
              <table:table-cell office:value-type="float" office:value="0.038837">
                <text:p>0.038837</text:p>
              </table:table-cell>
              <table:table-cell office:value-type="float" office:value="0.012353">
                <text:p>0.01235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98">
                <text:p>398</text:p>
              </table:table-cell>
              <table:table-cell office:value-type="float" office:value="0.03393">
                <text:p>0.03393</text:p>
              </table:table-cell>
              <table:table-cell office:value-type="float" office:value="0.005983">
                <text:p>0.00598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98">
                <text:p>398</text:p>
              </table:table-cell>
              <table:table-cell office:value-type="float" office:value="0.068225">
                <text:p>0.068225</text:p>
              </table:table-cell>
              <table:table-cell office:value-type="float" office:value="0.009834">
                <text:p>0.00983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96">
                <text:p>396</text:p>
              </table:table-cell>
              <table:table-cell office:value-type="float" office:value="0.066426">
                <text:p>0.066426</text:p>
              </table:table-cell>
              <table:table-cell office:value-type="float" office:value="0.011492">
                <text:p>0.01149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95">
                <text:p>395</text:p>
              </table:table-cell>
              <table:table-cell office:value-type="float" office:value="0.06264">
                <text:p>0.06264</text:p>
              </table:table-cell>
              <table:table-cell office:value-type="float" office:value="0.007499">
                <text:p>0.00749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94">
                <text:p>394</text:p>
              </table:table-cell>
              <table:table-cell office:value-type="float" office:value="0.042698">
                <text:p>0.042698</text:p>
              </table:table-cell>
              <table:table-cell office:value-type="float" office:value="0.008679">
                <text:p>0.00867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94">
                <text:p>394</text:p>
              </table:table-cell>
              <table:table-cell office:value-type="float" office:value="0.072219">
                <text:p>0.072219</text:p>
              </table:table-cell>
              <table:table-cell office:value-type="float" office:value="0.010864">
                <text:p>0.01086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94">
                <text:p>394</text:p>
              </table:table-cell>
              <table:table-cell office:value-type="float" office:value="0.052851">
                <text:p>0.052851</text:p>
              </table:table-cell>
              <table:table-cell office:value-type="float" office:value="0.010495">
                <text:p>0.01049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94">
                <text:p>394</text:p>
              </table:table-cell>
              <table:table-cell office:value-type="float" office:value="0.039974">
                <text:p>0.039974</text:p>
              </table:table-cell>
              <table:table-cell office:value-type="float" office:value="0.011457">
                <text:p>0.01145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97">
                <text:p>397</text:p>
              </table:table-cell>
              <table:table-cell office:value-type="float" office:value="0.036876">
                <text:p>0.036876</text:p>
              </table:table-cell>
              <table:table-cell office:value-type="float" office:value="0.007446">
                <text:p>0.00744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96">
                <text:p>396</text:p>
              </table:table-cell>
              <table:table-cell office:value-type="float" office:value="0.073347">
                <text:p>0.073347</text:p>
              </table:table-cell>
              <table:table-cell office:value-type="float" office:value="0.010446">
                <text:p>0.01044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96">
                <text:p>396</text:p>
              </table:table-cell>
              <table:table-cell office:value-type="float" office:value="0.0541">
                <text:p>0.0541</text:p>
              </table:table-cell>
              <table:table-cell office:value-type="float" office:value="0.010614">
                <text:p>0.01061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96">
                <text:p>396</text:p>
              </table:table-cell>
              <table:table-cell office:value-type="float" office:value="0.040305">
                <text:p>0.040305</text:p>
              </table:table-cell>
              <table:table-cell office:value-type="float" office:value="0.011205">
                <text:p>0.01120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96">
                <text:p>396</text:p>
              </table:table-cell>
              <table:table-cell office:value-type="float" office:value="0.047084">
                <text:p>0.047084</text:p>
              </table:table-cell>
              <table:table-cell office:value-type="float" office:value="0.005462">
                <text:p>0.00546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95">
                <text:p>395</text:p>
              </table:table-cell>
              <table:table-cell office:value-type="float" office:value="0.049414">
                <text:p>0.049414</text:p>
              </table:table-cell>
              <table:table-cell office:value-type="float" office:value="0.009618">
                <text:p>0.00961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96">
                <text:p>396</text:p>
              </table:table-cell>
              <table:table-cell office:value-type="float" office:value="0.060127">
                <text:p>0.060127</text:p>
              </table:table-cell>
              <table:table-cell office:value-type="float" office:value="0.016044">
                <text:p>0.01604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96">
                <text:p>396</text:p>
              </table:table-cell>
              <table:table-cell office:value-type="float" office:value="0.07988">
                <text:p>0.07988</text:p>
              </table:table-cell>
              <table:table-cell office:value-type="float" office:value="0.011706">
                <text:p>0.01170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95">
                <text:p>395</text:p>
              </table:table-cell>
              <table:table-cell office:value-type="float" office:value="0.128026">
                <text:p>0.128026</text:p>
              </table:table-cell>
              <table:table-cell office:value-type="float" office:value="0.013726">
                <text:p>0.0137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90">
                <text:p>390</text:p>
              </table:table-cell>
              <table:table-cell office:value-type="float" office:value="0.047405">
                <text:p>0.047405</text:p>
              </table:table-cell>
              <table:table-cell office:value-type="float" office:value="0.012082">
                <text:p>0.01208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91">
                <text:p>391</text:p>
              </table:table-cell>
              <table:table-cell office:value-type="float" office:value="0.058152">
                <text:p>0.058152</text:p>
              </table:table-cell>
              <table:table-cell office:value-type="float" office:value="0.010686">
                <text:p>0.0106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90">
                <text:p>390</text:p>
              </table:table-cell>
              <table:table-cell office:value-type="float" office:value="0.044555">
                <text:p>0.044555</text:p>
              </table:table-cell>
              <table:table-cell office:value-type="float" office:value="0.008517">
                <text:p>0.00851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92">
                <text:p>392</text:p>
              </table:table-cell>
              <table:table-cell office:value-type="float" office:value="0.077402">
                <text:p>0.077402</text:p>
              </table:table-cell>
              <table:table-cell office:value-type="float" office:value="0.011489">
                <text:p>0.01148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96">
                <text:p>396</text:p>
              </table:table-cell>
              <table:table-cell office:value-type="float" office:value="0.038082">
                <text:p>0.038082</text:p>
              </table:table-cell>
              <table:table-cell office:value-type="float" office:value="0.008291">
                <text:p>0.00829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96">
                <text:p>396</text:p>
              </table:table-cell>
              <table:table-cell office:value-type="float" office:value="0.065627">
                <text:p>0.065627</text:p>
              </table:table-cell>
              <table:table-cell office:value-type="float" office:value="0.007383">
                <text:p>0.00738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95">
                <text:p>395</text:p>
              </table:table-cell>
              <table:table-cell office:value-type="float" office:value="0.051569">
                <text:p>0.051569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94">
                <text:p>394</text:p>
              </table:table-cell>
              <table:table-cell office:value-type="float" office:value="0.056408">
                <text:p>0.056408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95">
                <text:p>395</text:p>
              </table:table-cell>
              <table:table-cell office:value-type="float" office:value="0.112105">
                <text:p>0.112105</text:p>
              </table:table-cell>
              <table:table-cell office:value-type="float" office:value="0.015076">
                <text:p>0.01507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90">
                <text:p>390</text:p>
              </table:table-cell>
              <table:table-cell office:value-type="float" office:value="0.036569">
                <text:p>0.036569</text:p>
              </table:table-cell>
              <table:table-cell office:value-type="float" office:value="0.008742">
                <text:p>0.00874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92">
                <text:p>392</text:p>
              </table:table-cell>
              <table:table-cell office:value-type="float" office:value="0.04622">
                <text:p>0.04622</text:p>
              </table:table-cell>
              <table:table-cell office:value-type="float" office:value="0.007552">
                <text:p>0.00755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92">
                <text:p>392</text:p>
              </table:table-cell>
              <table:table-cell office:value-type="float" office:value="0.040135">
                <text:p>0.040135</text:p>
              </table:table-cell>
              <table:table-cell office:value-type="float" office:value="0.010283">
                <text:p>0.01028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93">
                <text:p>393</text:p>
              </table:table-cell>
              <table:table-cell office:value-type="float" office:value="0.058857">
                <text:p>0.058857</text:p>
              </table:table-cell>
              <table:table-cell office:value-type="float" office:value="0.011001">
                <text:p>0.01100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96">
                <text:p>396</text:p>
              </table:table-cell>
              <table:table-cell office:value-type="float" office:value="0.099418">
                <text:p>0.099418</text:p>
              </table:table-cell>
              <table:table-cell office:value-type="float" office:value="0.010063">
                <text:p>0.01006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94">
                <text:p>394</text:p>
              </table:table-cell>
              <table:table-cell office:value-type="float" office:value="0.065164">
                <text:p>0.065164</text:p>
              </table:table-cell>
              <table:table-cell office:value-type="float" office:value="0.008911">
                <text:p>0.0089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92">
                <text:p>392</text:p>
              </table:table-cell>
              <table:table-cell office:value-type="float" office:value="0.037132">
                <text:p>0.037132</text:p>
              </table:table-cell>
              <table:table-cell office:value-type="float" office:value="0.008002">
                <text:p>0.00800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92">
                <text:p>392</text:p>
              </table:table-cell>
              <table:table-cell office:value-type="float" office:value="0.05935">
                <text:p>0.05935</text:p>
              </table:table-cell>
              <table:table-cell office:value-type="float" office:value="0.008319">
                <text:p>0.00831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92">
                <text:p>392</text:p>
              </table:table-cell>
              <table:table-cell office:value-type="float" office:value="0.050371">
                <text:p>0.050371</text:p>
              </table:table-cell>
              <table:table-cell office:value-type="float" office:value="0.00689">
                <text:p>0.0068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95">
                <text:p>395</text:p>
              </table:table-cell>
              <table:table-cell office:value-type="float" office:value="0.122093">
                <text:p>0.122093</text:p>
              </table:table-cell>
              <table:table-cell office:value-type="float" office:value="0.014341">
                <text:p>0.01434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91">
                <text:p>391</text:p>
              </table:table-cell>
              <table:table-cell office:value-type="float" office:value="0.059234">
                <text:p>0.059234</text:p>
              </table:table-cell>
              <table:table-cell office:value-type="float" office:value="0.012783">
                <text:p>0.0127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93">
                <text:p>393</text:p>
              </table:table-cell>
              <table:table-cell office:value-type="float" office:value="0.05386">
                <text:p>0.05386</text:p>
              </table:table-cell>
              <table:table-cell office:value-type="float" office:value="0.009653">
                <text:p>0.00965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92">
                <text:p>392</text:p>
              </table:table-cell>
              <table:table-cell office:value-type="float" office:value="0.047166">
                <text:p>0.047166</text:p>
              </table:table-cell>
              <table:table-cell office:value-type="float" office:value="0.008804">
                <text:p>0.00880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93">
                <text:p>393</text:p>
              </table:table-cell>
              <table:table-cell office:value-type="float" office:value="0.052907">
                <text:p>0.052907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97">
                <text:p>397</text:p>
              </table:table-cell>
              <table:table-cell office:value-type="float" office:value="0.0394">
                <text:p>0.0394</text:p>
              </table:table-cell>
              <table:table-cell office:value-type="float" office:value="0.009944">
                <text:p>0.00994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97">
                <text:p>397</text:p>
              </table:table-cell>
              <table:table-cell office:value-type="float" office:value="0.053101">
                <text:p>0.053101</text:p>
              </table:table-cell>
              <table:table-cell office:value-type="float" office:value="0.010729">
                <text:p>0.01072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97">
                <text:p>397</text:p>
              </table:table-cell>
              <table:table-cell office:value-type="float" office:value="0.053674">
                <text:p>0.053674</text:p>
              </table:table-cell>
              <table:table-cell office:value-type="float" office:value="0.013704">
                <text:p>0.01370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96">
                <text:p>396</text:p>
              </table:table-cell>
              <table:table-cell office:value-type="float" office:value="0.092378">
                <text:p>0.092378</text:p>
              </table:table-cell>
              <table:table-cell office:value-type="float" office:value="0.011615">
                <text:p>0.01161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94">
                <text:p>394</text:p>
              </table:table-cell>
              <table:table-cell office:value-type="float" office:value="0.038822">
                <text:p>0.038822</text:p>
              </table:table-cell>
              <table:table-cell office:value-type="float" office:value="0.009009">
                <text:p>0.00900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94">
                <text:p>394</text:p>
              </table:table-cell>
              <table:table-cell office:value-type="float" office:value="0.063965">
                <text:p>0.063965</text:p>
              </table:table-cell>
              <table:table-cell office:value-type="float" office:value="0.009963">
                <text:p>0.00996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94">
                <text:p>394</text:p>
              </table:table-cell>
              <table:table-cell office:value-type="float" office:value="0.046294">
                <text:p>0.046294</text:p>
              </table:table-cell>
              <table:table-cell office:value-type="float" office:value="0.011034">
                <text:p>0.01103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95">
                <text:p>395</text:p>
              </table:table-cell>
              <table:table-cell office:value-type="float" office:value="0.042922">
                <text:p>0.042922</text:p>
              </table:table-cell>
              <table:table-cell office:value-type="float" office:value="0.010376">
                <text:p>0.01037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98">
                <text:p>398</text:p>
              </table:table-cell>
              <table:table-cell office:value-type="float" office:value="0.051954">
                <text:p>0.051954</text:p>
              </table:table-cell>
              <table:table-cell office:value-type="float" office:value="0.010409">
                <text:p>0.010409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97">
                <text:p>397</text:p>
              </table:table-cell>
              <table:table-cell office:value-type="float" office:value="0.047608">
                <text:p>0.047608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97">
                <text:p>397</text:p>
              </table:table-cell>
              <table:table-cell office:value-type="float" office:value="0.056541">
                <text:p>0.056541</text:p>
              </table:table-cell>
              <table:table-cell office:value-type="float" office:value="0.008045">
                <text:p>0.00804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96">
                <text:p>396</text:p>
              </table:table-cell>
              <table:table-cell office:value-type="float" office:value="0.069785">
                <text:p>0.069785</text:p>
              </table:table-cell>
              <table:table-cell office:value-type="float" office:value="0.008471">
                <text:p>0.00847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94">
                <text:p>394</text:p>
              </table:table-cell>
              <table:table-cell office:value-type="float" office:value="0.036546">
                <text:p>0.036546</text:p>
              </table:table-cell>
              <table:table-cell office:value-type="float" office:value="0.006434">
                <text:p>0.0064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95">
                <text:p>395</text:p>
              </table:table-cell>
              <table:table-cell office:value-type="float" office:value="0.060207">
                <text:p>0.060207</text:p>
              </table:table-cell>
              <table:table-cell office:value-type="float" office:value="0.00977">
                <text:p>0.0097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94">
                <text:p>394</text:p>
              </table:table-cell>
              <table:table-cell office:value-type="float" office:value="0.049533">
                <text:p>0.049533</text:p>
              </table:table-cell>
              <table:table-cell office:value-type="float" office:value="0.009138">
                <text:p>0.00913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96">
                <text:p>396</text:p>
              </table:table-cell>
              <table:table-cell office:value-type="float" office:value="0.034334">
                <text:p>0.034334</text:p>
              </table:table-cell>
              <table:table-cell office:value-type="float" office:value="0.008014">
                <text:p>0.00801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97">
                <text:p>397</text:p>
              </table:table-cell>
              <table:table-cell office:value-type="float" office:value="0.052908">
                <text:p>0.052908</text:p>
              </table:table-cell>
              <table:table-cell office:value-type="float" office:value="0.007724">
                <text:p>0.00772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96">
                <text:p>396</text:p>
              </table:table-cell>
              <table:table-cell office:value-type="float" office:value="0.047572">
                <text:p>0.047572</text:p>
              </table:table-cell>
              <table:table-cell office:value-type="float" office:value="0.009622">
                <text:p>0.009622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96">
                <text:p>396</text:p>
              </table:table-cell>
              <table:table-cell office:value-type="float" office:value="0.036352">
                <text:p>0.036352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98">
                <text:p>398</text:p>
              </table:table-cell>
              <table:table-cell office:value-type="float" office:value="0.070501">
                <text:p>0.070501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98">
                <text:p>398</text:p>
              </table:table-cell>
              <table:table-cell office:value-type="float" office:value="0.053077">
                <text:p>0.053077</text:p>
              </table:table-cell>
              <table:table-cell office:value-type="float" office:value="0.012918">
                <text:p>0.01291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97">
                <text:p>397</text:p>
              </table:table-cell>
              <table:table-cell office:value-type="float" office:value="0.050811">
                <text:p>0.050811</text:p>
              </table:table-cell>
              <table:table-cell office:value-type="float" office:value="0.007721">
                <text:p>0.0077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96">
                <text:p>396</text:p>
              </table:table-cell>
              <table:table-cell office:value-type="float" office:value="0.721126">
                <text:p>0.721126</text:p>
              </table:table-cell>
              <table:table-cell office:value-type="float" office:value="0.015174">
                <text:p>0.01517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68">
                <text:p>368</text:p>
              </table:table-cell>
              <table:table-cell office:value-type="float" office:value="1.307739">
                <text:p>1.307739</text:p>
              </table:table-cell>
              <table:table-cell office:value-type="float" office:value="0.02397">
                <text:p>0.023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95cm" svg:y="0.315cm" chart:style-name="ch2">
          <text:p>300 tps test158</text:p>
        </chart:title>
        <chart:legend chart:legend-position="end" svg:x="14.001cm" svg:y="4.005cm" style:legend-expansion="high" chart:style-name="ch3"/>
        <chart:plot-area chart:style-name="ch4" table:cell-range-address="test158.B1:test158.D1148" chart:data-source-has-labels="both" svg:x="0.32cm" svg:y="1.248cm" svg:width="13.361cm" svg:height="7.572cm">
          <chartooo:coordinate-region svg:x="1.373cm" svg:y="1.248cm" svg:width="12.308cm" svg:height="5.97cm"/>
          <chart:axis chart:dimension="x" chart:name="primary-x" chart:style-name="ch5" chartooo:axis-type="auto">
            <chartooo:date-scale/>
            <chart:categories table:cell-range-address="test158.B2:test158.B11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58.C2:test158.C1148" chart:label-cell-address="test158.C1:test158.C1" chart:class="chart:bar">
            <chart:data-point chart:repeated="1105"/>
          </chart:series>
          <chart:series chart:style-name="ch9" chart:values-cell-range-address="test158.D2:test158.D1148" chart:label-cell-address="test158.D1:test158.D1" chart:class="chart:bar">
            <chart:data-point chart:repeated="11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58.C1:test158.C1</svg:desc>
                </draw:g>
              </table:table-cell>
              <table:table-cell office:value-type="string">
                <text:p>xfertime</text:p>
                <draw:g>
                  <svg:desc>test158.D1:test15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28:33</text:p>
                <draw:g>
                  <svg:desc>test158.B2:test158.B1148</svg:desc>
                </draw:g>
              </table:table-cell>
              <table:table-cell office:value-type="float" office:value="0.096677">
                <text:p>0.096677</text:p>
                <draw:g>
                  <svg:desc>test158.C2:test158.C1148</svg:desc>
                </draw:g>
              </table:table-cell>
              <table:table-cell office:value-type="float" office:value="0.070981">
                <text:p>0.070981</text:p>
                <draw:g>
                  <svg:desc>test158.D2:test158.D1148</svg:desc>
                </draw:g>
              </table:table-cell>
            </table:table-row>
            <table:table-row>
              <table:table-cell office:value-type="string">
                <text:p>12:28:34</text:p>
              </table:table-cell>
              <table:table-cell office:value-type="float" office:value="0.200403">
                <text:p>0.200403</text:p>
              </table:table-cell>
              <table:table-cell office:value-type="float" office:value="0.056056">
                <text:p>0.056056</text:p>
              </table:table-cell>
            </table:table-row>
            <table:table-row>
              <table:table-cell office:value-type="string">
                <text:p>12:28:35</text:p>
              </table:table-cell>
              <table:table-cell office:value-type="float" office:value="0.073718">
                <text:p>0.073718</text:p>
              </table:table-cell>
              <table:table-cell office:value-type="float" office:value="0.046869">
                <text:p>0.046869</text:p>
              </table:table-cell>
            </table:table-row>
            <table:table-row>
              <table:table-cell office:value-type="string">
                <text:p>12:28:36</text:p>
              </table:table-cell>
              <table:table-cell office:value-type="float" office:value="0.052899">
                <text:p>0.052899</text:p>
              </table:table-cell>
              <table:table-cell office:value-type="float" office:value="0.019857">
                <text:p>0.019857</text:p>
              </table:table-cell>
            </table:table-row>
            <table:table-row>
              <table:table-cell office:value-type="string">
                <text:p>12:28:37</text:p>
              </table:table-cell>
              <table:table-cell office:value-type="float" office:value="0.018264">
                <text:p>0.018264</text:p>
              </table:table-cell>
              <table:table-cell office:value-type="float" office:value="0.004595">
                <text:p>0.004595</text:p>
              </table:table-cell>
            </table:table-row>
            <table:table-row>
              <table:table-cell office:value-type="string">
                <text:p>12:28:38</text:p>
              </table:table-cell>
              <table:table-cell office:value-type="float" office:value="0.187639">
                <text:p>0.187639</text:p>
              </table:table-cell>
              <table:table-cell office:value-type="float" office:value="0.102572">
                <text:p>0.102572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0.138713">
                <text:p>0.138713</text:p>
              </table:table-cell>
              <table:table-cell office:value-type="float" office:value="0.04036">
                <text:p>0.04036</text:p>
              </table:table-cell>
            </table:table-row>
            <table:table-row>
              <table:table-cell office:value-type="string">
                <text:p>12:28:40</text:p>
              </table:table-cell>
              <table:table-cell office:value-type="float" office:value="0.017734">
                <text:p>0.017734</text:p>
              </table:table-cell>
              <table:table-cell office:value-type="float" office:value="0.004025">
                <text:p>0.004025</text:p>
              </table:table-cell>
            </table:table-row>
            <table:table-row>
              <table:table-cell office:value-type="string">
                <text:p>12:28:41</text:p>
              </table:table-cell>
              <table:table-cell office:value-type="float" office:value="0.080676">
                <text:p>0.080676</text:p>
              </table:table-cell>
              <table:table-cell office:value-type="float" office:value="0.02379">
                <text:p>0.02379</text:p>
              </table:table-cell>
            </table:table-row>
            <table:table-row>
              <table:table-cell office:value-type="string">
                <text:p>12:28:42</text:p>
              </table:table-cell>
              <table:table-cell office:value-type="float" office:value="0.201088">
                <text:p>0.201088</text:p>
              </table:table-cell>
              <table:table-cell office:value-type="float" office:value="0.078629">
                <text:p>0.078629</text:p>
              </table:table-cell>
            </table:table-row>
            <table:table-row>
              <table:table-cell office:value-type="string">
                <text:p>12:28:43</text:p>
              </table:table-cell>
              <table:table-cell office:value-type="float" office:value="0.581086">
                <text:p>0.581086</text:p>
              </table:table-cell>
              <table:table-cell office:value-type="float" office:value="0.48485">
                <text:p>0.48485</text:p>
              </table:table-cell>
            </table:table-row>
            <table:table-row>
              <table:table-cell office:value-type="string">
                <text:p>12:28:44</text:p>
              </table:table-cell>
              <table:table-cell office:value-type="float" office:value="0.665439">
                <text:p>0.665439</text:p>
              </table:table-cell>
              <table:table-cell office:value-type="float" office:value="0.746813">
                <text:p>0.746813</text:p>
              </table:table-cell>
            </table:table-row>
            <table:table-row>
              <table:table-cell office:value-type="string">
                <text:p>12:28:45</text:p>
              </table:table-cell>
              <table:table-cell office:value-type="float" office:value="0.69882">
                <text:p>0.69882</text:p>
              </table:table-cell>
              <table:table-cell office:value-type="float" office:value="1.020517">
                <text:p>1.020517</text:p>
              </table:table-cell>
            </table:table-row>
            <table:table-row>
              <table:table-cell office:value-type="string">
                <text:p>12:28:46</text:p>
              </table:table-cell>
              <table:table-cell office:value-type="float" office:value="0.429168">
                <text:p>0.429168</text:p>
              </table:table-cell>
              <table:table-cell office:value-type="float" office:value="0.889636">
                <text:p>0.889636</text:p>
              </table:table-cell>
            </table:table-row>
            <table:table-row>
              <table:table-cell office:value-type="string">
                <text:p>12:28:47</text:p>
              </table:table-cell>
              <table:table-cell office:value-type="float" office:value="0.27438">
                <text:p>0.27438</text:p>
              </table:table-cell>
              <table:table-cell office:value-type="float" office:value="0.342291">
                <text:p>0.342291</text:p>
              </table:table-cell>
            </table:table-row>
            <table:table-row>
              <table:table-cell office:value-type="string">
                <text:p>12:28:48</text:p>
              </table:table-cell>
              <table:table-cell office:value-type="float" office:value="0.498113">
                <text:p>0.498113</text:p>
              </table:table-cell>
              <table:table-cell office:value-type="float" office:value="0.437984">
                <text:p>0.437984</text:p>
              </table:table-cell>
            </table:table-row>
            <table:table-row>
              <table:table-cell office:value-type="string">
                <text:p>12:28:49</text:p>
              </table:table-cell>
              <table:table-cell office:value-type="float" office:value="0.174478">
                <text:p>0.174478</text:p>
              </table:table-cell>
              <table:table-cell office:value-type="float" office:value="0.081046">
                <text:p>0.081046</text:p>
              </table:table-cell>
            </table:table-row>
            <table:table-row>
              <table:table-cell office:value-type="string">
                <text:p>12:28:50</text:p>
              </table:table-cell>
              <table:table-cell office:value-type="float" office:value="0.383973">
                <text:p>0.383973</text:p>
              </table:table-cell>
              <table:table-cell office:value-type="float" office:value="0.624155">
                <text:p>0.624155</text:p>
              </table:table-cell>
            </table:table-row>
            <table:table-row>
              <table:table-cell office:value-type="string">
                <text:p>12:28:51</text:p>
              </table:table-cell>
              <table:table-cell office:value-type="float" office:value="0.680495">
                <text:p>0.680495</text:p>
              </table:table-cell>
              <table:table-cell office:value-type="float" office:value="1.075891">
                <text:p>1.075891</text:p>
              </table:table-cell>
            </table:table-row>
            <table:table-row>
              <table:table-cell office:value-type="string">
                <text:p>12:28:52</text:p>
              </table:table-cell>
              <table:table-cell office:value-type="float" office:value="0.610656">
                <text:p>0.610656</text:p>
              </table:table-cell>
              <table:table-cell office:value-type="float" office:value="1.020837">
                <text:p>1.020837</text:p>
              </table:table-cell>
            </table:table-row>
            <table:table-row>
              <table:table-cell office:value-type="string">
                <text:p>12:28:53</text:p>
              </table:table-cell>
              <table:table-cell office:value-type="float" office:value="0.455668">
                <text:p>0.455668</text:p>
              </table:table-cell>
              <table:table-cell office:value-type="float" office:value="0.586171">
                <text:p>0.586171</text:p>
              </table:table-cell>
            </table:table-row>
            <table:table-row>
              <table:table-cell office:value-type="string">
                <text:p>12:28:54</text:p>
              </table:table-cell>
              <table:table-cell office:value-type="float" office:value="0.442084">
                <text:p>0.442084</text:p>
              </table:table-cell>
              <table:table-cell office:value-type="float" office:value="0.501772">
                <text:p>0.501772</text:p>
              </table:table-cell>
            </table:table-row>
            <table:table-row>
              <table:table-cell office:value-type="string">
                <text:p>12:28:55</text:p>
              </table:table-cell>
              <table:table-cell office:value-type="float" office:value="0.201477">
                <text:p>0.201477</text:p>
              </table:table-cell>
              <table:table-cell office:value-type="float" office:value="0.149583">
                <text:p>0.149583</text:p>
              </table:table-cell>
            </table:table-row>
            <table:table-row>
              <table:table-cell office:value-type="string">
                <text:p>12:28:56</text:p>
              </table:table-cell>
              <table:table-cell office:value-type="float" office:value="0.178734">
                <text:p>0.178734</text:p>
              </table:table-cell>
              <table:table-cell office:value-type="float" office:value="0.075212">
                <text:p>0.075212</text:p>
              </table:table-cell>
            </table:table-row>
            <table:table-row>
              <table:table-cell office:value-type="string">
                <text:p>12:28:57</text:p>
              </table:table-cell>
              <table:table-cell office:value-type="float" office:value="0.247535">
                <text:p>0.247535</text:p>
              </table:table-cell>
              <table:table-cell office:value-type="float" office:value="0.061949">
                <text:p>0.061949</text:p>
              </table:table-cell>
            </table:table-row>
            <table:table-row>
              <table:table-cell office:value-type="string">
                <text:p>12:28:58</text:p>
              </table:table-cell>
              <table:table-cell office:value-type="float" office:value="0.110407">
                <text:p>0.110407</text:p>
              </table:table-cell>
              <table:table-cell office:value-type="float" office:value="0.032609">
                <text:p>0.032609</text:p>
              </table:table-cell>
            </table:table-row>
            <table:table-row>
              <table:table-cell office:value-type="string">
                <text:p>12:28:59</text:p>
              </table:table-cell>
              <table:table-cell office:value-type="float" office:value="5.37214">
                <text:p>5.37214</text:p>
              </table:table-cell>
              <table:table-cell office:value-type="float" office:value="11.687846">
                <text:p>11.687846</text:p>
              </table:table-cell>
            </table:table-row>
            <table:table-row>
              <table:table-cell office:value-type="string">
                <text:p>12:29:00</text:p>
              </table:table-cell>
              <table:table-cell office:value-type="float" office:value="3.846702">
                <text:p>3.846702</text:p>
              </table:table-cell>
              <table:table-cell office:value-type="float" office:value="6.510667">
                <text:p>6.510667</text:p>
              </table:table-cell>
            </table:table-row>
            <table:table-row>
              <table:table-cell office:value-type="string">
                <text:p>12:29:01</text:p>
              </table:table-cell>
              <table:table-cell office:value-type="float" office:value="0.937808">
                <text:p>0.937808</text:p>
              </table:table-cell>
              <table:table-cell office:value-type="float" office:value="0.267476">
                <text:p>0.267476</text:p>
              </table:table-cell>
            </table:table-row>
            <table:table-row>
              <table:table-cell office:value-type="string">
                <text:p>12:29:02</text:p>
              </table:table-cell>
              <table:table-cell office:value-type="float" office:value="5.268873">
                <text:p>5.268873</text:p>
              </table:table-cell>
              <table:table-cell office:value-type="float" office:value="9.631501">
                <text:p>9.631501</text:p>
              </table:table-cell>
            </table:table-row>
            <table:table-row>
              <table:table-cell office:value-type="string">
                <text:p>12:29:03</text:p>
              </table:table-cell>
              <table:table-cell office:value-type="float" office:value="3.467061">
                <text:p>3.467061</text:p>
              </table:table-cell>
              <table:table-cell office:value-type="float" office:value="5.8202">
                <text:p>5.8202</text:p>
              </table:table-cell>
            </table:table-row>
            <table:table-row>
              <table:table-cell office:value-type="string">
                <text:p>12:29:04</text:p>
              </table:table-cell>
              <table:table-cell office:value-type="float" office:value="1.393044">
                <text:p>1.393044</text:p>
              </table:table-cell>
              <table:table-cell office:value-type="float" office:value="0.885249">
                <text:p>0.885249</text:p>
              </table:table-cell>
            </table:table-row>
            <table:table-row>
              <table:table-cell office:value-type="string">
                <text:p>12:29:05</text:p>
              </table:table-cell>
              <table:table-cell office:value-type="float" office:value="1.081644">
                <text:p>1.081644</text:p>
              </table:table-cell>
              <table:table-cell office:value-type="float" office:value="0.754597">
                <text:p>0.754597</text:p>
              </table:table-cell>
            </table:table-row>
            <table:table-row>
              <table:table-cell office:value-type="string">
                <text:p>12:29:06</text:p>
              </table:table-cell>
              <table:table-cell office:value-type="float" office:value="1.428365">
                <text:p>1.428365</text:p>
              </table:table-cell>
              <table:table-cell office:value-type="float" office:value="1.199619">
                <text:p>1.199619</text:p>
              </table:table-cell>
            </table:table-row>
            <table:table-row>
              <table:table-cell office:value-type="string">
                <text:p>12:29:07</text:p>
              </table:table-cell>
              <table:table-cell office:value-type="float" office:value="1.86402">
                <text:p>1.86402</text:p>
              </table:table-cell>
              <table:table-cell office:value-type="float" office:value="3.103959">
                <text:p>3.103959</text:p>
              </table:table-cell>
            </table:table-row>
            <table:table-row>
              <table:table-cell office:value-type="string">
                <text:p>12:29:08</text:p>
              </table:table-cell>
              <table:table-cell office:value-type="float" office:value="11.600247">
                <text:p>11.600247</text:p>
              </table:table-cell>
              <table:table-cell office:value-type="float" office:value="23.581415">
                <text:p>23.581415</text:p>
              </table:table-cell>
            </table:table-row>
            <table:table-row>
              <table:table-cell office:value-type="string">
                <text:p>12:29:09</text:p>
              </table:table-cell>
              <table:table-cell office:value-type="float" office:value="5.195513">
                <text:p>5.195513</text:p>
              </table:table-cell>
              <table:table-cell office:value-type="float" office:value="4.359778">
                <text:p>4.359778</text:p>
              </table:table-cell>
            </table:table-row>
            <table:table-row>
              <table:table-cell office:value-type="string">
                <text:p>12:29:10</text:p>
              </table:table-cell>
              <table:table-cell office:value-type="float" office:value="0.606277">
                <text:p>0.606277</text:p>
              </table:table-cell>
              <table:table-cell office:value-type="float" office:value="0.121771">
                <text:p>0.121771</text:p>
              </table:table-cell>
            </table:table-row>
            <table:table-row>
              <table:table-cell office:value-type="string">
                <text:p>12:29:11</text:p>
              </table:table-cell>
              <table:table-cell office:value-type="float" office:value="1.216853">
                <text:p>1.216853</text:p>
              </table:table-cell>
              <table:table-cell office:value-type="float" office:value="0.075352">
                <text:p>0.075352</text:p>
              </table:table-cell>
            </table:table-row>
            <table:table-row>
              <table:table-cell office:value-type="string">
                <text:p>12:29:12</text:p>
              </table:table-cell>
              <table:table-cell office:value-type="float" office:value="1.258582">
                <text:p>1.258582</text:p>
              </table:table-cell>
              <table:table-cell office:value-type="float" office:value="0.528533">
                <text:p>0.528533</text:p>
              </table:table-cell>
            </table:table-row>
            <table:table-row>
              <table:table-cell office:value-type="string">
                <text:p>12:29:13</text:p>
              </table:table-cell>
              <table:table-cell office:value-type="float" office:value="1.16161">
                <text:p>1.16161</text:p>
              </table:table-cell>
              <table:table-cell office:value-type="float" office:value="1.260564">
                <text:p>1.260564</text:p>
              </table:table-cell>
            </table:table-row>
            <table:table-row>
              <table:table-cell office:value-type="string">
                <text:p>12:29:14</text:p>
              </table:table-cell>
              <table:table-cell office:value-type="float" office:value="0.944197">
                <text:p>0.944197</text:p>
              </table:table-cell>
              <table:table-cell office:value-type="float" office:value="1.374123">
                <text:p>1.374123</text:p>
              </table:table-cell>
            </table:table-row>
            <table:table-row>
              <table:table-cell office:value-type="string">
                <text:p>12:29:15</text:p>
              </table:table-cell>
              <table:table-cell office:value-type="float" office:value="1.225756">
                <text:p>1.225756</text:p>
              </table:table-cell>
              <table:table-cell office:value-type="float" office:value="0.795245">
                <text:p>0.795245</text:p>
              </table:table-cell>
            </table:table-row>
            <table:table-row>
              <table:table-cell office:value-type="string">
                <text:p>12:29:16</text:p>
              </table:table-cell>
              <table:table-cell office:value-type="float" office:value="0.656321">
                <text:p>0.656321</text:p>
              </table:table-cell>
              <table:table-cell office:value-type="float" office:value="0.656488">
                <text:p>0.656488</text:p>
              </table:table-cell>
            </table:table-row>
            <table:table-row>
              <table:table-cell office:value-type="string">
                <text:p>12:29:17</text:p>
              </table:table-cell>
              <table:table-cell office:value-type="float" office:value="1.174601">
                <text:p>1.174601</text:p>
              </table:table-cell>
              <table:table-cell office:value-type="float" office:value="1.183835">
                <text:p>1.183835</text:p>
              </table:table-cell>
            </table:table-row>
            <table:table-row>
              <table:table-cell office:value-type="string">
                <text:p>12:29:18</text:p>
              </table:table-cell>
              <table:table-cell office:value-type="float" office:value="0.784309">
                <text:p>0.784309</text:p>
              </table:table-cell>
              <table:table-cell office:value-type="float" office:value="1.288004">
                <text:p>1.288004</text:p>
              </table:table-cell>
            </table:table-row>
            <table:table-row>
              <table:table-cell office:value-type="string">
                <text:p>12:29:19</text:p>
              </table:table-cell>
              <table:table-cell office:value-type="float" office:value="1.384264">
                <text:p>1.384264</text:p>
              </table:table-cell>
              <table:table-cell office:value-type="float" office:value="0.962966">
                <text:p>0.962966</text:p>
              </table:table-cell>
            </table:table-row>
            <table:table-row>
              <table:table-cell office:value-type="string">
                <text:p>12:29:20</text:p>
              </table:table-cell>
              <table:table-cell office:value-type="float" office:value="1.00441">
                <text:p>1.00441</text:p>
              </table:table-cell>
              <table:table-cell office:value-type="float" office:value="0.811512">
                <text:p>0.811512</text:p>
              </table:table-cell>
            </table:table-row>
            <table:table-row>
              <table:table-cell office:value-type="string">
                <text:p>12:29:21</text:p>
              </table:table-cell>
              <table:table-cell office:value-type="float" office:value="0.529763">
                <text:p>0.529763</text:p>
              </table:table-cell>
              <table:table-cell office:value-type="float" office:value="0.117856">
                <text:p>0.117856</text:p>
              </table:table-cell>
            </table:table-row>
            <table:table-row>
              <table:table-cell office:value-type="string">
                <text:p>12:29:22</text:p>
              </table:table-cell>
              <table:table-cell office:value-type="float" office:value="1.394387">
                <text:p>1.394387</text:p>
              </table:table-cell>
              <table:table-cell office:value-type="float" office:value="1.60633">
                <text:p>1.60633</text:p>
              </table:table-cell>
            </table:table-row>
            <table:table-row>
              <table:table-cell office:value-type="string">
                <text:p>12:29:23</text:p>
              </table:table-cell>
              <table:table-cell office:value-type="float" office:value="0.566283">
                <text:p>0.566283</text:p>
              </table:table-cell>
              <table:table-cell office:value-type="float" office:value="1.742517">
                <text:p>1.742517</text:p>
              </table:table-cell>
            </table:table-row>
            <table:table-row>
              <table:table-cell office:value-type="string">
                <text:p>12:29:24</text:p>
              </table:table-cell>
              <table:table-cell office:value-type="float" office:value="0.956418">
                <text:p>0.956418</text:p>
              </table:table-cell>
              <table:table-cell office:value-type="float" office:value="1.864653">
                <text:p>1.864653</text:p>
              </table:table-cell>
            </table:table-row>
            <table:table-row>
              <table:table-cell office:value-type="string">
                <text:p>12:29:25</text:p>
              </table:table-cell>
              <table:table-cell office:value-type="float" office:value="0.662286">
                <text:p>0.662286</text:p>
              </table:table-cell>
              <table:table-cell office:value-type="float" office:value="0.505291">
                <text:p>0.505291</text:p>
              </table:table-cell>
            </table:table-row>
            <table:table-row>
              <table:table-cell office:value-type="string">
                <text:p>12:29:26</text:p>
              </table:table-cell>
              <table:table-cell office:value-type="float" office:value="0.395577">
                <text:p>0.395577</text:p>
              </table:table-cell>
              <table:table-cell office:value-type="float" office:value="0.229561">
                <text:p>0.229561</text:p>
              </table:table-cell>
            </table:table-row>
            <table:table-row>
              <table:table-cell office:value-type="string">
                <text:p>12:29:27</text:p>
              </table:table-cell>
              <table:table-cell office:value-type="float" office:value="0.488418">
                <text:p>0.488418</text:p>
              </table:table-cell>
              <table:table-cell office:value-type="float" office:value="0.627126">
                <text:p>0.627126</text:p>
              </table:table-cell>
            </table:table-row>
            <table:table-row>
              <table:table-cell office:value-type="string">
                <text:p>12:29:28</text:p>
              </table:table-cell>
              <table:table-cell office:value-type="float" office:value="0.517693">
                <text:p>0.517693</text:p>
              </table:table-cell>
              <table:table-cell office:value-type="float" office:value="1.073489">
                <text:p>1.073489</text:p>
              </table:table-cell>
            </table:table-row>
            <table:table-row>
              <table:table-cell office:value-type="string">
                <text:p>12:29:29</text:p>
              </table:table-cell>
              <table:table-cell office:value-type="float" office:value="0.486921">
                <text:p>0.486921</text:p>
              </table:table-cell>
              <table:table-cell office:value-type="float" office:value="0.86583">
                <text:p>0.86583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1.146069">
                <text:p>1.146069</text:p>
              </table:table-cell>
              <table:table-cell office:value-type="float" office:value="5.327965">
                <text:p>5.327965</text:p>
              </table:table-cell>
            </table:table-row>
            <table:table-row>
              <table:table-cell office:value-type="string">
                <text:p>12:29:31</text:p>
              </table:table-cell>
              <table:table-cell office:value-type="float" office:value="0.467705">
                <text:p>0.467705</text:p>
              </table:table-cell>
              <table:table-cell office:value-type="float" office:value="0.651632">
                <text:p>0.651632</text:p>
              </table:table-cell>
            </table:table-row>
            <table:table-row>
              <table:table-cell office:value-type="string">
                <text:p>12:29:32</text:p>
              </table:table-cell>
              <table:table-cell office:value-type="float" office:value="0.539911">
                <text:p>0.539911</text:p>
              </table:table-cell>
              <table:table-cell office:value-type="float" office:value="0.157157">
                <text:p>0.157157</text:p>
              </table:table-cell>
            </table:table-row>
            <table:table-row>
              <table:table-cell office:value-type="string">
                <text:p>12:29:33</text:p>
              </table:table-cell>
              <table:table-cell office:value-type="float" office:value="0.357724">
                <text:p>0.357724</text:p>
              </table:table-cell>
              <table:table-cell office:value-type="float" office:value="0.82793">
                <text:p>0.82793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1.56388">
                <text:p>1.56388</text:p>
              </table:table-cell>
              <table:table-cell office:value-type="float" office:value="1.447964">
                <text:p>1.447964</text:p>
              </table:table-cell>
            </table:table-row>
            <table:table-row>
              <table:table-cell office:value-type="string">
                <text:p>12:29:35</text:p>
              </table:table-cell>
              <table:table-cell office:value-type="float" office:value="1.324949">
                <text:p>1.324949</text:p>
              </table:table-cell>
              <table:table-cell office:value-type="float" office:value="1.157811">
                <text:p>1.157811</text:p>
              </table:table-cell>
            </table:table-row>
            <table:table-row>
              <table:table-cell office:value-type="string">
                <text:p>12:29:36</text:p>
              </table:table-cell>
              <table:table-cell office:value-type="float" office:value="0.308379">
                <text:p>0.308379</text:p>
              </table:table-cell>
              <table:table-cell office:value-type="float" office:value="0.200148">
                <text:p>0.200148</text:p>
              </table:table-cell>
            </table:table-row>
            <table:table-row>
              <table:table-cell office:value-type="string">
                <text:p>12:29:37</text:p>
              </table:table-cell>
              <table:table-cell office:value-type="float" office:value="0.233463">
                <text:p>0.233463</text:p>
              </table:table-cell>
              <table:table-cell office:value-type="float" office:value="0.030166">
                <text:p>0.030166</text:p>
              </table:table-cell>
            </table:table-row>
            <table:table-row>
              <table:table-cell office:value-type="string">
                <text:p>12:29:38</text:p>
              </table:table-cell>
              <table:table-cell office:value-type="float" office:value="0.225355">
                <text:p>0.225355</text:p>
              </table:table-cell>
              <table:table-cell office:value-type="float" office:value="0.382149">
                <text:p>0.382149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1.178924">
                <text:p>1.178924</text:p>
              </table:table-cell>
              <table:table-cell office:value-type="float" office:value="2.727052">
                <text:p>2.727052</text:p>
              </table:table-cell>
            </table:table-row>
            <table:table-row>
              <table:table-cell office:value-type="string">
                <text:p>12:29:40</text:p>
              </table:table-cell>
              <table:table-cell office:value-type="float" office:value="0.6467">
                <text:p>0.6467</text:p>
              </table:table-cell>
              <table:table-cell office:value-type="float" office:value="1.348446">
                <text:p>1.348446</text:p>
              </table:table-cell>
            </table:table-row>
            <table:table-row>
              <table:table-cell office:value-type="string">
                <text:p>12:29:41</text:p>
              </table:table-cell>
              <table:table-cell office:value-type="float" office:value="0.495491">
                <text:p>0.495491</text:p>
              </table:table-cell>
              <table:table-cell office:value-type="float" office:value="0.80823">
                <text:p>0.80823</text:p>
              </table:table-cell>
            </table:table-row>
            <table:table-row>
              <table:table-cell office:value-type="string">
                <text:p>12:29:42</text:p>
              </table:table-cell>
              <table:table-cell office:value-type="float" office:value="0.250494">
                <text:p>0.250494</text:p>
              </table:table-cell>
              <table:table-cell office:value-type="float" office:value="0.260973">
                <text:p>0.260973</text:p>
              </table:table-cell>
            </table:table-row>
            <table:table-row>
              <table:table-cell office:value-type="string">
                <text:p>12:29:43</text:p>
              </table:table-cell>
              <table:table-cell office:value-type="float" office:value="0.574684">
                <text:p>0.574684</text:p>
              </table:table-cell>
              <table:table-cell office:value-type="float" office:value="1.033102">
                <text:p>1.033102</text:p>
              </table:table-cell>
            </table:table-row>
            <table:table-row>
              <table:table-cell office:value-type="string">
                <text:p>12:29:44</text:p>
              </table:table-cell>
              <table:table-cell office:value-type="float" office:value="0.586199">
                <text:p>0.586199</text:p>
              </table:table-cell>
              <table:table-cell office:value-type="float" office:value="1.181582">
                <text:p>1.181582</text:p>
              </table:table-cell>
            </table:table-row>
            <table:table-row>
              <table:table-cell office:value-type="string">
                <text:p>12:29:45</text:p>
              </table:table-cell>
              <table:table-cell office:value-type="float" office:value="0.310111">
                <text:p>0.310111</text:p>
              </table:table-cell>
              <table:table-cell office:value-type="float" office:value="0.220482">
                <text:p>0.220482</text:p>
              </table:table-cell>
            </table:table-row>
            <table:table-row>
              <table:table-cell office:value-type="string">
                <text:p>12:29:46</text:p>
              </table:table-cell>
              <table:table-cell office:value-type="float" office:value="0.495321">
                <text:p>0.495321</text:p>
              </table:table-cell>
              <table:table-cell office:value-type="float" office:value="0.332688">
                <text:p>0.332688</text:p>
              </table:table-cell>
            </table:table-row>
            <table:table-row>
              <table:table-cell office:value-type="string">
                <text:p>12:29:47</text:p>
              </table:table-cell>
              <table:table-cell office:value-type="float" office:value="0.430477">
                <text:p>0.430477</text:p>
              </table:table-cell>
              <table:table-cell office:value-type="float" office:value="0.533541">
                <text:p>0.533541</text:p>
              </table:table-cell>
            </table:table-row>
            <table:table-row>
              <table:table-cell office:value-type="string">
                <text:p>12:29:48</text:p>
              </table:table-cell>
              <table:table-cell office:value-type="float" office:value="0.305944">
                <text:p>0.305944</text:p>
              </table:table-cell>
              <table:table-cell office:value-type="float" office:value="0.346119">
                <text:p>0.346119</text:p>
              </table:table-cell>
            </table:table-row>
            <table:table-row>
              <table:table-cell office:value-type="string">
                <text:p>12:29:49</text:p>
              </table:table-cell>
              <table:table-cell office:value-type="float" office:value="0.426994">
                <text:p>0.426994</text:p>
              </table:table-cell>
              <table:table-cell office:value-type="float" office:value="0.447087">
                <text:p>0.447087</text:p>
              </table:table-cell>
            </table:table-row>
            <table:table-row>
              <table:table-cell office:value-type="string">
                <text:p>12:29:50</text:p>
              </table:table-cell>
              <table:table-cell office:value-type="float" office:value="0.273719">
                <text:p>0.273719</text:p>
              </table:table-cell>
              <table:table-cell office:value-type="float" office:value="0.362506">
                <text:p>0.362506</text:p>
              </table:table-cell>
            </table:table-row>
            <table:table-row>
              <table:table-cell office:value-type="string">
                <text:p>12:29:51</text:p>
              </table:table-cell>
              <table:table-cell office:value-type="float" office:value="0.307205">
                <text:p>0.307205</text:p>
              </table:table-cell>
              <table:table-cell office:value-type="float" office:value="0.090418">
                <text:p>0.090418</text:p>
              </table:table-cell>
            </table:table-row>
            <table:table-row>
              <table:table-cell office:value-type="string">
                <text:p>12:29:52</text:p>
              </table:table-cell>
              <table:table-cell office:value-type="float" office:value="0.220471">
                <text:p>0.220471</text:p>
              </table:table-cell>
              <table:table-cell office:value-type="float" office:value="0.10581">
                <text:p>0.10581</text:p>
              </table:table-cell>
            </table:table-row>
            <table:table-row>
              <table:table-cell office:value-type="string">
                <text:p>12:29:53</text:p>
              </table:table-cell>
              <table:table-cell office:value-type="float" office:value="0.25977">
                <text:p>0.25977</text:p>
              </table:table-cell>
              <table:table-cell office:value-type="float" office:value="0.233063">
                <text:p>0.233063</text:p>
              </table:table-cell>
            </table:table-row>
            <table:table-row>
              <table:table-cell office:value-type="string">
                <text:p>12:29:54</text:p>
              </table:table-cell>
              <table:table-cell office:value-type="float" office:value="0.20826">
                <text:p>0.20826</text:p>
              </table:table-cell>
              <table:table-cell office:value-type="float" office:value="0.200901">
                <text:p>0.200901</text:p>
              </table:table-cell>
            </table:table-row>
            <table:table-row>
              <table:table-cell office:value-type="string">
                <text:p>12:29:55</text:p>
              </table:table-cell>
              <table:table-cell office:value-type="float" office:value="0.232618">
                <text:p>0.232618</text:p>
              </table:table-cell>
              <table:table-cell office:value-type="float" office:value="0.134973">
                <text:p>0.134973</text:p>
              </table:table-cell>
            </table:table-row>
            <table:table-row>
              <table:table-cell office:value-type="string">
                <text:p>12:29:56</text:p>
              </table:table-cell>
              <table:table-cell office:value-type="float" office:value="0.138334">
                <text:p>0.138334</text:p>
              </table:table-cell>
              <table:table-cell office:value-type="float" office:value="0.084435">
                <text:p>0.084435</text:p>
              </table:table-cell>
            </table:table-row>
            <table:table-row>
              <table:table-cell office:value-type="string">
                <text:p>12:29:57</text:p>
              </table:table-cell>
              <table:table-cell office:value-type="float" office:value="0.173506">
                <text:p>0.173506</text:p>
              </table:table-cell>
              <table:table-cell office:value-type="float" office:value="0.061331">
                <text:p>0.061331</text:p>
              </table:table-cell>
            </table:table-row>
            <table:table-row>
              <table:table-cell office:value-type="string">
                <text:p>12:29:58</text:p>
              </table:table-cell>
              <table:table-cell office:value-type="float" office:value="0.197876">
                <text:p>0.197876</text:p>
              </table:table-cell>
              <table:table-cell office:value-type="float" office:value="0.073987">
                <text:p>0.073987</text:p>
              </table:table-cell>
            </table:table-row>
            <table:table-row>
              <table:table-cell office:value-type="string">
                <text:p>12:29:59</text:p>
              </table:table-cell>
              <table:table-cell office:value-type="float" office:value="0.154583">
                <text:p>0.154583</text:p>
              </table:table-cell>
              <table:table-cell office:value-type="float" office:value="0.063895">
                <text:p>0.063895</text:p>
              </table:table-cell>
            </table:table-row>
            <table:table-row>
              <table:table-cell office:value-type="string">
                <text:p>12:30:00</text:p>
              </table:table-cell>
              <table:table-cell office:value-type="float" office:value="0.133533">
                <text:p>0.133533</text:p>
              </table:table-cell>
              <table:table-cell office:value-type="float" office:value="0.062206">
                <text:p>0.062206</text:p>
              </table:table-cell>
            </table:table-row>
            <table:table-row>
              <table:table-cell office:value-type="string">
                <text:p>12:30:01</text:p>
              </table:table-cell>
              <table:table-cell office:value-type="float" office:value="0.485938">
                <text:p>0.485938</text:p>
              </table:table-cell>
              <table:table-cell office:value-type="float" office:value="0.357278">
                <text:p>0.357278</text:p>
              </table:table-cell>
            </table:table-row>
            <table:table-row>
              <table:table-cell office:value-type="string">
                <text:p>12:30:02</text:p>
              </table:table-cell>
              <table:table-cell office:value-type="float" office:value="1.602738">
                <text:p>1.602738</text:p>
              </table:table-cell>
              <table:table-cell office:value-type="float" office:value="2.610035">
                <text:p>2.610035</text:p>
              </table:table-cell>
            </table:table-row>
            <table:table-row>
              <table:table-cell office:value-type="string">
                <text:p>12:30:03</text:p>
              </table:table-cell>
              <table:table-cell office:value-type="float" office:value="0.77642">
                <text:p>0.77642</text:p>
              </table:table-cell>
              <table:table-cell office:value-type="float" office:value="0.386762">
                <text:p>0.386762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1.028147">
                <text:p>1.028147</text:p>
              </table:table-cell>
              <table:table-cell office:value-type="float" office:value="0.933478">
                <text:p>0.933478</text:p>
              </table:table-cell>
            </table:table-row>
            <table:table-row>
              <table:table-cell office:value-type="string">
                <text:p>12:30:05</text:p>
              </table:table-cell>
              <table:table-cell office:value-type="float" office:value="0.964722">
                <text:p>0.964722</text:p>
              </table:table-cell>
              <table:table-cell office:value-type="float" office:value="1.081498">
                <text:p>1.081498</text:p>
              </table:table-cell>
            </table:table-row>
            <table:table-row>
              <table:table-cell office:value-type="string">
                <text:p>12:30:06</text:p>
              </table:table-cell>
              <table:table-cell office:value-type="float" office:value="0.748283">
                <text:p>0.748283</text:p>
              </table:table-cell>
              <table:table-cell office:value-type="float" office:value="0.996861">
                <text:p>0.996861</text:p>
              </table:table-cell>
            </table:table-row>
            <table:table-row>
              <table:table-cell office:value-type="string">
                <text:p>12:30:07</text:p>
              </table:table-cell>
              <table:table-cell office:value-type="float" office:value="0.82168">
                <text:p>0.82168</text:p>
              </table:table-cell>
              <table:table-cell office:value-type="float" office:value="1.035209">
                <text:p>1.035209</text:p>
              </table:table-cell>
            </table:table-row>
            <table:table-row>
              <table:table-cell office:value-type="string">
                <text:p>12:30:08</text:p>
              </table:table-cell>
              <table:table-cell office:value-type="float" office:value="0.364238">
                <text:p>0.364238</text:p>
              </table:table-cell>
              <table:table-cell office:value-type="float" office:value="0.304978">
                <text:p>0.304978</text:p>
              </table:table-cell>
            </table:table-row>
            <table:table-row>
              <table:table-cell office:value-type="string">
                <text:p>12:30:09</text:p>
              </table:table-cell>
              <table:table-cell office:value-type="float" office:value="0.355781">
                <text:p>0.355781</text:p>
              </table:table-cell>
              <table:table-cell office:value-type="float" office:value="0.194703">
                <text:p>0.194703</text:p>
              </table:table-cell>
            </table:table-row>
            <table:table-row>
              <table:table-cell office:value-type="string">
                <text:p>12:30:10</text:p>
              </table:table-cell>
              <table:table-cell office:value-type="float" office:value="0.237129">
                <text:p>0.237129</text:p>
              </table:table-cell>
              <table:table-cell office:value-type="float" office:value="0.271968">
                <text:p>0.271968</text:p>
              </table:table-cell>
            </table:table-row>
            <table:table-row>
              <table:table-cell office:value-type="string">
                <text:p>12:30:11</text:p>
              </table:table-cell>
              <table:table-cell office:value-type="float" office:value="0.221467">
                <text:p>0.221467</text:p>
              </table:table-cell>
              <table:table-cell office:value-type="float" office:value="0.154582">
                <text:p>0.154582</text:p>
              </table:table-cell>
            </table:table-row>
            <table:table-row>
              <table:table-cell office:value-type="string">
                <text:p>12:30:12</text:p>
              </table:table-cell>
              <table:table-cell office:value-type="float" office:value="0.232044">
                <text:p>0.232044</text:p>
              </table:table-cell>
              <table:table-cell office:value-type="float" office:value="0.154746">
                <text:p>0.154746</text:p>
              </table:table-cell>
            </table:table-row>
            <table:table-row>
              <table:table-cell office:value-type="string">
                <text:p>12:30:13</text:p>
              </table:table-cell>
              <table:table-cell office:value-type="float" office:value="0.268973">
                <text:p>0.268973</text:p>
              </table:table-cell>
              <table:table-cell office:value-type="float" office:value="0.211068">
                <text:p>0.211068</text:p>
              </table:table-cell>
            </table:table-row>
            <table:table-row>
              <table:table-cell office:value-type="string">
                <text:p>12:30:14</text:p>
              </table:table-cell>
              <table:table-cell office:value-type="float" office:value="0.254405">
                <text:p>0.254405</text:p>
              </table:table-cell>
              <table:table-cell office:value-type="float" office:value="0.170134">
                <text:p>0.170134</text:p>
              </table:table-cell>
            </table:table-row>
            <table:table-row>
              <table:table-cell office:value-type="string">
                <text:p>12:30:15</text:p>
              </table:table-cell>
              <table:table-cell office:value-type="float" office:value="0.292454">
                <text:p>0.292454</text:p>
              </table:table-cell>
              <table:table-cell office:value-type="float" office:value="0.161733">
                <text:p>0.161733</text:p>
              </table:table-cell>
            </table:table-row>
            <table:table-row>
              <table:table-cell office:value-type="string">
                <text:p>12:30:16</text:p>
              </table:table-cell>
              <table:table-cell office:value-type="float" office:value="0.394367">
                <text:p>0.394367</text:p>
              </table:table-cell>
              <table:table-cell office:value-type="float" office:value="0.344615">
                <text:p>0.344615</text:p>
              </table:table-cell>
            </table:table-row>
            <table:table-row>
              <table:table-cell office:value-type="string">
                <text:p>12:30:17</text:p>
              </table:table-cell>
              <table:table-cell office:value-type="float" office:value="0.089511">
                <text:p>0.089511</text:p>
              </table:table-cell>
              <table:table-cell office:value-type="float" office:value="0.02518">
                <text:p>0.02518</text:p>
              </table:table-cell>
            </table:table-row>
            <table:table-row>
              <table:table-cell office:value-type="string">
                <text:p>12:30:18</text:p>
              </table:table-cell>
              <table:table-cell office:value-type="float" office:value="0.096518">
                <text:p>0.096518</text:p>
              </table:table-cell>
              <table:table-cell office:value-type="float" office:value="0.026948">
                <text:p>0.026948</text:p>
              </table:table-cell>
            </table:table-row>
            <table:table-row>
              <table:table-cell office:value-type="string">
                <text:p>12:30:19</text:p>
              </table:table-cell>
              <table:table-cell office:value-type="float" office:value="0.085574">
                <text:p>0.085574</text:p>
              </table:table-cell>
              <table:table-cell office:value-type="float" office:value="0.04778">
                <text:p>0.04778</text:p>
              </table:table-cell>
            </table:table-row>
            <table:table-row>
              <table:table-cell office:value-type="string">
                <text:p>12:30:20</text:p>
              </table:table-cell>
              <table:table-cell office:value-type="float" office:value="0.068712">
                <text:p>0.068712</text:p>
              </table:table-cell>
              <table:table-cell office:value-type="float" office:value="0.015539">
                <text:p>0.015539</text:p>
              </table:table-cell>
            </table:table-row>
            <table:table-row>
              <table:table-cell office:value-type="string">
                <text:p>12:30:21</text:p>
              </table:table-cell>
              <table:table-cell office:value-type="float" office:value="0.055876">
                <text:p>0.055876</text:p>
              </table:table-cell>
              <table:table-cell office:value-type="float" office:value="0.011061">
                <text:p>0.011061</text:p>
              </table:table-cell>
            </table:table-row>
            <table:table-row>
              <table:table-cell office:value-type="string">
                <text:p>12:30:22</text:p>
              </table:table-cell>
              <table:table-cell office:value-type="float" office:value="0.071331">
                <text:p>0.071331</text:p>
              </table:table-cell>
              <table:table-cell office:value-type="float" office:value="0.012864">
                <text:p>0.012864</text:p>
              </table:table-cell>
            </table:table-row>
            <table:table-row>
              <table:table-cell office:value-type="string">
                <text:p>12:30:23</text:p>
              </table:table-cell>
              <table:table-cell office:value-type="float" office:value="0.298116">
                <text:p>0.298116</text:p>
              </table:table-cell>
              <table:table-cell office:value-type="float" office:value="0.13859">
                <text:p>0.13859</text:p>
              </table:table-cell>
            </table:table-row>
            <table:table-row>
              <table:table-cell office:value-type="string">
                <text:p>12:30:24</text:p>
              </table:table-cell>
              <table:table-cell office:value-type="float" office:value="0.09269">
                <text:p>0.09269</text:p>
              </table:table-cell>
              <table:table-cell office:value-type="float" office:value="0.016024">
                <text:p>0.016024</text:p>
              </table:table-cell>
            </table:table-row>
            <table:table-row>
              <table:table-cell office:value-type="string">
                <text:p>12:30:25</text:p>
              </table:table-cell>
              <table:table-cell office:value-type="float" office:value="0.092547">
                <text:p>0.092547</text:p>
              </table:table-cell>
              <table:table-cell office:value-type="float" office:value="0.008004">
                <text:p>0.008004</text:p>
              </table:table-cell>
            </table:table-row>
            <table:table-row>
              <table:table-cell office:value-type="string">
                <text:p>12:30:26</text:p>
              </table:table-cell>
              <table:table-cell office:value-type="float" office:value="0.017295">
                <text:p>0.017295</text:p>
              </table:table-cell>
              <table:table-cell office:value-type="float" office:value="0.004372">
                <text:p>0.004372</text:p>
              </table:table-cell>
            </table:table-row>
            <table:table-row>
              <table:table-cell office:value-type="string">
                <text:p>12:30:27</text:p>
              </table:table-cell>
              <table:table-cell office:value-type="float" office:value="0.021604">
                <text:p>0.021604</text:p>
              </table:table-cell>
              <table:table-cell office:value-type="float" office:value="0.008689">
                <text:p>0.008689</text:p>
              </table:table-cell>
            </table:table-row>
            <table:table-row>
              <table:table-cell office:value-type="string">
                <text:p>12:30:28</text:p>
              </table:table-cell>
              <table:table-cell office:value-type="float" office:value="0.016193">
                <text:p>0.016193</text:p>
              </table:table-cell>
              <table:table-cell office:value-type="float" office:value="0.006435">
                <text:p>0.006435</text:p>
              </table:table-cell>
            </table:table-row>
            <table:table-row>
              <table:table-cell office:value-type="string">
                <text:p>12:30:29</text:p>
              </table:table-cell>
              <table:table-cell office:value-type="float" office:value="0.085689">
                <text:p>0.085689</text:p>
              </table:table-cell>
              <table:table-cell office:value-type="float" office:value="0.033647">
                <text:p>0.033647</text:p>
              </table:table-cell>
            </table:table-row>
            <table:table-row>
              <table:table-cell office:value-type="string">
                <text:p>12:30:30</text:p>
              </table:table-cell>
              <table:table-cell office:value-type="float" office:value="0.014798">
                <text:p>0.014798</text:p>
              </table:table-cell>
              <table:table-cell office:value-type="float" office:value="0.003841">
                <text:p>0.003841</text:p>
              </table:table-cell>
            </table:table-row>
            <table:table-row>
              <table:table-cell office:value-type="string">
                <text:p>12:30:31</text:p>
              </table:table-cell>
              <table:table-cell office:value-type="float" office:value="0.014212">
                <text:p>0.014212</text:p>
              </table:table-cell>
              <table:table-cell office:value-type="float" office:value="0.005623">
                <text:p>0.005623</text:p>
              </table:table-cell>
            </table:table-row>
            <table:table-row>
              <table:table-cell office:value-type="string">
                <text:p>12:30:32</text:p>
              </table:table-cell>
              <table:table-cell office:value-type="float" office:value="0.012984">
                <text:p>0.012984</text:p>
              </table:table-cell>
              <table:table-cell office:value-type="float" office:value="0.002352">
                <text:p>0.002352</text:p>
              </table:table-cell>
            </table:table-row>
            <table:table-row>
              <table:table-cell office:value-type="string">
                <text:p>12:30:33</text:p>
              </table:table-cell>
              <table:table-cell office:value-type="float" office:value="0.015086">
                <text:p>0.015086</text:p>
              </table:table-cell>
              <table:table-cell office:value-type="float" office:value="0.005711">
                <text:p>0.005711</text:p>
              </table:table-cell>
            </table:table-row>
            <table:table-row>
              <table:table-cell office:value-type="string">
                <text:p>12:30:34</text:p>
              </table:table-cell>
              <table:table-cell office:value-type="float" office:value="0.013784">
                <text:p>0.013784</text:p>
              </table:table-cell>
              <table:table-cell office:value-type="float" office:value="0.002524">
                <text:p>0.002524</text:p>
              </table:table-cell>
            </table:table-row>
            <table:table-row>
              <table:table-cell office:value-type="string">
                <text:p>12:30:35</text:p>
              </table:table-cell>
              <table:table-cell office:value-type="float" office:value="0.012247">
                <text:p>0.012247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12:30:36</text:p>
              </table:table-cell>
              <table:table-cell office:value-type="float" office:value="0.035956">
                <text:p>0.035956</text:p>
              </table:table-cell>
              <table:table-cell office:value-type="float" office:value="0.004427">
                <text:p>0.004427</text:p>
              </table:table-cell>
            </table:table-row>
            <table:table-row>
              <table:table-cell office:value-type="string">
                <text:p>12:30:37</text:p>
              </table:table-cell>
              <table:table-cell office:value-type="float" office:value="0.01942">
                <text:p>0.01942</text:p>
              </table:table-cell>
              <table:table-cell office:value-type="float" office:value="0.004967">
                <text:p>0.004967</text:p>
              </table:table-cell>
            </table:table-row>
            <table:table-row>
              <table:table-cell office:value-type="string">
                <text:p>12:30:38</text:p>
              </table:table-cell>
              <table:table-cell office:value-type="float" office:value="0.01441">
                <text:p>0.01441</text:p>
              </table:table-cell>
              <table:table-cell office:value-type="float" office:value="0.002705">
                <text:p>0.002705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0.015562">
                <text:p>0.015562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string">
                <text:p>12:30:40</text:p>
              </table:table-cell>
              <table:table-cell office:value-type="float" office:value="0.020876">
                <text:p>0.020876</text:p>
              </table:table-cell>
              <table:table-cell office:value-type="float" office:value="0.003411">
                <text:p>0.003411</text:p>
              </table:table-cell>
            </table:table-row>
            <table:table-row>
              <table:table-cell office:value-type="string">
                <text:p>12:30:41</text:p>
              </table:table-cell>
              <table:table-cell office:value-type="float" office:value="0.016054">
                <text:p>0.016054</text:p>
              </table:table-cell>
              <table:table-cell office:value-type="float" office:value="0.003876">
                <text:p>0.003876</text:p>
              </table:table-cell>
            </table:table-row>
            <table:table-row>
              <table:table-cell office:value-type="string">
                <text:p>12:30:42</text:p>
              </table:table-cell>
              <table:table-cell office:value-type="float" office:value="0.017322">
                <text:p>0.017322</text:p>
              </table:table-cell>
              <table:table-cell office:value-type="float" office:value="0.005002">
                <text:p>0.005002</text:p>
              </table:table-cell>
            </table:table-row>
            <table:table-row>
              <table:table-cell office:value-type="string">
                <text:p>12:30:43</text:p>
              </table:table-cell>
              <table:table-cell office:value-type="float" office:value="0.062141">
                <text:p>0.062141</text:p>
              </table:table-cell>
              <table:table-cell office:value-type="float" office:value="0.019201">
                <text:p>0.019201</text:p>
              </table:table-cell>
            </table:table-row>
            <table:table-row>
              <table:table-cell office:value-type="string">
                <text:p>12:30:44</text:p>
              </table:table-cell>
              <table:table-cell office:value-type="float" office:value="0.01517">
                <text:p>0.01517</text:p>
              </table:table-cell>
              <table:table-cell office:value-type="float" office:value="0.002107">
                <text:p>0.002107</text:p>
              </table:table-cell>
            </table:table-row>
            <table:table-row>
              <table:table-cell office:value-type="string">
                <text:p>12:30:45</text:p>
              </table:table-cell>
              <table:table-cell office:value-type="float" office:value="0.013165">
                <text:p>0.013165</text:p>
              </table:table-cell>
              <table:table-cell office:value-type="float" office:value="0.003148">
                <text:p>0.003148</text:p>
              </table:table-cell>
            </table:table-row>
            <table:table-row>
              <table:table-cell office:value-type="string">
                <text:p>12:30:46</text:p>
              </table:table-cell>
              <table:table-cell office:value-type="float" office:value="0.016524">
                <text:p>0.016524</text:p>
              </table:table-cell>
              <table:table-cell office:value-type="float" office:value="0.005475">
                <text:p>0.005475</text:p>
              </table:table-cell>
            </table:table-row>
            <table:table-row>
              <table:table-cell office:value-type="string">
                <text:p>12:30:47</text:p>
              </table:table-cell>
              <table:table-cell office:value-type="float" office:value="0.017927">
                <text:p>0.017927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string">
                <text:p>12:30:48</text:p>
              </table:table-cell>
              <table:table-cell office:value-type="float" office:value="0.013395">
                <text:p>0.013395</text:p>
              </table:table-cell>
              <table:table-cell office:value-type="float" office:value="0.003287">
                <text:p>0.003287</text:p>
              </table:table-cell>
            </table:table-row>
            <table:table-row>
              <table:table-cell office:value-type="string">
                <text:p>12:30:49</text:p>
              </table:table-cell>
              <table:table-cell office:value-type="float" office:value="0.018216">
                <text:p>0.018216</text:p>
              </table:table-cell>
              <table:table-cell office:value-type="float" office:value="0.00538">
                <text:p>0.00538</text:p>
              </table:table-cell>
            </table:table-row>
            <table:table-row>
              <table:table-cell office:value-type="string">
                <text:p>12:30:50</text:p>
              </table:table-cell>
              <table:table-cell office:value-type="float" office:value="0.013605">
                <text:p>0.013605</text:p>
              </table:table-cell>
              <table:table-cell office:value-type="float" office:value="0.003645">
                <text:p>0.003645</text:p>
              </table:table-cell>
            </table:table-row>
            <table:table-row>
              <table:table-cell office:value-type="string">
                <text:p>12:30:51</text:p>
              </table:table-cell>
              <table:table-cell office:value-type="float" office:value="0.012607">
                <text:p>0.012607</text:p>
              </table:table-cell>
              <table:table-cell office:value-type="float" office:value="0.002349">
                <text:p>0.002349</text:p>
              </table:table-cell>
            </table:table-row>
            <table:table-row>
              <table:table-cell office:value-type="string">
                <text:p>12:30:52</text:p>
              </table:table-cell>
              <table:table-cell office:value-type="float" office:value="0.016023">
                <text:p>0.016023</text:p>
              </table:table-cell>
              <table:table-cell office:value-type="float" office:value="0.003315">
                <text:p>0.003315</text:p>
              </table:table-cell>
            </table:table-row>
            <table:table-row>
              <table:table-cell office:value-type="string">
                <text:p>12:30:53</text:p>
              </table:table-cell>
              <table:table-cell office:value-type="float" office:value="0.01606">
                <text:p>0.01606</text:p>
              </table:table-cell>
              <table:table-cell office:value-type="float" office:value="0.002913">
                <text:p>0.002913</text:p>
              </table:table-cell>
            </table:table-row>
            <table:table-row>
              <table:table-cell office:value-type="string">
                <text:p>12:30:54</text:p>
              </table:table-cell>
              <table:table-cell office:value-type="float" office:value="0.029276">
                <text:p>0.029276</text:p>
              </table:table-cell>
              <table:table-cell office:value-type="float" office:value="0.005925">
                <text:p>0.005925</text:p>
              </table:table-cell>
            </table:table-row>
            <table:table-row>
              <table:table-cell office:value-type="string">
                <text:p>12:30:55</text:p>
              </table:table-cell>
              <table:table-cell office:value-type="float" office:value="0.012534">
                <text:p>0.012534</text:p>
              </table:table-cell>
              <table:table-cell office:value-type="float" office:value="0.002455">
                <text:p>0.002455</text:p>
              </table:table-cell>
            </table:table-row>
            <table:table-row>
              <table:table-cell office:value-type="string">
                <text:p>12:30:56</text:p>
              </table:table-cell>
              <table:table-cell office:value-type="float" office:value="0.078987">
                <text:p>0.078987</text:p>
              </table:table-cell>
              <table:table-cell office:value-type="float" office:value="0.008308">
                <text:p>0.008308</text:p>
              </table:table-cell>
            </table:table-row>
            <table:table-row>
              <table:table-cell office:value-type="string">
                <text:p>12:30:57</text:p>
              </table:table-cell>
              <table:table-cell office:value-type="float" office:value="0.01473">
                <text:p>0.01473</text:p>
              </table:table-cell>
              <table:table-cell office:value-type="float" office:value="0.004645">
                <text:p>0.004645</text:p>
              </table:table-cell>
            </table:table-row>
            <table:table-row>
              <table:table-cell office:value-type="string">
                <text:p>12:30:58</text:p>
              </table:table-cell>
              <table:table-cell office:value-type="float" office:value="0.04846">
                <text:p>0.04846</text:p>
              </table:table-cell>
              <table:table-cell office:value-type="float" office:value="0.013171">
                <text:p>0.013171</text:p>
              </table:table-cell>
            </table:table-row>
            <table:table-row>
              <table:table-cell office:value-type="string">
                <text:p>12:30:59</text:p>
              </table:table-cell>
              <table:table-cell office:value-type="float" office:value="0.014506">
                <text:p>0.014506</text:p>
              </table:table-cell>
              <table:table-cell office:value-type="float" office:value="0.00298">
                <text:p>0.00298</text:p>
              </table:table-cell>
            </table:table-row>
            <table:table-row>
              <table:table-cell office:value-type="string">
                <text:p>12:31:00</text:p>
              </table:table-cell>
              <table:table-cell office:value-type="float" office:value="0.015803">
                <text:p>0.015803</text:p>
              </table:table-cell>
              <table:table-cell office:value-type="float" office:value="0.003269">
                <text:p>0.003269</text:p>
              </table:table-cell>
            </table:table-row>
            <table:table-row>
              <table:table-cell office:value-type="string">
                <text:p>12:31:01</text:p>
              </table:table-cell>
              <table:table-cell office:value-type="float" office:value="0.01269">
                <text:p>0.01269</text:p>
              </table:table-cell>
              <table:table-cell office:value-type="float" office:value="0.001787">
                <text:p>0.001787</text:p>
              </table:table-cell>
            </table:table-row>
            <table:table-row>
              <table:table-cell office:value-type="string">
                <text:p>12:31:02</text:p>
              </table:table-cell>
              <table:table-cell office:value-type="float" office:value="0.077212">
                <text:p>0.077212</text:p>
              </table:table-cell>
              <table:table-cell office:value-type="float" office:value="0.069208">
                <text:p>0.069208</text:p>
              </table:table-cell>
            </table:table-row>
            <table:table-row>
              <table:table-cell office:value-type="string">
                <text:p>12:31:03</text:p>
              </table:table-cell>
              <table:table-cell office:value-type="float" office:value="0.589039">
                <text:p>0.589039</text:p>
              </table:table-cell>
              <table:table-cell office:value-type="float" office:value="0.673748">
                <text:p>0.673748</text:p>
              </table:table-cell>
            </table:table-row>
            <table:table-row>
              <table:table-cell office:value-type="string">
                <text:p>12:31:04</text:p>
              </table:table-cell>
              <table:table-cell office:value-type="float" office:value="0.309976">
                <text:p>0.309976</text:p>
              </table:table-cell>
              <table:table-cell office:value-type="float" office:value="0.217342">
                <text:p>0.217342</text:p>
              </table:table-cell>
            </table:table-row>
            <table:table-row>
              <table:table-cell office:value-type="string">
                <text:p>12:31:05</text:p>
              </table:table-cell>
              <table:table-cell office:value-type="float" office:value="0.099965">
                <text:p>0.099965</text:p>
              </table:table-cell>
              <table:table-cell office:value-type="float" office:value="0.014317">
                <text:p>0.014317</text:p>
              </table:table-cell>
            </table:table-row>
            <table:table-row>
              <table:table-cell office:value-type="string">
                <text:p>12:31:06</text:p>
              </table:table-cell>
              <table:table-cell office:value-type="float" office:value="0.012456">
                <text:p>0.012456</text:p>
              </table:table-cell>
              <table:table-cell office:value-type="float" office:value="0.00078">
                <text:p>0.00078</text:p>
              </table:table-cell>
            </table:table-row>
            <table:table-row>
              <table:table-cell office:value-type="string">
                <text:p>12:31:07</text:p>
              </table:table-cell>
              <table:table-cell office:value-type="float" office:value="0.029103">
                <text:p>0.029103</text:p>
              </table:table-cell>
              <table:table-cell office:value-type="float" office:value="0.003614">
                <text:p>0.003614</text:p>
              </table:table-cell>
            </table:table-row>
            <table:table-row>
              <table:table-cell office:value-type="string">
                <text:p>12:31:08</text:p>
              </table:table-cell>
              <table:table-cell office:value-type="float" office:value="0.015845">
                <text:p>0.015845</text:p>
              </table:table-cell>
              <table:table-cell office:value-type="float" office:value="0.004524">
                <text:p>0.004524</text:p>
              </table:table-cell>
            </table:table-row>
            <table:table-row>
              <table:table-cell office:value-type="string">
                <text:p>12:31:09</text:p>
              </table:table-cell>
              <table:table-cell office:value-type="float" office:value="0.015628">
                <text:p>0.015628</text:p>
              </table:table-cell>
              <table:table-cell office:value-type="float" office:value="0.003588">
                <text:p>0.003588</text:p>
              </table:table-cell>
            </table:table-row>
            <table:table-row>
              <table:table-cell office:value-type="string">
                <text:p>12:31:10</text:p>
              </table:table-cell>
              <table:table-cell office:value-type="float" office:value="0.029286">
                <text:p>0.029286</text:p>
              </table:table-cell>
              <table:table-cell office:value-type="float" office:value="0.011534">
                <text:p>0.011534</text:p>
              </table:table-cell>
            </table:table-row>
            <table:table-row>
              <table:table-cell office:value-type="string">
                <text:p>12:31:11</text:p>
              </table:table-cell>
              <table:table-cell office:value-type="float" office:value="0.012514">
                <text:p>0.012514</text:p>
              </table:table-cell>
              <table:table-cell office:value-type="float" office:value="0.001575">
                <text:p>0.001575</text:p>
              </table:table-cell>
            </table:table-row>
            <table:table-row>
              <table:table-cell office:value-type="string">
                <text:p>12:31:12</text:p>
              </table:table-cell>
              <table:table-cell office:value-type="float" office:value="0.013179">
                <text:p>0.013179</text:p>
              </table:table-cell>
              <table:table-cell office:value-type="float" office:value="0.002521">
                <text:p>0.002521</text:p>
              </table:table-cell>
            </table:table-row>
            <table:table-row>
              <table:table-cell office:value-type="string">
                <text:p>12:31:13</text:p>
              </table:table-cell>
              <table:table-cell office:value-type="float" office:value="0.016006">
                <text:p>0.016006</text:p>
              </table:table-cell>
              <table:table-cell office:value-type="float" office:value="0.00178">
                <text:p>0.00178</text:p>
              </table:table-cell>
            </table:table-row>
            <table:table-row>
              <table:table-cell office:value-type="string">
                <text:p>12:31:14</text:p>
              </table:table-cell>
              <table:table-cell office:value-type="float" office:value="0.045279">
                <text:p>0.045279</text:p>
              </table:table-cell>
              <table:table-cell office:value-type="float" office:value="0.007155">
                <text:p>0.007155</text:p>
              </table:table-cell>
            </table:table-row>
            <table:table-row>
              <table:table-cell office:value-type="string">
                <text:p>12:31:15</text:p>
              </table:table-cell>
              <table:table-cell office:value-type="float" office:value="0.028787">
                <text:p>0.028787</text:p>
              </table:table-cell>
              <table:table-cell office:value-type="float" office:value="0.009337">
                <text:p>0.009337</text:p>
              </table:table-cell>
            </table:table-row>
            <table:table-row>
              <table:table-cell office:value-type="string">
                <text:p>12:31:16</text:p>
              </table:table-cell>
              <table:table-cell office:value-type="float" office:value="0.042728">
                <text:p>0.042728</text:p>
              </table:table-cell>
              <table:table-cell office:value-type="float" office:value="0.01361">
                <text:p>0.01361</text:p>
              </table:table-cell>
            </table:table-row>
            <table:table-row>
              <table:table-cell office:value-type="string">
                <text:p>12:31:17</text:p>
              </table:table-cell>
              <table:table-cell office:value-type="float" office:value="0.014845">
                <text:p>0.014845</text:p>
              </table:table-cell>
              <table:table-cell office:value-type="float" office:value="0.004369">
                <text:p>0.004369</text:p>
              </table:table-cell>
            </table:table-row>
            <table:table-row>
              <table:table-cell office:value-type="string">
                <text:p>12:31:18</text:p>
              </table:table-cell>
              <table:table-cell office:value-type="float" office:value="0.014906">
                <text:p>0.014906</text:p>
              </table:table-cell>
              <table:table-cell office:value-type="float" office:value="0.003543">
                <text:p>0.003543</text:p>
              </table:table-cell>
            </table:table-row>
            <table:table-row>
              <table:table-cell office:value-type="string">
                <text:p>12:31:19</text:p>
              </table:table-cell>
              <table:table-cell office:value-type="float" office:value="0.036052">
                <text:p>0.036052</text:p>
              </table:table-cell>
              <table:table-cell office:value-type="float" office:value="0.011475">
                <text:p>0.011475</text:p>
              </table:table-cell>
            </table:table-row>
            <table:table-row>
              <table:table-cell office:value-type="string">
                <text:p>12:31:20</text:p>
              </table:table-cell>
              <table:table-cell office:value-type="float" office:value="0.053369">
                <text:p>0.053369</text:p>
              </table:table-cell>
              <table:table-cell office:value-type="float" office:value="0.017592">
                <text:p>0.017592</text:p>
              </table:table-cell>
            </table:table-row>
            <table:table-row>
              <table:table-cell office:value-type="string">
                <text:p>12:31:21</text:p>
              </table:table-cell>
              <table:table-cell office:value-type="float" office:value="0.015701">
                <text:p>0.015701</text:p>
              </table:table-cell>
              <table:table-cell office:value-type="float" office:value="0.006481">
                <text:p>0.006481</text:p>
              </table:table-cell>
            </table:table-row>
            <table:table-row>
              <table:table-cell office:value-type="string">
                <text:p>12:31:22</text:p>
              </table:table-cell>
              <table:table-cell office:value-type="float" office:value="0.017612">
                <text:p>0.017612</text:p>
              </table:table-cell>
              <table:table-cell office:value-type="float" office:value="0.005823">
                <text:p>0.005823</text:p>
              </table:table-cell>
            </table:table-row>
            <table:table-row>
              <table:table-cell office:value-type="string">
                <text:p>12:31:23</text:p>
              </table:table-cell>
              <table:table-cell office:value-type="float" office:value="0.021667">
                <text:p>0.021667</text:p>
              </table:table-cell>
              <table:table-cell office:value-type="float" office:value="0.008538">
                <text:p>0.008538</text:p>
              </table:table-cell>
            </table:table-row>
            <table:table-row>
              <table:table-cell office:value-type="string">
                <text:p>12:31:24</text:p>
              </table:table-cell>
              <table:table-cell office:value-type="float" office:value="0.02735">
                <text:p>0.02735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12:31:25</text:p>
              </table:table-cell>
              <table:table-cell office:value-type="float" office:value="0.018129">
                <text:p>0.018129</text:p>
              </table:table-cell>
              <table:table-cell office:value-type="float" office:value="0.005315">
                <text:p>0.005315</text:p>
              </table:table-cell>
            </table:table-row>
            <table:table-row>
              <table:table-cell office:value-type="string">
                <text:p>12:31:26</text:p>
              </table:table-cell>
              <table:table-cell office:value-type="float" office:value="0.042874">
                <text:p>0.042874</text:p>
              </table:table-cell>
              <table:table-cell office:value-type="float" office:value="0.007526">
                <text:p>0.007526</text:p>
              </table:table-cell>
            </table:table-row>
            <table:table-row>
              <table:table-cell office:value-type="string">
                <text:p>12:31:27</text:p>
              </table:table-cell>
              <table:table-cell office:value-type="float" office:value="0.034485">
                <text:p>0.034485</text:p>
              </table:table-cell>
              <table:table-cell office:value-type="float" office:value="0.003866">
                <text:p>0.003866</text:p>
              </table:table-cell>
            </table:table-row>
            <table:table-row>
              <table:table-cell office:value-type="string">
                <text:p>12:31:28</text:p>
              </table:table-cell>
              <table:table-cell office:value-type="float" office:value="0.021082">
                <text:p>0.021082</text:p>
              </table:table-cell>
              <table:table-cell office:value-type="float" office:value="0.006945">
                <text:p>0.006945</text:p>
              </table:table-cell>
            </table:table-row>
            <table:table-row>
              <table:table-cell office:value-type="string">
                <text:p>12:31:29</text:p>
              </table:table-cell>
              <table:table-cell office:value-type="float" office:value="0.017972">
                <text:p>0.017972</text:p>
              </table:table-cell>
              <table:table-cell office:value-type="float" office:value="0.004004">
                <text:p>0.004004</text:p>
              </table:table-cell>
            </table:table-row>
            <table:table-row>
              <table:table-cell office:value-type="string">
                <text:p>12:31:30</text:p>
              </table:table-cell>
              <table:table-cell office:value-type="float" office:value="0.014855">
                <text:p>0.014855</text:p>
              </table:table-cell>
              <table:table-cell office:value-type="float" office:value="0.003419">
                <text:p>0.003419</text:p>
              </table:table-cell>
            </table:table-row>
            <table:table-row>
              <table:table-cell office:value-type="string">
                <text:p>12:31:31</text:p>
              </table:table-cell>
              <table:table-cell office:value-type="float" office:value="0.012464">
                <text:p>0.012464</text:p>
              </table:table-cell>
              <table:table-cell office:value-type="float" office:value="0.002111">
                <text:p>0.002111</text:p>
              </table:table-cell>
            </table:table-row>
            <table:table-row>
              <table:table-cell office:value-type="string">
                <text:p>12:31:32</text:p>
              </table:table-cell>
              <table:table-cell office:value-type="float" office:value="0.015668">
                <text:p>0.015668</text:p>
              </table:table-cell>
              <table:table-cell office:value-type="float" office:value="0.004605">
                <text:p>0.004605</text:p>
              </table:table-cell>
            </table:table-row>
            <table:table-row>
              <table:table-cell office:value-type="string">
                <text:p>12:31:33</text:p>
              </table:table-cell>
              <table:table-cell office:value-type="float" office:value="0.063686">
                <text:p>0.063686</text:p>
              </table:table-cell>
              <table:table-cell office:value-type="float" office:value="0.024546">
                <text:p>0.024546</text:p>
              </table:table-cell>
            </table:table-row>
            <table:table-row>
              <table:table-cell office:value-type="string">
                <text:p>12:31:34</text:p>
              </table:table-cell>
              <table:table-cell office:value-type="float" office:value="0.124341">
                <text:p>0.124341</text:p>
              </table:table-cell>
              <table:table-cell office:value-type="float" office:value="0.042517">
                <text:p>0.042517</text:p>
              </table:table-cell>
            </table:table-row>
            <table:table-row>
              <table:table-cell office:value-type="string">
                <text:p>12:31:35</text:p>
              </table:table-cell>
              <table:table-cell office:value-type="float" office:value="0.020829">
                <text:p>0.020829</text:p>
              </table:table-cell>
              <table:table-cell office:value-type="float" office:value="0.006113">
                <text:p>0.006113</text:p>
              </table:table-cell>
            </table:table-row>
            <table:table-row>
              <table:table-cell office:value-type="string">
                <text:p>12:31:36</text:p>
              </table:table-cell>
              <table:table-cell office:value-type="float" office:value="0.066306">
                <text:p>0.066306</text:p>
              </table:table-cell>
              <table:table-cell office:value-type="float" office:value="0.008981">
                <text:p>0.008981</text:p>
              </table:table-cell>
            </table:table-row>
            <table:table-row>
              <table:table-cell office:value-type="string">
                <text:p>12:31:37</text:p>
              </table:table-cell>
              <table:table-cell office:value-type="float" office:value="0.01452">
                <text:p>0.01452</text:p>
              </table:table-cell>
              <table:table-cell office:value-type="float" office:value="0.004184">
                <text:p>0.004184</text:p>
              </table:table-cell>
            </table:table-row>
            <table:table-row>
              <table:table-cell office:value-type="string">
                <text:p>12:31:38</text:p>
              </table:table-cell>
              <table:table-cell office:value-type="float" office:value="0.029309">
                <text:p>0.029309</text:p>
              </table:table-cell>
              <table:table-cell office:value-type="float" office:value="0.005732">
                <text:p>0.005732</text:p>
              </table:table-cell>
            </table:table-row>
            <table:table-row>
              <table:table-cell office:value-type="string">
                <text:p>12:31:39</text:p>
              </table:table-cell>
              <table:table-cell office:value-type="float" office:value="0.013026">
                <text:p>0.013026</text:p>
              </table:table-cell>
              <table:table-cell office:value-type="float" office:value="0.002883">
                <text:p>0.002883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0.040152">
                <text:p>0.040152</text:p>
              </table:table-cell>
              <table:table-cell office:value-type="float" office:value="0.005386">
                <text:p>0.005386</text:p>
              </table:table-cell>
            </table:table-row>
            <table:table-row>
              <table:table-cell office:value-type="string">
                <text:p>12:31:41</text:p>
              </table:table-cell>
              <table:table-cell office:value-type="float" office:value="0.043746">
                <text:p>0.043746</text:p>
              </table:table-cell>
              <table:table-cell office:value-type="float" office:value="0.006981">
                <text:p>0.006981</text:p>
              </table:table-cell>
            </table:table-row>
            <table:table-row>
              <table:table-cell office:value-type="string">
                <text:p>12:31:42</text:p>
              </table:table-cell>
              <table:table-cell office:value-type="float" office:value="0.013766">
                <text:p>0.013766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12:31:43</text:p>
              </table:table-cell>
              <table:table-cell office:value-type="float" office:value="0.020509">
                <text:p>0.020509</text:p>
              </table:table-cell>
              <table:table-cell office:value-type="float" office:value="0.00544">
                <text:p>0.00544</text:p>
              </table:table-cell>
            </table:table-row>
            <table:table-row>
              <table:table-cell office:value-type="string">
                <text:p>12:31:44</text:p>
              </table:table-cell>
              <table:table-cell office:value-type="float" office:value="0.016558">
                <text:p>0.016558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12:31:45</text:p>
              </table:table-cell>
              <table:table-cell office:value-type="float" office:value="0.388457">
                <text:p>0.388457</text:p>
              </table:table-cell>
              <table:table-cell office:value-type="float" office:value="0.299357">
                <text:p>0.299357</text:p>
              </table:table-cell>
            </table:table-row>
            <table:table-row>
              <table:table-cell office:value-type="string">
                <text:p>12:31:46</text:p>
              </table:table-cell>
              <table:table-cell office:value-type="float" office:value="0.432587">
                <text:p>0.432587</text:p>
              </table:table-cell>
              <table:table-cell office:value-type="float" office:value="0.108983">
                <text:p>0.108983</text:p>
              </table:table-cell>
            </table:table-row>
            <table:table-row>
              <table:table-cell office:value-type="string">
                <text:p>12:31:47</text:p>
              </table:table-cell>
              <table:table-cell office:value-type="float" office:value="0.238218">
                <text:p>0.238218</text:p>
              </table:table-cell>
              <table:table-cell office:value-type="float" office:value="0.051115">
                <text:p>0.051115</text:p>
              </table:table-cell>
            </table:table-row>
            <table:table-row>
              <table:table-cell office:value-type="string">
                <text:p>12:31:48</text:p>
              </table:table-cell>
              <table:table-cell office:value-type="float" office:value="0.040016">
                <text:p>0.040016</text:p>
              </table:table-cell>
              <table:table-cell office:value-type="float" office:value="0.005625">
                <text:p>0.005625</text:p>
              </table:table-cell>
            </table:table-row>
            <table:table-row>
              <table:table-cell office:value-type="string">
                <text:p>12:31:49</text:p>
              </table:table-cell>
              <table:table-cell office:value-type="float" office:value="0.031255">
                <text:p>0.031255</text:p>
              </table:table-cell>
              <table:table-cell office:value-type="float" office:value="0.004649">
                <text:p>0.004649</text:p>
              </table:table-cell>
            </table:table-row>
            <table:table-row>
              <table:table-cell office:value-type="string">
                <text:p>12:31:50</text:p>
              </table:table-cell>
              <table:table-cell office:value-type="float" office:value="0.032309">
                <text:p>0.032309</text:p>
              </table:table-cell>
              <table:table-cell office:value-type="float" office:value="0.008865">
                <text:p>0.008865</text:p>
              </table:table-cell>
            </table:table-row>
            <table:table-row>
              <table:table-cell office:value-type="string">
                <text:p>12:31:51</text:p>
              </table:table-cell>
              <table:table-cell office:value-type="float" office:value="0.0539">
                <text:p>0.0539</text:p>
              </table:table-cell>
              <table:table-cell office:value-type="float" office:value="0.007034">
                <text:p>0.007034</text:p>
              </table:table-cell>
            </table:table-row>
            <table:table-row>
              <table:table-cell office:value-type="string">
                <text:p>12:31:52</text:p>
              </table:table-cell>
              <table:table-cell office:value-type="float" office:value="0.02732">
                <text:p>0.02732</text:p>
              </table:table-cell>
              <table:table-cell office:value-type="float" office:value="0.003291">
                <text:p>0.003291</text:p>
              </table:table-cell>
            </table:table-row>
            <table:table-row>
              <table:table-cell office:value-type="string">
                <text:p>12:31:53</text:p>
              </table:table-cell>
              <table:table-cell office:value-type="float" office:value="0.013201">
                <text:p>0.013201</text:p>
              </table:table-cell>
              <table:table-cell office:value-type="float" office:value="0.00279">
                <text:p>0.00279</text:p>
              </table:table-cell>
            </table:table-row>
            <table:table-row>
              <table:table-cell office:value-type="string">
                <text:p>12:31:54</text:p>
              </table:table-cell>
              <table:table-cell office:value-type="float" office:value="0.014803">
                <text:p>0.014803</text:p>
              </table:table-cell>
              <table:table-cell office:value-type="float" office:value="0.002833">
                <text:p>0.002833</text:p>
              </table:table-cell>
            </table:table-row>
            <table:table-row>
              <table:table-cell office:value-type="string">
                <text:p>12:31:55</text:p>
              </table:table-cell>
              <table:table-cell office:value-type="float" office:value="0.02663">
                <text:p>0.02663</text:p>
              </table:table-cell>
              <table:table-cell office:value-type="float" office:value="0.002175">
                <text:p>0.002175</text:p>
              </table:table-cell>
            </table:table-row>
            <table:table-row>
              <table:table-cell office:value-type="string">
                <text:p>12:31:56</text:p>
              </table:table-cell>
              <table:table-cell office:value-type="float" office:value="0.017007">
                <text:p>0.017007</text:p>
              </table:table-cell>
              <table:table-cell office:value-type="float" office:value="0.003625">
                <text:p>0.003625</text:p>
              </table:table-cell>
            </table:table-row>
            <table:table-row>
              <table:table-cell office:value-type="string">
                <text:p>12:31:57</text:p>
              </table:table-cell>
              <table:table-cell office:value-type="float" office:value="0.035521">
                <text:p>0.035521</text:p>
              </table:table-cell>
              <table:table-cell office:value-type="float" office:value="0.006302">
                <text:p>0.006302</text:p>
              </table:table-cell>
            </table:table-row>
            <table:table-row>
              <table:table-cell office:value-type="string">
                <text:p>12:31:58</text:p>
              </table:table-cell>
              <table:table-cell office:value-type="float" office:value="0.030429">
                <text:p>0.030429</text:p>
              </table:table-cell>
              <table:table-cell office:value-type="float" office:value="0.004787">
                <text:p>0.004787</text:p>
              </table:table-cell>
            </table:table-row>
            <table:table-row>
              <table:table-cell office:value-type="string">
                <text:p>12:31:59</text:p>
              </table:table-cell>
              <table:table-cell office:value-type="float" office:value="0.025364">
                <text:p>0.025364</text:p>
              </table:table-cell>
              <table:table-cell office:value-type="float" office:value="0.004409">
                <text:p>0.004409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0.042419">
                <text:p>0.042419</text:p>
              </table:table-cell>
              <table:table-cell office:value-type="float" office:value="0.011614">
                <text:p>0.011614</text:p>
              </table:table-cell>
            </table:table-row>
            <table:table-row>
              <table:table-cell office:value-type="string">
                <text:p>12:32:01</text:p>
              </table:table-cell>
              <table:table-cell office:value-type="float" office:value="0.013126">
                <text:p>0.013126</text:p>
              </table:table-cell>
              <table:table-cell office:value-type="float" office:value="0.002508">
                <text:p>0.002508</text:p>
              </table:table-cell>
            </table:table-row>
            <table:table-row>
              <table:table-cell office:value-type="string">
                <text:p>12:32:02</text:p>
              </table:table-cell>
              <table:table-cell office:value-type="float" office:value="0.027837">
                <text:p>0.027837</text:p>
              </table:table-cell>
              <table:table-cell office:value-type="float" office:value="0.004315">
                <text:p>0.004315</text:p>
              </table:table-cell>
            </table:table-row>
            <table:table-row>
              <table:table-cell office:value-type="string">
                <text:p>12:32:03</text:p>
              </table:table-cell>
              <table:table-cell office:value-type="float" office:value="0.017142">
                <text:p>0.017142</text:p>
              </table:table-cell>
              <table:table-cell office:value-type="float" office:value="0.004746">
                <text:p>0.004746</text:p>
              </table:table-cell>
            </table:table-row>
            <table:table-row>
              <table:table-cell office:value-type="string">
                <text:p>12:32:04</text:p>
              </table:table-cell>
              <table:table-cell office:value-type="float" office:value="0.012882">
                <text:p>0.012882</text:p>
              </table:table-cell>
              <table:table-cell office:value-type="float" office:value="0.002039">
                <text:p>0.002039</text:p>
              </table:table-cell>
            </table:table-row>
            <table:table-row>
              <table:table-cell office:value-type="string">
                <text:p>12:32:05</text:p>
              </table:table-cell>
              <table:table-cell office:value-type="float" office:value="0.013204">
                <text:p>0.013204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string">
                <text:p>12:32:06</text:p>
              </table:table-cell>
              <table:table-cell office:value-type="float" office:value="0.020695">
                <text:p>0.020695</text:p>
              </table:table-cell>
              <table:table-cell office:value-type="float" office:value="0.005176">
                <text:p>0.005176</text:p>
              </table:table-cell>
            </table:table-row>
            <table:table-row>
              <table:table-cell office:value-type="string">
                <text:p>12:32:07</text:p>
              </table:table-cell>
              <table:table-cell office:value-type="float" office:value="0.029778">
                <text:p>0.029778</text:p>
              </table:table-cell>
              <table:table-cell office:value-type="float" office:value="0.010285">
                <text:p>0.010285</text:p>
              </table:table-cell>
            </table:table-row>
            <table:table-row>
              <table:table-cell office:value-type="string">
                <text:p>12:32:08</text:p>
              </table:table-cell>
              <table:table-cell office:value-type="float" office:value="0.016998">
                <text:p>0.016998</text:p>
              </table:table-cell>
              <table:table-cell office:value-type="float" office:value="0.003644">
                <text:p>0.003644</text:p>
              </table:table-cell>
            </table:table-row>
            <table:table-row>
              <table:table-cell office:value-type="string">
                <text:p>12:32:09</text:p>
              </table:table-cell>
              <table:table-cell office:value-type="float" office:value="0.015535">
                <text:p>0.015535</text:p>
              </table:table-cell>
              <table:table-cell office:value-type="float" office:value="0.005179">
                <text:p>0.005179</text:p>
              </table:table-cell>
            </table:table-row>
            <table:table-row>
              <table:table-cell office:value-type="string">
                <text:p>12:32:10</text:p>
              </table:table-cell>
              <table:table-cell office:value-type="float" office:value="0.014591">
                <text:p>0.014591</text:p>
              </table:table-cell>
              <table:table-cell office:value-type="float" office:value="0.00241">
                <text:p>0.00241</text:p>
              </table:table-cell>
            </table:table-row>
            <table:table-row>
              <table:table-cell office:value-type="string">
                <text:p>12:32:11</text:p>
              </table:table-cell>
              <table:table-cell office:value-type="float" office:value="0.037526">
                <text:p>0.037526</text:p>
              </table:table-cell>
              <table:table-cell office:value-type="float" office:value="0.005321">
                <text:p>0.005321</text:p>
              </table:table-cell>
            </table:table-row>
            <table:table-row>
              <table:table-cell office:value-type="string">
                <text:p>12:32:12</text:p>
              </table:table-cell>
              <table:table-cell office:value-type="float" office:value="0.027883">
                <text:p>0.027883</text:p>
              </table:table-cell>
              <table:table-cell office:value-type="float" office:value="0.003785">
                <text:p>0.003785</text:p>
              </table:table-cell>
            </table:table-row>
            <table:table-row>
              <table:table-cell office:value-type="string">
                <text:p>12:32:13</text:p>
              </table:table-cell>
              <table:table-cell office:value-type="float" office:value="0.028406">
                <text:p>0.028406</text:p>
              </table:table-cell>
              <table:table-cell office:value-type="float" office:value="0.004447">
                <text:p>0.004447</text:p>
              </table:table-cell>
            </table:table-row>
            <table:table-row>
              <table:table-cell office:value-type="string">
                <text:p>12:32:14</text:p>
              </table:table-cell>
              <table:table-cell office:value-type="float" office:value="0.027809">
                <text:p>0.027809</text:p>
              </table:table-cell>
              <table:table-cell office:value-type="float" office:value="0.003191">
                <text:p>0.003191</text:p>
              </table:table-cell>
            </table:table-row>
            <table:table-row>
              <table:table-cell office:value-type="string">
                <text:p>12:32:15</text:p>
              </table:table-cell>
              <table:table-cell office:value-type="float" office:value="0.014955">
                <text:p>0.014955</text:p>
              </table:table-cell>
              <table:table-cell office:value-type="float" office:value="0.003693">
                <text:p>0.003693</text:p>
              </table:table-cell>
            </table:table-row>
            <table:table-row>
              <table:table-cell office:value-type="string">
                <text:p>12:32:16</text:p>
              </table:table-cell>
              <table:table-cell office:value-type="float" office:value="0.021441">
                <text:p>0.021441</text:p>
              </table:table-cell>
              <table:table-cell office:value-type="float" office:value="0.008264">
                <text:p>0.008264</text:p>
              </table:table-cell>
            </table:table-row>
            <table:table-row>
              <table:table-cell office:value-type="string">
                <text:p>12:32:17</text:p>
              </table:table-cell>
              <table:table-cell office:value-type="float" office:value="0.017676">
                <text:p>0.017676</text:p>
              </table:table-cell>
              <table:table-cell office:value-type="float" office:value="0.004932">
                <text:p>0.004932</text:p>
              </table:table-cell>
            </table:table-row>
            <table:table-row>
              <table:table-cell office:value-type="string">
                <text:p>12:32:18</text:p>
              </table:table-cell>
              <table:table-cell office:value-type="float" office:value="0.016741">
                <text:p>0.016741</text:p>
              </table:table-cell>
              <table:table-cell office:value-type="float" office:value="0.005364">
                <text:p>0.005364</text:p>
              </table:table-cell>
            </table:table-row>
            <table:table-row>
              <table:table-cell office:value-type="string">
                <text:p>12:32:19</text:p>
              </table:table-cell>
              <table:table-cell office:value-type="float" office:value="0.029007">
                <text:p>0.029007</text:p>
              </table:table-cell>
              <table:table-cell office:value-type="float" office:value="0.004635">
                <text:p>0.004635</text:p>
              </table:table-cell>
            </table:table-row>
            <table:table-row>
              <table:table-cell office:value-type="string">
                <text:p>12:32:20</text:p>
              </table:table-cell>
              <table:table-cell office:value-type="float" office:value="0.014694">
                <text:p>0.014694</text:p>
              </table:table-cell>
              <table:table-cell office:value-type="float" office:value="0.004038">
                <text:p>0.004038</text:p>
              </table:table-cell>
            </table:table-row>
            <table:table-row>
              <table:table-cell office:value-type="string">
                <text:p>12:32:21</text:p>
              </table:table-cell>
              <table:table-cell office:value-type="float" office:value="0.01707">
                <text:p>0.01707</text:p>
              </table:table-cell>
              <table:table-cell office:value-type="float" office:value="0.003684">
                <text:p>0.003684</text:p>
              </table:table-cell>
            </table:table-row>
            <table:table-row>
              <table:table-cell office:value-type="string">
                <text:p>12:32:22</text:p>
              </table:table-cell>
              <table:table-cell office:value-type="float" office:value="0.025558">
                <text:p>0.025558</text:p>
              </table:table-cell>
              <table:table-cell office:value-type="float" office:value="0.002971">
                <text:p>0.002971</text:p>
              </table:table-cell>
            </table:table-row>
            <table:table-row>
              <table:table-cell office:value-type="string">
                <text:p>12:32:23</text:p>
              </table:table-cell>
              <table:table-cell office:value-type="float" office:value="0.014542">
                <text:p>0.014542</text:p>
              </table:table-cell>
              <table:table-cell office:value-type="float" office:value="0.003132">
                <text:p>0.003132</text:p>
              </table:table-cell>
            </table:table-row>
            <table:table-row>
              <table:table-cell office:value-type="string">
                <text:p>12:32:24</text:p>
              </table:table-cell>
              <table:table-cell office:value-type="float" office:value="0.014363">
                <text:p>0.014363</text:p>
              </table:table-cell>
              <table:table-cell office:value-type="float" office:value="0.003345">
                <text:p>0.003345</text:p>
              </table:table-cell>
            </table:table-row>
            <table:table-row>
              <table:table-cell office:value-type="string">
                <text:p>12:32:25</text:p>
              </table:table-cell>
              <table:table-cell office:value-type="float" office:value="0.015511">
                <text:p>0.015511</text:p>
              </table:table-cell>
              <table:table-cell office:value-type="float" office:value="0.001758">
                <text:p>0.001758</text:p>
              </table:table-cell>
            </table:table-row>
            <table:table-row>
              <table:table-cell office:value-type="string">
                <text:p>12:32:26</text:p>
              </table:table-cell>
              <table:table-cell office:value-type="float" office:value="0.054994">
                <text:p>0.054994</text:p>
              </table:table-cell>
              <table:table-cell office:value-type="float" office:value="0.010263">
                <text:p>0.010263</text:p>
              </table:table-cell>
            </table:table-row>
            <table:table-row>
              <table:table-cell office:value-type="string">
                <text:p>12:32:27</text:p>
              </table:table-cell>
              <table:table-cell office:value-type="float" office:value="0.018397">
                <text:p>0.018397</text:p>
              </table:table-cell>
              <table:table-cell office:value-type="float" office:value="0.00673">
                <text:p>0.00673</text:p>
              </table:table-cell>
            </table:table-row>
            <table:table-row>
              <table:table-cell office:value-type="string">
                <text:p>12:32:28</text:p>
              </table:table-cell>
              <table:table-cell office:value-type="float" office:value="0.017843">
                <text:p>0.017843</text:p>
              </table:table-cell>
              <table:table-cell office:value-type="float" office:value="0.004709">
                <text:p>0.004709</text:p>
              </table:table-cell>
            </table:table-row>
            <table:table-row>
              <table:table-cell office:value-type="string">
                <text:p>12:32:29</text:p>
              </table:table-cell>
              <table:table-cell office:value-type="float" office:value="0.032172">
                <text:p>0.032172</text:p>
              </table:table-cell>
              <table:table-cell office:value-type="float" office:value="0.006782">
                <text:p>0.006782</text:p>
              </table:table-cell>
            </table:table-row>
            <table:table-row>
              <table:table-cell office:value-type="string">
                <text:p>12:32:30</text:p>
              </table:table-cell>
              <table:table-cell office:value-type="float" office:value="0.057399">
                <text:p>0.057399</text:p>
              </table:table-cell>
              <table:table-cell office:value-type="float" office:value="0.005268">
                <text:p>0.005268</text:p>
              </table:table-cell>
            </table:table-row>
            <table:table-row>
              <table:table-cell office:value-type="string">
                <text:p>12:32:31</text:p>
              </table:table-cell>
              <table:table-cell office:value-type="float" office:value="0.740397">
                <text:p>0.740397</text:p>
              </table:table-cell>
              <table:table-cell office:value-type="float" office:value="0.589007">
                <text:p>0.589007</text:p>
              </table:table-cell>
            </table:table-row>
            <table:table-row>
              <table:table-cell office:value-type="string">
                <text:p>12:32:32</text:p>
              </table:table-cell>
              <table:table-cell office:value-type="float" office:value="0.326871">
                <text:p>0.326871</text:p>
              </table:table-cell>
              <table:table-cell office:value-type="float" office:value="0.092991">
                <text:p>0.092991</text:p>
              </table:table-cell>
            </table:table-row>
            <table:table-row>
              <table:table-cell office:value-type="string">
                <text:p>12:32:33</text:p>
              </table:table-cell>
              <table:table-cell office:value-type="float" office:value="0.351628">
                <text:p>0.351628</text:p>
              </table:table-cell>
              <table:table-cell office:value-type="float" office:value="0.121748">
                <text:p>0.121748</text:p>
              </table:table-cell>
            </table:table-row>
            <table:table-row>
              <table:table-cell office:value-type="string">
                <text:p>12:32:34</text:p>
              </table:table-cell>
              <table:table-cell office:value-type="float" office:value="0.348088">
                <text:p>0.348088</text:p>
              </table:table-cell>
              <table:table-cell office:value-type="float" office:value="0.183936">
                <text:p>0.183936</text:p>
              </table:table-cell>
            </table:table-row>
            <table:table-row>
              <table:table-cell office:value-type="string">
                <text:p>12:32:35</text:p>
              </table:table-cell>
              <table:table-cell office:value-type="float" office:value="0.129632">
                <text:p>0.129632</text:p>
              </table:table-cell>
              <table:table-cell office:value-type="float" office:value="0.053977">
                <text:p>0.053977</text:p>
              </table:table-cell>
            </table:table-row>
            <table:table-row>
              <table:table-cell office:value-type="string">
                <text:p>12:32:36</text:p>
              </table:table-cell>
              <table:table-cell office:value-type="float" office:value="0.139975">
                <text:p>0.139975</text:p>
              </table:table-cell>
              <table:table-cell office:value-type="float" office:value="0.04241">
                <text:p>0.04241</text:p>
              </table:table-cell>
            </table:table-row>
            <table:table-row>
              <table:table-cell office:value-type="string">
                <text:p>12:32:37</text:p>
              </table:table-cell>
              <table:table-cell office:value-type="float" office:value="0.080564">
                <text:p>0.080564</text:p>
              </table:table-cell>
              <table:table-cell office:value-type="float" office:value="0.009987">
                <text:p>0.009987</text:p>
              </table:table-cell>
            </table:table-row>
            <table:table-row>
              <table:table-cell office:value-type="string">
                <text:p>12:32:38</text:p>
              </table:table-cell>
              <table:table-cell office:value-type="float" office:value="0.564353">
                <text:p>0.564353</text:p>
              </table:table-cell>
              <table:table-cell office:value-type="float" office:value="0.537414">
                <text:p>0.537414</text:p>
              </table:table-cell>
            </table:table-row>
            <table:table-row>
              <table:table-cell office:value-type="string">
                <text:p>12:32:39</text:p>
              </table:table-cell>
              <table:table-cell office:value-type="float" office:value="0.619884">
                <text:p>0.619884</text:p>
              </table:table-cell>
              <table:table-cell office:value-type="float" office:value="0.312246">
                <text:p>0.312246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0.445705">
                <text:p>0.445705</text:p>
              </table:table-cell>
              <table:table-cell office:value-type="float" office:value="0.258755">
                <text:p>0.258755</text:p>
              </table:table-cell>
            </table:table-row>
            <table:table-row>
              <table:table-cell office:value-type="string">
                <text:p>12:32:41</text:p>
              </table:table-cell>
              <table:table-cell office:value-type="float" office:value="0.210336">
                <text:p>0.210336</text:p>
              </table:table-cell>
              <table:table-cell office:value-type="float" office:value="0.096796">
                <text:p>0.096796</text:p>
              </table:table-cell>
            </table:table-row>
            <table:table-row>
              <table:table-cell office:value-type="string">
                <text:p>12:32:42</text:p>
              </table:table-cell>
              <table:table-cell office:value-type="float" office:value="0.029982">
                <text:p>0.029982</text:p>
              </table:table-cell>
              <table:table-cell office:value-type="float" office:value="0.010798">
                <text:p>0.010798</text:p>
              </table:table-cell>
            </table:table-row>
            <table:table-row>
              <table:table-cell office:value-type="string">
                <text:p>12:32:43</text:p>
              </table:table-cell>
              <table:table-cell office:value-type="float" office:value="0.013903">
                <text:p>0.013903</text:p>
              </table:table-cell>
              <table:table-cell office:value-type="float" office:value="0.002757">
                <text:p>0.002757</text:p>
              </table:table-cell>
            </table:table-row>
            <table:table-row>
              <table:table-cell office:value-type="string">
                <text:p>12:32:44</text:p>
              </table:table-cell>
              <table:table-cell office:value-type="float" office:value="0.081709">
                <text:p>0.081709</text:p>
              </table:table-cell>
              <table:table-cell office:value-type="float" office:value="0.01731">
                <text:p>0.01731</text:p>
              </table:table-cell>
            </table:table-row>
            <table:table-row>
              <table:table-cell office:value-type="string">
                <text:p>12:32:45</text:p>
              </table:table-cell>
              <table:table-cell office:value-type="float" office:value="0.047607">
                <text:p>0.047607</text:p>
              </table:table-cell>
              <table:table-cell office:value-type="float" office:value="0.007515">
                <text:p>0.007515</text:p>
              </table:table-cell>
            </table:table-row>
            <table:table-row>
              <table:table-cell office:value-type="string">
                <text:p>12:32:46</text:p>
              </table:table-cell>
              <table:table-cell office:value-type="float" office:value="0.018049">
                <text:p>0.018049</text:p>
              </table:table-cell>
              <table:table-cell office:value-type="float" office:value="0.005782">
                <text:p>0.005782</text:p>
              </table:table-cell>
            </table:table-row>
            <table:table-row>
              <table:table-cell office:value-type="string">
                <text:p>12:32:47</text:p>
              </table:table-cell>
              <table:table-cell office:value-type="float" office:value="0.149024">
                <text:p>0.149024</text:p>
              </table:table-cell>
              <table:table-cell office:value-type="float" office:value="0.055247">
                <text:p>0.055247</text:p>
              </table:table-cell>
            </table:table-row>
            <table:table-row>
              <table:table-cell office:value-type="string">
                <text:p>12:32:48</text:p>
              </table:table-cell>
              <table:table-cell office:value-type="float" office:value="0.039702">
                <text:p>0.039702</text:p>
              </table:table-cell>
              <table:table-cell office:value-type="float" office:value="0.009372">
                <text:p>0.009372</text:p>
              </table:table-cell>
            </table:table-row>
            <table:table-row>
              <table:table-cell office:value-type="string">
                <text:p>12:32:49</text:p>
              </table:table-cell>
              <table:table-cell office:value-type="float" office:value="0.013759">
                <text:p>0.013759</text:p>
              </table:table-cell>
              <table:table-cell office:value-type="float" office:value="0.004105">
                <text:p>0.004105</text:p>
              </table:table-cell>
            </table:table-row>
            <table:table-row>
              <table:table-cell office:value-type="string">
                <text:p>12:32:50</text:p>
              </table:table-cell>
              <table:table-cell office:value-type="float" office:value="0.016708">
                <text:p>0.016708</text:p>
              </table:table-cell>
              <table:table-cell office:value-type="float" office:value="0.006849">
                <text:p>0.006849</text:p>
              </table:table-cell>
            </table:table-row>
            <table:table-row>
              <table:table-cell office:value-type="string">
                <text:p>12:32:51</text:p>
              </table:table-cell>
              <table:table-cell office:value-type="float" office:value="0.053007">
                <text:p>0.053007</text:p>
              </table:table-cell>
              <table:table-cell office:value-type="float" office:value="0.012606">
                <text:p>0.012606</text:p>
              </table:table-cell>
            </table:table-row>
            <table:table-row>
              <table:table-cell office:value-type="string">
                <text:p>12:32:52</text:p>
              </table:table-cell>
              <table:table-cell office:value-type="float" office:value="0.022764">
                <text:p>0.022764</text:p>
              </table:table-cell>
              <table:table-cell office:value-type="float" office:value="0.007583">
                <text:p>0.007583</text:p>
              </table:table-cell>
            </table:table-row>
            <table:table-row>
              <table:table-cell office:value-type="string">
                <text:p>12:32:53</text:p>
              </table:table-cell>
              <table:table-cell office:value-type="float" office:value="0.121298">
                <text:p>0.121298</text:p>
              </table:table-cell>
              <table:table-cell office:value-type="float" office:value="0.041092">
                <text:p>0.041092</text:p>
              </table:table-cell>
            </table:table-row>
            <table:table-row>
              <table:table-cell office:value-type="string">
                <text:p>12:32:54</text:p>
              </table:table-cell>
              <table:table-cell office:value-type="float" office:value="0.068804">
                <text:p>0.068804</text:p>
              </table:table-cell>
              <table:table-cell office:value-type="float" office:value="0.017456">
                <text:p>0.017456</text:p>
              </table:table-cell>
            </table:table-row>
            <table:table-row>
              <table:table-cell office:value-type="string">
                <text:p>12:32:55</text:p>
              </table:table-cell>
              <table:table-cell office:value-type="float" office:value="0.089759">
                <text:p>0.089759</text:p>
              </table:table-cell>
              <table:table-cell office:value-type="float" office:value="0.012747">
                <text:p>0.012747</text:p>
              </table:table-cell>
            </table:table-row>
            <table:table-row>
              <table:table-cell office:value-type="string">
                <text:p>12:32:56</text:p>
              </table:table-cell>
              <table:table-cell office:value-type="float" office:value="0.434843">
                <text:p>0.434843</text:p>
              </table:table-cell>
              <table:table-cell office:value-type="float" office:value="0.403183">
                <text:p>0.403183</text:p>
              </table:table-cell>
            </table:table-row>
            <table:table-row>
              <table:table-cell office:value-type="string">
                <text:p>12:32:57</text:p>
              </table:table-cell>
              <table:table-cell office:value-type="float" office:value="0.829455">
                <text:p>0.829455</text:p>
              </table:table-cell>
              <table:table-cell office:value-type="float" office:value="0.735335">
                <text:p>0.735335</text:p>
              </table:table-cell>
            </table:table-row>
            <table:table-row>
              <table:table-cell office:value-type="string">
                <text:p>12:32:58</text:p>
              </table:table-cell>
              <table:table-cell office:value-type="float" office:value="0.376703">
                <text:p>0.376703</text:p>
              </table:table-cell>
              <table:table-cell office:value-type="float" office:value="0.125002">
                <text:p>0.125002</text:p>
              </table:table-cell>
            </table:table-row>
            <table:table-row>
              <table:table-cell office:value-type="string">
                <text:p>12:32:59</text:p>
              </table:table-cell>
              <table:table-cell office:value-type="float" office:value="0.2034">
                <text:p>0.2034</text:p>
              </table:table-cell>
              <table:table-cell office:value-type="float" office:value="0.129063">
                <text:p>0.129063</text:p>
              </table:table-cell>
            </table:table-row>
            <table:table-row>
              <table:table-cell office:value-type="string">
                <text:p>12:33:00</text:p>
              </table:table-cell>
              <table:table-cell office:value-type="float" office:value="0.169499">
                <text:p>0.169499</text:p>
              </table:table-cell>
              <table:table-cell office:value-type="float" office:value="0.055506">
                <text:p>0.055506</text:p>
              </table:table-cell>
            </table:table-row>
            <table:table-row>
              <table:table-cell office:value-type="string">
                <text:p>12:33:01</text:p>
              </table:table-cell>
              <table:table-cell office:value-type="float" office:value="0.065537">
                <text:p>0.065537</text:p>
              </table:table-cell>
              <table:table-cell office:value-type="float" office:value="0.023051">
                <text:p>0.023051</text:p>
              </table:table-cell>
            </table:table-row>
            <table:table-row>
              <table:table-cell office:value-type="string">
                <text:p>12:33:02</text:p>
              </table:table-cell>
              <table:table-cell office:value-type="float" office:value="0.04428">
                <text:p>0.04428</text:p>
              </table:table-cell>
              <table:table-cell office:value-type="float" office:value="0.005798">
                <text:p>0.005798</text:p>
              </table:table-cell>
            </table:table-row>
            <table:table-row>
              <table:table-cell office:value-type="string">
                <text:p>12:33:03</text:p>
              </table:table-cell>
              <table:table-cell office:value-type="float" office:value="0.014092">
                <text:p>0.014092</text:p>
              </table:table-cell>
              <table:table-cell office:value-type="float" office:value="0.003172">
                <text:p>0.003172</text:p>
              </table:table-cell>
            </table:table-row>
            <table:table-row>
              <table:table-cell office:value-type="string">
                <text:p>12:33:04</text:p>
              </table:table-cell>
              <table:table-cell office:value-type="float" office:value="0.06724">
                <text:p>0.06724</text:p>
              </table:table-cell>
              <table:table-cell office:value-type="float" office:value="0.015267">
                <text:p>0.015267</text:p>
              </table:table-cell>
            </table:table-row>
            <table:table-row>
              <table:table-cell office:value-type="string">
                <text:p>12:33:05</text:p>
              </table:table-cell>
              <table:table-cell office:value-type="float" office:value="0.108191">
                <text:p>0.108191</text:p>
              </table:table-cell>
              <table:table-cell office:value-type="float" office:value="0.01973">
                <text:p>0.01973</text:p>
              </table:table-cell>
            </table:table-row>
            <table:table-row>
              <table:table-cell office:value-type="string">
                <text:p>12:33:06</text:p>
              </table:table-cell>
              <table:table-cell office:value-type="float" office:value="0.012854">
                <text:p>0.012854</text:p>
              </table:table-cell>
              <table:table-cell office:value-type="float" office:value="0.001649">
                <text:p>0.001649</text:p>
              </table:table-cell>
            </table:table-row>
            <table:table-row>
              <table:table-cell office:value-type="string">
                <text:p>12:33:07</text:p>
              </table:table-cell>
              <table:table-cell office:value-type="float" office:value="0.013347">
                <text:p>0.013347</text:p>
              </table:table-cell>
              <table:table-cell office:value-type="float" office:value="0.001564">
                <text:p>0.001564</text:p>
              </table:table-cell>
            </table:table-row>
            <table:table-row>
              <table:table-cell office:value-type="string">
                <text:p>12:33:08</text:p>
              </table:table-cell>
              <table:table-cell office:value-type="float" office:value="0.028505">
                <text:p>0.028505</text:p>
              </table:table-cell>
              <table:table-cell office:value-type="float" office:value="0.00612">
                <text:p>0.00612</text:p>
              </table:table-cell>
            </table:table-row>
            <table:table-row>
              <table:table-cell office:value-type="string">
                <text:p>12:33:09</text:p>
              </table:table-cell>
              <table:table-cell office:value-type="float" office:value="0.186744">
                <text:p>0.186744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12:33:10</text:p>
              </table:table-cell>
              <table:table-cell office:value-type="float" office:value="0.014292">
                <text:p>0.014292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12:33:11</text:p>
              </table:table-cell>
              <table:table-cell office:value-type="float" office:value="0.044741">
                <text:p>0.044741</text:p>
              </table:table-cell>
              <table:table-cell office:value-type="float" office:value="0.008739">
                <text:p>0.008739</text:p>
              </table:table-cell>
            </table:table-row>
            <table:table-row>
              <table:table-cell office:value-type="string">
                <text:p>12:33:12</text:p>
              </table:table-cell>
              <table:table-cell office:value-type="float" office:value="0.016298">
                <text:p>0.016298</text:p>
              </table:table-cell>
              <table:table-cell office:value-type="float" office:value="0.005544">
                <text:p>0.005544</text:p>
              </table:table-cell>
            </table:table-row>
            <table:table-row>
              <table:table-cell office:value-type="string">
                <text:p>12:33:13</text:p>
              </table:table-cell>
              <table:table-cell office:value-type="float" office:value="0.278483">
                <text:p>0.278483</text:p>
              </table:table-cell>
              <table:table-cell office:value-type="float" office:value="0.13351">
                <text:p>0.13351</text:p>
              </table:table-cell>
            </table:table-row>
            <table:table-row>
              <table:table-cell office:value-type="string">
                <text:p>12:33:14</text:p>
              </table:table-cell>
              <table:table-cell office:value-type="float" office:value="0.214833">
                <text:p>0.214833</text:p>
              </table:table-cell>
              <table:table-cell office:value-type="float" office:value="0.130414">
                <text:p>0.130414</text:p>
              </table:table-cell>
            </table:table-row>
            <table:table-row>
              <table:table-cell office:value-type="string">
                <text:p>12:33:15</text:p>
              </table:table-cell>
              <table:table-cell office:value-type="float" office:value="0.252194">
                <text:p>0.252194</text:p>
              </table:table-cell>
              <table:table-cell office:value-type="float" office:value="0.115326">
                <text:p>0.115326</text:p>
              </table:table-cell>
            </table:table-row>
            <table:table-row>
              <table:table-cell office:value-type="string">
                <text:p>12:33:16</text:p>
              </table:table-cell>
              <table:table-cell office:value-type="float" office:value="0.082948">
                <text:p>0.082948</text:p>
              </table:table-cell>
              <table:table-cell office:value-type="float" office:value="0.025607">
                <text:p>0.025607</text:p>
              </table:table-cell>
            </table:table-row>
            <table:table-row>
              <table:table-cell office:value-type="string">
                <text:p>12:33:17</text:p>
              </table:table-cell>
              <table:table-cell office:value-type="float" office:value="0.212657">
                <text:p>0.212657</text:p>
              </table:table-cell>
              <table:table-cell office:value-type="float" office:value="0.137446">
                <text:p>0.137446</text:p>
              </table:table-cell>
            </table:table-row>
            <table:table-row>
              <table:table-cell office:value-type="string">
                <text:p>12:33:18</text:p>
              </table:table-cell>
              <table:table-cell office:value-type="float" office:value="0.292036">
                <text:p>0.292036</text:p>
              </table:table-cell>
              <table:table-cell office:value-type="float" office:value="0.127161">
                <text:p>0.127161</text:p>
              </table:table-cell>
            </table:table-row>
            <table:table-row>
              <table:table-cell office:value-type="string">
                <text:p>12:33:19</text:p>
              </table:table-cell>
              <table:table-cell office:value-type="float" office:value="0.05844">
                <text:p>0.05844</text:p>
              </table:table-cell>
              <table:table-cell office:value-type="float" office:value="0.011309">
                <text:p>0.011309</text:p>
              </table:table-cell>
            </table:table-row>
            <table:table-row>
              <table:table-cell office:value-type="string">
                <text:p>12:33:20</text:p>
              </table:table-cell>
              <table:table-cell office:value-type="float" office:value="0.017175">
                <text:p>0.017175</text:p>
              </table:table-cell>
              <table:table-cell office:value-type="float" office:value="0.004467">
                <text:p>0.004467</text:p>
              </table:table-cell>
            </table:table-row>
            <table:table-row>
              <table:table-cell office:value-type="string">
                <text:p>12:33:21</text:p>
              </table:table-cell>
              <table:table-cell office:value-type="float" office:value="0.015502">
                <text:p>0.015502</text:p>
              </table:table-cell>
              <table:table-cell office:value-type="float" office:value="0.004899">
                <text:p>0.004899</text:p>
              </table:table-cell>
            </table:table-row>
            <table:table-row>
              <table:table-cell office:value-type="string">
                <text:p>12:33:22</text:p>
              </table:table-cell>
              <table:table-cell office:value-type="float" office:value="0.014507">
                <text:p>0.014507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12:33:23</text:p>
              </table:table-cell>
              <table:table-cell office:value-type="float" office:value="0.012918">
                <text:p>0.012918</text:p>
              </table:table-cell>
              <table:table-cell office:value-type="float" office:value="0.001656">
                <text:p>0.001656</text:p>
              </table:table-cell>
            </table:table-row>
            <table:table-row>
              <table:table-cell office:value-type="string">
                <text:p>12:33:24</text:p>
              </table:table-cell>
              <table:table-cell office:value-type="float" office:value="0.046751">
                <text:p>0.046751</text:p>
              </table:table-cell>
              <table:table-cell office:value-type="float" office:value="0.010044">
                <text:p>0.010044</text:p>
              </table:table-cell>
            </table:table-row>
            <table:table-row>
              <table:table-cell office:value-type="string">
                <text:p>12:33:25</text:p>
              </table:table-cell>
              <table:table-cell office:value-type="float" office:value="0.110587">
                <text:p>0.110587</text:p>
              </table:table-cell>
              <table:table-cell office:value-type="float" office:value="0.019336">
                <text:p>0.019336</text:p>
              </table:table-cell>
            </table:table-row>
            <table:table-row>
              <table:table-cell office:value-type="string">
                <text:p>12:33:26</text:p>
              </table:table-cell>
              <table:table-cell office:value-type="float" office:value="0.038963">
                <text:p>0.038963</text:p>
              </table:table-cell>
              <table:table-cell office:value-type="float" office:value="0.007612">
                <text:p>0.007612</text:p>
              </table:table-cell>
            </table:table-row>
            <table:table-row>
              <table:table-cell office:value-type="string">
                <text:p>12:33:27</text:p>
              </table:table-cell>
              <table:table-cell office:value-type="float" office:value="0.039712">
                <text:p>0.039712</text:p>
              </table:table-cell>
              <table:table-cell office:value-type="float" office:value="0.007065">
                <text:p>0.007065</text:p>
              </table:table-cell>
            </table:table-row>
            <table:table-row>
              <table:table-cell office:value-type="string">
                <text:p>12:33:28</text:p>
              </table:table-cell>
              <table:table-cell office:value-type="float" office:value="0.033307">
                <text:p>0.033307</text:p>
              </table:table-cell>
              <table:table-cell office:value-type="float" office:value="0.006344">
                <text:p>0.006344</text:p>
              </table:table-cell>
            </table:table-row>
            <table:table-row>
              <table:table-cell office:value-type="string">
                <text:p>12:33:29</text:p>
              </table:table-cell>
              <table:table-cell office:value-type="float" office:value="0.01739">
                <text:p>0.01739</text:p>
              </table:table-cell>
              <table:table-cell office:value-type="float" office:value="0.004809">
                <text:p>0.004809</text:p>
              </table:table-cell>
            </table:table-row>
            <table:table-row>
              <table:table-cell office:value-type="string">
                <text:p>12:33:30</text:p>
              </table:table-cell>
              <table:table-cell office:value-type="float" office:value="0.029212">
                <text:p>0.029212</text:p>
              </table:table-cell>
              <table:table-cell office:value-type="float" office:value="0.007941">
                <text:p>0.007941</text:p>
              </table:table-cell>
            </table:table-row>
            <table:table-row>
              <table:table-cell office:value-type="string">
                <text:p>12:33:31</text:p>
              </table:table-cell>
              <table:table-cell office:value-type="float" office:value="0.044375">
                <text:p>0.044375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12:33:32</text:p>
              </table:table-cell>
              <table:table-cell office:value-type="float" office:value="0.017402">
                <text:p>0.017402</text:p>
              </table:table-cell>
              <table:table-cell office:value-type="float" office:value="0.006145">
                <text:p>0.006145</text:p>
              </table:table-cell>
            </table:table-row>
            <table:table-row>
              <table:table-cell office:value-type="string">
                <text:p>12:33:33</text:p>
              </table:table-cell>
              <table:table-cell office:value-type="float" office:value="0.055189">
                <text:p>0.055189</text:p>
              </table:table-cell>
              <table:table-cell office:value-type="float" office:value="0.033879">
                <text:p>0.033879</text:p>
              </table:table-cell>
            </table:table-row>
            <table:table-row>
              <table:table-cell office:value-type="string">
                <text:p>12:33:34</text:p>
              </table:table-cell>
              <table:table-cell office:value-type="float" office:value="0.238997">
                <text:p>0.238997</text:p>
              </table:table-cell>
              <table:table-cell office:value-type="float" office:value="0.023551">
                <text:p>0.023551</text:p>
              </table:table-cell>
            </table:table-row>
            <table:table-row>
              <table:table-cell office:value-type="string">
                <text:p>12:33:35</text:p>
              </table:table-cell>
              <table:table-cell office:value-type="float" office:value="0.045737">
                <text:p>0.045737</text:p>
              </table:table-cell>
              <table:table-cell office:value-type="float" office:value="0.010214">
                <text:p>0.010214</text:p>
              </table:table-cell>
            </table:table-row>
            <table:table-row>
              <table:table-cell office:value-type="string">
                <text:p>12:33:36</text:p>
              </table:table-cell>
              <table:table-cell office:value-type="float" office:value="0.025284">
                <text:p>0.025284</text:p>
              </table:table-cell>
              <table:table-cell office:value-type="float" office:value="0.01117">
                <text:p>0.01117</text:p>
              </table:table-cell>
            </table:table-row>
            <table:table-row>
              <table:table-cell office:value-type="string">
                <text:p>12:33:37</text:p>
              </table:table-cell>
              <table:table-cell office:value-type="float" office:value="0.098869">
                <text:p>0.098869</text:p>
              </table:table-cell>
              <table:table-cell office:value-type="float" office:value="0.042284">
                <text:p>0.042284</text:p>
              </table:table-cell>
            </table:table-row>
            <table:table-row>
              <table:table-cell office:value-type="string">
                <text:p>12:33:38</text:p>
              </table:table-cell>
              <table:table-cell office:value-type="float" office:value="0.023303">
                <text:p>0.023303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12:33:39</text:p>
              </table:table-cell>
              <table:table-cell office:value-type="float" office:value="0.036314">
                <text:p>0.036314</text:p>
              </table:table-cell>
              <table:table-cell office:value-type="float" office:value="0.006694">
                <text:p>0.006694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0.01613">
                <text:p>0.01613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12:33:41</text:p>
              </table:table-cell>
              <table:table-cell office:value-type="float" office:value="0.017067">
                <text:p>0.017067</text:p>
              </table:table-cell>
              <table:table-cell office:value-type="float" office:value="0.002228">
                <text:p>0.002228</text:p>
              </table:table-cell>
            </table:table-row>
            <table:table-row>
              <table:table-cell office:value-type="string">
                <text:p>12:33:42</text:p>
              </table:table-cell>
              <table:table-cell office:value-type="float" office:value="0.208644">
                <text:p>0.208644</text:p>
              </table:table-cell>
              <table:table-cell office:value-type="float" office:value="0.115906">
                <text:p>0.115906</text:p>
              </table:table-cell>
            </table:table-row>
            <table:table-row>
              <table:table-cell office:value-type="string">
                <text:p>12:33:43</text:p>
              </table:table-cell>
              <table:table-cell office:value-type="float" office:value="0.524696">
                <text:p>0.524696</text:p>
              </table:table-cell>
              <table:table-cell office:value-type="float" office:value="0.681824">
                <text:p>0.681824</text:p>
              </table:table-cell>
            </table:table-row>
            <table:table-row>
              <table:table-cell office:value-type="string">
                <text:p>12:33:44</text:p>
              </table:table-cell>
              <table:table-cell office:value-type="float" office:value="0.913394">
                <text:p>0.913394</text:p>
              </table:table-cell>
              <table:table-cell office:value-type="float" office:value="0.858614">
                <text:p>0.858614</text:p>
              </table:table-cell>
            </table:table-row>
            <table:table-row>
              <table:table-cell office:value-type="string">
                <text:p>12:33:45</text:p>
              </table:table-cell>
              <table:table-cell office:value-type="float" office:value="0.654475">
                <text:p>0.654475</text:p>
              </table:table-cell>
              <table:table-cell office:value-type="float" office:value="0.401432">
                <text:p>0.401432</text:p>
              </table:table-cell>
            </table:table-row>
            <table:table-row>
              <table:table-cell office:value-type="string">
                <text:p>12:33:46</text:p>
              </table:table-cell>
              <table:table-cell office:value-type="float" office:value="0.15062">
                <text:p>0.15062</text:p>
              </table:table-cell>
              <table:table-cell office:value-type="float" office:value="0.057865">
                <text:p>0.057865</text:p>
              </table:table-cell>
            </table:table-row>
            <table:table-row>
              <table:table-cell office:value-type="string">
                <text:p>12:33:47</text:p>
              </table:table-cell>
              <table:table-cell office:value-type="float" office:value="0.140012">
                <text:p>0.140012</text:p>
              </table:table-cell>
              <table:table-cell office:value-type="float" office:value="0.067818">
                <text:p>0.067818</text:p>
              </table:table-cell>
            </table:table-row>
            <table:table-row>
              <table:table-cell office:value-type="string">
                <text:p>12:33:48</text:p>
              </table:table-cell>
              <table:table-cell office:value-type="float" office:value="0.042685">
                <text:p>0.042685</text:p>
              </table:table-cell>
              <table:table-cell office:value-type="float" office:value="0.008263">
                <text:p>0.008263</text:p>
              </table:table-cell>
            </table:table-row>
            <table:table-row>
              <table:table-cell office:value-type="string">
                <text:p>12:33:49</text:p>
              </table:table-cell>
              <table:table-cell office:value-type="float" office:value="0.016547">
                <text:p>0.016547</text:p>
              </table:table-cell>
              <table:table-cell office:value-type="float" office:value="0.005622">
                <text:p>0.005622</text:p>
              </table:table-cell>
            </table:table-row>
            <table:table-row>
              <table:table-cell office:value-type="string">
                <text:p>12:33:50</text:p>
              </table:table-cell>
              <table:table-cell office:value-type="float" office:value="0.030003">
                <text:p>0.030003</text:p>
              </table:table-cell>
              <table:table-cell office:value-type="float" office:value="0.004874">
                <text:p>0.004874</text:p>
              </table:table-cell>
            </table:table-row>
            <table:table-row>
              <table:table-cell office:value-type="string">
                <text:p>12:33:51</text:p>
              </table:table-cell>
              <table:table-cell office:value-type="float" office:value="0.012309">
                <text:p>0.012309</text:p>
              </table:table-cell>
              <table:table-cell office:value-type="float" office:value="0.001554">
                <text:p>0.001554</text:p>
              </table:table-cell>
            </table:table-row>
            <table:table-row>
              <table:table-cell office:value-type="string">
                <text:p>12:33:52</text:p>
              </table:table-cell>
              <table:table-cell office:value-type="float" office:value="0.01373">
                <text:p>0.01373</text:p>
              </table:table-cell>
              <table:table-cell office:value-type="float" office:value="0.002412">
                <text:p>0.002412</text:p>
              </table:table-cell>
            </table:table-row>
            <table:table-row>
              <table:table-cell office:value-type="string">
                <text:p>12:33:53</text:p>
              </table:table-cell>
              <table:table-cell office:value-type="float" office:value="0.081109">
                <text:p>0.081109</text:p>
              </table:table-cell>
              <table:table-cell office:value-type="float" office:value="0.032355">
                <text:p>0.032355</text:p>
              </table:table-cell>
            </table:table-row>
            <table:table-row>
              <table:table-cell office:value-type="string">
                <text:p>12:33:54</text:p>
              </table:table-cell>
              <table:table-cell office:value-type="float" office:value="0.015412">
                <text:p>0.015412</text:p>
              </table:table-cell>
              <table:table-cell office:value-type="float" office:value="0.004743">
                <text:p>0.004743</text:p>
              </table:table-cell>
            </table:table-row>
            <table:table-row>
              <table:table-cell office:value-type="string">
                <text:p>12:33:55</text:p>
              </table:table-cell>
              <table:table-cell office:value-type="float" office:value="0.040851">
                <text:p>0.040851</text:p>
              </table:table-cell>
              <table:table-cell office:value-type="float" office:value="0.017316">
                <text:p>0.017316</text:p>
              </table:table-cell>
            </table:table-row>
            <table:table-row>
              <table:table-cell office:value-type="string">
                <text:p>12:33:56</text:p>
              </table:table-cell>
              <table:table-cell office:value-type="float" office:value="0.014909">
                <text:p>0.014909</text:p>
              </table:table-cell>
              <table:table-cell office:value-type="float" office:value="0.002661">
                <text:p>0.002661</text:p>
              </table:table-cell>
            </table:table-row>
            <table:table-row>
              <table:table-cell office:value-type="string">
                <text:p>12:33:57</text:p>
              </table:table-cell>
              <table:table-cell office:value-type="float" office:value="0.04747">
                <text:p>0.04747</text:p>
              </table:table-cell>
              <table:table-cell office:value-type="float" office:value="0.009149">
                <text:p>0.009149</text:p>
              </table:table-cell>
            </table:table-row>
            <table:table-row>
              <table:table-cell office:value-type="string">
                <text:p>12:33:58</text:p>
              </table:table-cell>
              <table:table-cell office:value-type="float" office:value="0.049377">
                <text:p>0.049377</text:p>
              </table:table-cell>
              <table:table-cell office:value-type="float" office:value="0.010669">
                <text:p>0.010669</text:p>
              </table:table-cell>
            </table:table-row>
            <table:table-row>
              <table:table-cell office:value-type="string">
                <text:p>12:33:59</text:p>
              </table:table-cell>
              <table:table-cell office:value-type="float" office:value="0.030457">
                <text:p>0.030457</text:p>
              </table:table-cell>
              <table:table-cell office:value-type="float" office:value="0.004699">
                <text:p>0.004699</text:p>
              </table:table-cell>
            </table:table-row>
            <table:table-row>
              <table:table-cell office:value-type="string">
                <text:p>12:34:00</text:p>
              </table:table-cell>
              <table:table-cell office:value-type="float" office:value="0.03776">
                <text:p>0.03776</text:p>
              </table:table-cell>
              <table:table-cell office:value-type="float" office:value="0.008186">
                <text:p>0.008186</text:p>
              </table:table-cell>
            </table:table-row>
            <table:table-row>
              <table:table-cell office:value-type="string">
                <text:p>12:34:01</text:p>
              </table:table-cell>
              <table:table-cell office:value-type="float" office:value="0.017486">
                <text:p>0.017486</text:p>
              </table:table-cell>
              <table:table-cell office:value-type="float" office:value="0.003273">
                <text:p>0.003273</text:p>
              </table:table-cell>
            </table:table-row>
            <table:table-row>
              <table:table-cell office:value-type="string">
                <text:p>12:34:02</text:p>
              </table:table-cell>
              <table:table-cell office:value-type="float" office:value="0.016243">
                <text:p>0.016243</text:p>
              </table:table-cell>
              <table:table-cell office:value-type="float" office:value="0.005445">
                <text:p>0.005445</text:p>
              </table:table-cell>
            </table:table-row>
            <table:table-row>
              <table:table-cell office:value-type="string">
                <text:p>12:34:03</text:p>
              </table:table-cell>
              <table:table-cell office:value-type="float" office:value="0.012793">
                <text:p>0.012793</text:p>
              </table:table-cell>
              <table:table-cell office:value-type="float" office:value="0.000817">
                <text:p>0.000817</text:p>
              </table:table-cell>
            </table:table-row>
            <table:table-row>
              <table:table-cell office:value-type="string">
                <text:p>12:34:04</text:p>
              </table:table-cell>
              <table:table-cell office:value-type="float" office:value="0.012507">
                <text:p>0.012507</text:p>
              </table:table-cell>
              <table:table-cell office:value-type="float" office:value="0.000553">
                <text:p>0.000553</text:p>
              </table:table-cell>
            </table:table-row>
            <table:table-row>
              <table:table-cell office:value-type="string">
                <text:p>12:34:05</text:p>
              </table:table-cell>
              <table:table-cell office:value-type="float" office:value="0.012146">
                <text:p>0.012146</text:p>
              </table:table-cell>
              <table:table-cell office:value-type="float" office:value="0.000675">
                <text:p>0.000675</text:p>
              </table:table-cell>
            </table:table-row>
            <table:table-row>
              <table:table-cell office:value-type="string">
                <text:p>12:34:06</text:p>
              </table:table-cell>
              <table:table-cell office:value-type="float" office:value="0.015597">
                <text:p>0.015597</text:p>
              </table:table-cell>
              <table:table-cell office:value-type="float" office:value="0.004459">
                <text:p>0.004459</text:p>
              </table:table-cell>
            </table:table-row>
            <table:table-row>
              <table:table-cell office:value-type="string">
                <text:p>12:34:07</text:p>
              </table:table-cell>
              <table:table-cell office:value-type="float" office:value="0.061189">
                <text:p>0.061189</text:p>
              </table:table-cell>
              <table:table-cell office:value-type="float" office:value="0.009377">
                <text:p>0.009377</text:p>
              </table:table-cell>
            </table:table-row>
            <table:table-row>
              <table:table-cell office:value-type="string">
                <text:p>12:34:08</text:p>
              </table:table-cell>
              <table:table-cell office:value-type="float" office:value="0.02908">
                <text:p>0.02908</text:p>
              </table:table-cell>
              <table:table-cell office:value-type="float" office:value="0.003693">
                <text:p>0.003693</text:p>
              </table:table-cell>
            </table:table-row>
            <table:table-row>
              <table:table-cell office:value-type="string">
                <text:p>12:34:09</text:p>
              </table:table-cell>
              <table:table-cell office:value-type="float" office:value="0.01689">
                <text:p>0.01689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12:34:10</text:p>
              </table:table-cell>
              <table:table-cell office:value-type="float" office:value="0.018857">
                <text:p>0.018857</text:p>
              </table:table-cell>
              <table:table-cell office:value-type="float" office:value="0.003985">
                <text:p>0.003985</text:p>
              </table:table-cell>
            </table:table-row>
            <table:table-row>
              <table:table-cell office:value-type="string">
                <text:p>12:34:11</text:p>
              </table:table-cell>
              <table:table-cell office:value-type="float" office:value="0.013941">
                <text:p>0.013941</text:p>
              </table:table-cell>
              <table:table-cell office:value-type="float" office:value="0.002253">
                <text:p>0.002253</text:p>
              </table:table-cell>
            </table:table-row>
            <table:table-row>
              <table:table-cell office:value-type="string">
                <text:p>12:34:12</text:p>
              </table:table-cell>
              <table:table-cell office:value-type="float" office:value="0.013782">
                <text:p>0.013782</text:p>
              </table:table-cell>
              <table:table-cell office:value-type="float" office:value="0.002262">
                <text:p>0.002262</text:p>
              </table:table-cell>
            </table:table-row>
            <table:table-row>
              <table:table-cell office:value-type="string">
                <text:p>12:34:13</text:p>
              </table:table-cell>
              <table:table-cell office:value-type="float" office:value="0.029226">
                <text:p>0.029226</text:p>
              </table:table-cell>
              <table:table-cell office:value-type="float" office:value="0.004719">
                <text:p>0.004719</text:p>
              </table:table-cell>
            </table:table-row>
            <table:table-row>
              <table:table-cell office:value-type="string">
                <text:p>12:34:14</text:p>
              </table:table-cell>
              <table:table-cell office:value-type="float" office:value="0.012888">
                <text:p>0.012888</text:p>
              </table:table-cell>
              <table:table-cell office:value-type="float" office:value="0.001764">
                <text:p>0.001764</text:p>
              </table:table-cell>
            </table:table-row>
            <table:table-row>
              <table:table-cell office:value-type="string">
                <text:p>12:34:15</text:p>
              </table:table-cell>
              <table:table-cell office:value-type="float" office:value="0.047105">
                <text:p>0.047105</text:p>
              </table:table-cell>
              <table:table-cell office:value-type="float" office:value="0.007131">
                <text:p>0.007131</text:p>
              </table:table-cell>
            </table:table-row>
            <table:table-row>
              <table:table-cell office:value-type="string">
                <text:p>12:34:16</text:p>
              </table:table-cell>
              <table:table-cell office:value-type="float" office:value="0.013243">
                <text:p>0.013243</text:p>
              </table:table-cell>
              <table:table-cell office:value-type="float" office:value="0.002699">
                <text:p>0.002699</text:p>
              </table:table-cell>
            </table:table-row>
            <table:table-row>
              <table:table-cell office:value-type="string">
                <text:p>12:34:17</text:p>
              </table:table-cell>
              <table:table-cell office:value-type="float" office:value="0.011485">
                <text:p>0.011485</text:p>
              </table:table-cell>
              <table:table-cell office:value-type="float" office:value="0.001256">
                <text:p>0.001256</text:p>
              </table:table-cell>
            </table:table-row>
            <table:table-row>
              <table:table-cell office:value-type="string">
                <text:p>12:34:18</text:p>
              </table:table-cell>
              <table:table-cell office:value-type="float" office:value="0.05078">
                <text:p>0.05078</text:p>
              </table:table-cell>
              <table:table-cell office:value-type="float" office:value="0.008117">
                <text:p>0.008117</text:p>
              </table:table-cell>
            </table:table-row>
            <table:table-row>
              <table:table-cell office:value-type="string">
                <text:p>12:34:19</text:p>
              </table:table-cell>
              <table:table-cell office:value-type="float" office:value="0.024185">
                <text:p>0.024185</text:p>
              </table:table-cell>
              <table:table-cell office:value-type="float" office:value="0.007126">
                <text:p>0.007126</text:p>
              </table:table-cell>
            </table:table-row>
            <table:table-row>
              <table:table-cell office:value-type="string">
                <text:p>12:34:20</text:p>
              </table:table-cell>
              <table:table-cell office:value-type="float" office:value="0.045933">
                <text:p>0.045933</text:p>
              </table:table-cell>
              <table:table-cell office:value-type="float" office:value="0.004487">
                <text:p>0.004487</text:p>
              </table:table-cell>
            </table:table-row>
            <table:table-row>
              <table:table-cell office:value-type="string">
                <text:p>12:34:21</text:p>
              </table:table-cell>
              <table:table-cell office:value-type="float" office:value="0.013731">
                <text:p>0.013731</text:p>
              </table:table-cell>
              <table:table-cell office:value-type="float" office:value="0.002129">
                <text:p>0.002129</text:p>
              </table:table-cell>
            </table:table-row>
            <table:table-row>
              <table:table-cell office:value-type="string">
                <text:p>12:34:22</text:p>
              </table:table-cell>
              <table:table-cell office:value-type="float" office:value="0.017241">
                <text:p>0.017241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string">
                <text:p>12:34:23</text:p>
              </table:table-cell>
              <table:table-cell office:value-type="float" office:value="0.017895">
                <text:p>0.017895</text:p>
              </table:table-cell>
              <table:table-cell office:value-type="float" office:value="0.006167">
                <text:p>0.006167</text:p>
              </table:table-cell>
            </table:table-row>
            <table:table-row>
              <table:table-cell office:value-type="string">
                <text:p>12:34:24</text:p>
              </table:table-cell>
              <table:table-cell office:value-type="float" office:value="0.015537">
                <text:p>0.015537</text:p>
              </table:table-cell>
              <table:table-cell office:value-type="float" office:value="0.004048">
                <text:p>0.004048</text:p>
              </table:table-cell>
            </table:table-row>
            <table:table-row>
              <table:table-cell office:value-type="string">
                <text:p>12:34:25</text:p>
              </table:table-cell>
              <table:table-cell office:value-type="float" office:value="0.018812">
                <text:p>0.018812</text:p>
              </table:table-cell>
              <table:table-cell office:value-type="float" office:value="0.00549">
                <text:p>0.00549</text:p>
              </table:table-cell>
            </table:table-row>
            <table:table-row>
              <table:table-cell office:value-type="string">
                <text:p>12:34:26</text:p>
              </table:table-cell>
              <table:table-cell office:value-type="float" office:value="0.068768">
                <text:p>0.068768</text:p>
              </table:table-cell>
              <table:table-cell office:value-type="float" office:value="0.012517">
                <text:p>0.012517</text:p>
              </table:table-cell>
            </table:table-row>
            <table:table-row>
              <table:table-cell office:value-type="string">
                <text:p>12:34:27</text:p>
              </table:table-cell>
              <table:table-cell office:value-type="float" office:value="0.01957">
                <text:p>0.01957</text:p>
              </table:table-cell>
              <table:table-cell office:value-type="float" office:value="0.006363">
                <text:p>0.006363</text:p>
              </table:table-cell>
            </table:table-row>
            <table:table-row>
              <table:table-cell office:value-type="string">
                <text:p>12:34:28</text:p>
              </table:table-cell>
              <table:table-cell office:value-type="float" office:value="0.018223">
                <text:p>0.018223</text:p>
              </table:table-cell>
              <table:table-cell office:value-type="float" office:value="0.007736">
                <text:p>0.007736</text:p>
              </table:table-cell>
            </table:table-row>
            <table:table-row>
              <table:table-cell office:value-type="string">
                <text:p>12:34:29</text:p>
              </table:table-cell>
              <table:table-cell office:value-type="float" office:value="0.035481">
                <text:p>0.035481</text:p>
              </table:table-cell>
              <table:table-cell office:value-type="float" office:value="0.006828">
                <text:p>0.006828</text:p>
              </table:table-cell>
            </table:table-row>
            <table:table-row>
              <table:table-cell office:value-type="string">
                <text:p>12:34:30</text:p>
              </table:table-cell>
              <table:table-cell office:value-type="float" office:value="0.030659">
                <text:p>0.030659</text:p>
              </table:table-cell>
              <table:table-cell office:value-type="float" office:value="0.005265">
                <text:p>0.005265</text:p>
              </table:table-cell>
            </table:table-row>
            <table:table-row>
              <table:table-cell office:value-type="string">
                <text:p>12:34:31</text:p>
              </table:table-cell>
              <table:table-cell office:value-type="float" office:value="0.016979">
                <text:p>0.016979</text:p>
              </table:table-cell>
              <table:table-cell office:value-type="float" office:value="0.005931">
                <text:p>0.005931</text:p>
              </table:table-cell>
            </table:table-row>
            <table:table-row>
              <table:table-cell office:value-type="string">
                <text:p>12:34:32</text:p>
              </table:table-cell>
              <table:table-cell office:value-type="float" office:value="0.033357">
                <text:p>0.033357</text:p>
              </table:table-cell>
              <table:table-cell office:value-type="float" office:value="0.006348">
                <text:p>0.006348</text:p>
              </table:table-cell>
            </table:table-row>
            <table:table-row>
              <table:table-cell office:value-type="string">
                <text:p>12:34:33</text:p>
              </table:table-cell>
              <table:table-cell office:value-type="float" office:value="0.065093">
                <text:p>0.065093</text:p>
              </table:table-cell>
              <table:table-cell office:value-type="float" office:value="0.00796">
                <text:p>0.00796</text:p>
              </table:table-cell>
            </table:table-row>
            <table:table-row>
              <table:table-cell office:value-type="string">
                <text:p>12:34:34</text:p>
              </table:table-cell>
              <table:table-cell office:value-type="float" office:value="0.03207">
                <text:p>0.03207</text:p>
              </table:table-cell>
              <table:table-cell office:value-type="float" office:value="0.011428">
                <text:p>0.011428</text:p>
              </table:table-cell>
            </table:table-row>
            <table:table-row>
              <table:table-cell office:value-type="string">
                <text:p>12:34:35</text:p>
              </table:table-cell>
              <table:table-cell office:value-type="float" office:value="0.113995">
                <text:p>0.113995</text:p>
              </table:table-cell>
              <table:table-cell office:value-type="float" office:value="0.01921">
                <text:p>0.01921</text:p>
              </table:table-cell>
            </table:table-row>
            <table:table-row>
              <table:table-cell office:value-type="string">
                <text:p>12:34:36</text:p>
              </table:table-cell>
              <table:table-cell office:value-type="float" office:value="0.016187">
                <text:p>0.016187</text:p>
              </table:table-cell>
              <table:table-cell office:value-type="float" office:value="0.002404">
                <text:p>0.002404</text:p>
              </table:table-cell>
            </table:table-row>
            <table:table-row>
              <table:table-cell office:value-type="string">
                <text:p>12:34:37</text:p>
              </table:table-cell>
              <table:table-cell office:value-type="float" office:value="0.133765">
                <text:p>0.133765</text:p>
              </table:table-cell>
              <table:table-cell office:value-type="float" office:value="0.048979">
                <text:p>0.048979</text:p>
              </table:table-cell>
            </table:table-row>
            <table:table-row>
              <table:table-cell office:value-type="string">
                <text:p>12:34:38</text:p>
              </table:table-cell>
              <table:table-cell office:value-type="float" office:value="0.100367">
                <text:p>0.100367</text:p>
              </table:table-cell>
              <table:table-cell office:value-type="float" office:value="0.031986">
                <text:p>0.031986</text:p>
              </table:table-cell>
            </table:table-row>
            <table:table-row>
              <table:table-cell office:value-type="string">
                <text:p>12:34:39</text:p>
              </table:table-cell>
              <table:table-cell office:value-type="float" office:value="0.150775">
                <text:p>0.150775</text:p>
              </table:table-cell>
              <table:table-cell office:value-type="float" office:value="0.036577">
                <text:p>0.036577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0.096718">
                <text:p>0.096718</text:p>
              </table:table-cell>
              <table:table-cell office:value-type="float" office:value="0.022698">
                <text:p>0.022698</text:p>
              </table:table-cell>
            </table:table-row>
            <table:table-row>
              <table:table-cell office:value-type="string">
                <text:p>12:34:41</text:p>
              </table:table-cell>
              <table:table-cell office:value-type="float" office:value="0.118922">
                <text:p>0.118922</text:p>
              </table:table-cell>
              <table:table-cell office:value-type="float" office:value="0.025634">
                <text:p>0.025634</text:p>
              </table:table-cell>
            </table:table-row>
            <table:table-row>
              <table:table-cell office:value-type="string">
                <text:p>12:34:42</text:p>
              </table:table-cell>
              <table:table-cell office:value-type="float" office:value="0.026972">
                <text:p>0.026972</text:p>
              </table:table-cell>
              <table:table-cell office:value-type="float" office:value="0.011641">
                <text:p>0.011641</text:p>
              </table:table-cell>
            </table:table-row>
            <table:table-row>
              <table:table-cell office:value-type="string">
                <text:p>12:34:43</text:p>
              </table:table-cell>
              <table:table-cell office:value-type="float" office:value="0.452049">
                <text:p>0.452049</text:p>
              </table:table-cell>
              <table:table-cell office:value-type="float" office:value="0.211593">
                <text:p>0.211593</text:p>
              </table:table-cell>
            </table:table-row>
            <table:table-row>
              <table:table-cell office:value-type="string">
                <text:p>12:34:44</text:p>
              </table:table-cell>
              <table:table-cell office:value-type="float" office:value="0.531657">
                <text:p>0.531657</text:p>
              </table:table-cell>
              <table:table-cell office:value-type="float" office:value="0.19568">
                <text:p>0.19568</text:p>
              </table:table-cell>
            </table:table-row>
            <table:table-row>
              <table:table-cell office:value-type="string">
                <text:p>12:34:45</text:p>
              </table:table-cell>
              <table:table-cell office:value-type="float" office:value="0.323414">
                <text:p>0.323414</text:p>
              </table:table-cell>
              <table:table-cell office:value-type="float" office:value="0.060814">
                <text:p>0.060814</text:p>
              </table:table-cell>
            </table:table-row>
            <table:table-row>
              <table:table-cell office:value-type="string">
                <text:p>12:34:46</text:p>
              </table:table-cell>
              <table:table-cell office:value-type="float" office:value="0.110451">
                <text:p>0.110451</text:p>
              </table:table-cell>
              <table:table-cell office:value-type="float" office:value="0.017179">
                <text:p>0.017179</text:p>
              </table:table-cell>
            </table:table-row>
            <table:table-row>
              <table:table-cell office:value-type="string">
                <text:p>12:34:47</text:p>
              </table:table-cell>
              <table:table-cell office:value-type="float" office:value="0.041539">
                <text:p>0.041539</text:p>
              </table:table-cell>
              <table:table-cell office:value-type="float" office:value="0.008348">
                <text:p>0.008348</text:p>
              </table:table-cell>
            </table:table-row>
            <table:table-row>
              <table:table-cell office:value-type="string">
                <text:p>12:34:48</text:p>
              </table:table-cell>
              <table:table-cell office:value-type="float" office:value="0.091587">
                <text:p>0.091587</text:p>
              </table:table-cell>
              <table:table-cell office:value-type="float" office:value="0.017228">
                <text:p>0.017228</text:p>
              </table:table-cell>
            </table:table-row>
            <table:table-row>
              <table:table-cell office:value-type="string">
                <text:p>12:34:49</text:p>
              </table:table-cell>
              <table:table-cell office:value-type="float" office:value="0.030163">
                <text:p>0.030163</text:p>
              </table:table-cell>
              <table:table-cell office:value-type="float" office:value="0.005416">
                <text:p>0.005416</text:p>
              </table:table-cell>
            </table:table-row>
            <table:table-row>
              <table:table-cell office:value-type="string">
                <text:p>12:34:50</text:p>
              </table:table-cell>
              <table:table-cell office:value-type="float" office:value="0.144186">
                <text:p>0.144186</text:p>
              </table:table-cell>
              <table:table-cell office:value-type="float" office:value="0.019457">
                <text:p>0.019457</text:p>
              </table:table-cell>
            </table:table-row>
            <table:table-row>
              <table:table-cell office:value-type="string">
                <text:p>12:34:51</text:p>
              </table:table-cell>
              <table:table-cell office:value-type="float" office:value="0.031075">
                <text:p>0.031075</text:p>
              </table:table-cell>
              <table:table-cell office:value-type="float" office:value="0.006702">
                <text:p>0.006702</text:p>
              </table:table-cell>
            </table:table-row>
            <table:table-row>
              <table:table-cell office:value-type="string">
                <text:p>12:34:52</text:p>
              </table:table-cell>
              <table:table-cell office:value-type="float" office:value="0.01408">
                <text:p>0.01408</text:p>
              </table:table-cell>
              <table:table-cell office:value-type="float" office:value="0.003037">
                <text:p>0.003037</text:p>
              </table:table-cell>
            </table:table-row>
            <table:table-row>
              <table:table-cell office:value-type="string">
                <text:p>12:34:53</text:p>
              </table:table-cell>
              <table:table-cell office:value-type="float" office:value="0.012726">
                <text:p>0.012726</text:p>
              </table:table-cell>
              <table:table-cell office:value-type="float" office:value="0.00077">
                <text:p>0.00077</text:p>
              </table:table-cell>
            </table:table-row>
            <table:table-row>
              <table:table-cell office:value-type="string">
                <text:p>12:34:54</text:p>
              </table:table-cell>
              <table:table-cell office:value-type="float" office:value="0.020967">
                <text:p>0.020967</text:p>
              </table:table-cell>
              <table:table-cell office:value-type="float" office:value="0.006198">
                <text:p>0.006198</text:p>
              </table:table-cell>
            </table:table-row>
            <table:table-row>
              <table:table-cell office:value-type="string">
                <text:p>12:34:55</text:p>
              </table:table-cell>
              <table:table-cell office:value-type="float" office:value="0.061484">
                <text:p>0.061484</text:p>
              </table:table-cell>
              <table:table-cell office:value-type="float" office:value="0.01138">
                <text:p>0.01138</text:p>
              </table:table-cell>
            </table:table-row>
            <table:table-row>
              <table:table-cell office:value-type="string">
                <text:p>12:34:56</text:p>
              </table:table-cell>
              <table:table-cell office:value-type="float" office:value="0.030151">
                <text:p>0.030151</text:p>
              </table:table-cell>
              <table:table-cell office:value-type="float" office:value="0.00469">
                <text:p>0.00469</text:p>
              </table:table-cell>
            </table:table-row>
            <table:table-row>
              <table:table-cell office:value-type="string">
                <text:p>12:34:57</text:p>
              </table:table-cell>
              <table:table-cell office:value-type="float" office:value="0.014524">
                <text:p>0.014524</text:p>
              </table:table-cell>
              <table:table-cell office:value-type="float" office:value="0.002837">
                <text:p>0.002837</text:p>
              </table:table-cell>
            </table:table-row>
            <table:table-row>
              <table:table-cell office:value-type="string">
                <text:p>12:34:58</text:p>
              </table:table-cell>
              <table:table-cell office:value-type="float" office:value="0.015296">
                <text:p>0.015296</text:p>
              </table:table-cell>
              <table:table-cell office:value-type="float" office:value="0.004897">
                <text:p>0.004897</text:p>
              </table:table-cell>
            </table:table-row>
            <table:table-row>
              <table:table-cell office:value-type="string">
                <text:p>12:34:59</text:p>
              </table:table-cell>
              <table:table-cell office:value-type="float" office:value="0.013773">
                <text:p>0.013773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string">
                <text:p>12:35:00</text:p>
              </table:table-cell>
              <table:table-cell office:value-type="float" office:value="0.017104">
                <text:p>0.017104</text:p>
              </table:table-cell>
              <table:table-cell office:value-type="float" office:value="0.004143">
                <text:p>0.004143</text:p>
              </table:table-cell>
            </table:table-row>
            <table:table-row>
              <table:table-cell office:value-type="string">
                <text:p>12:35:01</text:p>
              </table:table-cell>
              <table:table-cell office:value-type="float" office:value="0.029435">
                <text:p>0.029435</text:p>
              </table:table-cell>
              <table:table-cell office:value-type="float" office:value="0.004437">
                <text:p>0.004437</text:p>
              </table:table-cell>
            </table:table-row>
            <table:table-row>
              <table:table-cell office:value-type="string">
                <text:p>12:35:02</text:p>
              </table:table-cell>
              <table:table-cell office:value-type="float" office:value="0.09837">
                <text:p>0.09837</text:p>
              </table:table-cell>
              <table:table-cell office:value-type="float" office:value="0.052063">
                <text:p>0.052063</text:p>
              </table:table-cell>
            </table:table-row>
            <table:table-row>
              <table:table-cell office:value-type="string">
                <text:p>12:35:03</text:p>
              </table:table-cell>
              <table:table-cell office:value-type="float" office:value="0.153755">
                <text:p>0.153755</text:p>
              </table:table-cell>
              <table:table-cell office:value-type="float" office:value="0.035401">
                <text:p>0.035401</text:p>
              </table:table-cell>
            </table:table-row>
            <table:table-row>
              <table:table-cell office:value-type="string">
                <text:p>12:35:04</text:p>
              </table:table-cell>
              <table:table-cell office:value-type="float" office:value="0.050434">
                <text:p>0.050434</text:p>
              </table:table-cell>
              <table:table-cell office:value-type="float" office:value="0.00787">
                <text:p>0.00787</text:p>
              </table:table-cell>
            </table:table-row>
            <table:table-row>
              <table:table-cell office:value-type="string">
                <text:p>12:35:05</text:p>
              </table:table-cell>
              <table:table-cell office:value-type="float" office:value="0.02667">
                <text:p>0.02667</text:p>
              </table:table-cell>
              <table:table-cell office:value-type="float" office:value="0.003459">
                <text:p>0.003459</text:p>
              </table:table-cell>
            </table:table-row>
            <table:table-row>
              <table:table-cell office:value-type="string">
                <text:p>12:35:06</text:p>
              </table:table-cell>
              <table:table-cell office:value-type="float" office:value="0.014236">
                <text:p>0.014236</text:p>
              </table:table-cell>
              <table:table-cell office:value-type="float" office:value="0.003755">
                <text:p>0.003755</text:p>
              </table:table-cell>
            </table:table-row>
            <table:table-row>
              <table:table-cell office:value-type="string">
                <text:p>12:35:07</text:p>
              </table:table-cell>
              <table:table-cell office:value-type="float" office:value="0.056168">
                <text:p>0.056168</text:p>
              </table:table-cell>
              <table:table-cell office:value-type="float" office:value="0.020946">
                <text:p>0.020946</text:p>
              </table:table-cell>
            </table:table-row>
            <table:table-row>
              <table:table-cell office:value-type="string">
                <text:p>12:35:08</text:p>
              </table:table-cell>
              <table:table-cell office:value-type="float" office:value="0.022">
                <text:p>0.022</text:p>
              </table:table-cell>
              <table:table-cell office:value-type="float" office:value="0.004028">
                <text:p>0.004028</text:p>
              </table:table-cell>
            </table:table-row>
            <table:table-row>
              <table:table-cell office:value-type="string">
                <text:p>12:35:09</text:p>
              </table:table-cell>
              <table:table-cell office:value-type="float" office:value="0.02075">
                <text:p>0.02075</text:p>
              </table:table-cell>
              <table:table-cell office:value-type="float" office:value="0.003752">
                <text:p>0.003752</text:p>
              </table:table-cell>
            </table:table-row>
            <table:table-row>
              <table:table-cell office:value-type="string">
                <text:p>12:35:10</text:p>
              </table:table-cell>
              <table:table-cell office:value-type="float" office:value="0.098166">
                <text:p>0.098166</text:p>
              </table:table-cell>
              <table:table-cell office:value-type="float" office:value="0.043233">
                <text:p>0.043233</text:p>
              </table:table-cell>
            </table:table-row>
            <table:table-row>
              <table:table-cell office:value-type="string">
                <text:p>12:35:11</text:p>
              </table:table-cell>
              <table:table-cell office:value-type="float" office:value="0.074335">
                <text:p>0.074335</text:p>
              </table:table-cell>
              <table:table-cell office:value-type="float" office:value="0.026734">
                <text:p>0.026734</text:p>
              </table:table-cell>
            </table:table-row>
            <table:table-row>
              <table:table-cell office:value-type="string">
                <text:p>12:35:12</text:p>
              </table:table-cell>
              <table:table-cell office:value-type="float" office:value="0.022287">
                <text:p>0.022287</text:p>
              </table:table-cell>
              <table:table-cell office:value-type="float" office:value="0.005407">
                <text:p>0.005407</text:p>
              </table:table-cell>
            </table:table-row>
            <table:table-row>
              <table:table-cell office:value-type="string">
                <text:p>12:35:13</text:p>
              </table:table-cell>
              <table:table-cell office:value-type="float" office:value="0.01408">
                <text:p>0.01408</text:p>
              </table:table-cell>
              <table:table-cell office:value-type="float" office:value="0.002565">
                <text:p>0.002565</text:p>
              </table:table-cell>
            </table:table-row>
            <table:table-row>
              <table:table-cell office:value-type="string">
                <text:p>12:35:14</text:p>
              </table:table-cell>
              <table:table-cell office:value-type="float" office:value="0.021022">
                <text:p>0.021022</text:p>
              </table:table-cell>
              <table:table-cell office:value-type="float" office:value="0.007102">
                <text:p>0.007102</text:p>
              </table:table-cell>
            </table:table-row>
            <table:table-row>
              <table:table-cell office:value-type="string">
                <text:p>12:35:15</text:p>
              </table:table-cell>
              <table:table-cell office:value-type="float" office:value="1.084133">
                <text:p>1.084133</text:p>
              </table:table-cell>
              <table:table-cell office:value-type="float" office:value="1.495736">
                <text:p>1.495736</text:p>
              </table:table-cell>
            </table:table-row>
            <table:table-row>
              <table:table-cell office:value-type="string">
                <text:p>12:35:16</text:p>
              </table:table-cell>
              <table:table-cell office:value-type="float" office:value="0.598123">
                <text:p>0.598123</text:p>
              </table:table-cell>
              <table:table-cell office:value-type="float" office:value="0.193325">
                <text:p>0.193325</text:p>
              </table:table-cell>
            </table:table-row>
            <table:table-row>
              <table:table-cell office:value-type="string">
                <text:p>12:35:17</text:p>
              </table:table-cell>
              <table:table-cell office:value-type="float" office:value="0.502388">
                <text:p>0.502388</text:p>
              </table:table-cell>
              <table:table-cell office:value-type="float" office:value="0.23136">
                <text:p>0.23136</text:p>
              </table:table-cell>
            </table:table-row>
            <table:table-row>
              <table:table-cell office:value-type="string">
                <text:p>12:35:18</text:p>
              </table:table-cell>
              <table:table-cell office:value-type="float" office:value="0.371671">
                <text:p>0.371671</text:p>
              </table:table-cell>
              <table:table-cell office:value-type="float" office:value="0.330745">
                <text:p>0.330745</text:p>
              </table:table-cell>
            </table:table-row>
            <table:table-row>
              <table:table-cell office:value-type="string">
                <text:p>12:35:19</text:p>
              </table:table-cell>
              <table:table-cell office:value-type="float" office:value="0.282299">
                <text:p>0.282299</text:p>
              </table:table-cell>
              <table:table-cell office:value-type="float" office:value="0.213582">
                <text:p>0.213582</text:p>
              </table:table-cell>
            </table:table-row>
            <table:table-row>
              <table:table-cell office:value-type="string">
                <text:p>12:35:20</text:p>
              </table:table-cell>
              <table:table-cell office:value-type="float" office:value="0.165934">
                <text:p>0.165934</text:p>
              </table:table-cell>
              <table:table-cell office:value-type="float" office:value="0.097777">
                <text:p>0.097777</text:p>
              </table:table-cell>
            </table:table-row>
            <table:table-row>
              <table:table-cell office:value-type="string">
                <text:p>12:35:21</text:p>
              </table:table-cell>
              <table:table-cell office:value-type="float" office:value="0.203191">
                <text:p>0.203191</text:p>
              </table:table-cell>
              <table:table-cell office:value-type="float" office:value="0.071799">
                <text:p>0.071799</text:p>
              </table:table-cell>
            </table:table-row>
            <table:table-row>
              <table:table-cell office:value-type="string">
                <text:p>12:35:22</text:p>
              </table:table-cell>
              <table:table-cell office:value-type="float" office:value="0.111187">
                <text:p>0.111187</text:p>
              </table:table-cell>
              <table:table-cell office:value-type="float" office:value="0.014222">
                <text:p>0.014222</text:p>
              </table:table-cell>
            </table:table-row>
            <table:table-row>
              <table:table-cell office:value-type="string">
                <text:p>12:35:23</text:p>
              </table:table-cell>
              <table:table-cell office:value-type="float" office:value="0.018691">
                <text:p>0.018691</text:p>
              </table:table-cell>
              <table:table-cell office:value-type="float" office:value="0.005648">
                <text:p>0.005648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0.040254">
                <text:p>0.040254</text:p>
              </table:table-cell>
              <table:table-cell office:value-type="float" office:value="0.009403">
                <text:p>0.009403</text:p>
              </table:table-cell>
            </table:table-row>
            <table:table-row>
              <table:table-cell office:value-type="string">
                <text:p>12:35:25</text:p>
              </table:table-cell>
              <table:table-cell office:value-type="float" office:value="0.038647">
                <text:p>0.038647</text:p>
              </table:table-cell>
              <table:table-cell office:value-type="float" office:value="0.025157">
                <text:p>0.025157</text:p>
              </table:table-cell>
            </table:table-row>
            <table:table-row>
              <table:table-cell office:value-type="string">
                <text:p>12:35:26</text:p>
              </table:table-cell>
              <table:table-cell office:value-type="float" office:value="0.200293">
                <text:p>0.200293</text:p>
              </table:table-cell>
              <table:table-cell office:value-type="float" office:value="0.108951">
                <text:p>0.108951</text:p>
              </table:table-cell>
            </table:table-row>
            <table:table-row>
              <table:table-cell office:value-type="string">
                <text:p>12:35:27</text:p>
              </table:table-cell>
              <table:table-cell office:value-type="float" office:value="0.018261">
                <text:p>0.018261</text:p>
              </table:table-cell>
              <table:table-cell office:value-type="float" office:value="0.004005">
                <text:p>0.004005</text:p>
              </table:table-cell>
            </table:table-row>
            <table:table-row>
              <table:table-cell office:value-type="string">
                <text:p>12:35:28</text:p>
              </table:table-cell>
              <table:table-cell office:value-type="float" office:value="0.046283">
                <text:p>0.046283</text:p>
              </table:table-cell>
              <table:table-cell office:value-type="float" office:value="0.006998">
                <text:p>0.006998</text:p>
              </table:table-cell>
            </table:table-row>
            <table:table-row>
              <table:table-cell office:value-type="string">
                <text:p>12:35:29</text:p>
              </table:table-cell>
              <table:table-cell office:value-type="float" office:value="0.041627">
                <text:p>0.041627</text:p>
              </table:table-cell>
              <table:table-cell office:value-type="float" office:value="0.021326">
                <text:p>0.021326</text:p>
              </table:table-cell>
            </table:table-row>
            <table:table-row>
              <table:table-cell office:value-type="string">
                <text:p>12:35:30</text:p>
              </table:table-cell>
              <table:table-cell office:value-type="float" office:value="0.127566">
                <text:p>0.127566</text:p>
              </table:table-cell>
              <table:table-cell office:value-type="float" office:value="0.037762">
                <text:p>0.037762</text:p>
              </table:table-cell>
            </table:table-row>
            <table:table-row>
              <table:table-cell office:value-type="string">
                <text:p>12:35:31</text:p>
              </table:table-cell>
              <table:table-cell office:value-type="float" office:value="0.041038">
                <text:p>0.041038</text:p>
              </table:table-cell>
              <table:table-cell office:value-type="float" office:value="0.014515">
                <text:p>0.014515</text:p>
              </table:table-cell>
            </table:table-row>
            <table:table-row>
              <table:table-cell office:value-type="string">
                <text:p>12:35:32</text:p>
              </table:table-cell>
              <table:table-cell office:value-type="float" office:value="0.031425">
                <text:p>0.031425</text:p>
              </table:table-cell>
              <table:table-cell office:value-type="float" office:value="0.005319">
                <text:p>0.005319</text:p>
              </table:table-cell>
            </table:table-row>
            <table:table-row>
              <table:table-cell office:value-type="string">
                <text:p>12:35:33</text:p>
              </table:table-cell>
              <table:table-cell office:value-type="float" office:value="0.055584">
                <text:p>0.055584</text:p>
              </table:table-cell>
              <table:table-cell office:value-type="float" office:value="0.008487">
                <text:p>0.008487</text:p>
              </table:table-cell>
            </table:table-row>
            <table:table-row>
              <table:table-cell office:value-type="string">
                <text:p>12:35:34</text:p>
              </table:table-cell>
              <table:table-cell office:value-type="float" office:value="0.015898">
                <text:p>0.015898</text:p>
              </table:table-cell>
              <table:table-cell office:value-type="float" office:value="0.004335">
                <text:p>0.004335</text:p>
              </table:table-cell>
            </table:table-row>
            <table:table-row>
              <table:table-cell office:value-type="string">
                <text:p>12:35:35</text:p>
              </table:table-cell>
              <table:table-cell office:value-type="float" office:value="0.028238">
                <text:p>0.028238</text:p>
              </table:table-cell>
              <table:table-cell office:value-type="float" office:value="0.015342">
                <text:p>0.015342</text:p>
              </table:table-cell>
            </table:table-row>
            <table:table-row>
              <table:table-cell office:value-type="string">
                <text:p>12:35:36</text:p>
              </table:table-cell>
              <table:table-cell office:value-type="float" office:value="0.016074">
                <text:p>0.016074</text:p>
              </table:table-cell>
              <table:table-cell office:value-type="float" office:value="0.004013">
                <text:p>0.004013</text:p>
              </table:table-cell>
            </table:table-row>
            <table:table-row>
              <table:table-cell office:value-type="string">
                <text:p>12:35:37</text:p>
              </table:table-cell>
              <table:table-cell office:value-type="float" office:value="0.095564">
                <text:p>0.095564</text:p>
              </table:table-cell>
              <table:table-cell office:value-type="float" office:value="0.070432">
                <text:p>0.070432</text:p>
              </table:table-cell>
            </table:table-row>
            <table:table-row>
              <table:table-cell office:value-type="string">
                <text:p>12:35:38</text:p>
              </table:table-cell>
              <table:table-cell office:value-type="float" office:value="0.369089">
                <text:p>0.369089</text:p>
              </table:table-cell>
              <table:table-cell office:value-type="float" office:value="0.296514">
                <text:p>0.296514</text:p>
              </table:table-cell>
            </table:table-row>
            <table:table-row>
              <table:table-cell office:value-type="string">
                <text:p>12:35:39</text:p>
              </table:table-cell>
              <table:table-cell office:value-type="float" office:value="0.589483">
                <text:p>0.589483</text:p>
              </table:table-cell>
              <table:table-cell office:value-type="float" office:value="0.620131">
                <text:p>0.620131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0.348683">
                <text:p>0.348683</text:p>
              </table:table-cell>
              <table:table-cell office:value-type="float" office:value="0.284305">
                <text:p>0.284305</text:p>
              </table:table-cell>
            </table:table-row>
            <table:table-row>
              <table:table-cell office:value-type="string">
                <text:p>12:35:41</text:p>
              </table:table-cell>
              <table:table-cell office:value-type="float" office:value="0.646647">
                <text:p>0.646647</text:p>
              </table:table-cell>
              <table:table-cell office:value-type="float" office:value="1.491403">
                <text:p>1.491403</text:p>
              </table:table-cell>
            </table:table-row>
            <table:table-row>
              <table:table-cell office:value-type="string">
                <text:p>12:35:42</text:p>
              </table:table-cell>
              <table:table-cell office:value-type="float" office:value="0.680664">
                <text:p>0.680664</text:p>
              </table:table-cell>
              <table:table-cell office:value-type="float" office:value="1.962627">
                <text:p>1.962627</text:p>
              </table:table-cell>
            </table:table-row>
            <table:table-row>
              <table:table-cell office:value-type="string">
                <text:p>12:35:43</text:p>
              </table:table-cell>
              <table:table-cell office:value-type="float" office:value="0.585917">
                <text:p>0.585917</text:p>
              </table:table-cell>
              <table:table-cell office:value-type="float" office:value="2.117358">
                <text:p>2.117358</text:p>
              </table:table-cell>
            </table:table-row>
            <table:table-row>
              <table:table-cell office:value-type="string">
                <text:p>12:35:44</text:p>
              </table:table-cell>
              <table:table-cell office:value-type="float" office:value="0.590644">
                <text:p>0.590644</text:p>
              </table:table-cell>
              <table:table-cell office:value-type="float" office:value="1.955667">
                <text:p>1.955667</text:p>
              </table:table-cell>
            </table:table-row>
            <table:table-row>
              <table:table-cell office:value-type="string">
                <text:p>12:35:45</text:p>
              </table:table-cell>
              <table:table-cell office:value-type="float" office:value="0.573156">
                <text:p>0.573156</text:p>
              </table:table-cell>
              <table:table-cell office:value-type="float" office:value="1.76387">
                <text:p>1.76387</text:p>
              </table:table-cell>
            </table:table-row>
            <table:table-row>
              <table:table-cell office:value-type="string">
                <text:p>12:35:46</text:p>
              </table:table-cell>
              <table:table-cell office:value-type="float" office:value="0.557142">
                <text:p>0.557142</text:p>
              </table:table-cell>
              <table:table-cell office:value-type="float" office:value="1.348192">
                <text:p>1.348192</text:p>
              </table:table-cell>
            </table:table-row>
            <table:table-row>
              <table:table-cell office:value-type="string">
                <text:p>12:35:47</text:p>
              </table:table-cell>
              <table:table-cell office:value-type="float" office:value="0.392361">
                <text:p>0.392361</text:p>
              </table:table-cell>
              <table:table-cell office:value-type="float" office:value="0.574683">
                <text:p>0.574683</text:p>
              </table:table-cell>
            </table:table-row>
            <table:table-row>
              <table:table-cell office:value-type="string">
                <text:p>12:35:48</text:p>
              </table:table-cell>
              <table:table-cell office:value-type="float" office:value="0.535992">
                <text:p>0.535992</text:p>
              </table:table-cell>
              <table:table-cell office:value-type="float" office:value="0.703551">
                <text:p>0.703551</text:p>
              </table:table-cell>
            </table:table-row>
            <table:table-row>
              <table:table-cell office:value-type="string">
                <text:p>12:35:49</text:p>
              </table:table-cell>
              <table:table-cell office:value-type="float" office:value="0.671963">
                <text:p>0.671963</text:p>
              </table:table-cell>
              <table:table-cell office:value-type="float" office:value="1.55456">
                <text:p>1.55456</text:p>
              </table:table-cell>
            </table:table-row>
            <table:table-row>
              <table:table-cell office:value-type="string">
                <text:p>12:35:50</text:p>
              </table:table-cell>
              <table:table-cell office:value-type="float" office:value="0.6496">
                <text:p>0.6496</text:p>
              </table:table-cell>
              <table:table-cell office:value-type="float" office:value="1.285287">
                <text:p>1.285287</text:p>
              </table:table-cell>
            </table:table-row>
            <table:table-row>
              <table:table-cell office:value-type="string">
                <text:p>12:35:51</text:p>
              </table:table-cell>
              <table:table-cell office:value-type="float" office:value="0.467656">
                <text:p>0.467656</text:p>
              </table:table-cell>
              <table:table-cell office:value-type="float" office:value="0.851833">
                <text:p>0.851833</text:p>
              </table:table-cell>
            </table:table-row>
            <table:table-row>
              <table:table-cell office:value-type="string">
                <text:p>12:35:52</text:p>
              </table:table-cell>
              <table:table-cell office:value-type="float" office:value="0.383921">
                <text:p>0.383921</text:p>
              </table:table-cell>
              <table:table-cell office:value-type="float" office:value="0.585986">
                <text:p>0.585986</text:p>
              </table:table-cell>
            </table:table-row>
            <table:table-row>
              <table:table-cell office:value-type="string">
                <text:p>12:35:53</text:p>
              </table:table-cell>
              <table:table-cell office:value-type="float" office:value="0.245324">
                <text:p>0.245324</text:p>
              </table:table-cell>
              <table:table-cell office:value-type="float" office:value="0.130706">
                <text:p>0.130706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0.038017">
                <text:p>0.038017</text:p>
              </table:table-cell>
              <table:table-cell office:value-type="float" office:value="0.009991">
                <text:p>0.009991</text:p>
              </table:table-cell>
            </table:table-row>
            <table:table-row>
              <table:table-cell office:value-type="string">
                <text:p>12:35:55</text:p>
              </table:table-cell>
              <table:table-cell office:value-type="float" office:value="0.01181">
                <text:p>0.01181</text:p>
              </table:table-cell>
              <table:table-cell office:value-type="float" office:value="0.000762">
                <text:p>0.000762</text:p>
              </table:table-cell>
            </table:table-row>
            <table:table-row>
              <table:table-cell office:value-type="string">
                <text:p>12:35:56</text:p>
              </table:table-cell>
              <table:table-cell office:value-type="float" office:value="0.012473">
                <text:p>0.012473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12:35:57</text:p>
              </table:table-cell>
              <table:table-cell office:value-type="float" office:value="0.026463">
                <text:p>0.026463</text:p>
              </table:table-cell>
              <table:table-cell office:value-type="float" office:value="0.002356">
                <text:p>0.002356</text:p>
              </table:table-cell>
            </table:table-row>
            <table:table-row>
              <table:table-cell office:value-type="string">
                <text:p>12:35:58</text:p>
              </table:table-cell>
              <table:table-cell office:value-type="float" office:value="0.017763">
                <text:p>0.017763</text:p>
              </table:table-cell>
              <table:table-cell office:value-type="float" office:value="0.003392">
                <text:p>0.003392</text:p>
              </table:table-cell>
            </table:table-row>
            <table:table-row>
              <table:table-cell office:value-type="string">
                <text:p>12:35:59</text:p>
              </table:table-cell>
              <table:table-cell office:value-type="float" office:value="0.311424">
                <text:p>0.311424</text:p>
              </table:table-cell>
              <table:table-cell office:value-type="float" office:value="0.297169">
                <text:p>0.297169</text:p>
              </table:table-cell>
            </table:table-row>
            <table:table-row>
              <table:table-cell office:value-type="string">
                <text:p>12:36:00</text:p>
              </table:table-cell>
              <table:table-cell office:value-type="float" office:value="0.33541">
                <text:p>0.33541</text:p>
              </table:table-cell>
              <table:table-cell office:value-type="float" office:value="0.255031">
                <text:p>0.255031</text:p>
              </table:table-cell>
            </table:table-row>
            <table:table-row>
              <table:table-cell office:value-type="string">
                <text:p>12:36:01</text:p>
              </table:table-cell>
              <table:table-cell office:value-type="float" office:value="0.823656">
                <text:p>0.823656</text:p>
              </table:table-cell>
              <table:table-cell office:value-type="float" office:value="1.428655">
                <text:p>1.428655</text:p>
              </table:table-cell>
            </table:table-row>
            <table:table-row>
              <table:table-cell office:value-type="string">
                <text:p>12:36:02</text:p>
              </table:table-cell>
              <table:table-cell office:value-type="float" office:value="0.830152">
                <text:p>0.830152</text:p>
              </table:table-cell>
              <table:table-cell office:value-type="float" office:value="1.995491">
                <text:p>1.995491</text:p>
              </table:table-cell>
            </table:table-row>
            <table:table-row>
              <table:table-cell office:value-type="string">
                <text:p>12:36:03</text:p>
              </table:table-cell>
              <table:table-cell office:value-type="float" office:value="0.544699">
                <text:p>0.544699</text:p>
              </table:table-cell>
              <table:table-cell office:value-type="float" office:value="2.104305">
                <text:p>2.104305</text:p>
              </table:table-cell>
            </table:table-row>
            <table:table-row>
              <table:table-cell office:value-type="string">
                <text:p>12:36:04</text:p>
              </table:table-cell>
              <table:table-cell office:value-type="float" office:value="0.744695">
                <text:p>0.744695</text:p>
              </table:table-cell>
              <table:table-cell office:value-type="float" office:value="2.185708">
                <text:p>2.185708</text:p>
              </table:table-cell>
            </table:table-row>
            <table:table-row>
              <table:table-cell office:value-type="string">
                <text:p>12:36:05</text:p>
              </table:table-cell>
              <table:table-cell office:value-type="float" office:value="0.434259">
                <text:p>0.434259</text:p>
              </table:table-cell>
              <table:table-cell office:value-type="float" office:value="1.767159">
                <text:p>1.767159</text:p>
              </table:table-cell>
            </table:table-row>
            <table:table-row>
              <table:table-cell office:value-type="string">
                <text:p>12:36:06</text:p>
              </table:table-cell>
              <table:table-cell office:value-type="float" office:value="0.439369">
                <text:p>0.439369</text:p>
              </table:table-cell>
              <table:table-cell office:value-type="float" office:value="1.021008">
                <text:p>1.021008</text:p>
              </table:table-cell>
            </table:table-row>
            <table:table-row>
              <table:table-cell office:value-type="string">
                <text:p>12:36:07</text:p>
              </table:table-cell>
              <table:table-cell office:value-type="float" office:value="0.422081">
                <text:p>0.422081</text:p>
              </table:table-cell>
              <table:table-cell office:value-type="float" office:value="0.844989">
                <text:p>0.844989</text:p>
              </table:table-cell>
            </table:table-row>
            <table:table-row>
              <table:table-cell office:value-type="string">
                <text:p>12:36:08</text:p>
              </table:table-cell>
              <table:table-cell office:value-type="float" office:value="0.506011">
                <text:p>0.506011</text:p>
              </table:table-cell>
              <table:table-cell office:value-type="float" office:value="0.888962">
                <text:p>0.888962</text:p>
              </table:table-cell>
            </table:table-row>
            <table:table-row>
              <table:table-cell office:value-type="string">
                <text:p>12:36:09</text:p>
              </table:table-cell>
              <table:table-cell office:value-type="float" office:value="0.676661">
                <text:p>0.676661</text:p>
              </table:table-cell>
              <table:table-cell office:value-type="float" office:value="1.057957">
                <text:p>1.057957</text:p>
              </table:table-cell>
            </table:table-row>
            <table:table-row>
              <table:table-cell office:value-type="string">
                <text:p>12:36:10</text:p>
              </table:table-cell>
              <table:table-cell office:value-type="float" office:value="0.477328">
                <text:p>0.477328</text:p>
              </table:table-cell>
              <table:table-cell office:value-type="float" office:value="0.881385">
                <text:p>0.881385</text:p>
              </table:table-cell>
            </table:table-row>
            <table:table-row>
              <table:table-cell office:value-type="string">
                <text:p>12:36:11</text:p>
              </table:table-cell>
              <table:table-cell office:value-type="float" office:value="0.748425">
                <text:p>0.748425</text:p>
              </table:table-cell>
              <table:table-cell office:value-type="float" office:value="0.96429">
                <text:p>0.96429</text:p>
              </table:table-cell>
            </table:table-row>
            <table:table-row>
              <table:table-cell office:value-type="string">
                <text:p>12:36:12</text:p>
              </table:table-cell>
              <table:table-cell office:value-type="float" office:value="0.403389">
                <text:p>0.403389</text:p>
              </table:table-cell>
              <table:table-cell office:value-type="float" office:value="0.953389">
                <text:p>0.953389</text:p>
              </table:table-cell>
            </table:table-row>
            <table:table-row>
              <table:table-cell office:value-type="string">
                <text:p>12:36:13</text:p>
              </table:table-cell>
              <table:table-cell office:value-type="float" office:value="0.697253">
                <text:p>0.697253</text:p>
              </table:table-cell>
              <table:table-cell office:value-type="float" office:value="1.725878">
                <text:p>1.725878</text:p>
              </table:table-cell>
            </table:table-row>
            <table:table-row>
              <table:table-cell office:value-type="string">
                <text:p>12:36:14</text:p>
              </table:table-cell>
              <table:table-cell office:value-type="float" office:value="0.503331">
                <text:p>0.503331</text:p>
              </table:table-cell>
              <table:table-cell office:value-type="float" office:value="1.786064">
                <text:p>1.786064</text:p>
              </table:table-cell>
            </table:table-row>
            <table:table-row>
              <table:table-cell office:value-type="string">
                <text:p>12:36:15</text:p>
              </table:table-cell>
              <table:table-cell office:value-type="float" office:value="0.752375">
                <text:p>0.752375</text:p>
              </table:table-cell>
              <table:table-cell office:value-type="float" office:value="1.644323">
                <text:p>1.644323</text:p>
              </table:table-cell>
            </table:table-row>
            <table:table-row>
              <table:table-cell office:value-type="string">
                <text:p>12:36:16</text:p>
              </table:table-cell>
              <table:table-cell office:value-type="float" office:value="0.275475">
                <text:p>0.275475</text:p>
              </table:table-cell>
              <table:table-cell office:value-type="float" office:value="0.432683">
                <text:p>0.432683</text:p>
              </table:table-cell>
            </table:table-row>
            <table:table-row>
              <table:table-cell office:value-type="string">
                <text:p>12:36:17</text:p>
              </table:table-cell>
              <table:table-cell office:value-type="float" office:value="0.404092">
                <text:p>0.404092</text:p>
              </table:table-cell>
              <table:table-cell office:value-type="float" office:value="0.714862">
                <text:p>0.714862</text:p>
              </table:table-cell>
            </table:table-row>
            <table:table-row>
              <table:table-cell office:value-type="string">
                <text:p>12:36:18</text:p>
              </table:table-cell>
              <table:table-cell office:value-type="float" office:value="0.457903">
                <text:p>0.457903</text:p>
              </table:table-cell>
              <table:table-cell office:value-type="float" office:value="0.848157">
                <text:p>0.848157</text:p>
              </table:table-cell>
            </table:table-row>
            <table:table-row>
              <table:table-cell office:value-type="string">
                <text:p>12:36:19</text:p>
              </table:table-cell>
              <table:table-cell office:value-type="float" office:value="0.509454">
                <text:p>0.509454</text:p>
              </table:table-cell>
              <table:table-cell office:value-type="float" office:value="1.021046">
                <text:p>1.021046</text:p>
              </table:table-cell>
            </table:table-row>
            <table:table-row>
              <table:table-cell office:value-type="string">
                <text:p>12:36:20</text:p>
              </table:table-cell>
              <table:table-cell office:value-type="float" office:value="0.636244">
                <text:p>0.636244</text:p>
              </table:table-cell>
              <table:table-cell office:value-type="float" office:value="1.278724">
                <text:p>1.278724</text:p>
              </table:table-cell>
            </table:table-row>
            <table:table-row>
              <table:table-cell office:value-type="string">
                <text:p>12:36:21</text:p>
              </table:table-cell>
              <table:table-cell office:value-type="float" office:value="0.647491">
                <text:p>0.647491</text:p>
              </table:table-cell>
              <table:table-cell office:value-type="float" office:value="0.936044">
                <text:p>0.936044</text:p>
              </table:table-cell>
            </table:table-row>
            <table:table-row>
              <table:table-cell office:value-type="string">
                <text:p>12:36:22</text:p>
              </table:table-cell>
              <table:table-cell office:value-type="float" office:value="0.444175">
                <text:p>0.444175</text:p>
              </table:table-cell>
              <table:table-cell office:value-type="float" office:value="1.017423">
                <text:p>1.017423</text:p>
              </table:table-cell>
            </table:table-row>
            <table:table-row>
              <table:table-cell office:value-type="string">
                <text:p>12:36:23</text:p>
              </table:table-cell>
              <table:table-cell office:value-type="float" office:value="0.378848">
                <text:p>0.378848</text:p>
              </table:table-cell>
              <table:table-cell office:value-type="float" office:value="0.437229">
                <text:p>0.437229</text:p>
              </table:table-cell>
            </table:table-row>
            <table:table-row>
              <table:table-cell office:value-type="string">
                <text:p>12:36:24</text:p>
              </table:table-cell>
              <table:table-cell office:value-type="float" office:value="0.568615">
                <text:p>0.568615</text:p>
              </table:table-cell>
              <table:table-cell office:value-type="float" office:value="0.863809">
                <text:p>0.863809</text:p>
              </table:table-cell>
            </table:table-row>
            <table:table-row>
              <table:table-cell office:value-type="string">
                <text:p>12:36:25</text:p>
              </table:table-cell>
              <table:table-cell office:value-type="float" office:value="0.473392">
                <text:p>0.473392</text:p>
              </table:table-cell>
              <table:table-cell office:value-type="float" office:value="0.541738">
                <text:p>0.541738</text:p>
              </table:table-cell>
            </table:table-row>
            <table:table-row>
              <table:table-cell office:value-type="string">
                <text:p>12:36:26</text:p>
              </table:table-cell>
              <table:table-cell office:value-type="float" office:value="0.56455">
                <text:p>0.56455</text:p>
              </table:table-cell>
              <table:table-cell office:value-type="float" office:value="0.903762">
                <text:p>0.903762</text:p>
              </table:table-cell>
            </table:table-row>
            <table:table-row>
              <table:table-cell office:value-type="string">
                <text:p>12:36:27</text:p>
              </table:table-cell>
              <table:table-cell office:value-type="float" office:value="0.705364">
                <text:p>0.705364</text:p>
              </table:table-cell>
              <table:table-cell office:value-type="float" office:value="1.569152">
                <text:p>1.569152</text:p>
              </table:table-cell>
            </table:table-row>
            <table:table-row>
              <table:table-cell office:value-type="string">
                <text:p>12:36:28</text:p>
              </table:table-cell>
              <table:table-cell office:value-type="float" office:value="0.586156">
                <text:p>0.586156</text:p>
              </table:table-cell>
              <table:table-cell office:value-type="float" office:value="1.382671">
                <text:p>1.382671</text:p>
              </table:table-cell>
            </table:table-row>
            <table:table-row>
              <table:table-cell office:value-type="string">
                <text:p>12:36:29</text:p>
              </table:table-cell>
              <table:table-cell office:value-type="float" office:value="0.379418">
                <text:p>0.379418</text:p>
              </table:table-cell>
              <table:table-cell office:value-type="float" office:value="0.304591">
                <text:p>0.304591</text:p>
              </table:table-cell>
            </table:table-row>
            <table:table-row>
              <table:table-cell office:value-type="string">
                <text:p>12:36:30</text:p>
              </table:table-cell>
              <table:table-cell office:value-type="float" office:value="0.537635">
                <text:p>0.537635</text:p>
              </table:table-cell>
              <table:table-cell office:value-type="float" office:value="0.866323">
                <text:p>0.866323</text:p>
              </table:table-cell>
            </table:table-row>
            <table:table-row>
              <table:table-cell office:value-type="string">
                <text:p>12:36:31</text:p>
              </table:table-cell>
              <table:table-cell office:value-type="float" office:value="0.472105">
                <text:p>0.472105</text:p>
              </table:table-cell>
              <table:table-cell office:value-type="float" office:value="0.679679">
                <text:p>0.679679</text:p>
              </table:table-cell>
            </table:table-row>
            <table:table-row>
              <table:table-cell office:value-type="string">
                <text:p>12:36:32</text:p>
              </table:table-cell>
              <table:table-cell office:value-type="float" office:value="0.43679">
                <text:p>0.43679</text:p>
              </table:table-cell>
              <table:table-cell office:value-type="float" office:value="0.773875">
                <text:p>0.773875</text:p>
              </table:table-cell>
            </table:table-row>
            <table:table-row>
              <table:table-cell office:value-type="string">
                <text:p>12:36:33</text:p>
              </table:table-cell>
              <table:table-cell office:value-type="float" office:value="0.562079">
                <text:p>0.562079</text:p>
              </table:table-cell>
              <table:table-cell office:value-type="float" office:value="0.858679">
                <text:p>0.858679</text:p>
              </table:table-cell>
            </table:table-row>
            <table:table-row>
              <table:table-cell office:value-type="string">
                <text:p>12:36:34</text:p>
              </table:table-cell>
              <table:table-cell office:value-type="float" office:value="0.538921">
                <text:p>0.538921</text:p>
              </table:table-cell>
              <table:table-cell office:value-type="float" office:value="1.349674">
                <text:p>1.349674</text:p>
              </table:table-cell>
            </table:table-row>
            <table:table-row>
              <table:table-cell office:value-type="string">
                <text:p>12:36:35</text:p>
              </table:table-cell>
              <table:table-cell office:value-type="float" office:value="0.693314">
                <text:p>0.693314</text:p>
              </table:table-cell>
              <table:table-cell office:value-type="float" office:value="1.683266">
                <text:p>1.683266</text:p>
              </table:table-cell>
            </table:table-row>
            <table:table-row>
              <table:table-cell office:value-type="string">
                <text:p>12:36:36</text:p>
              </table:table-cell>
              <table:table-cell office:value-type="float" office:value="0.588429">
                <text:p>0.588429</text:p>
              </table:table-cell>
              <table:table-cell office:value-type="float" office:value="1.712313">
                <text:p>1.712313</text:p>
              </table:table-cell>
            </table:table-row>
            <table:table-row>
              <table:table-cell office:value-type="string">
                <text:p>12:36:37</text:p>
              </table:table-cell>
              <table:table-cell office:value-type="float" office:value="0.77425">
                <text:p>0.77425</text:p>
              </table:table-cell>
              <table:table-cell office:value-type="float" office:value="1.261964">
                <text:p>1.261964</text:p>
              </table:table-cell>
            </table:table-row>
            <table:table-row>
              <table:table-cell office:value-type="string">
                <text:p>12:36:38</text:p>
              </table:table-cell>
              <table:table-cell office:value-type="float" office:value="0.614611">
                <text:p>0.614611</text:p>
              </table:table-cell>
              <table:table-cell office:value-type="float" office:value="1.739689">
                <text:p>1.739689</text:p>
              </table:table-cell>
            </table:table-row>
            <table:table-row>
              <table:table-cell office:value-type="string">
                <text:p>12:36:39</text:p>
              </table:table-cell>
              <table:table-cell office:value-type="float" office:value="0.721779">
                <text:p>0.721779</text:p>
              </table:table-cell>
              <table:table-cell office:value-type="float" office:value="1.904551">
                <text:p>1.904551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0.556031">
                <text:p>0.556031</text:p>
              </table:table-cell>
              <table:table-cell office:value-type="float" office:value="1.829845">
                <text:p>1.829845</text:p>
              </table:table-cell>
            </table:table-row>
            <table:table-row>
              <table:table-cell office:value-type="string">
                <text:p>12:36:41</text:p>
              </table:table-cell>
              <table:table-cell office:value-type="float" office:value="0.822369">
                <text:p>0.822369</text:p>
              </table:table-cell>
              <table:table-cell office:value-type="float" office:value="1.712417">
                <text:p>1.712417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0.268161">
                <text:p>0.268161</text:p>
              </table:table-cell>
              <table:table-cell office:value-type="float" office:value="0.392383">
                <text:p>0.392383</text:p>
              </table:table-cell>
            </table:table-row>
            <table:table-row>
              <table:table-cell office:value-type="string">
                <text:p>12:36:43</text:p>
              </table:table-cell>
              <table:table-cell office:value-type="float" office:value="0.343628">
                <text:p>0.343628</text:p>
              </table:table-cell>
              <table:table-cell office:value-type="float" office:value="0.232685">
                <text:p>0.232685</text:p>
              </table:table-cell>
            </table:table-row>
            <table:table-row>
              <table:table-cell office:value-type="string">
                <text:p>12:36:44</text:p>
              </table:table-cell>
              <table:table-cell office:value-type="float" office:value="0.148612">
                <text:p>0.148612</text:p>
              </table:table-cell>
              <table:table-cell office:value-type="float" office:value="0.055229">
                <text:p>0.055229</text:p>
              </table:table-cell>
            </table:table-row>
            <table:table-row>
              <table:table-cell office:value-type="string">
                <text:p>12:36:45</text:p>
              </table:table-cell>
              <table:table-cell office:value-type="float" office:value="0.104693">
                <text:p>0.104693</text:p>
              </table:table-cell>
              <table:table-cell office:value-type="float" office:value="0.012833">
                <text:p>0.012833</text:p>
              </table:table-cell>
            </table:table-row>
            <table:table-row>
              <table:table-cell office:value-type="string">
                <text:p>12:36:46</text:p>
              </table:table-cell>
              <table:table-cell office:value-type="float" office:value="0.073312">
                <text:p>0.073312</text:p>
              </table:table-cell>
              <table:table-cell office:value-type="float" office:value="0.019251">
                <text:p>0.019251</text:p>
              </table:table-cell>
            </table:table-row>
            <table:table-row>
              <table:table-cell office:value-type="string">
                <text:p>12:36:47</text:p>
              </table:table-cell>
              <table:table-cell office:value-type="float" office:value="0.023079">
                <text:p>0.023079</text:p>
              </table:table-cell>
              <table:table-cell office:value-type="float" office:value="0.007886">
                <text:p>0.007886</text:p>
              </table:table-cell>
            </table:table-row>
            <table:table-row>
              <table:table-cell office:value-type="string">
                <text:p>12:36:48</text:p>
              </table:table-cell>
              <table:table-cell office:value-type="float" office:value="0.056922">
                <text:p>0.056922</text:p>
              </table:table-cell>
              <table:table-cell office:value-type="float" office:value="0.006437">
                <text:p>0.006437</text:p>
              </table:table-cell>
            </table:table-row>
            <table:table-row>
              <table:table-cell office:value-type="string">
                <text:p>12:36:49</text:p>
              </table:table-cell>
              <table:table-cell office:value-type="float" office:value="0.017828">
                <text:p>0.017828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2:36:50</text:p>
              </table:table-cell>
              <table:table-cell office:value-type="float" office:value="0.015106">
                <text:p>0.015106</text:p>
              </table:table-cell>
              <table:table-cell office:value-type="float" office:value="0.001243">
                <text:p>0.001243</text:p>
              </table:table-cell>
            </table:table-row>
            <table:table-row>
              <table:table-cell office:value-type="string">
                <text:p>12:36:51</text:p>
              </table:table-cell>
              <table:table-cell office:value-type="float" office:value="0.015378">
                <text:p>0.015378</text:p>
              </table:table-cell>
              <table:table-cell office:value-type="float" office:value="0.001036">
                <text:p>0.001036</text:p>
              </table:table-cell>
            </table:table-row>
            <table:table-row>
              <table:table-cell office:value-type="string">
                <text:p>12:36:52</text:p>
              </table:table-cell>
              <table:table-cell office:value-type="float" office:value="0.072379">
                <text:p>0.072379</text:p>
              </table:table-cell>
              <table:table-cell office:value-type="float" office:value="0.026233">
                <text:p>0.026233</text:p>
              </table:table-cell>
            </table:table-row>
            <table:table-row>
              <table:table-cell office:value-type="string">
                <text:p>12:36:53</text:p>
              </table:table-cell>
              <table:table-cell office:value-type="float" office:value="0.250101">
                <text:p>0.250101</text:p>
              </table:table-cell>
              <table:table-cell office:value-type="float" office:value="0.20558">
                <text:p>0.20558</text:p>
              </table:table-cell>
            </table:table-row>
            <table:table-row>
              <table:table-cell office:value-type="string">
                <text:p>12:36:54</text:p>
              </table:table-cell>
              <table:table-cell office:value-type="float" office:value="0.41631">
                <text:p>0.41631</text:p>
              </table:table-cell>
              <table:table-cell office:value-type="float" office:value="0.752246">
                <text:p>0.752246</text:p>
              </table:table-cell>
            </table:table-row>
            <table:table-row>
              <table:table-cell office:value-type="string">
                <text:p>12:36:55</text:p>
              </table:table-cell>
              <table:table-cell office:value-type="float" office:value="0.622389">
                <text:p>0.622389</text:p>
              </table:table-cell>
              <table:table-cell office:value-type="float" office:value="1.243927">
                <text:p>1.243927</text:p>
              </table:table-cell>
            </table:table-row>
            <table:table-row>
              <table:table-cell office:value-type="string">
                <text:p>12:36:56</text:p>
              </table:table-cell>
              <table:table-cell office:value-type="float" office:value="0.52201">
                <text:p>0.52201</text:p>
              </table:table-cell>
              <table:table-cell office:value-type="float" office:value="1.228947">
                <text:p>1.228947</text:p>
              </table:table-cell>
            </table:table-row>
            <table:table-row>
              <table:table-cell office:value-type="string">
                <text:p>12:36:57</text:p>
              </table:table-cell>
              <table:table-cell office:value-type="float" office:value="0.359318">
                <text:p>0.359318</text:p>
              </table:table-cell>
              <table:table-cell office:value-type="float" office:value="0.40655">
                <text:p>0.40655</text:p>
              </table:table-cell>
            </table:table-row>
            <table:table-row>
              <table:table-cell office:value-type="string">
                <text:p>12:36:58</text:p>
              </table:table-cell>
              <table:table-cell office:value-type="float" office:value="0.527438">
                <text:p>0.527438</text:p>
              </table:table-cell>
              <table:table-cell office:value-type="float" office:value="1.059496">
                <text:p>1.059496</text:p>
              </table:table-cell>
            </table:table-row>
            <table:table-row>
              <table:table-cell office:value-type="string">
                <text:p>12:36:59</text:p>
              </table:table-cell>
              <table:table-cell office:value-type="float" office:value="0.65105">
                <text:p>0.65105</text:p>
              </table:table-cell>
              <table:table-cell office:value-type="float" office:value="0.73141">
                <text:p>0.73141</text:p>
              </table:table-cell>
            </table:table-row>
            <table:table-row>
              <table:table-cell office:value-type="string">
                <text:p>12:37:00</text:p>
              </table:table-cell>
              <table:table-cell office:value-type="float" office:value="0.529974">
                <text:p>0.529974</text:p>
              </table:table-cell>
              <table:table-cell office:value-type="float" office:value="0.518159">
                <text:p>0.518159</text:p>
              </table:table-cell>
            </table:table-row>
            <table:table-row>
              <table:table-cell office:value-type="string">
                <text:p>12:37:01</text:p>
              </table:table-cell>
              <table:table-cell office:value-type="float" office:value="0.180005">
                <text:p>0.180005</text:p>
              </table:table-cell>
              <table:table-cell office:value-type="float" office:value="0.119217">
                <text:p>0.119217</text:p>
              </table:table-cell>
            </table:table-row>
            <table:table-row>
              <table:table-cell office:value-type="string">
                <text:p>12:37:02</text:p>
              </table:table-cell>
              <table:table-cell office:value-type="float" office:value="0.151666">
                <text:p>0.151666</text:p>
              </table:table-cell>
              <table:table-cell office:value-type="float" office:value="0.042431">
                <text:p>0.042431</text:p>
              </table:table-cell>
            </table:table-row>
            <table:table-row>
              <table:table-cell office:value-type="string">
                <text:p>12:37:03</text:p>
              </table:table-cell>
              <table:table-cell office:value-type="float" office:value="0.486565">
                <text:p>0.486565</text:p>
              </table:table-cell>
              <table:table-cell office:value-type="float" office:value="0.46764">
                <text:p>0.46764</text:p>
              </table:table-cell>
            </table:table-row>
            <table:table-row>
              <table:table-cell office:value-type="string">
                <text:p>12:37:04</text:p>
              </table:table-cell>
              <table:table-cell office:value-type="float" office:value="0.442541">
                <text:p>0.442541</text:p>
              </table:table-cell>
              <table:table-cell office:value-type="float" office:value="0.571584">
                <text:p>0.571584</text:p>
              </table:table-cell>
            </table:table-row>
            <table:table-row>
              <table:table-cell office:value-type="string">
                <text:p>12:37:05</text:p>
              </table:table-cell>
              <table:table-cell office:value-type="float" office:value="0.294108">
                <text:p>0.294108</text:p>
              </table:table-cell>
              <table:table-cell office:value-type="float" office:value="0.320896">
                <text:p>0.320896</text:p>
              </table:table-cell>
            </table:table-row>
            <table:table-row>
              <table:table-cell office:value-type="string">
                <text:p>12:37:06</text:p>
              </table:table-cell>
              <table:table-cell office:value-type="float" office:value="0.750608">
                <text:p>0.750608</text:p>
              </table:table-cell>
              <table:table-cell office:value-type="float" office:value="1.398937">
                <text:p>1.398937</text:p>
              </table:table-cell>
            </table:table-row>
            <table:table-row>
              <table:table-cell office:value-type="string">
                <text:p>12:37:07</text:p>
              </table:table-cell>
              <table:table-cell office:value-type="float" office:value="0.495876">
                <text:p>0.495876</text:p>
              </table:table-cell>
              <table:table-cell office:value-type="float" office:value="1.472047">
                <text:p>1.472047</text:p>
              </table:table-cell>
            </table:table-row>
            <table:table-row>
              <table:table-cell office:value-type="string">
                <text:p>12:37:08</text:p>
              </table:table-cell>
              <table:table-cell office:value-type="float" office:value="0.694965">
                <text:p>0.694965</text:p>
              </table:table-cell>
              <table:table-cell office:value-type="float" office:value="1.567038">
                <text:p>1.567038</text:p>
              </table:table-cell>
            </table:table-row>
            <table:table-row>
              <table:table-cell office:value-type="string">
                <text:p>12:37:09</text:p>
              </table:table-cell>
              <table:table-cell office:value-type="float" office:value="0.578424">
                <text:p>0.578424</text:p>
              </table:table-cell>
              <table:table-cell office:value-type="float" office:value="1.730061">
                <text:p>1.730061</text:p>
              </table:table-cell>
            </table:table-row>
            <table:table-row>
              <table:table-cell office:value-type="string">
                <text:p>12:37:10</text:p>
              </table:table-cell>
              <table:table-cell office:value-type="float" office:value="0.590378">
                <text:p>0.590378</text:p>
              </table:table-cell>
              <table:table-cell office:value-type="float" office:value="1.158938">
                <text:p>1.158938</text:p>
              </table:table-cell>
            </table:table-row>
            <table:table-row>
              <table:table-cell office:value-type="string">
                <text:p>12:37:11</text:p>
              </table:table-cell>
              <table:table-cell office:value-type="float" office:value="0.522543">
                <text:p>0.522543</text:p>
              </table:table-cell>
              <table:table-cell office:value-type="float" office:value="1.765036">
                <text:p>1.765036</text:p>
              </table:table-cell>
            </table:table-row>
            <table:table-row>
              <table:table-cell office:value-type="string">
                <text:p>12:37:12</text:p>
              </table:table-cell>
              <table:table-cell office:value-type="float" office:value="0.882763">
                <text:p>0.882763</text:p>
              </table:table-cell>
              <table:table-cell office:value-type="float" office:value="2.021805">
                <text:p>2.021805</text:p>
              </table:table-cell>
            </table:table-row>
            <table:table-row>
              <table:table-cell office:value-type="string">
                <text:p>12:37:13</text:p>
              </table:table-cell>
              <table:table-cell office:value-type="float" office:value="0.567912">
                <text:p>0.567912</text:p>
              </table:table-cell>
              <table:table-cell office:value-type="float" office:value="2.434938">
                <text:p>2.434938</text:p>
              </table:table-cell>
            </table:table-row>
            <table:table-row>
              <table:table-cell office:value-type="string">
                <text:p>12:37:14</text:p>
              </table:table-cell>
              <table:table-cell office:value-type="float" office:value="0.604938">
                <text:p>0.604938</text:p>
              </table:table-cell>
              <table:table-cell office:value-type="float" office:value="1.64875">
                <text:p>1.64875</text:p>
              </table:table-cell>
            </table:table-row>
            <table:table-row>
              <table:table-cell office:value-type="string">
                <text:p>12:37:15</text:p>
              </table:table-cell>
              <table:table-cell office:value-type="float" office:value="0.580754">
                <text:p>0.580754</text:p>
              </table:table-cell>
              <table:table-cell office:value-type="float" office:value="1.817271">
                <text:p>1.817271</text:p>
              </table:table-cell>
            </table:table-row>
            <table:table-row>
              <table:table-cell office:value-type="string">
                <text:p>12:37:16</text:p>
              </table:table-cell>
              <table:table-cell office:value-type="float" office:value="0.453815">
                <text:p>0.453815</text:p>
              </table:table-cell>
              <table:table-cell office:value-type="float" office:value="0.941146">
                <text:p>0.941146</text:p>
              </table:table-cell>
            </table:table-row>
            <table:table-row>
              <table:table-cell office:value-type="string">
                <text:p>12:37:17</text:p>
              </table:table-cell>
              <table:table-cell office:value-type="float" office:value="0.679005">
                <text:p>0.679005</text:p>
              </table:table-cell>
              <table:table-cell office:value-type="float" office:value="1.611796">
                <text:p>1.611796</text:p>
              </table:table-cell>
            </table:table-row>
            <table:table-row>
              <table:table-cell office:value-type="string">
                <text:p>12:37:18</text:p>
              </table:table-cell>
              <table:table-cell office:value-type="float" office:value="0.54222">
                <text:p>0.54222</text:p>
              </table:table-cell>
              <table:table-cell office:value-type="float" office:value="1.566166">
                <text:p>1.566166</text:p>
              </table:table-cell>
            </table:table-row>
            <table:table-row>
              <table:table-cell office:value-type="string">
                <text:p>12:37:19</text:p>
              </table:table-cell>
              <table:table-cell office:value-type="float" office:value="0.550048">
                <text:p>0.550048</text:p>
              </table:table-cell>
              <table:table-cell office:value-type="float" office:value="0.865248">
                <text:p>0.865248</text:p>
              </table:table-cell>
            </table:table-row>
            <table:table-row>
              <table:table-cell office:value-type="string">
                <text:p>12:37:20</text:p>
              </table:table-cell>
              <table:table-cell office:value-type="float" office:value="0.538381">
                <text:p>0.538381</text:p>
              </table:table-cell>
              <table:table-cell office:value-type="float" office:value="1.02567">
                <text:p>1.02567</text:p>
              </table:table-cell>
            </table:table-row>
            <table:table-row>
              <table:table-cell office:value-type="string">
                <text:p>12:37:21</text:p>
              </table:table-cell>
              <table:table-cell office:value-type="float" office:value="0.45477">
                <text:p>0.45477</text:p>
              </table:table-cell>
              <table:table-cell office:value-type="float" office:value="1.094964">
                <text:p>1.094964</text:p>
              </table:table-cell>
            </table:table-row>
            <table:table-row>
              <table:table-cell office:value-type="string">
                <text:p>12:37:22</text:p>
              </table:table-cell>
              <table:table-cell office:value-type="float" office:value="0.671955">
                <text:p>0.671955</text:p>
              </table:table-cell>
              <table:table-cell office:value-type="float" office:value="1.787334">
                <text:p>1.787334</text:p>
              </table:table-cell>
            </table:table-row>
            <table:table-row>
              <table:table-cell office:value-type="string">
                <text:p>12:37:23</text:p>
              </table:table-cell>
              <table:table-cell office:value-type="float" office:value="0.854651">
                <text:p>0.854651</text:p>
              </table:table-cell>
              <table:table-cell office:value-type="float" office:value="1.964966">
                <text:p>1.964966</text:p>
              </table:table-cell>
            </table:table-row>
            <table:table-row>
              <table:table-cell office:value-type="string">
                <text:p>12:37:24</text:p>
              </table:table-cell>
              <table:table-cell office:value-type="float" office:value="0.480378">
                <text:p>0.480378</text:p>
              </table:table-cell>
              <table:table-cell office:value-type="float" office:value="1.545191">
                <text:p>1.545191</text:p>
              </table:table-cell>
            </table:table-row>
            <table:table-row>
              <table:table-cell office:value-type="string">
                <text:p>12:37:25</text:p>
              </table:table-cell>
              <table:table-cell office:value-type="float" office:value="0.564788">
                <text:p>0.564788</text:p>
              </table:table-cell>
              <table:table-cell office:value-type="float" office:value="1.465901">
                <text:p>1.465901</text:p>
              </table:table-cell>
            </table:table-row>
            <table:table-row>
              <table:table-cell office:value-type="string">
                <text:p>12:37:26</text:p>
              </table:table-cell>
              <table:table-cell office:value-type="float" office:value="0.656564">
                <text:p>0.656564</text:p>
              </table:table-cell>
              <table:table-cell office:value-type="float" office:value="1.777045">
                <text:p>1.777045</text:p>
              </table:table-cell>
            </table:table-row>
            <table:table-row>
              <table:table-cell office:value-type="string">
                <text:p>12:37:27</text:p>
              </table:table-cell>
              <table:table-cell office:value-type="float" office:value="0.446728">
                <text:p>0.446728</text:p>
              </table:table-cell>
              <table:table-cell office:value-type="float" office:value="1.022352">
                <text:p>1.022352</text:p>
              </table:table-cell>
            </table:table-row>
            <table:table-row>
              <table:table-cell office:value-type="string">
                <text:p>12:37:28</text:p>
              </table:table-cell>
              <table:table-cell office:value-type="float" office:value="0.463586">
                <text:p>0.463586</text:p>
              </table:table-cell>
              <table:table-cell office:value-type="float" office:value="1.051472">
                <text:p>1.051472</text:p>
              </table:table-cell>
            </table:table-row>
            <table:table-row>
              <table:table-cell office:value-type="string">
                <text:p>12:37:29</text:p>
              </table:table-cell>
              <table:table-cell office:value-type="float" office:value="0.667675">
                <text:p>0.667675</text:p>
              </table:table-cell>
              <table:table-cell office:value-type="float" office:value="1.722909">
                <text:p>1.722909</text:p>
              </table:table-cell>
            </table:table-row>
            <table:table-row>
              <table:table-cell office:value-type="string">
                <text:p>12:37:30</text:p>
              </table:table-cell>
              <table:table-cell office:value-type="float" office:value="0.556487">
                <text:p>0.556487</text:p>
              </table:table-cell>
              <table:table-cell office:value-type="float" office:value="1.604071">
                <text:p>1.604071</text:p>
              </table:table-cell>
            </table:table-row>
            <table:table-row>
              <table:table-cell office:value-type="string">
                <text:p>12:37:31</text:p>
              </table:table-cell>
              <table:table-cell office:value-type="float" office:value="0.539641">
                <text:p>0.539641</text:p>
              </table:table-cell>
              <table:table-cell office:value-type="float" office:value="0.972216">
                <text:p>0.972216</text:p>
              </table:table-cell>
            </table:table-row>
            <table:table-row>
              <table:table-cell office:value-type="string">
                <text:p>12:37:32</text:p>
              </table:table-cell>
              <table:table-cell office:value-type="float" office:value="0.389684">
                <text:p>0.389684</text:p>
              </table:table-cell>
              <table:table-cell office:value-type="float" office:value="0.685217">
                <text:p>0.685217</text:p>
              </table:table-cell>
            </table:table-row>
            <table:table-row>
              <table:table-cell office:value-type="string">
                <text:p>12:37:33</text:p>
              </table:table-cell>
              <table:table-cell office:value-type="float" office:value="0.461273">
                <text:p>0.461273</text:p>
              </table:table-cell>
              <table:table-cell office:value-type="float" office:value="0.477175">
                <text:p>0.477175</text:p>
              </table:table-cell>
            </table:table-row>
            <table:table-row>
              <table:table-cell office:value-type="string">
                <text:p>12:37:34</text:p>
              </table:table-cell>
              <table:table-cell office:value-type="float" office:value="0.276379">
                <text:p>0.276379</text:p>
              </table:table-cell>
              <table:table-cell office:value-type="float" office:value="0.21167">
                <text:p>0.21167</text:p>
              </table:table-cell>
            </table:table-row>
            <table:table-row>
              <table:table-cell office:value-type="string">
                <text:p>12:37:35</text:p>
              </table:table-cell>
              <table:table-cell office:value-type="float" office:value="0.253678">
                <text:p>0.253678</text:p>
              </table:table-cell>
              <table:table-cell office:value-type="float" office:value="0.109175">
                <text:p>0.109175</text:p>
              </table:table-cell>
            </table:table-row>
            <table:table-row>
              <table:table-cell office:value-type="string">
                <text:p>12:37:36</text:p>
              </table:table-cell>
              <table:table-cell office:value-type="float" office:value="0.052043">
                <text:p>0.052043</text:p>
              </table:table-cell>
              <table:table-cell office:value-type="float" office:value="0.016942">
                <text:p>0.016942</text:p>
              </table:table-cell>
            </table:table-row>
            <table:table-row>
              <table:table-cell office:value-type="string">
                <text:p>12:37:37</text:p>
              </table:table-cell>
              <table:table-cell office:value-type="float" office:value="0.021382">
                <text:p>0.021382</text:p>
              </table:table-cell>
              <table:table-cell office:value-type="float" office:value="0.00823">
                <text:p>0.00823</text:p>
              </table:table-cell>
            </table:table-row>
            <table:table-row>
              <table:table-cell office:value-type="string">
                <text:p>12:37:38</text:p>
              </table:table-cell>
              <table:table-cell office:value-type="float" office:value="0.024444">
                <text:p>0.024444</text:p>
              </table:table-cell>
              <table:table-cell office:value-type="float" office:value="0.009125">
                <text:p>0.009125</text:p>
              </table:table-cell>
            </table:table-row>
            <table:table-row>
              <table:table-cell office:value-type="string">
                <text:p>12:37:39</text:p>
              </table:table-cell>
              <table:table-cell office:value-type="float" office:value="0.03921">
                <text:p>0.03921</text:p>
              </table:table-cell>
              <table:table-cell office:value-type="float" office:value="0.006684">
                <text:p>0.006684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0.059852">
                <text:p>0.059852</text:p>
              </table:table-cell>
              <table:table-cell office:value-type="float" office:value="0.011064">
                <text:p>0.011064</text:p>
              </table:table-cell>
            </table:table-row>
            <table:table-row>
              <table:table-cell office:value-type="string">
                <text:p>12:37:41</text:p>
              </table:table-cell>
              <table:table-cell office:value-type="float" office:value="0.030401">
                <text:p>0.030401</text:p>
              </table:table-cell>
              <table:table-cell office:value-type="float" office:value="0.00659">
                <text:p>0.00659</text:p>
              </table:table-cell>
            </table:table-row>
            <table:table-row>
              <table:table-cell office:value-type="string">
                <text:p>12:37:42</text:p>
              </table:table-cell>
              <table:table-cell office:value-type="float" office:value="0.045684">
                <text:p>0.045684</text:p>
              </table:table-cell>
              <table:table-cell office:value-type="float" office:value="0.007134">
                <text:p>0.007134</text:p>
              </table:table-cell>
            </table:table-row>
            <table:table-row>
              <table:table-cell office:value-type="string">
                <text:p>12:37:43</text:p>
              </table:table-cell>
              <table:table-cell office:value-type="float" office:value="0.029263">
                <text:p>0.029263</text:p>
              </table:table-cell>
              <table:table-cell office:value-type="float" office:value="0.010909">
                <text:p>0.010909</text:p>
              </table:table-cell>
            </table:table-row>
            <table:table-row>
              <table:table-cell office:value-type="string">
                <text:p>12:37:44</text:p>
              </table:table-cell>
              <table:table-cell office:value-type="float" office:value="0.023164">
                <text:p>0.023164</text:p>
              </table:table-cell>
              <table:table-cell office:value-type="float" office:value="0.008656">
                <text:p>0.008656</text:p>
              </table:table-cell>
            </table:table-row>
            <table:table-row>
              <table:table-cell office:value-type="string">
                <text:p>12:37:45</text:p>
              </table:table-cell>
              <table:table-cell office:value-type="float" office:value="0.023277">
                <text:p>0.023277</text:p>
              </table:table-cell>
              <table:table-cell office:value-type="float" office:value="0.006935">
                <text:p>0.006935</text:p>
              </table:table-cell>
            </table:table-row>
            <table:table-row>
              <table:table-cell office:value-type="string">
                <text:p>12:37:46</text:p>
              </table:table-cell>
              <table:table-cell office:value-type="float" office:value="0.050157">
                <text:p>0.050157</text:p>
              </table:table-cell>
              <table:table-cell office:value-type="float" office:value="0.008131">
                <text:p>0.008131</text:p>
              </table:table-cell>
            </table:table-row>
            <table:table-row>
              <table:table-cell office:value-type="string">
                <text:p>12:37:47</text:p>
              </table:table-cell>
              <table:table-cell office:value-type="float" office:value="0.035741">
                <text:p>0.035741</text:p>
              </table:table-cell>
              <table:table-cell office:value-type="float" office:value="0.007123">
                <text:p>0.007123</text:p>
              </table:table-cell>
            </table:table-row>
            <table:table-row>
              <table:table-cell office:value-type="string">
                <text:p>12:37:48</text:p>
              </table:table-cell>
              <table:table-cell office:value-type="float" office:value="0.023568">
                <text:p>0.023568</text:p>
              </table:table-cell>
              <table:table-cell office:value-type="float" office:value="0.007791">
                <text:p>0.007791</text:p>
              </table:table-cell>
            </table:table-row>
            <table:table-row>
              <table:table-cell office:value-type="string">
                <text:p>12:37:49</text:p>
              </table:table-cell>
              <table:table-cell office:value-type="float" office:value="0.025345">
                <text:p>0.025345</text:p>
              </table:table-cell>
              <table:table-cell office:value-type="float" office:value="0.006203">
                <text:p>0.006203</text:p>
              </table:table-cell>
            </table:table-row>
            <table:table-row>
              <table:table-cell office:value-type="string">
                <text:p>12:37:50</text:p>
              </table:table-cell>
              <table:table-cell office:value-type="float" office:value="0.024613">
                <text:p>0.024613</text:p>
              </table:table-cell>
              <table:table-cell office:value-type="float" office:value="0.00775">
                <text:p>0.00775</text:p>
              </table:table-cell>
            </table:table-row>
            <table:table-row>
              <table:table-cell office:value-type="string">
                <text:p>12:37:51</text:p>
              </table:table-cell>
              <table:table-cell office:value-type="float" office:value="0.034321">
                <text:p>0.034321</text:p>
              </table:table-cell>
              <table:table-cell office:value-type="float" office:value="0.008458">
                <text:p>0.008458</text:p>
              </table:table-cell>
            </table:table-row>
            <table:table-row>
              <table:table-cell office:value-type="string">
                <text:p>12:37:52</text:p>
              </table:table-cell>
              <table:table-cell office:value-type="float" office:value="0.024145">
                <text:p>0.024145</text:p>
              </table:table-cell>
              <table:table-cell office:value-type="float" office:value="0.009422">
                <text:p>0.009422</text:p>
              </table:table-cell>
            </table:table-row>
            <table:table-row>
              <table:table-cell office:value-type="string">
                <text:p>12:37:53</text:p>
              </table:table-cell>
              <table:table-cell office:value-type="float" office:value="0.084554">
                <text:p>0.084554</text:p>
              </table:table-cell>
              <table:table-cell office:value-type="float" office:value="0.023749">
                <text:p>0.023749</text:p>
              </table:table-cell>
            </table:table-row>
            <table:table-row>
              <table:table-cell office:value-type="string">
                <text:p>12:37:54</text:p>
              </table:table-cell>
              <table:table-cell office:value-type="float" office:value="0.036034">
                <text:p>0.036034</text:p>
              </table:table-cell>
              <table:table-cell office:value-type="float" office:value="0.01132">
                <text:p>0.01132</text:p>
              </table:table-cell>
            </table:table-row>
            <table:table-row>
              <table:table-cell office:value-type="string">
                <text:p>12:37:55</text:p>
              </table:table-cell>
              <table:table-cell office:value-type="float" office:value="0.07344">
                <text:p>0.07344</text:p>
              </table:table-cell>
              <table:table-cell office:value-type="float" office:value="0.008429">
                <text:p>0.008429</text:p>
              </table:table-cell>
            </table:table-row>
            <table:table-row>
              <table:table-cell office:value-type="string">
                <text:p>12:37:56</text:p>
              </table:table-cell>
              <table:table-cell office:value-type="float" office:value="0.030359">
                <text:p>0.030359</text:p>
              </table:table-cell>
              <table:table-cell office:value-type="float" office:value="0.010179">
                <text:p>0.010179</text:p>
              </table:table-cell>
            </table:table-row>
            <table:table-row>
              <table:table-cell office:value-type="string">
                <text:p>12:37:57</text:p>
              </table:table-cell>
              <table:table-cell office:value-type="float" office:value="0.025594">
                <text:p>0.025594</text:p>
              </table:table-cell>
              <table:table-cell office:value-type="float" office:value="0.009002">
                <text:p>0.009002</text:p>
              </table:table-cell>
            </table:table-row>
            <table:table-row>
              <table:table-cell office:value-type="string">
                <text:p>12:37:58</text:p>
              </table:table-cell>
              <table:table-cell office:value-type="float" office:value="0.102341">
                <text:p>0.102341</text:p>
              </table:table-cell>
              <table:table-cell office:value-type="float" office:value="0.025303">
                <text:p>0.025303</text:p>
              </table:table-cell>
            </table:table-row>
            <table:table-row>
              <table:table-cell office:value-type="string">
                <text:p>12:37:59</text:p>
              </table:table-cell>
              <table:table-cell office:value-type="float" office:value="0.045355">
                <text:p>0.045355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12:38:00</text:p>
              </table:table-cell>
              <table:table-cell office:value-type="float" office:value="0.059907">
                <text:p>0.059907</text:p>
              </table:table-cell>
              <table:table-cell office:value-type="float" office:value="0.010439">
                <text:p>0.010439</text:p>
              </table:table-cell>
            </table:table-row>
            <table:table-row>
              <table:table-cell office:value-type="string">
                <text:p>12:38:01</text:p>
              </table:table-cell>
              <table:table-cell office:value-type="float" office:value="0.027663">
                <text:p>0.027663</text:p>
              </table:table-cell>
              <table:table-cell office:value-type="float" office:value="0.007949">
                <text:p>0.007949</text:p>
              </table:table-cell>
            </table:table-row>
            <table:table-row>
              <table:table-cell office:value-type="string">
                <text:p>12:38:02</text:p>
              </table:table-cell>
              <table:table-cell office:value-type="float" office:value="0.032004">
                <text:p>0.032004</text:p>
              </table:table-cell>
              <table:table-cell office:value-type="float" office:value="0.014316">
                <text:p>0.014316</text:p>
              </table:table-cell>
            </table:table-row>
            <table:table-row>
              <table:table-cell office:value-type="string">
                <text:p>12:38:03</text:p>
              </table:table-cell>
              <table:table-cell office:value-type="float" office:value="0.067474">
                <text:p>0.067474</text:p>
              </table:table-cell>
              <table:table-cell office:value-type="float" office:value="0.012429">
                <text:p>0.012429</text:p>
              </table:table-cell>
            </table:table-row>
            <table:table-row>
              <table:table-cell office:value-type="string">
                <text:p>12:38:04</text:p>
              </table:table-cell>
              <table:table-cell office:value-type="float" office:value="0.033599">
                <text:p>0.033599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12:38:05</text:p>
              </table:table-cell>
              <table:table-cell office:value-type="float" office:value="0.02914">
                <text:p>0.02914</text:p>
              </table:table-cell>
              <table:table-cell office:value-type="float" office:value="0.012817">
                <text:p>0.012817</text:p>
              </table:table-cell>
            </table:table-row>
            <table:table-row>
              <table:table-cell office:value-type="string">
                <text:p>12:38:06</text:p>
              </table:table-cell>
              <table:table-cell office:value-type="float" office:value="0.033135">
                <text:p>0.033135</text:p>
              </table:table-cell>
              <table:table-cell office:value-type="float" office:value="0.00664">
                <text:p>0.00664</text:p>
              </table:table-cell>
            </table:table-row>
            <table:table-row>
              <table:table-cell office:value-type="string">
                <text:p>12:38:07</text:p>
              </table:table-cell>
              <table:table-cell office:value-type="float" office:value="0.026695">
                <text:p>0.026695</text:p>
              </table:table-cell>
              <table:table-cell office:value-type="float" office:value="0.012192">
                <text:p>0.012192</text:p>
              </table:table-cell>
            </table:table-row>
            <table:table-row>
              <table:table-cell office:value-type="string">
                <text:p>12:38:08</text:p>
              </table:table-cell>
              <table:table-cell office:value-type="float" office:value="0.043555">
                <text:p>0.043555</text:p>
              </table:table-cell>
              <table:table-cell office:value-type="float" office:value="0.009649">
                <text:p>0.009649</text:p>
              </table:table-cell>
            </table:table-row>
            <table:table-row>
              <table:table-cell office:value-type="string">
                <text:p>12:38:09</text:p>
              </table:table-cell>
              <table:table-cell office:value-type="float" office:value="0.032319">
                <text:p>0.032319</text:p>
              </table:table-cell>
              <table:table-cell office:value-type="float" office:value="0.008819">
                <text:p>0.008819</text:p>
              </table:table-cell>
            </table:table-row>
            <table:table-row>
              <table:table-cell office:value-type="string">
                <text:p>12:38:10</text:p>
              </table:table-cell>
              <table:table-cell office:value-type="float" office:value="0.029995">
                <text:p>0.029995</text:p>
              </table:table-cell>
              <table:table-cell office:value-type="float" office:value="0.008532">
                <text:p>0.008532</text:p>
              </table:table-cell>
            </table:table-row>
            <table:table-row>
              <table:table-cell office:value-type="string">
                <text:p>12:38:11</text:p>
              </table:table-cell>
              <table:table-cell office:value-type="float" office:value="0.03216">
                <text:p>0.03216</text:p>
              </table:table-cell>
              <table:table-cell office:value-type="float" office:value="0.007812">
                <text:p>0.007812</text:p>
              </table:table-cell>
            </table:table-row>
            <table:table-row>
              <table:table-cell office:value-type="string">
                <text:p>12:38:12</text:p>
              </table:table-cell>
              <table:table-cell office:value-type="float" office:value="0.039472">
                <text:p>0.039472</text:p>
              </table:table-cell>
              <table:table-cell office:value-type="float" office:value="0.00712">
                <text:p>0.00712</text:p>
              </table:table-cell>
            </table:table-row>
            <table:table-row>
              <table:table-cell office:value-type="string">
                <text:p>12:38:13</text:p>
              </table:table-cell>
              <table:table-cell office:value-type="float" office:value="0.028977">
                <text:p>0.028977</text:p>
              </table:table-cell>
              <table:table-cell office:value-type="float" office:value="0.011093">
                <text:p>0.011093</text:p>
              </table:table-cell>
            </table:table-row>
            <table:table-row>
              <table:table-cell office:value-type="string">
                <text:p>12:38:14</text:p>
              </table:table-cell>
              <table:table-cell office:value-type="float" office:value="0.05087">
                <text:p>0.05087</text:p>
              </table:table-cell>
              <table:table-cell office:value-type="float" office:value="0.010861">
                <text:p>0.010861</text:p>
              </table:table-cell>
            </table:table-row>
            <table:table-row>
              <table:table-cell office:value-type="string">
                <text:p>12:38:15</text:p>
              </table:table-cell>
              <table:table-cell office:value-type="float" office:value="0.038039">
                <text:p>0.038039</text:p>
              </table:table-cell>
              <table:table-cell office:value-type="float" office:value="0.011071">
                <text:p>0.011071</text:p>
              </table:table-cell>
            </table:table-row>
            <table:table-row>
              <table:table-cell office:value-type="string">
                <text:p>12:38:16</text:p>
              </table:table-cell>
              <table:table-cell office:value-type="float" office:value="0.043444">
                <text:p>0.043444</text:p>
              </table:table-cell>
              <table:table-cell office:value-type="float" office:value="0.010112">
                <text:p>0.010112</text:p>
              </table:table-cell>
            </table:table-row>
            <table:table-row>
              <table:table-cell office:value-type="string">
                <text:p>12:38:17</text:p>
              </table:table-cell>
              <table:table-cell office:value-type="float" office:value="0.018638">
                <text:p>0.018638</text:p>
              </table:table-cell>
              <table:table-cell office:value-type="float" office:value="0.008046">
                <text:p>0.008046</text:p>
              </table:table-cell>
            </table:table-row>
            <table:table-row>
              <table:table-cell office:value-type="string">
                <text:p>12:38:18</text:p>
              </table:table-cell>
              <table:table-cell office:value-type="float" office:value="0.021614">
                <text:p>0.021614</text:p>
              </table:table-cell>
              <table:table-cell office:value-type="float" office:value="0.007265">
                <text:p>0.007265</text:p>
              </table:table-cell>
            </table:table-row>
            <table:table-row>
              <table:table-cell office:value-type="string">
                <text:p>12:38:19</text:p>
              </table:table-cell>
              <table:table-cell office:value-type="float" office:value="0.026814">
                <text:p>0.026814</text:p>
              </table:table-cell>
              <table:table-cell office:value-type="float" office:value="0.007695">
                <text:p>0.007695</text:p>
              </table:table-cell>
            </table:table-row>
            <table:table-row>
              <table:table-cell office:value-type="string">
                <text:p>12:38:20</text:p>
              </table:table-cell>
              <table:table-cell office:value-type="float" office:value="0.02701">
                <text:p>0.02701</text:p>
              </table:table-cell>
              <table:table-cell office:value-type="float" office:value="0.007584">
                <text:p>0.007584</text:p>
              </table:table-cell>
            </table:table-row>
            <table:table-row>
              <table:table-cell office:value-type="string">
                <text:p>12:38:21</text:p>
              </table:table-cell>
              <table:table-cell office:value-type="float" office:value="0.031099">
                <text:p>0.031099</text:p>
              </table:table-cell>
              <table:table-cell office:value-type="float" office:value="0.012081">
                <text:p>0.012081</text:p>
              </table:table-cell>
            </table:table-row>
            <table:table-row>
              <table:table-cell office:value-type="string">
                <text:p>12:38:22</text:p>
              </table:table-cell>
              <table:table-cell office:value-type="float" office:value="0.025784">
                <text:p>0.025784</text:p>
              </table:table-cell>
              <table:table-cell office:value-type="float" office:value="0.009901">
                <text:p>0.009901</text:p>
              </table:table-cell>
            </table:table-row>
            <table:table-row>
              <table:table-cell office:value-type="string">
                <text:p>12:38:23</text:p>
              </table:table-cell>
              <table:table-cell office:value-type="float" office:value="0.040454">
                <text:p>0.040454</text:p>
              </table:table-cell>
              <table:table-cell office:value-type="float" office:value="0.012666">
                <text:p>0.012666</text:p>
              </table:table-cell>
            </table:table-row>
            <table:table-row>
              <table:table-cell office:value-type="string">
                <text:p>12:38:24</text:p>
              </table:table-cell>
              <table:table-cell office:value-type="float" office:value="0.048767">
                <text:p>0.048767</text:p>
              </table:table-cell>
              <table:table-cell office:value-type="float" office:value="0.008621">
                <text:p>0.008621</text:p>
              </table:table-cell>
            </table:table-row>
            <table:table-row>
              <table:table-cell office:value-type="string">
                <text:p>12:38:25</text:p>
              </table:table-cell>
              <table:table-cell office:value-type="float" office:value="0.016644">
                <text:p>0.016644</text:p>
              </table:table-cell>
              <table:table-cell office:value-type="float" office:value="0.006206">
                <text:p>0.006206</text:p>
              </table:table-cell>
            </table:table-row>
            <table:table-row>
              <table:table-cell office:value-type="string">
                <text:p>12:38:26</text:p>
              </table:table-cell>
              <table:table-cell office:value-type="float" office:value="0.023043">
                <text:p>0.023043</text:p>
              </table:table-cell>
              <table:table-cell office:value-type="float" office:value="0.00964">
                <text:p>0.00964</text:p>
              </table:table-cell>
            </table:table-row>
            <table:table-row>
              <table:table-cell office:value-type="string">
                <text:p>12:38:27</text:p>
              </table:table-cell>
              <table:table-cell office:value-type="float" office:value="0.025869">
                <text:p>0.025869</text:p>
              </table:table-cell>
              <table:table-cell office:value-type="float" office:value="0.011232">
                <text:p>0.011232</text:p>
              </table:table-cell>
            </table:table-row>
            <table:table-row>
              <table:table-cell office:value-type="string">
                <text:p>12:38:28</text:p>
              </table:table-cell>
              <table:table-cell office:value-type="float" office:value="0.043932">
                <text:p>0.043932</text:p>
              </table:table-cell>
              <table:table-cell office:value-type="float" office:value="0.01105">
                <text:p>0.01105</text:p>
              </table:table-cell>
            </table:table-row>
            <table:table-row>
              <table:table-cell office:value-type="string">
                <text:p>12:38:29</text:p>
              </table:table-cell>
              <table:table-cell office:value-type="float" office:value="0.036166">
                <text:p>0.036166</text:p>
              </table:table-cell>
              <table:table-cell office:value-type="float" office:value="0.011012">
                <text:p>0.011012</text:p>
              </table:table-cell>
            </table:table-row>
            <table:table-row>
              <table:table-cell office:value-type="string">
                <text:p>12:38:30</text:p>
              </table:table-cell>
              <table:table-cell office:value-type="float" office:value="0.030929">
                <text:p>0.030929</text:p>
              </table:table-cell>
              <table:table-cell office:value-type="float" office:value="0.010442">
                <text:p>0.010442</text:p>
              </table:table-cell>
            </table:table-row>
            <table:table-row>
              <table:table-cell office:value-type="string">
                <text:p>12:38:31</text:p>
              </table:table-cell>
              <table:table-cell office:value-type="float" office:value="0.040484">
                <text:p>0.040484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12:38:32</text:p>
              </table:table-cell>
              <table:table-cell office:value-type="float" office:value="0.024993">
                <text:p>0.024993</text:p>
              </table:table-cell>
              <table:table-cell office:value-type="float" office:value="0.011011">
                <text:p>0.011011</text:p>
              </table:table-cell>
            </table:table-row>
            <table:table-row>
              <table:table-cell office:value-type="string">
                <text:p>12:38:33</text:p>
              </table:table-cell>
              <table:table-cell office:value-type="float" office:value="0.03968">
                <text:p>0.03968</text:p>
              </table:table-cell>
              <table:table-cell office:value-type="float" office:value="0.008928">
                <text:p>0.008928</text:p>
              </table:table-cell>
            </table:table-row>
            <table:table-row>
              <table:table-cell office:value-type="string">
                <text:p>12:38:34</text:p>
              </table:table-cell>
              <table:table-cell office:value-type="float" office:value="0.092405">
                <text:p>0.092405</text:p>
              </table:table-cell>
              <table:table-cell office:value-type="float" office:value="0.020483">
                <text:p>0.020483</text:p>
              </table:table-cell>
            </table:table-row>
            <table:table-row>
              <table:table-cell office:value-type="string">
                <text:p>12:38:35</text:p>
              </table:table-cell>
              <table:table-cell office:value-type="float" office:value="0.027732">
                <text:p>0.027732</text:p>
              </table:table-cell>
              <table:table-cell office:value-type="float" office:value="0.008432">
                <text:p>0.008432</text:p>
              </table:table-cell>
            </table:table-row>
            <table:table-row>
              <table:table-cell office:value-type="string">
                <text:p>12:38:36</text:p>
              </table:table-cell>
              <table:table-cell office:value-type="float" office:value="0.051822">
                <text:p>0.051822</text:p>
              </table:table-cell>
              <table:table-cell office:value-type="float" office:value="0.013182">
                <text:p>0.013182</text:p>
              </table:table-cell>
            </table:table-row>
            <table:table-row>
              <table:table-cell office:value-type="string">
                <text:p>12:38:37</text:p>
              </table:table-cell>
              <table:table-cell office:value-type="float" office:value="0.066854">
                <text:p>0.066854</text:p>
              </table:table-cell>
              <table:table-cell office:value-type="float" office:value="0.010113">
                <text:p>0.010113</text:p>
              </table:table-cell>
            </table:table-row>
            <table:table-row>
              <table:table-cell office:value-type="string">
                <text:p>12:38:38</text:p>
              </table:table-cell>
              <table:table-cell office:value-type="float" office:value="0.032661">
                <text:p>0.032661</text:p>
              </table:table-cell>
              <table:table-cell office:value-type="float" office:value="0.009286">
                <text:p>0.009286</text:p>
              </table:table-cell>
            </table:table-row>
            <table:table-row>
              <table:table-cell office:value-type="string">
                <text:p>12:38:39</text:p>
              </table:table-cell>
              <table:table-cell office:value-type="float" office:value="0.118022">
                <text:p>0.118022</text:p>
              </table:table-cell>
              <table:table-cell office:value-type="float" office:value="0.015479">
                <text:p>0.015479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0.05008">
                <text:p>0.05008</text:p>
              </table:table-cell>
              <table:table-cell office:value-type="float" office:value="0.007913">
                <text:p>0.007913</text:p>
              </table:table-cell>
            </table:table-row>
            <table:table-row>
              <table:table-cell office:value-type="string">
                <text:p>12:38:41</text:p>
              </table:table-cell>
              <table:table-cell office:value-type="float" office:value="0.019247">
                <text:p>0.019247</text:p>
              </table:table-cell>
              <table:table-cell office:value-type="float" office:value="0.007146">
                <text:p>0.007146</text:p>
              </table:table-cell>
            </table:table-row>
            <table:table-row>
              <table:table-cell office:value-type="string">
                <text:p>12:38:42</text:p>
              </table:table-cell>
              <table:table-cell office:value-type="float" office:value="0.017724">
                <text:p>0.017724</text:p>
              </table:table-cell>
              <table:table-cell office:value-type="float" office:value="0.006678">
                <text:p>0.006678</text:p>
              </table:table-cell>
            </table:table-row>
            <table:table-row>
              <table:table-cell office:value-type="string">
                <text:p>12:38:43</text:p>
              </table:table-cell>
              <table:table-cell office:value-type="float" office:value="0.030967">
                <text:p>0.030967</text:p>
              </table:table-cell>
              <table:table-cell office:value-type="float" office:value="0.011726">
                <text:p>0.011726</text:p>
              </table:table-cell>
            </table:table-row>
            <table:table-row>
              <table:table-cell office:value-type="string">
                <text:p>12:38:44</text:p>
              </table:table-cell>
              <table:table-cell office:value-type="float" office:value="0.056474">
                <text:p>0.056474</text:p>
              </table:table-cell>
              <table:table-cell office:value-type="float" office:value="0.010063">
                <text:p>0.010063</text:p>
              </table:table-cell>
            </table:table-row>
            <table:table-row>
              <table:table-cell office:value-type="string">
                <text:p>12:38:45</text:p>
              </table:table-cell>
              <table:table-cell office:value-type="float" office:value="0.022671">
                <text:p>0.022671</text:p>
              </table:table-cell>
              <table:table-cell office:value-type="float" office:value="0.008044">
                <text:p>0.008044</text:p>
              </table:table-cell>
            </table:table-row>
            <table:table-row>
              <table:table-cell office:value-type="string">
                <text:p>12:38:46</text:p>
              </table:table-cell>
              <table:table-cell office:value-type="float" office:value="0.021802">
                <text:p>0.021802</text:p>
              </table:table-cell>
              <table:table-cell office:value-type="float" office:value="0.01021">
                <text:p>0.01021</text:p>
              </table:table-cell>
            </table:table-row>
            <table:table-row>
              <table:table-cell office:value-type="string">
                <text:p>12:38:47</text:p>
              </table:table-cell>
              <table:table-cell office:value-type="float" office:value="0.022302">
                <text:p>0.022302</text:p>
              </table:table-cell>
              <table:table-cell office:value-type="float" office:value="0.007012">
                <text:p>0.007012</text:p>
              </table:table-cell>
            </table:table-row>
            <table:table-row>
              <table:table-cell office:value-type="string">
                <text:p>12:38:48</text:p>
              </table:table-cell>
              <table:table-cell office:value-type="float" office:value="0.024231">
                <text:p>0.024231</text:p>
              </table:table-cell>
              <table:table-cell office:value-type="float" office:value="0.007893">
                <text:p>0.007893</text:p>
              </table:table-cell>
            </table:table-row>
            <table:table-row>
              <table:table-cell office:value-type="string">
                <text:p>12:38:49</text:p>
              </table:table-cell>
              <table:table-cell office:value-type="float" office:value="0.030636">
                <text:p>0.030636</text:p>
              </table:table-cell>
              <table:table-cell office:value-type="float" office:value="0.016031">
                <text:p>0.016031</text:p>
              </table:table-cell>
            </table:table-row>
            <table:table-row>
              <table:table-cell office:value-type="string">
                <text:p>12:38:50</text:p>
              </table:table-cell>
              <table:table-cell office:value-type="float" office:value="0.036079">
                <text:p>0.036079</text:p>
              </table:table-cell>
              <table:table-cell office:value-type="float" office:value="0.012105">
                <text:p>0.012105</text:p>
              </table:table-cell>
            </table:table-row>
            <table:table-row>
              <table:table-cell office:value-type="string">
                <text:p>12:38:51</text:p>
              </table:table-cell>
              <table:table-cell office:value-type="float" office:value="0.041791">
                <text:p>0.041791</text:p>
              </table:table-cell>
              <table:table-cell office:value-type="float" office:value="0.01076">
                <text:p>0.01076</text:p>
              </table:table-cell>
            </table:table-row>
            <table:table-row>
              <table:table-cell office:value-type="string">
                <text:p>12:38:52</text:p>
              </table:table-cell>
              <table:table-cell office:value-type="float" office:value="0.04852">
                <text:p>0.04852</text:p>
              </table:table-cell>
              <table:table-cell office:value-type="float" office:value="0.012096">
                <text:p>0.012096</text:p>
              </table:table-cell>
            </table:table-row>
            <table:table-row>
              <table:table-cell office:value-type="string">
                <text:p>12:38:53</text:p>
              </table:table-cell>
              <table:table-cell office:value-type="float" office:value="0.032367">
                <text:p>0.032367</text:p>
              </table:table-cell>
              <table:table-cell office:value-type="float" office:value="0.008744">
                <text:p>0.008744</text:p>
              </table:table-cell>
            </table:table-row>
            <table:table-row>
              <table:table-cell office:value-type="string">
                <text:p>12:38:54</text:p>
              </table:table-cell>
              <table:table-cell office:value-type="float" office:value="0.032081">
                <text:p>0.032081</text:p>
              </table:table-cell>
              <table:table-cell office:value-type="float" office:value="0.011711">
                <text:p>0.011711</text:p>
              </table:table-cell>
            </table:table-row>
            <table:table-row>
              <table:table-cell office:value-type="string">
                <text:p>12:38:55</text:p>
              </table:table-cell>
              <table:table-cell office:value-type="float" office:value="0.026071">
                <text:p>0.026071</text:p>
              </table:table-cell>
              <table:table-cell office:value-type="float" office:value="0.011078">
                <text:p>0.011078</text:p>
              </table:table-cell>
            </table:table-row>
            <table:table-row>
              <table:table-cell office:value-type="string">
                <text:p>12:38:56</text:p>
              </table:table-cell>
              <table:table-cell office:value-type="float" office:value="0.038625">
                <text:p>0.038625</text:p>
              </table:table-cell>
              <table:table-cell office:value-type="float" office:value="0.012748">
                <text:p>0.012748</text:p>
              </table:table-cell>
            </table:table-row>
            <table:table-row>
              <table:table-cell office:value-type="string">
                <text:p>12:38:57</text:p>
              </table:table-cell>
              <table:table-cell office:value-type="float" office:value="0.037888">
                <text:p>0.037888</text:p>
              </table:table-cell>
              <table:table-cell office:value-type="float" office:value="0.006522">
                <text:p>0.006522</text:p>
              </table:table-cell>
            </table:table-row>
            <table:table-row>
              <table:table-cell office:value-type="string">
                <text:p>12:38:58</text:p>
              </table:table-cell>
              <table:table-cell office:value-type="float" office:value="0.019033">
                <text:p>0.019033</text:p>
              </table:table-cell>
              <table:table-cell office:value-type="float" office:value="0.006564">
                <text:p>0.006564</text:p>
              </table:table-cell>
            </table:table-row>
            <table:table-row>
              <table:table-cell office:value-type="string">
                <text:p>12:38:59</text:p>
              </table:table-cell>
              <table:table-cell office:value-type="float" office:value="0.021025">
                <text:p>0.021025</text:p>
              </table:table-cell>
              <table:table-cell office:value-type="float" office:value="0.008755">
                <text:p>0.008755</text:p>
              </table:table-cell>
            </table:table-row>
            <table:table-row>
              <table:table-cell office:value-type="string">
                <text:p>12:39:00</text:p>
              </table:table-cell>
              <table:table-cell office:value-type="float" office:value="0.022208">
                <text:p>0.022208</text:p>
              </table:table-cell>
              <table:table-cell office:value-type="float" office:value="0.008732">
                <text:p>0.008732</text:p>
              </table:table-cell>
            </table:table-row>
            <table:table-row>
              <table:table-cell office:value-type="string">
                <text:p>12:39:01</text:p>
              </table:table-cell>
              <table:table-cell office:value-type="float" office:value="0.038719">
                <text:p>0.038719</text:p>
              </table:table-cell>
              <table:table-cell office:value-type="float" office:value="0.010639">
                <text:p>0.010639</text:p>
              </table:table-cell>
            </table:table-row>
            <table:table-row>
              <table:table-cell office:value-type="string">
                <text:p>12:39:02</text:p>
              </table:table-cell>
              <table:table-cell office:value-type="float" office:value="0.020235">
                <text:p>0.020235</text:p>
              </table:table-cell>
              <table:table-cell office:value-type="float" office:value="0.007302">
                <text:p>0.007302</text:p>
              </table:table-cell>
            </table:table-row>
            <table:table-row>
              <table:table-cell office:value-type="string">
                <text:p>12:39:03</text:p>
              </table:table-cell>
              <table:table-cell office:value-type="float" office:value="0.034676">
                <text:p>0.034676</text:p>
              </table:table-cell>
              <table:table-cell office:value-type="float" office:value="0.012178">
                <text:p>0.012178</text:p>
              </table:table-cell>
            </table:table-row>
            <table:table-row>
              <table:table-cell office:value-type="string">
                <text:p>12:39:04</text:p>
              </table:table-cell>
              <table:table-cell office:value-type="float" office:value="0.026616">
                <text:p>0.026616</text:p>
              </table:table-cell>
              <table:table-cell office:value-type="float" office:value="0.00859">
                <text:p>0.00859</text:p>
              </table:table-cell>
            </table:table-row>
            <table:table-row>
              <table:table-cell office:value-type="string">
                <text:p>12:39:05</text:p>
              </table:table-cell>
              <table:table-cell office:value-type="float" office:value="0.047871">
                <text:p>0.047871</text:p>
              </table:table-cell>
              <table:table-cell office:value-type="float" office:value="0.010234">
                <text:p>0.010234</text:p>
              </table:table-cell>
            </table:table-row>
            <table:table-row>
              <table:table-cell office:value-type="string">
                <text:p>12:39:06</text:p>
              </table:table-cell>
              <table:table-cell office:value-type="float" office:value="0.062138">
                <text:p>0.062138</text:p>
              </table:table-cell>
              <table:table-cell office:value-type="float" office:value="0.011214">
                <text:p>0.011214</text:p>
              </table:table-cell>
            </table:table-row>
            <table:table-row>
              <table:table-cell office:value-type="string">
                <text:p>12:39:07</text:p>
              </table:table-cell>
              <table:table-cell office:value-type="float" office:value="0.024234">
                <text:p>0.024234</text:p>
              </table:table-cell>
              <table:table-cell office:value-type="float" office:value="0.008205">
                <text:p>0.008205</text:p>
              </table:table-cell>
            </table:table-row>
            <table:table-row>
              <table:table-cell office:value-type="string">
                <text:p>12:39:08</text:p>
              </table:table-cell>
              <table:table-cell office:value-type="float" office:value="0.036845">
                <text:p>0.036845</text:p>
              </table:table-cell>
              <table:table-cell office:value-type="float" office:value="0.00885">
                <text:p>0.00885</text:p>
              </table:table-cell>
            </table:table-row>
            <table:table-row>
              <table:table-cell office:value-type="string">
                <text:p>12:39:09</text:p>
              </table:table-cell>
              <table:table-cell office:value-type="float" office:value="0.033562">
                <text:p>0.033562</text:p>
              </table:table-cell>
              <table:table-cell office:value-type="float" office:value="0.007263">
                <text:p>0.007263</text:p>
              </table:table-cell>
            </table:table-row>
            <table:table-row>
              <table:table-cell office:value-type="string">
                <text:p>12:39:10</text:p>
              </table:table-cell>
              <table:table-cell office:value-type="float" office:value="0.034957">
                <text:p>0.034957</text:p>
              </table:table-cell>
              <table:table-cell office:value-type="float" office:value="0.009836">
                <text:p>0.009836</text:p>
              </table:table-cell>
            </table:table-row>
            <table:table-row>
              <table:table-cell office:value-type="string">
                <text:p>12:39:11</text:p>
              </table:table-cell>
              <table:table-cell office:value-type="float" office:value="0.021508">
                <text:p>0.021508</text:p>
              </table:table-cell>
              <table:table-cell office:value-type="float" office:value="0.006861">
                <text:p>0.006861</text:p>
              </table:table-cell>
            </table:table-row>
            <table:table-row>
              <table:table-cell office:value-type="string">
                <text:p>12:39:12</text:p>
              </table:table-cell>
              <table:table-cell office:value-type="float" office:value="0.017521">
                <text:p>0.017521</text:p>
              </table:table-cell>
              <table:table-cell office:value-type="float" office:value="0.005847">
                <text:p>0.005847</text:p>
              </table:table-cell>
            </table:table-row>
            <table:table-row>
              <table:table-cell office:value-type="string">
                <text:p>12:39:13</text:p>
              </table:table-cell>
              <table:table-cell office:value-type="float" office:value="0.03354">
                <text:p>0.03354</text:p>
              </table:table-cell>
              <table:table-cell office:value-type="float" office:value="0.010051">
                <text:p>0.010051</text:p>
              </table:table-cell>
            </table:table-row>
            <table:table-row>
              <table:table-cell office:value-type="string">
                <text:p>12:39:14</text:p>
              </table:table-cell>
              <table:table-cell office:value-type="float" office:value="0.02015">
                <text:p>0.02015</text:p>
              </table:table-cell>
              <table:table-cell office:value-type="float" office:value="0.006955">
                <text:p>0.006955</text:p>
              </table:table-cell>
            </table:table-row>
            <table:table-row>
              <table:table-cell office:value-type="string">
                <text:p>12:39:15</text:p>
              </table:table-cell>
              <table:table-cell office:value-type="float" office:value="0.02874">
                <text:p>0.02874</text:p>
              </table:table-cell>
              <table:table-cell office:value-type="float" office:value="0.010521">
                <text:p>0.010521</text:p>
              </table:table-cell>
            </table:table-row>
            <table:table-row>
              <table:table-cell office:value-type="string">
                <text:p>12:39:16</text:p>
              </table:table-cell>
              <table:table-cell office:value-type="float" office:value="0.034576">
                <text:p>0.034576</text:p>
              </table:table-cell>
              <table:table-cell office:value-type="float" office:value="0.007584">
                <text:p>0.007584</text:p>
              </table:table-cell>
            </table:table-row>
            <table:table-row>
              <table:table-cell office:value-type="string">
                <text:p>12:39:17</text:p>
              </table:table-cell>
              <table:table-cell office:value-type="float" office:value="0.061649">
                <text:p>0.061649</text:p>
              </table:table-cell>
              <table:table-cell office:value-type="float" office:value="0.01135">
                <text:p>0.01135</text:p>
              </table:table-cell>
            </table:table-row>
            <table:table-row>
              <table:table-cell office:value-type="string">
                <text:p>12:39:18</text:p>
              </table:table-cell>
              <table:table-cell office:value-type="float" office:value="0.035221">
                <text:p>0.035221</text:p>
              </table:table-cell>
              <table:table-cell office:value-type="float" office:value="0.012554">
                <text:p>0.012554</text:p>
              </table:table-cell>
            </table:table-row>
            <table:table-row>
              <table:table-cell office:value-type="string">
                <text:p>12:39:19</text:p>
              </table:table-cell>
              <table:table-cell office:value-type="float" office:value="0.052937">
                <text:p>0.052937</text:p>
              </table:table-cell>
              <table:table-cell office:value-type="float" office:value="0.007024">
                <text:p>0.007024</text:p>
              </table:table-cell>
            </table:table-row>
            <table:table-row>
              <table:table-cell office:value-type="string">
                <text:p>12:39:20</text:p>
              </table:table-cell>
              <table:table-cell office:value-type="float" office:value="0.059373">
                <text:p>0.059373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12:39:21</text:p>
              </table:table-cell>
              <table:table-cell office:value-type="float" office:value="0.035956">
                <text:p>0.035956</text:p>
              </table:table-cell>
              <table:table-cell office:value-type="float" office:value="0.008334">
                <text:p>0.008334</text:p>
              </table:table-cell>
            </table:table-row>
            <table:table-row>
              <table:table-cell office:value-type="string">
                <text:p>12:39:22</text:p>
              </table:table-cell>
              <table:table-cell office:value-type="float" office:value="0.016665">
                <text:p>0.016665</text:p>
              </table:table-cell>
              <table:table-cell office:value-type="float" office:value="0.006377">
                <text:p>0.006377</text:p>
              </table:table-cell>
            </table:table-row>
            <table:table-row>
              <table:table-cell office:value-type="string">
                <text:p>12:39:23</text:p>
              </table:table-cell>
              <table:table-cell office:value-type="float" office:value="0.032119">
                <text:p>0.032119</text:p>
              </table:table-cell>
              <table:table-cell office:value-type="float" office:value="0.00569">
                <text:p>0.00569</text:p>
              </table:table-cell>
            </table:table-row>
            <table:table-row>
              <table:table-cell office:value-type="string">
                <text:p>12:39:24</text:p>
              </table:table-cell>
              <table:table-cell office:value-type="float" office:value="0.068835">
                <text:p>0.068835</text:p>
              </table:table-cell>
              <table:table-cell office:value-type="float" office:value="0.012473">
                <text:p>0.012473</text:p>
              </table:table-cell>
            </table:table-row>
            <table:table-row>
              <table:table-cell office:value-type="string">
                <text:p>12:39:25</text:p>
              </table:table-cell>
              <table:table-cell office:value-type="float" office:value="0.083743">
                <text:p>0.083743</text:p>
              </table:table-cell>
              <table:table-cell office:value-type="float" office:value="0.0135">
                <text:p>0.0135</text:p>
              </table:table-cell>
            </table:table-row>
            <table:table-row>
              <table:table-cell office:value-type="string">
                <text:p>12:39:26</text:p>
              </table:table-cell>
              <table:table-cell office:value-type="float" office:value="0.023708">
                <text:p>0.023708</text:p>
              </table:table-cell>
              <table:table-cell office:value-type="float" office:value="0.009553">
                <text:p>0.009553</text:p>
              </table:table-cell>
            </table:table-row>
            <table:table-row>
              <table:table-cell office:value-type="string">
                <text:p>12:39:27</text:p>
              </table:table-cell>
              <table:table-cell office:value-type="float" office:value="0.027794">
                <text:p>0.027794</text:p>
              </table:table-cell>
              <table:table-cell office:value-type="float" office:value="0.011732">
                <text:p>0.011732</text:p>
              </table:table-cell>
            </table:table-row>
            <table:table-row>
              <table:table-cell office:value-type="string">
                <text:p>12:39:28</text:p>
              </table:table-cell>
              <table:table-cell office:value-type="float" office:value="0.019863">
                <text:p>0.019863</text:p>
              </table:table-cell>
              <table:table-cell office:value-type="float" office:value="0.008197">
                <text:p>0.008197</text:p>
              </table:table-cell>
            </table:table-row>
            <table:table-row>
              <table:table-cell office:value-type="string">
                <text:p>12:39:29</text:p>
              </table:table-cell>
              <table:table-cell office:value-type="float" office:value="0.045547">
                <text:p>0.045547</text:p>
              </table:table-cell>
              <table:table-cell office:value-type="float" office:value="0.008799">
                <text:p>0.008799</text:p>
              </table:table-cell>
            </table:table-row>
            <table:table-row>
              <table:table-cell office:value-type="string">
                <text:p>12:39:30</text:p>
              </table:table-cell>
              <table:table-cell office:value-type="float" office:value="0.030704">
                <text:p>0.030704</text:p>
              </table:table-cell>
              <table:table-cell office:value-type="float" office:value="0.008787">
                <text:p>0.008787</text:p>
              </table:table-cell>
            </table:table-row>
            <table:table-row>
              <table:table-cell office:value-type="string">
                <text:p>12:39:31</text:p>
              </table:table-cell>
              <table:table-cell office:value-type="float" office:value="0.026473">
                <text:p>0.026473</text:p>
              </table:table-cell>
              <table:table-cell office:value-type="float" office:value="0.007339">
                <text:p>0.007339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0.026815">
                <text:p>0.026815</text:p>
              </table:table-cell>
              <table:table-cell office:value-type="float" office:value="0.009142">
                <text:p>0.009142</text:p>
              </table:table-cell>
            </table:table-row>
            <table:table-row>
              <table:table-cell office:value-type="string">
                <text:p>12:39:33</text:p>
              </table:table-cell>
              <table:table-cell office:value-type="float" office:value="0.034311">
                <text:p>0.034311</text:p>
              </table:table-cell>
              <table:table-cell office:value-type="float" office:value="0.008709">
                <text:p>0.008709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0.050934">
                <text:p>0.050934</text:p>
              </table:table-cell>
              <table:table-cell office:value-type="float" office:value="0.016638">
                <text:p>0.016638</text:p>
              </table:table-cell>
            </table:table-row>
            <table:table-row>
              <table:table-cell office:value-type="string">
                <text:p>12:39:35</text:p>
              </table:table-cell>
              <table:table-cell office:value-type="float" office:value="0.048801">
                <text:p>0.048801</text:p>
              </table:table-cell>
              <table:table-cell office:value-type="float" office:value="0.0169">
                <text:p>0.0169</text:p>
              </table:table-cell>
            </table:table-row>
            <table:table-row>
              <table:table-cell office:value-type="string">
                <text:p>12:39:36</text:p>
              </table:table-cell>
              <table:table-cell office:value-type="float" office:value="0.091179">
                <text:p>0.091179</text:p>
              </table:table-cell>
              <table:table-cell office:value-type="float" office:value="0.021361">
                <text:p>0.021361</text:p>
              </table:table-cell>
            </table:table-row>
            <table:table-row>
              <table:table-cell office:value-type="string">
                <text:p>12:39:37</text:p>
              </table:table-cell>
              <table:table-cell office:value-type="float" office:value="0.046725">
                <text:p>0.046725</text:p>
              </table:table-cell>
              <table:table-cell office:value-type="float" office:value="0.007113">
                <text:p>0.007113</text:p>
              </table:table-cell>
            </table:table-row>
            <table:table-row>
              <table:table-cell office:value-type="string">
                <text:p>12:39:38</text:p>
              </table:table-cell>
              <table:table-cell office:value-type="float" office:value="0.018486">
                <text:p>0.018486</text:p>
              </table:table-cell>
              <table:table-cell office:value-type="float" office:value="0.007846">
                <text:p>0.007846</text:p>
              </table:table-cell>
            </table:table-row>
            <table:table-row>
              <table:table-cell office:value-type="string">
                <text:p>12:39:39</text:p>
              </table:table-cell>
              <table:table-cell office:value-type="float" office:value="0.0474">
                <text:p>0.0474</text:p>
              </table:table-cell>
              <table:table-cell office:value-type="float" office:value="0.012258">
                <text:p>0.012258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0.023043">
                <text:p>0.023043</text:p>
              </table:table-cell>
              <table:table-cell office:value-type="float" office:value="0.009371">
                <text:p>0.009371</text:p>
              </table:table-cell>
            </table:table-row>
            <table:table-row>
              <table:table-cell office:value-type="string">
                <text:p>12:39:41</text:p>
              </table:table-cell>
              <table:table-cell office:value-type="float" office:value="0.027638">
                <text:p>0.027638</text:p>
              </table:table-cell>
              <table:table-cell office:value-type="float" office:value="0.007764">
                <text:p>0.007764</text:p>
              </table:table-cell>
            </table:table-row>
            <table:table-row>
              <table:table-cell office:value-type="string">
                <text:p>12:39:42</text:p>
              </table:table-cell>
              <table:table-cell office:value-type="float" office:value="0.041486">
                <text:p>0.041486</text:p>
              </table:table-cell>
              <table:table-cell office:value-type="float" office:value="0.013014">
                <text:p>0.013014</text:p>
              </table:table-cell>
            </table:table-row>
            <table:table-row>
              <table:table-cell office:value-type="string">
                <text:p>12:39:43</text:p>
              </table:table-cell>
              <table:table-cell office:value-type="float" office:value="0.077724">
                <text:p>0.077724</text:p>
              </table:table-cell>
              <table:table-cell office:value-type="float" office:value="0.016308">
                <text:p>0.016308</text:p>
              </table:table-cell>
            </table:table-row>
            <table:table-row>
              <table:table-cell office:value-type="string">
                <text:p>12:39:44</text:p>
              </table:table-cell>
              <table:table-cell office:value-type="float" office:value="0.024982">
                <text:p>0.024982</text:p>
              </table:table-cell>
              <table:table-cell office:value-type="float" office:value="0.007088">
                <text:p>0.007088</text:p>
              </table:table-cell>
            </table:table-row>
            <table:table-row>
              <table:table-cell office:value-type="string">
                <text:p>12:39:45</text:p>
              </table:table-cell>
              <table:table-cell office:value-type="float" office:value="0.028802">
                <text:p>0.028802</text:p>
              </table:table-cell>
              <table:table-cell office:value-type="float" office:value="0.010553">
                <text:p>0.010553</text:p>
              </table:table-cell>
            </table:table-row>
            <table:table-row>
              <table:table-cell office:value-type="string">
                <text:p>12:39:46</text:p>
              </table:table-cell>
              <table:table-cell office:value-type="float" office:value="0.022731">
                <text:p>0.022731</text:p>
              </table:table-cell>
              <table:table-cell office:value-type="float" office:value="0.00767">
                <text:p>0.00767</text:p>
              </table:table-cell>
            </table:table-row>
            <table:table-row>
              <table:table-cell office:value-type="string">
                <text:p>12:39:47</text:p>
              </table:table-cell>
              <table:table-cell office:value-type="float" office:value="0.022073">
                <text:p>0.022073</text:p>
              </table:table-cell>
              <table:table-cell office:value-type="float" office:value="0.008819">
                <text:p>0.008819</text:p>
              </table:table-cell>
            </table:table-row>
            <table:table-row>
              <table:table-cell office:value-type="string">
                <text:p>12:39:48</text:p>
              </table:table-cell>
              <table:table-cell office:value-type="float" office:value="0.01716">
                <text:p>0.01716</text:p>
              </table:table-cell>
              <table:table-cell office:value-type="float" office:value="0.005047">
                <text:p>0.005047</text:p>
              </table:table-cell>
            </table:table-row>
            <table:table-row>
              <table:table-cell office:value-type="string">
                <text:p>12:39:49</text:p>
              </table:table-cell>
              <table:table-cell office:value-type="float" office:value="0.050522">
                <text:p>0.050522</text:p>
              </table:table-cell>
              <table:table-cell office:value-type="float" office:value="0.010738">
                <text:p>0.010738</text:p>
              </table:table-cell>
            </table:table-row>
            <table:table-row>
              <table:table-cell office:value-type="string">
                <text:p>12:39:50</text:p>
              </table:table-cell>
              <table:table-cell office:value-type="float" office:value="0.058555">
                <text:p>0.058555</text:p>
              </table:table-cell>
              <table:table-cell office:value-type="float" office:value="0.007579">
                <text:p>0.007579</text:p>
              </table:table-cell>
            </table:table-row>
            <table:table-row>
              <table:table-cell office:value-type="string">
                <text:p>12:39:51</text:p>
              </table:table-cell>
              <table:table-cell office:value-type="float" office:value="0.025354">
                <text:p>0.025354</text:p>
              </table:table-cell>
              <table:table-cell office:value-type="float" office:value="0.00748">
                <text:p>0.00748</text:p>
              </table:table-cell>
            </table:table-row>
            <table:table-row>
              <table:table-cell office:value-type="string">
                <text:p>12:39:52</text:p>
              </table:table-cell>
              <table:table-cell office:value-type="float" office:value="0.021779">
                <text:p>0.021779</text:p>
              </table:table-cell>
              <table:table-cell office:value-type="float" office:value="0.008599">
                <text:p>0.008599</text:p>
              </table:table-cell>
            </table:table-row>
            <table:table-row>
              <table:table-cell office:value-type="string">
                <text:p>12:39:53</text:p>
              </table:table-cell>
              <table:table-cell office:value-type="float" office:value="0.029313">
                <text:p>0.029313</text:p>
              </table:table-cell>
              <table:table-cell office:value-type="float" office:value="0.011724">
                <text:p>0.011724</text:p>
              </table:table-cell>
            </table:table-row>
            <table:table-row>
              <table:table-cell office:value-type="string">
                <text:p>12:39:54</text:p>
              </table:table-cell>
              <table:table-cell office:value-type="float" office:value="0.057695">
                <text:p>0.057695</text:p>
              </table:table-cell>
              <table:table-cell office:value-type="float" office:value="0.017244">
                <text:p>0.017244</text:p>
              </table:table-cell>
            </table:table-row>
            <table:table-row>
              <table:table-cell office:value-type="string">
                <text:p>12:39:55</text:p>
              </table:table-cell>
              <table:table-cell office:value-type="float" office:value="0.022533">
                <text:p>0.022533</text:p>
              </table:table-cell>
              <table:table-cell office:value-type="float" office:value="0.011865">
                <text:p>0.011865</text:p>
              </table:table-cell>
            </table:table-row>
            <table:table-row>
              <table:table-cell office:value-type="string">
                <text:p>12:39:56</text:p>
              </table:table-cell>
              <table:table-cell office:value-type="float" office:value="0.024975">
                <text:p>0.024975</text:p>
              </table:table-cell>
              <table:table-cell office:value-type="float" office:value="0.008097">
                <text:p>0.008097</text:p>
              </table:table-cell>
            </table:table-row>
            <table:table-row>
              <table:table-cell office:value-type="string">
                <text:p>12:39:57</text:p>
              </table:table-cell>
              <table:table-cell office:value-type="float" office:value="0.062873">
                <text:p>0.062873</text:p>
              </table:table-cell>
              <table:table-cell office:value-type="float" office:value="0.011436">
                <text:p>0.011436</text:p>
              </table:table-cell>
            </table:table-row>
            <table:table-row>
              <table:table-cell office:value-type="string">
                <text:p>12:39:58</text:p>
              </table:table-cell>
              <table:table-cell office:value-type="float" office:value="0.038168">
                <text:p>0.038168</text:p>
              </table:table-cell>
              <table:table-cell office:value-type="float" office:value="0.00951">
                <text:p>0.00951</text:p>
              </table:table-cell>
            </table:table-row>
            <table:table-row>
              <table:table-cell office:value-type="string">
                <text:p>12:39:59</text:p>
              </table:table-cell>
              <table:table-cell office:value-type="float" office:value="0.069857">
                <text:p>0.069857</text:p>
              </table:table-cell>
              <table:table-cell office:value-type="float" office:value="0.009089">
                <text:p>0.009089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0.023853">
                <text:p>0.023853</text:p>
              </table:table-cell>
              <table:table-cell office:value-type="float" office:value="0.009282">
                <text:p>0.009282</text:p>
              </table:table-cell>
            </table:table-row>
            <table:table-row>
              <table:table-cell office:value-type="string">
                <text:p>12:40:01</text:p>
              </table:table-cell>
              <table:table-cell office:value-type="float" office:value="0.020574">
                <text:p>0.020574</text:p>
              </table:table-cell>
              <table:table-cell office:value-type="float" office:value="0.007189">
                <text:p>0.007189</text:p>
              </table:table-cell>
            </table:table-row>
            <table:table-row>
              <table:table-cell office:value-type="string">
                <text:p>12:40:02</text:p>
              </table:table-cell>
              <table:table-cell office:value-type="float" office:value="0.027773">
                <text:p>0.027773</text:p>
              </table:table-cell>
              <table:table-cell office:value-type="float" office:value="0.011717">
                <text:p>0.011717</text:p>
              </table:table-cell>
            </table:table-row>
            <table:table-row>
              <table:table-cell office:value-type="string">
                <text:p>12:40:03</text:p>
              </table:table-cell>
              <table:table-cell office:value-type="float" office:value="0.036508">
                <text:p>0.036508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2:40:04</text:p>
              </table:table-cell>
              <table:table-cell office:value-type="float" office:value="0.056433">
                <text:p>0.056433</text:p>
              </table:table-cell>
              <table:table-cell office:value-type="float" office:value="0.012493">
                <text:p>0.012493</text:p>
              </table:table-cell>
            </table:table-row>
            <table:table-row>
              <table:table-cell office:value-type="string">
                <text:p>12:40:05</text:p>
              </table:table-cell>
              <table:table-cell office:value-type="float" office:value="0.042564">
                <text:p>0.042564</text:p>
              </table:table-cell>
              <table:table-cell office:value-type="float" office:value="0.015096">
                <text:p>0.015096</text:p>
              </table:table-cell>
            </table:table-row>
            <table:table-row>
              <table:table-cell office:value-type="string">
                <text:p>12:40:06</text:p>
              </table:table-cell>
              <table:table-cell office:value-type="float" office:value="0.04399">
                <text:p>0.04399</text:p>
              </table:table-cell>
              <table:table-cell office:value-type="float" office:value="0.012302">
                <text:p>0.012302</text:p>
              </table:table-cell>
            </table:table-row>
            <table:table-row>
              <table:table-cell office:value-type="string">
                <text:p>12:40:07</text:p>
              </table:table-cell>
              <table:table-cell office:value-type="float" office:value="0.016203">
                <text:p>0.016203</text:p>
              </table:table-cell>
              <table:table-cell office:value-type="float" office:value="0.005925">
                <text:p>0.005925</text:p>
              </table:table-cell>
            </table:table-row>
            <table:table-row>
              <table:table-cell office:value-type="string">
                <text:p>12:40:08</text:p>
              </table:table-cell>
              <table:table-cell office:value-type="float" office:value="0.018551">
                <text:p>0.018551</text:p>
              </table:table-cell>
              <table:table-cell office:value-type="float" office:value="0.006659">
                <text:p>0.006659</text:p>
              </table:table-cell>
            </table:table-row>
            <table:table-row>
              <table:table-cell office:value-type="string">
                <text:p>12:40:09</text:p>
              </table:table-cell>
              <table:table-cell office:value-type="float" office:value="0.027899">
                <text:p>0.027899</text:p>
              </table:table-cell>
              <table:table-cell office:value-type="float" office:value="0.006762">
                <text:p>0.006762</text:p>
              </table:table-cell>
            </table:table-row>
            <table:table-row>
              <table:table-cell office:value-type="string">
                <text:p>12:40:10</text:p>
              </table:table-cell>
              <table:table-cell office:value-type="float" office:value="0.024811">
                <text:p>0.024811</text:p>
              </table:table-cell>
              <table:table-cell office:value-type="float" office:value="0.00888">
                <text:p>0.00888</text:p>
              </table:table-cell>
            </table:table-row>
            <table:table-row>
              <table:table-cell office:value-type="string">
                <text:p>12:40:11</text:p>
              </table:table-cell>
              <table:table-cell office:value-type="float" office:value="0.041086">
                <text:p>0.041086</text:p>
              </table:table-cell>
              <table:table-cell office:value-type="float" office:value="0.013434">
                <text:p>0.013434</text:p>
              </table:table-cell>
            </table:table-row>
            <table:table-row>
              <table:table-cell office:value-type="string">
                <text:p>12:40:12</text:p>
              </table:table-cell>
              <table:table-cell office:value-type="float" office:value="0.018467">
                <text:p>0.018467</text:p>
              </table:table-cell>
              <table:table-cell office:value-type="float" office:value="0.006869">
                <text:p>0.006869</text:p>
              </table:table-cell>
            </table:table-row>
            <table:table-row>
              <table:table-cell office:value-type="string">
                <text:p>12:40:13</text:p>
              </table:table-cell>
              <table:table-cell office:value-type="float" office:value="0.050519">
                <text:p>0.050519</text:p>
              </table:table-cell>
              <table:table-cell office:value-type="float" office:value="0.011338">
                <text:p>0.011338</text:p>
              </table:table-cell>
            </table:table-row>
            <table:table-row>
              <table:table-cell office:value-type="string">
                <text:p>12:40:14</text:p>
              </table:table-cell>
              <table:table-cell office:value-type="float" office:value="0.048081">
                <text:p>0.048081</text:p>
              </table:table-cell>
              <table:table-cell office:value-type="float" office:value="0.010423">
                <text:p>0.010423</text:p>
              </table:table-cell>
            </table:table-row>
            <table:table-row>
              <table:table-cell office:value-type="string">
                <text:p>12:40:15</text:p>
              </table:table-cell>
              <table:table-cell office:value-type="float" office:value="0.067346">
                <text:p>0.067346</text:p>
              </table:table-cell>
              <table:table-cell office:value-type="float" office:value="0.016972">
                <text:p>0.016972</text:p>
              </table:table-cell>
            </table:table-row>
            <table:table-row>
              <table:table-cell office:value-type="string">
                <text:p>12:40:16</text:p>
              </table:table-cell>
              <table:table-cell office:value-type="float" office:value="0.021043">
                <text:p>0.021043</text:p>
              </table:table-cell>
              <table:table-cell office:value-type="float" office:value="0.008904">
                <text:p>0.008904</text:p>
              </table:table-cell>
            </table:table-row>
            <table:table-row>
              <table:table-cell office:value-type="string">
                <text:p>12:40:17</text:p>
              </table:table-cell>
              <table:table-cell office:value-type="float" office:value="0.033371">
                <text:p>0.033371</text:p>
              </table:table-cell>
              <table:table-cell office:value-type="float" office:value="0.011115">
                <text:p>0.011115</text:p>
              </table:table-cell>
            </table:table-row>
            <table:table-row>
              <table:table-cell office:value-type="string">
                <text:p>12:40:18</text:p>
              </table:table-cell>
              <table:table-cell office:value-type="float" office:value="0.05282">
                <text:p>0.05282</text:p>
              </table:table-cell>
              <table:table-cell office:value-type="float" office:value="0.011018">
                <text:p>0.011018</text:p>
              </table:table-cell>
            </table:table-row>
            <table:table-row>
              <table:table-cell office:value-type="string">
                <text:p>12:40:19</text:p>
              </table:table-cell>
              <table:table-cell office:value-type="float" office:value="0.051584">
                <text:p>0.051584</text:p>
              </table:table-cell>
              <table:table-cell office:value-type="float" office:value="0.01546">
                <text:p>0.01546</text:p>
              </table:table-cell>
            </table:table-row>
            <table:table-row>
              <table:table-cell office:value-type="string">
                <text:p>12:40:20</text:p>
              </table:table-cell>
              <table:table-cell office:value-type="float" office:value="0.039925">
                <text:p>0.039925</text:p>
              </table:table-cell>
              <table:table-cell office:value-type="float" office:value="0.01106">
                <text:p>0.01106</text:p>
              </table:table-cell>
            </table:table-row>
            <table:table-row>
              <table:table-cell office:value-type="string">
                <text:p>12:40:21</text:p>
              </table:table-cell>
              <table:table-cell office:value-type="float" office:value="0.040842">
                <text:p>0.040842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12:40:22</text:p>
              </table:table-cell>
              <table:table-cell office:value-type="float" office:value="0.04733">
                <text:p>0.04733</text:p>
              </table:table-cell>
              <table:table-cell office:value-type="float" office:value="0.009465">
                <text:p>0.009465</text:p>
              </table:table-cell>
            </table:table-row>
            <table:table-row>
              <table:table-cell office:value-type="string">
                <text:p>12:40:23</text:p>
              </table:table-cell>
              <table:table-cell office:value-type="float" office:value="0.052682">
                <text:p>0.052682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string">
                <text:p>12:40:24</text:p>
              </table:table-cell>
              <table:table-cell office:value-type="float" office:value="0.021512">
                <text:p>0.021512</text:p>
              </table:table-cell>
              <table:table-cell office:value-type="float" office:value="0.010573">
                <text:p>0.010573</text:p>
              </table:table-cell>
            </table:table-row>
            <table:table-row>
              <table:table-cell office:value-type="string">
                <text:p>12:40:25</text:p>
              </table:table-cell>
              <table:table-cell office:value-type="float" office:value="0.061928">
                <text:p>0.061928</text:p>
              </table:table-cell>
              <table:table-cell office:value-type="float" office:value="0.010344">
                <text:p>0.010344</text:p>
              </table:table-cell>
            </table:table-row>
            <table:table-row>
              <table:table-cell office:value-type="string">
                <text:p>12:40:26</text:p>
              </table:table-cell>
              <table:table-cell office:value-type="float" office:value="0.03949">
                <text:p>0.03949</text:p>
              </table:table-cell>
              <table:table-cell office:value-type="float" office:value="0.006583">
                <text:p>0.006583</text:p>
              </table:table-cell>
            </table:table-row>
            <table:table-row>
              <table:table-cell office:value-type="string">
                <text:p>12:40:27</text:p>
              </table:table-cell>
              <table:table-cell office:value-type="float" office:value="0.041135">
                <text:p>0.041135</text:p>
              </table:table-cell>
              <table:table-cell office:value-type="float" office:value="0.006363">
                <text:p>0.006363</text:p>
              </table:table-cell>
            </table:table-row>
            <table:table-row>
              <table:table-cell office:value-type="string">
                <text:p>12:40:28</text:p>
              </table:table-cell>
              <table:table-cell office:value-type="float" office:value="0.019578">
                <text:p>0.019578</text:p>
              </table:table-cell>
              <table:table-cell office:value-type="float" office:value="0.008544">
                <text:p>0.008544</text:p>
              </table:table-cell>
            </table:table-row>
            <table:table-row>
              <table:table-cell office:value-type="string">
                <text:p>12:40:29</text:p>
              </table:table-cell>
              <table:table-cell office:value-type="float" office:value="0.019521">
                <text:p>0.019521</text:p>
              </table:table-cell>
              <table:table-cell office:value-type="float" office:value="0.006852">
                <text:p>0.006852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0.049612">
                <text:p>0.049612</text:p>
              </table:table-cell>
              <table:table-cell office:value-type="float" office:value="0.009801">
                <text:p>0.009801</text:p>
              </table:table-cell>
            </table:table-row>
            <table:table-row>
              <table:table-cell office:value-type="string">
                <text:p>12:40:31</text:p>
              </table:table-cell>
              <table:table-cell office:value-type="float" office:value="0.036474">
                <text:p>0.036474</text:p>
              </table:table-cell>
              <table:table-cell office:value-type="float" office:value="0.008039">
                <text:p>0.008039</text:p>
              </table:table-cell>
            </table:table-row>
            <table:table-row>
              <table:table-cell office:value-type="string">
                <text:p>12:40:32</text:p>
              </table:table-cell>
              <table:table-cell office:value-type="float" office:value="0.025172">
                <text:p>0.025172</text:p>
              </table:table-cell>
              <table:table-cell office:value-type="float" office:value="0.007514">
                <text:p>0.007514</text:p>
              </table:table-cell>
            </table:table-row>
            <table:table-row>
              <table:table-cell office:value-type="string">
                <text:p>12:40:33</text:p>
              </table:table-cell>
              <table:table-cell office:value-type="float" office:value="0.03893">
                <text:p>0.03893</text:p>
              </table:table-cell>
              <table:table-cell office:value-type="float" office:value="0.008197">
                <text:p>0.008197</text:p>
              </table:table-cell>
            </table:table-row>
            <table:table-row>
              <table:table-cell office:value-type="string">
                <text:p>12:40:34</text:p>
              </table:table-cell>
              <table:table-cell office:value-type="float" office:value="0.03801">
                <text:p>0.03801</text:p>
              </table:table-cell>
              <table:table-cell office:value-type="float" office:value="0.009734">
                <text:p>0.009734</text:p>
              </table:table-cell>
            </table:table-row>
            <table:table-row>
              <table:table-cell office:value-type="string">
                <text:p>12:40:35</text:p>
              </table:table-cell>
              <table:table-cell office:value-type="float" office:value="0.017058">
                <text:p>0.017058</text:p>
              </table:table-cell>
              <table:table-cell office:value-type="float" office:value="0.006697">
                <text:p>0.006697</text:p>
              </table:table-cell>
            </table:table-row>
            <table:table-row>
              <table:table-cell office:value-type="string">
                <text:p>12:40:36</text:p>
              </table:table-cell>
              <table:table-cell office:value-type="float" office:value="0.057783">
                <text:p>0.057783</text:p>
              </table:table-cell>
              <table:table-cell office:value-type="float" office:value="0.008626">
                <text:p>0.008626</text:p>
              </table:table-cell>
            </table:table-row>
            <table:table-row>
              <table:table-cell office:value-type="string">
                <text:p>12:40:37</text:p>
              </table:table-cell>
              <table:table-cell office:value-type="float" office:value="0.028233">
                <text:p>0.028233</text:p>
              </table:table-cell>
              <table:table-cell office:value-type="float" office:value="0.011973">
                <text:p>0.011973</text:p>
              </table:table-cell>
            </table:table-row>
            <table:table-row>
              <table:table-cell office:value-type="string">
                <text:p>12:40:38</text:p>
              </table:table-cell>
              <table:table-cell office:value-type="float" office:value="0.024923">
                <text:p>0.024923</text:p>
              </table:table-cell>
              <table:table-cell office:value-type="float" office:value="0.011365">
                <text:p>0.011365</text:p>
              </table:table-cell>
            </table:table-row>
            <table:table-row>
              <table:table-cell office:value-type="string">
                <text:p>12:40:39</text:p>
              </table:table-cell>
              <table:table-cell office:value-type="float" office:value="0.026265">
                <text:p>0.026265</text:p>
              </table:table-cell>
              <table:table-cell office:value-type="float" office:value="0.008698">
                <text:p>0.008698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0.03967">
                <text:p>0.03967</text:p>
              </table:table-cell>
              <table:table-cell office:value-type="float" office:value="0.007884">
                <text:p>0.007884</text:p>
              </table:table-cell>
            </table:table-row>
            <table:table-row>
              <table:table-cell office:value-type="string">
                <text:p>12:40:41</text:p>
              </table:table-cell>
              <table:table-cell office:value-type="float" office:value="0.030578">
                <text:p>0.030578</text:p>
              </table:table-cell>
              <table:table-cell office:value-type="float" office:value="0.009397">
                <text:p>0.009397</text:p>
              </table:table-cell>
            </table:table-row>
            <table:table-row>
              <table:table-cell office:value-type="string">
                <text:p>12:40:42</text:p>
              </table:table-cell>
              <table:table-cell office:value-type="float" office:value="0.026793">
                <text:p>0.026793</text:p>
              </table:table-cell>
              <table:table-cell office:value-type="float" office:value="0.009652">
                <text:p>0.009652</text:p>
              </table:table-cell>
            </table:table-row>
            <table:table-row>
              <table:table-cell office:value-type="string">
                <text:p>12:40:43</text:p>
              </table:table-cell>
              <table:table-cell office:value-type="float" office:value="0.042932">
                <text:p>0.042932</text:p>
              </table:table-cell>
              <table:table-cell office:value-type="float" office:value="0.012849">
                <text:p>0.012849</text:p>
              </table:table-cell>
            </table:table-row>
            <table:table-row>
              <table:table-cell office:value-type="string">
                <text:p>12:40:44</text:p>
              </table:table-cell>
              <table:table-cell office:value-type="float" office:value="0.031595">
                <text:p>0.031595</text:p>
              </table:table-cell>
              <table:table-cell office:value-type="float" office:value="0.009946">
                <text:p>0.009946</text:p>
              </table:table-cell>
            </table:table-row>
            <table:table-row>
              <table:table-cell office:value-type="string">
                <text:p>12:40:45</text:p>
              </table:table-cell>
              <table:table-cell office:value-type="float" office:value="0.037694">
                <text:p>0.037694</text:p>
              </table:table-cell>
              <table:table-cell office:value-type="float" office:value="0.007202">
                <text:p>0.007202</text:p>
              </table:table-cell>
            </table:table-row>
            <table:table-row>
              <table:table-cell office:value-type="string">
                <text:p>12:40:46</text:p>
              </table:table-cell>
              <table:table-cell office:value-type="float" office:value="0.037636">
                <text:p>0.037636</text:p>
              </table:table-cell>
              <table:table-cell office:value-type="float" office:value="0.009741">
                <text:p>0.009741</text:p>
              </table:table-cell>
            </table:table-row>
            <table:table-row>
              <table:table-cell office:value-type="string">
                <text:p>12:40:47</text:p>
              </table:table-cell>
              <table:table-cell office:value-type="float" office:value="0.020965">
                <text:p>0.020965</text:p>
              </table:table-cell>
              <table:table-cell office:value-type="float" office:value="0.00695">
                <text:p>0.00695</text:p>
              </table:table-cell>
            </table:table-row>
            <table:table-row>
              <table:table-cell office:value-type="string">
                <text:p>12:40:48</text:p>
              </table:table-cell>
              <table:table-cell office:value-type="float" office:value="0.019849">
                <text:p>0.019849</text:p>
              </table:table-cell>
              <table:table-cell office:value-type="float" office:value="0.007386">
                <text:p>0.007386</text:p>
              </table:table-cell>
            </table:table-row>
            <table:table-row>
              <table:table-cell office:value-type="string">
                <text:p>12:40:49</text:p>
              </table:table-cell>
              <table:table-cell office:value-type="float" office:value="0.034891">
                <text:p>0.034891</text:p>
              </table:table-cell>
              <table:table-cell office:value-type="float" office:value="0.009702">
                <text:p>0.009702</text:p>
              </table:table-cell>
            </table:table-row>
            <table:table-row>
              <table:table-cell office:value-type="string">
                <text:p>12:40:50</text:p>
              </table:table-cell>
              <table:table-cell office:value-type="float" office:value="0.035275">
                <text:p>0.035275</text:p>
              </table:table-cell>
              <table:table-cell office:value-type="float" office:value="0.007479">
                <text:p>0.007479</text:p>
              </table:table-cell>
            </table:table-row>
            <table:table-row>
              <table:table-cell office:value-type="string">
                <text:p>12:40:51</text:p>
              </table:table-cell>
              <table:table-cell office:value-type="float" office:value="0.017653">
                <text:p>0.017653</text:p>
              </table:table-cell>
              <table:table-cell office:value-type="float" office:value="0.006105">
                <text:p>0.006105</text:p>
              </table:table-cell>
            </table:table-row>
            <table:table-row>
              <table:table-cell office:value-type="string">
                <text:p>12:40:52</text:p>
              </table:table-cell>
              <table:table-cell office:value-type="float" office:value="0.02089">
                <text:p>0.02089</text:p>
              </table:table-cell>
              <table:table-cell office:value-type="float" office:value="0.008113">
                <text:p>0.008113</text:p>
              </table:table-cell>
            </table:table-row>
            <table:table-row>
              <table:table-cell office:value-type="string">
                <text:p>12:40:53</text:p>
              </table:table-cell>
              <table:table-cell office:value-type="float" office:value="0.049672">
                <text:p>0.049672</text:p>
              </table:table-cell>
              <table:table-cell office:value-type="float" office:value="0.014484">
                <text:p>0.014484</text:p>
              </table:table-cell>
            </table:table-row>
            <table:table-row>
              <table:table-cell office:value-type="string">
                <text:p>12:40:54</text:p>
              </table:table-cell>
              <table:table-cell office:value-type="float" office:value="0.017736">
                <text:p>0.017736</text:p>
              </table:table-cell>
              <table:table-cell office:value-type="float" office:value="0.006622">
                <text:p>0.006622</text:p>
              </table:table-cell>
            </table:table-row>
            <table:table-row>
              <table:table-cell office:value-type="string">
                <text:p>12:40:55</text:p>
              </table:table-cell>
              <table:table-cell office:value-type="float" office:value="0.022119">
                <text:p>0.022119</text:p>
              </table:table-cell>
              <table:table-cell office:value-type="float" office:value="0.007155">
                <text:p>0.007155</text:p>
              </table:table-cell>
            </table:table-row>
            <table:table-row>
              <table:table-cell office:value-type="string">
                <text:p>12:40:56</text:p>
              </table:table-cell>
              <table:table-cell office:value-type="float" office:value="0.022506">
                <text:p>0.022506</text:p>
              </table:table-cell>
              <table:table-cell office:value-type="float" office:value="0.008169">
                <text:p>0.008169</text:p>
              </table:table-cell>
            </table:table-row>
            <table:table-row>
              <table:table-cell office:value-type="string">
                <text:p>12:40:57</text:p>
              </table:table-cell>
              <table:table-cell office:value-type="float" office:value="0.024789">
                <text:p>0.024789</text:p>
              </table:table-cell>
              <table:table-cell office:value-type="float" office:value="0.007662">
                <text:p>0.007662</text:p>
              </table:table-cell>
            </table:table-row>
            <table:table-row>
              <table:table-cell office:value-type="string">
                <text:p>12:40:58</text:p>
              </table:table-cell>
              <table:table-cell office:value-type="float" office:value="0.045494">
                <text:p>0.045494</text:p>
              </table:table-cell>
              <table:table-cell office:value-type="float" office:value="0.009008">
                <text:p>0.009008</text:p>
              </table:table-cell>
            </table:table-row>
            <table:table-row>
              <table:table-cell office:value-type="string">
                <text:p>12:40:59</text:p>
              </table:table-cell>
              <table:table-cell office:value-type="float" office:value="0.074252">
                <text:p>0.074252</text:p>
              </table:table-cell>
              <table:table-cell office:value-type="float" office:value="0.013925">
                <text:p>0.013925</text:p>
              </table:table-cell>
            </table:table-row>
            <table:table-row>
              <table:table-cell office:value-type="string">
                <text:p>12:41:00</text:p>
              </table:table-cell>
              <table:table-cell office:value-type="float" office:value="0.032437">
                <text:p>0.032437</text:p>
              </table:table-cell>
              <table:table-cell office:value-type="float" office:value="0.008769">
                <text:p>0.008769</text:p>
              </table:table-cell>
            </table:table-row>
            <table:table-row>
              <table:table-cell office:value-type="string">
                <text:p>12:41:01</text:p>
              </table:table-cell>
              <table:table-cell office:value-type="float" office:value="0.041398">
                <text:p>0.041398</text:p>
              </table:table-cell>
              <table:table-cell office:value-type="float" office:value="0.009904">
                <text:p>0.009904</text:p>
              </table:table-cell>
            </table:table-row>
            <table:table-row>
              <table:table-cell office:value-type="string">
                <text:p>12:41:02</text:p>
              </table:table-cell>
              <table:table-cell office:value-type="float" office:value="0.03132">
                <text:p>0.03132</text:p>
              </table:table-cell>
              <table:table-cell office:value-type="float" office:value="0.009287">
                <text:p>0.009287</text:p>
              </table:table-cell>
            </table:table-row>
            <table:table-row>
              <table:table-cell office:value-type="string">
                <text:p>12:41:03</text:p>
              </table:table-cell>
              <table:table-cell office:value-type="float" office:value="0.021473">
                <text:p>0.021473</text:p>
              </table:table-cell>
              <table:table-cell office:value-type="float" office:value="0.006638">
                <text:p>0.006638</text:p>
              </table:table-cell>
            </table:table-row>
            <table:table-row>
              <table:table-cell office:value-type="string">
                <text:p>12:41:04</text:p>
              </table:table-cell>
              <table:table-cell office:value-type="float" office:value="0.05103">
                <text:p>0.05103</text:p>
              </table:table-cell>
              <table:table-cell office:value-type="float" office:value="0.008039">
                <text:p>0.008039</text:p>
              </table:table-cell>
            </table:table-row>
            <table:table-row>
              <table:table-cell office:value-type="string">
                <text:p>12:41:05</text:p>
              </table:table-cell>
              <table:table-cell office:value-type="float" office:value="0.03378">
                <text:p>0.03378</text:p>
              </table:table-cell>
              <table:table-cell office:value-type="float" office:value="0.009845">
                <text:p>0.009845</text:p>
              </table:table-cell>
            </table:table-row>
            <table:table-row>
              <table:table-cell office:value-type="string">
                <text:p>12:41:06</text:p>
              </table:table-cell>
              <table:table-cell office:value-type="float" office:value="0.018252">
                <text:p>0.018252</text:p>
              </table:table-cell>
              <table:table-cell office:value-type="float" office:value="0.007148">
                <text:p>0.007148</text:p>
              </table:table-cell>
            </table:table-row>
            <table:table-row>
              <table:table-cell office:value-type="string">
                <text:p>12:41:07</text:p>
              </table:table-cell>
              <table:table-cell office:value-type="float" office:value="0.02977">
                <text:p>0.02977</text:p>
              </table:table-cell>
              <table:table-cell office:value-type="float" office:value="0.008673">
                <text:p>0.008673</text:p>
              </table:table-cell>
            </table:table-row>
            <table:table-row>
              <table:table-cell office:value-type="string">
                <text:p>12:41:08</text:p>
              </table:table-cell>
              <table:table-cell office:value-type="float" office:value="0.054931">
                <text:p>0.054931</text:p>
              </table:table-cell>
              <table:table-cell office:value-type="float" office:value="0.013477">
                <text:p>0.013477</text:p>
              </table:table-cell>
            </table:table-row>
            <table:table-row>
              <table:table-cell office:value-type="string">
                <text:p>12:41:09</text:p>
              </table:table-cell>
              <table:table-cell office:value-type="float" office:value="0.02532">
                <text:p>0.02532</text:p>
              </table:table-cell>
              <table:table-cell office:value-type="float" office:value="0.008445">
                <text:p>0.008445</text:p>
              </table:table-cell>
            </table:table-row>
            <table:table-row>
              <table:table-cell office:value-type="string">
                <text:p>12:41:10</text:p>
              </table:table-cell>
              <table:table-cell office:value-type="float" office:value="0.046895">
                <text:p>0.046895</text:p>
              </table:table-cell>
              <table:table-cell office:value-type="float" office:value="0.01203">
                <text:p>0.01203</text:p>
              </table:table-cell>
            </table:table-row>
            <table:table-row>
              <table:table-cell office:value-type="string">
                <text:p>12:41:11</text:p>
              </table:table-cell>
              <table:table-cell office:value-type="float" office:value="0.041427">
                <text:p>0.041427</text:p>
              </table:table-cell>
              <table:table-cell office:value-type="float" office:value="0.010862">
                <text:p>0.010862</text:p>
              </table:table-cell>
            </table:table-row>
            <table:table-row>
              <table:table-cell office:value-type="string">
                <text:p>12:41:12</text:p>
              </table:table-cell>
              <table:table-cell office:value-type="float" office:value="0.070972">
                <text:p>0.070972</text:p>
              </table:table-cell>
              <table:table-cell office:value-type="float" office:value="0.013333">
                <text:p>0.013333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0.018453">
                <text:p>0.018453</text:p>
              </table:table-cell>
              <table:table-cell office:value-type="float" office:value="0.006994">
                <text:p>0.006994</text:p>
              </table:table-cell>
            </table:table-row>
            <table:table-row>
              <table:table-cell office:value-type="string">
                <text:p>12:41:14</text:p>
              </table:table-cell>
              <table:table-cell office:value-type="float" office:value="0.020022">
                <text:p>0.020022</text:p>
              </table:table-cell>
              <table:table-cell office:value-type="float" office:value="0.006907">
                <text:p>0.006907</text:p>
              </table:table-cell>
            </table:table-row>
            <table:table-row>
              <table:table-cell office:value-type="string">
                <text:p>12:41:15</text:p>
              </table:table-cell>
              <table:table-cell office:value-type="float" office:value="0.026019">
                <text:p>0.026019</text:p>
              </table:table-cell>
              <table:table-cell office:value-type="float" office:value="0.007573">
                <text:p>0.007573</text:p>
              </table:table-cell>
            </table:table-row>
            <table:table-row>
              <table:table-cell office:value-type="string">
                <text:p>12:41:16</text:p>
              </table:table-cell>
              <table:table-cell office:value-type="float" office:value="0.04649">
                <text:p>0.04649</text:p>
              </table:table-cell>
              <table:table-cell office:value-type="float" office:value="0.010801">
                <text:p>0.010801</text:p>
              </table:table-cell>
            </table:table-row>
            <table:table-row>
              <table:table-cell office:value-type="string">
                <text:p>12:41:17</text:p>
              </table:table-cell>
              <table:table-cell office:value-type="float" office:value="0.030056">
                <text:p>0.030056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>
                <text:p>12:41:18</text:p>
              </table:table-cell>
              <table:table-cell office:value-type="float" office:value="0.038047">
                <text:p>0.038047</text:p>
              </table:table-cell>
              <table:table-cell office:value-type="float" office:value="0.011906">
                <text:p>0.011906</text:p>
              </table:table-cell>
            </table:table-row>
            <table:table-row>
              <table:table-cell office:value-type="string">
                <text:p>12:41:19</text:p>
              </table:table-cell>
              <table:table-cell office:value-type="float" office:value="0.025633">
                <text:p>0.025633</text:p>
              </table:table-cell>
              <table:table-cell office:value-type="float" office:value="0.007808">
                <text:p>0.007808</text:p>
              </table:table-cell>
            </table:table-row>
            <table:table-row>
              <table:table-cell office:value-type="string">
                <text:p>12:41:20</text:p>
              </table:table-cell>
              <table:table-cell office:value-type="float" office:value="0.022456">
                <text:p>0.022456</text:p>
              </table:table-cell>
              <table:table-cell office:value-type="float" office:value="0.007145">
                <text:p>0.007145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0.045267">
                <text:p>0.045267</text:p>
              </table:table-cell>
              <table:table-cell office:value-type="float" office:value="0.010001">
                <text:p>0.010001</text:p>
              </table:table-cell>
            </table:table-row>
            <table:table-row>
              <table:table-cell office:value-type="string">
                <text:p>12:41:22</text:p>
              </table:table-cell>
              <table:table-cell office:value-type="float" office:value="0.019044">
                <text:p>0.019044</text:p>
              </table:table-cell>
              <table:table-cell office:value-type="float" office:value="0.008322">
                <text:p>0.008322</text:p>
              </table:table-cell>
            </table:table-row>
            <table:table-row>
              <table:table-cell office:value-type="string">
                <text:p>12:41:23</text:p>
              </table:table-cell>
              <table:table-cell office:value-type="float" office:value="0.07729">
                <text:p>0.07729</text:p>
              </table:table-cell>
              <table:table-cell office:value-type="float" office:value="0.013435">
                <text:p>0.013435</text:p>
              </table:table-cell>
            </table:table-row>
            <table:table-row>
              <table:table-cell office:value-type="string">
                <text:p>12:41:24</text:p>
              </table:table-cell>
              <table:table-cell office:value-type="float" office:value="0.035341">
                <text:p>0.035341</text:p>
              </table:table-cell>
              <table:table-cell office:value-type="float" office:value="0.010577">
                <text:p>0.010577</text:p>
              </table:table-cell>
            </table:table-row>
            <table:table-row>
              <table:table-cell office:value-type="string">
                <text:p>12:41:25</text:p>
              </table:table-cell>
              <table:table-cell office:value-type="float" office:value="0.020588">
                <text:p>0.020588</text:p>
              </table:table-cell>
              <table:table-cell office:value-type="float" office:value="0.008953">
                <text:p>0.008953</text:p>
              </table:table-cell>
            </table:table-row>
            <table:table-row>
              <table:table-cell office:value-type="string">
                <text:p>12:41:26</text:p>
              </table:table-cell>
              <table:table-cell office:value-type="float" office:value="0.02381">
                <text:p>0.02381</text:p>
              </table:table-cell>
              <table:table-cell office:value-type="float" office:value="0.009669">
                <text:p>0.009669</text:p>
              </table:table-cell>
            </table:table-row>
            <table:table-row>
              <table:table-cell office:value-type="string">
                <text:p>12:41:27</text:p>
              </table:table-cell>
              <table:table-cell office:value-type="float" office:value="0.025707">
                <text:p>0.025707</text:p>
              </table:table-cell>
              <table:table-cell office:value-type="float" office:value="0.008948">
                <text:p>0.008948</text:p>
              </table:table-cell>
            </table:table-row>
            <table:table-row>
              <table:table-cell office:value-type="string">
                <text:p>12:41:28</text:p>
              </table:table-cell>
              <table:table-cell office:value-type="float" office:value="0.022646">
                <text:p>0.022646</text:p>
              </table:table-cell>
              <table:table-cell office:value-type="float" office:value="0.007242">
                <text:p>0.007242</text:p>
              </table:table-cell>
            </table:table-row>
            <table:table-row>
              <table:table-cell office:value-type="string">
                <text:p>12:41:29</text:p>
              </table:table-cell>
              <table:table-cell office:value-type="float" office:value="0.052365">
                <text:p>0.052365</text:p>
              </table:table-cell>
              <table:table-cell office:value-type="float" office:value="0.011195">
                <text:p>0.011195</text:p>
              </table:table-cell>
            </table:table-row>
            <table:table-row>
              <table:table-cell office:value-type="string">
                <text:p>12:41:30</text:p>
              </table:table-cell>
              <table:table-cell office:value-type="float" office:value="0.03874">
                <text:p>0.03874</text:p>
              </table:table-cell>
              <table:table-cell office:value-type="float" office:value="0.009683">
                <text:p>0.009683</text:p>
              </table:table-cell>
            </table:table-row>
            <table:table-row>
              <table:table-cell office:value-type="string">
                <text:p>12:41:31</text:p>
              </table:table-cell>
              <table:table-cell office:value-type="float" office:value="0.024793">
                <text:p>0.024793</text:p>
              </table:table-cell>
              <table:table-cell office:value-type="float" office:value="0.009128">
                <text:p>0.009128</text:p>
              </table:table-cell>
            </table:table-row>
            <table:table-row>
              <table:table-cell office:value-type="string">
                <text:p>12:41:32</text:p>
              </table:table-cell>
              <table:table-cell office:value-type="float" office:value="0.037324">
                <text:p>0.037324</text:p>
              </table:table-cell>
              <table:table-cell office:value-type="float" office:value="0.00924">
                <text:p>0.00924</text:p>
              </table:table-cell>
            </table:table-row>
            <table:table-row>
              <table:table-cell office:value-type="string">
                <text:p>12:41:33</text:p>
              </table:table-cell>
              <table:table-cell office:value-type="float" office:value="0.019368">
                <text:p>0.019368</text:p>
              </table:table-cell>
              <table:table-cell office:value-type="float" office:value="0.007185">
                <text:p>0.007185</text:p>
              </table:table-cell>
            </table:table-row>
            <table:table-row>
              <table:table-cell office:value-type="string">
                <text:p>12:41:34</text:p>
              </table:table-cell>
              <table:table-cell office:value-type="float" office:value="0.041842">
                <text:p>0.041842</text:p>
              </table:table-cell>
              <table:table-cell office:value-type="float" office:value="0.009015">
                <text:p>0.009015</text:p>
              </table:table-cell>
            </table:table-row>
            <table:table-row>
              <table:table-cell office:value-type="string">
                <text:p>12:41:35</text:p>
              </table:table-cell>
              <table:table-cell office:value-type="float" office:value="0.044185">
                <text:p>0.044185</text:p>
              </table:table-cell>
              <table:table-cell office:value-type="float" office:value="0.012069">
                <text:p>0.012069</text:p>
              </table:table-cell>
            </table:table-row>
            <table:table-row>
              <table:table-cell office:value-type="string">
                <text:p>12:41:36</text:p>
              </table:table-cell>
              <table:table-cell office:value-type="float" office:value="0.023167">
                <text:p>0.023167</text:p>
              </table:table-cell>
              <table:table-cell office:value-type="float" office:value="0.008168">
                <text:p>0.008168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0.035888">
                <text:p>0.035888</text:p>
              </table:table-cell>
              <table:table-cell office:value-type="float" office:value="0.009504">
                <text:p>0.009504</text:p>
              </table:table-cell>
            </table:table-row>
            <table:table-row>
              <table:table-cell office:value-type="string">
                <text:p>12:41:38</text:p>
              </table:table-cell>
              <table:table-cell office:value-type="float" office:value="0.020492">
                <text:p>0.020492</text:p>
              </table:table-cell>
              <table:table-cell office:value-type="float" office:value="0.007281">
                <text:p>0.007281</text:p>
              </table:table-cell>
            </table:table-row>
            <table:table-row>
              <table:table-cell office:value-type="string">
                <text:p>12:41:39</text:p>
              </table:table-cell>
              <table:table-cell office:value-type="float" office:value="0.033722">
                <text:p>0.033722</text:p>
              </table:table-cell>
              <table:table-cell office:value-type="float" office:value="0.008754">
                <text:p>0.008754</text:p>
              </table:table-cell>
            </table:table-row>
            <table:table-row>
              <table:table-cell office:value-type="string">
                <text:p>12:41:40</text:p>
              </table:table-cell>
              <table:table-cell office:value-type="float" office:value="0.076485">
                <text:p>0.076485</text:p>
              </table:table-cell>
              <table:table-cell office:value-type="float" office:value="0.009347">
                <text:p>0.009347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0.019289">
                <text:p>0.019289</text:p>
              </table:table-cell>
              <table:table-cell office:value-type="float" office:value="0.006985">
                <text:p>0.006985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0.023561">
                <text:p>0.023561</text:p>
              </table:table-cell>
              <table:table-cell office:value-type="float" office:value="0.009703">
                <text:p>0.009703</text:p>
              </table:table-cell>
            </table:table-row>
            <table:table-row>
              <table:table-cell office:value-type="string">
                <text:p>12:41:43</text:p>
              </table:table-cell>
              <table:table-cell office:value-type="float" office:value="0.051178">
                <text:p>0.051178</text:p>
              </table:table-cell>
              <table:table-cell office:value-type="float" office:value="0.008712">
                <text:p>0.008712</text:p>
              </table:table-cell>
            </table:table-row>
            <table:table-row>
              <table:table-cell office:value-type="string">
                <text:p>12:41:44</text:p>
              </table:table-cell>
              <table:table-cell office:value-type="float" office:value="0.04426">
                <text:p>0.04426</text:p>
              </table:table-cell>
              <table:table-cell office:value-type="float" office:value="0.006376">
                <text:p>0.006376</text:p>
              </table:table-cell>
            </table:table-row>
            <table:table-row>
              <table:table-cell office:value-type="string">
                <text:p>12:41:45</text:p>
              </table:table-cell>
              <table:table-cell office:value-type="float" office:value="0.03636">
                <text:p>0.03636</text:p>
              </table:table-cell>
              <table:table-cell office:value-type="float" office:value="0.008253">
                <text:p>0.008253</text:p>
              </table:table-cell>
            </table:table-row>
            <table:table-row>
              <table:table-cell office:value-type="string">
                <text:p>12:41:46</text:p>
              </table:table-cell>
              <table:table-cell office:value-type="float" office:value="0.025569">
                <text:p>0.025569</text:p>
              </table:table-cell>
              <table:table-cell office:value-type="float" office:value="0.007745">
                <text:p>0.007745</text:p>
              </table:table-cell>
            </table:table-row>
            <table:table-row>
              <table:table-cell office:value-type="string">
                <text:p>12:41:47</text:p>
              </table:table-cell>
              <table:table-cell office:value-type="float" office:value="0.060747">
                <text:p>0.060747</text:p>
              </table:table-cell>
              <table:table-cell office:value-type="float" office:value="0.012535">
                <text:p>0.012535</text:p>
              </table:table-cell>
            </table:table-row>
            <table:table-row>
              <table:table-cell office:value-type="string">
                <text:p>12:41:48</text:p>
              </table:table-cell>
              <table:table-cell office:value-type="float" office:value="0.030808">
                <text:p>0.030808</text:p>
              </table:table-cell>
              <table:table-cell office:value-type="float" office:value="0.00974">
                <text:p>0.00974</text:p>
              </table:table-cell>
            </table:table-row>
            <table:table-row>
              <table:table-cell office:value-type="string">
                <text:p>12:41:49</text:p>
              </table:table-cell>
              <table:table-cell office:value-type="float" office:value="0.029832">
                <text:p>0.029832</text:p>
              </table:table-cell>
              <table:table-cell office:value-type="float" office:value="0.00961">
                <text:p>0.00961</text:p>
              </table:table-cell>
            </table:table-row>
            <table:table-row>
              <table:table-cell office:value-type="string">
                <text:p>12:41:50</text:p>
              </table:table-cell>
              <table:table-cell office:value-type="float" office:value="0.022489">
                <text:p>0.022489</text:p>
              </table:table-cell>
              <table:table-cell office:value-type="float" office:value="0.007988">
                <text:p>0.007988</text:p>
              </table:table-cell>
            </table:table-row>
            <table:table-row>
              <table:table-cell office:value-type="string">
                <text:p>12:41:51</text:p>
              </table:table-cell>
              <table:table-cell office:value-type="float" office:value="0.021565">
                <text:p>0.021565</text:p>
              </table:table-cell>
              <table:table-cell office:value-type="float" office:value="0.009416">
                <text:p>0.009416</text:p>
              </table:table-cell>
            </table:table-row>
            <table:table-row>
              <table:table-cell office:value-type="string">
                <text:p>12:41:52</text:p>
              </table:table-cell>
              <table:table-cell office:value-type="float" office:value="0.019939">
                <text:p>0.019939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12:41:53</text:p>
              </table:table-cell>
              <table:table-cell office:value-type="float" office:value="0.023595">
                <text:p>0.023595</text:p>
              </table:table-cell>
              <table:table-cell office:value-type="float" office:value="0.011038">
                <text:p>0.011038</text:p>
              </table:table-cell>
            </table:table-row>
            <table:table-row>
              <table:table-cell office:value-type="string">
                <text:p>12:41:54</text:p>
              </table:table-cell>
              <table:table-cell office:value-type="float" office:value="0.046782">
                <text:p>0.046782</text:p>
              </table:table-cell>
              <table:table-cell office:value-type="float" office:value="0.009907">
                <text:p>0.009907</text:p>
              </table:table-cell>
            </table:table-row>
            <table:table-row>
              <table:table-cell office:value-type="string">
                <text:p>12:41:55</text:p>
              </table:table-cell>
              <table:table-cell office:value-type="float" office:value="0.071363">
                <text:p>0.071363</text:p>
              </table:table-cell>
              <table:table-cell office:value-type="float" office:value="0.014501">
                <text:p>0.014501</text:p>
              </table:table-cell>
            </table:table-row>
            <table:table-row>
              <table:table-cell office:value-type="string">
                <text:p>12:41:56</text:p>
              </table:table-cell>
              <table:table-cell office:value-type="float" office:value="0.023614">
                <text:p>0.023614</text:p>
              </table:table-cell>
              <table:table-cell office:value-type="float" office:value="0.007434">
                <text:p>0.007434</text:p>
              </table:table-cell>
            </table:table-row>
            <table:table-row>
              <table:table-cell office:value-type="string">
                <text:p>12:41:57</text:p>
              </table:table-cell>
              <table:table-cell office:value-type="float" office:value="0.022234">
                <text:p>0.022234</text:p>
              </table:table-cell>
              <table:table-cell office:value-type="float" office:value="0.007919">
                <text:p>0.007919</text:p>
              </table:table-cell>
            </table:table-row>
            <table:table-row>
              <table:table-cell office:value-type="string">
                <text:p>12:41:58</text:p>
              </table:table-cell>
              <table:table-cell office:value-type="float" office:value="0.033799">
                <text:p>0.033799</text:p>
              </table:table-cell>
              <table:table-cell office:value-type="float" office:value="0.011229">
                <text:p>0.011229</text:p>
              </table:table-cell>
            </table:table-row>
            <table:table-row>
              <table:table-cell office:value-type="string">
                <text:p>12:41:59</text:p>
              </table:table-cell>
              <table:table-cell office:value-type="float" office:value="0.028878">
                <text:p>0.028878</text:p>
              </table:table-cell>
              <table:table-cell office:value-type="float" office:value="0.009787">
                <text:p>0.009787</text:p>
              </table:table-cell>
            </table:table-row>
            <table:table-row>
              <table:table-cell office:value-type="string">
                <text:p>12:42:00</text:p>
              </table:table-cell>
              <table:table-cell office:value-type="float" office:value="0.026565">
                <text:p>0.026565</text:p>
              </table:table-cell>
              <table:table-cell office:value-type="float" office:value="0.012985">
                <text:p>0.012985</text:p>
              </table:table-cell>
            </table:table-row>
            <table:table-row>
              <table:table-cell office:value-type="string">
                <text:p>12:42:01</text:p>
              </table:table-cell>
              <table:table-cell office:value-type="float" office:value="0.022172">
                <text:p>0.022172</text:p>
              </table:table-cell>
              <table:table-cell office:value-type="float" office:value="0.009259">
                <text:p>0.009259</text:p>
              </table:table-cell>
            </table:table-row>
            <table:table-row>
              <table:table-cell office:value-type="string">
                <text:p>12:42:02</text:p>
              </table:table-cell>
              <table:table-cell office:value-type="float" office:value="0.047346">
                <text:p>0.047346</text:p>
              </table:table-cell>
              <table:table-cell office:value-type="float" office:value="0.007035">
                <text:p>0.007035</text:p>
              </table:table-cell>
            </table:table-row>
            <table:table-row>
              <table:table-cell office:value-type="string">
                <text:p>12:42:03</text:p>
              </table:table-cell>
              <table:table-cell office:value-type="float" office:value="0.029127">
                <text:p>0.029127</text:p>
              </table:table-cell>
              <table:table-cell office:value-type="float" office:value="0.009181">
                <text:p>0.009181</text:p>
              </table:table-cell>
            </table:table-row>
            <table:table-row>
              <table:table-cell office:value-type="string">
                <text:p>12:42:04</text:p>
              </table:table-cell>
              <table:table-cell office:value-type="float" office:value="0.03911">
                <text:p>0.03911</text:p>
              </table:table-cell>
              <table:table-cell office:value-type="float" office:value="0.008695">
                <text:p>0.008695</text:p>
              </table:table-cell>
            </table:table-row>
            <table:table-row>
              <table:table-cell office:value-type="string">
                <text:p>12:42:05</text:p>
              </table:table-cell>
              <table:table-cell office:value-type="float" office:value="0.031176">
                <text:p>0.031176</text:p>
              </table:table-cell>
              <table:table-cell office:value-type="float" office:value="0.008055">
                <text:p>0.008055</text:p>
              </table:table-cell>
            </table:table-row>
            <table:table-row>
              <table:table-cell office:value-type="string">
                <text:p>12:42:06</text:p>
              </table:table-cell>
              <table:table-cell office:value-type="float" office:value="0.037656">
                <text:p>0.037656</text:p>
              </table:table-cell>
              <table:table-cell office:value-type="float" office:value="0.011385">
                <text:p>0.011385</text:p>
              </table:table-cell>
            </table:table-row>
            <table:table-row>
              <table:table-cell office:value-type="string">
                <text:p>12:42:07</text:p>
              </table:table-cell>
              <table:table-cell office:value-type="float" office:value="0.149738">
                <text:p>0.149738</text:p>
              </table:table-cell>
              <table:table-cell office:value-type="float" office:value="0.006409">
                <text:p>0.006409</text:p>
              </table:table-cell>
            </table:table-row>
            <table:table-row>
              <table:table-cell office:value-type="string">
                <text:p>12:42:08</text:p>
              </table:table-cell>
              <table:table-cell office:value-type="float" office:value="0.028822">
                <text:p>0.028822</text:p>
              </table:table-cell>
              <table:table-cell office:value-type="float" office:value="0.012673">
                <text:p>0.012673</text:p>
              </table:table-cell>
            </table:table-row>
            <table:table-row>
              <table:table-cell office:value-type="string">
                <text:p>12:42:09</text:p>
              </table:table-cell>
              <table:table-cell office:value-type="float" office:value="0.0933">
                <text:p>0.0933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12:42:10</text:p>
              </table:table-cell>
              <table:table-cell office:value-type="float" office:value="0.036948">
                <text:p>0.036948</text:p>
              </table:table-cell>
              <table:table-cell office:value-type="float" office:value="0.007163">
                <text:p>0.007163</text:p>
              </table:table-cell>
            </table:table-row>
            <table:table-row>
              <table:table-cell office:value-type="string">
                <text:p>12:42:11</text:p>
              </table:table-cell>
              <table:table-cell office:value-type="float" office:value="0.035347">
                <text:p>0.035347</text:p>
              </table:table-cell>
              <table:table-cell office:value-type="float" office:value="0.008057">
                <text:p>0.008057</text:p>
              </table:table-cell>
            </table:table-row>
            <table:table-row>
              <table:table-cell office:value-type="string">
                <text:p>12:42:12</text:p>
              </table:table-cell>
              <table:table-cell office:value-type="float" office:value="0.034163">
                <text:p>0.034163</text:p>
              </table:table-cell>
              <table:table-cell office:value-type="float" office:value="0.01284">
                <text:p>0.01284</text:p>
              </table:table-cell>
            </table:table-row>
            <table:table-row>
              <table:table-cell office:value-type="string">
                <text:p>12:42:13</text:p>
              </table:table-cell>
              <table:table-cell office:value-type="float" office:value="0.025491">
                <text:p>0.025491</text:p>
              </table:table-cell>
              <table:table-cell office:value-type="float" office:value="0.007909">
                <text:p>0.007909</text:p>
              </table:table-cell>
            </table:table-row>
            <table:table-row>
              <table:table-cell office:value-type="string">
                <text:p>12:42:14</text:p>
              </table:table-cell>
              <table:table-cell office:value-type="float" office:value="0.05496">
                <text:p>0.05496</text:p>
              </table:table-cell>
              <table:table-cell office:value-type="float" office:value="0.011987">
                <text:p>0.011987</text:p>
              </table:table-cell>
            </table:table-row>
            <table:table-row>
              <table:table-cell office:value-type="string">
                <text:p>12:42:15</text:p>
              </table:table-cell>
              <table:table-cell office:value-type="float" office:value="0.035887">
                <text:p>0.035887</text:p>
              </table:table-cell>
              <table:table-cell office:value-type="float" office:value="0.008579">
                <text:p>0.008579</text:p>
              </table:table-cell>
            </table:table-row>
            <table:table-row>
              <table:table-cell office:value-type="string">
                <text:p>12:42:16</text:p>
              </table:table-cell>
              <table:table-cell office:value-type="float" office:value="0.032449">
                <text:p>0.032449</text:p>
              </table:table-cell>
              <table:table-cell office:value-type="float" office:value="0.010457">
                <text:p>0.010457</text:p>
              </table:table-cell>
            </table:table-row>
            <table:table-row>
              <table:table-cell office:value-type="string">
                <text:p>12:42:17</text:p>
              </table:table-cell>
              <table:table-cell office:value-type="float" office:value="0.046173">
                <text:p>0.046173</text:p>
              </table:table-cell>
              <table:table-cell office:value-type="float" office:value="0.009123">
                <text:p>0.009123</text:p>
              </table:table-cell>
            </table:table-row>
            <table:table-row>
              <table:table-cell office:value-type="string">
                <text:p>12:42:18</text:p>
              </table:table-cell>
              <table:table-cell office:value-type="float" office:value="0.050493">
                <text:p>0.050493</text:p>
              </table:table-cell>
              <table:table-cell office:value-type="float" office:value="0.012026">
                <text:p>0.012026</text:p>
              </table:table-cell>
            </table:table-row>
            <table:table-row>
              <table:table-cell office:value-type="string">
                <text:p>12:42:19</text:p>
              </table:table-cell>
              <table:table-cell office:value-type="float" office:value="0.034029">
                <text:p>0.034029</text:p>
              </table:table-cell>
              <table:table-cell office:value-type="float" office:value="0.008559">
                <text:p>0.008559</text:p>
              </table:table-cell>
            </table:table-row>
            <table:table-row>
              <table:table-cell office:value-type="string">
                <text:p>12:42:20</text:p>
              </table:table-cell>
              <table:table-cell office:value-type="float" office:value="0.047274">
                <text:p>0.047274</text:p>
              </table:table-cell>
              <table:table-cell office:value-type="float" office:value="0.008912">
                <text:p>0.008912</text:p>
              </table:table-cell>
            </table:table-row>
            <table:table-row>
              <table:table-cell office:value-type="string">
                <text:p>12:42:21</text:p>
              </table:table-cell>
              <table:table-cell office:value-type="float" office:value="0.042573">
                <text:p>0.042573</text:p>
              </table:table-cell>
              <table:table-cell office:value-type="float" office:value="0.011168">
                <text:p>0.011168</text:p>
              </table:table-cell>
            </table:table-row>
            <table:table-row>
              <table:table-cell office:value-type="string">
                <text:p>12:42:22</text:p>
              </table:table-cell>
              <table:table-cell office:value-type="float" office:value="0.016377">
                <text:p>0.016377</text:p>
              </table:table-cell>
              <table:table-cell office:value-type="float" office:value="0.006356">
                <text:p>0.006356</text:p>
              </table:table-cell>
            </table:table-row>
            <table:table-row>
              <table:table-cell office:value-type="string">
                <text:p>12:42:23</text:p>
              </table:table-cell>
              <table:table-cell office:value-type="float" office:value="0.023728">
                <text:p>0.023728</text:p>
              </table:table-cell>
              <table:table-cell office:value-type="float" office:value="0.007642">
                <text:p>0.007642</text:p>
              </table:table-cell>
            </table:table-row>
            <table:table-row>
              <table:table-cell office:value-type="string">
                <text:p>12:42:24</text:p>
              </table:table-cell>
              <table:table-cell office:value-type="float" office:value="0.019447">
                <text:p>0.019447</text:p>
              </table:table-cell>
              <table:table-cell office:value-type="float" office:value="0.006343">
                <text:p>0.006343</text:p>
              </table:table-cell>
            </table:table-row>
            <table:table-row>
              <table:table-cell office:value-type="string">
                <text:p>12:42:25</text:p>
              </table:table-cell>
              <table:table-cell office:value-type="float" office:value="0.027805">
                <text:p>0.027805</text:p>
              </table:table-cell>
              <table:table-cell office:value-type="float" office:value="0.012431">
                <text:p>0.012431</text:p>
              </table:table-cell>
            </table:table-row>
            <table:table-row>
              <table:table-cell office:value-type="string">
                <text:p>12:42:26</text:p>
              </table:table-cell>
              <table:table-cell office:value-type="float" office:value="0.057089">
                <text:p>0.057089</text:p>
              </table:table-cell>
              <table:table-cell office:value-type="float" office:value="0.013534">
                <text:p>0.013534</text:p>
              </table:table-cell>
            </table:table-row>
            <table:table-row>
              <table:table-cell office:value-type="string">
                <text:p>12:42:27</text:p>
              </table:table-cell>
              <table:table-cell office:value-type="float" office:value="0.034282">
                <text:p>0.034282</text:p>
              </table:table-cell>
              <table:table-cell office:value-type="float" office:value="0.009989">
                <text:p>0.009989</text:p>
              </table:table-cell>
            </table:table-row>
            <table:table-row>
              <table:table-cell office:value-type="string">
                <text:p>12:42:28</text:p>
              </table:table-cell>
              <table:table-cell office:value-type="float" office:value="0.018973">
                <text:p>0.018973</text:p>
              </table:table-cell>
              <table:table-cell office:value-type="float" office:value="0.008236">
                <text:p>0.008236</text:p>
              </table:table-cell>
            </table:table-row>
            <table:table-row>
              <table:table-cell office:value-type="string">
                <text:p>12:42:29</text:p>
              </table:table-cell>
              <table:table-cell office:value-type="float" office:value="0.034741">
                <text:p>0.034741</text:p>
              </table:table-cell>
              <table:table-cell office:value-type="float" office:value="0.008112">
                <text:p>0.008112</text:p>
              </table:table-cell>
            </table:table-row>
            <table:table-row>
              <table:table-cell office:value-type="string">
                <text:p>12:42:30</text:p>
              </table:table-cell>
              <table:table-cell office:value-type="float" office:value="0.036881">
                <text:p>0.036881</text:p>
              </table:table-cell>
              <table:table-cell office:value-type="float" office:value="0.006723">
                <text:p>0.006723</text:p>
              </table:table-cell>
            </table:table-row>
            <table:table-row>
              <table:table-cell office:value-type="string">
                <text:p>12:42:31</text:p>
              </table:table-cell>
              <table:table-cell office:value-type="float" office:value="0.023804">
                <text:p>0.023804</text:p>
              </table:table-cell>
              <table:table-cell office:value-type="float" office:value="0.010259">
                <text:p>0.010259</text:p>
              </table:table-cell>
            </table:table-row>
            <table:table-row>
              <table:table-cell office:value-type="string">
                <text:p>12:42:32</text:p>
              </table:table-cell>
              <table:table-cell office:value-type="float" office:value="0.024777">
                <text:p>0.024777</text:p>
              </table:table-cell>
              <table:table-cell office:value-type="float" office:value="0.00864">
                <text:p>0.00864</text:p>
              </table:table-cell>
            </table:table-row>
            <table:table-row>
              <table:table-cell office:value-type="string">
                <text:p>12:42:33</text:p>
              </table:table-cell>
              <table:table-cell office:value-type="float" office:value="0.061451">
                <text:p>0.061451</text:p>
              </table:table-cell>
              <table:table-cell office:value-type="float" office:value="0.00947">
                <text:p>0.00947</text:p>
              </table:table-cell>
            </table:table-row>
            <table:table-row>
              <table:table-cell office:value-type="string">
                <text:p>12:42:34</text:p>
              </table:table-cell>
              <table:table-cell office:value-type="float" office:value="0.044182">
                <text:p>0.044182</text:p>
              </table:table-cell>
              <table:table-cell office:value-type="float" office:value="0.010367">
                <text:p>0.010367</text:p>
              </table:table-cell>
            </table:table-row>
            <table:table-row>
              <table:table-cell office:value-type="string">
                <text:p>12:42:35</text:p>
              </table:table-cell>
              <table:table-cell office:value-type="float" office:value="0.047706">
                <text:p>0.047706</text:p>
              </table:table-cell>
              <table:table-cell office:value-type="float" office:value="0.007052">
                <text:p>0.007052</text:p>
              </table:table-cell>
            </table:table-row>
            <table:table-row>
              <table:table-cell office:value-type="string">
                <text:p>12:42:36</text:p>
              </table:table-cell>
              <table:table-cell office:value-type="float" office:value="0.021671">
                <text:p>0.021671</text:p>
              </table:table-cell>
              <table:table-cell office:value-type="float" office:value="0.007707">
                <text:p>0.007707</text:p>
              </table:table-cell>
            </table:table-row>
            <table:table-row>
              <table:table-cell office:value-type="string">
                <text:p>12:42:37</text:p>
              </table:table-cell>
              <table:table-cell office:value-type="float" office:value="0.033915">
                <text:p>0.033915</text:p>
              </table:table-cell>
              <table:table-cell office:value-type="float" office:value="0.006983">
                <text:p>0.006983</text:p>
              </table:table-cell>
            </table:table-row>
            <table:table-row>
              <table:table-cell office:value-type="string">
                <text:p>12:42:38</text:p>
              </table:table-cell>
              <table:table-cell office:value-type="float" office:value="0.037278">
                <text:p>0.037278</text:p>
              </table:table-cell>
              <table:table-cell office:value-type="float" office:value="0.009168">
                <text:p>0.009168</text:p>
              </table:table-cell>
            </table:table-row>
            <table:table-row>
              <table:table-cell office:value-type="string">
                <text:p>12:42:39</text:p>
              </table:table-cell>
              <table:table-cell office:value-type="float" office:value="0.035658">
                <text:p>0.035658</text:p>
              </table:table-cell>
              <table:table-cell office:value-type="float" office:value="0.012417">
                <text:p>0.012417</text:p>
              </table:table-cell>
            </table:table-row>
            <table:table-row>
              <table:table-cell office:value-type="string">
                <text:p>12:42:40</text:p>
              </table:table-cell>
              <table:table-cell office:value-type="float" office:value="0.025537">
                <text:p>0.025537</text:p>
              </table:table-cell>
              <table:table-cell office:value-type="float" office:value="0.008042">
                <text:p>0.008042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0.053357">
                <text:p>0.053357</text:p>
              </table:table-cell>
              <table:table-cell office:value-type="float" office:value="0.007836">
                <text:p>0.007836</text:p>
              </table:table-cell>
            </table:table-row>
            <table:table-row>
              <table:table-cell office:value-type="string">
                <text:p>12:42:42</text:p>
              </table:table-cell>
              <table:table-cell office:value-type="float" office:value="0.05957">
                <text:p>0.05957</text:p>
              </table:table-cell>
              <table:table-cell office:value-type="float" office:value="0.011931">
                <text:p>0.011931</text:p>
              </table:table-cell>
            </table:table-row>
            <table:table-row>
              <table:table-cell office:value-type="string">
                <text:p>12:42:43</text:p>
              </table:table-cell>
              <table:table-cell office:value-type="float" office:value="0.022436">
                <text:p>0.022436</text:p>
              </table:table-cell>
              <table:table-cell office:value-type="float" office:value="0.008336">
                <text:p>0.008336</text:p>
              </table:table-cell>
            </table:table-row>
            <table:table-row>
              <table:table-cell office:value-type="string">
                <text:p>12:42:44</text:p>
              </table:table-cell>
              <table:table-cell office:value-type="float" office:value="0.052036">
                <text:p>0.052036</text:p>
              </table:table-cell>
              <table:table-cell office:value-type="float" office:value="0.008138">
                <text:p>0.008138</text:p>
              </table:table-cell>
            </table:table-row>
            <table:table-row>
              <table:table-cell office:value-type="string">
                <text:p>12:42:45</text:p>
              </table:table-cell>
              <table:table-cell office:value-type="float" office:value="0.030449">
                <text:p>0.030449</text:p>
              </table:table-cell>
              <table:table-cell office:value-type="float" office:value="0.01231">
                <text:p>0.01231</text:p>
              </table:table-cell>
            </table:table-row>
            <table:table-row>
              <table:table-cell office:value-type="string">
                <text:p>12:42:46</text:p>
              </table:table-cell>
              <table:table-cell office:value-type="float" office:value="0.041634">
                <text:p>0.041634</text:p>
              </table:table-cell>
              <table:table-cell office:value-type="float" office:value="0.009342">
                <text:p>0.009342</text:p>
              </table:table-cell>
            </table:table-row>
            <table:table-row>
              <table:table-cell office:value-type="string">
                <text:p>12:42:47</text:p>
              </table:table-cell>
              <table:table-cell office:value-type="float" office:value="0.01993">
                <text:p>0.01993</text:p>
              </table:table-cell>
              <table:table-cell office:value-type="float" office:value="0.008602">
                <text:p>0.008602</text:p>
              </table:table-cell>
            </table:table-row>
            <table:table-row>
              <table:table-cell office:value-type="string">
                <text:p>12:42:48</text:p>
              </table:table-cell>
              <table:table-cell office:value-type="float" office:value="0.033163">
                <text:p>0.033163</text:p>
              </table:table-cell>
              <table:table-cell office:value-type="float" office:value="0.007089">
                <text:p>0.007089</text:p>
              </table:table-cell>
            </table:table-row>
            <table:table-row>
              <table:table-cell office:value-type="string">
                <text:p>12:42:49</text:p>
              </table:table-cell>
              <table:table-cell office:value-type="float" office:value="0.061908">
                <text:p>0.061908</text:p>
              </table:table-cell>
              <table:table-cell office:value-type="float" office:value="0.011691">
                <text:p>0.011691</text:p>
              </table:table-cell>
            </table:table-row>
            <table:table-row>
              <table:table-cell office:value-type="string">
                <text:p>12:42:50</text:p>
              </table:table-cell>
              <table:table-cell office:value-type="float" office:value="0.02575">
                <text:p>0.02575</text:p>
              </table:table-cell>
              <table:table-cell office:value-type="float" office:value="0.009359">
                <text:p>0.009359</text:p>
              </table:table-cell>
            </table:table-row>
            <table:table-row>
              <table:table-cell office:value-type="string">
                <text:p>12:42:51</text:p>
              </table:table-cell>
              <table:table-cell office:value-type="float" office:value="0.023937">
                <text:p>0.023937</text:p>
              </table:table-cell>
              <table:table-cell office:value-type="float" office:value="0.006388">
                <text:p>0.006388</text:p>
              </table:table-cell>
            </table:table-row>
            <table:table-row>
              <table:table-cell office:value-type="string">
                <text:p>12:42:52</text:p>
              </table:table-cell>
              <table:table-cell office:value-type="float" office:value="0.093843">
                <text:p>0.093843</text:p>
              </table:table-cell>
              <table:table-cell office:value-type="float" office:value="0.014761">
                <text:p>0.014761</text:p>
              </table:table-cell>
            </table:table-row>
            <table:table-row>
              <table:table-cell office:value-type="string">
                <text:p>12:42:53</text:p>
              </table:table-cell>
              <table:table-cell office:value-type="float" office:value="0.038233">
                <text:p>0.038233</text:p>
              </table:table-cell>
              <table:table-cell office:value-type="float" office:value="0.01015">
                <text:p>0.01015</text:p>
              </table:table-cell>
            </table:table-row>
            <table:table-row>
              <table:table-cell office:value-type="string">
                <text:p>12:42:54</text:p>
              </table:table-cell>
              <table:table-cell office:value-type="float" office:value="0.043003">
                <text:p>0.043003</text:p>
              </table:table-cell>
              <table:table-cell office:value-type="float" office:value="0.009243">
                <text:p>0.009243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0.050332">
                <text:p>0.050332</text:p>
              </table:table-cell>
              <table:table-cell office:value-type="float" office:value="0.008008">
                <text:p>0.008008</text:p>
              </table:table-cell>
            </table:table-row>
            <table:table-row>
              <table:table-cell office:value-type="string">
                <text:p>12:42:56</text:p>
              </table:table-cell>
              <table:table-cell office:value-type="float" office:value="0.052951">
                <text:p>0.052951</text:p>
              </table:table-cell>
              <table:table-cell office:value-type="float" office:value="0.007432">
                <text:p>0.007432</text:p>
              </table:table-cell>
            </table:table-row>
            <table:table-row>
              <table:table-cell office:value-type="string">
                <text:p>12:42:57</text:p>
              </table:table-cell>
              <table:table-cell office:value-type="float" office:value="0.063991">
                <text:p>0.063991</text:p>
              </table:table-cell>
              <table:table-cell office:value-type="float" office:value="0.008661">
                <text:p>0.008661</text:p>
              </table:table-cell>
            </table:table-row>
            <table:table-row>
              <table:table-cell office:value-type="string">
                <text:p>12:42:58</text:p>
              </table:table-cell>
              <table:table-cell office:value-type="float" office:value="0.064953">
                <text:p>0.064953</text:p>
              </table:table-cell>
              <table:table-cell office:value-type="float" office:value="0.008274">
                <text:p>0.008274</text:p>
              </table:table-cell>
            </table:table-row>
            <table:table-row>
              <table:table-cell office:value-type="string">
                <text:p>12:42:59</text:p>
              </table:table-cell>
              <table:table-cell office:value-type="float" office:value="0.038298">
                <text:p>0.038298</text:p>
              </table:table-cell>
              <table:table-cell office:value-type="float" office:value="0.010698">
                <text:p>0.010698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0.068332">
                <text:p>0.068332</text:p>
              </table:table-cell>
              <table:table-cell office:value-type="float" office:value="0.011026">
                <text:p>0.011026</text:p>
              </table:table-cell>
            </table:table-row>
            <table:table-row>
              <table:table-cell office:value-type="string">
                <text:p>12:43:01</text:p>
              </table:table-cell>
              <table:table-cell office:value-type="float" office:value="0.036705">
                <text:p>0.036705</text:p>
              </table:table-cell>
              <table:table-cell office:value-type="float" office:value="0.005997">
                <text:p>0.005997</text:p>
              </table:table-cell>
            </table:table-row>
            <table:table-row>
              <table:table-cell office:value-type="string">
                <text:p>12:43:02</text:p>
              </table:table-cell>
              <table:table-cell office:value-type="float" office:value="0.041161">
                <text:p>0.041161</text:p>
              </table:table-cell>
              <table:table-cell office:value-type="float" office:value="0.010926">
                <text:p>0.010926</text:p>
              </table:table-cell>
            </table:table-row>
            <table:table-row>
              <table:table-cell office:value-type="string">
                <text:p>12:43:03</text:p>
              </table:table-cell>
              <table:table-cell office:value-type="float" office:value="0.059323">
                <text:p>0.059323</text:p>
              </table:table-cell>
              <table:table-cell office:value-type="float" office:value="0.015217">
                <text:p>0.015217</text:p>
              </table:table-cell>
            </table:table-row>
            <table:table-row>
              <table:table-cell office:value-type="string">
                <text:p>12:43:04</text:p>
              </table:table-cell>
              <table:table-cell office:value-type="float" office:value="0.044183">
                <text:p>0.044183</text:p>
              </table:table-cell>
              <table:table-cell office:value-type="float" office:value="0.008488">
                <text:p>0.008488</text:p>
              </table:table-cell>
            </table:table-row>
            <table:table-row>
              <table:table-cell office:value-type="string">
                <text:p>12:43:05</text:p>
              </table:table-cell>
              <table:table-cell office:value-type="float" office:value="0.035729">
                <text:p>0.035729</text:p>
              </table:table-cell>
              <table:table-cell office:value-type="float" office:value="0.007528">
                <text:p>0.007528</text:p>
              </table:table-cell>
            </table:table-row>
            <table:table-row>
              <table:table-cell office:value-type="string">
                <text:p>12:43:06</text:p>
              </table:table-cell>
              <table:table-cell office:value-type="float" office:value="0.076059">
                <text:p>0.076059</text:p>
              </table:table-cell>
              <table:table-cell office:value-type="float" office:value="0.010566">
                <text:p>0.010566</text:p>
              </table:table-cell>
            </table:table-row>
            <table:table-row>
              <table:table-cell office:value-type="string">
                <text:p>12:43:07</text:p>
              </table:table-cell>
              <table:table-cell office:value-type="float" office:value="0.041734">
                <text:p>0.041734</text:p>
              </table:table-cell>
              <table:table-cell office:value-type="float" office:value="0.00985">
                <text:p>0.00985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0.055086">
                <text:p>0.055086</text:p>
              </table:table-cell>
              <table:table-cell office:value-type="float" office:value="0.008263">
                <text:p>0.008263</text:p>
              </table:table-cell>
            </table:table-row>
            <table:table-row>
              <table:table-cell office:value-type="string">
                <text:p>12:43:09</text:p>
              </table:table-cell>
              <table:table-cell office:value-type="float" office:value="0.038735">
                <text:p>0.038735</text:p>
              </table:table-cell>
              <table:table-cell office:value-type="float" office:value="0.006711">
                <text:p>0.006711</text:p>
              </table:table-cell>
            </table:table-row>
            <table:table-row>
              <table:table-cell office:value-type="string">
                <text:p>12:43:10</text:p>
              </table:table-cell>
              <table:table-cell office:value-type="float" office:value="0.04061">
                <text:p>0.04061</text:p>
              </table:table-cell>
              <table:table-cell office:value-type="float" office:value="0.006969">
                <text:p>0.006969</text:p>
              </table:table-cell>
            </table:table-row>
            <table:table-row>
              <table:table-cell office:value-type="string">
                <text:p>12:43:11</text:p>
              </table:table-cell>
              <table:table-cell office:value-type="float" office:value="0.053913">
                <text:p>0.053913</text:p>
              </table:table-cell>
              <table:table-cell office:value-type="float" office:value="0.011158">
                <text:p>0.011158</text:p>
              </table:table-cell>
            </table:table-row>
            <table:table-row>
              <table:table-cell office:value-type="string">
                <text:p>12:43:12</text:p>
              </table:table-cell>
              <table:table-cell office:value-type="float" office:value="0.044326">
                <text:p>0.044326</text:p>
              </table:table-cell>
              <table:table-cell office:value-type="float" office:value="0.007633">
                <text:p>0.007633</text:p>
              </table:table-cell>
            </table:table-row>
            <table:table-row>
              <table:table-cell office:value-type="string">
                <text:p>12:43:13</text:p>
              </table:table-cell>
              <table:table-cell office:value-type="float" office:value="0.039879">
                <text:p>0.039879</text:p>
              </table:table-cell>
              <table:table-cell office:value-type="float" office:value="0.008871">
                <text:p>0.008871</text:p>
              </table:table-cell>
            </table:table-row>
            <table:table-row>
              <table:table-cell office:value-type="string">
                <text:p>12:43:14</text:p>
              </table:table-cell>
              <table:table-cell office:value-type="float" office:value="0.038299">
                <text:p>0.038299</text:p>
              </table:table-cell>
              <table:table-cell office:value-type="float" office:value="0.0093">
                <text:p>0.0093</text:p>
              </table:table-cell>
            </table:table-row>
            <table:table-row>
              <table:table-cell office:value-type="string">
                <text:p>12:43:15</text:p>
              </table:table-cell>
              <table:table-cell office:value-type="float" office:value="0.037187">
                <text:p>0.037187</text:p>
              </table:table-cell>
              <table:table-cell office:value-type="float" office:value="0.007007">
                <text:p>0.007007</text:p>
              </table:table-cell>
            </table:table-row>
            <table:table-row>
              <table:table-cell office:value-type="string">
                <text:p>12:43:16</text:p>
              </table:table-cell>
              <table:table-cell office:value-type="float" office:value="0.050278">
                <text:p>0.050278</text:p>
              </table:table-cell>
              <table:table-cell office:value-type="float" office:value="0.006992">
                <text:p>0.006992</text:p>
              </table:table-cell>
            </table:table-row>
            <table:table-row>
              <table:table-cell office:value-type="string">
                <text:p>12:43:17</text:p>
              </table:table-cell>
              <table:table-cell office:value-type="float" office:value="0.045068">
                <text:p>0.045068</text:p>
              </table:table-cell>
              <table:table-cell office:value-type="float" office:value="0.008975">
                <text:p>0.008975</text:p>
              </table:table-cell>
            </table:table-row>
            <table:table-row>
              <table:table-cell office:value-type="string">
                <text:p>12:43:18</text:p>
              </table:table-cell>
              <table:table-cell office:value-type="float" office:value="0.054037">
                <text:p>0.054037</text:p>
              </table:table-cell>
              <table:table-cell office:value-type="float" office:value="0.015519">
                <text:p>0.015519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0.05281">
                <text:p>0.05281</text:p>
              </table:table-cell>
              <table:table-cell office:value-type="float" office:value="0.009618">
                <text:p>0.009618</text:p>
              </table:table-cell>
            </table:table-row>
            <table:table-row>
              <table:table-cell office:value-type="string">
                <text:p>12:43:20</text:p>
              </table:table-cell>
              <table:table-cell office:value-type="float" office:value="0.054058">
                <text:p>0.054058</text:p>
              </table:table-cell>
              <table:table-cell office:value-type="float" office:value="0.014359">
                <text:p>0.014359</text:p>
              </table:table-cell>
            </table:table-row>
            <table:table-row>
              <table:table-cell office:value-type="string">
                <text:p>12:43:21</text:p>
              </table:table-cell>
              <table:table-cell office:value-type="float" office:value="0.096326">
                <text:p>0.096326</text:p>
              </table:table-cell>
              <table:table-cell office:value-type="float" office:value="0.015476">
                <text:p>0.015476</text:p>
              </table:table-cell>
            </table:table-row>
            <table:table-row>
              <table:table-cell office:value-type="string">
                <text:p>12:43:22</text:p>
              </table:table-cell>
              <table:table-cell office:value-type="float" office:value="0.038812">
                <text:p>0.038812</text:p>
              </table:table-cell>
              <table:table-cell office:value-type="float" office:value="0.0101">
                <text:p>0.0101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0.043104">
                <text:p>0.043104</text:p>
              </table:table-cell>
              <table:table-cell office:value-type="float" office:value="0.010606">
                <text:p>0.010606</text:p>
              </table:table-cell>
            </table:table-row>
            <table:table-row>
              <table:table-cell office:value-type="string">
                <text:p>12:43:24</text:p>
              </table:table-cell>
              <table:table-cell office:value-type="float" office:value="0.052516">
                <text:p>0.052516</text:p>
              </table:table-cell>
              <table:table-cell office:value-type="float" office:value="0.007383">
                <text:p>0.007383</text:p>
              </table:table-cell>
            </table:table-row>
            <table:table-row>
              <table:table-cell office:value-type="string">
                <text:p>12:43:25</text:p>
              </table:table-cell>
              <table:table-cell office:value-type="float" office:value="0.049567">
                <text:p>0.049567</text:p>
              </table:table-cell>
              <table:table-cell office:value-type="float" office:value="0.007371">
                <text:p>0.007371</text:p>
              </table:table-cell>
            </table:table-row>
            <table:table-row>
              <table:table-cell office:value-type="string">
                <text:p>12:43:26</text:p>
              </table:table-cell>
              <table:table-cell office:value-type="float" office:value="0.060655">
                <text:p>0.060655</text:p>
              </table:table-cell>
              <table:table-cell office:value-type="float" office:value="0.010808">
                <text:p>0.010808</text:p>
              </table:table-cell>
            </table:table-row>
            <table:table-row>
              <table:table-cell office:value-type="string">
                <text:p>12:43:27</text:p>
              </table:table-cell>
              <table:table-cell office:value-type="float" office:value="0.042122">
                <text:p>0.042122</text:p>
              </table:table-cell>
              <table:table-cell office:value-type="float" office:value="0.009678">
                <text:p>0.009678</text:p>
              </table:table-cell>
            </table:table-row>
            <table:table-row>
              <table:table-cell office:value-type="string">
                <text:p>12:43:28</text:p>
              </table:table-cell>
              <table:table-cell office:value-type="float" office:value="0.039208">
                <text:p>0.039208</text:p>
              </table:table-cell>
              <table:table-cell office:value-type="float" office:value="0.008126">
                <text:p>0.008126</text:p>
              </table:table-cell>
            </table:table-row>
            <table:table-row>
              <table:table-cell office:value-type="string">
                <text:p>12:43:29</text:p>
              </table:table-cell>
              <table:table-cell office:value-type="float" office:value="0.069037">
                <text:p>0.069037</text:p>
              </table:table-cell>
              <table:table-cell office:value-type="float" office:value="0.012697">
                <text:p>0.012697</text:p>
              </table:table-cell>
            </table:table-row>
            <table:table-row>
              <table:table-cell office:value-type="string">
                <text:p>12:43:30</text:p>
              </table:table-cell>
              <table:table-cell office:value-type="float" office:value="0.066335">
                <text:p>0.066335</text:p>
              </table:table-cell>
              <table:table-cell office:value-type="float" office:value="0.011102">
                <text:p>0.011102</text:p>
              </table:table-cell>
            </table:table-row>
            <table:table-row>
              <table:table-cell office:value-type="string">
                <text:p>12:43:31</text:p>
              </table:table-cell>
              <table:table-cell office:value-type="float" office:value="0.041815">
                <text:p>0.041815</text:p>
              </table:table-cell>
              <table:table-cell office:value-type="float" office:value="0.009003">
                <text:p>0.009003</text:p>
              </table:table-cell>
            </table:table-row>
            <table:table-row>
              <table:table-cell office:value-type="string">
                <text:p>12:43:32</text:p>
              </table:table-cell>
              <table:table-cell office:value-type="float" office:value="0.06103">
                <text:p>0.06103</text:p>
              </table:table-cell>
              <table:table-cell office:value-type="float" office:value="0.007735">
                <text:p>0.007735</text:p>
              </table:table-cell>
            </table:table-row>
            <table:table-row>
              <table:table-cell office:value-type="string">
                <text:p>12:43:33</text:p>
              </table:table-cell>
              <table:table-cell office:value-type="float" office:value="0.037029">
                <text:p>0.037029</text:p>
              </table:table-cell>
              <table:table-cell office:value-type="float" office:value="0.009946">
                <text:p>0.009946</text:p>
              </table:table-cell>
            </table:table-row>
            <table:table-row>
              <table:table-cell office:value-type="string">
                <text:p>12:43:34</text:p>
              </table:table-cell>
              <table:table-cell office:value-type="float" office:value="0.037446">
                <text:p>0.037446</text:p>
              </table:table-cell>
              <table:table-cell office:value-type="float" office:value="0.007783">
                <text:p>0.007783</text:p>
              </table:table-cell>
            </table:table-row>
            <table:table-row>
              <table:table-cell office:value-type="string">
                <text:p>12:43:35</text:p>
              </table:table-cell>
              <table:table-cell office:value-type="float" office:value="0.033828">
                <text:p>0.033828</text:p>
              </table:table-cell>
              <table:table-cell office:value-type="float" office:value="0.005451">
                <text:p>0.005451</text:p>
              </table:table-cell>
            </table:table-row>
            <table:table-row>
              <table:table-cell office:value-type="string">
                <text:p>12:43:36</text:p>
              </table:table-cell>
              <table:table-cell office:value-type="float" office:value="0.063258">
                <text:p>0.063258</text:p>
              </table:table-cell>
              <table:table-cell office:value-type="float" office:value="0.009859">
                <text:p>0.009859</text:p>
              </table:table-cell>
            </table:table-row>
            <table:table-row>
              <table:table-cell office:value-type="string">
                <text:p>12:43:37</text:p>
              </table:table-cell>
              <table:table-cell office:value-type="float" office:value="0.034082">
                <text:p>0.034082</text:p>
              </table:table-cell>
              <table:table-cell office:value-type="float" office:value="0.005926">
                <text:p>0.005926</text:p>
              </table:table-cell>
            </table:table-row>
            <table:table-row>
              <table:table-cell office:value-type="string">
                <text:p>12:43:38</text:p>
              </table:table-cell>
              <table:table-cell office:value-type="float" office:value="0.055324">
                <text:p>0.055324</text:p>
              </table:table-cell>
              <table:table-cell office:value-type="float" office:value="0.009998">
                <text:p>0.009998</text:p>
              </table:table-cell>
            </table:table-row>
            <table:table-row>
              <table:table-cell office:value-type="string">
                <text:p>12:43:39</text:p>
              </table:table-cell>
              <table:table-cell office:value-type="float" office:value="0.050733">
                <text:p>0.050733</text:p>
              </table:table-cell>
              <table:table-cell office:value-type="float" office:value="0.011067">
                <text:p>0.011067</text:p>
              </table:table-cell>
            </table:table-row>
            <table:table-row>
              <table:table-cell office:value-type="string">
                <text:p>12:43:40</text:p>
              </table:table-cell>
              <table:table-cell office:value-type="float" office:value="0.069018">
                <text:p>0.069018</text:p>
              </table:table-cell>
              <table:table-cell office:value-type="float" office:value="0.007378">
                <text:p>0.007378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0.053555">
                <text:p>0.053555</text:p>
              </table:table-cell>
              <table:table-cell office:value-type="float" office:value="0.009226">
                <text:p>0.009226</text:p>
              </table:table-cell>
            </table:table-row>
            <table:table-row>
              <table:table-cell office:value-type="string">
                <text:p>12:43:42</text:p>
              </table:table-cell>
              <table:table-cell office:value-type="float" office:value="0.037839">
                <text:p>0.037839</text:p>
              </table:table-cell>
              <table:table-cell office:value-type="float" office:value="0.007537">
                <text:p>0.007537</text:p>
              </table:table-cell>
            </table:table-row>
            <table:table-row>
              <table:table-cell office:value-type="string">
                <text:p>12:43:43</text:p>
              </table:table-cell>
              <table:table-cell office:value-type="float" office:value="0.036389">
                <text:p>0.036389</text:p>
              </table:table-cell>
              <table:table-cell office:value-type="float" office:value="0.009039">
                <text:p>0.009039</text:p>
              </table:table-cell>
            </table:table-row>
            <table:table-row>
              <table:table-cell office:value-type="string">
                <text:p>12:43:44</text:p>
              </table:table-cell>
              <table:table-cell office:value-type="float" office:value="0.039755">
                <text:p>0.039755</text:p>
              </table:table-cell>
              <table:table-cell office:value-type="float" office:value="0.009592">
                <text:p>0.009592</text:p>
              </table:table-cell>
            </table:table-row>
            <table:table-row>
              <table:table-cell office:value-type="string">
                <text:p>12:43:45</text:p>
              </table:table-cell>
              <table:table-cell office:value-type="float" office:value="0.041976">
                <text:p>0.041976</text:p>
              </table:table-cell>
              <table:table-cell office:value-type="float" office:value="0.009687">
                <text:p>0.009687</text:p>
              </table:table-cell>
            </table:table-row>
            <table:table-row>
              <table:table-cell office:value-type="string">
                <text:p>12:43:46</text:p>
              </table:table-cell>
              <table:table-cell office:value-type="float" office:value="0.076275">
                <text:p>0.076275</text:p>
              </table:table-cell>
              <table:table-cell office:value-type="float" office:value="0.008195">
                <text:p>0.008195</text:p>
              </table:table-cell>
            </table:table-row>
            <table:table-row>
              <table:table-cell office:value-type="string">
                <text:p>12:43:47</text:p>
              </table:table-cell>
              <table:table-cell office:value-type="float" office:value="0.042297">
                <text:p>0.042297</text:p>
              </table:table-cell>
              <table:table-cell office:value-type="float" office:value="0.007808">
                <text:p>0.007808</text:p>
              </table:table-cell>
            </table:table-row>
            <table:table-row>
              <table:table-cell office:value-type="string">
                <text:p>12:43:48</text:p>
              </table:table-cell>
              <table:table-cell office:value-type="float" office:value="0.066314">
                <text:p>0.066314</text:p>
              </table:table-cell>
              <table:table-cell office:value-type="float" office:value="0.00831">
                <text:p>0.00831</text:p>
              </table:table-cell>
            </table:table-row>
            <table:table-row>
              <table:table-cell office:value-type="string">
                <text:p>12:43:49</text:p>
              </table:table-cell>
              <table:table-cell office:value-type="float" office:value="0.081405">
                <text:p>0.081405</text:p>
              </table:table-cell>
              <table:table-cell office:value-type="float" office:value="0.009712">
                <text:p>0.009712</text:p>
              </table:table-cell>
            </table:table-row>
            <table:table-row>
              <table:table-cell office:value-type="string">
                <text:p>12:43:50</text:p>
              </table:table-cell>
              <table:table-cell office:value-type="float" office:value="0.055531">
                <text:p>0.055531</text:p>
              </table:table-cell>
              <table:table-cell office:value-type="float" office:value="0.010359">
                <text:p>0.010359</text:p>
              </table:table-cell>
            </table:table-row>
            <table:table-row>
              <table:table-cell office:value-type="string">
                <text:p>12:43:51</text:p>
              </table:table-cell>
              <table:table-cell office:value-type="float" office:value="0.056989">
                <text:p>0.056989</text:p>
              </table:table-cell>
              <table:table-cell office:value-type="float" office:value="0.010179">
                <text:p>0.010179</text:p>
              </table:table-cell>
            </table:table-row>
            <table:table-row>
              <table:table-cell office:value-type="string">
                <text:p>12:43:52</text:p>
              </table:table-cell>
              <table:table-cell office:value-type="float" office:value="0.037809">
                <text:p>0.037809</text:p>
              </table:table-cell>
              <table:table-cell office:value-type="float" office:value="0.006986">
                <text:p>0.006986</text:p>
              </table:table-cell>
            </table:table-row>
            <table:table-row>
              <table:table-cell office:value-type="string">
                <text:p>12:43:53</text:p>
              </table:table-cell>
              <table:table-cell office:value-type="float" office:value="0.193077">
                <text:p>0.193077</text:p>
              </table:table-cell>
              <table:table-cell office:value-type="float" office:value="0.014432">
                <text:p>0.014432</text:p>
              </table:table-cell>
            </table:table-row>
            <table:table-row>
              <table:table-cell office:value-type="string">
                <text:p>12:43:54</text:p>
              </table:table-cell>
              <table:table-cell office:value-type="float" office:value="0.082612">
                <text:p>0.082612</text:p>
              </table:table-cell>
              <table:table-cell office:value-type="float" office:value="0.009401">
                <text:p>0.009401</text:p>
              </table:table-cell>
            </table:table-row>
            <table:table-row>
              <table:table-cell office:value-type="string">
                <text:p>12:43:55</text:p>
              </table:table-cell>
              <table:table-cell office:value-type="float" office:value="0.052163">
                <text:p>0.052163</text:p>
              </table:table-cell>
              <table:table-cell office:value-type="float" office:value="0.008222">
                <text:p>0.008222</text:p>
              </table:table-cell>
            </table:table-row>
            <table:table-row>
              <table:table-cell office:value-type="string">
                <text:p>12:43:56</text:p>
              </table:table-cell>
              <table:table-cell office:value-type="float" office:value="0.052288">
                <text:p>0.052288</text:p>
              </table:table-cell>
              <table:table-cell office:value-type="float" office:value="0.007604">
                <text:p>0.007604</text:p>
              </table:table-cell>
            </table:table-row>
            <table:table-row>
              <table:table-cell office:value-type="string">
                <text:p>12:43:57</text:p>
              </table:table-cell>
              <table:table-cell office:value-type="float" office:value="0.04725">
                <text:p>0.04725</text:p>
              </table:table-cell>
              <table:table-cell office:value-type="float" office:value="0.007426">
                <text:p>0.007426</text:p>
              </table:table-cell>
            </table:table-row>
            <table:table-row>
              <table:table-cell office:value-type="string">
                <text:p>12:43:58</text:p>
              </table:table-cell>
              <table:table-cell office:value-type="float" office:value="0.036397">
                <text:p>0.036397</text:p>
              </table:table-cell>
              <table:table-cell office:value-type="float" office:value="0.009611">
                <text:p>0.009611</text:p>
              </table:table-cell>
            </table:table-row>
            <table:table-row>
              <table:table-cell office:value-type="string">
                <text:p>12:43:59</text:p>
              </table:table-cell>
              <table:table-cell office:value-type="float" office:value="0.060128">
                <text:p>0.060128</text:p>
              </table:table-cell>
              <table:table-cell office:value-type="float" office:value="0.014804">
                <text:p>0.014804</text:p>
              </table:table-cell>
            </table:table-row>
            <table:table-row>
              <table:table-cell office:value-type="string">
                <text:p>12:44:00</text:p>
              </table:table-cell>
              <table:table-cell office:value-type="float" office:value="0.063815">
                <text:p>0.063815</text:p>
              </table:table-cell>
              <table:table-cell office:value-type="float" office:value="0.010363">
                <text:p>0.010363</text:p>
              </table:table-cell>
            </table:table-row>
            <table:table-row>
              <table:table-cell office:value-type="string">
                <text:p>12:44:01</text:p>
              </table:table-cell>
              <table:table-cell office:value-type="float" office:value="0.043754">
                <text:p>0.043754</text:p>
              </table:table-cell>
              <table:table-cell office:value-type="float" office:value="0.011578">
                <text:p>0.011578</text:p>
              </table:table-cell>
            </table:table-row>
            <table:table-row>
              <table:table-cell office:value-type="string">
                <text:p>12:44:02</text:p>
              </table:table-cell>
              <table:table-cell office:value-type="float" office:value="0.044821">
                <text:p>0.044821</text:p>
              </table:table-cell>
              <table:table-cell office:value-type="float" office:value="0.010344">
                <text:p>0.010344</text:p>
              </table:table-cell>
            </table:table-row>
            <table:table-row>
              <table:table-cell office:value-type="string">
                <text:p>12:44:03</text:p>
              </table:table-cell>
              <table:table-cell office:value-type="float" office:value="0.038548">
                <text:p>0.038548</text:p>
              </table:table-cell>
              <table:table-cell office:value-type="float" office:value="0.008586">
                <text:p>0.008586</text:p>
              </table:table-cell>
            </table:table-row>
            <table:table-row>
              <table:table-cell office:value-type="string">
                <text:p>12:44:04</text:p>
              </table:table-cell>
              <table:table-cell office:value-type="float" office:value="0.056336">
                <text:p>0.056336</text:p>
              </table:table-cell>
              <table:table-cell office:value-type="float" office:value="0.009348">
                <text:p>0.009348</text:p>
              </table:table-cell>
            </table:table-row>
            <table:table-row>
              <table:table-cell office:value-type="string">
                <text:p>12:44:05</text:p>
              </table:table-cell>
              <table:table-cell office:value-type="float" office:value="0.079876">
                <text:p>0.079876</text:p>
              </table:table-cell>
              <table:table-cell office:value-type="float" office:value="0.01064">
                <text:p>0.01064</text:p>
              </table:table-cell>
            </table:table-row>
            <table:table-row>
              <table:table-cell office:value-type="string">
                <text:p>12:44:06</text:p>
              </table:table-cell>
              <table:table-cell office:value-type="float" office:value="0.056173">
                <text:p>0.056173</text:p>
              </table:table-cell>
              <table:table-cell office:value-type="float" office:value="0.009528">
                <text:p>0.009528</text:p>
              </table:table-cell>
            </table:table-row>
            <table:table-row>
              <table:table-cell office:value-type="string">
                <text:p>12:44:07</text:p>
              </table:table-cell>
              <table:table-cell office:value-type="float" office:value="0.065162">
                <text:p>0.065162</text:p>
              </table:table-cell>
              <table:table-cell office:value-type="float" office:value="0.008889">
                <text:p>0.008889</text:p>
              </table:table-cell>
            </table:table-row>
            <table:table-row>
              <table:table-cell office:value-type="string">
                <text:p>12:44:08</text:p>
              </table:table-cell>
              <table:table-cell office:value-type="float" office:value="0.033381">
                <text:p>0.033381</text:p>
              </table:table-cell>
              <table:table-cell office:value-type="float" office:value="0.006335">
                <text:p>0.006335</text:p>
              </table:table-cell>
            </table:table-row>
            <table:table-row>
              <table:table-cell office:value-type="string">
                <text:p>12:44:09</text:p>
              </table:table-cell>
              <table:table-cell office:value-type="float" office:value="0.057403">
                <text:p>0.057403</text:p>
              </table:table-cell>
              <table:table-cell office:value-type="float" office:value="0.007229">
                <text:p>0.007229</text:p>
              </table:table-cell>
            </table:table-row>
            <table:table-row>
              <table:table-cell office:value-type="string">
                <text:p>12:44:10</text:p>
              </table:table-cell>
              <table:table-cell office:value-type="float" office:value="0.052099">
                <text:p>0.052099</text:p>
              </table:table-cell>
              <table:table-cell office:value-type="float" office:value="0.008403">
                <text:p>0.008403</text:p>
              </table:table-cell>
            </table:table-row>
            <table:table-row>
              <table:table-cell office:value-type="string">
                <text:p>12:44:11</text:p>
              </table:table-cell>
              <table:table-cell office:value-type="float" office:value="0.042672">
                <text:p>0.042672</text:p>
              </table:table-cell>
              <table:table-cell office:value-type="float" office:value="0.008863">
                <text:p>0.008863</text:p>
              </table:table-cell>
            </table:table-row>
            <table:table-row>
              <table:table-cell office:value-type="string">
                <text:p>12:44:12</text:p>
              </table:table-cell>
              <table:table-cell office:value-type="float" office:value="0.064297">
                <text:p>0.064297</text:p>
              </table:table-cell>
              <table:table-cell office:value-type="float" office:value="0.007658">
                <text:p>0.007658</text:p>
              </table:table-cell>
            </table:table-row>
            <table:table-row>
              <table:table-cell office:value-type="string">
                <text:p>12:44:13</text:p>
              </table:table-cell>
              <table:table-cell office:value-type="float" office:value="0.059917">
                <text:p>0.059917</text:p>
              </table:table-cell>
              <table:table-cell office:value-type="float" office:value="0.012057">
                <text:p>0.012057</text:p>
              </table:table-cell>
            </table:table-row>
            <table:table-row>
              <table:table-cell office:value-type="string">
                <text:p>12:44:14</text:p>
              </table:table-cell>
              <table:table-cell office:value-type="float" office:value="0.04519">
                <text:p>0.04519</text:p>
              </table:table-cell>
              <table:table-cell office:value-type="float" office:value="0.009227">
                <text:p>0.009227</text:p>
              </table:table-cell>
            </table:table-row>
            <table:table-row>
              <table:table-cell office:value-type="string">
                <text:p>12:44:15</text:p>
              </table:table-cell>
              <table:table-cell office:value-type="float" office:value="0.101145">
                <text:p>0.101145</text:p>
              </table:table-cell>
              <table:table-cell office:value-type="float" office:value="0.013221">
                <text:p>0.013221</text:p>
              </table:table-cell>
            </table:table-row>
            <table:table-row>
              <table:table-cell office:value-type="string">
                <text:p>12:44:16</text:p>
              </table:table-cell>
              <table:table-cell office:value-type="float" office:value="0.038874">
                <text:p>0.038874</text:p>
              </table:table-cell>
              <table:table-cell office:value-type="float" office:value="0.010168">
                <text:p>0.010168</text:p>
              </table:table-cell>
            </table:table-row>
            <table:table-row>
              <table:table-cell office:value-type="string">
                <text:p>12:44:17</text:p>
              </table:table-cell>
              <table:table-cell office:value-type="float" office:value="0.035838">
                <text:p>0.035838</text:p>
              </table:table-cell>
              <table:table-cell office:value-type="float" office:value="0.007304">
                <text:p>0.007304</text:p>
              </table:table-cell>
            </table:table-row>
            <table:table-row>
              <table:table-cell office:value-type="string">
                <text:p>12:44:18</text:p>
              </table:table-cell>
              <table:table-cell office:value-type="float" office:value="0.034156">
                <text:p>0.034156</text:p>
              </table:table-cell>
              <table:table-cell office:value-type="float" office:value="0.00621">
                <text:p>0.00621</text:p>
              </table:table-cell>
            </table:table-row>
            <table:table-row>
              <table:table-cell office:value-type="string">
                <text:p>12:44:19</text:p>
              </table:table-cell>
              <table:table-cell office:value-type="float" office:value="0.071598">
                <text:p>0.071598</text:p>
              </table:table-cell>
              <table:table-cell office:value-type="float" office:value="0.011859">
                <text:p>0.011859</text:p>
              </table:table-cell>
            </table:table-row>
            <table:table-row>
              <table:table-cell office:value-type="string">
                <text:p>12:44:20</text:p>
              </table:table-cell>
              <table:table-cell office:value-type="float" office:value="0.08712">
                <text:p>0.08712</text:p>
              </table:table-cell>
              <table:table-cell office:value-type="float" office:value="0.010153">
                <text:p>0.010153</text:p>
              </table:table-cell>
            </table:table-row>
            <table:table-row>
              <table:table-cell office:value-type="string">
                <text:p>12:44:21</text:p>
              </table:table-cell>
              <table:table-cell office:value-type="float" office:value="0.050714">
                <text:p>0.050714</text:p>
              </table:table-cell>
              <table:table-cell office:value-type="float" office:value="0.007323">
                <text:p>0.007323</text:p>
              </table:table-cell>
            </table:table-row>
            <table:table-row>
              <table:table-cell office:value-type="string">
                <text:p>12:44:22</text:p>
              </table:table-cell>
              <table:table-cell office:value-type="float" office:value="0.054848">
                <text:p>0.054848</text:p>
              </table:table-cell>
              <table:table-cell office:value-type="float" office:value="0.008303">
                <text:p>0.008303</text:p>
              </table:table-cell>
            </table:table-row>
            <table:table-row>
              <table:table-cell office:value-type="string">
                <text:p>12:44:23</text:p>
              </table:table-cell>
              <table:table-cell office:value-type="float" office:value="0.064301">
                <text:p>0.064301</text:p>
              </table:table-cell>
              <table:table-cell office:value-type="float" office:value="0.010072">
                <text:p>0.010072</text:p>
              </table:table-cell>
            </table:table-row>
            <table:table-row>
              <table:table-cell office:value-type="string">
                <text:p>12:44:24</text:p>
              </table:table-cell>
              <table:table-cell office:value-type="float" office:value="0.106917">
                <text:p>0.106917</text:p>
              </table:table-cell>
              <table:table-cell office:value-type="float" office:value="0.013496">
                <text:p>0.013496</text:p>
              </table:table-cell>
            </table:table-row>
            <table:table-row>
              <table:table-cell office:value-type="string">
                <text:p>12:44:25</text:p>
              </table:table-cell>
              <table:table-cell office:value-type="float" office:value="0.049519">
                <text:p>0.049519</text:p>
              </table:table-cell>
              <table:table-cell office:value-type="float" office:value="0.007231">
                <text:p>0.007231</text:p>
              </table:table-cell>
            </table:table-row>
            <table:table-row>
              <table:table-cell office:value-type="string">
                <text:p>12:44:26</text:p>
              </table:table-cell>
              <table:table-cell office:value-type="float" office:value="0.056439">
                <text:p>0.056439</text:p>
              </table:table-cell>
              <table:table-cell office:value-type="float" office:value="0.016923">
                <text:p>0.016923</text:p>
              </table:table-cell>
            </table:table-row>
            <table:table-row>
              <table:table-cell office:value-type="string">
                <text:p>12:44:27</text:p>
              </table:table-cell>
              <table:table-cell office:value-type="float" office:value="0.063792">
                <text:p>0.063792</text:p>
              </table:table-cell>
              <table:table-cell office:value-type="float" office:value="0.009875">
                <text:p>0.009875</text:p>
              </table:table-cell>
            </table:table-row>
            <table:table-row>
              <table:table-cell office:value-type="string">
                <text:p>12:44:28</text:p>
              </table:table-cell>
              <table:table-cell office:value-type="float" office:value="0.134007">
                <text:p>0.134007</text:p>
              </table:table-cell>
              <table:table-cell office:value-type="float" office:value="0.01388">
                <text:p>0.01388</text:p>
              </table:table-cell>
            </table:table-row>
            <table:table-row>
              <table:table-cell office:value-type="string">
                <text:p>12:44:29</text:p>
              </table:table-cell>
              <table:table-cell office:value-type="float" office:value="0.111544">
                <text:p>0.111544</text:p>
              </table:table-cell>
              <table:table-cell office:value-type="float" office:value="0.005546">
                <text:p>0.005546</text:p>
              </table:table-cell>
            </table:table-row>
            <table:table-row>
              <table:table-cell office:value-type="string">
                <text:p>12:44:30</text:p>
              </table:table-cell>
              <table:table-cell office:value-type="float" office:value="0.258813">
                <text:p>0.258813</text:p>
              </table:table-cell>
              <table:table-cell office:value-type="float" office:value="0.007444">
                <text:p>0.007444</text:p>
              </table:table-cell>
            </table:table-row>
            <table:table-row>
              <table:table-cell office:value-type="string">
                <text:p>12:44:31</text:p>
              </table:table-cell>
              <table:table-cell office:value-type="float" office:value="0.470939">
                <text:p>0.470939</text:p>
              </table:table-cell>
              <table:table-cell office:value-type="float" office:value="0.008743">
                <text:p>0.008743</text:p>
              </table:table-cell>
            </table:table-row>
            <table:table-row>
              <table:table-cell office:value-type="string">
                <text:p>12:44:32</text:p>
              </table:table-cell>
              <table:table-cell office:value-type="float" office:value="0.634818">
                <text:p>0.634818</text:p>
              </table:table-cell>
              <table:table-cell office:value-type="float" office:value="0.00877">
                <text:p>0.00877</text:p>
              </table:table-cell>
            </table:table-row>
            <table:table-row>
              <table:table-cell office:value-type="string">
                <text:p>12:44:33</text:p>
              </table:table-cell>
              <table:table-cell office:value-type="float" office:value="0.612558">
                <text:p>0.612558</text:p>
              </table:table-cell>
              <table:table-cell office:value-type="float" office:value="0.007692">
                <text:p>0.007692</text:p>
              </table:table-cell>
            </table:table-row>
            <table:table-row>
              <table:table-cell office:value-type="string">
                <text:p>12:44:34</text:p>
              </table:table-cell>
              <table:table-cell office:value-type="float" office:value="0.581912">
                <text:p>0.581912</text:p>
              </table:table-cell>
              <table:table-cell office:value-type="float" office:value="0.008083">
                <text:p>0.008083</text:p>
              </table:table-cell>
            </table:table-row>
            <table:table-row>
              <table:table-cell office:value-type="string">
                <text:p>12:44:35</text:p>
              </table:table-cell>
              <table:table-cell office:value-type="float" office:value="0.676742">
                <text:p>0.676742</text:p>
              </table:table-cell>
              <table:table-cell office:value-type="float" office:value="0.00684">
                <text:p>0.00684</text:p>
              </table:table-cell>
            </table:table-row>
            <table:table-row>
              <table:table-cell office:value-type="string">
                <text:p>12:44:36</text:p>
              </table:table-cell>
              <table:table-cell office:value-type="float" office:value="0.559038">
                <text:p>0.559038</text:p>
              </table:table-cell>
              <table:table-cell office:value-type="float" office:value="0.008037">
                <text:p>0.008037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0.436184">
                <text:p>0.436184</text:p>
              </table:table-cell>
              <table:table-cell office:value-type="float" office:value="0.009993">
                <text:p>0.009993</text:p>
              </table:table-cell>
            </table:table-row>
            <table:table-row>
              <table:table-cell office:value-type="string">
                <text:p>12:44:38</text:p>
              </table:table-cell>
              <table:table-cell office:value-type="float" office:value="0.309664">
                <text:p>0.309664</text:p>
              </table:table-cell>
              <table:table-cell office:value-type="float" office:value="0.010165">
                <text:p>0.010165</text:p>
              </table:table-cell>
            </table:table-row>
            <table:table-row>
              <table:table-cell office:value-type="string">
                <text:p>12:44:39</text:p>
              </table:table-cell>
              <table:table-cell office:value-type="float" office:value="0.283259">
                <text:p>0.283259</text:p>
              </table:table-cell>
              <table:table-cell office:value-type="float" office:value="0.028548">
                <text:p>0.028548</text:p>
              </table:table-cell>
            </table:table-row>
            <table:table-row>
              <table:table-cell office:value-type="string">
                <text:p>12:44:40</text:p>
              </table:table-cell>
              <table:table-cell office:value-type="float" office:value="0.061975">
                <text:p>0.061975</text:p>
              </table:table-cell>
              <table:table-cell office:value-type="float" office:value="0.013466">
                <text:p>0.013466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0.036552">
                <text:p>0.036552</text:p>
              </table:table-cell>
              <table:table-cell office:value-type="float" office:value="0.005981">
                <text:p>0.005981</text:p>
              </table:table-cell>
            </table:table-row>
            <table:table-row>
              <table:table-cell office:value-type="string">
                <text:p>12:44:42</text:p>
              </table:table-cell>
              <table:table-cell office:value-type="float" office:value="0.040363">
                <text:p>0.040363</text:p>
              </table:table-cell>
              <table:table-cell office:value-type="float" office:value="0.00858">
                <text:p>0.00858</text:p>
              </table:table-cell>
            </table:table-row>
            <table:table-row>
              <table:table-cell office:value-type="string">
                <text:p>12:44:43</text:p>
              </table:table-cell>
              <table:table-cell office:value-type="float" office:value="0.041701">
                <text:p>0.041701</text:p>
              </table:table-cell>
              <table:table-cell office:value-type="float" office:value="0.006969">
                <text:p>0.006969</text:p>
              </table:table-cell>
            </table:table-row>
            <table:table-row>
              <table:table-cell office:value-type="string">
                <text:p>12:44:44</text:p>
              </table:table-cell>
              <table:table-cell office:value-type="float" office:value="0.058765">
                <text:p>0.058765</text:p>
              </table:table-cell>
              <table:table-cell office:value-type="float" office:value="0.008799">
                <text:p>0.008799</text:p>
              </table:table-cell>
            </table:table-row>
            <table:table-row>
              <table:table-cell office:value-type="string">
                <text:p>12:44:45</text:p>
              </table:table-cell>
              <table:table-cell office:value-type="float" office:value="0.046606">
                <text:p>0.046606</text:p>
              </table:table-cell>
              <table:table-cell office:value-type="float" office:value="0.014117">
                <text:p>0.014117</text:p>
              </table:table-cell>
            </table:table-row>
            <table:table-row>
              <table:table-cell office:value-type="string">
                <text:p>12:44:46</text:p>
              </table:table-cell>
              <table:table-cell office:value-type="float" office:value="0.053963">
                <text:p>0.053963</text:p>
              </table:table-cell>
              <table:table-cell office:value-type="float" office:value="0.009277">
                <text:p>0.009277</text:p>
              </table:table-cell>
            </table:table-row>
            <table:table-row>
              <table:table-cell office:value-type="string">
                <text:p>12:44:47</text:p>
              </table:table-cell>
              <table:table-cell office:value-type="float" office:value="0.044521">
                <text:p>0.044521</text:p>
              </table:table-cell>
              <table:table-cell office:value-type="float" office:value="0.013019">
                <text:p>0.013019</text:p>
              </table:table-cell>
            </table:table-row>
            <table:table-row>
              <table:table-cell office:value-type="string">
                <text:p>12:44:48</text:p>
              </table:table-cell>
              <table:table-cell office:value-type="float" office:value="0.035595">
                <text:p>0.035595</text:p>
              </table:table-cell>
              <table:table-cell office:value-type="float" office:value="0.006014">
                <text:p>0.006014</text:p>
              </table:table-cell>
            </table:table-row>
            <table:table-row>
              <table:table-cell office:value-type="string">
                <text:p>12:44:49</text:p>
              </table:table-cell>
              <table:table-cell office:value-type="float" office:value="0.05498">
                <text:p>0.05498</text:p>
              </table:table-cell>
              <table:table-cell office:value-type="float" office:value="0.011736">
                <text:p>0.011736</text:p>
              </table:table-cell>
            </table:table-row>
            <table:table-row>
              <table:table-cell office:value-type="string">
                <text:p>12:44:50</text:p>
              </table:table-cell>
              <table:table-cell office:value-type="float" office:value="0.03485">
                <text:p>0.03485</text:p>
              </table:table-cell>
              <table:table-cell office:value-type="float" office:value="0.007494">
                <text:p>0.007494</text:p>
              </table:table-cell>
            </table:table-row>
            <table:table-row>
              <table:table-cell office:value-type="string">
                <text:p>12:44:51</text:p>
              </table:table-cell>
              <table:table-cell office:value-type="float" office:value="0.037825">
                <text:p>0.037825</text:p>
              </table:table-cell>
              <table:table-cell office:value-type="float" office:value="0.007589">
                <text:p>0.007589</text:p>
              </table:table-cell>
            </table:table-row>
            <table:table-row>
              <table:table-cell office:value-type="string">
                <text:p>12:44:52</text:p>
              </table:table-cell>
              <table:table-cell office:value-type="float" office:value="0.033676">
                <text:p>0.033676</text:p>
              </table:table-cell>
              <table:table-cell office:value-type="float" office:value="0.006771">
                <text:p>0.006771</text:p>
              </table:table-cell>
            </table:table-row>
            <table:table-row>
              <table:table-cell office:value-type="string">
                <text:p>12:44:53</text:p>
              </table:table-cell>
              <table:table-cell office:value-type="float" office:value="0.043994">
                <text:p>0.043994</text:p>
              </table:table-cell>
              <table:table-cell office:value-type="float" office:value="0.009673">
                <text:p>0.009673</text:p>
              </table:table-cell>
            </table:table-row>
            <table:table-row>
              <table:table-cell office:value-type="string">
                <text:p>12:44:54</text:p>
              </table:table-cell>
              <table:table-cell office:value-type="float" office:value="0.048731">
                <text:p>0.048731</text:p>
              </table:table-cell>
              <table:table-cell office:value-type="float" office:value="0.007847">
                <text:p>0.007847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0.062791">
                <text:p>0.062791</text:p>
              </table:table-cell>
              <table:table-cell office:value-type="float" office:value="0.012149">
                <text:p>0.012149</text:p>
              </table:table-cell>
            </table:table-row>
            <table:table-row>
              <table:table-cell office:value-type="string">
                <text:p>12:44:56</text:p>
              </table:table-cell>
              <table:table-cell office:value-type="float" office:value="0.051153">
                <text:p>0.051153</text:p>
              </table:table-cell>
              <table:table-cell office:value-type="float" office:value="0.013813">
                <text:p>0.013813</text:p>
              </table:table-cell>
            </table:table-row>
            <table:table-row>
              <table:table-cell office:value-type="string">
                <text:p>12:44:57</text:p>
              </table:table-cell>
              <table:table-cell office:value-type="float" office:value="0.082023">
                <text:p>0.082023</text:p>
              </table:table-cell>
              <table:table-cell office:value-type="float" office:value="0.008413">
                <text:p>0.008413</text:p>
              </table:table-cell>
            </table:table-row>
            <table:table-row>
              <table:table-cell office:value-type="string">
                <text:p>12:44:58</text:p>
              </table:table-cell>
              <table:table-cell office:value-type="float" office:value="0.053523">
                <text:p>0.053523</text:p>
              </table:table-cell>
              <table:table-cell office:value-type="float" office:value="0.01084">
                <text:p>0.01084</text:p>
              </table:table-cell>
            </table:table-row>
            <table:table-row>
              <table:table-cell office:value-type="string">
                <text:p>12:44:59</text:p>
              </table:table-cell>
              <table:table-cell office:value-type="float" office:value="0.036375">
                <text:p>0.036375</text:p>
              </table:table-cell>
              <table:table-cell office:value-type="float" office:value="0.007027">
                <text:p>0.007027</text:p>
              </table:table-cell>
            </table:table-row>
            <table:table-row>
              <table:table-cell office:value-type="string">
                <text:p>12:45:00</text:p>
              </table:table-cell>
              <table:table-cell office:value-type="float" office:value="0.09636">
                <text:p>0.09636</text:p>
              </table:table-cell>
              <table:table-cell office:value-type="float" office:value="0.02299">
                <text:p>0.02299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0.075782">
                <text:p>0.075782</text:p>
              </table:table-cell>
              <table:table-cell office:value-type="float" office:value="0.013343">
                <text:p>0.013343</text:p>
              </table:table-cell>
            </table:table-row>
            <table:table-row>
              <table:table-cell office:value-type="string">
                <text:p>12:45:02</text:p>
              </table:table-cell>
              <table:table-cell office:value-type="float" office:value="0.080829">
                <text:p>0.080829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12:45:03</text:p>
              </table:table-cell>
              <table:table-cell office:value-type="float" office:value="0.086391">
                <text:p>0.086391</text:p>
              </table:table-cell>
              <table:table-cell office:value-type="float" office:value="0.011715">
                <text:p>0.011715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0.040309">
                <text:p>0.040309</text:p>
              </table:table-cell>
              <table:table-cell office:value-type="float" office:value="0.008862">
                <text:p>0.008862</text:p>
              </table:table-cell>
            </table:table-row>
            <table:table-row>
              <table:table-cell office:value-type="string">
                <text:p>12:45:05</text:p>
              </table:table-cell>
              <table:table-cell office:value-type="float" office:value="0.049902">
                <text:p>0.049902</text:p>
              </table:table-cell>
              <table:table-cell office:value-type="float" office:value="0.010717">
                <text:p>0.010717</text:p>
              </table:table-cell>
            </table:table-row>
            <table:table-row>
              <table:table-cell office:value-type="string">
                <text:p>12:45:06</text:p>
              </table:table-cell>
              <table:table-cell office:value-type="float" office:value="0.040053">
                <text:p>0.040053</text:p>
              </table:table-cell>
              <table:table-cell office:value-type="float" office:value="0.00986">
                <text:p>0.00986</text:p>
              </table:table-cell>
            </table:table-row>
            <table:table-row>
              <table:table-cell office:value-type="string">
                <text:p>12:45:07</text:p>
              </table:table-cell>
              <table:table-cell office:value-type="float" office:value="0.041622">
                <text:p>0.041622</text:p>
              </table:table-cell>
              <table:table-cell office:value-type="float" office:value="0.011124">
                <text:p>0.011124</text:p>
              </table:table-cell>
            </table:table-row>
            <table:table-row>
              <table:table-cell office:value-type="string">
                <text:p>12:45:08</text:p>
              </table:table-cell>
              <table:table-cell office:value-type="float" office:value="0.063914">
                <text:p>0.063914</text:p>
              </table:table-cell>
              <table:table-cell office:value-type="float" office:value="0.008502">
                <text:p>0.008502</text:p>
              </table:table-cell>
            </table:table-row>
            <table:table-row>
              <table:table-cell office:value-type="string">
                <text:p>12:45:09</text:p>
              </table:table-cell>
              <table:table-cell office:value-type="float" office:value="0.042939">
                <text:p>0.042939</text:p>
              </table:table-cell>
              <table:table-cell office:value-type="float" office:value="0.009107">
                <text:p>0.009107</text:p>
              </table:table-cell>
            </table:table-row>
            <table:table-row>
              <table:table-cell office:value-type="string">
                <text:p>12:45:10</text:p>
              </table:table-cell>
              <table:table-cell office:value-type="float" office:value="0.054348">
                <text:p>0.054348</text:p>
              </table:table-cell>
              <table:table-cell office:value-type="float" office:value="0.009507">
                <text:p>0.009507</text:p>
              </table:table-cell>
            </table:table-row>
            <table:table-row>
              <table:table-cell office:value-type="string">
                <text:p>12:45:11</text:p>
              </table:table-cell>
              <table:table-cell office:value-type="float" office:value="0.061772">
                <text:p>0.061772</text:p>
              </table:table-cell>
              <table:table-cell office:value-type="float" office:value="0.007203">
                <text:p>0.007203</text:p>
              </table:table-cell>
            </table:table-row>
            <table:table-row>
              <table:table-cell office:value-type="string">
                <text:p>12:45:12</text:p>
              </table:table-cell>
              <table:table-cell office:value-type="float" office:value="0.037665">
                <text:p>0.037665</text:p>
              </table:table-cell>
              <table:table-cell office:value-type="float" office:value="0.007578">
                <text:p>0.007578</text:p>
              </table:table-cell>
            </table:table-row>
            <table:table-row>
              <table:table-cell office:value-type="string">
                <text:p>12:45:13</text:p>
              </table:table-cell>
              <table:table-cell office:value-type="float" office:value="0.036398">
                <text:p>0.036398</text:p>
              </table:table-cell>
              <table:table-cell office:value-type="float" office:value="0.007046">
                <text:p>0.007046</text:p>
              </table:table-cell>
            </table:table-row>
            <table:table-row>
              <table:table-cell office:value-type="string">
                <text:p>12:45:14</text:p>
              </table:table-cell>
              <table:table-cell office:value-type="float" office:value="0.044984">
                <text:p>0.044984</text:p>
              </table:table-cell>
              <table:table-cell office:value-type="float" office:value="0.008338">
                <text:p>0.008338</text:p>
              </table:table-cell>
            </table:table-row>
            <table:table-row>
              <table:table-cell office:value-type="string">
                <text:p>12:45:15</text:p>
              </table:table-cell>
              <table:table-cell office:value-type="float" office:value="0.035412">
                <text:p>0.035412</text:p>
              </table:table-cell>
              <table:table-cell office:value-type="float" office:value="0.006358">
                <text:p>0.006358</text:p>
              </table:table-cell>
            </table:table-row>
            <table:table-row>
              <table:table-cell office:value-type="string">
                <text:p>12:45:16</text:p>
              </table:table-cell>
              <table:table-cell office:value-type="float" office:value="0.041327">
                <text:p>0.041327</text:p>
              </table:table-cell>
              <table:table-cell office:value-type="float" office:value="0.008809">
                <text:p>0.008809</text:p>
              </table:table-cell>
            </table:table-row>
            <table:table-row>
              <table:table-cell office:value-type="string">
                <text:p>12:45:17</text:p>
              </table:table-cell>
              <table:table-cell office:value-type="float" office:value="0.057627">
                <text:p>0.057627</text:p>
              </table:table-cell>
              <table:table-cell office:value-type="float" office:value="0.012632">
                <text:p>0.012632</text:p>
              </table:table-cell>
            </table:table-row>
            <table:table-row>
              <table:table-cell office:value-type="string">
                <text:p>12:45:18</text:p>
              </table:table-cell>
              <table:table-cell office:value-type="float" office:value="0.040259">
                <text:p>0.040259</text:p>
              </table:table-cell>
              <table:table-cell office:value-type="float" office:value="0.007493">
                <text:p>0.007493</text:p>
              </table:table-cell>
            </table:table-row>
            <table:table-row>
              <table:table-cell office:value-type="string">
                <text:p>12:45:19</text:p>
              </table:table-cell>
              <table:table-cell office:value-type="float" office:value="0.048895">
                <text:p>0.048895</text:p>
              </table:table-cell>
              <table:table-cell office:value-type="float" office:value="0.010064">
                <text:p>0.010064</text:p>
              </table:table-cell>
            </table:table-row>
            <table:table-row>
              <table:table-cell office:value-type="string">
                <text:p>12:45:20</text:p>
              </table:table-cell>
              <table:table-cell office:value-type="float" office:value="0.07068">
                <text:p>0.07068</text:p>
              </table:table-cell>
              <table:table-cell office:value-type="float" office:value="0.016602">
                <text:p>0.016602</text:p>
              </table:table-cell>
            </table:table-row>
            <table:table-row>
              <table:table-cell office:value-type="string">
                <text:p>12:45:21</text:p>
              </table:table-cell>
              <table:table-cell office:value-type="float" office:value="0.146286">
                <text:p>0.146286</text:p>
              </table:table-cell>
              <table:table-cell office:value-type="float" office:value="0.023376">
                <text:p>0.023376</text:p>
              </table:table-cell>
            </table:table-row>
            <table:table-row>
              <table:table-cell office:value-type="string">
                <text:p>12:45:22</text:p>
              </table:table-cell>
              <table:table-cell office:value-type="float" office:value="0.053077">
                <text:p>0.053077</text:p>
              </table:table-cell>
              <table:table-cell office:value-type="float" office:value="0.00846">
                <text:p>0.00846</text:p>
              </table:table-cell>
            </table:table-row>
            <table:table-row>
              <table:table-cell office:value-type="string">
                <text:p>12:45:23</text:p>
              </table:table-cell>
              <table:table-cell office:value-type="float" office:value="0.073249">
                <text:p>0.073249</text:p>
              </table:table-cell>
              <table:table-cell office:value-type="float" office:value="0.017801">
                <text:p>0.017801</text:p>
              </table:table-cell>
            </table:table-row>
            <table:table-row>
              <table:table-cell office:value-type="string">
                <text:p>12:45:24</text:p>
              </table:table-cell>
              <table:table-cell office:value-type="float" office:value="0.13455">
                <text:p>0.13455</text:p>
              </table:table-cell>
              <table:table-cell office:value-type="float" office:value="0.022368">
                <text:p>0.022368</text:p>
              </table:table-cell>
            </table:table-row>
            <table:table-row>
              <table:table-cell office:value-type="string">
                <text:p>12:45:25</text:p>
              </table:table-cell>
              <table:table-cell office:value-type="float" office:value="0.037011">
                <text:p>0.037011</text:p>
              </table:table-cell>
              <table:table-cell office:value-type="float" office:value="0.007449">
                <text:p>0.007449</text:p>
              </table:table-cell>
            </table:table-row>
            <table:table-row>
              <table:table-cell office:value-type="string">
                <text:p>12:45:26</text:p>
              </table:table-cell>
              <table:table-cell office:value-type="float" office:value="0.051367">
                <text:p>0.051367</text:p>
              </table:table-cell>
              <table:table-cell office:value-type="float" office:value="0.010926">
                <text:p>0.010926</text:p>
              </table:table-cell>
            </table:table-row>
            <table:table-row>
              <table:table-cell office:value-type="string">
                <text:p>12:45:27</text:p>
              </table:table-cell>
              <table:table-cell office:value-type="float" office:value="0.06915">
                <text:p>0.06915</text:p>
              </table:table-cell>
              <table:table-cell office:value-type="float" office:value="0.008856">
                <text:p>0.008856</text:p>
              </table:table-cell>
            </table:table-row>
            <table:table-row>
              <table:table-cell office:value-type="string">
                <text:p>12:45:28</text:p>
              </table:table-cell>
              <table:table-cell office:value-type="float" office:value="0.044116">
                <text:p>0.044116</text:p>
              </table:table-cell>
              <table:table-cell office:value-type="float" office:value="0.010698">
                <text:p>0.010698</text:p>
              </table:table-cell>
            </table:table-row>
            <table:table-row>
              <table:table-cell office:value-type="string">
                <text:p>12:45:29</text:p>
              </table:table-cell>
              <table:table-cell office:value-type="float" office:value="0.046087">
                <text:p>0.046087</text:p>
              </table:table-cell>
              <table:table-cell office:value-type="float" office:value="0.00833">
                <text:p>0.00833</text:p>
              </table:table-cell>
            </table:table-row>
            <table:table-row>
              <table:table-cell office:value-type="string">
                <text:p>12:45:30</text:p>
              </table:table-cell>
              <table:table-cell office:value-type="float" office:value="0.038511">
                <text:p>0.038511</text:p>
              </table:table-cell>
              <table:table-cell office:value-type="float" office:value="0.010162">
                <text:p>0.010162</text:p>
              </table:table-cell>
            </table:table-row>
            <table:table-row>
              <table:table-cell office:value-type="string">
                <text:p>12:45:31</text:p>
              </table:table-cell>
              <table:table-cell office:value-type="float" office:value="0.051602">
                <text:p>0.051602</text:p>
              </table:table-cell>
              <table:table-cell office:value-type="float" office:value="0.009449">
                <text:p>0.009449</text:p>
              </table:table-cell>
            </table:table-row>
            <table:table-row>
              <table:table-cell office:value-type="string">
                <text:p>12:45:32</text:p>
              </table:table-cell>
              <table:table-cell office:value-type="float" office:value="0.065189">
                <text:p>0.065189</text:p>
              </table:table-cell>
              <table:table-cell office:value-type="float" office:value="0.007088">
                <text:p>0.007088</text:p>
              </table:table-cell>
            </table:table-row>
            <table:table-row>
              <table:table-cell office:value-type="string">
                <text:p>12:45:33</text:p>
              </table:table-cell>
              <table:table-cell office:value-type="float" office:value="0.057099">
                <text:p>0.057099</text:p>
              </table:table-cell>
              <table:table-cell office:value-type="float" office:value="0.009256">
                <text:p>0.009256</text:p>
              </table:table-cell>
            </table:table-row>
            <table:table-row>
              <table:table-cell office:value-type="string">
                <text:p>12:45:34</text:p>
              </table:table-cell>
              <table:table-cell office:value-type="float" office:value="0.036446">
                <text:p>0.036446</text:p>
              </table:table-cell>
              <table:table-cell office:value-type="float" office:value="0.007727">
                <text:p>0.007727</text:p>
              </table:table-cell>
            </table:table-row>
            <table:table-row>
              <table:table-cell office:value-type="string">
                <text:p>12:45:35</text:p>
              </table:table-cell>
              <table:table-cell office:value-type="float" office:value="0.039894">
                <text:p>0.039894</text:p>
              </table:table-cell>
              <table:table-cell office:value-type="float" office:value="0.011247">
                <text:p>0.011247</text:p>
              </table:table-cell>
            </table:table-row>
            <table:table-row>
              <table:table-cell office:value-type="string">
                <text:p>12:45:36</text:p>
              </table:table-cell>
              <table:table-cell office:value-type="float" office:value="0.064595">
                <text:p>0.064595</text:p>
              </table:table-cell>
              <table:table-cell office:value-type="float" office:value="0.007335">
                <text:p>0.007335</text:p>
              </table:table-cell>
            </table:table-row>
            <table:table-row>
              <table:table-cell office:value-type="string">
                <text:p>12:45:37</text:p>
              </table:table-cell>
              <table:table-cell office:value-type="float" office:value="0.105416">
                <text:p>0.105416</text:p>
              </table:table-cell>
              <table:table-cell office:value-type="float" office:value="0.01367">
                <text:p>0.01367</text:p>
              </table:table-cell>
            </table:table-row>
            <table:table-row>
              <table:table-cell office:value-type="string">
                <text:p>12:45:38</text:p>
              </table:table-cell>
              <table:table-cell office:value-type="float" office:value="0.053561">
                <text:p>0.053561</text:p>
              </table:table-cell>
              <table:table-cell office:value-type="float" office:value="0.008608">
                <text:p>0.008608</text:p>
              </table:table-cell>
            </table:table-row>
            <table:table-row>
              <table:table-cell office:value-type="string">
                <text:p>12:45:39</text:p>
              </table:table-cell>
              <table:table-cell office:value-type="float" office:value="0.046812">
                <text:p>0.046812</text:p>
              </table:table-cell>
              <table:table-cell office:value-type="float" office:value="0.012315">
                <text:p>0.012315</text:p>
              </table:table-cell>
            </table:table-row>
            <table:table-row>
              <table:table-cell office:value-type="string">
                <text:p>12:45:40</text:p>
              </table:table-cell>
              <table:table-cell office:value-type="float" office:value="0.045495">
                <text:p>0.045495</text:p>
              </table:table-cell>
              <table:table-cell office:value-type="float" office:value="0.00874">
                <text:p>0.00874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0.060425">
                <text:p>0.060425</text:p>
              </table:table-cell>
              <table:table-cell office:value-type="float" office:value="0.010876">
                <text:p>0.010876</text:p>
              </table:table-cell>
            </table:table-row>
            <table:table-row>
              <table:table-cell office:value-type="string">
                <text:p>12:45:42</text:p>
              </table:table-cell>
              <table:table-cell office:value-type="float" office:value="0.058851">
                <text:p>0.058851</text:p>
              </table:table-cell>
              <table:table-cell office:value-type="float" office:value="0.009845">
                <text:p>0.009845</text:p>
              </table:table-cell>
            </table:table-row>
            <table:table-row>
              <table:table-cell office:value-type="string">
                <text:p>12:45:43</text:p>
              </table:table-cell>
              <table:table-cell office:value-type="float" office:value="0.038012">
                <text:p>0.038012</text:p>
              </table:table-cell>
              <table:table-cell office:value-type="float" office:value="0.008503">
                <text:p>0.008503</text:p>
              </table:table-cell>
            </table:table-row>
            <table:table-row>
              <table:table-cell office:value-type="string">
                <text:p>12:45:44</text:p>
              </table:table-cell>
              <table:table-cell office:value-type="float" office:value="0.040745">
                <text:p>0.040745</text:p>
              </table:table-cell>
              <table:table-cell office:value-type="float" office:value="0.009073">
                <text:p>0.009073</text:p>
              </table:table-cell>
            </table:table-row>
            <table:table-row>
              <table:table-cell office:value-type="string">
                <text:p>12:45:45</text:p>
              </table:table-cell>
              <table:table-cell office:value-type="float" office:value="0.081835">
                <text:p>0.081835</text:p>
              </table:table-cell>
              <table:table-cell office:value-type="float" office:value="0.013595">
                <text:p>0.013595</text:p>
              </table:table-cell>
            </table:table-row>
            <table:table-row>
              <table:table-cell office:value-type="string">
                <text:p>12:45:46</text:p>
              </table:table-cell>
              <table:table-cell office:value-type="float" office:value="0.080797">
                <text:p>0.080797</text:p>
              </table:table-cell>
              <table:table-cell office:value-type="float" office:value="0.012662">
                <text:p>0.012662</text:p>
              </table:table-cell>
            </table:table-row>
            <table:table-row>
              <table:table-cell office:value-type="string">
                <text:p>12:45:47</text:p>
              </table:table-cell>
              <table:table-cell office:value-type="float" office:value="0.055945">
                <text:p>0.055945</text:p>
              </table:table-cell>
              <table:table-cell office:value-type="float" office:value="0.011474">
                <text:p>0.011474</text:p>
              </table:table-cell>
            </table:table-row>
            <table:table-row>
              <table:table-cell office:value-type="string">
                <text:p>12:45:48</text:p>
              </table:table-cell>
              <table:table-cell office:value-type="float" office:value="0.063475">
                <text:p>0.063475</text:p>
              </table:table-cell>
              <table:table-cell office:value-type="float" office:value="0.006785">
                <text:p>0.006785</text:p>
              </table:table-cell>
            </table:table-row>
            <table:table-row>
              <table:table-cell office:value-type="string">
                <text:p>12:45:49</text:p>
              </table:table-cell>
              <table:table-cell office:value-type="float" office:value="0.042225">
                <text:p>0.042225</text:p>
              </table:table-cell>
              <table:table-cell office:value-type="float" office:value="0.00844">
                <text:p>0.00844</text:p>
              </table:table-cell>
            </table:table-row>
            <table:table-row>
              <table:table-cell office:value-type="string">
                <text:p>12:45:50</text:p>
              </table:table-cell>
              <table:table-cell office:value-type="float" office:value="0.042655">
                <text:p>0.042655</text:p>
              </table:table-cell>
              <table:table-cell office:value-type="float" office:value="0.009596">
                <text:p>0.009596</text:p>
              </table:table-cell>
            </table:table-row>
            <table:table-row>
              <table:table-cell office:value-type="string">
                <text:p>12:45:51</text:p>
              </table:table-cell>
              <table:table-cell office:value-type="float" office:value="0.036148">
                <text:p>0.036148</text:p>
              </table:table-cell>
              <table:table-cell office:value-type="float" office:value="0.007643">
                <text:p>0.007643</text:p>
              </table:table-cell>
            </table:table-row>
            <table:table-row>
              <table:table-cell office:value-type="string">
                <text:p>12:45:52</text:p>
              </table:table-cell>
              <table:table-cell office:value-type="float" office:value="0.063108">
                <text:p>0.063108</text:p>
              </table:table-cell>
              <table:table-cell office:value-type="float" office:value="0.012206">
                <text:p>0.012206</text:p>
              </table:table-cell>
            </table:table-row>
            <table:table-row>
              <table:table-cell office:value-type="string">
                <text:p>12:45:53</text:p>
              </table:table-cell>
              <table:table-cell office:value-type="float" office:value="0.038837">
                <text:p>0.038837</text:p>
              </table:table-cell>
              <table:table-cell office:value-type="float" office:value="0.012353">
                <text:p>0.012353</text:p>
              </table:table-cell>
            </table:table-row>
            <table:table-row>
              <table:table-cell office:value-type="string">
                <text:p>12:45:54</text:p>
              </table:table-cell>
              <table:table-cell office:value-type="float" office:value="0.03393">
                <text:p>0.03393</text:p>
              </table:table-cell>
              <table:table-cell office:value-type="float" office:value="0.005983">
                <text:p>0.005983</text:p>
              </table:table-cell>
            </table:table-row>
            <table:table-row>
              <table:table-cell office:value-type="string">
                <text:p>12:45:55</text:p>
              </table:table-cell>
              <table:table-cell office:value-type="float" office:value="0.068225">
                <text:p>0.068225</text:p>
              </table:table-cell>
              <table:table-cell office:value-type="float" office:value="0.009834">
                <text:p>0.009834</text:p>
              </table:table-cell>
            </table:table-row>
            <table:table-row>
              <table:table-cell office:value-type="string">
                <text:p>12:45:56</text:p>
              </table:table-cell>
              <table:table-cell office:value-type="float" office:value="0.066426">
                <text:p>0.066426</text:p>
              </table:table-cell>
              <table:table-cell office:value-type="float" office:value="0.011492">
                <text:p>0.011492</text:p>
              </table:table-cell>
            </table:table-row>
            <table:table-row>
              <table:table-cell office:value-type="string">
                <text:p>12:45:57</text:p>
              </table:table-cell>
              <table:table-cell office:value-type="float" office:value="0.06264">
                <text:p>0.06264</text:p>
              </table:table-cell>
              <table:table-cell office:value-type="float" office:value="0.007499">
                <text:p>0.007499</text:p>
              </table:table-cell>
            </table:table-row>
            <table:table-row>
              <table:table-cell office:value-type="string">
                <text:p>12:45:58</text:p>
              </table:table-cell>
              <table:table-cell office:value-type="float" office:value="0.042698">
                <text:p>0.042698</text:p>
              </table:table-cell>
              <table:table-cell office:value-type="float" office:value="0.008679">
                <text:p>0.008679</text:p>
              </table:table-cell>
            </table:table-row>
            <table:table-row>
              <table:table-cell office:value-type="string">
                <text:p>12:45:59</text:p>
              </table:table-cell>
              <table:table-cell office:value-type="float" office:value="0.072219">
                <text:p>0.072219</text:p>
              </table:table-cell>
              <table:table-cell office:value-type="float" office:value="0.010864">
                <text:p>0.010864</text:p>
              </table:table-cell>
            </table:table-row>
            <table:table-row>
              <table:table-cell office:value-type="string">
                <text:p>12:46:00</text:p>
              </table:table-cell>
              <table:table-cell office:value-type="float" office:value="0.052851">
                <text:p>0.052851</text:p>
              </table:table-cell>
              <table:table-cell office:value-type="float" office:value="0.010495">
                <text:p>0.010495</text:p>
              </table:table-cell>
            </table:table-row>
            <table:table-row>
              <table:table-cell office:value-type="string">
                <text:p>12:46:01</text:p>
              </table:table-cell>
              <table:table-cell office:value-type="float" office:value="0.039974">
                <text:p>0.039974</text:p>
              </table:table-cell>
              <table:table-cell office:value-type="float" office:value="0.011457">
                <text:p>0.011457</text:p>
              </table:table-cell>
            </table:table-row>
            <table:table-row>
              <table:table-cell office:value-type="string">
                <text:p>12:46:02</text:p>
              </table:table-cell>
              <table:table-cell office:value-type="float" office:value="0.036876">
                <text:p>0.036876</text:p>
              </table:table-cell>
              <table:table-cell office:value-type="float" office:value="0.007446">
                <text:p>0.007446</text:p>
              </table:table-cell>
            </table:table-row>
            <table:table-row>
              <table:table-cell office:value-type="string">
                <text:p>12:46:03</text:p>
              </table:table-cell>
              <table:table-cell office:value-type="float" office:value="0.073347">
                <text:p>0.073347</text:p>
              </table:table-cell>
              <table:table-cell office:value-type="float" office:value="0.010446">
                <text:p>0.010446</text:p>
              </table:table-cell>
            </table:table-row>
            <table:table-row>
              <table:table-cell office:value-type="string">
                <text:p>12:46:04</text:p>
              </table:table-cell>
              <table:table-cell office:value-type="float" office:value="0.0541">
                <text:p>0.0541</text:p>
              </table:table-cell>
              <table:table-cell office:value-type="float" office:value="0.010614">
                <text:p>0.010614</text:p>
              </table:table-cell>
            </table:table-row>
            <table:table-row>
              <table:table-cell office:value-type="string">
                <text:p>12:46:05</text:p>
              </table:table-cell>
              <table:table-cell office:value-type="float" office:value="0.040305">
                <text:p>0.040305</text:p>
              </table:table-cell>
              <table:table-cell office:value-type="float" office:value="0.011205">
                <text:p>0.011205</text:p>
              </table:table-cell>
            </table:table-row>
            <table:table-row>
              <table:table-cell office:value-type="string">
                <text:p>12:46:06</text:p>
              </table:table-cell>
              <table:table-cell office:value-type="float" office:value="0.047084">
                <text:p>0.047084</text:p>
              </table:table-cell>
              <table:table-cell office:value-type="float" office:value="0.005462">
                <text:p>0.005462</text:p>
              </table:table-cell>
            </table:table-row>
            <table:table-row>
              <table:table-cell office:value-type="string">
                <text:p>12:46:07</text:p>
              </table:table-cell>
              <table:table-cell office:value-type="float" office:value="0.049414">
                <text:p>0.049414</text:p>
              </table:table-cell>
              <table:table-cell office:value-type="float" office:value="0.009618">
                <text:p>0.009618</text:p>
              </table:table-cell>
            </table:table-row>
            <table:table-row>
              <table:table-cell office:value-type="string">
                <text:p>12:46:08</text:p>
              </table:table-cell>
              <table:table-cell office:value-type="float" office:value="0.060127">
                <text:p>0.060127</text:p>
              </table:table-cell>
              <table:table-cell office:value-type="float" office:value="0.016044">
                <text:p>0.016044</text:p>
              </table:table-cell>
            </table:table-row>
            <table:table-row>
              <table:table-cell office:value-type="string">
                <text:p>12:46:09</text:p>
              </table:table-cell>
              <table:table-cell office:value-type="float" office:value="0.07988">
                <text:p>0.07988</text:p>
              </table:table-cell>
              <table:table-cell office:value-type="float" office:value="0.011706">
                <text:p>0.011706</text:p>
              </table:table-cell>
            </table:table-row>
            <table:table-row>
              <table:table-cell office:value-type="string">
                <text:p>12:46:10</text:p>
              </table:table-cell>
              <table:table-cell office:value-type="float" office:value="0.128026">
                <text:p>0.128026</text:p>
              </table:table-cell>
              <table:table-cell office:value-type="float" office:value="0.013726">
                <text:p>0.013726</text:p>
              </table:table-cell>
            </table:table-row>
            <table:table-row>
              <table:table-cell office:value-type="string">
                <text:p>12:46:11</text:p>
              </table:table-cell>
              <table:table-cell office:value-type="float" office:value="0.047405">
                <text:p>0.047405</text:p>
              </table:table-cell>
              <table:table-cell office:value-type="float" office:value="0.012082">
                <text:p>0.012082</text:p>
              </table:table-cell>
            </table:table-row>
            <table:table-row>
              <table:table-cell office:value-type="string">
                <text:p>12:46:12</text:p>
              </table:table-cell>
              <table:table-cell office:value-type="float" office:value="0.058152">
                <text:p>0.058152</text:p>
              </table:table-cell>
              <table:table-cell office:value-type="float" office:value="0.010686">
                <text:p>0.010686</text:p>
              </table:table-cell>
            </table:table-row>
            <table:table-row>
              <table:table-cell office:value-type="string">
                <text:p>12:46:13</text:p>
              </table:table-cell>
              <table:table-cell office:value-type="float" office:value="0.044555">
                <text:p>0.044555</text:p>
              </table:table-cell>
              <table:table-cell office:value-type="float" office:value="0.008517">
                <text:p>0.008517</text:p>
              </table:table-cell>
            </table:table-row>
            <table:table-row>
              <table:table-cell office:value-type="string">
                <text:p>12:46:14</text:p>
              </table:table-cell>
              <table:table-cell office:value-type="float" office:value="0.077402">
                <text:p>0.077402</text:p>
              </table:table-cell>
              <table:table-cell office:value-type="float" office:value="0.011489">
                <text:p>0.011489</text:p>
              </table:table-cell>
            </table:table-row>
            <table:table-row>
              <table:table-cell office:value-type="string">
                <text:p>12:46:15</text:p>
              </table:table-cell>
              <table:table-cell office:value-type="float" office:value="0.038082">
                <text:p>0.038082</text:p>
              </table:table-cell>
              <table:table-cell office:value-type="float" office:value="0.008291">
                <text:p>0.008291</text:p>
              </table:table-cell>
            </table:table-row>
            <table:table-row>
              <table:table-cell office:value-type="string">
                <text:p>12:46:16</text:p>
              </table:table-cell>
              <table:table-cell office:value-type="float" office:value="0.065627">
                <text:p>0.065627</text:p>
              </table:table-cell>
              <table:table-cell office:value-type="float" office:value="0.007383">
                <text:p>0.007383</text:p>
              </table:table-cell>
            </table:table-row>
            <table:table-row>
              <table:table-cell office:value-type="string">
                <text:p>12:46:17</text:p>
              </table:table-cell>
              <table:table-cell office:value-type="float" office:value="0.051569">
                <text:p>0.051569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0.056408">
                <text:p>0.056408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12:46:19</text:p>
              </table:table-cell>
              <table:table-cell office:value-type="float" office:value="0.112105">
                <text:p>0.112105</text:p>
              </table:table-cell>
              <table:table-cell office:value-type="float" office:value="0.015076">
                <text:p>0.015076</text:p>
              </table:table-cell>
            </table:table-row>
            <table:table-row>
              <table:table-cell office:value-type="string">
                <text:p>12:46:20</text:p>
              </table:table-cell>
              <table:table-cell office:value-type="float" office:value="0.036569">
                <text:p>0.036569</text:p>
              </table:table-cell>
              <table:table-cell office:value-type="float" office:value="0.008742">
                <text:p>0.008742</text:p>
              </table:table-cell>
            </table:table-row>
            <table:table-row>
              <table:table-cell office:value-type="string">
                <text:p>12:46:21</text:p>
              </table:table-cell>
              <table:table-cell office:value-type="float" office:value="0.04622">
                <text:p>0.04622</text:p>
              </table:table-cell>
              <table:table-cell office:value-type="float" office:value="0.007552">
                <text:p>0.007552</text:p>
              </table:table-cell>
            </table:table-row>
            <table:table-row>
              <table:table-cell office:value-type="string">
                <text:p>12:46:22</text:p>
              </table:table-cell>
              <table:table-cell office:value-type="float" office:value="0.040135">
                <text:p>0.040135</text:p>
              </table:table-cell>
              <table:table-cell office:value-type="float" office:value="0.010283">
                <text:p>0.010283</text:p>
              </table:table-cell>
            </table:table-row>
            <table:table-row>
              <table:table-cell office:value-type="string">
                <text:p>12:46:23</text:p>
              </table:table-cell>
              <table:table-cell office:value-type="float" office:value="0.058857">
                <text:p>0.058857</text:p>
              </table:table-cell>
              <table:table-cell office:value-type="float" office:value="0.011001">
                <text:p>0.011001</text:p>
              </table:table-cell>
            </table:table-row>
            <table:table-row>
              <table:table-cell office:value-type="string">
                <text:p>12:46:24</text:p>
              </table:table-cell>
              <table:table-cell office:value-type="float" office:value="0.099418">
                <text:p>0.099418</text:p>
              </table:table-cell>
              <table:table-cell office:value-type="float" office:value="0.010063">
                <text:p>0.010063</text:p>
              </table:table-cell>
            </table:table-row>
            <table:table-row>
              <table:table-cell office:value-type="string">
                <text:p>12:46:25</text:p>
              </table:table-cell>
              <table:table-cell office:value-type="float" office:value="0.065164">
                <text:p>0.065164</text:p>
              </table:table-cell>
              <table:table-cell office:value-type="float" office:value="0.008911">
                <text:p>0.008911</text:p>
              </table:table-cell>
            </table:table-row>
            <table:table-row>
              <table:table-cell office:value-type="string">
                <text:p>12:46:26</text:p>
              </table:table-cell>
              <table:table-cell office:value-type="float" office:value="0.037132">
                <text:p>0.037132</text:p>
              </table:table-cell>
              <table:table-cell office:value-type="float" office:value="0.008002">
                <text:p>0.008002</text:p>
              </table:table-cell>
            </table:table-row>
            <table:table-row>
              <table:table-cell office:value-type="string">
                <text:p>12:46:27</text:p>
              </table:table-cell>
              <table:table-cell office:value-type="float" office:value="0.05935">
                <text:p>0.05935</text:p>
              </table:table-cell>
              <table:table-cell office:value-type="float" office:value="0.008319">
                <text:p>0.008319</text:p>
              </table:table-cell>
            </table:table-row>
            <table:table-row>
              <table:table-cell office:value-type="string">
                <text:p>12:46:28</text:p>
              </table:table-cell>
              <table:table-cell office:value-type="float" office:value="0.050371">
                <text:p>0.050371</text:p>
              </table:table-cell>
              <table:table-cell office:value-type="float" office:value="0.00689">
                <text:p>0.00689</text:p>
              </table:table-cell>
            </table:table-row>
            <table:table-row>
              <table:table-cell office:value-type="string">
                <text:p>12:46:29</text:p>
              </table:table-cell>
              <table:table-cell office:value-type="float" office:value="0.122093">
                <text:p>0.122093</text:p>
              </table:table-cell>
              <table:table-cell office:value-type="float" office:value="0.014341">
                <text:p>0.014341</text:p>
              </table:table-cell>
            </table:table-row>
            <table:table-row>
              <table:table-cell office:value-type="string">
                <text:p>12:46:30</text:p>
              </table:table-cell>
              <table:table-cell office:value-type="float" office:value="0.059234">
                <text:p>0.059234</text:p>
              </table:table-cell>
              <table:table-cell office:value-type="float" office:value="0.012783">
                <text:p>0.012783</text:p>
              </table:table-cell>
            </table:table-row>
            <table:table-row>
              <table:table-cell office:value-type="string">
                <text:p>12:46:31</text:p>
              </table:table-cell>
              <table:table-cell office:value-type="float" office:value="0.05386">
                <text:p>0.05386</text:p>
              </table:table-cell>
              <table:table-cell office:value-type="float" office:value="0.009653">
                <text:p>0.009653</text:p>
              </table:table-cell>
            </table:table-row>
            <table:table-row>
              <table:table-cell office:value-type="string">
                <text:p>12:46:32</text:p>
              </table:table-cell>
              <table:table-cell office:value-type="float" office:value="0.047166">
                <text:p>0.047166</text:p>
              </table:table-cell>
              <table:table-cell office:value-type="float" office:value="0.008804">
                <text:p>0.008804</text:p>
              </table:table-cell>
            </table:table-row>
            <table:table-row>
              <table:table-cell office:value-type="string">
                <text:p>12:46:33</text:p>
              </table:table-cell>
              <table:table-cell office:value-type="float" office:value="0.052907">
                <text:p>0.052907</text:p>
              </table:table-cell>
              <table:table-cell office:value-type="float" office:value="0.007264">
                <text:p>0.007264</text:p>
              </table:table-cell>
            </table:table-row>
            <table:table-row>
              <table:table-cell office:value-type="string">
                <text:p>12:46:34</text:p>
              </table:table-cell>
              <table:table-cell office:value-type="float" office:value="0.0394">
                <text:p>0.0394</text:p>
              </table:table-cell>
              <table:table-cell office:value-type="float" office:value="0.009944">
                <text:p>0.009944</text:p>
              </table:table-cell>
            </table:table-row>
            <table:table-row>
              <table:table-cell office:value-type="string">
                <text:p>12:46:35</text:p>
              </table:table-cell>
              <table:table-cell office:value-type="float" office:value="0.053101">
                <text:p>0.053101</text:p>
              </table:table-cell>
              <table:table-cell office:value-type="float" office:value="0.010729">
                <text:p>0.010729</text:p>
              </table:table-cell>
            </table:table-row>
            <table:table-row>
              <table:table-cell office:value-type="string">
                <text:p>12:46:36</text:p>
              </table:table-cell>
              <table:table-cell office:value-type="float" office:value="0.053674">
                <text:p>0.053674</text:p>
              </table:table-cell>
              <table:table-cell office:value-type="float" office:value="0.013704">
                <text:p>0.013704</text:p>
              </table:table-cell>
            </table:table-row>
            <table:table-row>
              <table:table-cell office:value-type="string">
                <text:p>12:46:37</text:p>
              </table:table-cell>
              <table:table-cell office:value-type="float" office:value="0.092378">
                <text:p>0.092378</text:p>
              </table:table-cell>
              <table:table-cell office:value-type="float" office:value="0.011615">
                <text:p>0.011615</text:p>
              </table:table-cell>
            </table:table-row>
            <table:table-row>
              <table:table-cell office:value-type="string">
                <text:p>12:46:38</text:p>
              </table:table-cell>
              <table:table-cell office:value-type="float" office:value="0.038822">
                <text:p>0.038822</text:p>
              </table:table-cell>
              <table:table-cell office:value-type="float" office:value="0.009009">
                <text:p>0.009009</text:p>
              </table:table-cell>
            </table:table-row>
            <table:table-row>
              <table:table-cell office:value-type="string">
                <text:p>12:46:39</text:p>
              </table:table-cell>
              <table:table-cell office:value-type="float" office:value="0.063965">
                <text:p>0.063965</text:p>
              </table:table-cell>
              <table:table-cell office:value-type="float" office:value="0.009963">
                <text:p>0.009963</text:p>
              </table:table-cell>
            </table:table-row>
            <table:table-row>
              <table:table-cell office:value-type="string">
                <text:p>12:46:40</text:p>
              </table:table-cell>
              <table:table-cell office:value-type="float" office:value="0.046294">
                <text:p>0.046294</text:p>
              </table:table-cell>
              <table:table-cell office:value-type="float" office:value="0.011034">
                <text:p>0.011034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0.042922">
                <text:p>0.042922</text:p>
              </table:table-cell>
              <table:table-cell office:value-type="float" office:value="0.010376">
                <text:p>0.010376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0.051954">
                <text:p>0.051954</text:p>
              </table:table-cell>
              <table:table-cell office:value-type="float" office:value="0.010409">
                <text:p>0.010409</text:p>
              </table:table-cell>
            </table:table-row>
            <table:table-row>
              <table:table-cell office:value-type="string">
                <text:p>12:46:43</text:p>
              </table:table-cell>
              <table:table-cell office:value-type="float" office:value="0.047608">
                <text:p>0.047608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12:46:44</text:p>
              </table:table-cell>
              <table:table-cell office:value-type="float" office:value="0.056541">
                <text:p>0.056541</text:p>
              </table:table-cell>
              <table:table-cell office:value-type="float" office:value="0.008045">
                <text:p>0.008045</text:p>
              </table:table-cell>
            </table:table-row>
            <table:table-row>
              <table:table-cell office:value-type="string">
                <text:p>12:46:45</text:p>
              </table:table-cell>
              <table:table-cell office:value-type="float" office:value="0.069785">
                <text:p>0.069785</text:p>
              </table:table-cell>
              <table:table-cell office:value-type="float" office:value="0.008471">
                <text:p>0.008471</text:p>
              </table:table-cell>
            </table:table-row>
            <table:table-row>
              <table:table-cell office:value-type="string">
                <text:p>12:46:46</text:p>
              </table:table-cell>
              <table:table-cell office:value-type="float" office:value="0.036546">
                <text:p>0.036546</text:p>
              </table:table-cell>
              <table:table-cell office:value-type="float" office:value="0.006434">
                <text:p>0.006434</text:p>
              </table:table-cell>
            </table:table-row>
            <table:table-row>
              <table:table-cell office:value-type="string">
                <text:p>12:46:47</text:p>
              </table:table-cell>
              <table:table-cell office:value-type="float" office:value="0.060207">
                <text:p>0.060207</text:p>
              </table:table-cell>
              <table:table-cell office:value-type="float" office:value="0.00977">
                <text:p>0.00977</text:p>
              </table:table-cell>
            </table:table-row>
            <table:table-row>
              <table:table-cell office:value-type="string">
                <text:p>12:46:48</text:p>
              </table:table-cell>
              <table:table-cell office:value-type="float" office:value="0.049533">
                <text:p>0.049533</text:p>
              </table:table-cell>
              <table:table-cell office:value-type="float" office:value="0.009138">
                <text:p>0.009138</text:p>
              </table:table-cell>
            </table:table-row>
            <table:table-row>
              <table:table-cell office:value-type="string">
                <text:p>12:46:49</text:p>
              </table:table-cell>
              <table:table-cell office:value-type="float" office:value="0.034334">
                <text:p>0.034334</text:p>
              </table:table-cell>
              <table:table-cell office:value-type="float" office:value="0.008014">
                <text:p>0.008014</text:p>
              </table:table-cell>
            </table:table-row>
            <table:table-row>
              <table:table-cell office:value-type="string">
                <text:p>12:46:50</text:p>
              </table:table-cell>
              <table:table-cell office:value-type="float" office:value="0.052908">
                <text:p>0.052908</text:p>
              </table:table-cell>
              <table:table-cell office:value-type="float" office:value="0.007724">
                <text:p>0.007724</text:p>
              </table:table-cell>
            </table:table-row>
            <table:table-row>
              <table:table-cell office:value-type="string">
                <text:p>12:46:51</text:p>
              </table:table-cell>
              <table:table-cell office:value-type="float" office:value="0.047572">
                <text:p>0.047572</text:p>
              </table:table-cell>
              <table:table-cell office:value-type="float" office:value="0.009622">
                <text:p>0.009622</text:p>
              </table:table-cell>
            </table:table-row>
            <table:table-row>
              <table:table-cell office:value-type="string">
                <text:p>12:46:52</text:p>
              </table:table-cell>
              <table:table-cell office:value-type="float" office:value="0.036352">
                <text:p>0.036352</text:p>
              </table:table-cell>
              <table:table-cell office:value-type="float" office:value="0.007688">
                <text:p>0.007688</text:p>
              </table:table-cell>
            </table:table-row>
            <table:table-row>
              <table:table-cell office:value-type="string">
                <text:p>12:46:53</text:p>
              </table:table-cell>
              <table:table-cell office:value-type="float" office:value="0.070501">
                <text:p>0.070501</text:p>
              </table:table-cell>
              <table:table-cell office:value-type="float" office:value="0.01193">
                <text:p>0.01193</text:p>
              </table:table-cell>
            </table:table-row>
            <table:table-row>
              <table:table-cell office:value-type="string">
                <text:p>12:46:54</text:p>
              </table:table-cell>
              <table:table-cell office:value-type="float" office:value="0.053077">
                <text:p>0.053077</text:p>
              </table:table-cell>
              <table:table-cell office:value-type="float" office:value="0.012918">
                <text:p>0.012918</text:p>
              </table:table-cell>
            </table:table-row>
            <table:table-row>
              <table:table-cell office:value-type="string">
                <text:p>12:46:55</text:p>
              </table:table-cell>
              <table:table-cell office:value-type="float" office:value="0.050811">
                <text:p>0.050811</text:p>
              </table:table-cell>
              <table:table-cell office:value-type="float" office:value="0.007721">
                <text:p>0.007721</text:p>
              </table:table-cell>
            </table:table-row>
            <table:table-row>
              <table:table-cell office:value-type="string">
                <text:p>12:46:56</text:p>
              </table:table-cell>
              <table:table-cell office:value-type="float" office:value="0.721126">
                <text:p>0.721126</text:p>
              </table:table-cell>
              <table:table-cell office:value-type="float" office:value="0.015174">
                <text:p>0.015174</text:p>
              </table:table-cell>
            </table:table-row>
            <table:table-row>
              <table:table-cell office:value-type="string">
                <text:p>12:46:57</text:p>
              </table:table-cell>
              <table:table-cell office:value-type="float" office:value="1.307739">
                <text:p>1.307739</text:p>
              </table:table-cell>
              <table:table-cell office:value-type="float" office:value="0.02397">
                <text:p>0.023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95cm" svg:y="0.315cm" chart:style-name="ch2">
          <text:p>300 tps test158</text:p>
        </chart:title>
        <chart:legend chart:legend-position="end" svg:x="14.398cm" svg:y="4.227cm" style:legend-expansion="high" chart:style-name="ch3"/>
        <chart:plot-area chart:style-name="ch4" table:cell-range-address="test158.B2:test158.B1148 test158.F1:test158.F1148" chart:data-source-has-labels="both" svg:x="0.32cm" svg:y="1.248cm" svg:width="13.758cm" svg:height="7.572cm">
          <chartooo:coordinate-region svg:x="2.053cm" svg:y="1.248cm" svg:width="12.025cm" svg:height="5.969cm"/>
          <chart:axis chart:dimension="x" chart:name="primary-x" chart:style-name="ch5" chartooo:axis-type="auto">
            <chartooo:date-scale/>
            <chart:categories table:cell-range-address="test158.B2:test158.B11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58.F2:test158.F1148" chart:label-cell-address="test158.F1:test158.F1" chart:class="chart:bar">
            <chart:data-point chart:repeated="11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58.F1:test158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28:33</text:p>
                <draw:g>
                  <svg:desc>test158.B2:test158.B1148</svg:desc>
                </draw:g>
              </table:table-cell>
              <table:table-cell office:value-type="float" office:value="442812">
                <text:p>442812</text:p>
                <draw:g>
                  <svg:desc>test158.F2:test158.F1148</svg:desc>
                </draw:g>
              </table:table-cell>
            </table:table-row>
            <table:table-row>
              <table:table-cell office:value-type="string">
                <text:p>12:28:34</text:p>
              </table:table-cell>
              <table:table-cell office:value-type="float" office:value="145588">
                <text:p>145588</text:p>
              </table:table-cell>
            </table:table-row>
            <table:table-row>
              <table:table-cell office:value-type="string">
                <text:p>12:28:35</text:p>
              </table:table-cell>
              <table:table-cell office:value-type="float" office:value="225869">
                <text:p>225869</text:p>
              </table:table-cell>
            </table:table-row>
            <table:table-row>
              <table:table-cell office:value-type="string">
                <text:p>12:28:36</text:p>
              </table:table-cell>
              <table:table-cell office:value-type="float" office:value="81794">
                <text:p>81794</text:p>
              </table:table-cell>
            </table:table-row>
            <table:table-row>
              <table:table-cell office:value-type="string">
                <text:p>12:28:37</text:p>
              </table:table-cell>
              <table:table-cell office:value-type="float" office:value="75181">
                <text:p>75181</text:p>
              </table:table-cell>
            </table:table-row>
            <table:table-row>
              <table:table-cell office:value-type="string">
                <text:p>12:28:38</text:p>
              </table:table-cell>
              <table:table-cell office:value-type="float" office:value="283953">
                <text:p>283953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128763">
                <text:p>128763</text:p>
              </table:table-cell>
            </table:table-row>
            <table:table-row>
              <table:table-cell office:value-type="string">
                <text:p>12:28:40</text:p>
              </table:table-cell>
              <table:table-cell office:value-type="float" office:value="62922">
                <text:p>62922</text:p>
              </table:table-cell>
            </table:table-row>
            <table:table-row>
              <table:table-cell office:value-type="string">
                <text:p>12:28:41</text:p>
              </table:table-cell>
              <table:table-cell office:value-type="float" office:value="186584">
                <text:p>186584</text:p>
              </table:table-cell>
            </table:table-row>
            <table:table-row>
              <table:table-cell office:value-type="string">
                <text:p>12:28:42</text:p>
              </table:table-cell>
              <table:table-cell office:value-type="float" office:value="243655">
                <text:p>243655</text:p>
              </table:table-cell>
            </table:table-row>
            <table:table-row>
              <table:table-cell office:value-type="string">
                <text:p>12:28:43</text:p>
              </table:table-cell>
              <table:table-cell office:value-type="float" office:value="501346">
                <text:p>501346</text:p>
              </table:table-cell>
            </table:table-row>
            <table:table-row>
              <table:table-cell office:value-type="string">
                <text:p>12:28:44</text:p>
              </table:table-cell>
              <table:table-cell office:value-type="float" office:value="478028">
                <text:p>478028</text:p>
              </table:table-cell>
            </table:table-row>
            <table:table-row>
              <table:table-cell office:value-type="string">
                <text:p>12:28:45</text:p>
              </table:table-cell>
              <table:table-cell office:value-type="float" office:value="503406">
                <text:p>503406</text:p>
              </table:table-cell>
            </table:table-row>
            <table:table-row>
              <table:table-cell office:value-type="string">
                <text:p>12:28:46</text:p>
              </table:table-cell>
              <table:table-cell office:value-type="float" office:value="390355">
                <text:p>390355</text:p>
              </table:table-cell>
            </table:table-row>
            <table:table-row>
              <table:table-cell office:value-type="string">
                <text:p>12:28:47</text:p>
              </table:table-cell>
              <table:table-cell office:value-type="float" office:value="179222">
                <text:p>179222</text:p>
              </table:table-cell>
            </table:table-row>
            <table:table-row>
              <table:table-cell office:value-type="string">
                <text:p>12:28:48</text:p>
              </table:table-cell>
              <table:table-cell office:value-type="float" office:value="271650">
                <text:p>271650</text:p>
              </table:table-cell>
            </table:table-row>
            <table:table-row>
              <table:table-cell office:value-type="string">
                <text:p>12:28:49</text:p>
              </table:table-cell>
              <table:table-cell office:value-type="float" office:value="81709">
                <text:p>81709</text:p>
              </table:table-cell>
            </table:table-row>
            <table:table-row>
              <table:table-cell office:value-type="string">
                <text:p>12:28:50</text:p>
              </table:table-cell>
              <table:table-cell office:value-type="float" office:value="372630">
                <text:p>372630</text:p>
              </table:table-cell>
            </table:table-row>
            <table:table-row>
              <table:table-cell office:value-type="string">
                <text:p>12:28:51</text:p>
              </table:table-cell>
              <table:table-cell office:value-type="float" office:value="476866">
                <text:p>476866</text:p>
              </table:table-cell>
            </table:table-row>
            <table:table-row>
              <table:table-cell office:value-type="string">
                <text:p>12:28:52</text:p>
              </table:table-cell>
              <table:table-cell office:value-type="float" office:value="486038">
                <text:p>486038</text:p>
              </table:table-cell>
            </table:table-row>
            <table:table-row>
              <table:table-cell office:value-type="string">
                <text:p>12:28:53</text:p>
              </table:table-cell>
              <table:table-cell office:value-type="float" office:value="304661">
                <text:p>304661</text:p>
              </table:table-cell>
            </table:table-row>
            <table:table-row>
              <table:table-cell office:value-type="string">
                <text:p>12:28:54</text:p>
              </table:table-cell>
              <table:table-cell office:value-type="float" office:value="306029">
                <text:p>306029</text:p>
              </table:table-cell>
            </table:table-row>
            <table:table-row>
              <table:table-cell office:value-type="string">
                <text:p>12:28:55</text:p>
              </table:table-cell>
              <table:table-cell office:value-type="float" office:value="117022">
                <text:p>117022</text:p>
              </table:table-cell>
            </table:table-row>
            <table:table-row>
              <table:table-cell office:value-type="string">
                <text:p>12:28:56</text:p>
              </table:table-cell>
              <table:table-cell office:value-type="float" office:value="127065">
                <text:p>127065</text:p>
              </table:table-cell>
            </table:table-row>
            <table:table-row>
              <table:table-cell office:value-type="string">
                <text:p>12:28:57</text:p>
              </table:table-cell>
              <table:table-cell office:value-type="float" office:value="253219">
                <text:p>253219</text:p>
              </table:table-cell>
            </table:table-row>
            <table:table-row>
              <table:table-cell office:value-type="string">
                <text:p>12:28:58</text:p>
              </table:table-cell>
              <table:table-cell office:value-type="float" office:value="208470">
                <text:p>208470</text:p>
              </table:table-cell>
            </table:table-row>
            <table:table-row>
              <table:table-cell office:value-type="string">
                <text:p>12:28:59</text:p>
              </table:table-cell>
              <table:table-cell office:value-type="float" office:value="5450828">
                <text:p>5450828</text:p>
              </table:table-cell>
            </table:table-row>
            <table:table-row>
              <table:table-cell office:value-type="string">
                <text:p>12:29:00</text:p>
              </table:table-cell>
              <table:table-cell office:value-type="float" office:value="2980496">
                <text:p>2980496</text:p>
              </table:table-cell>
            </table:table-row>
            <table:table-row>
              <table:table-cell office:value-type="string">
                <text:p>12:29:01</text:p>
              </table:table-cell>
              <table:table-cell office:value-type="float" office:value="294273">
                <text:p>294273</text:p>
              </table:table-cell>
            </table:table-row>
            <table:table-row>
              <table:table-cell office:value-type="string">
                <text:p>12:29:02</text:p>
              </table:table-cell>
              <table:table-cell office:value-type="float" office:value="4119852">
                <text:p>4119852</text:p>
              </table:table-cell>
            </table:table-row>
            <table:table-row>
              <table:table-cell office:value-type="string">
                <text:p>12:29:03</text:p>
              </table:table-cell>
              <table:table-cell office:value-type="float" office:value="2474620">
                <text:p>2474620</text:p>
              </table:table-cell>
            </table:table-row>
            <table:table-row>
              <table:table-cell office:value-type="string">
                <text:p>12:29:04</text:p>
              </table:table-cell>
              <table:table-cell office:value-type="float" office:value="421137">
                <text:p>421137</text:p>
              </table:table-cell>
            </table:table-row>
            <table:table-row>
              <table:table-cell office:value-type="string">
                <text:p>12:29:05</text:p>
              </table:table-cell>
              <table:table-cell office:value-type="float" office:value="413281">
                <text:p>413281</text:p>
              </table:table-cell>
            </table:table-row>
            <table:table-row>
              <table:table-cell office:value-type="string">
                <text:p>12:29:06</text:p>
              </table:table-cell>
              <table:table-cell office:value-type="float" office:value="530926">
                <text:p>530926</text:p>
              </table:table-cell>
            </table:table-row>
            <table:table-row>
              <table:table-cell office:value-type="string">
                <text:p>12:29:07</text:p>
              </table:table-cell>
              <table:table-cell office:value-type="float" office:value="2150478">
                <text:p>2150478</text:p>
              </table:table-cell>
            </table:table-row>
            <table:table-row>
              <table:table-cell office:value-type="string">
                <text:p>12:29:08</text:p>
              </table:table-cell>
              <table:table-cell office:value-type="float" office:value="10065574">
                <text:p>10065574</text:p>
              </table:table-cell>
            </table:table-row>
            <table:table-row>
              <table:table-cell office:value-type="string">
                <text:p>12:29:09</text:p>
              </table:table-cell>
              <table:table-cell office:value-type="float" office:value="1969067">
                <text:p>1969067</text:p>
              </table:table-cell>
            </table:table-row>
            <table:table-row>
              <table:table-cell office:value-type="string">
                <text:p>12:29:10</text:p>
              </table:table-cell>
              <table:table-cell office:value-type="float" office:value="43216">
                <text:p>43216</text:p>
              </table:table-cell>
            </table:table-row>
            <table:table-row>
              <table:table-cell office:value-type="string">
                <text:p>12:29:11</text:p>
              </table:table-cell>
              <table:table-cell office:value-type="float" office:value="21114">
                <text:p>21114</text:p>
              </table:table-cell>
            </table:table-row>
            <table:table-row>
              <table:table-cell office:value-type="string">
                <text:p>12:29:12</text:p>
              </table:table-cell>
              <table:table-cell office:value-type="float" office:value="164644">
                <text:p>164644</text:p>
              </table:table-cell>
            </table:table-row>
            <table:table-row>
              <table:table-cell office:value-type="string">
                <text:p>12:29:13</text:p>
              </table:table-cell>
              <table:table-cell office:value-type="float" office:value="485465">
                <text:p>485465</text:p>
              </table:table-cell>
            </table:table-row>
            <table:table-row>
              <table:table-cell office:value-type="string">
                <text:p>12:29:14</text:p>
              </table:table-cell>
              <table:table-cell office:value-type="float" office:value="433715">
                <text:p>433715</text:p>
              </table:table-cell>
            </table:table-row>
            <table:table-row>
              <table:table-cell office:value-type="string">
                <text:p>12:29:15</text:p>
              </table:table-cell>
              <table:table-cell office:value-type="float" office:value="263694">
                <text:p>263694</text:p>
              </table:table-cell>
            </table:table-row>
            <table:table-row>
              <table:table-cell office:value-type="string">
                <text:p>12:29:16</text:p>
              </table:table-cell>
              <table:table-cell office:value-type="float" office:value="195646">
                <text:p>195646</text:p>
              </table:table-cell>
            </table:table-row>
            <table:table-row>
              <table:table-cell office:value-type="string">
                <text:p>12:29:17</text:p>
              </table:table-cell>
              <table:table-cell office:value-type="float" office:value="358511">
                <text:p>358511</text:p>
              </table:table-cell>
            </table:table-row>
            <table:table-row>
              <table:table-cell office:value-type="string">
                <text:p>12:29:18</text:p>
              </table:table-cell>
              <table:table-cell office:value-type="float" office:value="326249">
                <text:p>326249</text:p>
              </table:table-cell>
            </table:table-row>
            <table:table-row>
              <table:table-cell office:value-type="string">
                <text:p>12:29:19</text:p>
              </table:table-cell>
              <table:table-cell office:value-type="float" office:value="263144">
                <text:p>263144</text:p>
              </table:table-cell>
            </table:table-row>
            <table:table-row>
              <table:table-cell office:value-type="string">
                <text:p>12:29:20</text:p>
              </table:table-cell>
              <table:table-cell office:value-type="float" office:value="201460">
                <text:p>201460</text:p>
              </table:table-cell>
            </table:table-row>
            <table:table-row>
              <table:table-cell office:value-type="string">
                <text:p>12:29:21</text:p>
              </table:table-cell>
              <table:table-cell office:value-type="float" office:value="25897">
                <text:p>25897</text:p>
              </table:table-cell>
            </table:table-row>
            <table:table-row>
              <table:table-cell office:value-type="string">
                <text:p>12:29:22</text:p>
              </table:table-cell>
              <table:table-cell office:value-type="float" office:value="509953">
                <text:p>509953</text:p>
              </table:table-cell>
            </table:table-row>
            <table:table-row>
              <table:table-cell office:value-type="string">
                <text:p>12:29:23</text:p>
              </table:table-cell>
              <table:table-cell office:value-type="float" office:value="492044">
                <text:p>492044</text:p>
              </table:table-cell>
            </table:table-row>
            <table:table-row>
              <table:table-cell office:value-type="string">
                <text:p>12:29:24</text:p>
              </table:table-cell>
              <table:table-cell office:value-type="float" office:value="500473">
                <text:p>500473</text:p>
              </table:table-cell>
            </table:table-row>
            <table:table-row>
              <table:table-cell office:value-type="string">
                <text:p>12:29:25</text:p>
              </table:table-cell>
              <table:table-cell office:value-type="float" office:value="149214">
                <text:p>149214</text:p>
              </table:table-cell>
            </table:table-row>
            <table:table-row>
              <table:table-cell office:value-type="string">
                <text:p>12:29:26</text:p>
              </table:table-cell>
              <table:table-cell office:value-type="float" office:value="69806">
                <text:p>69806</text:p>
              </table:table-cell>
            </table:table-row>
            <table:table-row>
              <table:table-cell office:value-type="string">
                <text:p>12:29:27</text:p>
              </table:table-cell>
              <table:table-cell office:value-type="float" office:value="188252">
                <text:p>188252</text:p>
              </table:table-cell>
            </table:table-row>
            <table:table-row>
              <table:table-cell office:value-type="string">
                <text:p>12:29:28</text:p>
              </table:table-cell>
              <table:table-cell office:value-type="float" office:value="311477">
                <text:p>311477</text:p>
              </table:table-cell>
            </table:table-row>
            <table:table-row>
              <table:table-cell office:value-type="string">
                <text:p>12:29:29</text:p>
              </table:table-cell>
              <table:table-cell office:value-type="float" office:value="297683">
                <text:p>297683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4151896">
                <text:p>4151896</text:p>
              </table:table-cell>
            </table:table-row>
            <table:table-row>
              <table:table-cell office:value-type="string">
                <text:p>12:29:31</text:p>
              </table:table-cell>
              <table:table-cell office:value-type="float" office:value="435687">
                <text:p>435687</text:p>
              </table:table-cell>
            </table:table-row>
            <table:table-row>
              <table:table-cell office:value-type="string">
                <text:p>12:29:32</text:p>
              </table:table-cell>
              <table:table-cell office:value-type="float" office:value="45571">
                <text:p>45571</text:p>
              </table:table-cell>
            </table:table-row>
            <table:table-row>
              <table:table-cell office:value-type="string">
                <text:p>12:29:33</text:p>
              </table:table-cell>
              <table:table-cell office:value-type="float" office:value="491732">
                <text:p>491732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1051518">
                <text:p>1051518</text:p>
              </table:table-cell>
            </table:table-row>
            <table:table-row>
              <table:table-cell office:value-type="string">
                <text:p>12:29:35</text:p>
              </table:table-cell>
              <table:table-cell office:value-type="float" office:value="418162">
                <text:p>418162</text:p>
              </table:table-cell>
            </table:table-row>
            <table:table-row>
              <table:table-cell office:value-type="string">
                <text:p>12:29:36</text:p>
              </table:table-cell>
              <table:table-cell office:value-type="float" office:value="67597">
                <text:p>67597</text:p>
              </table:table-cell>
            </table:table-row>
            <table:table-row>
              <table:table-cell office:value-type="string">
                <text:p>12:29:37</text:p>
              </table:table-cell>
              <table:table-cell office:value-type="float" office:value="6260">
                <text:p>6260</text:p>
              </table:table-cell>
            </table:table-row>
            <table:table-row>
              <table:table-cell office:value-type="string">
                <text:p>12:29:38</text:p>
              </table:table-cell>
              <table:table-cell office:value-type="float" office:value="131962">
                <text:p>131962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1120505">
                <text:p>1120505</text:p>
              </table:table-cell>
            </table:table-row>
            <table:table-row>
              <table:table-cell office:value-type="string">
                <text:p>12:29:40</text:p>
              </table:table-cell>
              <table:table-cell office:value-type="float" office:value="427752">
                <text:p>427752</text:p>
              </table:table-cell>
            </table:table-row>
            <table:table-row>
              <table:table-cell office:value-type="string">
                <text:p>12:29:41</text:p>
              </table:table-cell>
              <table:table-cell office:value-type="float" office:value="240446">
                <text:p>240446</text:p>
              </table:table-cell>
            </table:table-row>
            <table:table-row>
              <table:table-cell office:value-type="string">
                <text:p>12:29:42</text:p>
              </table:table-cell>
              <table:table-cell office:value-type="float" office:value="85800">
                <text:p>85800</text:p>
              </table:table-cell>
            </table:table-row>
            <table:table-row>
              <table:table-cell office:value-type="string">
                <text:p>12:29:43</text:p>
              </table:table-cell>
              <table:table-cell office:value-type="float" office:value="340705">
                <text:p>340705</text:p>
              </table:table-cell>
            </table:table-row>
            <table:table-row>
              <table:table-cell office:value-type="string">
                <text:p>12:29:44</text:p>
              </table:table-cell>
              <table:table-cell office:value-type="float" office:value="473305">
                <text:p>473305</text:p>
              </table:table-cell>
            </table:table-row>
            <table:table-row>
              <table:table-cell office:value-type="string">
                <text:p>12:29:45</text:p>
              </table:table-cell>
              <table:table-cell office:value-type="float" office:value="70283">
                <text:p>70283</text:p>
              </table:table-cell>
            </table:table-row>
            <table:table-row>
              <table:table-cell office:value-type="string">
                <text:p>12:29:46</text:p>
              </table:table-cell>
              <table:table-cell office:value-type="float" office:value="115363">
                <text:p>115363</text:p>
              </table:table-cell>
            </table:table-row>
            <table:table-row>
              <table:table-cell office:value-type="string">
                <text:p>12:29:47</text:p>
              </table:table-cell>
              <table:table-cell office:value-type="float" office:value="190222">
                <text:p>190222</text:p>
              </table:table-cell>
            </table:table-row>
            <table:table-row>
              <table:table-cell office:value-type="string">
                <text:p>12:29:48</text:p>
              </table:table-cell>
              <table:table-cell office:value-type="float" office:value="139129">
                <text:p>139129</text:p>
              </table:table-cell>
            </table:table-row>
            <table:table-row>
              <table:table-cell office:value-type="string">
                <text:p>12:29:49</text:p>
              </table:table-cell>
              <table:table-cell office:value-type="float" office:value="163331">
                <text:p>163331</text:p>
              </table:table-cell>
            </table:table-row>
            <table:table-row>
              <table:table-cell office:value-type="string">
                <text:p>12:29:50</text:p>
              </table:table-cell>
              <table:table-cell office:value-type="float" office:value="159732">
                <text:p>159732</text:p>
              </table:table-cell>
            </table:table-row>
            <table:table-row>
              <table:table-cell office:value-type="string">
                <text:p>12:29:51</text:p>
              </table:table-cell>
              <table:table-cell office:value-type="float" office:value="42818">
                <text:p>42818</text:p>
              </table:table-cell>
            </table:table-row>
            <table:table-row>
              <table:table-cell office:value-type="string">
                <text:p>12:29:52</text:p>
              </table:table-cell>
              <table:table-cell office:value-type="float" office:value="66752">
                <text:p>66752</text:p>
              </table:table-cell>
            </table:table-row>
            <table:table-row>
              <table:table-cell office:value-type="string">
                <text:p>12:29:53</text:p>
              </table:table-cell>
              <table:table-cell office:value-type="float" office:value="131611">
                <text:p>131611</text:p>
              </table:table-cell>
            </table:table-row>
            <table:table-row>
              <table:table-cell office:value-type="string">
                <text:p>12:29:54</text:p>
              </table:table-cell>
              <table:table-cell office:value-type="float" office:value="123301">
                <text:p>123301</text:p>
              </table:table-cell>
            </table:table-row>
            <table:table-row>
              <table:table-cell office:value-type="string">
                <text:p>12:29:55</text:p>
              </table:table-cell>
              <table:table-cell office:value-type="float" office:value="84046">
                <text:p>84046</text:p>
              </table:table-cell>
            </table:table-row>
            <table:table-row>
              <table:table-cell office:value-type="string">
                <text:p>12:29:56</text:p>
              </table:table-cell>
              <table:table-cell office:value-type="float" office:value="78946">
                <text:p>78946</text:p>
              </table:table-cell>
            </table:table-row>
            <table:table-row>
              <table:table-cell office:value-type="string">
                <text:p>12:29:57</text:p>
              </table:table-cell>
              <table:table-cell office:value-type="float" office:value="60580">
                <text:p>60580</text:p>
              </table:table-cell>
            </table:table-row>
            <table:table-row>
              <table:table-cell office:value-type="string">
                <text:p>12:29:58</text:p>
              </table:table-cell>
              <table:table-cell office:value-type="float" office:value="94843">
                <text:p>94843</text:p>
              </table:table-cell>
            </table:table-row>
            <table:table-row>
              <table:table-cell office:value-type="string">
                <text:p>12:29:59</text:p>
              </table:table-cell>
              <table:table-cell office:value-type="float" office:value="92442">
                <text:p>92442</text:p>
              </table:table-cell>
            </table:table-row>
            <table:table-row>
              <table:table-cell office:value-type="string">
                <text:p>12:30:00</text:p>
              </table:table-cell>
              <table:table-cell office:value-type="float" office:value="96662">
                <text:p>96662</text:p>
              </table:table-cell>
            </table:table-row>
            <table:table-row>
              <table:table-cell office:value-type="string">
                <text:p>12:30:01</text:p>
              </table:table-cell>
              <table:table-cell office:value-type="float" office:value="436028">
                <text:p>436028</text:p>
              </table:table-cell>
            </table:table-row>
            <table:table-row>
              <table:table-cell office:value-type="string">
                <text:p>12:30:02</text:p>
              </table:table-cell>
              <table:table-cell office:value-type="float" office:value="2033839">
                <text:p>2033839</text:p>
              </table:table-cell>
            </table:table-row>
            <table:table-row>
              <table:table-cell office:value-type="string">
                <text:p>12:30:03</text:p>
              </table:table-cell>
              <table:table-cell office:value-type="float" office:value="256835">
                <text:p>256835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515533">
                <text:p>515533</text:p>
              </table:table-cell>
            </table:table-row>
            <table:table-row>
              <table:table-cell office:value-type="string">
                <text:p>12:30:05</text:p>
              </table:table-cell>
              <table:table-cell office:value-type="float" office:value="517119">
                <text:p>517119</text:p>
              </table:table-cell>
            </table:table-row>
            <table:table-row>
              <table:table-cell office:value-type="string">
                <text:p>12:30:06</text:p>
              </table:table-cell>
              <table:table-cell office:value-type="float" office:value="424651">
                <text:p>424651</text:p>
              </table:table-cell>
            </table:table-row>
            <table:table-row>
              <table:table-cell office:value-type="string">
                <text:p>12:30:07</text:p>
              </table:table-cell>
              <table:table-cell office:value-type="float" office:value="468086">
                <text:p>468086</text:p>
              </table:table-cell>
            </table:table-row>
            <table:table-row>
              <table:table-cell office:value-type="string">
                <text:p>12:30:08</text:p>
              </table:table-cell>
              <table:table-cell office:value-type="float" office:value="116696">
                <text:p>116696</text:p>
              </table:table-cell>
            </table:table-row>
            <table:table-row>
              <table:table-cell office:value-type="string">
                <text:p>12:30:09</text:p>
              </table:table-cell>
              <table:table-cell office:value-type="float" office:value="83886">
                <text:p>83886</text:p>
              </table:table-cell>
            </table:table-row>
            <table:table-row>
              <table:table-cell office:value-type="string">
                <text:p>12:30:10</text:p>
              </table:table-cell>
              <table:table-cell office:value-type="float" office:value="106880">
                <text:p>106880</text:p>
              </table:table-cell>
            </table:table-row>
            <table:table-row>
              <table:table-cell office:value-type="string">
                <text:p>12:30:11</text:p>
              </table:table-cell>
              <table:table-cell office:value-type="float" office:value="80041">
                <text:p>80041</text:p>
              </table:table-cell>
            </table:table-row>
            <table:table-row>
              <table:table-cell office:value-type="string">
                <text:p>12:30:12</text:p>
              </table:table-cell>
              <table:table-cell office:value-type="float" office:value="94161">
                <text:p>94161</text:p>
              </table:table-cell>
            </table:table-row>
            <table:table-row>
              <table:table-cell office:value-type="string">
                <text:p>12:30:13</text:p>
              </table:table-cell>
              <table:table-cell office:value-type="float" office:value="120999">
                <text:p>120999</text:p>
              </table:table-cell>
            </table:table-row>
            <table:table-row>
              <table:table-cell office:value-type="string">
                <text:p>12:30:14</text:p>
              </table:table-cell>
              <table:table-cell office:value-type="float" office:value="117970">
                <text:p>117970</text:p>
              </table:table-cell>
            </table:table-row>
            <table:table-row>
              <table:table-cell office:value-type="string">
                <text:p>12:30:15</text:p>
              </table:table-cell>
              <table:table-cell office:value-type="float" office:value="140699">
                <text:p>140699</text:p>
              </table:table-cell>
            </table:table-row>
            <table:table-row>
              <table:table-cell office:value-type="string">
                <text:p>12:30:16</text:p>
              </table:table-cell>
              <table:table-cell office:value-type="float" office:value="403808">
                <text:p>403808</text:p>
              </table:table-cell>
            </table:table-row>
            <table:table-row>
              <table:table-cell office:value-type="string">
                <text:p>12:30:17</text:p>
              </table:table-cell>
              <table:table-cell office:value-type="float" office:value="18524">
                <text:p>18524</text:p>
              </table:table-cell>
            </table:table-row>
            <table:table-row>
              <table:table-cell office:value-type="string">
                <text:p>12:30:18</text:p>
              </table:table-cell>
              <table:table-cell office:value-type="float" office:value="48959">
                <text:p>48959</text:p>
              </table:table-cell>
            </table:table-row>
            <table:table-row>
              <table:table-cell office:value-type="string">
                <text:p>12:30:19</text:p>
              </table:table-cell>
              <table:table-cell office:value-type="float" office:value="151466">
                <text:p>151466</text:p>
              </table:table-cell>
            </table:table-row>
            <table:table-row>
              <table:table-cell office:value-type="string">
                <text:p>12:30:20</text:p>
              </table:table-cell>
              <table:table-cell office:value-type="float" office:value="56434">
                <text:p>56434</text:p>
              </table:table-cell>
            </table:table-row>
            <table:table-row>
              <table:table-cell office:value-type="string">
                <text:p>12:30:21</text:p>
              </table:table-cell>
              <table:table-cell office:value-type="float" office:value="54223">
                <text:p>54223</text:p>
              </table:table-cell>
            </table:table-row>
            <table:table-row>
              <table:table-cell office:value-type="string">
                <text:p>12:30:22</text:p>
              </table:table-cell>
              <table:table-cell office:value-type="float" office:value="64155">
                <text:p>64155</text:p>
              </table:table-cell>
            </table:table-row>
            <table:table-row>
              <table:table-cell office:value-type="string">
                <text:p>12:30:23</text:p>
              </table:table-cell>
              <table:table-cell office:value-type="float" office:value="314013">
                <text:p>314013</text:p>
              </table:table-cell>
            </table:table-row>
            <table:table-row>
              <table:table-cell office:value-type="string">
                <text:p>12:30:24</text:p>
              </table:table-cell>
              <table:table-cell office:value-type="float" office:value="71723">
                <text:p>71723</text:p>
              </table:table-cell>
            </table:table-row>
            <table:table-row>
              <table:table-cell office:value-type="string">
                <text:p>12:30:25</text:p>
              </table:table-cell>
              <table:table-cell office:value-type="float" office:value="50082">
                <text:p>50082</text:p>
              </table:table-cell>
            </table:table-row>
            <table:table-row>
              <table:table-cell office:value-type="string">
                <text:p>12:30:26</text:p>
              </table:table-cell>
              <table:table-cell office:value-type="float" office:value="55689">
                <text:p>55689</text:p>
              </table:table-cell>
            </table:table-row>
            <table:table-row>
              <table:table-cell office:value-type="string">
                <text:p>12:30:27</text:p>
              </table:table-cell>
              <table:table-cell office:value-type="float" office:value="79934">
                <text:p>79934</text:p>
              </table:table-cell>
            </table:table-row>
            <table:table-row>
              <table:table-cell office:value-type="string">
                <text:p>12:30:28</text:p>
              </table:table-cell>
              <table:table-cell office:value-type="float" office:value="90009">
                <text:p>90009</text:p>
              </table:table-cell>
            </table:table-row>
            <table:table-row>
              <table:table-cell office:value-type="string">
                <text:p>12:30:29</text:p>
              </table:table-cell>
              <table:table-cell office:value-type="float" office:value="163322">
                <text:p>163322</text:p>
              </table:table-cell>
            </table:table-row>
            <table:table-row>
              <table:table-cell office:value-type="string">
                <text:p>12:30:30</text:p>
              </table:table-cell>
              <table:table-cell office:value-type="float" office:value="60479">
                <text:p>60479</text:p>
              </table:table-cell>
            </table:table-row>
            <table:table-row>
              <table:table-cell office:value-type="string">
                <text:p>12:30:31</text:p>
              </table:table-cell>
              <table:table-cell office:value-type="float" office:value="83783">
                <text:p>83783</text:p>
              </table:table-cell>
            </table:table-row>
            <table:table-row>
              <table:table-cell office:value-type="string">
                <text:p>12:30:32</text:p>
              </table:table-cell>
              <table:table-cell office:value-type="float" office:value="45651">
                <text:p>45651</text:p>
              </table:table-cell>
            </table:table-row>
            <table:table-row>
              <table:table-cell office:value-type="string">
                <text:p>12:30:33</text:p>
              </table:table-cell>
              <table:table-cell office:value-type="float" office:value="71568">
                <text:p>71568</text:p>
              </table:table-cell>
            </table:table-row>
            <table:table-row>
              <table:table-cell office:value-type="string">
                <text:p>12:30:34</text:p>
              </table:table-cell>
              <table:table-cell office:value-type="float" office:value="51568">
                <text:p>51568</text:p>
              </table:table-cell>
            </table:table-row>
            <table:table-row>
              <table:table-cell office:value-type="string">
                <text:p>12:30:35</text:p>
              </table:table-cell>
              <table:table-cell office:value-type="float" office:value="33602">
                <text:p>33602</text:p>
              </table:table-cell>
            </table:table-row>
            <table:table-row>
              <table:table-cell office:value-type="string">
                <text:p>12:30:36</text:p>
              </table:table-cell>
              <table:table-cell office:value-type="float" office:value="68119">
                <text:p>68119</text:p>
              </table:table-cell>
            </table:table-row>
            <table:table-row>
              <table:table-cell office:value-type="string">
                <text:p>12:30:37</text:p>
              </table:table-cell>
              <table:table-cell office:value-type="float" office:value="88054">
                <text:p>88054</text:p>
              </table:table-cell>
            </table:table-row>
            <table:table-row>
              <table:table-cell office:value-type="string">
                <text:p>12:30:38</text:p>
              </table:table-cell>
              <table:table-cell office:value-type="float" office:value="51106">
                <text:p>51106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38310">
                <text:p>38310</text:p>
              </table:table-cell>
            </table:table-row>
            <table:table-row>
              <table:table-cell office:value-type="string">
                <text:p>12:30:40</text:p>
              </table:table-cell>
              <table:table-cell office:value-type="float" office:value="62357">
                <text:p>62357</text:p>
              </table:table-cell>
            </table:table-row>
            <table:table-row>
              <table:table-cell office:value-type="string">
                <text:p>12:30:41</text:p>
              </table:table-cell>
              <table:table-cell office:value-type="float" office:value="69546">
                <text:p>69546</text:p>
              </table:table-cell>
            </table:table-row>
            <table:table-row>
              <table:table-cell office:value-type="string">
                <text:p>12:30:42</text:p>
              </table:table-cell>
              <table:table-cell office:value-type="float" office:value="87563">
                <text:p>87563</text:p>
              </table:table-cell>
            </table:table-row>
            <table:table-row>
              <table:table-cell office:value-type="string">
                <text:p>12:30:43</text:p>
              </table:table-cell>
              <table:table-cell office:value-type="float" office:value="138178">
                <text:p>138178</text:p>
              </table:table-cell>
            </table:table-row>
            <table:table-row>
              <table:table-cell office:value-type="string">
                <text:p>12:30:44</text:p>
              </table:table-cell>
              <table:table-cell office:value-type="float" office:value="36290">
                <text:p>36290</text:p>
              </table:table-cell>
            </table:table-row>
            <table:table-row>
              <table:table-cell office:value-type="string">
                <text:p>12:30:45</text:p>
              </table:table-cell>
              <table:table-cell office:value-type="float" office:value="59675">
                <text:p>59675</text:p>
              </table:table-cell>
            </table:table-row>
            <table:table-row>
              <table:table-cell office:value-type="string">
                <text:p>12:30:46</text:p>
              </table:table-cell>
              <table:table-cell office:value-type="float" office:value="97286">
                <text:p>97286</text:p>
              </table:table-cell>
            </table:table-row>
            <table:table-row>
              <table:table-cell office:value-type="string">
                <text:p>12:30:47</text:p>
              </table:table-cell>
              <table:table-cell office:value-type="float" office:value="87021">
                <text:p>87021</text:p>
              </table:table-cell>
            </table:table-row>
            <table:table-row>
              <table:table-cell office:value-type="string">
                <text:p>12:30:48</text:p>
              </table:table-cell>
              <table:table-cell office:value-type="float" office:value="61712">
                <text:p>61712</text:p>
              </table:table-cell>
            </table:table-row>
            <table:table-row>
              <table:table-cell office:value-type="string">
                <text:p>12:30:49</text:p>
              </table:table-cell>
              <table:table-cell office:value-type="float" office:value="96311">
                <text:p>96311</text:p>
              </table:table-cell>
            </table:table-row>
            <table:table-row>
              <table:table-cell office:value-type="string">
                <text:p>12:30:50</text:p>
              </table:table-cell>
              <table:table-cell office:value-type="float" office:value="64252">
                <text:p>64252</text:p>
              </table:table-cell>
            </table:table-row>
            <table:table-row>
              <table:table-cell office:value-type="string">
                <text:p>12:30:51</text:p>
              </table:table-cell>
              <table:table-cell office:value-type="float" office:value="44521">
                <text:p>44521</text:p>
              </table:table-cell>
            </table:table-row>
            <table:table-row>
              <table:table-cell office:value-type="string">
                <text:p>12:30:52</text:p>
              </table:table-cell>
              <table:table-cell office:value-type="float" office:value="52687">
                <text:p>52687</text:p>
              </table:table-cell>
            </table:table-row>
            <table:table-row>
              <table:table-cell office:value-type="string">
                <text:p>12:30:53</text:p>
              </table:table-cell>
              <table:table-cell office:value-type="float" office:value="54587">
                <text:p>54587</text:p>
              </table:table-cell>
            </table:table-row>
            <table:table-row>
              <table:table-cell office:value-type="string">
                <text:p>12:30:54</text:p>
              </table:table-cell>
              <table:table-cell office:value-type="float" office:value="95005">
                <text:p>95005</text:p>
              </table:table-cell>
            </table:table-row>
            <table:table-row>
              <table:table-cell office:value-type="string">
                <text:p>12:30:55</text:p>
              </table:table-cell>
              <table:table-cell office:value-type="float" office:value="47061">
                <text:p>47061</text:p>
              </table:table-cell>
            </table:table-row>
            <table:table-row>
              <table:table-cell office:value-type="string">
                <text:p>12:30:56</text:p>
              </table:table-cell>
              <table:table-cell office:value-type="float" office:value="113959">
                <text:p>113959</text:p>
              </table:table-cell>
            </table:table-row>
            <table:table-row>
              <table:table-cell office:value-type="string">
                <text:p>12:30:57</text:p>
              </table:table-cell>
              <table:table-cell office:value-type="float" office:value="75851">
                <text:p>75851</text:p>
              </table:table-cell>
            </table:table-row>
            <table:table-row>
              <table:table-cell office:value-type="string">
                <text:p>12:30:58</text:p>
              </table:table-cell>
              <table:table-cell office:value-type="float" office:value="159669">
                <text:p>159669</text:p>
              </table:table-cell>
            </table:table-row>
            <table:table-row>
              <table:table-cell office:value-type="string">
                <text:p>12:30:59</text:p>
              </table:table-cell>
              <table:table-cell office:value-type="float" office:value="56463">
                <text:p>56463</text:p>
              </table:table-cell>
            </table:table-row>
            <table:table-row>
              <table:table-cell office:value-type="string">
                <text:p>12:31:00</text:p>
              </table:table-cell>
              <table:table-cell office:value-type="float" office:value="60584">
                <text:p>60584</text:p>
              </table:table-cell>
            </table:table-row>
            <table:table-row>
              <table:table-cell office:value-type="string">
                <text:p>12:31:01</text:p>
              </table:table-cell>
              <table:table-cell office:value-type="float" office:value="34944">
                <text:p>34944</text:p>
              </table:table-cell>
            </table:table-row>
            <table:table-row>
              <table:table-cell office:value-type="string">
                <text:p>12:31:02</text:p>
              </table:table-cell>
              <table:table-cell office:value-type="float" office:value="179070">
                <text:p>179070</text:p>
              </table:table-cell>
            </table:table-row>
            <table:table-row>
              <table:table-cell office:value-type="string">
                <text:p>12:31:03</text:p>
              </table:table-cell>
              <table:table-cell office:value-type="float" office:value="512228">
                <text:p>512228</text:p>
              </table:table-cell>
            </table:table-row>
            <table:table-row>
              <table:table-cell office:value-type="string">
                <text:p>12:31:04</text:p>
              </table:table-cell>
              <table:table-cell office:value-type="float" office:value="134998">
                <text:p>134998</text:p>
              </table:table-cell>
            </table:table-row>
            <table:table-row>
              <table:table-cell office:value-type="string">
                <text:p>12:31:05</text:p>
              </table:table-cell>
              <table:table-cell office:value-type="float" office:value="21040">
                <text:p>21040</text:p>
              </table:table-cell>
            </table:table-row>
            <table:table-row>
              <table:table-cell office:value-type="string">
                <text:p>12:31:06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2:31:07</text:p>
              </table:table-cell>
              <table:table-cell office:value-type="float" office:value="65716">
                <text:p>65716</text:p>
              </table:table-cell>
            </table:table-row>
            <table:table-row>
              <table:table-cell office:value-type="string">
                <text:p>12:31:08</text:p>
              </table:table-cell>
              <table:table-cell office:value-type="float" office:value="70884">
                <text:p>70884</text:p>
              </table:table-cell>
            </table:table-row>
            <table:table-row>
              <table:table-cell office:value-type="string">
                <text:p>12:31:09</text:p>
              </table:table-cell>
              <table:table-cell office:value-type="float" office:value="56486">
                <text:p>56486</text:p>
              </table:table-cell>
            </table:table-row>
            <table:table-row>
              <table:table-cell office:value-type="string">
                <text:p>12:31:10</text:p>
              </table:table-cell>
              <table:table-cell office:value-type="float" office:value="113837">
                <text:p>113837</text:p>
              </table:table-cell>
            </table:table-row>
            <table:table-row>
              <table:table-cell office:value-type="string">
                <text:p>12:31:11</text:p>
              </table:table-cell>
              <table:table-cell office:value-type="float" office:value="31003">
                <text:p>31003</text:p>
              </table:table-cell>
            </table:table-row>
            <table:table-row>
              <table:table-cell office:value-type="string">
                <text:p>12:31:12</text:p>
              </table:table-cell>
              <table:table-cell office:value-type="float" office:value="49903">
                <text:p>49903</text:p>
              </table:table-cell>
            </table:table-row>
            <table:table-row>
              <table:table-cell office:value-type="string">
                <text:p>12:31:13</text:p>
              </table:table-cell>
              <table:table-cell office:value-type="float" office:value="35992">
                <text:p>35992</text:p>
              </table:table-cell>
            </table:table-row>
            <table:table-row>
              <table:table-cell office:value-type="string">
                <text:p>12:31:14</text:p>
              </table:table-cell>
              <table:table-cell office:value-type="float" office:value="94783">
                <text:p>94783</text:p>
              </table:table-cell>
            </table:table-row>
            <table:table-row>
              <table:table-cell office:value-type="string">
                <text:p>12:31:15</text:p>
              </table:table-cell>
              <table:table-cell office:value-type="float" office:value="102205">
                <text:p>102205</text:p>
              </table:table-cell>
            </table:table-row>
            <table:table-row>
              <table:table-cell office:value-type="string">
                <text:p>12:31:16</text:p>
              </table:table-cell>
              <table:table-cell office:value-type="float" office:value="128057">
                <text:p>128057</text:p>
              </table:table-cell>
            </table:table-row>
            <table:table-row>
              <table:table-cell office:value-type="string">
                <text:p>12:31:17</text:p>
              </table:table-cell>
              <table:table-cell office:value-type="float" office:value="82066">
                <text:p>82066</text:p>
              </table:table-cell>
            </table:table-row>
            <table:table-row>
              <table:table-cell office:value-type="string">
                <text:p>12:31:18</text:p>
              </table:table-cell>
              <table:table-cell office:value-type="float" office:value="66889">
                <text:p>66889</text:p>
              </table:table-cell>
            </table:table-row>
            <table:table-row>
              <table:table-cell office:value-type="string">
                <text:p>12:31:19</text:p>
              </table:table-cell>
              <table:table-cell office:value-type="float" office:value="126516">
                <text:p>126516</text:p>
              </table:table-cell>
            </table:table-row>
            <table:table-row>
              <table:table-cell office:value-type="string">
                <text:p>12:31:20</text:p>
              </table:table-cell>
              <table:table-cell office:value-type="float" office:value="170368">
                <text:p>170368</text:p>
              </table:table-cell>
            </table:table-row>
            <table:table-row>
              <table:table-cell office:value-type="string">
                <text:p>12:31:21</text:p>
              </table:table-cell>
              <table:table-cell office:value-type="float" office:value="83187">
                <text:p>83187</text:p>
              </table:table-cell>
            </table:table-row>
            <table:table-row>
              <table:table-cell office:value-type="string">
                <text:p>12:31:22</text:p>
              </table:table-cell>
              <table:table-cell office:value-type="float" office:value="74919">
                <text:p>74919</text:p>
              </table:table-cell>
            </table:table-row>
            <table:table-row>
              <table:table-cell office:value-type="string">
                <text:p>12:31:23</text:p>
              </table:table-cell>
              <table:table-cell office:value-type="float" office:value="124755">
                <text:p>124755</text:p>
              </table:table-cell>
            </table:table-row>
            <table:table-row>
              <table:table-cell office:value-type="string">
                <text:p>12:31:24</text:p>
              </table:table-cell>
              <table:table-cell office:value-type="float" office:value="67379">
                <text:p>67379</text:p>
              </table:table-cell>
            </table:table-row>
            <table:table-row>
              <table:table-cell office:value-type="string">
                <text:p>12:31:25</text:p>
              </table:table-cell>
              <table:table-cell office:value-type="float" office:value="86571">
                <text:p>86571</text:p>
              </table:table-cell>
            </table:table-row>
            <table:table-row>
              <table:table-cell office:value-type="string">
                <text:p>12:31:26</text:p>
              </table:table-cell>
              <table:table-cell office:value-type="float" office:value="105888">
                <text:p>105888</text:p>
              </table:table-cell>
            </table:table-row>
            <table:table-row>
              <table:table-cell office:value-type="string">
                <text:p>12:31:27</text:p>
              </table:table-cell>
              <table:table-cell office:value-type="float" office:value="70655">
                <text:p>70655</text:p>
              </table:table-cell>
            </table:table-row>
            <table:table-row>
              <table:table-cell office:value-type="string">
                <text:p>12:31:28</text:p>
              </table:table-cell>
              <table:table-cell office:value-type="float" office:value="100919">
                <text:p>100919</text:p>
              </table:table-cell>
            </table:table-row>
            <table:table-row>
              <table:table-cell office:value-type="string">
                <text:p>12:31:29</text:p>
              </table:table-cell>
              <table:table-cell office:value-type="float" office:value="74338">
                <text:p>74338</text:p>
              </table:table-cell>
            </table:table-row>
            <table:table-row>
              <table:table-cell office:value-type="string">
                <text:p>12:31:30</text:p>
              </table:table-cell>
              <table:table-cell office:value-type="float" office:value="63275">
                <text:p>63275</text:p>
              </table:table-cell>
            </table:table-row>
            <table:table-row>
              <table:table-cell office:value-type="string">
                <text:p>12:31:31</text:p>
              </table:table-cell>
              <table:table-cell office:value-type="float" office:value="41635">
                <text:p>41635</text:p>
              </table:table-cell>
            </table:table-row>
            <table:table-row>
              <table:table-cell office:value-type="string">
                <text:p>12:31:32</text:p>
              </table:table-cell>
              <table:table-cell office:value-type="float" office:value="73125">
                <text:p>73125</text:p>
              </table:table-cell>
            </table:table-row>
            <table:table-row>
              <table:table-cell office:value-type="string">
                <text:p>12:31:33</text:p>
              </table:table-cell>
              <table:table-cell office:value-type="float" office:value="145979">
                <text:p>145979</text:p>
              </table:table-cell>
            </table:table-row>
            <table:table-row>
              <table:table-cell office:value-type="string">
                <text:p>12:31:34</text:p>
              </table:table-cell>
              <table:table-cell office:value-type="float" office:value="142230">
                <text:p>142230</text:p>
              </table:table-cell>
            </table:table-row>
            <table:table-row>
              <table:table-cell office:value-type="string">
                <text:p>12:31:35</text:p>
              </table:table-cell>
              <table:table-cell office:value-type="float" office:value="89586">
                <text:p>89586</text:p>
              </table:table-cell>
            </table:table-row>
            <table:table-row>
              <table:table-cell office:value-type="string">
                <text:p>12:31:36</text:p>
              </table:table-cell>
              <table:table-cell office:value-type="float" office:value="111276">
                <text:p>111276</text:p>
              </table:table-cell>
            </table:table-row>
            <table:table-row>
              <table:table-cell office:value-type="string">
                <text:p>12:31:37</text:p>
              </table:table-cell>
              <table:table-cell office:value-type="float" office:value="76076">
                <text:p>76076</text:p>
              </table:table-cell>
            </table:table-row>
            <table:table-row>
              <table:table-cell office:value-type="string">
                <text:p>12:31:38</text:p>
              </table:table-cell>
              <table:table-cell office:value-type="float" office:value="72890">
                <text:p>72890</text:p>
              </table:table-cell>
            </table:table-row>
            <table:table-row>
              <table:table-cell office:value-type="string">
                <text:p>12:31:39</text:p>
              </table:table-cell>
              <table:table-cell office:value-type="float" office:value="53476">
                <text:p>53476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85532">
                <text:p>85532</text:p>
              </table:table-cell>
            </table:table-row>
            <table:table-row>
              <table:table-cell office:value-type="string">
                <text:p>12:31:41</text:p>
              </table:table-cell>
              <table:table-cell office:value-type="float" office:value="103465">
                <text:p>103465</text:p>
              </table:table-cell>
            </table:table-row>
            <table:table-row>
              <table:table-cell office:value-type="string">
                <text:p>12:31:42</text:p>
              </table:table-cell>
              <table:table-cell office:value-type="float" office:value="54790">
                <text:p>54790</text:p>
              </table:table-cell>
            </table:table-row>
            <table:table-row>
              <table:table-cell office:value-type="string">
                <text:p>12:31:43</text:p>
              </table:table-cell>
              <table:table-cell office:value-type="float" office:value="75031">
                <text:p>75031</text:p>
              </table:table-cell>
            </table:table-row>
            <table:table-row>
              <table:table-cell office:value-type="string">
                <text:p>12:31:44</text:p>
              </table:table-cell>
              <table:table-cell office:value-type="float" office:value="66185">
                <text:p>66185</text:p>
              </table:table-cell>
            </table:table-row>
            <table:table-row>
              <table:table-cell office:value-type="string">
                <text:p>12:31:45</text:p>
              </table:table-cell>
              <table:table-cell office:value-type="float" office:value="618371">
                <text:p>618371</text:p>
              </table:table-cell>
            </table:table-row>
            <table:table-row>
              <table:table-cell office:value-type="string">
                <text:p>12:31:46</text:p>
              </table:table-cell>
              <table:table-cell office:value-type="float" office:value="124322">
                <text:p>124322</text:p>
              </table:table-cell>
            </table:table-row>
            <table:table-row>
              <table:table-cell office:value-type="string">
                <text:p>12:31:47</text:p>
              </table:table-cell>
              <table:table-cell office:value-type="float" office:value="55980">
                <text:p>55980</text:p>
              </table:table-cell>
            </table:table-row>
            <table:table-row>
              <table:table-cell office:value-type="string">
                <text:p>12:31:48</text:p>
              </table:table-cell>
              <table:table-cell office:value-type="float" office:value="37069">
                <text:p>37069</text:p>
              </table:table-cell>
            </table:table-row>
            <table:table-row>
              <table:table-cell office:value-type="string">
                <text:p>12:31:49</text:p>
              </table:table-cell>
              <table:table-cell office:value-type="float" office:value="70371">
                <text:p>70371</text:p>
              </table:table-cell>
            </table:table-row>
            <table:table-row>
              <table:table-cell office:value-type="string">
                <text:p>12:31:50</text:p>
              </table:table-cell>
              <table:table-cell office:value-type="float" office:value="114638">
                <text:p>114638</text:p>
              </table:table-cell>
            </table:table-row>
            <table:table-row>
              <table:table-cell office:value-type="string">
                <text:p>12:31:51</text:p>
              </table:table-cell>
              <table:table-cell office:value-type="float" office:value="88383">
                <text:p>88383</text:p>
              </table:table-cell>
            </table:table-row>
            <table:table-row>
              <table:table-cell office:value-type="string">
                <text:p>12:31:52</text:p>
              </table:table-cell>
              <table:table-cell office:value-type="float" office:value="61023">
                <text:p>61023</text:p>
              </table:table-cell>
            </table:table-row>
            <table:table-row>
              <table:table-cell office:value-type="string">
                <text:p>12:31:53</text:p>
              </table:table-cell>
              <table:table-cell office:value-type="float" office:value="52765">
                <text:p>52765</text:p>
              </table:table-cell>
            </table:table-row>
            <table:table-row>
              <table:table-cell office:value-type="string">
                <text:p>12:31:54</text:p>
              </table:table-cell>
              <table:table-cell office:value-type="float" office:value="54479">
                <text:p>54479</text:p>
              </table:table-cell>
            </table:table-row>
            <table:table-row>
              <table:table-cell office:value-type="string">
                <text:p>12:31:55</text:p>
              </table:table-cell>
              <table:table-cell office:value-type="float" office:value="43626">
                <text:p>43626</text:p>
              </table:table-cell>
            </table:table-row>
            <table:table-row>
              <table:table-cell office:value-type="string">
                <text:p>12:31:56</text:p>
              </table:table-cell>
              <table:table-cell office:value-type="float" office:value="62406">
                <text:p>62406</text:p>
              </table:table-cell>
            </table:table-row>
            <table:table-row>
              <table:table-cell office:value-type="string">
                <text:p>12:31:57</text:p>
              </table:table-cell>
              <table:table-cell office:value-type="float" office:value="86518">
                <text:p>86518</text:p>
              </table:table-cell>
            </table:table-row>
            <table:table-row>
              <table:table-cell office:value-type="string">
                <text:p>12:31:58</text:p>
              </table:table-cell>
              <table:table-cell office:value-type="float" office:value="77506">
                <text:p>77506</text:p>
              </table:table-cell>
            </table:table-row>
            <table:table-row>
              <table:table-cell office:value-type="string">
                <text:p>12:31:59</text:p>
              </table:table-cell>
              <table:table-cell office:value-type="float" office:value="71847">
                <text:p>71847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119210">
                <text:p>119210</text:p>
              </table:table-cell>
            </table:table-row>
            <table:table-row>
              <table:table-cell office:value-type="string">
                <text:p>12:32:01</text:p>
              </table:table-cell>
              <table:table-cell office:value-type="float" office:value="46378">
                <text:p>46378</text:p>
              </table:table-cell>
            </table:table-row>
            <table:table-row>
              <table:table-cell office:value-type="string">
                <text:p>12:32:02</text:p>
              </table:table-cell>
              <table:table-cell office:value-type="float" office:value="60828">
                <text:p>60828</text:p>
              </table:table-cell>
            </table:table-row>
            <table:table-row>
              <table:table-cell office:value-type="string">
                <text:p>12:32:03</text:p>
              </table:table-cell>
              <table:table-cell office:value-type="float" office:value="67697">
                <text:p>67697</text:p>
              </table:table-cell>
            </table:table-row>
            <table:table-row>
              <table:table-cell office:value-type="string">
                <text:p>12:32:04</text:p>
              </table:table-cell>
              <table:table-cell office:value-type="float" office:value="39642">
                <text:p>39642</text:p>
              </table:table-cell>
            </table:table-row>
            <table:table-row>
              <table:table-cell office:value-type="string">
                <text:p>12:32:05</text:p>
              </table:table-cell>
              <table:table-cell office:value-type="float" office:value="49498">
                <text:p>49498</text:p>
              </table:table-cell>
            </table:table-row>
            <table:table-row>
              <table:table-cell office:value-type="string">
                <text:p>12:32:06</text:p>
              </table:table-cell>
              <table:table-cell office:value-type="float" office:value="91329">
                <text:p>91329</text:p>
              </table:table-cell>
            </table:table-row>
            <table:table-row>
              <table:table-cell office:value-type="string">
                <text:p>12:32:07</text:p>
              </table:table-cell>
              <table:table-cell office:value-type="float" office:value="131097">
                <text:p>131097</text:p>
              </table:table-cell>
            </table:table-row>
            <table:table-row>
              <table:table-cell office:value-type="string">
                <text:p>12:32:08</text:p>
              </table:table-cell>
              <table:table-cell office:value-type="float" office:value="58976">
                <text:p>58976</text:p>
              </table:table-cell>
            </table:table-row>
            <table:table-row>
              <table:table-cell office:value-type="string">
                <text:p>12:32:09</text:p>
              </table:table-cell>
              <table:table-cell office:value-type="float" office:value="62601">
                <text:p>62601</text:p>
              </table:table-cell>
            </table:table-row>
            <table:table-row>
              <table:table-cell office:value-type="string">
                <text:p>12:32:10</text:p>
              </table:table-cell>
              <table:table-cell office:value-type="float" office:value="45142">
                <text:p>45142</text:p>
              </table:table-cell>
            </table:table-row>
            <table:table-row>
              <table:table-cell office:value-type="string">
                <text:p>12:32:11</text:p>
              </table:table-cell>
              <table:table-cell office:value-type="float" office:value="85767">
                <text:p>85767</text:p>
              </table:table-cell>
            </table:table-row>
            <table:table-row>
              <table:table-cell office:value-type="string">
                <text:p>12:32:12</text:p>
              </table:table-cell>
              <table:table-cell office:value-type="float" office:value="69402">
                <text:p>69402</text:p>
              </table:table-cell>
            </table:table-row>
            <table:table-row>
              <table:table-cell office:value-type="string">
                <text:p>12:32:13</text:p>
              </table:table-cell>
              <table:table-cell office:value-type="float" office:value="81899">
                <text:p>81899</text:p>
              </table:table-cell>
            </table:table-row>
            <table:table-row>
              <table:table-cell office:value-type="string">
                <text:p>12:32:14</text:p>
              </table:table-cell>
              <table:table-cell office:value-type="float" office:value="57649">
                <text:p>57649</text:p>
              </table:table-cell>
            </table:table-row>
            <table:table-row>
              <table:table-cell office:value-type="string">
                <text:p>12:32:15</text:p>
              </table:table-cell>
              <table:table-cell office:value-type="float" office:value="67047">
                <text:p>67047</text:p>
              </table:table-cell>
            </table:table-row>
            <table:table-row>
              <table:table-cell office:value-type="string">
                <text:p>12:32:16</text:p>
              </table:table-cell>
              <table:table-cell office:value-type="float" office:value="89440">
                <text:p>89440</text:p>
              </table:table-cell>
            </table:table-row>
            <table:table-row>
              <table:table-cell office:value-type="string">
                <text:p>12:32:17</text:p>
              </table:table-cell>
              <table:table-cell office:value-type="float" office:value="91008">
                <text:p>91008</text:p>
              </table:table-cell>
            </table:table-row>
            <table:table-row>
              <table:table-cell office:value-type="string">
                <text:p>12:32:18</text:p>
              </table:table-cell>
              <table:table-cell office:value-type="float" office:value="93400">
                <text:p>93400</text:p>
              </table:table-cell>
            </table:table-row>
            <table:table-row>
              <table:table-cell office:value-type="string">
                <text:p>12:32:19</text:p>
              </table:table-cell>
              <table:table-cell office:value-type="float" office:value="77005">
                <text:p>77005</text:p>
              </table:table-cell>
            </table:table-row>
            <table:table-row>
              <table:table-cell office:value-type="string">
                <text:p>12:32:20</text:p>
              </table:table-cell>
              <table:table-cell office:value-type="float" office:value="74563">
                <text:p>74563</text:p>
              </table:table-cell>
            </table:table-row>
            <table:table-row>
              <table:table-cell office:value-type="string">
                <text:p>12:32:21</text:p>
              </table:table-cell>
              <table:table-cell office:value-type="float" office:value="67322">
                <text:p>67322</text:p>
              </table:table-cell>
            </table:table-row>
            <table:table-row>
              <table:table-cell office:value-type="string">
                <text:p>12:32:22</text:p>
              </table:table-cell>
              <table:table-cell office:value-type="float" office:value="44298">
                <text:p>44298</text:p>
              </table:table-cell>
            </table:table-row>
            <table:table-row>
              <table:table-cell office:value-type="string">
                <text:p>12:32:23</text:p>
              </table:table-cell>
              <table:table-cell office:value-type="float" office:value="57722">
                <text:p>57722</text:p>
              </table:table-cell>
            </table:table-row>
            <table:table-row>
              <table:table-cell office:value-type="string">
                <text:p>12:32:24</text:p>
              </table:table-cell>
              <table:table-cell office:value-type="float" office:value="63090">
                <text:p>63090</text:p>
              </table:table-cell>
            </table:table-row>
            <table:table-row>
              <table:table-cell office:value-type="string">
                <text:p>12:32:25</text:p>
              </table:table-cell>
              <table:table-cell office:value-type="float" office:value="34046">
                <text:p>34046</text:p>
              </table:table-cell>
            </table:table-row>
            <table:table-row>
              <table:table-cell office:value-type="string">
                <text:p>12:32:26</text:p>
              </table:table-cell>
              <table:table-cell office:value-type="float" office:value="144031">
                <text:p>144031</text:p>
              </table:table-cell>
            </table:table-row>
            <table:table-row>
              <table:table-cell office:value-type="string">
                <text:p>12:32:27</text:p>
              </table:table-cell>
              <table:table-cell office:value-type="float" office:value="92122">
                <text:p>92122</text:p>
              </table:table-cell>
            </table:table-row>
            <table:table-row>
              <table:table-cell office:value-type="string">
                <text:p>12:32:28</text:p>
              </table:table-cell>
              <table:table-cell office:value-type="float" office:value="77334">
                <text:p>77334</text:p>
              </table:table-cell>
            </table:table-row>
            <table:table-row>
              <table:table-cell office:value-type="string">
                <text:p>12:32:29</text:p>
              </table:table-cell>
              <table:table-cell office:value-type="float" office:value="113784">
                <text:p>113784</text:p>
              </table:table-cell>
            </table:table-row>
            <table:table-row>
              <table:table-cell office:value-type="string">
                <text:p>12:32:30</text:p>
              </table:table-cell>
              <table:table-cell office:value-type="float" office:value="75991">
                <text:p>75991</text:p>
              </table:table-cell>
            </table:table-row>
            <table:table-row>
              <table:table-cell office:value-type="string">
                <text:p>12:32:31</text:p>
              </table:table-cell>
              <table:table-cell office:value-type="float" office:value="871138">
                <text:p>871138</text:p>
              </table:table-cell>
            </table:table-row>
            <table:table-row>
              <table:table-cell office:value-type="string">
                <text:p>12:32:32</text:p>
              </table:table-cell>
              <table:table-cell office:value-type="float" office:value="74600">
                <text:p>74600</text:p>
              </table:table-cell>
            </table:table-row>
            <table:table-row>
              <table:table-cell office:value-type="string">
                <text:p>12:32:33</text:p>
              </table:table-cell>
              <table:table-cell office:value-type="float" office:value="116585">
                <text:p>116585</text:p>
              </table:table-cell>
            </table:table-row>
            <table:table-row>
              <table:table-cell office:value-type="string">
                <text:p>12:32:34</text:p>
              </table:table-cell>
              <table:table-cell office:value-type="float" office:value="187749">
                <text:p>187749</text:p>
              </table:table-cell>
            </table:table-row>
            <table:table-row>
              <table:table-cell office:value-type="string">
                <text:p>12:32:35</text:p>
              </table:table-cell>
              <table:table-cell office:value-type="float" office:value="136798">
                <text:p>136798</text:p>
              </table:table-cell>
            </table:table-row>
            <table:table-row>
              <table:table-cell office:value-type="string">
                <text:p>12:32:36</text:p>
              </table:table-cell>
              <table:table-cell office:value-type="float" office:value="237775">
                <text:p>237775</text:p>
              </table:table-cell>
            </table:table-row>
            <table:table-row>
              <table:table-cell office:value-type="string">
                <text:p>12:32:37</text:p>
              </table:table-cell>
              <table:table-cell office:value-type="float" office:value="97173">
                <text:p>97173</text:p>
              </table:table-cell>
            </table:table-row>
            <table:table-row>
              <table:table-cell office:value-type="string">
                <text:p>12:32:38</text:p>
              </table:table-cell>
              <table:table-cell office:value-type="float" office:value="575631">
                <text:p>575631</text:p>
              </table:table-cell>
            </table:table-row>
            <table:table-row>
              <table:table-cell office:value-type="string">
                <text:p>12:32:39</text:p>
              </table:table-cell>
              <table:table-cell office:value-type="float" office:value="289895">
                <text:p>289895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214196">
                <text:p>214196</text:p>
              </table:table-cell>
            </table:table-row>
            <table:table-row>
              <table:table-cell office:value-type="string">
                <text:p>12:32:41</text:p>
              </table:table-cell>
              <table:table-cell office:value-type="float" office:value="126277">
                <text:p>126277</text:p>
              </table:table-cell>
            </table:table-row>
            <table:table-row>
              <table:table-cell office:value-type="string">
                <text:p>12:32:42</text:p>
              </table:table-cell>
              <table:table-cell office:value-type="float" office:value="95943">
                <text:p>95943</text:p>
              </table:table-cell>
            </table:table-row>
            <table:table-row>
              <table:table-cell office:value-type="string">
                <text:p>12:32:43</text:p>
              </table:table-cell>
              <table:table-cell office:value-type="float" office:value="50684">
                <text:p>50684</text:p>
              </table:table-cell>
            </table:table-row>
            <table:table-row>
              <table:table-cell office:value-type="string">
                <text:p>12:32:44</text:p>
              </table:table-cell>
              <table:table-cell office:value-type="float" office:value="163635">
                <text:p>163635</text:p>
              </table:table-cell>
            </table:table-row>
            <table:table-row>
              <table:table-cell office:value-type="string">
                <text:p>12:32:45</text:p>
              </table:table-cell>
              <table:table-cell office:value-type="float" office:value="78729">
                <text:p>78729</text:p>
              </table:table-cell>
            </table:table-row>
            <table:table-row>
              <table:table-cell office:value-type="string">
                <text:p>12:32:46</text:p>
              </table:table-cell>
              <table:table-cell office:value-type="float" office:value="96394">
                <text:p>96394</text:p>
              </table:table-cell>
            </table:table-row>
            <table:table-row>
              <table:table-cell office:value-type="string">
                <text:p>12:32:47</text:p>
              </table:table-cell>
              <table:table-cell office:value-type="float" office:value="218317">
                <text:p>218317</text:p>
              </table:table-cell>
            </table:table-row>
            <table:table-row>
              <table:table-cell office:value-type="string">
                <text:p>12:32:48</text:p>
              </table:table-cell>
              <table:table-cell office:value-type="float" office:value="142268">
                <text:p>142268</text:p>
              </table:table-cell>
            </table:table-row>
            <table:table-row>
              <table:table-cell office:value-type="string">
                <text:p>12:32:49</text:p>
              </table:table-cell>
              <table:table-cell office:value-type="float" office:value="77265">
                <text:p>77265</text:p>
              </table:table-cell>
            </table:table-row>
            <table:table-row>
              <table:table-cell office:value-type="string">
                <text:p>12:32:50</text:p>
              </table:table-cell>
              <table:table-cell office:value-type="float" office:value="103623">
                <text:p>103623</text:p>
              </table:table-cell>
            </table:table-row>
            <table:table-row>
              <table:table-cell office:value-type="string">
                <text:p>12:32:51</text:p>
              </table:table-cell>
              <table:table-cell office:value-type="float" office:value="149236">
                <text:p>149236</text:p>
              </table:table-cell>
            </table:table-row>
            <table:table-row>
              <table:table-cell office:value-type="string">
                <text:p>12:32:52</text:p>
              </table:table-cell>
              <table:table-cell office:value-type="float" office:value="117967">
                <text:p>117967</text:p>
              </table:table-cell>
            </table:table-row>
            <table:table-row>
              <table:table-cell office:value-type="string">
                <text:p>12:32:53</text:p>
              </table:table-cell>
              <table:table-cell office:value-type="float" office:value="201221">
                <text:p>201221</text:p>
              </table:table-cell>
            </table:table-row>
            <table:table-row>
              <table:table-cell office:value-type="string">
                <text:p>12:32:54</text:p>
              </table:table-cell>
              <table:table-cell office:value-type="float" office:value="133380">
                <text:p>133380</text:p>
              </table:table-cell>
            </table:table-row>
            <table:table-row>
              <table:table-cell office:value-type="string">
                <text:p>12:32:55</text:p>
              </table:table-cell>
              <table:table-cell office:value-type="float" office:value="143030">
                <text:p>143030</text:p>
              </table:table-cell>
            </table:table-row>
            <table:table-row>
              <table:table-cell office:value-type="string">
                <text:p>12:32:56</text:p>
              </table:table-cell>
              <table:table-cell office:value-type="float" office:value="549866">
                <text:p>549866</text:p>
              </table:table-cell>
            </table:table-row>
            <table:table-row>
              <table:table-cell office:value-type="string">
                <text:p>12:32:57</text:p>
              </table:table-cell>
              <table:table-cell office:value-type="float" office:value="604178">
                <text:p>604178</text:p>
              </table:table-cell>
            </table:table-row>
            <table:table-row>
              <table:table-cell office:value-type="string">
                <text:p>12:32:58</text:p>
              </table:table-cell>
              <table:table-cell office:value-type="float" office:value="63839">
                <text:p>63839</text:p>
              </table:table-cell>
            </table:table-row>
            <table:table-row>
              <table:table-cell office:value-type="string">
                <text:p>12:32:59</text:p>
              </table:table-cell>
              <table:table-cell office:value-type="float" office:value="99984">
                <text:p>99984</text:p>
              </table:table-cell>
            </table:table-row>
            <table:table-row>
              <table:table-cell office:value-type="string">
                <text:p>12:33:00</text:p>
              </table:table-cell>
              <table:table-cell office:value-type="float" office:value="129045">
                <text:p>129045</text:p>
              </table:table-cell>
            </table:table-row>
            <table:table-row>
              <table:table-cell office:value-type="string">
                <text:p>12:33:01</text:p>
              </table:table-cell>
              <table:table-cell office:value-type="float" office:value="142435">
                <text:p>142435</text:p>
              </table:table-cell>
            </table:table-row>
            <table:table-row>
              <table:table-cell office:value-type="string">
                <text:p>12:33:02</text:p>
              </table:table-cell>
              <table:table-cell office:value-type="float" office:value="91088">
                <text:p>91088</text:p>
              </table:table-cell>
            </table:table-row>
            <table:table-row>
              <table:table-cell office:value-type="string">
                <text:p>12:33:03</text:p>
              </table:table-cell>
              <table:table-cell office:value-type="float" office:value="60669">
                <text:p>60669</text:p>
              </table:table-cell>
            </table:table-row>
            <table:table-row>
              <table:table-cell office:value-type="string">
                <text:p>12:33:04</text:p>
              </table:table-cell>
              <table:table-cell office:value-type="float" office:value="164727">
                <text:p>164727</text:p>
              </table:table-cell>
            </table:table-row>
            <table:table-row>
              <table:table-cell office:value-type="string">
                <text:p>12:33:05</text:p>
              </table:table-cell>
              <table:table-cell office:value-type="float" office:value="171309">
                <text:p>171309</text:p>
              </table:table-cell>
            </table:table-row>
            <table:table-row>
              <table:table-cell office:value-type="string">
                <text:p>12:33:06</text:p>
              </table:table-cell>
              <table:table-cell office:value-type="float" office:value="32011">
                <text:p>32011</text:p>
              </table:table-cell>
            </table:table-row>
            <table:table-row>
              <table:table-cell office:value-type="string">
                <text:p>12:33:07</text:p>
              </table:table-cell>
              <table:table-cell office:value-type="float" office:value="32286">
                <text:p>32286</text:p>
              </table:table-cell>
            </table:table-row>
            <table:table-row>
              <table:table-cell office:value-type="string">
                <text:p>12:33:08</text:p>
              </table:table-cell>
              <table:table-cell office:value-type="float" office:value="89317">
                <text:p>89317</text:p>
              </table:table-cell>
            </table:table-row>
            <table:table-row>
              <table:table-cell office:value-type="string">
                <text:p>12:33:09</text:p>
              </table:table-cell>
              <table:table-cell office:value-type="float" office:value="209749">
                <text:p>209749</text:p>
              </table:table-cell>
            </table:table-row>
            <table:table-row>
              <table:table-cell office:value-type="string">
                <text:p>12:33:10</text:p>
              </table:table-cell>
              <table:table-cell office:value-type="float" office:value="17943">
                <text:p>17943</text:p>
              </table:table-cell>
            </table:table-row>
            <table:table-row>
              <table:table-cell office:value-type="string">
                <text:p>12:33:11</text:p>
              </table:table-cell>
              <table:table-cell office:value-type="float" office:value="112190">
                <text:p>112190</text:p>
              </table:table-cell>
            </table:table-row>
            <table:table-row>
              <table:table-cell office:value-type="string">
                <text:p>12:33:12</text:p>
              </table:table-cell>
              <table:table-cell office:value-type="float" office:value="80232">
                <text:p>80232</text:p>
              </table:table-cell>
            </table:table-row>
            <table:table-row>
              <table:table-cell office:value-type="string">
                <text:p>12:33:13</text:p>
              </table:table-cell>
              <table:table-cell office:value-type="float" office:value="322623">
                <text:p>322623</text:p>
              </table:table-cell>
            </table:table-row>
            <table:table-row>
              <table:table-cell office:value-type="string">
                <text:p>12:33:14</text:p>
              </table:table-cell>
              <table:table-cell office:value-type="float" office:value="246847">
                <text:p>246847</text:p>
              </table:table-cell>
            </table:table-row>
            <table:table-row>
              <table:table-cell office:value-type="string">
                <text:p>12:33:15</text:p>
              </table:table-cell>
              <table:table-cell office:value-type="float" office:value="203534">
                <text:p>203534</text:p>
              </table:table-cell>
            </table:table-row>
            <table:table-row>
              <table:table-cell office:value-type="string">
                <text:p>12:33:16</text:p>
              </table:table-cell>
              <table:table-cell office:value-type="float" office:value="180496">
                <text:p>180496</text:p>
              </table:table-cell>
            </table:table-row>
            <table:table-row>
              <table:table-cell office:value-type="string">
                <text:p>12:33:17</text:p>
              </table:table-cell>
              <table:table-cell office:value-type="float" office:value="340746">
                <text:p>340746</text:p>
              </table:table-cell>
            </table:table-row>
            <table:table-row>
              <table:table-cell office:value-type="string">
                <text:p>12:33:18</text:p>
              </table:table-cell>
              <table:table-cell office:value-type="float" office:value="162371">
                <text:p>162371</text:p>
              </table:table-cell>
            </table:table-row>
            <table:table-row>
              <table:table-cell office:value-type="string">
                <text:p>12:33:19</text:p>
              </table:table-cell>
              <table:table-cell office:value-type="float" office:value="62768">
                <text:p>62768</text:p>
              </table:table-cell>
            </table:table-row>
            <table:table-row>
              <table:table-cell office:value-type="string">
                <text:p>12:33:20</text:p>
              </table:table-cell>
              <table:table-cell office:value-type="float" office:value="79747">
                <text:p>79747</text:p>
              </table:table-cell>
            </table:table-row>
            <table:table-row>
              <table:table-cell office:value-type="string">
                <text:p>12:33:21</text:p>
              </table:table-cell>
              <table:table-cell office:value-type="float" office:value="78910">
                <text:p>78910</text:p>
              </table:table-cell>
            </table:table-row>
            <table:table-row>
              <table:table-cell office:value-type="string">
                <text:p>12:33:22</text:p>
              </table:table-cell>
              <table:table-cell office:value-type="float" office:value="35851">
                <text:p>35851</text:p>
              </table:table-cell>
            </table:table-row>
            <table:table-row>
              <table:table-cell office:value-type="string">
                <text:p>12:33:23</text:p>
              </table:table-cell>
              <table:table-cell office:value-type="float" office:value="33907">
                <text:p>33907</text:p>
              </table:table-cell>
            </table:table-row>
            <table:table-row>
              <table:table-cell office:value-type="string">
                <text:p>12:33:24</text:p>
              </table:table-cell>
              <table:table-cell office:value-type="float" office:value="96377">
                <text:p>96377</text:p>
              </table:table-cell>
            </table:table-row>
            <table:table-row>
              <table:table-cell office:value-type="string">
                <text:p>12:33:25</text:p>
              </table:table-cell>
              <table:table-cell office:value-type="float" office:value="185733">
                <text:p>185733</text:p>
              </table:table-cell>
            </table:table-row>
            <table:table-row>
              <table:table-cell office:value-type="string">
                <text:p>12:33:26</text:p>
              </table:table-cell>
              <table:table-cell office:value-type="float" office:value="105089">
                <text:p>105089</text:p>
              </table:table-cell>
            </table:table-row>
            <table:table-row>
              <table:table-cell office:value-type="string">
                <text:p>12:33:27</text:p>
              </table:table-cell>
              <table:table-cell office:value-type="float" office:value="122898">
                <text:p>122898</text:p>
              </table:table-cell>
            </table:table-row>
            <table:table-row>
              <table:table-cell office:value-type="string">
                <text:p>12:33:28</text:p>
              </table:table-cell>
              <table:table-cell office:value-type="float" office:value="90769">
                <text:p>90769</text:p>
              </table:table-cell>
            </table:table-row>
            <table:table-row>
              <table:table-cell office:value-type="string">
                <text:p>12:33:29</text:p>
              </table:table-cell>
              <table:table-cell office:value-type="float" office:value="87545">
                <text:p>87545</text:p>
              </table:table-cell>
            </table:table-row>
            <table:table-row>
              <table:table-cell office:value-type="string">
                <text:p>12:33:30</text:p>
              </table:table-cell>
              <table:table-cell office:value-type="float" office:value="121382">
                <text:p>121382</text:p>
              </table:table-cell>
            </table:table-row>
            <table:table-row>
              <table:table-cell office:value-type="string">
                <text:p>12:33:31</text:p>
              </table:table-cell>
              <table:table-cell office:value-type="float" office:value="91568">
                <text:p>91568</text:p>
              </table:table-cell>
            </table:table-row>
            <table:table-row>
              <table:table-cell office:value-type="string">
                <text:p>12:33:32</text:p>
              </table:table-cell>
              <table:table-cell office:value-type="float" office:value="108255">
                <text:p>108255</text:p>
              </table:table-cell>
            </table:table-row>
            <table:table-row>
              <table:table-cell office:value-type="string">
                <text:p>12:33:33</text:p>
              </table:table-cell>
              <table:table-cell office:value-type="float" office:value="340488">
                <text:p>340488</text:p>
              </table:table-cell>
            </table:table-row>
            <table:table-row>
              <table:table-cell office:value-type="string">
                <text:p>12:33:34</text:p>
              </table:table-cell>
              <table:table-cell office:value-type="float" office:value="66598">
                <text:p>66598</text:p>
              </table:table-cell>
            </table:table-row>
            <table:table-row>
              <table:table-cell office:value-type="string">
                <text:p>12:33:35</text:p>
              </table:table-cell>
              <table:table-cell office:value-type="float" office:value="83476">
                <text:p>83476</text:p>
              </table:table-cell>
            </table:table-row>
            <table:table-row>
              <table:table-cell office:value-type="string">
                <text:p>12:33:36</text:p>
              </table:table-cell>
              <table:table-cell office:value-type="float" office:value="141028">
                <text:p>141028</text:p>
              </table:table-cell>
            </table:table-row>
            <table:table-row>
              <table:table-cell office:value-type="string">
                <text:p>12:33:37</text:p>
              </table:table-cell>
              <table:table-cell office:value-type="float" office:value="231259">
                <text:p>231259</text:p>
              </table:table-cell>
            </table:table-row>
            <table:table-row>
              <table:table-cell office:value-type="string">
                <text:p>12:33:38</text:p>
              </table:table-cell>
              <table:table-cell office:value-type="float" office:value="134940">
                <text:p>134940</text:p>
              </table:table-cell>
            </table:table-row>
            <table:table-row>
              <table:table-cell office:value-type="string">
                <text:p>12:33:39</text:p>
              </table:table-cell>
              <table:table-cell office:value-type="float" office:value="94358">
                <text:p>94358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33963">
                <text:p>33963</text:p>
              </table:table-cell>
            </table:table-row>
            <table:table-row>
              <table:table-cell office:value-type="string">
                <text:p>12:33:41</text:p>
              </table:table-cell>
              <table:table-cell office:value-type="float" office:value="31323">
                <text:p>31323</text:p>
              </table:table-cell>
            </table:table-row>
            <table:table-row>
              <table:table-cell office:value-type="string">
                <text:p>12:33:42</text:p>
              </table:table-cell>
              <table:table-cell office:value-type="float" office:value="325367">
                <text:p>325367</text:p>
              </table:table-cell>
            </table:table-row>
            <table:table-row>
              <table:table-cell office:value-type="string">
                <text:p>12:33:43</text:p>
              </table:table-cell>
              <table:table-cell office:value-type="float" office:value="601527">
                <text:p>601527</text:p>
              </table:table-cell>
            </table:table-row>
            <table:table-row>
              <table:table-cell office:value-type="string">
                <text:p>12:33:44</text:p>
              </table:table-cell>
              <table:table-cell office:value-type="float" office:value="561939">
                <text:p>561939</text:p>
              </table:table-cell>
            </table:table-row>
            <table:table-row>
              <table:table-cell office:value-type="string">
                <text:p>12:33:45</text:p>
              </table:table-cell>
              <table:table-cell office:value-type="float" office:value="302671">
                <text:p>302671</text:p>
              </table:table-cell>
            </table:table-row>
            <table:table-row>
              <table:table-cell office:value-type="string">
                <text:p>12:33:46</text:p>
              </table:table-cell>
              <table:table-cell office:value-type="float" office:value="28746">
                <text:p>28746</text:p>
              </table:table-cell>
            </table:table-row>
            <table:table-row>
              <table:table-cell office:value-type="string">
                <text:p>12:33:47</text:p>
              </table:table-cell>
              <table:table-cell office:value-type="float" office:value="86224">
                <text:p>86224</text:p>
              </table:table-cell>
            </table:table-row>
            <table:table-row>
              <table:table-cell office:value-type="string">
                <text:p>12:33:48</text:p>
              </table:table-cell>
              <table:table-cell office:value-type="float" office:value="29957">
                <text:p>29957</text:p>
              </table:table-cell>
            </table:table-row>
            <table:table-row>
              <table:table-cell office:value-type="string">
                <text:p>12:33:49</text:p>
              </table:table-cell>
              <table:table-cell office:value-type="float" office:value="88807">
                <text:p>88807</text:p>
              </table:table-cell>
            </table:table-row>
            <table:table-row>
              <table:table-cell office:value-type="string">
                <text:p>12:33:50</text:p>
              </table:table-cell>
              <table:table-cell office:value-type="float" office:value="82534">
                <text:p>82534</text:p>
              </table:table-cell>
            </table:table-row>
            <table:table-row>
              <table:table-cell office:value-type="string">
                <text:p>12:33:51</text:p>
              </table:table-cell>
              <table:table-cell office:value-type="float" office:value="29551">
                <text:p>29551</text:p>
              </table:table-cell>
            </table:table-row>
            <table:table-row>
              <table:table-cell office:value-type="string">
                <text:p>12:33:52</text:p>
              </table:table-cell>
              <table:table-cell office:value-type="float" office:value="44968">
                <text:p>44968</text:p>
              </table:table-cell>
            </table:table-row>
            <table:table-row>
              <table:table-cell office:value-type="string">
                <text:p>12:33:53</text:p>
              </table:table-cell>
              <table:table-cell office:value-type="float" office:value="164772">
                <text:p>164772</text:p>
              </table:table-cell>
            </table:table-row>
            <table:table-row>
              <table:table-cell office:value-type="string">
                <text:p>12:33:54</text:p>
              </table:table-cell>
              <table:table-cell office:value-type="float" office:value="64835">
                <text:p>64835</text:p>
              </table:table-cell>
            </table:table-row>
            <table:table-row>
              <table:table-cell office:value-type="string">
                <text:p>12:33:55</text:p>
              </table:table-cell>
              <table:table-cell office:value-type="float" office:value="122779">
                <text:p>122779</text:p>
              </table:table-cell>
            </table:table-row>
            <table:table-row>
              <table:table-cell office:value-type="string">
                <text:p>12:33:56</text:p>
              </table:table-cell>
              <table:table-cell office:value-type="float" office:value="50169">
                <text:p>50169</text:p>
              </table:table-cell>
            </table:table-row>
            <table:table-row>
              <table:table-cell office:value-type="string">
                <text:p>12:33:57</text:p>
              </table:table-cell>
              <table:table-cell office:value-type="float" office:value="111155">
                <text:p>111155</text:p>
              </table:table-cell>
            </table:table-row>
            <table:table-row>
              <table:table-cell office:value-type="string">
                <text:p>12:33:58</text:p>
              </table:table-cell>
              <table:table-cell office:value-type="float" office:value="113567">
                <text:p>113567</text:p>
              </table:table-cell>
            </table:table-row>
            <table:table-row>
              <table:table-cell office:value-type="string">
                <text:p>12:33:59</text:p>
              </table:table-cell>
              <table:table-cell office:value-type="float" office:value="85055">
                <text:p>85055</text:p>
              </table:table-cell>
            </table:table-row>
            <table:table-row>
              <table:table-cell office:value-type="string">
                <text:p>12:34:00</text:p>
              </table:table-cell>
              <table:table-cell office:value-type="float" office:value="133478">
                <text:p>133478</text:p>
              </table:table-cell>
            </table:table-row>
            <table:table-row>
              <table:table-cell office:value-type="string">
                <text:p>12:34:01</text:p>
              </table:table-cell>
              <table:table-cell office:value-type="float" office:value="62080">
                <text:p>62080</text:p>
              </table:table-cell>
            </table:table-row>
            <table:table-row>
              <table:table-cell office:value-type="string">
                <text:p>12:34:02</text:p>
              </table:table-cell>
              <table:table-cell office:value-type="float" office:value="100908">
                <text:p>100908</text:p>
              </table:table-cell>
            </table:table-row>
            <table:table-row>
              <table:table-cell office:value-type="string">
                <text:p>12:34:03</text:p>
              </table:table-cell>
              <table:table-cell office:value-type="float" office:value="16645">
                <text:p>16645</text:p>
              </table:table-cell>
            </table:table-row>
            <table:table-row>
              <table:table-cell office:value-type="string">
                <text:p>12:34:04</text:p>
              </table:table-cell>
              <table:table-cell office:value-type="float" office:value="12128">
                <text:p>12128</text:p>
              </table:table-cell>
            </table:table-row>
            <table:table-row>
              <table:table-cell office:value-type="string">
                <text:p>12:34:05</text:p>
              </table:table-cell>
              <table:table-cell office:value-type="float" office:value="15047">
                <text:p>15047</text:p>
              </table:table-cell>
            </table:table-row>
            <table:table-row>
              <table:table-cell office:value-type="string">
                <text:p>12:34:06</text:p>
              </table:table-cell>
              <table:table-cell office:value-type="float" office:value="62841">
                <text:p>62841</text:p>
              </table:table-cell>
            </table:table-row>
            <table:table-row>
              <table:table-cell office:value-type="string">
                <text:p>12:34:07</text:p>
              </table:table-cell>
              <table:table-cell office:value-type="float" office:value="124423">
                <text:p>124423</text:p>
              </table:table-cell>
            </table:table-row>
            <table:table-row>
              <table:table-cell office:value-type="string">
                <text:p>12:34:08</text:p>
              </table:table-cell>
              <table:table-cell office:value-type="float" office:value="68090">
                <text:p>68090</text:p>
              </table:table-cell>
            </table:table-row>
            <table:table-row>
              <table:table-cell office:value-type="string">
                <text:p>12:34:09</text:p>
              </table:table-cell>
              <table:table-cell office:value-type="float" office:value="43669">
                <text:p>43669</text:p>
              </table:table-cell>
            </table:table-row>
            <table:table-row>
              <table:table-cell office:value-type="string">
                <text:p>12:34:10</text:p>
              </table:table-cell>
              <table:table-cell office:value-type="float" office:value="60653">
                <text:p>60653</text:p>
              </table:table-cell>
            </table:table-row>
            <table:table-row>
              <table:table-cell office:value-type="string">
                <text:p>12:34:11</text:p>
              </table:table-cell>
              <table:table-cell office:value-type="float" office:value="40550">
                <text:p>40550</text:p>
              </table:table-cell>
            </table:table-row>
            <table:table-row>
              <table:table-cell office:value-type="string">
                <text:p>12:34:12</text:p>
              </table:table-cell>
              <table:table-cell office:value-type="float" office:value="42226">
                <text:p>42226</text:p>
              </table:table-cell>
            </table:table-row>
            <table:table-row>
              <table:table-cell office:value-type="string">
                <text:p>12:34:13</text:p>
              </table:table-cell>
              <table:table-cell office:value-type="float" office:value="72573">
                <text:p>72573</text:p>
              </table:table-cell>
            </table:table-row>
            <table:table-row>
              <table:table-cell office:value-type="string">
                <text:p>12:34:14</text:p>
              </table:table-cell>
              <table:table-cell office:value-type="float" office:value="32873">
                <text:p>32873</text:p>
              </table:table-cell>
            </table:table-row>
            <table:table-row>
              <table:table-cell office:value-type="string">
                <text:p>12:34:15</text:p>
              </table:table-cell>
              <table:table-cell office:value-type="float" office:value="83747">
                <text:p>83747</text:p>
              </table:table-cell>
            </table:table-row>
            <table:table-row>
              <table:table-cell office:value-type="string">
                <text:p>12:34:16</text:p>
              </table:table-cell>
              <table:table-cell office:value-type="float" office:value="51499">
                <text:p>51499</text:p>
              </table:table-cell>
            </table:table-row>
            <table:table-row>
              <table:table-cell office:value-type="string">
                <text:p>12:34:17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12:34:18</text:p>
              </table:table-cell>
              <table:table-cell office:value-type="float" office:value="79108">
                <text:p>79108</text:p>
              </table:table-cell>
            </table:table-row>
            <table:table-row>
              <table:table-cell office:value-type="string">
                <text:p>12:34:19</text:p>
              </table:table-cell>
              <table:table-cell office:value-type="float" office:value="75047">
                <text:p>75047</text:p>
              </table:table-cell>
            </table:table-row>
            <table:table-row>
              <table:table-cell office:value-type="string">
                <text:p>12:34:20</text:p>
              </table:table-cell>
              <table:table-cell office:value-type="float" office:value="76614">
                <text:p>76614</text:p>
              </table:table-cell>
            </table:table-row>
            <table:table-row>
              <table:table-cell office:value-type="string">
                <text:p>12:34:21</text:p>
              </table:table-cell>
              <table:table-cell office:value-type="float" office:value="41122">
                <text:p>41122</text:p>
              </table:table-cell>
            </table:table-row>
            <table:table-row>
              <table:table-cell office:value-type="string">
                <text:p>12:34:22</text:p>
              </table:table-cell>
              <table:table-cell office:value-type="float" office:value="55499">
                <text:p>55499</text:p>
              </table:table-cell>
            </table:table-row>
            <table:table-row>
              <table:table-cell office:value-type="string">
                <text:p>12:34:23</text:p>
              </table:table-cell>
              <table:table-cell office:value-type="float" office:value="94168">
                <text:p>94168</text:p>
              </table:table-cell>
            </table:table-row>
            <table:table-row>
              <table:table-cell office:value-type="string">
                <text:p>12:34:24</text:p>
              </table:table-cell>
              <table:table-cell office:value-type="float" office:value="61348">
                <text:p>61348</text:p>
              </table:table-cell>
            </table:table-row>
            <table:table-row>
              <table:table-cell office:value-type="string">
                <text:p>12:34:25</text:p>
              </table:table-cell>
              <table:table-cell office:value-type="float" office:value="82424">
                <text:p>82424</text:p>
              </table:table-cell>
            </table:table-row>
            <table:table-row>
              <table:table-cell office:value-type="string">
                <text:p>12:34:26</text:p>
              </table:table-cell>
              <table:table-cell office:value-type="float" office:value="125598">
                <text:p>125598</text:p>
              </table:table-cell>
            </table:table-row>
            <table:table-row>
              <table:table-cell office:value-type="string">
                <text:p>12:34:27</text:p>
              </table:table-cell>
              <table:table-cell office:value-type="float" office:value="89657">
                <text:p>89657</text:p>
              </table:table-cell>
            </table:table-row>
            <table:table-row>
              <table:table-cell office:value-type="string">
                <text:p>12:34:28</text:p>
              </table:table-cell>
              <table:table-cell office:value-type="float" office:value="93100">
                <text:p>93100</text:p>
              </table:table-cell>
            </table:table-row>
            <table:table-row>
              <table:table-cell office:value-type="string">
                <text:p>12:34:29</text:p>
              </table:table-cell>
              <table:table-cell office:value-type="float" office:value="91696">
                <text:p>91696</text:p>
              </table:table-cell>
            </table:table-row>
            <table:table-row>
              <table:table-cell office:value-type="string">
                <text:p>12:34:30</text:p>
              </table:table-cell>
              <table:table-cell office:value-type="float" office:value="85956">
                <text:p>85956</text:p>
              </table:table-cell>
            </table:table-row>
            <table:table-row>
              <table:table-cell office:value-type="string">
                <text:p>12:34:31</text:p>
              </table:table-cell>
              <table:table-cell office:value-type="float" office:value="105894">
                <text:p>105894</text:p>
              </table:table-cell>
            </table:table-row>
            <table:table-row>
              <table:table-cell office:value-type="string">
                <text:p>12:34:32</text:p>
              </table:table-cell>
              <table:table-cell office:value-type="float" office:value="91561">
                <text:p>91561</text:p>
              </table:table-cell>
            </table:table-row>
            <table:table-row>
              <table:table-cell office:value-type="string">
                <text:p>12:34:33</text:p>
              </table:table-cell>
              <table:table-cell office:value-type="float" office:value="84354">
                <text:p>84354</text:p>
              </table:table-cell>
            </table:table-row>
            <table:table-row>
              <table:table-cell office:value-type="string">
                <text:p>12:34:34</text:p>
              </table:table-cell>
              <table:table-cell office:value-type="float" office:value="135261">
                <text:p>135261</text:p>
              </table:table-cell>
            </table:table-row>
            <table:table-row>
              <table:table-cell office:value-type="string">
                <text:p>12:34:35</text:p>
              </table:table-cell>
              <table:table-cell office:value-type="float" office:value="104323">
                <text:p>104323</text:p>
              </table:table-cell>
            </table:table-row>
            <table:table-row>
              <table:table-cell office:value-type="string">
                <text:p>12:34:36</text:p>
              </table:table-cell>
              <table:table-cell office:value-type="float" office:value="42242">
                <text:p>42242</text:p>
              </table:table-cell>
            </table:table-row>
            <table:table-row>
              <table:table-cell office:value-type="string">
                <text:p>12:34:37</text:p>
              </table:table-cell>
              <table:table-cell office:value-type="float" office:value="222408">
                <text:p>222408</text:p>
              </table:table-cell>
            </table:table-row>
            <table:table-row>
              <table:table-cell office:value-type="string">
                <text:p>12:34:38</text:p>
              </table:table-cell>
              <table:table-cell office:value-type="float" office:value="214878">
                <text:p>214878</text:p>
              </table:table-cell>
            </table:table-row>
            <table:table-row>
              <table:table-cell office:value-type="string">
                <text:p>12:34:39</text:p>
              </table:table-cell>
              <table:table-cell office:value-type="float" office:value="217003">
                <text:p>217003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198145">
                <text:p>198145</text:p>
              </table:table-cell>
            </table:table-row>
            <table:table-row>
              <table:table-cell office:value-type="string">
                <text:p>12:34:41</text:p>
              </table:table-cell>
              <table:table-cell office:value-type="float" office:value="153148">
                <text:p>153148</text:p>
              </table:table-cell>
            </table:table-row>
            <table:table-row>
              <table:table-cell office:value-type="string">
                <text:p>12:34:42</text:p>
              </table:table-cell>
              <table:table-cell office:value-type="float" office:value="89360">
                <text:p>89360</text:p>
              </table:table-cell>
            </table:table-row>
            <table:table-row>
              <table:table-cell office:value-type="string">
                <text:p>12:34:43</text:p>
              </table:table-cell>
              <table:table-cell office:value-type="float" office:value="428254">
                <text:p>428254</text:p>
              </table:table-cell>
            </table:table-row>
            <table:table-row>
              <table:table-cell office:value-type="string">
                <text:p>12:34:44</text:p>
              </table:table-cell>
              <table:table-cell office:value-type="float" office:value="389075">
                <text:p>389075</text:p>
              </table:table-cell>
            </table:table-row>
            <table:table-row>
              <table:table-cell office:value-type="string">
                <text:p>12:34:45</text:p>
              </table:table-cell>
              <table:table-cell office:value-type="float" office:value="124429">
                <text:p>124429</text:p>
              </table:table-cell>
            </table:table-row>
            <table:table-row>
              <table:table-cell office:value-type="string">
                <text:p>12:34:46</text:p>
              </table:table-cell>
              <table:table-cell office:value-type="float" office:value="67538">
                <text:p>67538</text:p>
              </table:table-cell>
            </table:table-row>
            <table:table-row>
              <table:table-cell office:value-type="string">
                <text:p>12:34:47</text:p>
              </table:table-cell>
              <table:table-cell office:value-type="float" office:value="130129">
                <text:p>130129</text:p>
              </table:table-cell>
            </table:table-row>
            <table:table-row>
              <table:table-cell office:value-type="string">
                <text:p>12:34:48</text:p>
              </table:table-cell>
              <table:table-cell office:value-type="float" office:value="176281">
                <text:p>176281</text:p>
              </table:table-cell>
            </table:table-row>
            <table:table-row>
              <table:table-cell office:value-type="string">
                <text:p>12:34:49</text:p>
              </table:table-cell>
              <table:table-cell office:value-type="float" office:value="84116">
                <text:p>84116</text:p>
              </table:table-cell>
            </table:table-row>
            <table:table-row>
              <table:table-cell office:value-type="string">
                <text:p>12:34:50</text:p>
              </table:table-cell>
              <table:table-cell office:value-type="float" office:value="151078">
                <text:p>151078</text:p>
              </table:table-cell>
            </table:table-row>
            <table:table-row>
              <table:table-cell office:value-type="string">
                <text:p>12:34:51</text:p>
              </table:table-cell>
              <table:table-cell office:value-type="float" office:value="80856">
                <text:p>80856</text:p>
              </table:table-cell>
            </table:table-row>
            <table:table-row>
              <table:table-cell office:value-type="string">
                <text:p>12:34:52</text:p>
              </table:table-cell>
              <table:table-cell office:value-type="float" office:value="27857">
                <text:p>27857</text:p>
              </table:table-cell>
            </table:table-row>
            <table:table-row>
              <table:table-cell office:value-type="string">
                <text:p>12:34:53</text:p>
              </table:table-cell>
              <table:table-cell office:value-type="float" office:value="16725">
                <text:p>16725</text:p>
              </table:table-cell>
            </table:table-row>
            <table:table-row>
              <table:table-cell office:value-type="string">
                <text:p>12:34:54</text:p>
              </table:table-cell>
              <table:table-cell office:value-type="float" office:value="92029">
                <text:p>92029</text:p>
              </table:table-cell>
            </table:table-row>
            <table:table-row>
              <table:table-cell office:value-type="string">
                <text:p>12:34:55</text:p>
              </table:table-cell>
              <table:table-cell office:value-type="float" office:value="132019">
                <text:p>132019</text:p>
              </table:table-cell>
            </table:table-row>
            <table:table-row>
              <table:table-cell office:value-type="string">
                <text:p>12:34:56</text:p>
              </table:table-cell>
              <table:table-cell office:value-type="float" office:value="75130">
                <text:p>75130</text:p>
              </table:table-cell>
            </table:table-row>
            <table:table-row>
              <table:table-cell office:value-type="string">
                <text:p>12:34:57</text:p>
              </table:table-cell>
              <table:table-cell office:value-type="float" office:value="41912">
                <text:p>41912</text:p>
              </table:table-cell>
            </table:table-row>
            <table:table-row>
              <table:table-cell office:value-type="string">
                <text:p>12:34:58</text:p>
              </table:table-cell>
              <table:table-cell office:value-type="float" office:value="86606">
                <text:p>86606</text:p>
              </table:table-cell>
            </table:table-row>
            <table:table-row>
              <table:table-cell office:value-type="string">
                <text:p>12:34:59</text:p>
              </table:table-cell>
              <table:table-cell office:value-type="float" office:value="38195">
                <text:p>38195</text:p>
              </table:table-cell>
            </table:table-row>
            <table:table-row>
              <table:table-cell office:value-type="string">
                <text:p>12:35:00</text:p>
              </table:table-cell>
              <table:table-cell office:value-type="float" office:value="56389">
                <text:p>56389</text:p>
              </table:table-cell>
            </table:table-row>
            <table:table-row>
              <table:table-cell office:value-type="string">
                <text:p>12:35:01</text:p>
              </table:table-cell>
              <table:table-cell office:value-type="float" office:value="71559">
                <text:p>71559</text:p>
              </table:table-cell>
            </table:table-row>
            <table:table-row>
              <table:table-cell office:value-type="string">
                <text:p>12:35:02</text:p>
              </table:table-cell>
              <table:table-cell office:value-type="float" office:value="220902">
                <text:p>220902</text:p>
              </table:table-cell>
            </table:table-row>
            <table:table-row>
              <table:table-cell office:value-type="string">
                <text:p>12:35:03</text:p>
              </table:table-cell>
              <table:table-cell office:value-type="float" office:value="229199">
                <text:p>229199</text:p>
              </table:table-cell>
            </table:table-row>
            <table:table-row>
              <table:table-cell office:value-type="string">
                <text:p>12:35:04</text:p>
              </table:table-cell>
              <table:table-cell office:value-type="float" office:value="97982">
                <text:p>97982</text:p>
              </table:table-cell>
            </table:table-row>
            <table:table-row>
              <table:table-cell office:value-type="string">
                <text:p>12:35:05</text:p>
              </table:table-cell>
              <table:table-cell office:value-type="float" office:value="63339">
                <text:p>63339</text:p>
              </table:table-cell>
            </table:table-row>
            <table:table-row>
              <table:table-cell office:value-type="string">
                <text:p>12:35:06</text:p>
              </table:table-cell>
              <table:table-cell office:value-type="float" office:value="71461">
                <text:p>71461</text:p>
              </table:table-cell>
            </table:table-row>
            <table:table-row>
              <table:table-cell office:value-type="string">
                <text:p>12:35:07</text:p>
              </table:table-cell>
              <table:table-cell office:value-type="float" office:value="189779">
                <text:p>189779</text:p>
              </table:table-cell>
            </table:table-row>
            <table:table-row>
              <table:table-cell office:value-type="string">
                <text:p>12:35:08</text:p>
              </table:table-cell>
              <table:table-cell office:value-type="float" office:value="63519">
                <text:p>63519</text:p>
              </table:table-cell>
            </table:table-row>
            <table:table-row>
              <table:table-cell office:value-type="string">
                <text:p>12:35:09</text:p>
              </table:table-cell>
              <table:table-cell office:value-type="float" office:value="50316">
                <text:p>50316</text:p>
              </table:table-cell>
            </table:table-row>
            <table:table-row>
              <table:table-cell office:value-type="string">
                <text:p>12:35:10</text:p>
              </table:table-cell>
              <table:table-cell office:value-type="float" office:value="195102">
                <text:p>195102</text:p>
              </table:table-cell>
            </table:table-row>
            <table:table-row>
              <table:table-cell office:value-type="string">
                <text:p>12:35:11</text:p>
              </table:table-cell>
              <table:table-cell office:value-type="float" office:value="140026">
                <text:p>140026</text:p>
              </table:table-cell>
            </table:table-row>
            <table:table-row>
              <table:table-cell office:value-type="string">
                <text:p>12:35:12</text:p>
              </table:table-cell>
              <table:table-cell office:value-type="float" office:value="79677">
                <text:p>79677</text:p>
              </table:table-cell>
            </table:table-row>
            <table:table-row>
              <table:table-cell office:value-type="string">
                <text:p>12:35:13</text:p>
              </table:table-cell>
              <table:table-cell office:value-type="float" office:value="45306">
                <text:p>45306</text:p>
              </table:table-cell>
            </table:table-row>
            <table:table-row>
              <table:table-cell office:value-type="string">
                <text:p>12:35:14</text:p>
              </table:table-cell>
              <table:table-cell office:value-type="float" office:value="103876">
                <text:p>103876</text:p>
              </table:table-cell>
            </table:table-row>
            <table:table-row>
              <table:table-cell office:value-type="string">
                <text:p>12:35:15</text:p>
              </table:table-cell>
              <table:table-cell office:value-type="float" office:value="1394366">
                <text:p>1394366</text:p>
              </table:table-cell>
            </table:table-row>
            <table:table-row>
              <table:table-cell office:value-type="string">
                <text:p>12:35:16</text:p>
              </table:table-cell>
              <table:table-cell office:value-type="float" office:value="106106">
                <text:p>106106</text:p>
              </table:table-cell>
            </table:table-row>
            <table:table-row>
              <table:table-cell office:value-type="string">
                <text:p>12:35:17</text:p>
              </table:table-cell>
              <table:table-cell office:value-type="float" office:value="96123">
                <text:p>96123</text:p>
              </table:table-cell>
            </table:table-row>
            <table:table-row>
              <table:table-cell office:value-type="string">
                <text:p>12:35:18</text:p>
              </table:table-cell>
              <table:table-cell office:value-type="float" office:value="153289">
                <text:p>153289</text:p>
              </table:table-cell>
            </table:table-row>
            <table:table-row>
              <table:table-cell office:value-type="string">
                <text:p>12:35:19</text:p>
              </table:table-cell>
              <table:table-cell office:value-type="float" office:value="131420">
                <text:p>131420</text:p>
              </table:table-cell>
            </table:table-row>
            <table:table-row>
              <table:table-cell office:value-type="string">
                <text:p>12:35:20</text:p>
              </table:table-cell>
              <table:table-cell office:value-type="float" office:value="79689">
                <text:p>79689</text:p>
              </table:table-cell>
            </table:table-row>
            <table:table-row>
              <table:table-cell office:value-type="string">
                <text:p>12:35:21</text:p>
              </table:table-cell>
              <table:table-cell office:value-type="float" office:value="99887">
                <text:p>99887</text:p>
              </table:table-cell>
            </table:table-row>
            <table:table-row>
              <table:table-cell office:value-type="string">
                <text:p>12:35:22</text:p>
              </table:table-cell>
              <table:table-cell office:value-type="float" office:value="60244">
                <text:p>60244</text:p>
              </table:table-cell>
            </table:table-row>
            <table:table-row>
              <table:table-cell office:value-type="string">
                <text:p>12:35:23</text:p>
              </table:table-cell>
              <table:table-cell office:value-type="float" office:value="92937">
                <text:p>92937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129275">
                <text:p>129275</text:p>
              </table:table-cell>
            </table:table-row>
            <table:table-row>
              <table:table-cell office:value-type="string">
                <text:p>12:35:25</text:p>
              </table:table-cell>
              <table:table-cell office:value-type="float" office:value="210772">
                <text:p>210772</text:p>
              </table:table-cell>
            </table:table-row>
            <table:table-row>
              <table:table-cell office:value-type="string">
                <text:p>12:35:26</text:p>
              </table:table-cell>
              <table:table-cell office:value-type="float" office:value="258205">
                <text:p>258205</text:p>
              </table:table-cell>
            </table:table-row>
            <table:table-row>
              <table:table-cell office:value-type="string">
                <text:p>12:35:27</text:p>
              </table:table-cell>
              <table:table-cell office:value-type="float" office:value="27542">
                <text:p>27542</text:p>
              </table:table-cell>
            </table:table-row>
            <table:table-row>
              <table:table-cell office:value-type="string">
                <text:p>12:35:28</text:p>
              </table:table-cell>
              <table:table-cell office:value-type="float" office:value="110598">
                <text:p>110598</text:p>
              </table:table-cell>
            </table:table-row>
            <table:table-row>
              <table:table-cell office:value-type="string">
                <text:p>12:35:29</text:p>
              </table:table-cell>
              <table:table-cell office:value-type="float" office:value="163650">
                <text:p>163650</text:p>
              </table:table-cell>
            </table:table-row>
            <table:table-row>
              <table:table-cell office:value-type="string">
                <text:p>12:35:30</text:p>
              </table:table-cell>
              <table:table-cell office:value-type="float" office:value="203768">
                <text:p>203768</text:p>
              </table:table-cell>
            </table:table-row>
            <table:table-row>
              <table:table-cell office:value-type="string">
                <text:p>12:35:31</text:p>
              </table:table-cell>
              <table:table-cell office:value-type="float" office:value="131146">
                <text:p>131146</text:p>
              </table:table-cell>
            </table:table-row>
            <table:table-row>
              <table:table-cell office:value-type="string">
                <text:p>12:35:32</text:p>
              </table:table-cell>
              <table:table-cell office:value-type="float" office:value="92469">
                <text:p>92469</text:p>
              </table:table-cell>
            </table:table-row>
            <table:table-row>
              <table:table-cell office:value-type="string">
                <text:p>12:35:33</text:p>
              </table:table-cell>
              <table:table-cell office:value-type="float" office:value="110731">
                <text:p>110731</text:p>
              </table:table-cell>
            </table:table-row>
            <table:table-row>
              <table:table-cell office:value-type="string">
                <text:p>12:35:34</text:p>
              </table:table-cell>
              <table:table-cell office:value-type="float" office:value="78751">
                <text:p>78751</text:p>
              </table:table-cell>
            </table:table-row>
            <table:table-row>
              <table:table-cell office:value-type="string">
                <text:p>12:35:35</text:p>
              </table:table-cell>
              <table:table-cell office:value-type="float" office:value="124183">
                <text:p>124183</text:p>
              </table:table-cell>
            </table:table-row>
            <table:table-row>
              <table:table-cell office:value-type="string">
                <text:p>12:35:36</text:p>
              </table:table-cell>
              <table:table-cell office:value-type="float" office:value="74475">
                <text:p>74475</text:p>
              </table:table-cell>
            </table:table-row>
            <table:table-row>
              <table:table-cell office:value-type="string">
                <text:p>12:35:37</text:p>
              </table:table-cell>
              <table:table-cell office:value-type="float" office:value="172305">
                <text:p>172305</text:p>
              </table:table-cell>
            </table:table-row>
            <table:table-row>
              <table:table-cell office:value-type="string">
                <text:p>12:35:38</text:p>
              </table:table-cell>
              <table:table-cell office:value-type="float" office:value="310162">
                <text:p>310162</text:p>
              </table:table-cell>
            </table:table-row>
            <table:table-row>
              <table:table-cell office:value-type="string">
                <text:p>12:35:39</text:p>
              </table:table-cell>
              <table:table-cell office:value-type="float" office:value="384299">
                <text:p>384299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189260">
                <text:p>189260</text:p>
              </table:table-cell>
            </table:table-row>
            <table:table-row>
              <table:table-cell office:value-type="string">
                <text:p>12:35:41</text:p>
              </table:table-cell>
              <table:table-cell office:value-type="float" office:value="565516">
                <text:p>565516</text:p>
              </table:table-cell>
            </table:table-row>
            <table:table-row>
              <table:table-cell office:value-type="string">
                <text:p>12:35:42</text:p>
              </table:table-cell>
              <table:table-cell office:value-type="float" office:value="666221">
                <text:p>666221</text:p>
              </table:table-cell>
            </table:table-row>
            <table:table-row>
              <table:table-cell office:value-type="string">
                <text:p>12:35:43</text:p>
              </table:table-cell>
              <table:table-cell office:value-type="float" office:value="657629">
                <text:p>657629</text:p>
              </table:table-cell>
            </table:table-row>
            <table:table-row>
              <table:table-cell office:value-type="string">
                <text:p>12:35:44</text:p>
              </table:table-cell>
              <table:table-cell office:value-type="float" office:value="661300">
                <text:p>661300</text:p>
              </table:table-cell>
            </table:table-row>
            <table:table-row>
              <table:table-cell office:value-type="string">
                <text:p>12:35:45</text:p>
              </table:table-cell>
              <table:table-cell office:value-type="float" office:value="591889">
                <text:p>591889</text:p>
              </table:table-cell>
            </table:table-row>
            <table:table-row>
              <table:table-cell office:value-type="string">
                <text:p>12:35:46</text:p>
              </table:table-cell>
              <table:table-cell office:value-type="float" office:value="511442">
                <text:p>511442</text:p>
              </table:table-cell>
            </table:table-row>
            <table:table-row>
              <table:table-cell office:value-type="string">
                <text:p>12:35:47</text:p>
              </table:table-cell>
              <table:table-cell office:value-type="float" office:value="233708">
                <text:p>233708</text:p>
              </table:table-cell>
            </table:table-row>
            <table:table-row>
              <table:table-cell office:value-type="string">
                <text:p>12:35:48</text:p>
              </table:table-cell>
              <table:table-cell office:value-type="float" office:value="306193">
                <text:p>306193</text:p>
              </table:table-cell>
            </table:table-row>
            <table:table-row>
              <table:table-cell office:value-type="string">
                <text:p>12:35:49</text:p>
              </table:table-cell>
              <table:table-cell office:value-type="float" office:value="602919">
                <text:p>602919</text:p>
              </table:table-cell>
            </table:table-row>
            <table:table-row>
              <table:table-cell office:value-type="string">
                <text:p>12:35:50</text:p>
              </table:table-cell>
              <table:table-cell office:value-type="float" office:value="496092">
                <text:p>496092</text:p>
              </table:table-cell>
            </table:table-row>
            <table:table-row>
              <table:table-cell office:value-type="string">
                <text:p>12:35:51</text:p>
              </table:table-cell>
              <table:table-cell office:value-type="float" office:value="366911">
                <text:p>366911</text:p>
              </table:table-cell>
            </table:table-row>
            <table:table-row>
              <table:table-cell office:value-type="string">
                <text:p>12:35:52</text:p>
              </table:table-cell>
              <table:table-cell office:value-type="float" office:value="318310">
                <text:p>318310</text:p>
              </table:table-cell>
            </table:table-row>
            <table:table-row>
              <table:table-cell office:value-type="string">
                <text:p>12:35:53</text:p>
              </table:table-cell>
              <table:table-cell office:value-type="float" office:value="102121">
                <text:p>102121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68566">
                <text:p>68566</text:p>
              </table:table-cell>
            </table:table-row>
            <table:table-row>
              <table:table-cell office:value-type="string">
                <text:p>12:35:55</text:p>
              </table:table-cell>
              <table:table-cell office:value-type="float" office:value="16184">
                <text:p>16184</text:p>
              </table:table-cell>
            </table:table-row>
            <table:table-row>
              <table:table-cell office:value-type="string">
                <text:p>12:35:56</text:p>
              </table:table-cell>
              <table:table-cell office:value-type="float" office:value="23901">
                <text:p>23901</text:p>
              </table:table-cell>
            </table:table-row>
            <table:table-row>
              <table:table-cell office:value-type="string">
                <text:p>12:35:57</text:p>
              </table:table-cell>
              <table:table-cell office:value-type="float" office:value="39589">
                <text:p>39589</text:p>
              </table:table-cell>
            </table:table-row>
            <table:table-row>
              <table:table-cell office:value-type="string">
                <text:p>12:35:58</text:p>
              </table:table-cell>
              <table:table-cell office:value-type="float" office:value="62989">
                <text:p>62989</text:p>
              </table:table-cell>
            </table:table-row>
            <table:table-row>
              <table:table-cell office:value-type="string">
                <text:p>12:35:59</text:p>
              </table:table-cell>
              <table:table-cell office:value-type="float" office:value="338345">
                <text:p>338345</text:p>
              </table:table-cell>
            </table:table-row>
            <table:table-row>
              <table:table-cell office:value-type="string">
                <text:p>12:36:00</text:p>
              </table:table-cell>
              <table:table-cell office:value-type="float" office:value="212817">
                <text:p>212817</text:p>
              </table:table-cell>
            </table:table-row>
            <table:table-row>
              <table:table-cell office:value-type="string">
                <text:p>12:36:01</text:p>
              </table:table-cell>
              <table:table-cell office:value-type="float" office:value="591641">
                <text:p>591641</text:p>
              </table:table-cell>
            </table:table-row>
            <table:table-row>
              <table:table-cell office:value-type="string">
                <text:p>12:36:02</text:p>
              </table:table-cell>
              <table:table-cell office:value-type="float" office:value="673685">
                <text:p>673685</text:p>
              </table:table-cell>
            </table:table-row>
            <table:table-row>
              <table:table-cell office:value-type="string">
                <text:p>12:36:03</text:p>
              </table:table-cell>
              <table:table-cell office:value-type="float" office:value="679270">
                <text:p>679270</text:p>
              </table:table-cell>
            </table:table-row>
            <table:table-row>
              <table:table-cell office:value-type="string">
                <text:p>12:36:04</text:p>
              </table:table-cell>
              <table:table-cell office:value-type="float" office:value="778173">
                <text:p>778173</text:p>
              </table:table-cell>
            </table:table-row>
            <table:table-row>
              <table:table-cell office:value-type="string">
                <text:p>12:36:05</text:p>
              </table:table-cell>
              <table:table-cell office:value-type="float" office:value="630024">
                <text:p>630024</text:p>
              </table:table-cell>
            </table:table-row>
            <table:table-row>
              <table:table-cell office:value-type="string">
                <text:p>12:36:06</text:p>
              </table:table-cell>
              <table:table-cell office:value-type="float" office:value="342359">
                <text:p>342359</text:p>
              </table:table-cell>
            </table:table-row>
            <table:table-row>
              <table:table-cell office:value-type="string">
                <text:p>12:36:07</text:p>
              </table:table-cell>
              <table:table-cell office:value-type="float" office:value="310214">
                <text:p>310214</text:p>
              </table:table-cell>
            </table:table-row>
            <table:table-row>
              <table:table-cell office:value-type="string">
                <text:p>12:36:08</text:p>
              </table:table-cell>
              <table:table-cell office:value-type="float" office:value="325302">
                <text:p>325302</text:p>
              </table:table-cell>
            </table:table-row>
            <table:table-row>
              <table:table-cell office:value-type="string">
                <text:p>12:36:09</text:p>
              </table:table-cell>
              <table:table-cell office:value-type="float" office:value="442372">
                <text:p>442372</text:p>
              </table:table-cell>
            </table:table-row>
            <table:table-row>
              <table:table-cell office:value-type="string">
                <text:p>12:36:10</text:p>
              </table:table-cell>
              <table:table-cell office:value-type="float" office:value="368530">
                <text:p>368530</text:p>
              </table:table-cell>
            </table:table-row>
            <table:table-row>
              <table:table-cell office:value-type="string">
                <text:p>12:36:11</text:p>
              </table:table-cell>
              <table:table-cell office:value-type="float" office:value="383381">
                <text:p>383381</text:p>
              </table:table-cell>
            </table:table-row>
            <table:table-row>
              <table:table-cell office:value-type="string">
                <text:p>12:36:12</text:p>
              </table:table-cell>
              <table:table-cell office:value-type="float" office:value="348724">
                <text:p>348724</text:p>
              </table:table-cell>
            </table:table-row>
            <table:table-row>
              <table:table-cell office:value-type="string">
                <text:p>12:36:13</text:p>
              </table:table-cell>
              <table:table-cell office:value-type="float" office:value="600785">
                <text:p>600785</text:p>
              </table:table-cell>
            </table:table-row>
            <table:table-row>
              <table:table-cell office:value-type="string">
                <text:p>12:36:14</text:p>
              </table:table-cell>
              <table:table-cell office:value-type="float" office:value="614333">
                <text:p>614333</text:p>
              </table:table-cell>
            </table:table-row>
            <table:table-row>
              <table:table-cell office:value-type="string">
                <text:p>12:36:15</text:p>
              </table:table-cell>
              <table:table-cell office:value-type="float" office:value="610456">
                <text:p>610456</text:p>
              </table:table-cell>
            </table:table-row>
            <table:table-row>
              <table:table-cell office:value-type="string">
                <text:p>12:36:16</text:p>
              </table:table-cell>
              <table:table-cell office:value-type="float" office:value="177519">
                <text:p>177519</text:p>
              </table:table-cell>
            </table:table-row>
            <table:table-row>
              <table:table-cell office:value-type="string">
                <text:p>12:36:17</text:p>
              </table:table-cell>
              <table:table-cell office:value-type="float" office:value="288535">
                <text:p>288535</text:p>
              </table:table-cell>
            </table:table-row>
            <table:table-row>
              <table:table-cell office:value-type="string">
                <text:p>12:36:18</text:p>
              </table:table-cell>
              <table:table-cell office:value-type="float" office:value="328672">
                <text:p>328672</text:p>
              </table:table-cell>
            </table:table-row>
            <table:table-row>
              <table:table-cell office:value-type="string">
                <text:p>12:36:19</text:p>
              </table:table-cell>
              <table:table-cell office:value-type="float" office:value="384471">
                <text:p>384471</text:p>
              </table:table-cell>
            </table:table-row>
            <table:table-row>
              <table:table-cell office:value-type="string">
                <text:p>12:36:20</text:p>
              </table:table-cell>
              <table:table-cell office:value-type="float" office:value="489679">
                <text:p>489679</text:p>
              </table:table-cell>
            </table:table-row>
            <table:table-row>
              <table:table-cell office:value-type="string">
                <text:p>12:36:21</text:p>
              </table:table-cell>
              <table:table-cell office:value-type="float" office:value="362819">
                <text:p>362819</text:p>
              </table:table-cell>
            </table:table-row>
            <table:table-row>
              <table:table-cell office:value-type="string">
                <text:p>12:36:22</text:p>
              </table:table-cell>
              <table:table-cell office:value-type="float" office:value="416658">
                <text:p>416658</text:p>
              </table:table-cell>
            </table:table-row>
            <table:table-row>
              <table:table-cell office:value-type="string">
                <text:p>12:36:23</text:p>
              </table:table-cell>
              <table:table-cell office:value-type="float" office:value="208630">
                <text:p>208630</text:p>
              </table:table-cell>
            </table:table-row>
            <table:table-row>
              <table:table-cell office:value-type="string">
                <text:p>12:36:24</text:p>
              </table:table-cell>
              <table:table-cell office:value-type="float" office:value="385422">
                <text:p>385422</text:p>
              </table:table-cell>
            </table:table-row>
            <table:table-row>
              <table:table-cell office:value-type="string">
                <text:p>12:36:25</text:p>
              </table:table-cell>
              <table:table-cell office:value-type="float" office:value="264833">
                <text:p>264833</text:p>
              </table:table-cell>
            </table:table-row>
            <table:table-row>
              <table:table-cell office:value-type="string">
                <text:p>12:36:26</text:p>
              </table:table-cell>
              <table:table-cell office:value-type="float" office:value="415922">
                <text:p>415922</text:p>
              </table:table-cell>
            </table:table-row>
            <table:table-row>
              <table:table-cell office:value-type="string">
                <text:p>12:36:27</text:p>
              </table:table-cell>
              <table:table-cell office:value-type="float" office:value="596127">
                <text:p>596127</text:p>
              </table:table-cell>
            </table:table-row>
            <table:table-row>
              <table:table-cell office:value-type="string">
                <text:p>12:36:28</text:p>
              </table:table-cell>
              <table:table-cell office:value-type="float" office:value="600298">
                <text:p>600298</text:p>
              </table:table-cell>
            </table:table-row>
            <table:table-row>
              <table:table-cell office:value-type="string">
                <text:p>12:36:29</text:p>
              </table:table-cell>
              <table:table-cell office:value-type="float" office:value="153557">
                <text:p>153557</text:p>
              </table:table-cell>
            </table:table-row>
            <table:table-row>
              <table:table-cell office:value-type="string">
                <text:p>12:36:30</text:p>
              </table:table-cell>
              <table:table-cell office:value-type="float" office:value="397058">
                <text:p>397058</text:p>
              </table:table-cell>
            </table:table-row>
            <table:table-row>
              <table:table-cell office:value-type="string">
                <text:p>12:36:31</text:p>
              </table:table-cell>
              <table:table-cell office:value-type="float" office:value="301733">
                <text:p>301733</text:p>
              </table:table-cell>
            </table:table-row>
            <table:table-row>
              <table:table-cell office:value-type="string">
                <text:p>12:36:32</text:p>
              </table:table-cell>
              <table:table-cell office:value-type="float" office:value="342859">
                <text:p>342859</text:p>
              </table:table-cell>
            </table:table-row>
            <table:table-row>
              <table:table-cell office:value-type="string">
                <text:p>12:36:33</text:p>
              </table:table-cell>
              <table:table-cell office:value-type="float" office:value="352157">
                <text:p>352157</text:p>
              </table:table-cell>
            </table:table-row>
            <table:table-row>
              <table:table-cell office:value-type="string">
                <text:p>12:36:34</text:p>
              </table:table-cell>
              <table:table-cell office:value-type="float" office:value="476227">
                <text:p>476227</text:p>
              </table:table-cell>
            </table:table-row>
            <table:table-row>
              <table:table-cell office:value-type="string">
                <text:p>12:36:35</text:p>
              </table:table-cell>
              <table:table-cell office:value-type="float" office:value="590555">
                <text:p>590555</text:p>
              </table:table-cell>
            </table:table-row>
            <table:table-row>
              <table:table-cell office:value-type="string">
                <text:p>12:36:36</text:p>
              </table:table-cell>
              <table:table-cell office:value-type="float" office:value="602486">
                <text:p>602486</text:p>
              </table:table-cell>
            </table:table-row>
            <table:table-row>
              <table:table-cell office:value-type="string">
                <text:p>12:36:37</text:p>
              </table:table-cell>
              <table:table-cell office:value-type="float" office:value="440680">
                <text:p>440680</text:p>
              </table:table-cell>
            </table:table-row>
            <table:table-row>
              <table:table-cell office:value-type="string">
                <text:p>12:36:38</text:p>
              </table:table-cell>
              <table:table-cell office:value-type="float" office:value="578450">
                <text:p>578450</text:p>
              </table:table-cell>
            </table:table-row>
            <table:table-row>
              <table:table-cell office:value-type="string">
                <text:p>12:36:39</text:p>
              </table:table-cell>
              <table:table-cell office:value-type="float" office:value="693320">
                <text:p>693320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730490">
                <text:p>730490</text:p>
              </table:table-cell>
            </table:table-row>
            <table:table-row>
              <table:table-cell office:value-type="string">
                <text:p>12:36:41</text:p>
              </table:table-cell>
              <table:table-cell office:value-type="float" office:value="800005">
                <text:p>800005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187922">
                <text:p>187922</text:p>
              </table:table-cell>
            </table:table-row>
            <table:table-row>
              <table:table-cell office:value-type="string">
                <text:p>12:36:43</text:p>
              </table:table-cell>
              <table:table-cell office:value-type="float" office:value="198645">
                <text:p>198645</text:p>
              </table:table-cell>
            </table:table-row>
            <table:table-row>
              <table:table-cell office:value-type="string">
                <text:p>12:36:44</text:p>
              </table:table-cell>
              <table:table-cell office:value-type="float" office:value="90014">
                <text:p>90014</text:p>
              </table:table-cell>
            </table:table-row>
            <table:table-row>
              <table:table-cell office:value-type="string">
                <text:p>12:36:45</text:p>
              </table:table-cell>
              <table:table-cell office:value-type="float" office:value="129369">
                <text:p>129369</text:p>
              </table:table-cell>
            </table:table-row>
            <table:table-row>
              <table:table-cell office:value-type="string">
                <text:p>12:36:46</text:p>
              </table:table-cell>
              <table:table-cell office:value-type="float" office:value="179627">
                <text:p>179627</text:p>
              </table:table-cell>
            </table:table-row>
            <table:table-row>
              <table:table-cell office:value-type="string">
                <text:p>12:36:47</text:p>
              </table:table-cell>
              <table:table-cell office:value-type="float" office:value="123226">
                <text:p>123226</text:p>
              </table:table-cell>
            </table:table-row>
            <table:table-row>
              <table:table-cell office:value-type="string">
                <text:p>12:36:48</text:p>
              </table:table-cell>
              <table:table-cell office:value-type="float" office:value="90850">
                <text:p>90850</text:p>
              </table:table-cell>
            </table:table-row>
            <table:table-row>
              <table:table-cell office:value-type="string">
                <text:p>12:36:49</text:p>
              </table:table-cell>
              <table:table-cell office:value-type="float" office:value="70210">
                <text:p>70210</text:p>
              </table:table-cell>
            </table:table-row>
            <table:table-row>
              <table:table-cell office:value-type="string">
                <text:p>12:36:50</text:p>
              </table:table-cell>
              <table:table-cell office:value-type="float" office:value="23203">
                <text:p>23203</text:p>
              </table:table-cell>
            </table:table-row>
            <table:table-row>
              <table:table-cell office:value-type="string">
                <text:p>12:36:51</text:p>
              </table:table-cell>
              <table:table-cell office:value-type="float" office:value="21341">
                <text:p>21341</text:p>
              </table:table-cell>
            </table:table-row>
            <table:table-row>
              <table:table-cell office:value-type="string">
                <text:p>12:36:52</text:p>
              </table:table-cell>
              <table:table-cell office:value-type="float" office:value="128713">
                <text:p>128713</text:p>
              </table:table-cell>
            </table:table-row>
            <table:table-row>
              <table:table-cell office:value-type="string">
                <text:p>12:36:53</text:p>
              </table:table-cell>
              <table:table-cell office:value-type="float" office:value="300936">
                <text:p>300936</text:p>
              </table:table-cell>
            </table:table-row>
            <table:table-row>
              <table:table-cell office:value-type="string">
                <text:p>12:36:54</text:p>
              </table:table-cell>
              <table:table-cell office:value-type="float" office:value="401978">
                <text:p>401978</text:p>
              </table:table-cell>
            </table:table-row>
            <table:table-row>
              <table:table-cell office:value-type="string">
                <text:p>12:36:55</text:p>
              </table:table-cell>
              <table:table-cell office:value-type="float" office:value="521805">
                <text:p>521805</text:p>
              </table:table-cell>
            </table:table-row>
            <table:table-row>
              <table:table-cell office:value-type="string">
                <text:p>12:36:56</text:p>
              </table:table-cell>
              <table:table-cell office:value-type="float" office:value="488106">
                <text:p>488106</text:p>
              </table:table-cell>
            </table:table-row>
            <table:table-row>
              <table:table-cell office:value-type="string">
                <text:p>12:36:57</text:p>
              </table:table-cell>
              <table:table-cell office:value-type="float" office:value="176649">
                <text:p>176649</text:p>
              </table:table-cell>
            </table:table-row>
            <table:table-row>
              <table:table-cell office:value-type="string">
                <text:p>12:36:58</text:p>
              </table:table-cell>
              <table:table-cell office:value-type="float" office:value="431593">
                <text:p>431593</text:p>
              </table:table-cell>
            </table:table-row>
            <table:table-row>
              <table:table-cell office:value-type="string">
                <text:p>12:36:59</text:p>
              </table:table-cell>
              <table:table-cell office:value-type="float" office:value="350670">
                <text:p>350670</text:p>
              </table:table-cell>
            </table:table-row>
            <table:table-row>
              <table:table-cell office:value-type="string">
                <text:p>12:37:00</text:p>
              </table:table-cell>
              <table:table-cell office:value-type="float" office:value="297124">
                <text:p>297124</text:p>
              </table:table-cell>
            </table:table-row>
            <table:table-row>
              <table:table-cell office:value-type="string">
                <text:p>12:37:01</text:p>
              </table:table-cell>
              <table:table-cell office:value-type="float" office:value="128196">
                <text:p>128196</text:p>
              </table:table-cell>
            </table:table-row>
            <table:table-row>
              <table:table-cell office:value-type="string">
                <text:p>12:37:02</text:p>
              </table:table-cell>
              <table:table-cell office:value-type="float" office:value="145105">
                <text:p>145105</text:p>
              </table:table-cell>
            </table:table-row>
            <table:table-row>
              <table:table-cell office:value-type="string">
                <text:p>12:37:03</text:p>
              </table:table-cell>
              <table:table-cell office:value-type="float" office:value="425228">
                <text:p>425228</text:p>
              </table:table-cell>
            </table:table-row>
            <table:table-row>
              <table:table-cell office:value-type="string">
                <text:p>12:37:04</text:p>
              </table:table-cell>
              <table:table-cell office:value-type="float" office:value="345266">
                <text:p>345266</text:p>
              </table:table-cell>
            </table:table-row>
            <table:table-row>
              <table:table-cell office:value-type="string">
                <text:p>12:37:05</text:p>
              </table:table-cell>
              <table:table-cell office:value-type="float" office:value="192046">
                <text:p>192046</text:p>
              </table:table-cell>
            </table:table-row>
            <table:table-row>
              <table:table-cell office:value-type="string">
                <text:p>12:37:06</text:p>
              </table:table-cell>
              <table:table-cell office:value-type="float" office:value="536283">
                <text:p>536283</text:p>
              </table:table-cell>
            </table:table-row>
            <table:table-row>
              <table:table-cell office:value-type="string">
                <text:p>12:37:07</text:p>
              </table:table-cell>
              <table:table-cell office:value-type="float" office:value="540395">
                <text:p>540395</text:p>
              </table:table-cell>
            </table:table-row>
            <table:table-row>
              <table:table-cell office:value-type="string">
                <text:p>12:37:08</text:p>
              </table:table-cell>
              <table:table-cell office:value-type="float" office:value="573012">
                <text:p>573012</text:p>
              </table:table-cell>
            </table:table-row>
            <table:table-row>
              <table:table-cell office:value-type="string">
                <text:p>12:37:09</text:p>
              </table:table-cell>
              <table:table-cell office:value-type="float" office:value="542460">
                <text:p>542460</text:p>
              </table:table-cell>
            </table:table-row>
            <table:table-row>
              <table:table-cell office:value-type="string">
                <text:p>12:37:10</text:p>
              </table:table-cell>
              <table:table-cell office:value-type="float" office:value="372466">
                <text:p>372466</text:p>
              </table:table-cell>
            </table:table-row>
            <table:table-row>
              <table:table-cell office:value-type="string">
                <text:p>12:37:11</text:p>
              </table:table-cell>
              <table:table-cell office:value-type="float" office:value="564982">
                <text:p>564982</text:p>
              </table:table-cell>
            </table:table-row>
            <table:table-row>
              <table:table-cell office:value-type="string">
                <text:p>12:37:12</text:p>
              </table:table-cell>
              <table:table-cell office:value-type="float" office:value="665357">
                <text:p>665357</text:p>
              </table:table-cell>
            </table:table-row>
            <table:table-row>
              <table:table-cell office:value-type="string">
                <text:p>12:37:13</text:p>
              </table:table-cell>
              <table:table-cell office:value-type="float" office:value="777737">
                <text:p>777737</text:p>
              </table:table-cell>
            </table:table-row>
            <table:table-row>
              <table:table-cell office:value-type="string">
                <text:p>12:37:14</text:p>
              </table:table-cell>
              <table:table-cell office:value-type="float" office:value="580840">
                <text:p>580840</text:p>
              </table:table-cell>
            </table:table-row>
            <table:table-row>
              <table:table-cell office:value-type="string">
                <text:p>12:37:15</text:p>
              </table:table-cell>
              <table:table-cell office:value-type="float" office:value="598665">
                <text:p>598665</text:p>
              </table:table-cell>
            </table:table-row>
            <table:table-row>
              <table:table-cell office:value-type="string">
                <text:p>12:37:16</text:p>
              </table:table-cell>
              <table:table-cell office:value-type="float" office:value="321607">
                <text:p>321607</text:p>
              </table:table-cell>
            </table:table-row>
            <table:table-row>
              <table:table-cell office:value-type="string">
                <text:p>12:37:17</text:p>
              </table:table-cell>
              <table:table-cell office:value-type="float" office:value="566811">
                <text:p>566811</text:p>
              </table:table-cell>
            </table:table-row>
            <table:table-row>
              <table:table-cell office:value-type="string">
                <text:p>12:37:18</text:p>
              </table:table-cell>
              <table:table-cell office:value-type="float" office:value="563708">
                <text:p>563708</text:p>
              </table:table-cell>
            </table:table-row>
            <table:table-row>
              <table:table-cell office:value-type="string">
                <text:p>12:37:19</text:p>
              </table:table-cell>
              <table:table-cell office:value-type="float" office:value="346914">
                <text:p>346914</text:p>
              </table:table-cell>
            </table:table-row>
            <table:table-row>
              <table:table-cell office:value-type="string">
                <text:p>12:37:20</text:p>
              </table:table-cell>
              <table:table-cell office:value-type="float" office:value="381153">
                <text:p>381153</text:p>
              </table:table-cell>
            </table:table-row>
            <table:table-row>
              <table:table-cell office:value-type="string">
                <text:p>12:37:21</text:p>
              </table:table-cell>
              <table:table-cell office:value-type="float" office:value="387535">
                <text:p>387535</text:p>
              </table:table-cell>
            </table:table-row>
            <table:table-row>
              <table:table-cell office:value-type="string">
                <text:p>12:37:22</text:p>
              </table:table-cell>
              <table:table-cell office:value-type="float" office:value="540730">
                <text:p>540730</text:p>
              </table:table-cell>
            </table:table-row>
            <table:table-row>
              <table:table-cell office:value-type="string">
                <text:p>12:37:23</text:p>
              </table:table-cell>
              <table:table-cell office:value-type="float" office:value="676404">
                <text:p>676404</text:p>
              </table:table-cell>
            </table:table-row>
            <table:table-row>
              <table:table-cell office:value-type="string">
                <text:p>12:37:24</text:p>
              </table:table-cell>
              <table:table-cell office:value-type="float" office:value="540845">
                <text:p>540845</text:p>
              </table:table-cell>
            </table:table-row>
            <table:table-row>
              <table:table-cell office:value-type="string">
                <text:p>12:37:25</text:p>
              </table:table-cell>
              <table:table-cell office:value-type="float" office:value="506108">
                <text:p>506108</text:p>
              </table:table-cell>
            </table:table-row>
            <table:table-row>
              <table:table-cell office:value-type="string">
                <text:p>12:37:26</text:p>
              </table:table-cell>
              <table:table-cell office:value-type="float" office:value="601586">
                <text:p>601586</text:p>
              </table:table-cell>
            </table:table-row>
            <table:table-row>
              <table:table-cell office:value-type="string">
                <text:p>12:37:27</text:p>
              </table:table-cell>
              <table:table-cell office:value-type="float" office:value="344668">
                <text:p>344668</text:p>
              </table:table-cell>
            </table:table-row>
            <table:table-row>
              <table:table-cell office:value-type="string">
                <text:p>12:37:28</text:p>
              </table:table-cell>
              <table:table-cell office:value-type="float" office:value="366054">
                <text:p>366054</text:p>
              </table:table-cell>
            </table:table-row>
            <table:table-row>
              <table:table-cell office:value-type="string">
                <text:p>12:37:29</text:p>
              </table:table-cell>
              <table:table-cell office:value-type="float" office:value="589823">
                <text:p>589823</text:p>
              </table:table-cell>
            </table:table-row>
            <table:table-row>
              <table:table-cell office:value-type="string">
                <text:p>12:37:30</text:p>
              </table:table-cell>
              <table:table-cell office:value-type="float" office:value="567463">
                <text:p>567463</text:p>
              </table:table-cell>
            </table:table-row>
            <table:table-row>
              <table:table-cell office:value-type="string">
                <text:p>12:37:31</text:p>
              </table:table-cell>
              <table:table-cell office:value-type="float" office:value="374548">
                <text:p>374548</text:p>
              </table:table-cell>
            </table:table-row>
            <table:table-row>
              <table:table-cell office:value-type="string">
                <text:p>12:37:32</text:p>
              </table:table-cell>
              <table:table-cell office:value-type="float" office:value="313610">
                <text:p>313610</text:p>
              </table:table-cell>
            </table:table-row>
            <table:table-row>
              <table:table-cell office:value-type="string">
                <text:p>12:37:33</text:p>
              </table:table-cell>
              <table:table-cell office:value-type="float" office:value="274594">
                <text:p>274594</text:p>
              </table:table-cell>
            </table:table-row>
            <table:table-row>
              <table:table-cell office:value-type="string">
                <text:p>12:37:34</text:p>
              </table:table-cell>
              <table:table-cell office:value-type="float" office:value="181936">
                <text:p>181936</text:p>
              </table:table-cell>
            </table:table-row>
            <table:table-row>
              <table:table-cell office:value-type="string">
                <text:p>12:37:35</text:p>
              </table:table-cell>
              <table:table-cell office:value-type="float" office:value="170115">
                <text:p>170115</text:p>
              </table:table-cell>
            </table:table-row>
            <table:table-row>
              <table:table-cell office:value-type="string">
                <text:p>12:37:36</text:p>
              </table:table-cell>
              <table:table-cell office:value-type="float" office:value="160356">
                <text:p>160356</text:p>
              </table:table-cell>
            </table:table-row>
            <table:table-row>
              <table:table-cell office:value-type="string">
                <text:p>12:37:37</text:p>
              </table:table-cell>
              <table:table-cell office:value-type="float" office:value="119351">
                <text:p>119351</text:p>
              </table:table-cell>
            </table:table-row>
            <table:table-row>
              <table:table-cell office:value-type="string">
                <text:p>12:37:38</text:p>
              </table:table-cell>
              <table:table-cell office:value-type="float" office:value="137783">
                <text:p>137783</text:p>
              </table:table-cell>
            </table:table-row>
            <table:table-row>
              <table:table-cell office:value-type="string">
                <text:p>12:37:39</text:p>
              </table:table-cell>
              <table:table-cell office:value-type="float" office:value="108158">
                <text:p>108158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143893">
                <text:p>143893</text:p>
              </table:table-cell>
            </table:table-row>
            <table:table-row>
              <table:table-cell office:value-type="string">
                <text:p>12:37:41</text:p>
              </table:table-cell>
              <table:table-cell office:value-type="float" office:value="105804">
                <text:p>105804</text:p>
              </table:table-cell>
            </table:table-row>
            <table:table-row>
              <table:table-cell office:value-type="string">
                <text:p>12:37:42</text:p>
              </table:table-cell>
              <table:table-cell office:value-type="float" office:value="115402">
                <text:p>115402</text:p>
              </table:table-cell>
            </table:table-row>
            <table:table-row>
              <table:table-cell office:value-type="string">
                <text:p>12:37:43</text:p>
              </table:table-cell>
              <table:table-cell office:value-type="float" office:value="141595">
                <text:p>141595</text:p>
              </table:table-cell>
            </table:table-row>
            <table:table-row>
              <table:table-cell office:value-type="string">
                <text:p>12:37:44</text:p>
              </table:table-cell>
              <table:table-cell office:value-type="float" office:value="133990">
                <text:p>133990</text:p>
              </table:table-cell>
            </table:table-row>
            <table:table-row>
              <table:table-cell office:value-type="string">
                <text:p>12:37:45</text:p>
              </table:table-cell>
              <table:table-cell office:value-type="float" office:value="119635">
                <text:p>119635</text:p>
              </table:table-cell>
            </table:table-row>
            <table:table-row>
              <table:table-cell office:value-type="string">
                <text:p>12:37:46</text:p>
              </table:table-cell>
              <table:table-cell office:value-type="float" office:value="106978">
                <text:p>106978</text:p>
              </table:table-cell>
            </table:table-row>
            <table:table-row>
              <table:table-cell office:value-type="string">
                <text:p>12:37:47</text:p>
              </table:table-cell>
              <table:table-cell office:value-type="float" office:value="117610">
                <text:p>117610</text:p>
              </table:table-cell>
            </table:table-row>
            <table:table-row>
              <table:table-cell office:value-type="string">
                <text:p>12:37:48</text:p>
              </table:table-cell>
              <table:table-cell office:value-type="float" office:value="126866">
                <text:p>126866</text:p>
              </table:table-cell>
            </table:table-row>
            <table:table-row>
              <table:table-cell office:value-type="string">
                <text:p>12:37:49</text:p>
              </table:table-cell>
              <table:table-cell office:value-type="float" office:value="111535">
                <text:p>111535</text:p>
              </table:table-cell>
            </table:table-row>
            <table:table-row>
              <table:table-cell office:value-type="string">
                <text:p>12:37:50</text:p>
              </table:table-cell>
              <table:table-cell office:value-type="float" office:value="134388">
                <text:p>134388</text:p>
              </table:table-cell>
            </table:table-row>
            <table:table-row>
              <table:table-cell office:value-type="string">
                <text:p>12:37:51</text:p>
              </table:table-cell>
              <table:table-cell office:value-type="float" office:value="131332">
                <text:p>131332</text:p>
              </table:table-cell>
            </table:table-row>
            <table:table-row>
              <table:table-cell office:value-type="string">
                <text:p>12:37:52</text:p>
              </table:table-cell>
              <table:table-cell office:value-type="float" office:value="137021">
                <text:p>137021</text:p>
              </table:table-cell>
            </table:table-row>
            <table:table-row>
              <table:table-cell office:value-type="string">
                <text:p>12:37:53</text:p>
              </table:table-cell>
              <table:table-cell office:value-type="float" office:value="204487">
                <text:p>204487</text:p>
              </table:table-cell>
            </table:table-row>
            <table:table-row>
              <table:table-cell office:value-type="string">
                <text:p>12:37:54</text:p>
              </table:table-cell>
              <table:table-cell office:value-type="float" office:value="149248">
                <text:p>149248</text:p>
              </table:table-cell>
            </table:table-row>
            <table:table-row>
              <table:table-cell office:value-type="string">
                <text:p>12:37:55</text:p>
              </table:table-cell>
              <table:table-cell office:value-type="float" office:value="123101">
                <text:p>123101</text:p>
              </table:table-cell>
            </table:table-row>
            <table:table-row>
              <table:table-cell office:value-type="string">
                <text:p>12:37:56</text:p>
              </table:table-cell>
              <table:table-cell office:value-type="float" office:value="155944">
                <text:p>155944</text:p>
              </table:table-cell>
            </table:table-row>
            <table:table-row>
              <table:table-cell office:value-type="string">
                <text:p>12:37:57</text:p>
              </table:table-cell>
              <table:table-cell office:value-type="float" office:value="138171">
                <text:p>138171</text:p>
              </table:table-cell>
            </table:table-row>
            <table:table-row>
              <table:table-cell office:value-type="string">
                <text:p>12:37:58</text:p>
              </table:table-cell>
              <table:table-cell office:value-type="float" office:value="242698">
                <text:p>242698</text:p>
              </table:table-cell>
            </table:table-row>
            <table:table-row>
              <table:table-cell office:value-type="string">
                <text:p>12:37:59</text:p>
              </table:table-cell>
              <table:table-cell office:value-type="float" office:value="115828">
                <text:p>115828</text:p>
              </table:table-cell>
            </table:table-row>
            <table:table-row>
              <table:table-cell office:value-type="string">
                <text:p>12:38:00</text:p>
              </table:table-cell>
              <table:table-cell office:value-type="float" office:value="144974">
                <text:p>144974</text:p>
              </table:table-cell>
            </table:table-row>
            <table:table-row>
              <table:table-cell office:value-type="string">
                <text:p>12:38:01</text:p>
              </table:table-cell>
              <table:table-cell office:value-type="float" office:value="121087">
                <text:p>121087</text:p>
              </table:table-cell>
            </table:table-row>
            <table:table-row>
              <table:table-cell office:value-type="string">
                <text:p>12:38:02</text:p>
              </table:table-cell>
              <table:table-cell office:value-type="float" office:value="143478">
                <text:p>143478</text:p>
              </table:table-cell>
            </table:table-row>
            <table:table-row>
              <table:table-cell office:value-type="string">
                <text:p>12:38:03</text:p>
              </table:table-cell>
              <table:table-cell office:value-type="float" office:value="155006">
                <text:p>155006</text:p>
              </table:table-cell>
            </table:table-row>
            <table:table-row>
              <table:table-cell office:value-type="string">
                <text:p>12:38:04</text:p>
              </table:table-cell>
              <table:table-cell office:value-type="float" office:value="127338">
                <text:p>127338</text:p>
              </table:table-cell>
            </table:table-row>
            <table:table-row>
              <table:table-cell office:value-type="string">
                <text:p>12:38:05</text:p>
              </table:table-cell>
              <table:table-cell office:value-type="float" office:value="154941">
                <text:p>154941</text:p>
              </table:table-cell>
            </table:table-row>
            <table:table-row>
              <table:table-cell office:value-type="string">
                <text:p>12:38:06</text:p>
              </table:table-cell>
              <table:table-cell office:value-type="float" office:value="117273">
                <text:p>117273</text:p>
              </table:table-cell>
            </table:table-row>
            <table:table-row>
              <table:table-cell office:value-type="string">
                <text:p>12:38:07</text:p>
              </table:table-cell>
              <table:table-cell office:value-type="float" office:value="134700">
                <text:p>134700</text:p>
              </table:table-cell>
            </table:table-row>
            <table:table-row>
              <table:table-cell office:value-type="string">
                <text:p>12:38:08</text:p>
              </table:table-cell>
              <table:table-cell office:value-type="float" office:value="121817">
                <text:p>121817</text:p>
              </table:table-cell>
            </table:table-row>
            <table:table-row>
              <table:table-cell office:value-type="string">
                <text:p>12:38:09</text:p>
              </table:table-cell>
              <table:table-cell office:value-type="float" office:value="127238">
                <text:p>127238</text:p>
              </table:table-cell>
            </table:table-row>
            <table:table-row>
              <table:table-cell office:value-type="string">
                <text:p>12:38:10</text:p>
              </table:table-cell>
              <table:table-cell office:value-type="float" office:value="129647">
                <text:p>129647</text:p>
              </table:table-cell>
            </table:table-row>
            <table:table-row>
              <table:table-cell office:value-type="string">
                <text:p>12:38:11</text:p>
              </table:table-cell>
              <table:table-cell office:value-type="float" office:value="126237">
                <text:p>126237</text:p>
              </table:table-cell>
            </table:table-row>
            <table:table-row>
              <table:table-cell office:value-type="string">
                <text:p>12:38:12</text:p>
              </table:table-cell>
              <table:table-cell office:value-type="float" office:value="127156">
                <text:p>127156</text:p>
              </table:table-cell>
            </table:table-row>
            <table:table-row>
              <table:table-cell office:value-type="string">
                <text:p>12:38:13</text:p>
              </table:table-cell>
              <table:table-cell office:value-type="float" office:value="164533">
                <text:p>164533</text:p>
              </table:table-cell>
            </table:table-row>
            <table:table-row>
              <table:table-cell office:value-type="string">
                <text:p>12:38:14</text:p>
              </table:table-cell>
              <table:table-cell office:value-type="float" office:value="154332">
                <text:p>154332</text:p>
              </table:table-cell>
            </table:table-row>
            <table:table-row>
              <table:table-cell office:value-type="string">
                <text:p>12:38:15</text:p>
              </table:table-cell>
              <table:table-cell office:value-type="float" office:value="148460">
                <text:p>148460</text:p>
              </table:table-cell>
            </table:table-row>
            <table:table-row>
              <table:table-cell office:value-type="string">
                <text:p>12:38:16</text:p>
              </table:table-cell>
              <table:table-cell office:value-type="float" office:value="152168">
                <text:p>152168</text:p>
              </table:table-cell>
            </table:table-row>
            <table:table-row>
              <table:table-cell office:value-type="string">
                <text:p>12:38:17</text:p>
              </table:table-cell>
              <table:table-cell office:value-type="float" office:value="113158">
                <text:p>113158</text:p>
              </table:table-cell>
            </table:table-row>
            <table:table-row>
              <table:table-cell office:value-type="string">
                <text:p>12:38:18</text:p>
              </table:table-cell>
              <table:table-cell office:value-type="float" office:value="115087">
                <text:p>115087</text:p>
              </table:table-cell>
            </table:table-row>
            <table:table-row>
              <table:table-cell office:value-type="string">
                <text:p>12:38:19</text:p>
              </table:table-cell>
              <table:table-cell office:value-type="float" office:value="118404">
                <text:p>118404</text:p>
              </table:table-cell>
            </table:table-row>
            <table:table-row>
              <table:table-cell office:value-type="string">
                <text:p>12:38:20</text:p>
              </table:table-cell>
              <table:table-cell office:value-type="float" office:value="124897">
                <text:p>124897</text:p>
              </table:table-cell>
            </table:table-row>
            <table:table-row>
              <table:table-cell office:value-type="string">
                <text:p>12:38:21</text:p>
              </table:table-cell>
              <table:table-cell office:value-type="float" office:value="157990">
                <text:p>157990</text:p>
              </table:table-cell>
            </table:table-row>
            <table:table-row>
              <table:table-cell office:value-type="string">
                <text:p>12:38:22</text:p>
              </table:table-cell>
              <table:table-cell office:value-type="float" office:value="143698">
                <text:p>143698</text:p>
              </table:table-cell>
            </table:table-row>
            <table:table-row>
              <table:table-cell office:value-type="string">
                <text:p>12:38:23</text:p>
              </table:table-cell>
              <table:table-cell office:value-type="float" office:value="147124">
                <text:p>147124</text:p>
              </table:table-cell>
            </table:table-row>
            <table:table-row>
              <table:table-cell office:value-type="string">
                <text:p>12:38:24</text:p>
              </table:table-cell>
              <table:table-cell office:value-type="float" office:value="114651">
                <text:p>114651</text:p>
              </table:table-cell>
            </table:table-row>
            <table:table-row>
              <table:table-cell office:value-type="string">
                <text:p>12:38:25</text:p>
              </table:table-cell>
              <table:table-cell office:value-type="float" office:value="102905">
                <text:p>102905</text:p>
              </table:table-cell>
            </table:table-row>
            <table:table-row>
              <table:table-cell office:value-type="string">
                <text:p>12:38:26</text:p>
              </table:table-cell>
              <table:table-cell office:value-type="float" office:value="146653">
                <text:p>146653</text:p>
              </table:table-cell>
            </table:table-row>
            <table:table-row>
              <table:table-cell office:value-type="string">
                <text:p>12:38:27</text:p>
              </table:table-cell>
              <table:table-cell office:value-type="float" office:value="152950">
                <text:p>152950</text:p>
              </table:table-cell>
            </table:table-row>
            <table:table-row>
              <table:table-cell office:value-type="string">
                <text:p>12:38:28</text:p>
              </table:table-cell>
              <table:table-cell office:value-type="float" office:value="154006">
                <text:p>154006</text:p>
              </table:table-cell>
            </table:table-row>
            <table:table-row>
              <table:table-cell office:value-type="string">
                <text:p>12:38:29</text:p>
              </table:table-cell>
              <table:table-cell office:value-type="float" office:value="141215">
                <text:p>141215</text:p>
              </table:table-cell>
            </table:table-row>
            <table:table-row>
              <table:table-cell office:value-type="string">
                <text:p>12:38:30</text:p>
              </table:table-cell>
              <table:table-cell office:value-type="float" office:value="150686">
                <text:p>150686</text:p>
              </table:table-cell>
            </table:table-row>
            <table:table-row>
              <table:table-cell office:value-type="string">
                <text:p>12:38:31</text:p>
              </table:table-cell>
              <table:table-cell office:value-type="float" office:value="157236">
                <text:p>157236</text:p>
              </table:table-cell>
            </table:table-row>
            <table:table-row>
              <table:table-cell office:value-type="string">
                <text:p>12:38:32</text:p>
              </table:table-cell>
              <table:table-cell office:value-type="float" office:value="153133">
                <text:p>153133</text:p>
              </table:table-cell>
            </table:table-row>
            <table:table-row>
              <table:table-cell office:value-type="string">
                <text:p>12:38:33</text:p>
              </table:table-cell>
              <table:table-cell office:value-type="float" office:value="120232">
                <text:p>120232</text:p>
              </table:table-cell>
            </table:table-row>
            <table:table-row>
              <table:table-cell office:value-type="string">
                <text:p>12:38:34</text:p>
              </table:table-cell>
              <table:table-cell office:value-type="float" office:value="180801">
                <text:p>180801</text:p>
              </table:table-cell>
            </table:table-row>
            <table:table-row>
              <table:table-cell office:value-type="string">
                <text:p>12:38:35</text:p>
              </table:table-cell>
              <table:table-cell office:value-type="float" office:value="125543">
                <text:p>125543</text:p>
              </table:table-cell>
            </table:table-row>
            <table:table-row>
              <table:table-cell office:value-type="string">
                <text:p>12:38:36</text:p>
              </table:table-cell>
              <table:table-cell office:value-type="float" office:value="164031">
                <text:p>164031</text:p>
              </table:table-cell>
            </table:table-row>
            <table:table-row>
              <table:table-cell office:value-type="string">
                <text:p>12:38:37</text:p>
              </table:table-cell>
              <table:table-cell office:value-type="float" office:value="130108">
                <text:p>130108</text:p>
              </table:table-cell>
            </table:table-row>
            <table:table-row>
              <table:table-cell office:value-type="string">
                <text:p>12:38:38</text:p>
              </table:table-cell>
              <table:table-cell office:value-type="float" office:value="133217">
                <text:p>133217</text:p>
              </table:table-cell>
            </table:table-row>
            <table:table-row>
              <table:table-cell office:value-type="string">
                <text:p>12:38:39</text:p>
              </table:table-cell>
              <table:table-cell office:value-type="float" office:value="166370">
                <text:p>166370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118763">
                <text:p>118763</text:p>
              </table:table-cell>
            </table:table-row>
            <table:table-row>
              <table:table-cell office:value-type="string">
                <text:p>12:38:41</text:p>
              </table:table-cell>
              <table:table-cell office:value-type="float" office:value="116951">
                <text:p>116951</text:p>
              </table:table-cell>
            </table:table-row>
            <table:table-row>
              <table:table-cell office:value-type="string">
                <text:p>12:38:42</text:p>
              </table:table-cell>
              <table:table-cell office:value-type="float" office:value="110104">
                <text:p>110104</text:p>
              </table:table-cell>
            </table:table-row>
            <table:table-row>
              <table:table-cell office:value-type="string">
                <text:p>12:38:43</text:p>
              </table:table-cell>
              <table:table-cell office:value-type="float" office:value="165570">
                <text:p>165570</text:p>
              </table:table-cell>
            </table:table-row>
            <table:table-row>
              <table:table-cell office:value-type="string">
                <text:p>12:38:44</text:p>
              </table:table-cell>
              <table:table-cell office:value-type="float" office:value="139453">
                <text:p>139453</text:p>
              </table:table-cell>
            </table:table-row>
            <table:table-row>
              <table:table-cell office:value-type="string">
                <text:p>12:38:45</text:p>
              </table:table-cell>
              <table:table-cell office:value-type="float" office:value="131299">
                <text:p>131299</text:p>
              </table:table-cell>
            </table:table-row>
            <table:table-row>
              <table:table-cell office:value-type="string">
                <text:p>12:38:46</text:p>
              </table:table-cell>
              <table:table-cell office:value-type="float" office:value="129443">
                <text:p>129443</text:p>
              </table:table-cell>
            </table:table-row>
            <table:table-row>
              <table:table-cell office:value-type="string">
                <text:p>12:38:47</text:p>
              </table:table-cell>
              <table:table-cell office:value-type="float" office:value="116631">
                <text:p>116631</text:p>
              </table:table-cell>
            </table:table-row>
            <table:table-row>
              <table:table-cell office:value-type="string">
                <text:p>12:38:48</text:p>
              </table:table-cell>
              <table:table-cell office:value-type="float" office:value="136532">
                <text:p>136532</text:p>
              </table:table-cell>
            </table:table-row>
            <table:table-row>
              <table:table-cell office:value-type="string">
                <text:p>12:38:49</text:p>
              </table:table-cell>
              <table:table-cell office:value-type="float" office:value="152947">
                <text:p>152947</text:p>
              </table:table-cell>
            </table:table-row>
            <table:table-row>
              <table:table-cell office:value-type="string">
                <text:p>12:38:50</text:p>
              </table:table-cell>
              <table:table-cell office:value-type="float" office:value="138074">
                <text:p>138074</text:p>
              </table:table-cell>
            </table:table-row>
            <table:table-row>
              <table:table-cell office:value-type="string">
                <text:p>12:38:51</text:p>
              </table:table-cell>
              <table:table-cell office:value-type="float" office:value="137221">
                <text:p>137221</text:p>
              </table:table-cell>
            </table:table-row>
            <table:table-row>
              <table:table-cell office:value-type="string">
                <text:p>12:38:52</text:p>
              </table:table-cell>
              <table:table-cell office:value-type="float" office:value="138800">
                <text:p>138800</text:p>
              </table:table-cell>
            </table:table-row>
            <table:table-row>
              <table:table-cell office:value-type="string">
                <text:p>12:38:53</text:p>
              </table:table-cell>
              <table:table-cell office:value-type="float" office:value="126835">
                <text:p>126835</text:p>
              </table:table-cell>
            </table:table-row>
            <table:table-row>
              <table:table-cell office:value-type="string">
                <text:p>12:38:54</text:p>
              </table:table-cell>
              <table:table-cell office:value-type="float" office:value="137347">
                <text:p>137347</text:p>
              </table:table-cell>
            </table:table-row>
            <table:table-row>
              <table:table-cell office:value-type="string">
                <text:p>12:38:55</text:p>
              </table:table-cell>
              <table:table-cell office:value-type="float" office:value="131592">
                <text:p>131592</text:p>
              </table:table-cell>
            </table:table-row>
            <table:table-row>
              <table:table-cell office:value-type="string">
                <text:p>12:38:56</text:p>
              </table:table-cell>
              <table:table-cell office:value-type="float" office:value="155936">
                <text:p>155936</text:p>
              </table:table-cell>
            </table:table-row>
            <table:table-row>
              <table:table-cell office:value-type="string">
                <text:p>12:38:57</text:p>
              </table:table-cell>
              <table:table-cell office:value-type="float" office:value="114394">
                <text:p>114394</text:p>
              </table:table-cell>
            </table:table-row>
            <table:table-row>
              <table:table-cell office:value-type="string">
                <text:p>12:38:58</text:p>
              </table:table-cell>
              <table:table-cell office:value-type="float" office:value="117612">
                <text:p>117612</text:p>
              </table:table-cell>
            </table:table-row>
            <table:table-row>
              <table:table-cell office:value-type="string">
                <text:p>12:38:59</text:p>
              </table:table-cell>
              <table:table-cell office:value-type="float" office:value="126468">
                <text:p>126468</text:p>
              </table:table-cell>
            </table:table-row>
            <table:table-row>
              <table:table-cell office:value-type="string">
                <text:p>12:39:00</text:p>
              </table:table-cell>
              <table:table-cell office:value-type="float" office:value="124172">
                <text:p>124172</text:p>
              </table:table-cell>
            </table:table-row>
            <table:table-row>
              <table:table-cell office:value-type="string">
                <text:p>12:39:01</text:p>
              </table:table-cell>
              <table:table-cell office:value-type="float" office:value="140314">
                <text:p>140314</text:p>
              </table:table-cell>
            </table:table-row>
            <table:table-row>
              <table:table-cell office:value-type="string">
                <text:p>12:39:02</text:p>
              </table:table-cell>
              <table:table-cell office:value-type="float" office:value="112546">
                <text:p>112546</text:p>
              </table:table-cell>
            </table:table-row>
            <table:table-row>
              <table:table-cell office:value-type="string">
                <text:p>12:39:03</text:p>
              </table:table-cell>
              <table:table-cell office:value-type="float" office:value="174620">
                <text:p>174620</text:p>
              </table:table-cell>
            </table:table-row>
            <table:table-row>
              <table:table-cell office:value-type="string">
                <text:p>12:39:04</text:p>
              </table:table-cell>
              <table:table-cell office:value-type="float" office:value="121366">
                <text:p>121366</text:p>
              </table:table-cell>
            </table:table-row>
            <table:table-row>
              <table:table-cell office:value-type="string">
                <text:p>12:39:05</text:p>
              </table:table-cell>
              <table:table-cell office:value-type="float" office:value="140443">
                <text:p>140443</text:p>
              </table:table-cell>
            </table:table-row>
            <table:table-row>
              <table:table-cell office:value-type="string">
                <text:p>12:39:06</text:p>
              </table:table-cell>
              <table:table-cell office:value-type="float" office:value="134463">
                <text:p>134463</text:p>
              </table:table-cell>
            </table:table-row>
            <table:table-row>
              <table:table-cell office:value-type="string">
                <text:p>12:39:07</text:p>
              </table:table-cell>
              <table:table-cell office:value-type="float" office:value="134889">
                <text:p>134889</text:p>
              </table:table-cell>
            </table:table-row>
            <table:table-row>
              <table:table-cell office:value-type="string">
                <text:p>12:39:08</text:p>
              </table:table-cell>
              <table:table-cell office:value-type="float" office:value="150462">
                <text:p>150462</text:p>
              </table:table-cell>
            </table:table-row>
            <table:table-row>
              <table:table-cell office:value-type="string">
                <text:p>12:39:09</text:p>
              </table:table-cell>
              <table:table-cell office:value-type="float" office:value="100293">
                <text:p>100293</text:p>
              </table:table-cell>
            </table:table-row>
            <table:table-row>
              <table:table-cell office:value-type="string">
                <text:p>12:39:10</text:p>
              </table:table-cell>
              <table:table-cell office:value-type="float" office:value="151931">
                <text:p>151931</text:p>
              </table:table-cell>
            </table:table-row>
            <table:table-row>
              <table:table-cell office:value-type="string">
                <text:p>12:39:11</text:p>
              </table:table-cell>
              <table:table-cell office:value-type="float" office:value="117237">
                <text:p>117237</text:p>
              </table:table-cell>
            </table:table-row>
            <table:table-row>
              <table:table-cell office:value-type="string">
                <text:p>12:39:12</text:p>
              </table:table-cell>
              <table:table-cell office:value-type="float" office:value="104911">
                <text:p>104911</text:p>
              </table:table-cell>
            </table:table-row>
            <table:table-row>
              <table:table-cell office:value-type="string">
                <text:p>12:39:13</text:p>
              </table:table-cell>
              <table:table-cell office:value-type="float" office:value="149457">
                <text:p>149457</text:p>
              </table:table-cell>
            </table:table-row>
            <table:table-row>
              <table:table-cell office:value-type="string">
                <text:p>12:39:14</text:p>
              </table:table-cell>
              <table:table-cell office:value-type="float" office:value="114191">
                <text:p>114191</text:p>
              </table:table-cell>
            </table:table-row>
            <table:table-row>
              <table:table-cell office:value-type="string">
                <text:p>12:39:15</text:p>
              </table:table-cell>
              <table:table-cell office:value-type="float" office:value="129486">
                <text:p>129486</text:p>
              </table:table-cell>
            </table:table-row>
            <table:table-row>
              <table:table-cell office:value-type="string">
                <text:p>12:39:16</text:p>
              </table:table-cell>
              <table:table-cell office:value-type="float" office:value="116685">
                <text:p>116685</text:p>
              </table:table-cell>
            </table:table-row>
            <table:table-row>
              <table:table-cell office:value-type="string">
                <text:p>12:39:17</text:p>
              </table:table-cell>
              <table:table-cell office:value-type="float" office:value="152977">
                <text:p>152977</text:p>
              </table:table-cell>
            </table:table-row>
            <table:table-row>
              <table:table-cell office:value-type="string">
                <text:p>12:39:18</text:p>
              </table:table-cell>
              <table:table-cell office:value-type="float" office:value="144662">
                <text:p>144662</text:p>
              </table:table-cell>
            </table:table-row>
            <table:table-row>
              <table:table-cell office:value-type="string">
                <text:p>12:39:19</text:p>
              </table:table-cell>
              <table:table-cell office:value-type="float" office:value="119852">
                <text:p>119852</text:p>
              </table:table-cell>
            </table:table-row>
            <table:table-row>
              <table:table-cell office:value-type="string">
                <text:p>12:39:20</text:p>
              </table:table-cell>
              <table:table-cell office:value-type="float" office:value="158338">
                <text:p>158338</text:p>
              </table:table-cell>
            </table:table-row>
            <table:table-row>
              <table:table-cell office:value-type="string">
                <text:p>12:39:21</text:p>
              </table:table-cell>
              <table:table-cell office:value-type="float" office:value="128407">
                <text:p>128407</text:p>
              </table:table-cell>
            </table:table-row>
            <table:table-row>
              <table:table-cell office:value-type="string">
                <text:p>12:39:22</text:p>
              </table:table-cell>
              <table:table-cell office:value-type="float" office:value="104000">
                <text:p>104000</text:p>
              </table:table-cell>
            </table:table-row>
            <table:table-row>
              <table:table-cell office:value-type="string">
                <text:p>12:39:23</text:p>
              </table:table-cell>
              <table:table-cell office:value-type="float" office:value="103507">
                <text:p>103507</text:p>
              </table:table-cell>
            </table:table-row>
            <table:table-row>
              <table:table-cell office:value-type="string">
                <text:p>12:39:24</text:p>
              </table:table-cell>
              <table:table-cell office:value-type="float" office:value="157726">
                <text:p>157726</text:p>
              </table:table-cell>
            </table:table-row>
            <table:table-row>
              <table:table-cell office:value-type="string">
                <text:p>12:39:25</text:p>
              </table:table-cell>
              <table:table-cell office:value-type="float" office:value="143836">
                <text:p>143836</text:p>
              </table:table-cell>
            </table:table-row>
            <table:table-row>
              <table:table-cell office:value-type="string">
                <text:p>12:39:26</text:p>
              </table:table-cell>
              <table:table-cell office:value-type="float" office:value="137989">
                <text:p>137989</text:p>
              </table:table-cell>
            </table:table-row>
            <table:table-row>
              <table:table-cell office:value-type="string">
                <text:p>12:39:27</text:p>
              </table:table-cell>
              <table:table-cell office:value-type="float" office:value="140248">
                <text:p>140248</text:p>
              </table:table-cell>
            </table:table-row>
            <table:table-row>
              <table:table-cell office:value-type="string">
                <text:p>12:39:28</text:p>
              </table:table-cell>
              <table:table-cell office:value-type="float" office:value="116062">
                <text:p>116062</text:p>
              </table:table-cell>
            </table:table-row>
            <table:table-row>
              <table:table-cell office:value-type="string">
                <text:p>12:39:29</text:p>
              </table:table-cell>
              <table:table-cell office:value-type="float" office:value="133763">
                <text:p>133763</text:p>
              </table:table-cell>
            </table:table-row>
            <table:table-row>
              <table:table-cell office:value-type="string">
                <text:p>12:39:30</text:p>
              </table:table-cell>
              <table:table-cell office:value-type="float" office:value="125561">
                <text:p>125561</text:p>
              </table:table-cell>
            </table:table-row>
            <table:table-row>
              <table:table-cell office:value-type="string">
                <text:p>12:39:31</text:p>
              </table:table-cell>
              <table:table-cell office:value-type="float" office:value="119864">
                <text:p>119864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132298">
                <text:p>132298</text:p>
              </table:table-cell>
            </table:table-row>
            <table:table-row>
              <table:table-cell office:value-type="string">
                <text:p>12:39:33</text:p>
              </table:table-cell>
              <table:table-cell office:value-type="float" office:value="131796">
                <text:p>131796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179878">
                <text:p>179878</text:p>
              </table:table-cell>
            </table:table-row>
            <table:table-row>
              <table:table-cell office:value-type="string">
                <text:p>12:39:35</text:p>
              </table:table-cell>
              <table:table-cell office:value-type="float" office:value="163788">
                <text:p>163788</text:p>
              </table:table-cell>
            </table:table-row>
            <table:table-row>
              <table:table-cell office:value-type="string">
                <text:p>12:39:36</text:p>
              </table:table-cell>
              <table:table-cell office:value-type="float" office:value="202532">
                <text:p>202532</text:p>
              </table:table-cell>
            </table:table-row>
            <table:table-row>
              <table:table-cell office:value-type="string">
                <text:p>12:39:37</text:p>
              </table:table-cell>
              <table:table-cell office:value-type="float" office:value="112944">
                <text:p>112944</text:p>
              </table:table-cell>
            </table:table-row>
            <table:table-row>
              <table:table-cell office:value-type="string">
                <text:p>12:39:38</text:p>
              </table:table-cell>
              <table:table-cell office:value-type="float" office:value="130589">
                <text:p>130589</text:p>
              </table:table-cell>
            </table:table-row>
            <table:table-row>
              <table:table-cell office:value-type="string">
                <text:p>12:39:39</text:p>
              </table:table-cell>
              <table:table-cell office:value-type="float" office:value="174238">
                <text:p>174238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131743">
                <text:p>131743</text:p>
              </table:table-cell>
            </table:table-row>
            <table:table-row>
              <table:table-cell office:value-type="string">
                <text:p>12:39:41</text:p>
              </table:table-cell>
              <table:table-cell office:value-type="float" office:value="120399">
                <text:p>120399</text:p>
              </table:table-cell>
            </table:table-row>
            <table:table-row>
              <table:table-cell office:value-type="string">
                <text:p>12:39:42</text:p>
              </table:table-cell>
              <table:table-cell office:value-type="float" office:value="159022">
                <text:p>159022</text:p>
              </table:table-cell>
            </table:table-row>
            <table:table-row>
              <table:table-cell office:value-type="string">
                <text:p>12:39:43</text:p>
              </table:table-cell>
              <table:table-cell office:value-type="float" office:value="200047">
                <text:p>200047</text:p>
              </table:table-cell>
            </table:table-row>
            <table:table-row>
              <table:table-cell office:value-type="string">
                <text:p>12:39:44</text:p>
              </table:table-cell>
              <table:table-cell office:value-type="float" office:value="125936">
                <text:p>125936</text:p>
              </table:table-cell>
            </table:table-row>
            <table:table-row>
              <table:table-cell office:value-type="string">
                <text:p>12:39:45</text:p>
              </table:table-cell>
              <table:table-cell office:value-type="float" office:value="148663">
                <text:p>148663</text:p>
              </table:table-cell>
            </table:table-row>
            <table:table-row>
              <table:table-cell office:value-type="string">
                <text:p>12:39:46</text:p>
              </table:table-cell>
              <table:table-cell office:value-type="float" office:value="126501">
                <text:p>126501</text:p>
              </table:table-cell>
            </table:table-row>
            <table:table-row>
              <table:table-cell office:value-type="string">
                <text:p>12:39:47</text:p>
              </table:table-cell>
              <table:table-cell office:value-type="float" office:value="137769">
                <text:p>137769</text:p>
              </table:table-cell>
            </table:table-row>
            <table:table-row>
              <table:table-cell office:value-type="string">
                <text:p>12:39:48</text:p>
              </table:table-cell>
              <table:table-cell office:value-type="float" office:value="91026">
                <text:p>91026</text:p>
              </table:table-cell>
            </table:table-row>
            <table:table-row>
              <table:table-cell office:value-type="string">
                <text:p>12:39:49</text:p>
              </table:table-cell>
              <table:table-cell office:value-type="float" office:value="147217">
                <text:p>147217</text:p>
              </table:table-cell>
            </table:table-row>
            <table:table-row>
              <table:table-cell office:value-type="string">
                <text:p>12:39:50</text:p>
              </table:table-cell>
              <table:table-cell office:value-type="float" office:value="112748">
                <text:p>112748</text:p>
              </table:table-cell>
            </table:table-row>
            <table:table-row>
              <table:table-cell office:value-type="string">
                <text:p>12:39:51</text:p>
              </table:table-cell>
              <table:table-cell office:value-type="float" office:value="120792">
                <text:p>120792</text:p>
              </table:table-cell>
            </table:table-row>
            <table:table-row>
              <table:table-cell office:value-type="string">
                <text:p>12:39:52</text:p>
              </table:table-cell>
              <table:table-cell office:value-type="float" office:value="123628">
                <text:p>123628</text:p>
              </table:table-cell>
            </table:table-row>
            <table:table-row>
              <table:table-cell office:value-type="string">
                <text:p>12:39:53</text:p>
              </table:table-cell>
              <table:table-cell office:value-type="float" office:value="157809">
                <text:p>157809</text:p>
              </table:table-cell>
            </table:table-row>
            <table:table-row>
              <table:table-cell office:value-type="string">
                <text:p>12:39:54</text:p>
              </table:table-cell>
              <table:table-cell office:value-type="float" office:value="177319">
                <text:p>177319</text:p>
              </table:table-cell>
            </table:table-row>
            <table:table-row>
              <table:table-cell office:value-type="string">
                <text:p>12:39:55</text:p>
              </table:table-cell>
              <table:table-cell office:value-type="float" office:value="131246">
                <text:p>131246</text:p>
              </table:table-cell>
            </table:table-row>
            <table:table-row>
              <table:table-cell office:value-type="string">
                <text:p>12:39:56</text:p>
              </table:table-cell>
              <table:table-cell office:value-type="float" office:value="115489">
                <text:p>115489</text:p>
              </table:table-cell>
            </table:table-row>
            <table:table-row>
              <table:table-cell office:value-type="string">
                <text:p>12:39:57</text:p>
              </table:table-cell>
              <table:table-cell office:value-type="float" office:value="132447">
                <text:p>132447</text:p>
              </table:table-cell>
            </table:table-row>
            <table:table-row>
              <table:table-cell office:value-type="string">
                <text:p>12:39:58</text:p>
              </table:table-cell>
              <table:table-cell office:value-type="float" office:value="129876">
                <text:p>129876</text:p>
              </table:table-cell>
            </table:table-row>
            <table:table-row>
              <table:table-cell office:value-type="string">
                <text:p>12:39:59</text:p>
              </table:table-cell>
              <table:table-cell office:value-type="float" office:value="138717">
                <text:p>138717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131606">
                <text:p>131606</text:p>
              </table:table-cell>
            </table:table-row>
            <table:table-row>
              <table:table-cell office:value-type="string">
                <text:p>12:40:01</text:p>
              </table:table-cell>
              <table:table-cell office:value-type="float" office:value="128212">
                <text:p>128212</text:p>
              </table:table-cell>
            </table:table-row>
            <table:table-row>
              <table:table-cell office:value-type="string">
                <text:p>12:40:02</text:p>
              </table:table-cell>
              <table:table-cell office:value-type="float" office:value="150328">
                <text:p>150328</text:p>
              </table:table-cell>
            </table:table-row>
            <table:table-row>
              <table:table-cell office:value-type="string">
                <text:p>12:40:03</text:p>
              </table:table-cell>
              <table:table-cell office:value-type="float" office:value="155959">
                <text:p>155959</text:p>
              </table:table-cell>
            </table:table-row>
            <table:table-row>
              <table:table-cell office:value-type="string">
                <text:p>12:40:04</text:p>
              </table:table-cell>
              <table:table-cell office:value-type="float" office:value="149344">
                <text:p>149344</text:p>
              </table:table-cell>
            </table:table-row>
            <table:table-row>
              <table:table-cell office:value-type="string">
                <text:p>12:40:05</text:p>
              </table:table-cell>
              <table:table-cell office:value-type="float" office:value="160291">
                <text:p>160291</text:p>
              </table:table-cell>
            </table:table-row>
            <table:table-row>
              <table:table-cell office:value-type="string">
                <text:p>12:40:06</text:p>
              </table:table-cell>
              <table:table-cell office:value-type="float" office:value="166927">
                <text:p>166927</text:p>
              </table:table-cell>
            </table:table-row>
            <table:table-row>
              <table:table-cell office:value-type="string">
                <text:p>12:40:07</text:p>
              </table:table-cell>
              <table:table-cell office:value-type="float" office:value="98672">
                <text:p>98672</text:p>
              </table:table-cell>
            </table:table-row>
            <table:table-row>
              <table:table-cell office:value-type="string">
                <text:p>12:40:08</text:p>
              </table:table-cell>
              <table:table-cell office:value-type="float" office:value="117630">
                <text:p>117630</text:p>
              </table:table-cell>
            </table:table-row>
            <table:table-row>
              <table:table-cell office:value-type="string">
                <text:p>12:40:09</text:p>
              </table:table-cell>
              <table:table-cell office:value-type="float" office:value="112390">
                <text:p>112390</text:p>
              </table:table-cell>
            </table:table-row>
            <table:table-row>
              <table:table-cell office:value-type="string">
                <text:p>12:40:10</text:p>
              </table:table-cell>
              <table:table-cell office:value-type="float" office:value="130408">
                <text:p>130408</text:p>
              </table:table-cell>
            </table:table-row>
            <table:table-row>
              <table:table-cell office:value-type="string">
                <text:p>12:40:11</text:p>
              </table:table-cell>
              <table:table-cell office:value-type="float" office:value="164436">
                <text:p>164436</text:p>
              </table:table-cell>
            </table:table-row>
            <table:table-row>
              <table:table-cell office:value-type="string">
                <text:p>12:40:12</text:p>
              </table:table-cell>
              <table:table-cell office:value-type="float" office:value="121432">
                <text:p>121432</text:p>
              </table:table-cell>
            </table:table-row>
            <table:table-row>
              <table:table-cell office:value-type="string">
                <text:p>12:40:13</text:p>
              </table:table-cell>
              <table:table-cell office:value-type="float" office:value="172252">
                <text:p>172252</text:p>
              </table:table-cell>
            </table:table-row>
            <table:table-row>
              <table:table-cell office:value-type="string">
                <text:p>12:40:14</text:p>
              </table:table-cell>
              <table:table-cell office:value-type="float" office:value="141987">
                <text:p>141987</text:p>
              </table:table-cell>
            </table:table-row>
            <table:table-row>
              <table:table-cell office:value-type="string">
                <text:p>12:40:15</text:p>
              </table:table-cell>
              <table:table-cell office:value-type="float" office:value="171821">
                <text:p>171821</text:p>
              </table:table-cell>
            </table:table-row>
            <table:table-row>
              <table:table-cell office:value-type="string">
                <text:p>12:40:16</text:p>
              </table:table-cell>
              <table:table-cell office:value-type="float" office:value="131254">
                <text:p>131254</text:p>
              </table:table-cell>
            </table:table-row>
            <table:table-row>
              <table:table-cell office:value-type="string">
                <text:p>12:40:17</text:p>
              </table:table-cell>
              <table:table-cell office:value-type="float" office:value="137443">
                <text:p>137443</text:p>
              </table:table-cell>
            </table:table-row>
            <table:table-row>
              <table:table-cell office:value-type="string">
                <text:p>12:40:18</text:p>
              </table:table-cell>
              <table:table-cell office:value-type="float" office:value="139933">
                <text:p>139933</text:p>
              </table:table-cell>
            </table:table-row>
            <table:table-row>
              <table:table-cell office:value-type="string">
                <text:p>12:40:19</text:p>
              </table:table-cell>
              <table:table-cell office:value-type="float" office:value="188022">
                <text:p>188022</text:p>
              </table:table-cell>
            </table:table-row>
            <table:table-row>
              <table:table-cell office:value-type="string">
                <text:p>12:40:20</text:p>
              </table:table-cell>
              <table:table-cell office:value-type="float" office:value="158857">
                <text:p>158857</text:p>
              </table:table-cell>
            </table:table-row>
            <table:table-row>
              <table:table-cell office:value-type="string">
                <text:p>12:40:21</text:p>
              </table:table-cell>
              <table:table-cell office:value-type="float" office:value="129760">
                <text:p>129760</text:p>
              </table:table-cell>
            </table:table-row>
            <table:table-row>
              <table:table-cell office:value-type="string">
                <text:p>12:40:22</text:p>
              </table:table-cell>
              <table:table-cell office:value-type="float" office:value="139573">
                <text:p>139573</text:p>
              </table:table-cell>
            </table:table-row>
            <table:table-row>
              <table:table-cell office:value-type="string">
                <text:p>12:40:23</text:p>
              </table:table-cell>
              <table:table-cell office:value-type="float" office:value="131137">
                <text:p>131137</text:p>
              </table:table-cell>
            </table:table-row>
            <table:table-row>
              <table:table-cell office:value-type="string">
                <text:p>12:40:24</text:p>
              </table:table-cell>
              <table:table-cell office:value-type="float" office:value="118786">
                <text:p>118786</text:p>
              </table:table-cell>
            </table:table-row>
            <table:table-row>
              <table:table-cell office:value-type="string">
                <text:p>12:40:25</text:p>
              </table:table-cell>
              <table:table-cell office:value-type="float" office:value="139581">
                <text:p>139581</text:p>
              </table:table-cell>
            </table:table-row>
            <table:table-row>
              <table:table-cell office:value-type="string">
                <text:p>12:40:26</text:p>
              </table:table-cell>
              <table:table-cell office:value-type="float" office:value="116540">
                <text:p>116540</text:p>
              </table:table-cell>
            </table:table-row>
            <table:table-row>
              <table:table-cell office:value-type="string">
                <text:p>12:40:27</text:p>
              </table:table-cell>
              <table:table-cell office:value-type="float" office:value="111403">
                <text:p>111403</text:p>
              </table:table-cell>
            </table:table-row>
            <table:table-row>
              <table:table-cell office:value-type="string">
                <text:p>12:40:28</text:p>
              </table:table-cell>
              <table:table-cell office:value-type="float" office:value="132308">
                <text:p>132308</text:p>
              </table:table-cell>
            </table:table-row>
            <table:table-row>
              <table:table-cell office:value-type="string">
                <text:p>12:40:29</text:p>
              </table:table-cell>
              <table:table-cell office:value-type="float" office:value="115233">
                <text:p>115233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143579">
                <text:p>143579</text:p>
              </table:table-cell>
            </table:table-row>
            <table:table-row>
              <table:table-cell office:value-type="string">
                <text:p>12:40:31</text:p>
              </table:table-cell>
              <table:table-cell office:value-type="float" office:value="133984">
                <text:p>133984</text:p>
              </table:table-cell>
            </table:table-row>
            <table:table-row>
              <table:table-cell office:value-type="string">
                <text:p>12:40:32</text:p>
              </table:table-cell>
              <table:table-cell office:value-type="float" office:value="115636">
                <text:p>115636</text:p>
              </table:table-cell>
            </table:table-row>
            <table:table-row>
              <table:table-cell office:value-type="string">
                <text:p>12:40:33</text:p>
              </table:table-cell>
              <table:table-cell office:value-type="float" office:value="134569">
                <text:p>134569</text:p>
              </table:table-cell>
            </table:table-row>
            <table:table-row>
              <table:table-cell office:value-type="string">
                <text:p>12:40:34</text:p>
              </table:table-cell>
              <table:table-cell office:value-type="float" office:value="132977">
                <text:p>132977</text:p>
              </table:table-cell>
            </table:table-row>
            <table:table-row>
              <table:table-cell office:value-type="string">
                <text:p>12:40:35</text:p>
              </table:table-cell>
              <table:table-cell office:value-type="float" office:value="102348">
                <text:p>102348</text:p>
              </table:table-cell>
            </table:table-row>
            <table:table-row>
              <table:table-cell office:value-type="string">
                <text:p>12:40:36</text:p>
              </table:table-cell>
              <table:table-cell office:value-type="float" office:value="128047">
                <text:p>128047</text:p>
              </table:table-cell>
            </table:table-row>
            <table:table-row>
              <table:table-cell office:value-type="string">
                <text:p>12:40:37</text:p>
              </table:table-cell>
              <table:table-cell office:value-type="float" office:value="151033">
                <text:p>151033</text:p>
              </table:table-cell>
            </table:table-row>
            <table:table-row>
              <table:table-cell office:value-type="string">
                <text:p>12:40:38</text:p>
              </table:table-cell>
              <table:table-cell office:value-type="float" office:value="131359">
                <text:p>131359</text:p>
              </table:table-cell>
            </table:table-row>
            <table:table-row>
              <table:table-cell office:value-type="string">
                <text:p>12:40:39</text:p>
              </table:table-cell>
              <table:table-cell office:value-type="float" office:value="129674">
                <text:p>129674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129458">
                <text:p>129458</text:p>
              </table:table-cell>
            </table:table-row>
            <table:table-row>
              <table:table-cell office:value-type="string">
                <text:p>12:40:41</text:p>
              </table:table-cell>
              <table:table-cell office:value-type="float" office:value="135992">
                <text:p>135992</text:p>
              </table:table-cell>
            </table:table-row>
            <table:table-row>
              <table:table-cell office:value-type="string">
                <text:p>12:40:42</text:p>
              </table:table-cell>
              <table:table-cell office:value-type="float" office:value="161805">
                <text:p>161805</text:p>
              </table:table-cell>
            </table:table-row>
            <table:table-row>
              <table:table-cell office:value-type="string">
                <text:p>12:40:43</text:p>
              </table:table-cell>
              <table:table-cell office:value-type="float" office:value="141835">
                <text:p>141835</text:p>
              </table:table-cell>
            </table:table-row>
            <table:table-row>
              <table:table-cell office:value-type="string">
                <text:p>12:40:44</text:p>
              </table:table-cell>
              <table:table-cell office:value-type="float" office:value="145809">
                <text:p>145809</text:p>
              </table:table-cell>
            </table:table-row>
            <table:table-row>
              <table:table-cell office:value-type="string">
                <text:p>12:40:45</text:p>
              </table:table-cell>
              <table:table-cell office:value-type="float" office:value="127985">
                <text:p>127985</text:p>
              </table:table-cell>
            </table:table-row>
            <table:table-row>
              <table:table-cell office:value-type="string">
                <text:p>12:40:46</text:p>
              </table:table-cell>
              <table:table-cell office:value-type="float" office:value="144570">
                <text:p>144570</text:p>
              </table:table-cell>
            </table:table-row>
            <table:table-row>
              <table:table-cell office:value-type="string">
                <text:p>12:40:47</text:p>
              </table:table-cell>
              <table:table-cell office:value-type="float" office:value="113604">
                <text:p>113604</text:p>
              </table:table-cell>
            </table:table-row>
            <table:table-row>
              <table:table-cell office:value-type="string">
                <text:p>12:40:48</text:p>
              </table:table-cell>
              <table:table-cell office:value-type="float" office:value="129448">
                <text:p>129448</text:p>
              </table:table-cell>
            </table:table-row>
            <table:table-row>
              <table:table-cell office:value-type="string">
                <text:p>12:40:49</text:p>
              </table:table-cell>
              <table:table-cell office:value-type="float" office:value="147929">
                <text:p>147929</text:p>
              </table:table-cell>
            </table:table-row>
            <table:table-row>
              <table:table-cell office:value-type="string">
                <text:p>12:40:50</text:p>
              </table:table-cell>
              <table:table-cell office:value-type="float" office:value="122215">
                <text:p>122215</text:p>
              </table:table-cell>
            </table:table-row>
            <table:table-row>
              <table:table-cell office:value-type="string">
                <text:p>12:40:51</text:p>
              </table:table-cell>
              <table:table-cell office:value-type="float" office:value="108459">
                <text:p>108459</text:p>
              </table:table-cell>
            </table:table-row>
            <table:table-row>
              <table:table-cell office:value-type="string">
                <text:p>12:40:52</text:p>
              </table:table-cell>
              <table:table-cell office:value-type="float" office:value="115677">
                <text:p>115677</text:p>
              </table:table-cell>
            </table:table-row>
            <table:table-row>
              <table:table-cell office:value-type="string">
                <text:p>12:40:53</text:p>
              </table:table-cell>
              <table:table-cell office:value-type="float" office:value="154372">
                <text:p>154372</text:p>
              </table:table-cell>
            </table:table-row>
            <table:table-row>
              <table:table-cell office:value-type="string">
                <text:p>12:40:54</text:p>
              </table:table-cell>
              <table:table-cell office:value-type="float" office:value="116931">
                <text:p>116931</text:p>
              </table:table-cell>
            </table:table-row>
            <table:table-row>
              <table:table-cell office:value-type="string">
                <text:p>12:40:55</text:p>
              </table:table-cell>
              <table:table-cell office:value-type="float" office:value="120962">
                <text:p>120962</text:p>
              </table:table-cell>
            </table:table-row>
            <table:table-row>
              <table:table-cell office:value-type="string">
                <text:p>12:40:56</text:p>
              </table:table-cell>
              <table:table-cell office:value-type="float" office:value="128619">
                <text:p>128619</text:p>
              </table:table-cell>
            </table:table-row>
            <table:table-row>
              <table:table-cell office:value-type="string">
                <text:p>12:40:57</text:p>
              </table:table-cell>
              <table:table-cell office:value-type="float" office:value="116716">
                <text:p>116716</text:p>
              </table:table-cell>
            </table:table-row>
            <table:table-row>
              <table:table-cell office:value-type="string">
                <text:p>12:40:58</text:p>
              </table:table-cell>
              <table:table-cell office:value-type="float" office:value="121635">
                <text:p>121635</text:p>
              </table:table-cell>
            </table:table-row>
            <table:table-row>
              <table:table-cell office:value-type="string">
                <text:p>12:40:59</text:p>
              </table:table-cell>
              <table:table-cell office:value-type="float" office:value="150807">
                <text:p>150807</text:p>
              </table:table-cell>
            </table:table-row>
            <table:table-row>
              <table:table-cell office:value-type="string">
                <text:p>12:41:00</text:p>
              </table:table-cell>
              <table:table-cell office:value-type="float" office:value="134968">
                <text:p>134968</text:p>
              </table:table-cell>
            </table:table-row>
            <table:table-row>
              <table:table-cell office:value-type="string">
                <text:p>12:41:01</text:p>
              </table:table-cell>
              <table:table-cell office:value-type="float" office:value="126892">
                <text:p>126892</text:p>
              </table:table-cell>
            </table:table-row>
            <table:table-row>
              <table:table-cell office:value-type="string">
                <text:p>12:41:02</text:p>
              </table:table-cell>
              <table:table-cell office:value-type="float" office:value="142163">
                <text:p>142163</text:p>
              </table:table-cell>
            </table:table-row>
            <table:table-row>
              <table:table-cell office:value-type="string">
                <text:p>12:41:03</text:p>
              </table:table-cell>
              <table:table-cell office:value-type="float" office:value="116589">
                <text:p>116589</text:p>
              </table:table-cell>
            </table:table-row>
            <table:table-row>
              <table:table-cell office:value-type="string">
                <text:p>12:41:04</text:p>
              </table:table-cell>
              <table:table-cell office:value-type="float" office:value="129779">
                <text:p>129779</text:p>
              </table:table-cell>
            </table:table-row>
            <table:table-row>
              <table:table-cell office:value-type="string">
                <text:p>12:41:05</text:p>
              </table:table-cell>
              <table:table-cell office:value-type="float" office:value="155579">
                <text:p>155579</text:p>
              </table:table-cell>
            </table:table-row>
            <table:table-row>
              <table:table-cell office:value-type="string">
                <text:p>12:41:06</text:p>
              </table:table-cell>
              <table:table-cell office:value-type="float" office:value="117591">
                <text:p>117591</text:p>
              </table:table-cell>
            </table:table-row>
            <table:table-row>
              <table:table-cell office:value-type="string">
                <text:p>12:41:07</text:p>
              </table:table-cell>
              <table:table-cell office:value-type="float" office:value="133091">
                <text:p>133091</text:p>
              </table:table-cell>
            </table:table-row>
            <table:table-row>
              <table:table-cell office:value-type="string">
                <text:p>12:41:08</text:p>
              </table:table-cell>
              <table:table-cell office:value-type="float" office:value="168494">
                <text:p>168494</text:p>
              </table:table-cell>
            </table:table-row>
            <table:table-row>
              <table:table-cell office:value-type="string">
                <text:p>12:41:09</text:p>
              </table:table-cell>
              <table:table-cell office:value-type="float" office:value="146837">
                <text:p>146837</text:p>
              </table:table-cell>
            </table:table-row>
            <table:table-row>
              <table:table-cell office:value-type="string">
                <text:p>12:41:10</text:p>
              </table:table-cell>
              <table:table-cell office:value-type="float" office:value="166539">
                <text:p>166539</text:p>
              </table:table-cell>
            </table:table-row>
            <table:table-row>
              <table:table-cell office:value-type="string">
                <text:p>12:41:11</text:p>
              </table:table-cell>
              <table:table-cell office:value-type="float" office:value="140866">
                <text:p>140866</text:p>
              </table:table-cell>
            </table:table-row>
            <table:table-row>
              <table:table-cell office:value-type="string">
                <text:p>12:41:12</text:p>
              </table:table-cell>
              <table:table-cell office:value-type="float" office:value="148795">
                <text:p>148795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106733">
                <text:p>106733</text:p>
              </table:table-cell>
            </table:table-row>
            <table:table-row>
              <table:table-cell office:value-type="string">
                <text:p>12:41:14</text:p>
              </table:table-cell>
              <table:table-cell office:value-type="float" office:value="114334">
                <text:p>114334</text:p>
              </table:table-cell>
            </table:table-row>
            <table:table-row>
              <table:table-cell office:value-type="string">
                <text:p>12:41:15</text:p>
              </table:table-cell>
              <table:table-cell office:value-type="float" office:value="133912">
                <text:p>133912</text:p>
              </table:table-cell>
            </table:table-row>
            <table:table-row>
              <table:table-cell office:value-type="string">
                <text:p>12:41:16</text:p>
              </table:table-cell>
              <table:table-cell office:value-type="float" office:value="160509">
                <text:p>160509</text:p>
              </table:table-cell>
            </table:table-row>
            <table:table-row>
              <table:table-cell office:value-type="string">
                <text:p>12:41:17</text:p>
              </table:table-cell>
              <table:table-cell office:value-type="float" office:value="148245">
                <text:p>148245</text:p>
              </table:table-cell>
            </table:table-row>
            <table:table-row>
              <table:table-cell office:value-type="string">
                <text:p>12:41:18</text:p>
              </table:table-cell>
              <table:table-cell office:value-type="float" office:value="165135">
                <text:p>165135</text:p>
              </table:table-cell>
            </table:table-row>
            <table:table-row>
              <table:table-cell office:value-type="string">
                <text:p>12:41:19</text:p>
              </table:table-cell>
              <table:table-cell office:value-type="float" office:value="132984">
                <text:p>132984</text:p>
              </table:table-cell>
            </table:table-row>
            <table:table-row>
              <table:table-cell office:value-type="string">
                <text:p>12:41:20</text:p>
              </table:table-cell>
              <table:table-cell office:value-type="float" office:value="112362">
                <text:p>112362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146168">
                <text:p>146168</text:p>
              </table:table-cell>
            </table:table-row>
            <table:table-row>
              <table:table-cell office:value-type="string">
                <text:p>12:41:22</text:p>
              </table:table-cell>
              <table:table-cell office:value-type="float" office:value="118832">
                <text:p>118832</text:p>
              </table:table-cell>
            </table:table-row>
            <table:table-row>
              <table:table-cell office:value-type="string">
                <text:p>12:41:23</text:p>
              </table:table-cell>
              <table:table-cell office:value-type="float" office:value="164931">
                <text:p>164931</text:p>
              </table:table-cell>
            </table:table-row>
            <table:table-row>
              <table:table-cell office:value-type="string">
                <text:p>12:41:24</text:p>
              </table:table-cell>
              <table:table-cell office:value-type="float" office:value="169913">
                <text:p>169913</text:p>
              </table:table-cell>
            </table:table-row>
            <table:table-row>
              <table:table-cell office:value-type="string">
                <text:p>12:41:25</text:p>
              </table:table-cell>
              <table:table-cell office:value-type="float" office:value="127382">
                <text:p>127382</text:p>
              </table:table-cell>
            </table:table-row>
            <table:table-row>
              <table:table-cell office:value-type="string">
                <text:p>12:41:26</text:p>
              </table:table-cell>
              <table:table-cell office:value-type="float" office:value="131066">
                <text:p>131066</text:p>
              </table:table-cell>
            </table:table-row>
            <table:table-row>
              <table:table-cell office:value-type="string">
                <text:p>12:41:27</text:p>
              </table:table-cell>
              <table:table-cell office:value-type="float" office:value="118985">
                <text:p>118985</text:p>
              </table:table-cell>
            </table:table-row>
            <table:table-row>
              <table:table-cell office:value-type="string">
                <text:p>12:41:28</text:p>
              </table:table-cell>
              <table:table-cell office:value-type="float" office:value="117797">
                <text:p>117797</text:p>
              </table:table-cell>
            </table:table-row>
            <table:table-row>
              <table:table-cell office:value-type="string">
                <text:p>12:41:29</text:p>
              </table:table-cell>
              <table:table-cell office:value-type="float" office:value="141149">
                <text:p>141149</text:p>
              </table:table-cell>
            </table:table-row>
            <table:table-row>
              <table:table-cell office:value-type="string">
                <text:p>12:41:30</text:p>
              </table:table-cell>
              <table:table-cell office:value-type="float" office:value="144079">
                <text:p>144079</text:p>
              </table:table-cell>
            </table:table-row>
            <table:table-row>
              <table:table-cell office:value-type="string">
                <text:p>12:41:31</text:p>
              </table:table-cell>
              <table:table-cell office:value-type="float" office:value="148024">
                <text:p>148024</text:p>
              </table:table-cell>
            </table:table-row>
            <table:table-row>
              <table:table-cell office:value-type="string">
                <text:p>12:41:32</text:p>
              </table:table-cell>
              <table:table-cell office:value-type="float" office:value="132912">
                <text:p>132912</text:p>
              </table:table-cell>
            </table:table-row>
            <table:table-row>
              <table:table-cell office:value-type="string">
                <text:p>12:41:33</text:p>
              </table:table-cell>
              <table:table-cell office:value-type="float" office:value="116528">
                <text:p>116528</text:p>
              </table:table-cell>
            </table:table-row>
            <table:table-row>
              <table:table-cell office:value-type="string">
                <text:p>12:41:34</text:p>
              </table:table-cell>
              <table:table-cell office:value-type="float" office:value="136469">
                <text:p>136469</text:p>
              </table:table-cell>
            </table:table-row>
            <table:table-row>
              <table:table-cell office:value-type="string">
                <text:p>12:41:35</text:p>
              </table:table-cell>
              <table:table-cell office:value-type="float" office:value="142359">
                <text:p>142359</text:p>
              </table:table-cell>
            </table:table-row>
            <table:table-row>
              <table:table-cell office:value-type="string">
                <text:p>12:41:36</text:p>
              </table:table-cell>
              <table:table-cell office:value-type="float" office:value="112152">
                <text:p>112152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128859">
                <text:p>128859</text:p>
              </table:table-cell>
            </table:table-row>
            <table:table-row>
              <table:table-cell office:value-type="string">
                <text:p>12:41:38</text:p>
              </table:table-cell>
              <table:table-cell office:value-type="float" office:value="115162">
                <text:p>115162</text:p>
              </table:table-cell>
            </table:table-row>
            <table:table-row>
              <table:table-cell office:value-type="string">
                <text:p>12:41:39</text:p>
              </table:table-cell>
              <table:table-cell office:value-type="float" office:value="139692">
                <text:p>139692</text:p>
              </table:table-cell>
            </table:table-row>
            <table:table-row>
              <table:table-cell office:value-type="string">
                <text:p>12:41:40</text:p>
              </table:table-cell>
              <table:table-cell office:value-type="float" office:value="140959">
                <text:p>140959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116991">
                <text:p>116991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130326">
                <text:p>130326</text:p>
              </table:table-cell>
            </table:table-row>
            <table:table-row>
              <table:table-cell office:value-type="string">
                <text:p>12:41:43</text:p>
              </table:table-cell>
              <table:table-cell office:value-type="float" office:value="144987">
                <text:p>144987</text:p>
              </table:table-cell>
            </table:table-row>
            <table:table-row>
              <table:table-cell office:value-type="string">
                <text:p>12:41:44</text:p>
              </table:table-cell>
              <table:table-cell office:value-type="float" office:value="108097">
                <text:p>108097</text:p>
              </table:table-cell>
            </table:table-row>
            <table:table-row>
              <table:table-cell office:value-type="string">
                <text:p>12:41:45</text:p>
              </table:table-cell>
              <table:table-cell office:value-type="float" office:value="134051">
                <text:p>134051</text:p>
              </table:table-cell>
            </table:table-row>
            <table:table-row>
              <table:table-cell office:value-type="string">
                <text:p>12:41:46</text:p>
              </table:table-cell>
              <table:table-cell office:value-type="float" office:value="119949">
                <text:p>119949</text:p>
              </table:table-cell>
            </table:table-row>
            <table:table-row>
              <table:table-cell office:value-type="string">
                <text:p>12:41:47</text:p>
              </table:table-cell>
              <table:table-cell office:value-type="float" office:value="146569">
                <text:p>146569</text:p>
              </table:table-cell>
            </table:table-row>
            <table:table-row>
              <table:table-cell office:value-type="string">
                <text:p>12:41:48</text:p>
              </table:table-cell>
              <table:table-cell office:value-type="float" office:value="136571">
                <text:p>136571</text:p>
              </table:table-cell>
            </table:table-row>
            <table:table-row>
              <table:table-cell office:value-type="string">
                <text:p>12:41:49</text:p>
              </table:table-cell>
              <table:table-cell office:value-type="float" office:value="131971">
                <text:p>131971</text:p>
              </table:table-cell>
            </table:table-row>
            <table:table-row>
              <table:table-cell office:value-type="string">
                <text:p>12:41:50</text:p>
              </table:table-cell>
              <table:table-cell office:value-type="float" office:value="124120">
                <text:p>124120</text:p>
              </table:table-cell>
            </table:table-row>
            <table:table-row>
              <table:table-cell office:value-type="string">
                <text:p>12:41:51</text:p>
              </table:table-cell>
              <table:table-cell office:value-type="float" office:value="128776">
                <text:p>128776</text:p>
              </table:table-cell>
            </table:table-row>
            <table:table-row>
              <table:table-cell office:value-type="string">
                <text:p>12:41:52</text:p>
              </table:table-cell>
              <table:table-cell office:value-type="float" office:value="123368">
                <text:p>123368</text:p>
              </table:table-cell>
            </table:table-row>
            <table:table-row>
              <table:table-cell office:value-type="string">
                <text:p>12:41:53</text:p>
              </table:table-cell>
              <table:table-cell office:value-type="float" office:value="132094">
                <text:p>132094</text:p>
              </table:table-cell>
            </table:table-row>
            <table:table-row>
              <table:table-cell office:value-type="string">
                <text:p>12:41:54</text:p>
              </table:table-cell>
              <table:table-cell office:value-type="float" office:value="138054">
                <text:p>138054</text:p>
              </table:table-cell>
            </table:table-row>
            <table:table-row>
              <table:table-cell office:value-type="string">
                <text:p>12:41:55</text:p>
              </table:table-cell>
              <table:table-cell office:value-type="float" office:value="173243">
                <text:p>173243</text:p>
              </table:table-cell>
            </table:table-row>
            <table:table-row>
              <table:table-cell office:value-type="string">
                <text:p>12:41:56</text:p>
              </table:table-cell>
              <table:table-cell office:value-type="float" office:value="114117">
                <text:p>114117</text:p>
              </table:table-cell>
            </table:table-row>
            <table:table-row>
              <table:table-cell office:value-type="string">
                <text:p>12:41:57</text:p>
              </table:table-cell>
              <table:table-cell office:value-type="float" office:value="112198">
                <text:p>112198</text:p>
              </table:table-cell>
            </table:table-row>
            <table:table-row>
              <table:table-cell office:value-type="string">
                <text:p>12:41:58</text:p>
              </table:table-cell>
              <table:table-cell office:value-type="float" office:value="155674">
                <text:p>155674</text:p>
              </table:table-cell>
            </table:table-row>
            <table:table-row>
              <table:table-cell office:value-type="string">
                <text:p>12:41:59</text:p>
              </table:table-cell>
              <table:table-cell office:value-type="float" office:value="114782">
                <text:p>114782</text:p>
              </table:table-cell>
            </table:table-row>
            <table:table-row>
              <table:table-cell office:value-type="string">
                <text:p>12:42:00</text:p>
              </table:table-cell>
              <table:table-cell office:value-type="float" office:value="155308">
                <text:p>155308</text:p>
              </table:table-cell>
            </table:table-row>
            <table:table-row>
              <table:table-cell office:value-type="string">
                <text:p>12:42:01</text:p>
              </table:table-cell>
              <table:table-cell office:value-type="float" office:value="132899">
                <text:p>132899</text:p>
              </table:table-cell>
            </table:table-row>
            <table:table-row>
              <table:table-cell office:value-type="string">
                <text:p>12:42:02</text:p>
              </table:table-cell>
              <table:table-cell office:value-type="float" office:value="121341">
                <text:p>121341</text:p>
              </table:table-cell>
            </table:table-row>
            <table:table-row>
              <table:table-cell office:value-type="string">
                <text:p>12:42:03</text:p>
              </table:table-cell>
              <table:table-cell office:value-type="float" office:value="131890">
                <text:p>131890</text:p>
              </table:table-cell>
            </table:table-row>
            <table:table-row>
              <table:table-cell office:value-type="string">
                <text:p>12:42:04</text:p>
              </table:table-cell>
              <table:table-cell office:value-type="float" office:value="131482">
                <text:p>131482</text:p>
              </table:table-cell>
            </table:table-row>
            <table:table-row>
              <table:table-cell office:value-type="string">
                <text:p>12:42:05</text:p>
              </table:table-cell>
              <table:table-cell office:value-type="float" office:value="122353">
                <text:p>122353</text:p>
              </table:table-cell>
            </table:table-row>
            <table:table-row>
              <table:table-cell office:value-type="string">
                <text:p>12:42:06</text:p>
              </table:table-cell>
              <table:table-cell office:value-type="float" office:value="146554">
                <text:p>146554</text:p>
              </table:table-cell>
            </table:table-row>
            <table:table-row>
              <table:table-cell office:value-type="string">
                <text:p>12:42:07</text:p>
              </table:table-cell>
              <table:table-cell office:value-type="float" office:value="95109">
                <text:p>95109</text:p>
              </table:table-cell>
            </table:table-row>
            <table:table-row>
              <table:table-cell office:value-type="string">
                <text:p>12:42:08</text:p>
              </table:table-cell>
              <table:table-cell office:value-type="float" office:value="145859">
                <text:p>145859</text:p>
              </table:table-cell>
            </table:table-row>
            <table:table-row>
              <table:table-cell office:value-type="string">
                <text:p>12:42:09</text:p>
              </table:table-cell>
              <table:table-cell office:value-type="float" office:value="133891">
                <text:p>133891</text:p>
              </table:table-cell>
            </table:table-row>
            <table:table-row>
              <table:table-cell office:value-type="string">
                <text:p>12:42:10</text:p>
              </table:table-cell>
              <table:table-cell office:value-type="float" office:value="116128">
                <text:p>116128</text:p>
              </table:table-cell>
            </table:table-row>
            <table:table-row>
              <table:table-cell office:value-type="string">
                <text:p>12:42:11</text:p>
              </table:table-cell>
              <table:table-cell office:value-type="float" office:value="129100">
                <text:p>129100</text:p>
              </table:table-cell>
            </table:table-row>
            <table:table-row>
              <table:table-cell office:value-type="string">
                <text:p>12:42:12</text:p>
              </table:table-cell>
              <table:table-cell office:value-type="float" office:value="162605">
                <text:p>162605</text:p>
              </table:table-cell>
            </table:table-row>
            <table:table-row>
              <table:table-cell office:value-type="string">
                <text:p>12:42:13</text:p>
              </table:table-cell>
              <table:table-cell office:value-type="float" office:value="116026">
                <text:p>116026</text:p>
              </table:table-cell>
            </table:table-row>
            <table:table-row>
              <table:table-cell office:value-type="string">
                <text:p>12:42:14</text:p>
              </table:table-cell>
              <table:table-cell office:value-type="float" office:value="147348">
                <text:p>147348</text:p>
              </table:table-cell>
            </table:table-row>
            <table:table-row>
              <table:table-cell office:value-type="string">
                <text:p>12:42:15</text:p>
              </table:table-cell>
              <table:table-cell office:value-type="float" office:value="129571">
                <text:p>129571</text:p>
              </table:table-cell>
            </table:table-row>
            <table:table-row>
              <table:table-cell office:value-type="string">
                <text:p>12:42:16</text:p>
              </table:table-cell>
              <table:table-cell office:value-type="float" office:value="148840">
                <text:p>148840</text:p>
              </table:table-cell>
            </table:table-row>
            <table:table-row>
              <table:table-cell office:value-type="string">
                <text:p>12:42:17</text:p>
              </table:table-cell>
              <table:table-cell office:value-type="float" office:value="146609">
                <text:p>146609</text:p>
              </table:table-cell>
            </table:table-row>
            <table:table-row>
              <table:table-cell office:value-type="string">
                <text:p>12:42:18</text:p>
              </table:table-cell>
              <table:table-cell office:value-type="float" office:value="157304">
                <text:p>157304</text:p>
              </table:table-cell>
            </table:table-row>
            <table:table-row>
              <table:table-cell office:value-type="string">
                <text:p>12:42:19</text:p>
              </table:table-cell>
              <table:table-cell office:value-type="float" office:value="114913">
                <text:p>114913</text:p>
              </table:table-cell>
            </table:table-row>
            <table:table-row>
              <table:table-cell office:value-type="string">
                <text:p>12:42:20</text:p>
              </table:table-cell>
              <table:table-cell office:value-type="float" office:value="141735">
                <text:p>141735</text:p>
              </table:table-cell>
            </table:table-row>
            <table:table-row>
              <table:table-cell office:value-type="string">
                <text:p>12:42:21</text:p>
              </table:table-cell>
              <table:table-cell office:value-type="float" office:value="142544">
                <text:p>142544</text:p>
              </table:table-cell>
            </table:table-row>
            <table:table-row>
              <table:table-cell office:value-type="string">
                <text:p>12:42:22</text:p>
              </table:table-cell>
              <table:table-cell office:value-type="float" office:value="113136">
                <text:p>113136</text:p>
              </table:table-cell>
            </table:table-row>
            <table:table-row>
              <table:table-cell office:value-type="string">
                <text:p>12:42:23</text:p>
              </table:table-cell>
              <table:table-cell office:value-type="float" office:value="117797">
                <text:p>117797</text:p>
              </table:table-cell>
            </table:table-row>
            <table:table-row>
              <table:table-cell office:value-type="string">
                <text:p>12:42:24</text:p>
              </table:table-cell>
              <table:table-cell office:value-type="float" office:value="111210">
                <text:p>111210</text:p>
              </table:table-cell>
            </table:table-row>
            <table:table-row>
              <table:table-cell office:value-type="string">
                <text:p>12:42:25</text:p>
              </table:table-cell>
              <table:table-cell office:value-type="float" office:value="191940">
                <text:p>191940</text:p>
              </table:table-cell>
            </table:table-row>
            <table:table-row>
              <table:table-cell office:value-type="string">
                <text:p>12:42:26</text:p>
              </table:table-cell>
              <table:table-cell office:value-type="float" office:value="135651">
                <text:p>135651</text:p>
              </table:table-cell>
            </table:table-row>
            <table:table-row>
              <table:table-cell office:value-type="string">
                <text:p>12:42:27</text:p>
              </table:table-cell>
              <table:table-cell office:value-type="float" office:value="134370">
                <text:p>134370</text:p>
              </table:table-cell>
            </table:table-row>
            <table:table-row>
              <table:table-cell office:value-type="string">
                <text:p>12:42:28</text:p>
              </table:table-cell>
              <table:table-cell office:value-type="float" office:value="117572">
                <text:p>117572</text:p>
              </table:table-cell>
            </table:table-row>
            <table:table-row>
              <table:table-cell office:value-type="string">
                <text:p>12:42:29</text:p>
              </table:table-cell>
              <table:table-cell office:value-type="float" office:value="125850">
                <text:p>125850</text:p>
              </table:table-cell>
            </table:table-row>
            <table:table-row>
              <table:table-cell office:value-type="string">
                <text:p>12:42:30</text:p>
              </table:table-cell>
              <table:table-cell office:value-type="float" office:value="118807">
                <text:p>118807</text:p>
              </table:table-cell>
            </table:table-row>
            <table:table-row>
              <table:table-cell office:value-type="string">
                <text:p>12:42:31</text:p>
              </table:table-cell>
              <table:table-cell office:value-type="float" office:value="155340">
                <text:p>155340</text:p>
              </table:table-cell>
            </table:table-row>
            <table:table-row>
              <table:table-cell office:value-type="string">
                <text:p>12:42:32</text:p>
              </table:table-cell>
              <table:table-cell office:value-type="float" office:value="116877">
                <text:p>116877</text:p>
              </table:table-cell>
            </table:table-row>
            <table:table-row>
              <table:table-cell office:value-type="string">
                <text:p>12:42:33</text:p>
              </table:table-cell>
              <table:table-cell office:value-type="float" office:value="130545">
                <text:p>130545</text:p>
              </table:table-cell>
            </table:table-row>
            <table:table-row>
              <table:table-cell office:value-type="string">
                <text:p>12:42:34</text:p>
              </table:table-cell>
              <table:table-cell office:value-type="float" office:value="138909">
                <text:p>138909</text:p>
              </table:table-cell>
            </table:table-row>
            <table:table-row>
              <table:table-cell office:value-type="string">
                <text:p>12:42:35</text:p>
              </table:table-cell>
              <table:table-cell office:value-type="float" office:value="116124">
                <text:p>116124</text:p>
              </table:table-cell>
            </table:table-row>
            <table:table-row>
              <table:table-cell office:value-type="string">
                <text:p>12:42:36</text:p>
              </table:table-cell>
              <table:table-cell office:value-type="float" office:value="122221">
                <text:p>122221</text:p>
              </table:table-cell>
            </table:table-row>
            <table:table-row>
              <table:table-cell office:value-type="string">
                <text:p>12:42:37</text:p>
              </table:table-cell>
              <table:table-cell office:value-type="float" office:value="115984">
                <text:p>115984</text:p>
              </table:table-cell>
            </table:table-row>
            <table:table-row>
              <table:table-cell office:value-type="string">
                <text:p>12:42:38</text:p>
              </table:table-cell>
              <table:table-cell office:value-type="float" office:value="134211">
                <text:p>134211</text:p>
              </table:table-cell>
            </table:table-row>
            <table:table-row>
              <table:table-cell office:value-type="string">
                <text:p>12:42:39</text:p>
              </table:table-cell>
              <table:table-cell office:value-type="float" office:value="137343">
                <text:p>137343</text:p>
              </table:table-cell>
            </table:table-row>
            <table:table-row>
              <table:table-cell office:value-type="string">
                <text:p>12:42:40</text:p>
              </table:table-cell>
              <table:table-cell office:value-type="float" office:value="129710">
                <text:p>129710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129877">
                <text:p>129877</text:p>
              </table:table-cell>
            </table:table-row>
            <table:table-row>
              <table:table-cell office:value-type="string">
                <text:p>12:42:42</text:p>
              </table:table-cell>
              <table:table-cell office:value-type="float" office:value="148828">
                <text:p>148828</text:p>
              </table:table-cell>
            </table:table-row>
            <table:table-row>
              <table:table-cell office:value-type="string">
                <text:p>12:42:43</text:p>
              </table:table-cell>
              <table:table-cell office:value-type="float" office:value="120520">
                <text:p>120520</text:p>
              </table:table-cell>
            </table:table-row>
            <table:table-row>
              <table:table-cell office:value-type="string">
                <text:p>12:42:44</text:p>
              </table:table-cell>
              <table:table-cell office:value-type="float" office:value="125600">
                <text:p>125600</text:p>
              </table:table-cell>
            </table:table-row>
            <table:table-row>
              <table:table-cell office:value-type="string">
                <text:p>12:42:45</text:p>
              </table:table-cell>
              <table:table-cell office:value-type="float" office:value="158750">
                <text:p>158750</text:p>
              </table:table-cell>
            </table:table-row>
            <table:table-row>
              <table:table-cell office:value-type="string">
                <text:p>12:42:46</text:p>
              </table:table-cell>
              <table:table-cell office:value-type="float" office:value="133206">
                <text:p>133206</text:p>
              </table:table-cell>
            </table:table-row>
            <table:table-row>
              <table:table-cell office:value-type="string">
                <text:p>12:42:47</text:p>
              </table:table-cell>
              <table:table-cell office:value-type="float" office:value="127011">
                <text:p>127011</text:p>
              </table:table-cell>
            </table:table-row>
            <table:table-row>
              <table:table-cell office:value-type="string">
                <text:p>12:42:48</text:p>
              </table:table-cell>
              <table:table-cell office:value-type="float" office:value="116706">
                <text:p>116706</text:p>
              </table:table-cell>
            </table:table-row>
            <table:table-row>
              <table:table-cell office:value-type="string">
                <text:p>12:42:49</text:p>
              </table:table-cell>
              <table:table-cell office:value-type="float" office:value="145311">
                <text:p>145311</text:p>
              </table:table-cell>
            </table:table-row>
            <table:table-row>
              <table:table-cell office:value-type="string">
                <text:p>12:42:50</text:p>
              </table:table-cell>
              <table:table-cell office:value-type="float" office:value="141470">
                <text:p>141470</text:p>
              </table:table-cell>
            </table:table-row>
            <table:table-row>
              <table:table-cell office:value-type="string">
                <text:p>12:42:51</text:p>
              </table:table-cell>
              <table:table-cell office:value-type="float" office:value="106197">
                <text:p>106197</text:p>
              </table:table-cell>
            </table:table-row>
            <table:table-row>
              <table:table-cell office:value-type="string">
                <text:p>12:42:52</text:p>
              </table:table-cell>
              <table:table-cell office:value-type="float" office:value="182441">
                <text:p>182441</text:p>
              </table:table-cell>
            </table:table-row>
            <table:table-row>
              <table:table-cell office:value-type="string">
                <text:p>12:42:53</text:p>
              </table:table-cell>
              <table:table-cell office:value-type="float" office:value="128565">
                <text:p>128565</text:p>
              </table:table-cell>
            </table:table-row>
            <table:table-row>
              <table:table-cell office:value-type="string">
                <text:p>12:42:54</text:p>
              </table:table-cell>
              <table:table-cell office:value-type="float" office:value="127343">
                <text:p>127343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120009">
                <text:p>120009</text:p>
              </table:table-cell>
            </table:table-row>
            <table:table-row>
              <table:table-cell office:value-type="string">
                <text:p>12:42:56</text:p>
              </table:table-cell>
              <table:table-cell office:value-type="float" office:value="115058">
                <text:p>115058</text:p>
              </table:table-cell>
            </table:table-row>
            <table:table-row>
              <table:table-cell office:value-type="string">
                <text:p>12:42:57</text:p>
              </table:table-cell>
              <table:table-cell office:value-type="float" office:value="133028">
                <text:p>133028</text:p>
              </table:table-cell>
            </table:table-row>
            <table:table-row>
              <table:table-cell office:value-type="string">
                <text:p>12:42:58</text:p>
              </table:table-cell>
              <table:table-cell office:value-type="float" office:value="129573">
                <text:p>129573</text:p>
              </table:table-cell>
            </table:table-row>
            <table:table-row>
              <table:table-cell office:value-type="string">
                <text:p>12:42:59</text:p>
              </table:table-cell>
              <table:table-cell office:value-type="float" office:value="148564">
                <text:p>148564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140347">
                <text:p>140347</text:p>
              </table:table-cell>
            </table:table-row>
            <table:table-row>
              <table:table-cell office:value-type="string">
                <text:p>12:43:01</text:p>
              </table:table-cell>
              <table:table-cell office:value-type="float" office:value="107322">
                <text:p>107322</text:p>
              </table:table-cell>
            </table:table-row>
            <table:table-row>
              <table:table-cell office:value-type="string">
                <text:p>12:43:02</text:p>
              </table:table-cell>
              <table:table-cell office:value-type="float" office:value="133905">
                <text:p>133905</text:p>
              </table:table-cell>
            </table:table-row>
            <table:table-row>
              <table:table-cell office:value-type="string">
                <text:p>12:43:03</text:p>
              </table:table-cell>
              <table:table-cell office:value-type="float" office:value="160887">
                <text:p>160887</text:p>
              </table:table-cell>
            </table:table-row>
            <table:table-row>
              <table:table-cell office:value-type="string">
                <text:p>12:43:04</text:p>
              </table:table-cell>
              <table:table-cell office:value-type="float" office:value="119567">
                <text:p>119567</text:p>
              </table:table-cell>
            </table:table-row>
            <table:table-row>
              <table:table-cell office:value-type="string">
                <text:p>12:43:05</text:p>
              </table:table-cell>
              <table:table-cell office:value-type="float" office:value="123674">
                <text:p>123674</text:p>
              </table:table-cell>
            </table:table-row>
            <table:table-row>
              <table:table-cell office:value-type="string">
                <text:p>12:43:06</text:p>
              </table:table-cell>
              <table:table-cell office:value-type="float" office:value="136773">
                <text:p>136773</text:p>
              </table:table-cell>
            </table:table-row>
            <table:table-row>
              <table:table-cell office:value-type="string">
                <text:p>12:43:07</text:p>
              </table:table-cell>
              <table:table-cell office:value-type="float" office:value="140262">
                <text:p>140262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133401">
                <text:p>133401</text:p>
              </table:table-cell>
            </table:table-row>
            <table:table-row>
              <table:table-cell office:value-type="string">
                <text:p>12:43:09</text:p>
              </table:table-cell>
              <table:table-cell office:value-type="float" office:value="108401">
                <text:p>108401</text:p>
              </table:table-cell>
            </table:table-row>
            <table:table-row>
              <table:table-cell office:value-type="string">
                <text:p>12:43:10</text:p>
              </table:table-cell>
              <table:table-cell office:value-type="float" office:value="119251">
                <text:p>119251</text:p>
              </table:table-cell>
            </table:table-row>
            <table:table-row>
              <table:table-cell office:value-type="string">
                <text:p>12:43:11</text:p>
              </table:table-cell>
              <table:table-cell office:value-type="float" office:value="170524">
                <text:p>170524</text:p>
              </table:table-cell>
            </table:table-row>
            <table:table-row>
              <table:table-cell office:value-type="string">
                <text:p>12:43:12</text:p>
              </table:table-cell>
              <table:table-cell office:value-type="float" office:value="112674">
                <text:p>112674</text:p>
              </table:table-cell>
            </table:table-row>
            <table:table-row>
              <table:table-cell office:value-type="string">
                <text:p>12:43:13</text:p>
              </table:table-cell>
              <table:table-cell office:value-type="float" office:value="127242">
                <text:p>127242</text:p>
              </table:table-cell>
            </table:table-row>
            <table:table-row>
              <table:table-cell office:value-type="string">
                <text:p>12:43:14</text:p>
              </table:table-cell>
              <table:table-cell office:value-type="float" office:value="126568">
                <text:p>126568</text:p>
              </table:table-cell>
            </table:table-row>
            <table:table-row>
              <table:table-cell office:value-type="string">
                <text:p>12:43:15</text:p>
              </table:table-cell>
              <table:table-cell office:value-type="float" office:value="124231">
                <text:p>124231</text:p>
              </table:table-cell>
            </table:table-row>
            <table:table-row>
              <table:table-cell office:value-type="string">
                <text:p>12:43:16</text:p>
              </table:table-cell>
              <table:table-cell office:value-type="float" office:value="110713">
                <text:p>110713</text:p>
              </table:table-cell>
            </table:table-row>
            <table:table-row>
              <table:table-cell office:value-type="string">
                <text:p>12:43:17</text:p>
              </table:table-cell>
              <table:table-cell office:value-type="float" office:value="153016">
                <text:p>153016</text:p>
              </table:table-cell>
            </table:table-row>
            <table:table-row>
              <table:table-cell office:value-type="string">
                <text:p>12:43:18</text:p>
              </table:table-cell>
              <table:table-cell office:value-type="float" office:value="166019">
                <text:p>166019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123692">
                <text:p>123692</text:p>
              </table:table-cell>
            </table:table-row>
            <table:table-row>
              <table:table-cell office:value-type="string">
                <text:p>12:43:20</text:p>
              </table:table-cell>
              <table:table-cell office:value-type="float" office:value="186289">
                <text:p>186289</text:p>
              </table:table-cell>
            </table:table-row>
            <table:table-row>
              <table:table-cell office:value-type="string">
                <text:p>12:43:21</text:p>
              </table:table-cell>
              <table:table-cell office:value-type="float" office:value="118917">
                <text:p>118917</text:p>
              </table:table-cell>
            </table:table-row>
            <table:table-row>
              <table:table-cell office:value-type="string">
                <text:p>12:43:22</text:p>
              </table:table-cell>
              <table:table-cell office:value-type="float" office:value="129151">
                <text:p>129151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157053">
                <text:p>157053</text:p>
              </table:table-cell>
            </table:table-row>
            <table:table-row>
              <table:table-cell office:value-type="string">
                <text:p>12:43:24</text:p>
              </table:table-cell>
              <table:table-cell office:value-type="float" office:value="117274">
                <text:p>117274</text:p>
              </table:table-cell>
            </table:table-row>
            <table:table-row>
              <table:table-cell office:value-type="string">
                <text:p>12:43:25</text:p>
              </table:table-cell>
              <table:table-cell office:value-type="float" office:value="122745">
                <text:p>122745</text:p>
              </table:table-cell>
            </table:table-row>
            <table:table-row>
              <table:table-cell office:value-type="string">
                <text:p>12:43:26</text:p>
              </table:table-cell>
              <table:table-cell office:value-type="float" office:value="149228">
                <text:p>149228</text:p>
              </table:table-cell>
            </table:table-row>
            <table:table-row>
              <table:table-cell office:value-type="string">
                <text:p>12:43:27</text:p>
              </table:table-cell>
              <table:table-cell office:value-type="float" office:value="126829">
                <text:p>126829</text:p>
              </table:table-cell>
            </table:table-row>
            <table:table-row>
              <table:table-cell office:value-type="string">
                <text:p>12:43:28</text:p>
              </table:table-cell>
              <table:table-cell office:value-type="float" office:value="124095">
                <text:p>124095</text:p>
              </table:table-cell>
            </table:table-row>
            <table:table-row>
              <table:table-cell office:value-type="string">
                <text:p>12:43:29</text:p>
              </table:table-cell>
              <table:table-cell office:value-type="float" office:value="157059">
                <text:p>157059</text:p>
              </table:table-cell>
            </table:table-row>
            <table:table-row>
              <table:table-cell office:value-type="string">
                <text:p>12:43:30</text:p>
              </table:table-cell>
              <table:table-cell office:value-type="float" office:value="146222">
                <text:p>146222</text:p>
              </table:table-cell>
            </table:table-row>
            <table:table-row>
              <table:table-cell office:value-type="string">
                <text:p>12:43:31</text:p>
              </table:table-cell>
              <table:table-cell office:value-type="float" office:value="138495">
                <text:p>138495</text:p>
              </table:table-cell>
            </table:table-row>
            <table:table-row>
              <table:table-cell office:value-type="string">
                <text:p>12:43:32</text:p>
              </table:table-cell>
              <table:table-cell office:value-type="float" office:value="123726">
                <text:p>123726</text:p>
              </table:table-cell>
            </table:table-row>
            <table:table-row>
              <table:table-cell office:value-type="string">
                <text:p>12:43:33</text:p>
              </table:table-cell>
              <table:table-cell office:value-type="float" office:value="133228">
                <text:p>133228</text:p>
              </table:table-cell>
            </table:table-row>
            <table:table-row>
              <table:table-cell office:value-type="string">
                <text:p>12:43:34</text:p>
              </table:table-cell>
              <table:table-cell office:value-type="float" office:value="127554">
                <text:p>127554</text:p>
              </table:table-cell>
            </table:table-row>
            <table:table-row>
              <table:table-cell office:value-type="string">
                <text:p>12:43:35</text:p>
              </table:table-cell>
              <table:table-cell office:value-type="float" office:value="97986">
                <text:p>97986</text:p>
              </table:table-cell>
            </table:table-row>
            <table:table-row>
              <table:table-cell office:value-type="string">
                <text:p>12:43:36</text:p>
              </table:table-cell>
              <table:table-cell office:value-type="float" office:value="127238">
                <text:p>127238</text:p>
              </table:table-cell>
            </table:table-row>
            <table:table-row>
              <table:table-cell office:value-type="string">
                <text:p>12:43:37</text:p>
              </table:table-cell>
              <table:table-cell office:value-type="float" office:value="105546">
                <text:p>105546</text:p>
              </table:table-cell>
            </table:table-row>
            <table:table-row>
              <table:table-cell office:value-type="string">
                <text:p>12:43:38</text:p>
              </table:table-cell>
              <table:table-cell office:value-type="float" office:value="157997">
                <text:p>157997</text:p>
              </table:table-cell>
            </table:table-row>
            <table:table-row>
              <table:table-cell office:value-type="string">
                <text:p>12:43:39</text:p>
              </table:table-cell>
              <table:table-cell office:value-type="float" office:value="135718">
                <text:p>135718</text:p>
              </table:table-cell>
            </table:table-row>
            <table:table-row>
              <table:table-cell office:value-type="string">
                <text:p>12:43:40</text:p>
              </table:table-cell>
              <table:table-cell office:value-type="float" office:value="110748">
                <text:p>110748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132129">
                <text:p>132129</text:p>
              </table:table-cell>
            </table:table-row>
            <table:table-row>
              <table:table-cell office:value-type="string">
                <text:p>12:43:42</text:p>
              </table:table-cell>
              <table:table-cell office:value-type="float" office:value="122967">
                <text:p>122967</text:p>
              </table:table-cell>
            </table:table-row>
            <table:table-row>
              <table:table-cell office:value-type="string">
                <text:p>12:43:43</text:p>
              </table:table-cell>
              <table:table-cell office:value-type="float" office:value="114884">
                <text:p>114884</text:p>
              </table:table-cell>
            </table:table-row>
            <table:table-row>
              <table:table-cell office:value-type="string">
                <text:p>12:43:44</text:p>
              </table:table-cell>
              <table:table-cell office:value-type="float" office:value="140100">
                <text:p>140100</text:p>
              </table:table-cell>
            </table:table-row>
            <table:table-row>
              <table:table-cell office:value-type="string">
                <text:p>12:43:45</text:p>
              </table:table-cell>
              <table:table-cell office:value-type="float" office:value="139623">
                <text:p>139623</text:p>
              </table:table-cell>
            </table:table-row>
            <table:table-row>
              <table:table-cell office:value-type="string">
                <text:p>12:43:46</text:p>
              </table:table-cell>
              <table:table-cell office:value-type="float" office:value="115204">
                <text:p>115204</text:p>
              </table:table-cell>
            </table:table-row>
            <table:table-row>
              <table:table-cell office:value-type="string">
                <text:p>12:43:47</text:p>
              </table:table-cell>
              <table:table-cell office:value-type="float" office:value="133477">
                <text:p>133477</text:p>
              </table:table-cell>
            </table:table-row>
            <table:table-row>
              <table:table-cell office:value-type="string">
                <text:p>12:43:48</text:p>
              </table:table-cell>
              <table:table-cell office:value-type="float" office:value="117504">
                <text:p>117504</text:p>
              </table:table-cell>
            </table:table-row>
            <table:table-row>
              <table:table-cell office:value-type="string">
                <text:p>12:43:49</text:p>
              </table:table-cell>
              <table:table-cell office:value-type="float" office:value="156828">
                <text:p>156828</text:p>
              </table:table-cell>
            </table:table-row>
            <table:table-row>
              <table:table-cell office:value-type="string">
                <text:p>12:43:50</text:p>
              </table:table-cell>
              <table:table-cell office:value-type="float" office:value="136226">
                <text:p>136226</text:p>
              </table:table-cell>
            </table:table-row>
            <table:table-row>
              <table:table-cell office:value-type="string">
                <text:p>12:43:51</text:p>
              </table:table-cell>
              <table:table-cell office:value-type="float" office:value="164121">
                <text:p>164121</text:p>
              </table:table-cell>
            </table:table-row>
            <table:table-row>
              <table:table-cell office:value-type="string">
                <text:p>12:43:52</text:p>
              </table:table-cell>
              <table:table-cell office:value-type="float" office:value="125962">
                <text:p>125962</text:p>
              </table:table-cell>
            </table:table-row>
            <table:table-row>
              <table:table-cell office:value-type="string">
                <text:p>12:43:53</text:p>
              </table:table-cell>
              <table:table-cell office:value-type="float" office:value="161340">
                <text:p>161340</text:p>
              </table:table-cell>
            </table:table-row>
            <table:table-row>
              <table:table-cell office:value-type="string">
                <text:p>12:43:54</text:p>
              </table:table-cell>
              <table:table-cell office:value-type="float" office:value="126246">
                <text:p>126246</text:p>
              </table:table-cell>
            </table:table-row>
            <table:table-row>
              <table:table-cell office:value-type="string">
                <text:p>12:43:55</text:p>
              </table:table-cell>
              <table:table-cell office:value-type="float" office:value="126296">
                <text:p>126296</text:p>
              </table:table-cell>
            </table:table-row>
            <table:table-row>
              <table:table-cell office:value-type="string">
                <text:p>12:43:56</text:p>
              </table:table-cell>
              <table:table-cell office:value-type="float" office:value="131608">
                <text:p>131608</text:p>
              </table:table-cell>
            </table:table-row>
            <table:table-row>
              <table:table-cell office:value-type="string">
                <text:p>12:43:57</text:p>
              </table:table-cell>
              <table:table-cell office:value-type="float" office:value="107007">
                <text:p>107007</text:p>
              </table:table-cell>
            </table:table-row>
            <table:table-row>
              <table:table-cell office:value-type="string">
                <text:p>12:43:58</text:p>
              </table:table-cell>
              <table:table-cell office:value-type="float" office:value="145294">
                <text:p>145294</text:p>
              </table:table-cell>
            </table:table-row>
            <table:table-row>
              <table:table-cell office:value-type="string">
                <text:p>12:43:59</text:p>
              </table:table-cell>
              <table:table-cell office:value-type="float" office:value="187722">
                <text:p>187722</text:p>
              </table:table-cell>
            </table:table-row>
            <table:table-row>
              <table:table-cell office:value-type="string">
                <text:p>12:44:00</text:p>
              </table:table-cell>
              <table:table-cell office:value-type="float" office:value="131022">
                <text:p>131022</text:p>
              </table:table-cell>
            </table:table-row>
            <table:table-row>
              <table:table-cell office:value-type="string">
                <text:p>12:44:01</text:p>
              </table:table-cell>
              <table:table-cell office:value-type="float" office:value="152724">
                <text:p>152724</text:p>
              </table:table-cell>
            </table:table-row>
            <table:table-row>
              <table:table-cell office:value-type="string">
                <text:p>12:44:02</text:p>
              </table:table-cell>
              <table:table-cell office:value-type="float" office:value="142514">
                <text:p>142514</text:p>
              </table:table-cell>
            </table:table-row>
            <table:table-row>
              <table:table-cell office:value-type="string">
                <text:p>12:44:03</text:p>
              </table:table-cell>
              <table:table-cell office:value-type="float" office:value="138624">
                <text:p>138624</text:p>
              </table:table-cell>
            </table:table-row>
            <table:table-row>
              <table:table-cell office:value-type="string">
                <text:p>12:44:04</text:p>
              </table:table-cell>
              <table:table-cell office:value-type="float" office:value="129327">
                <text:p>129327</text:p>
              </table:table-cell>
            </table:table-row>
            <table:table-row>
              <table:table-cell office:value-type="string">
                <text:p>12:44:05</text:p>
              </table:table-cell>
              <table:table-cell office:value-type="float" office:value="146969">
                <text:p>146969</text:p>
              </table:table-cell>
            </table:table-row>
            <table:table-row>
              <table:table-cell office:value-type="string">
                <text:p>12:44:06</text:p>
              </table:table-cell>
              <table:table-cell office:value-type="float" office:value="125606">
                <text:p>125606</text:p>
              </table:table-cell>
            </table:table-row>
            <table:table-row>
              <table:table-cell office:value-type="string">
                <text:p>12:44:07</text:p>
              </table:table-cell>
              <table:table-cell office:value-type="float" office:value="143953">
                <text:p>143953</text:p>
              </table:table-cell>
            </table:table-row>
            <table:table-row>
              <table:table-cell office:value-type="string">
                <text:p>12:44:08</text:p>
              </table:table-cell>
              <table:table-cell office:value-type="float" office:value="103613">
                <text:p>103613</text:p>
              </table:table-cell>
            </table:table-row>
            <table:table-row>
              <table:table-cell office:value-type="string">
                <text:p>12:44:09</text:p>
              </table:table-cell>
              <table:table-cell office:value-type="float" office:value="115997">
                <text:p>115997</text:p>
              </table:table-cell>
            </table:table-row>
            <table:table-row>
              <table:table-cell office:value-type="string">
                <text:p>12:44:10</text:p>
              </table:table-cell>
              <table:table-cell office:value-type="float" office:value="136666">
                <text:p>136666</text:p>
              </table:table-cell>
            </table:table-row>
            <table:table-row>
              <table:table-cell office:value-type="string">
                <text:p>12:44:11</text:p>
              </table:table-cell>
              <table:table-cell office:value-type="float" office:value="142292">
                <text:p>142292</text:p>
              </table:table-cell>
            </table:table-row>
            <table:table-row>
              <table:table-cell office:value-type="string">
                <text:p>12:44:12</text:p>
              </table:table-cell>
              <table:table-cell office:value-type="float" office:value="130210">
                <text:p>130210</text:p>
              </table:table-cell>
            </table:table-row>
            <table:table-row>
              <table:table-cell office:value-type="string">
                <text:p>12:44:13</text:p>
              </table:table-cell>
              <table:table-cell office:value-type="float" office:value="150135">
                <text:p>150135</text:p>
              </table:table-cell>
            </table:table-row>
            <table:table-row>
              <table:table-cell office:value-type="string">
                <text:p>12:44:14</text:p>
              </table:table-cell>
              <table:table-cell office:value-type="float" office:value="128461">
                <text:p>128461</text:p>
              </table:table-cell>
            </table:table-row>
            <table:table-row>
              <table:table-cell office:value-type="string">
                <text:p>12:44:15</text:p>
              </table:table-cell>
              <table:table-cell office:value-type="float" office:value="157958">
                <text:p>157958</text:p>
              </table:table-cell>
            </table:table-row>
            <table:table-row>
              <table:table-cell office:value-type="string">
                <text:p>12:44:16</text:p>
              </table:table-cell>
              <table:table-cell office:value-type="float" office:value="135727">
                <text:p>135727</text:p>
              </table:table-cell>
            </table:table-row>
            <table:table-row>
              <table:table-cell office:value-type="string">
                <text:p>12:44:17</text:p>
              </table:table-cell>
              <table:table-cell office:value-type="float" office:value="127238">
                <text:p>127238</text:p>
              </table:table-cell>
            </table:table-row>
            <table:table-row>
              <table:table-cell office:value-type="string">
                <text:p>12:44:18</text:p>
              </table:table-cell>
              <table:table-cell office:value-type="float" office:value="107922">
                <text:p>107922</text:p>
              </table:table-cell>
            </table:table-row>
            <table:table-row>
              <table:table-cell office:value-type="string">
                <text:p>12:44:19</text:p>
              </table:table-cell>
              <table:table-cell office:value-type="float" office:value="151039">
                <text:p>151039</text:p>
              </table:table-cell>
            </table:table-row>
            <table:table-row>
              <table:table-cell office:value-type="string">
                <text:p>12:44:20</text:p>
              </table:table-cell>
              <table:table-cell office:value-type="float" office:value="141846">
                <text:p>141846</text:p>
              </table:table-cell>
            </table:table-row>
            <table:table-row>
              <table:table-cell office:value-type="string">
                <text:p>12:44:21</text:p>
              </table:table-cell>
              <table:table-cell office:value-type="float" office:value="120221">
                <text:p>120221</text:p>
              </table:table-cell>
            </table:table-row>
            <table:table-row>
              <table:table-cell office:value-type="string">
                <text:p>12:44:22</text:p>
              </table:table-cell>
              <table:table-cell office:value-type="float" office:value="133761">
                <text:p>133761</text:p>
              </table:table-cell>
            </table:table-row>
            <table:table-row>
              <table:table-cell office:value-type="string">
                <text:p>12:44:23</text:p>
              </table:table-cell>
              <table:table-cell office:value-type="float" office:value="143181">
                <text:p>143181</text:p>
              </table:table-cell>
            </table:table-row>
            <table:table-row>
              <table:table-cell office:value-type="string">
                <text:p>12:44:24</text:p>
              </table:table-cell>
              <table:table-cell office:value-type="float" office:value="140454">
                <text:p>140454</text:p>
              </table:table-cell>
            </table:table-row>
            <table:table-row>
              <table:table-cell office:value-type="string">
                <text:p>12:44:25</text:p>
              </table:table-cell>
              <table:table-cell office:value-type="float" office:value="118059">
                <text:p>118059</text:p>
              </table:table-cell>
            </table:table-row>
            <table:table-row>
              <table:table-cell office:value-type="string">
                <text:p>12:44:26</text:p>
              </table:table-cell>
              <table:table-cell office:value-type="float" office:value="154122">
                <text:p>154122</text:p>
              </table:table-cell>
            </table:table-row>
            <table:table-row>
              <table:table-cell office:value-type="string">
                <text:p>12:44:27</text:p>
              </table:table-cell>
              <table:table-cell office:value-type="float" office:value="136971">
                <text:p>136971</text:p>
              </table:table-cell>
            </table:table-row>
            <table:table-row>
              <table:table-cell office:value-type="string">
                <text:p>12:44:28</text:p>
              </table:table-cell>
              <table:table-cell office:value-type="float" office:value="151015">
                <text:p>151015</text:p>
              </table:table-cell>
            </table:table-row>
            <table:table-row>
              <table:table-cell office:value-type="string">
                <text:p>12:44:29</text:p>
              </table:table-cell>
              <table:table-cell office:value-type="float" office:value="100390">
                <text:p>100390</text:p>
              </table:table-cell>
            </table:table-row>
            <table:table-row>
              <table:table-cell office:value-type="string">
                <text:p>12:44:30</text:p>
              </table:table-cell>
              <table:table-cell office:value-type="float" office:value="129531">
                <text:p>129531</text:p>
              </table:table-cell>
            </table:table-row>
            <table:table-row>
              <table:table-cell office:value-type="string">
                <text:p>12:44:31</text:p>
              </table:table-cell>
              <table:table-cell office:value-type="float" office:value="104976">
                <text:p>104976</text:p>
              </table:table-cell>
            </table:table-row>
            <table:table-row>
              <table:table-cell office:value-type="string">
                <text:p>12:44:32</text:p>
              </table:table-cell>
              <table:table-cell office:value-type="float" office:value="141402">
                <text:p>141402</text:p>
              </table:table-cell>
            </table:table-row>
            <table:table-row>
              <table:table-cell office:value-type="string">
                <text:p>12:44:33</text:p>
              </table:table-cell>
              <table:table-cell office:value-type="float" office:value="126036">
                <text:p>126036</text:p>
              </table:table-cell>
            </table:table-row>
            <table:table-row>
              <table:table-cell office:value-type="string">
                <text:p>12:44:34</text:p>
              </table:table-cell>
              <table:table-cell office:value-type="float" office:value="131488">
                <text:p>131488</text:p>
              </table:table-cell>
            </table:table-row>
            <table:table-row>
              <table:table-cell office:value-type="string">
                <text:p>12:44:35</text:p>
              </table:table-cell>
              <table:table-cell office:value-type="float" office:value="120546">
                <text:p>120546</text:p>
              </table:table-cell>
            </table:table-row>
            <table:table-row>
              <table:table-cell office:value-type="string">
                <text:p>12:44:36</text:p>
              </table:table-cell>
              <table:table-cell office:value-type="float" office:value="130468">
                <text:p>130468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148089">
                <text:p>148089</text:p>
              </table:table-cell>
            </table:table-row>
            <table:table-row>
              <table:table-cell office:value-type="string">
                <text:p>12:44:38</text:p>
              </table:table-cell>
              <table:table-cell office:value-type="float" office:value="115952">
                <text:p>115952</text:p>
              </table:table-cell>
            </table:table-row>
            <table:table-row>
              <table:table-cell office:value-type="string">
                <text:p>12:44:39</text:p>
              </table:table-cell>
              <table:table-cell office:value-type="float" office:value="108043">
                <text:p>108043</text:p>
              </table:table-cell>
            </table:table-row>
            <table:table-row>
              <table:table-cell office:value-type="string">
                <text:p>12:44:40</text:p>
              </table:table-cell>
              <table:table-cell office:value-type="float" office:value="170855">
                <text:p>170855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104828">
                <text:p>104828</text:p>
              </table:table-cell>
            </table:table-row>
            <table:table-row>
              <table:table-cell office:value-type="string">
                <text:p>12:44:42</text:p>
              </table:table-cell>
              <table:table-cell office:value-type="float" office:value="137404">
                <text:p>137404</text:p>
              </table:table-cell>
            </table:table-row>
            <table:table-row>
              <table:table-cell office:value-type="string">
                <text:p>12:44:43</text:p>
              </table:table-cell>
              <table:table-cell office:value-type="float" office:value="124051">
                <text:p>124051</text:p>
              </table:table-cell>
            </table:table-row>
            <table:table-row>
              <table:table-cell office:value-type="string">
                <text:p>12:44:44</text:p>
              </table:table-cell>
              <table:table-cell office:value-type="float" office:value="110671">
                <text:p>110671</text:p>
              </table:table-cell>
            </table:table-row>
            <table:table-row>
              <table:table-cell office:value-type="string">
                <text:p>12:44:45</text:p>
              </table:table-cell>
              <table:table-cell office:value-type="float" office:value="161718">
                <text:p>161718</text:p>
              </table:table-cell>
            </table:table-row>
            <table:table-row>
              <table:table-cell office:value-type="string">
                <text:p>12:44:46</text:p>
              </table:table-cell>
              <table:table-cell office:value-type="float" office:value="124690">
                <text:p>124690</text:p>
              </table:table-cell>
            </table:table-row>
            <table:table-row>
              <table:table-cell office:value-type="string">
                <text:p>12:44:47</text:p>
              </table:table-cell>
              <table:table-cell office:value-type="float" office:value="165747">
                <text:p>165747</text:p>
              </table:table-cell>
            </table:table-row>
            <table:table-row>
              <table:table-cell office:value-type="string">
                <text:p>12:44:48</text:p>
              </table:table-cell>
              <table:table-cell office:value-type="float" office:value="109186">
                <text:p>109186</text:p>
              </table:table-cell>
            </table:table-row>
            <table:table-row>
              <table:table-cell office:value-type="string">
                <text:p>12:44:49</text:p>
              </table:table-cell>
              <table:table-cell office:value-type="float" office:value="128288">
                <text:p>128288</text:p>
              </table:table-cell>
            </table:table-row>
            <table:table-row>
              <table:table-cell office:value-type="string">
                <text:p>12:44:50</text:p>
              </table:table-cell>
              <table:table-cell office:value-type="float" office:value="123092">
                <text:p>123092</text:p>
              </table:table-cell>
            </table:table-row>
            <table:table-row>
              <table:table-cell office:value-type="string">
                <text:p>12:44:51</text:p>
              </table:table-cell>
              <table:table-cell office:value-type="float" office:value="124315">
                <text:p>124315</text:p>
              </table:table-cell>
            </table:table-row>
            <table:table-row>
              <table:table-cell office:value-type="string">
                <text:p>12:44:52</text:p>
              </table:table-cell>
              <table:table-cell office:value-type="float" office:value="115673">
                <text:p>115673</text:p>
              </table:table-cell>
            </table:table-row>
            <table:table-row>
              <table:table-cell office:value-type="string">
                <text:p>12:44:53</text:p>
              </table:table-cell>
              <table:table-cell office:value-type="float" office:value="138581">
                <text:p>138581</text:p>
              </table:table-cell>
            </table:table-row>
            <table:table-row>
              <table:table-cell office:value-type="string">
                <text:p>12:44:54</text:p>
              </table:table-cell>
              <table:table-cell office:value-type="float" office:value="128561">
                <text:p>128561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148330">
                <text:p>148330</text:p>
              </table:table-cell>
            </table:table-row>
            <table:table-row>
              <table:table-cell office:value-type="string">
                <text:p>12:44:56</text:p>
              </table:table-cell>
              <table:table-cell office:value-type="float" office:value="165574">
                <text:p>165574</text:p>
              </table:table-cell>
            </table:table-row>
            <table:table-row>
              <table:table-cell office:value-type="string">
                <text:p>12:44:57</text:p>
              </table:table-cell>
              <table:table-cell office:value-type="float" office:value="120924">
                <text:p>120924</text:p>
              </table:table-cell>
            </table:table-row>
            <table:table-row>
              <table:table-cell office:value-type="string">
                <text:p>12:44:58</text:p>
              </table:table-cell>
              <table:table-cell office:value-type="float" office:value="142560">
                <text:p>142560</text:p>
              </table:table-cell>
            </table:table-row>
            <table:table-row>
              <table:table-cell office:value-type="string">
                <text:p>12:44:59</text:p>
              </table:table-cell>
              <table:table-cell office:value-type="float" office:value="115318">
                <text:p>115318</text:p>
              </table:table-cell>
            </table:table-row>
            <table:table-row>
              <table:table-cell office:value-type="string">
                <text:p>12:45:00</text:p>
              </table:table-cell>
              <table:table-cell office:value-type="float" office:value="198489">
                <text:p>198489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134813">
                <text:p>134813</text:p>
              </table:table-cell>
            </table:table-row>
            <table:table-row>
              <table:table-cell office:value-type="string">
                <text:p>12:45:02</text:p>
              </table:table-cell>
              <table:table-cell office:value-type="float" office:value="187112">
                <text:p>187112</text:p>
              </table:table-cell>
            </table:table-row>
            <table:table-row>
              <table:table-cell office:value-type="string">
                <text:p>12:45:03</text:p>
              </table:table-cell>
              <table:table-cell office:value-type="float" office:value="150698">
                <text:p>150698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146461">
                <text:p>146461</text:p>
              </table:table-cell>
            </table:table-row>
            <table:table-row>
              <table:table-cell office:value-type="string">
                <text:p>12:45:05</text:p>
              </table:table-cell>
              <table:table-cell office:value-type="float" office:value="135240">
                <text:p>135240</text:p>
              </table:table-cell>
            </table:table-row>
            <table:table-row>
              <table:table-cell office:value-type="string">
                <text:p>12:45:06</text:p>
              </table:table-cell>
              <table:table-cell office:value-type="float" office:value="127120">
                <text:p>127120</text:p>
              </table:table-cell>
            </table:table-row>
            <table:table-row>
              <table:table-cell office:value-type="string">
                <text:p>12:45:07</text:p>
              </table:table-cell>
              <table:table-cell office:value-type="float" office:value="150793">
                <text:p>150793</text:p>
              </table:table-cell>
            </table:table-row>
            <table:table-row>
              <table:table-cell office:value-type="string">
                <text:p>12:45:08</text:p>
              </table:table-cell>
              <table:table-cell office:value-type="float" office:value="120126">
                <text:p>120126</text:p>
              </table:table-cell>
            </table:table-row>
            <table:table-row>
              <table:table-cell office:value-type="string">
                <text:p>12:45:09</text:p>
              </table:table-cell>
              <table:table-cell office:value-type="float" office:value="137371">
                <text:p>137371</text:p>
              </table:table-cell>
            </table:table-row>
            <table:table-row>
              <table:table-cell office:value-type="string">
                <text:p>12:45:10</text:p>
              </table:table-cell>
              <table:table-cell office:value-type="float" office:value="134316">
                <text:p>134316</text:p>
              </table:table-cell>
            </table:table-row>
            <table:table-row>
              <table:table-cell office:value-type="string">
                <text:p>12:45:11</text:p>
              </table:table-cell>
              <table:table-cell office:value-type="float" office:value="124423">
                <text:p>124423</text:p>
              </table:table-cell>
            </table:table-row>
            <table:table-row>
              <table:table-cell office:value-type="string">
                <text:p>12:45:12</text:p>
              </table:table-cell>
              <table:table-cell office:value-type="float" office:value="127231">
                <text:p>127231</text:p>
              </table:table-cell>
            </table:table-row>
            <table:table-row>
              <table:table-cell office:value-type="string">
                <text:p>12:45:13</text:p>
              </table:table-cell>
              <table:table-cell office:value-type="float" office:value="117417">
                <text:p>117417</text:p>
              </table:table-cell>
            </table:table-row>
            <table:table-row>
              <table:table-cell office:value-type="string">
                <text:p>12:45:14</text:p>
              </table:table-cell>
              <table:table-cell office:value-type="float" office:value="135556">
                <text:p>135556</text:p>
              </table:table-cell>
            </table:table-row>
            <table:table-row>
              <table:table-cell office:value-type="string">
                <text:p>12:45:15</text:p>
              </table:table-cell>
              <table:table-cell office:value-type="float" office:value="113927">
                <text:p>113927</text:p>
              </table:table-cell>
            </table:table-row>
            <table:table-row>
              <table:table-cell office:value-type="string">
                <text:p>12:45:16</text:p>
              </table:table-cell>
              <table:table-cell office:value-type="float" office:value="122593">
                <text:p>122593</text:p>
              </table:table-cell>
            </table:table-row>
            <table:table-row>
              <table:table-cell office:value-type="string">
                <text:p>12:45:17</text:p>
              </table:table-cell>
              <table:table-cell office:value-type="float" office:value="180411">
                <text:p>180411</text:p>
              </table:table-cell>
            </table:table-row>
            <table:table-row>
              <table:table-cell office:value-type="string">
                <text:p>12:45:18</text:p>
              </table:table-cell>
              <table:table-cell office:value-type="float" office:value="110092">
                <text:p>110092</text:p>
              </table:table-cell>
            </table:table-row>
            <table:table-row>
              <table:table-cell office:value-type="string">
                <text:p>12:45:19</text:p>
              </table:table-cell>
              <table:table-cell office:value-type="float" office:value="135781">
                <text:p>135781</text:p>
              </table:table-cell>
            </table:table-row>
            <table:table-row>
              <table:table-cell office:value-type="string">
                <text:p>12:45:20</text:p>
              </table:table-cell>
              <table:table-cell office:value-type="float" office:value="177583">
                <text:p>177583</text:p>
              </table:table-cell>
            </table:table-row>
            <table:table-row>
              <table:table-cell office:value-type="string">
                <text:p>12:45:21</text:p>
              </table:table-cell>
              <table:table-cell office:value-type="float" office:value="193090">
                <text:p>193090</text:p>
              </table:table-cell>
            </table:table-row>
            <table:table-row>
              <table:table-cell office:value-type="string">
                <text:p>12:45:22</text:p>
              </table:table-cell>
              <table:table-cell office:value-type="float" office:value="126325">
                <text:p>126325</text:p>
              </table:table-cell>
            </table:table-row>
            <table:table-row>
              <table:table-cell office:value-type="string">
                <text:p>12:45:23</text:p>
              </table:table-cell>
              <table:table-cell office:value-type="float" office:value="178135">
                <text:p>178135</text:p>
              </table:table-cell>
            </table:table-row>
            <table:table-row>
              <table:table-cell office:value-type="string">
                <text:p>12:45:24</text:p>
              </table:table-cell>
              <table:table-cell office:value-type="float" office:value="206124">
                <text:p>206124</text:p>
              </table:table-cell>
            </table:table-row>
            <table:table-row>
              <table:table-cell office:value-type="string">
                <text:p>12:45:25</text:p>
              </table:table-cell>
              <table:table-cell office:value-type="float" office:value="121860">
                <text:p>121860</text:p>
              </table:table-cell>
            </table:table-row>
            <table:table-row>
              <table:table-cell office:value-type="string">
                <text:p>12:45:26</text:p>
              </table:table-cell>
              <table:table-cell office:value-type="float" office:value="134489">
                <text:p>134489</text:p>
              </table:table-cell>
            </table:table-row>
            <table:table-row>
              <table:table-cell office:value-type="string">
                <text:p>12:45:27</text:p>
              </table:table-cell>
              <table:table-cell office:value-type="float" office:value="135698">
                <text:p>135698</text:p>
              </table:table-cell>
            </table:table-row>
            <table:table-row>
              <table:table-cell office:value-type="string">
                <text:p>12:45:28</text:p>
              </table:table-cell>
              <table:table-cell office:value-type="float" office:value="151487">
                <text:p>151487</text:p>
              </table:table-cell>
            </table:table-row>
            <table:table-row>
              <table:table-cell office:value-type="string">
                <text:p>12:45:29</text:p>
              </table:table-cell>
              <table:table-cell office:value-type="float" office:value="122605">
                <text:p>122605</text:p>
              </table:table-cell>
            </table:table-row>
            <table:table-row>
              <table:table-cell office:value-type="string">
                <text:p>12:45:30</text:p>
              </table:table-cell>
              <table:table-cell office:value-type="float" office:value="134995">
                <text:p>134995</text:p>
              </table:table-cell>
            </table:table-row>
            <table:table-row>
              <table:table-cell office:value-type="string">
                <text:p>12:45:31</text:p>
              </table:table-cell>
              <table:table-cell office:value-type="float" office:value="122781">
                <text:p>122781</text:p>
              </table:table-cell>
            </table:table-row>
            <table:table-row>
              <table:table-cell office:value-type="string">
                <text:p>12:45:32</text:p>
              </table:table-cell>
              <table:table-cell office:value-type="float" office:value="123264">
                <text:p>123264</text:p>
              </table:table-cell>
            </table:table-row>
            <table:table-row>
              <table:table-cell office:value-type="string">
                <text:p>12:45:33</text:p>
              </table:table-cell>
              <table:table-cell office:value-type="float" office:value="141664">
                <text:p>141664</text:p>
              </table:table-cell>
            </table:table-row>
            <table:table-row>
              <table:table-cell office:value-type="string">
                <text:p>12:45:34</text:p>
              </table:table-cell>
              <table:table-cell office:value-type="float" office:value="115841">
                <text:p>115841</text:p>
              </table:table-cell>
            </table:table-row>
            <table:table-row>
              <table:table-cell office:value-type="string">
                <text:p>12:45:35</text:p>
              </table:table-cell>
              <table:table-cell office:value-type="float" office:value="147655">
                <text:p>147655</text:p>
              </table:table-cell>
            </table:table-row>
            <table:table-row>
              <table:table-cell office:value-type="string">
                <text:p>12:45:36</text:p>
              </table:table-cell>
              <table:table-cell office:value-type="float" office:value="116807">
                <text:p>116807</text:p>
              </table:table-cell>
            </table:table-row>
            <table:table-row>
              <table:table-cell office:value-type="string">
                <text:p>12:45:37</text:p>
              </table:table-cell>
              <table:table-cell office:value-type="float" office:value="157165">
                <text:p>157165</text:p>
              </table:table-cell>
            </table:table-row>
            <table:table-row>
              <table:table-cell office:value-type="string">
                <text:p>12:45:38</text:p>
              </table:table-cell>
              <table:table-cell office:value-type="float" office:value="134085">
                <text:p>134085</text:p>
              </table:table-cell>
            </table:table-row>
            <table:table-row>
              <table:table-cell office:value-type="string">
                <text:p>12:45:39</text:p>
              </table:table-cell>
              <table:table-cell office:value-type="float" office:value="156692">
                <text:p>156692</text:p>
              </table:table-cell>
            </table:table-row>
            <table:table-row>
              <table:table-cell office:value-type="string">
                <text:p>12:45:40</text:p>
              </table:table-cell>
              <table:table-cell office:value-type="float" office:value="138679">
                <text:p>138679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145701">
                <text:p>145701</text:p>
              </table:table-cell>
            </table:table-row>
            <table:table-row>
              <table:table-cell office:value-type="string">
                <text:p>12:45:42</text:p>
              </table:table-cell>
              <table:table-cell office:value-type="float" office:value="135180">
                <text:p>135180</text:p>
              </table:table-cell>
            </table:table-row>
            <table:table-row>
              <table:table-cell office:value-type="string">
                <text:p>12:45:43</text:p>
              </table:table-cell>
              <table:table-cell office:value-type="float" office:value="127900">
                <text:p>127900</text:p>
              </table:table-cell>
            </table:table-row>
            <table:table-row>
              <table:table-cell office:value-type="string">
                <text:p>12:45:44</text:p>
              </table:table-cell>
              <table:table-cell office:value-type="float" office:value="121768">
                <text:p>121768</text:p>
              </table:table-cell>
            </table:table-row>
            <table:table-row>
              <table:table-cell office:value-type="string">
                <text:p>12:45:45</text:p>
              </table:table-cell>
              <table:table-cell office:value-type="float" office:value="157968">
                <text:p>157968</text:p>
              </table:table-cell>
            </table:table-row>
            <table:table-row>
              <table:table-cell office:value-type="string">
                <text:p>12:45:46</text:p>
              </table:table-cell>
              <table:table-cell office:value-type="float" office:value="166549">
                <text:p>166549</text:p>
              </table:table-cell>
            </table:table-row>
            <table:table-row>
              <table:table-cell office:value-type="string">
                <text:p>12:45:47</text:p>
              </table:table-cell>
              <table:table-cell office:value-type="float" office:value="170104">
                <text:p>170104</text:p>
              </table:table-cell>
            </table:table-row>
            <table:table-row>
              <table:table-cell office:value-type="string">
                <text:p>12:45:48</text:p>
              </table:table-cell>
              <table:table-cell office:value-type="float" office:value="109919">
                <text:p>109919</text:p>
              </table:table-cell>
            </table:table-row>
            <table:table-row>
              <table:table-cell office:value-type="string">
                <text:p>12:45:49</text:p>
              </table:table-cell>
              <table:table-cell office:value-type="float" office:value="128184">
                <text:p>128184</text:p>
              </table:table-cell>
            </table:table-row>
            <table:table-row>
              <table:table-cell office:value-type="string">
                <text:p>12:45:50</text:p>
              </table:table-cell>
              <table:table-cell office:value-type="float" office:value="154142">
                <text:p>154142</text:p>
              </table:table-cell>
            </table:table-row>
            <table:table-row>
              <table:table-cell office:value-type="string">
                <text:p>12:45:51</text:p>
              </table:table-cell>
              <table:table-cell office:value-type="float" office:value="111788">
                <text:p>111788</text:p>
              </table:table-cell>
            </table:table-row>
            <table:table-row>
              <table:table-cell office:value-type="string">
                <text:p>12:45:52</text:p>
              </table:table-cell>
              <table:table-cell office:value-type="float" office:value="167079">
                <text:p>167079</text:p>
              </table:table-cell>
            </table:table-row>
            <table:table-row>
              <table:table-cell office:value-type="string">
                <text:p>12:45:53</text:p>
              </table:table-cell>
              <table:table-cell office:value-type="float" office:value="139650">
                <text:p>139650</text:p>
              </table:table-cell>
            </table:table-row>
            <table:table-row>
              <table:table-cell office:value-type="string">
                <text:p>12:45:54</text:p>
              </table:table-cell>
              <table:table-cell office:value-type="float" office:value="107136">
                <text:p>107136</text:p>
              </table:table-cell>
            </table:table-row>
            <table:table-row>
              <table:table-cell office:value-type="string">
                <text:p>12:45:55</text:p>
              </table:table-cell>
              <table:table-cell office:value-type="float" office:value="115960">
                <text:p>115960</text:p>
              </table:table-cell>
            </table:table-row>
            <table:table-row>
              <table:table-cell office:value-type="string">
                <text:p>12:45:56</text:p>
              </table:table-cell>
              <table:table-cell office:value-type="float" office:value="151247">
                <text:p>151247</text:p>
              </table:table-cell>
            </table:table-row>
            <table:table-row>
              <table:table-cell office:value-type="string">
                <text:p>12:45:57</text:p>
              </table:table-cell>
              <table:table-cell office:value-type="float" office:value="112685">
                <text:p>112685</text:p>
              </table:table-cell>
            </table:table-row>
            <table:table-row>
              <table:table-cell office:value-type="string">
                <text:p>12:45:58</text:p>
              </table:table-cell>
              <table:table-cell office:value-type="float" office:value="131707">
                <text:p>131707</text:p>
              </table:table-cell>
            </table:table-row>
            <table:table-row>
              <table:table-cell office:value-type="string">
                <text:p>12:45:59</text:p>
              </table:table-cell>
              <table:table-cell office:value-type="float" office:value="146593">
                <text:p>146593</text:p>
              </table:table-cell>
            </table:table-row>
            <table:table-row>
              <table:table-cell office:value-type="string">
                <text:p>12:46:00</text:p>
              </table:table-cell>
              <table:table-cell office:value-type="float" office:value="140308">
                <text:p>140308</text:p>
              </table:table-cell>
            </table:table-row>
            <table:table-row>
              <table:table-cell office:value-type="string">
                <text:p>12:46:01</text:p>
              </table:table-cell>
              <table:table-cell office:value-type="float" office:value="136174">
                <text:p>136174</text:p>
              </table:table-cell>
            </table:table-row>
            <table:table-row>
              <table:table-cell office:value-type="string">
                <text:p>12:46:02</text:p>
              </table:table-cell>
              <table:table-cell office:value-type="float" office:value="122686">
                <text:p>122686</text:p>
              </table:table-cell>
            </table:table-row>
            <table:table-row>
              <table:table-cell office:value-type="string">
                <text:p>12:46:03</text:p>
              </table:table-cell>
              <table:table-cell office:value-type="float" office:value="138266">
                <text:p>138266</text:p>
              </table:table-cell>
            </table:table-row>
            <table:table-row>
              <table:table-cell office:value-type="string">
                <text:p>12:46:04</text:p>
              </table:table-cell>
              <table:table-cell office:value-type="float" office:value="156445">
                <text:p>156445</text:p>
              </table:table-cell>
            </table:table-row>
            <table:table-row>
              <table:table-cell office:value-type="string">
                <text:p>12:46:05</text:p>
              </table:table-cell>
              <table:table-cell office:value-type="float" office:value="142496">
                <text:p>142496</text:p>
              </table:table-cell>
            </table:table-row>
            <table:table-row>
              <table:table-cell office:value-type="string">
                <text:p>12:46:06</text:p>
              </table:table-cell>
              <table:table-cell office:value-type="float" office:value="99831">
                <text:p>99831</text:p>
              </table:table-cell>
            </table:table-row>
            <table:table-row>
              <table:table-cell office:value-type="string">
                <text:p>12:46:07</text:p>
              </table:table-cell>
              <table:table-cell office:value-type="float" office:value="148671">
                <text:p>148671</text:p>
              </table:table-cell>
            </table:table-row>
            <table:table-row>
              <table:table-cell office:value-type="string">
                <text:p>12:46:08</text:p>
              </table:table-cell>
              <table:table-cell office:value-type="float" office:value="175395">
                <text:p>175395</text:p>
              </table:table-cell>
            </table:table-row>
            <table:table-row>
              <table:table-cell office:value-type="string">
                <text:p>12:46:09</text:p>
              </table:table-cell>
              <table:table-cell office:value-type="float" office:value="145454">
                <text:p>145454</text:p>
              </table:table-cell>
            </table:table-row>
            <table:table-row>
              <table:table-cell office:value-type="string">
                <text:p>12:46:10</text:p>
              </table:table-cell>
              <table:table-cell office:value-type="float" office:value="152771">
                <text:p>152771</text:p>
              </table:table-cell>
            </table:table-row>
            <table:table-row>
              <table:table-cell office:value-type="string">
                <text:p>12:46:11</text:p>
              </table:table-cell>
              <table:table-cell office:value-type="float" office:value="158267">
                <text:p>158267</text:p>
              </table:table-cell>
            </table:table-row>
            <table:table-row>
              <table:table-cell office:value-type="string">
                <text:p>12:46:12</text:p>
              </table:table-cell>
              <table:table-cell office:value-type="float" office:value="157521">
                <text:p>157521</text:p>
              </table:table-cell>
            </table:table-row>
            <table:table-row>
              <table:table-cell office:value-type="string">
                <text:p>12:46:13</text:p>
              </table:table-cell>
              <table:table-cell office:value-type="float" office:value="143599">
                <text:p>143599</text:p>
              </table:table-cell>
            </table:table-row>
            <table:table-row>
              <table:table-cell office:value-type="string">
                <text:p>12:46:14</text:p>
              </table:table-cell>
              <table:table-cell office:value-type="float" office:value="134194">
                <text:p>134194</text:p>
              </table:table-cell>
            </table:table-row>
            <table:table-row>
              <table:table-cell office:value-type="string">
                <text:p>12:46:15</text:p>
              </table:table-cell>
              <table:table-cell office:value-type="float" office:value="130229">
                <text:p>130229</text:p>
              </table:table-cell>
            </table:table-row>
            <table:table-row>
              <table:table-cell office:value-type="string">
                <text:p>12:46:16</text:p>
              </table:table-cell>
              <table:table-cell office:value-type="float" office:value="119525">
                <text:p>119525</text:p>
              </table:table-cell>
            </table:table-row>
            <table:table-row>
              <table:table-cell office:value-type="string">
                <text:p>12:46:17</text:p>
              </table:table-cell>
              <table:table-cell office:value-type="float" office:value="128612">
                <text:p>128612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162646">
                <text:p>162646</text:p>
              </table:table-cell>
            </table:table-row>
            <table:table-row>
              <table:table-cell office:value-type="string">
                <text:p>12:46:19</text:p>
              </table:table-cell>
              <table:table-cell office:value-type="float" office:value="152045">
                <text:p>152045</text:p>
              </table:table-cell>
            </table:table-row>
            <table:table-row>
              <table:table-cell office:value-type="string">
                <text:p>12:46:20</text:p>
              </table:table-cell>
              <table:table-cell office:value-type="float" office:value="133298">
                <text:p>133298</text:p>
              </table:table-cell>
            </table:table-row>
            <table:table-row>
              <table:table-cell office:value-type="string">
                <text:p>12:46:21</text:p>
              </table:table-cell>
              <table:table-cell office:value-type="float" office:value="108536">
                <text:p>108536</text:p>
              </table:table-cell>
            </table:table-row>
            <table:table-row>
              <table:table-cell office:value-type="string">
                <text:p>12:46:22</text:p>
              </table:table-cell>
              <table:table-cell office:value-type="float" office:value="150125">
                <text:p>150125</text:p>
              </table:table-cell>
            </table:table-row>
            <table:table-row>
              <table:table-cell office:value-type="string">
                <text:p>12:46:23</text:p>
              </table:table-cell>
              <table:table-cell office:value-type="float" office:value="152259">
                <text:p>152259</text:p>
              </table:table-cell>
            </table:table-row>
            <table:table-row>
              <table:table-cell office:value-type="string">
                <text:p>12:46:24</text:p>
              </table:table-cell>
              <table:table-cell office:value-type="float" office:value="149378">
                <text:p>149378</text:p>
              </table:table-cell>
            </table:table-row>
            <table:table-row>
              <table:table-cell office:value-type="string">
                <text:p>12:46:25</text:p>
              </table:table-cell>
              <table:table-cell office:value-type="float" office:value="126725">
                <text:p>126725</text:p>
              </table:table-cell>
            </table:table-row>
            <table:table-row>
              <table:table-cell office:value-type="string">
                <text:p>12:46:26</text:p>
              </table:table-cell>
              <table:table-cell office:value-type="float" office:value="139108">
                <text:p>139108</text:p>
              </table:table-cell>
            </table:table-row>
            <table:table-row>
              <table:table-cell office:value-type="string">
                <text:p>12:46:27</text:p>
              </table:table-cell>
              <table:table-cell office:value-type="float" office:value="131596">
                <text:p>131596</text:p>
              </table:table-cell>
            </table:table-row>
            <table:table-row>
              <table:table-cell office:value-type="string">
                <text:p>12:46:28</text:p>
              </table:table-cell>
              <table:table-cell office:value-type="float" office:value="122158">
                <text:p>122158</text:p>
              </table:table-cell>
            </table:table-row>
            <table:table-row>
              <table:table-cell office:value-type="string">
                <text:p>12:46:29</text:p>
              </table:table-cell>
              <table:table-cell office:value-type="float" office:value="195118">
                <text:p>195118</text:p>
              </table:table-cell>
            </table:table-row>
            <table:table-row>
              <table:table-cell office:value-type="string">
                <text:p>12:46:30</text:p>
              </table:table-cell>
              <table:table-cell office:value-type="float" office:value="161386">
                <text:p>161386</text:p>
              </table:table-cell>
            </table:table-row>
            <table:table-row>
              <table:table-cell office:value-type="string">
                <text:p>12:46:31</text:p>
              </table:table-cell>
              <table:table-cell office:value-type="float" office:value="149342">
                <text:p>149342</text:p>
              </table:table-cell>
            </table:table-row>
            <table:table-row>
              <table:table-cell office:value-type="string">
                <text:p>12:46:32</text:p>
              </table:table-cell>
              <table:table-cell office:value-type="float" office:value="143739">
                <text:p>143739</text:p>
              </table:table-cell>
            </table:table-row>
            <table:table-row>
              <table:table-cell office:value-type="string">
                <text:p>12:46:33</text:p>
              </table:table-cell>
              <table:table-cell office:value-type="float" office:value="120363">
                <text:p>120363</text:p>
              </table:table-cell>
            </table:table-row>
            <table:table-row>
              <table:table-cell office:value-type="string">
                <text:p>12:46:34</text:p>
              </table:table-cell>
              <table:table-cell office:value-type="float" office:value="142745">
                <text:p>142745</text:p>
              </table:table-cell>
            </table:table-row>
            <table:table-row>
              <table:table-cell office:value-type="string">
                <text:p>12:46:35</text:p>
              </table:table-cell>
              <table:table-cell office:value-type="float" office:value="133786">
                <text:p>133786</text:p>
              </table:table-cell>
            </table:table-row>
            <table:table-row>
              <table:table-cell office:value-type="string">
                <text:p>12:46:36</text:p>
              </table:table-cell>
              <table:table-cell office:value-type="float" office:value="173634">
                <text:p>173634</text:p>
              </table:table-cell>
            </table:table-row>
            <table:table-row>
              <table:table-cell office:value-type="string">
                <text:p>12:46:37</text:p>
              </table:table-cell>
              <table:table-cell office:value-type="float" office:value="148269">
                <text:p>148269</text:p>
              </table:table-cell>
            </table:table-row>
            <table:table-row>
              <table:table-cell office:value-type="string">
                <text:p>12:46:38</text:p>
              </table:table-cell>
              <table:table-cell office:value-type="float" office:value="131624">
                <text:p>131624</text:p>
              </table:table-cell>
            </table:table-row>
            <table:table-row>
              <table:table-cell office:value-type="string">
                <text:p>12:46:39</text:p>
              </table:table-cell>
              <table:table-cell office:value-type="float" office:value="139806">
                <text:p>139806</text:p>
              </table:table-cell>
            </table:table-row>
            <table:table-row>
              <table:table-cell office:value-type="string">
                <text:p>12:46:40</text:p>
              </table:table-cell>
              <table:table-cell office:value-type="float" office:value="145980">
                <text:p>145980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149471">
                <text:p>149471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134602">
                <text:p>134602</text:p>
              </table:table-cell>
            </table:table-row>
            <table:table-row>
              <table:table-cell office:value-type="string">
                <text:p>12:46:43</text:p>
              </table:table-cell>
              <table:table-cell office:value-type="float" office:value="107573">
                <text:p>107573</text:p>
              </table:table-cell>
            </table:table-row>
            <table:table-row>
              <table:table-cell office:value-type="string">
                <text:p>12:46:44</text:p>
              </table:table-cell>
              <table:table-cell office:value-type="float" office:value="140408">
                <text:p>140408</text:p>
              </table:table-cell>
            </table:table-row>
            <table:table-row>
              <table:table-cell office:value-type="string">
                <text:p>12:46:45</text:p>
              </table:table-cell>
              <table:table-cell office:value-type="float" office:value="127475">
                <text:p>127475</text:p>
              </table:table-cell>
            </table:table-row>
            <table:table-row>
              <table:table-cell office:value-type="string">
                <text:p>12:46:46</text:p>
              </table:table-cell>
              <table:table-cell office:value-type="float" office:value="104981">
                <text:p>104981</text:p>
              </table:table-cell>
            </table:table-row>
            <table:table-row>
              <table:table-cell office:value-type="string">
                <text:p>12:46:47</text:p>
              </table:table-cell>
              <table:table-cell office:value-type="float" office:value="134125">
                <text:p>134125</text:p>
              </table:table-cell>
            </table:table-row>
            <table:table-row>
              <table:table-cell office:value-type="string">
                <text:p>12:46:48</text:p>
              </table:table-cell>
              <table:table-cell office:value-type="float" office:value="139058">
                <text:p>139058</text:p>
              </table:table-cell>
            </table:table-row>
            <table:table-row>
              <table:table-cell office:value-type="string">
                <text:p>12:46:49</text:p>
              </table:table-cell>
              <table:table-cell office:value-type="float" office:value="127120">
                <text:p>127120</text:p>
              </table:table-cell>
            </table:table-row>
            <table:table-row>
              <table:table-cell office:value-type="string">
                <text:p>12:46:50</text:p>
              </table:table-cell>
              <table:table-cell office:value-type="float" office:value="126048">
                <text:p>126048</text:p>
              </table:table-cell>
            </table:table-row>
            <table:table-row>
              <table:table-cell office:value-type="string">
                <text:p>12:46:51</text:p>
              </table:table-cell>
              <table:table-cell office:value-type="float" office:value="144441">
                <text:p>144441</text:p>
              </table:table-cell>
            </table:table-row>
            <table:table-row>
              <table:table-cell office:value-type="string">
                <text:p>12:46:52</text:p>
              </table:table-cell>
              <table:table-cell office:value-type="float" office:value="124060">
                <text:p>124060</text:p>
              </table:table-cell>
            </table:table-row>
            <table:table-row>
              <table:table-cell office:value-type="string">
                <text:p>12:46:53</text:p>
              </table:table-cell>
              <table:table-cell office:value-type="float" office:value="136114">
                <text:p>136114</text:p>
              </table:table-cell>
            </table:table-row>
            <table:table-row>
              <table:table-cell office:value-type="string">
                <text:p>12:46:54</text:p>
              </table:table-cell>
              <table:table-cell office:value-type="float" office:value="142203">
                <text:p>142203</text:p>
              </table:table-cell>
            </table:table-row>
            <table:table-row>
              <table:table-cell office:value-type="string">
                <text:p>12:46:55</text:p>
              </table:table-cell>
              <table:table-cell office:value-type="float" office:value="123520">
                <text:p>123520</text:p>
              </table:table-cell>
            </table:table-row>
            <table:table-row>
              <table:table-cell office:value-type="string">
                <text:p>12:46:56</text:p>
              </table:table-cell>
              <table:table-cell office:value-type="float" office:value="139369">
                <text:p>139369</text:p>
              </table:table-cell>
            </table:table-row>
            <table:table-row>
              <table:table-cell office:value-type="string">
                <text:p>12:46:57</text:p>
              </table:table-cell>
              <table:table-cell office:value-type="float" office:value="143048">
                <text:p>1430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65cm" svg:height="9cm" xlink:href=".." xlink:type="simple" chart:class="chart:bar" chart:style-name="ch1">
        <chart:title svg:x="6.527cm" svg:y="0.315cm" chart:style-name="ch2">
          <text:p>300 tps test158</text:p>
        </chart:title>
        <chart:legend chart:legend-position="end" svg:x="13.631cm" svg:y="4.227cm" style:legend-expansion="high" chart:style-name="ch3"/>
        <chart:plot-area chart:style-name="ch4" table:cell-range-address="test158.B2:test158.B1148 test158.G1:test158.G1148" chart:data-source-has-labels="both" svg:x="0.325cm" svg:y="1.248cm" svg:width="12.981cm" svg:height="7.572cm">
          <chartooo:coordinate-region svg:x="1.379cm" svg:y="1.248cm" svg:width="11.927cm" svg:height="5.969cm"/>
          <chart:axis chart:dimension="x" chart:name="primary-x" chart:style-name="ch5" chartooo:axis-type="auto">
            <chartooo:date-scale/>
            <chart:categories table:cell-range-address="test158.B2:test158.B11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158.G2:test158.G1148" chart:label-cell-address="test158.G1:test158.G1" chart:class="chart:bar">
            <chart:data-point chart:repeated="11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58.G1:test15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:28:33</text:p>
                <draw:g>
                  <svg:desc>test158.B2:test158.B1148</svg:desc>
                </draw:g>
              </table:table-cell>
              <table:table-cell office:value-type="float" office:value="180">
                <text:p>180</text:p>
                <draw:g>
                  <svg:desc>test158.G2:test158.G1148</svg:desc>
                </draw:g>
              </table:table-cell>
            </table:table-row>
            <table:table-row>
              <table:table-cell office:value-type="string">
                <text:p>12:28: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28:3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:28:3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28:3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28:3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28:3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28: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28:4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28:4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28:4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:28:4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2:28:4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:28:4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:28:4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:28:48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2:28:4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28:5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:28:5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:28: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2:28:5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2:28:54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2:28:5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:28:5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2:28:5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28: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2:28:5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:29: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:29:0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:29:0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:29:0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:29: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29: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29:0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29: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29: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29: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:29: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:29: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:29: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:29: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:29: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:29: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:29: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:29: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:29: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:29: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:29: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:29: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:29: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29: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:29: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:29: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:29: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29: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29:2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29: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29: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:29: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:29: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2:29: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:29: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2:29:3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:29: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:29: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2:29: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2:29:3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:29:4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:29:4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29:4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:29:4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2:29: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:29:4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:29:4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:29: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:29: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:29:4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:29: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2:29:5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:29:5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:29: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2:29:5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:29:5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2:29:56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:29:5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2:29: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2:29:5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:30:0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2:30:0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:30:0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2:30:0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2:30: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:30: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:30:0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:30:0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:30:0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:30:0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2:30: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:30:1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:30:1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:30:1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2:30:1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2:30: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:30:1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:30:1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2:30:1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:30:1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2:30:2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:30:2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30:2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0:2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0:2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:30:25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2:30:2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:30:27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2:30:2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0: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0: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3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0:3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0: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0: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3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0:3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3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0: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0: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4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0: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0:4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0:4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0: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5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0:5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0:5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0:5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0:5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0:5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1: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1:0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0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0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31:0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2:31:05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2:31:0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:31:0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:31:08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:31:0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1:1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31:1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1: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1: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1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1:1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1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1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2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2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2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2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1: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1: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1:2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1: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1:3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1: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1: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3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1:3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1:3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1:3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1:3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1:4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1:4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1:4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1:4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1:4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1: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46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:31:47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2:31: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31:4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:31:5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2:31:5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31: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5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1: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1:5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5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5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1:5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1: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2: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2:0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2:0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0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0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0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2:0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0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32: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2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2:1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1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2:1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2:1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2:1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32: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2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2: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3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2:3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2:32:33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2:32: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2:32:3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:32:3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:32:3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2:32:3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:32:3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2:32: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2:32:4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:32:4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2:32:4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2:32:4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2:32: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2:4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2:4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4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32:4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32:5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2:5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2:5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2:5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2:5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2:5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2:5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2:5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:32:5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:32:5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2:33:0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:33:0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:33:02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:33:03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2:33:0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3: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3:0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3:0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3:0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3:0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3:1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3:11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3:1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3:1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3:1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:33:1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:33:1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2:33:1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:33:1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2:33:19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2:33:2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2:33:2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3:2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33:2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3:2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2:33:2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2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3:2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3:2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33:2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3: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3:3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:33:3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3:3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3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3:3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33:3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2:33:37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2:33: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:33:3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3: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4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3:4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4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:33:4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:33:4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:33: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:33:4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:33:4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2:33:4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:33:5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3:5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3:5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3:5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5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5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5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3:5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4:0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4:0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4:0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4:0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4:0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34:0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4:0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4:0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0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1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4:1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4: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4: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4:1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1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1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4:1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4:2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2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2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4:2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4:2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4: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2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2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3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3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4: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3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3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4:3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4:3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4:3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34:3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4:4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:34:4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34:4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:34:4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:34:4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:34:4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:34:4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:34:4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:34:4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:34:4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2:34:5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4:5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4:5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34:5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4:5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4:5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4:5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4: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5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4:5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5: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5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5:0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5:0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5:0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5:05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5:0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5:0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35:0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5:0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5:1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5:1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5:1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5:1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5:1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5: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5:1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:35:1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:35:1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:35:1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:35: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:35:2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2:35: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5:23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5:2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2:35:2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5:2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5:2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5:28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5:2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5: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5:3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5:3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5:3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5:3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5:3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5:3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5:3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5:3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5:3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2:35:4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:35:4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2:35: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:35: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:35: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:35:4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:35:4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2:35:4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:35:4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:35:4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2:35: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:35:5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5:5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:35:53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12:35: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2:35:5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:35:5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2:35:57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5:5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12:35:5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6: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:36:0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2:36: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:36: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2:36:0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:36:0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:36:0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:36:0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:36:0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:36:09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2:36: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:36: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:36:1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2:36: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:36:1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:36: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:36:1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:36:1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2:36:18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:36:1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2:36:2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:36:2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:36:2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:36:2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2:36: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2:36:2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:36:2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:36:2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2:36: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2:36:2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2:36: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:36: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2:36:3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2:36:3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2:36:3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2:36:3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2:36:3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:36: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:36: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2:36: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:36: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:36:4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2:36:4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:36:4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:36:4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:36:4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6:4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:36:4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:36:4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6:4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6:5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6:5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6: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6:5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6:54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:36:5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2:36:5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2:36:5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:36:5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2:36: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:37: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:37:0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2:37:0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:37:0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:37:0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2:37:05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2:37:0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:37: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:37: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:37:0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:37: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2:37:1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:37:1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:37: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:37: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:37:1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:37: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:37:1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2:37:1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:37:1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2:37:2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2:37: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2:37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:37: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:37: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2:37:2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:37:2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:37: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2:37: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:37:2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2:37: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:37: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:37: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2:37:3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:37:3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:37:3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7:3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2:37:3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:37:38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2:37:3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37:4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7:4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2:37:4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7:4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7:4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7: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7:4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7:4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7:4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7:4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7:5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7:5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7: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7: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7:5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7:5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7:5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7:5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7:5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7:5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8: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0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8:0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8:0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0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8:0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8:0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8:0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8:0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0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1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1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1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1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1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1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1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2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8: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8:2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8: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2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2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2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3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3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3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3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8:3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8:3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8:3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8:3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2:38:4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2:38:4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38:4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8:4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4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4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4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8: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51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38: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8:5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8:5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8: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8:5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5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8:5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0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0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0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0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9:0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0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0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0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9:1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1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1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39: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9:1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1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1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2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2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9:2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2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2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9: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2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9:2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39:2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9:2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9: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3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3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3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3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3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9:3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9:3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39:4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4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4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4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9: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9:4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39:4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9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39:5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5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5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5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39:5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39:5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5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5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39:5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39:5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0:0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0: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0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0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0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0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0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0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1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0:1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0:1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1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1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1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0:1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0:1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1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2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2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0:2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2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0: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2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0:2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0:2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0:2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3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3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3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3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3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3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0:3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0:3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4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4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4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4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0:4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4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4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0:5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0:5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0:5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0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1:0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0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1: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1: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0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0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0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1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1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1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1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1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1:1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1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1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41:1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1:2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2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2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2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2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2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1: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1: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3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3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1:3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1: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3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3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3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3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4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4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4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1:4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1:4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4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4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1:4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5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5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5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1:5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1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1:5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1: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5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1:5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2:0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2:0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2:0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2: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2:0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2: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0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0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0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1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2:1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2: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2:1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2:1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1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1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1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1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1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2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2:2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2:2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2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2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2:2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2:2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2:2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2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3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3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3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3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3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3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3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2:3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2:3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3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2:4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4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4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2:4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45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2:4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2:4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4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4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5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5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5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5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2:5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2:5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2: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5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2:5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3:0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3: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3: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0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0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0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0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0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1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1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1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1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1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1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3:1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1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2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2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3:2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2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3:2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2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2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2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3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3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3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3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3:3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3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3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3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3:4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4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3:4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4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3:4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3:4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4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4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3:5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3:5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3:5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3:5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3:5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3:5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3:5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3:5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3:5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3:5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4:0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4:0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4: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0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0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4:0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4:0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44:0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4:1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4:1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4:1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4:13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4:14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4:1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4:1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4:1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4:1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4:1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4: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4:2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4: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4:23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4:2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4:2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4:2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4:2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4:2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4:2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44:3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44:3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2:44:3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2:44:3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:44:3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:44:3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:44:3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:44:3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:44:3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:44:4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2:44:4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2:44:4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2:44:4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4: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4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47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4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4:4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4:5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5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4:5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4: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4:5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4:5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4:5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4:58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4:5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5:0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0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2:45:05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5:0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5: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0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5:0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1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1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12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5:1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1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:45:1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5:1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5:1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5: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2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2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5:2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45:2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2:45:25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2:45:2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5:2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5:28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5:2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3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3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3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3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3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35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3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3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3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5:39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5:4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5:4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:45:4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4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4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4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4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4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5:4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5:5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5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5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5: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5:5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5:5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5: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5:5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5:5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5:5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0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01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02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03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0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0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0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0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6:08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0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1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6:1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46: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6: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46:1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6:1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1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1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1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6:2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:46:2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6:2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6:2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6:2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25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2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6:27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6:2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6:2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6:3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2:46:3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6:3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:46:3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2:46:3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3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3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3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3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4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6:4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4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4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4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2:46:48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2:46:4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5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5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5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5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6:5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2:46:5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:46:5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2:46:57</text:p>
              </table:table-cell>
              <table:table-cell office:value-type="float" office:value="368">
                <text:p>3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